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14</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Chernihivska Oblast(10:29). Red Alert: aerial threat. Sirens sounding. Take cover now!</text:span>
</text:h>
      <text:p text:style-name="P4">
Authors: liveuamap (Language: en)</text:p>
      <text:p text:style-name="P4">
Time: 2023-04-13T-43:31:00</text:p>
      <text:p text:style-name="P4">
Location: Chernihivska Oblast (Latitude:51.33333000 Longtitude:32.00000000)</text:p>
      <text:p text:style-name="P4">
Videos: []</text:p>
      <text:p text:style-name="P4">
Images: []</text:p>
      <text:p text:style-name="P4">
Tags: ["Europe", "Central and Eastern Europe"]</text:p>
      <text:p text:style-name="P4">
Id: 22555816</text:p>
      <!--METADATA-->
      <text:p text:style-name="P4">
Chernihiv region(10:29). Red Alert: aerial threat. Sirens sounding. Takecover now!</text:p>
      <text:p text:style-name="P4">
News Collection Link: <text:a xlink:type="simple" xlink:href="https://liveuamap.com/en/2023/13-april-chernihivska-oblast1029-red-alert-aeg" text:style-name="Internet_20_link" text:visited-style-name="Visited_20_Internet_20_Link">
https://liveuamap.com/en/2023/13-april-chernihivska-oblast1029-red-alert-aeg</text:a>
</text:p>
      <text:p text:style-name="P4">
News Source: <text:a xlink:type="simple" xlink:href="https://t.me/suspilnechernihiv/17553" text:style-name="Internet_20_link" text:visited-style-name="Visited_20_Internet_20_Link">
https://t.me/suspilnechernihiv/17553</text:a>
</text:p>
      <!--NEWS-->
      <text:h text:style-name="P10" text:outline-level="1">
<text:span text:style-name="T4">
At Caurus Director Russia Army Shellled Topoli, Kraski Perche, NovoMilnsk, Yard, West ...</text:span>
</text:h>
      <text:p text:style-name="P4">
Authors: liveuamap (Language: en)</text:p>
      <text:p text:style-name="P4">
Time: 2023-04-13T-49:27:00</text:p>
      <text:p text:style-name="P4">
Location: Kupiansk, Kharkiv (Latitude:49.17362 Longtitude:37.43111)</text:p>
      <text:p text:style-name="P4">
Videos: []</text:p>
      <text:p text:style-name="P4">
Images: []</text:p>
      <text:p text:style-name="P4">
Tags: ["Russia"]</text:p>
      <text:p text:style-name="P4">
Id: 22555812</text:p>
      <!--METADATA-->
      <text:p text:style-name="P4">
At Kupiansk direction Russian army shelled Topoli, Krasne Pershe, Novomlynsk,Dvorichna, Zapadne, Kindrashivka and Oskil of Kharkiv region, - General Staffof Armed Forces of Ukraine says in the morning report</text:p>
      <text:p text:style-name="P4">
News Collection Link: <text:a xlink:type="simple" xlink:href="https://liveuamap.com/en/2023/13-april-at-kupiansk-direction-russian-army-shelled-topoli" text:style-name="Internet_20_link" text:visited-style-name="Visited_20_Internet_20_Link">
https://liveuamap.com/en/2023/13-april-at-kupiansk-direction-russian-army-shelled-topoli</text:a>
</text:p>
      <text:p text:style-name="P4">
News Source: <text:a xlink:type="simple" xlink:href="https://t.me/lumsrc/4479" text:style-name="Internet_20_link" text:visited-style-name="Visited_20_Internet_20_Link">
https://t.me/lumsrc/4479</text:a>
</text:p>
      <!--NEWS-->
      <text:h text:style-name="P10" text:outline-level="1">
<text:span text:style-name="T4">
At Lyman direction Russian army shelled Novoselivske, Nevske, Kuzmyne, Bilohorivka of Luhansk...</text:span>
</text:h>
      <text:p text:style-name="P4">
Authors: liveuamap (Language: en)</text:p>
      <text:p text:style-name="P4">
Time: 2023-04-13T-51:27:00</text:p>
      <text:p text:style-name="P4">
Location: Bakhmut (Latitude:49.02177000 Longtitude:37.95759000)</text:p>
      <text:p text:style-name="P4">
Videos: []</text:p>
      <text:p text:style-name="P4">
Images: []</text:p>
      <text:p text:style-name="P4">
Tags: ["Russia"]</text:p>
      <text:p text:style-name="P4">
Id: 22555811</text:p>
      <!--METADATA-->
      <text:p text:style-name="P4">
At Lyman direction Russian army shelled Novoselivske, Nevske, Kuzmyne,Bilohorivka of Luhansk region and Torske and Spirne of Donetsk region, -General Staff of Armed Forces of Ukraine says in the morning report</text:p>
      <text:p text:style-name="P4">
News Collection Link: <text:a xlink:type="simple" xlink:href="https://liveuamap.com/en/2023/13-april-at-lyman-direction-russian-army-shelled-novoselivske" text:style-name="Internet_20_link" text:visited-style-name="Visited_20_Internet_20_Link">
https://liveuamap.com/en/2023/13-april-at-lyman-direction-russian-army-shelled-novoselivske</text:a>
</text:p>
      <text:p text:style-name="P4">
News Source: <text:a xlink:type="simple" xlink:href="https://t.me/lumsrc/4480" text:style-name="Internet_20_link" text:visited-style-name="Visited_20_Internet_20_Link">
https://t.me/lumsrc/4480</text:a>
</text:p>
      <!--NEWS-->
      <text:h text:style-name="P10" text:outline-level="1">
<text:span text:style-name="T4">
Bakhmut Directio Rusian Army Shelled Vasukivka, Orikhovo-Vasylivka, Novomarka, Grigory ...</text:span>
</text:h>
      <text:p text:style-name="P4">
Authors: liveuamap (Language: en)</text:p>
      <text:p text:style-name="P4">
Time: 2023-04-13T-53:27:00</text:p>
      <text:p text:style-name="P4">
Location: Donetsk Oblast (Latitude:48.37495 Longtitude:37.88936)</text:p>
      <text:p text:style-name="P4">
Videos: []</text:p>
      <text:p text:style-name="P4">
Images: []</text:p>
      <text:p text:style-name="P4">
Tags: ["Russia"]</text:p>
      <text:p text:style-name="P4">
Id: 22555810</text:p>
      <!--METADATA-->
      <text:p text:style-name="P4">
News Collection Link:(https://liveuamap.com/en/2023/13-april-at-bakhmut-direction-russian-army-shelled-vasukivka)</text:p>
      <text:p text:style-name="P4">
News Source: <text:a xlink:type="simple" xlink:href="https://t.me/lumsrc/4481" text:style-name="Internet_20_link" text:visited-style-name="Visited_20_Internet_20_Link">
https://t.me/lumsrc/4481</text:a>
</text:p>
      <!--NEWS-->
      <text:h text:style-name="P10" text:outline-level="1">
<text:span text:style-name="T4">
At Avdiyivka and Maryinka directions Russian army shelled Keramik, Novokalynove, Krasnohorivk...</text:span>
</text:h>
      <text:p text:style-name="P4">
Authors: liveuamap (Language: en)</text:p>
      <text:p text:style-name="P4">
Time: 2023-04-13T-55:27:00</text:p>
      <text:p text:style-name="P4">
Location: Donetsk Oblast (Latitude:47.91174 Longtitude:37.45411)</text:p>
      <text:p text:style-name="P4">
Videos: []</text:p>
      <text:p text:style-name="P4">
Images: []</text:p>
      <text:p text:style-name="P4">
Tags: ["Russia"]</text:p>
      <text:p text:style-name="P4">
Id: 22555809</text:p>
      <!--METADATA-->
      <text:p text:style-name="P4">
Themoring Report</text:p>
      <text:p text:style-name="P4">
News Collection Link:(https://liveuamap.com/en/2023/13-april-at-avdiyivka-and-maryinka-directions-russian-army)</text:p>
      <text:p text:style-name="P4">
News Source: <text:a xlink:type="simple" xlink:href="https://t.me/lumsrc/4482" text:style-name="Internet_20_link" text:visited-style-name="Visited_20_Internet_20_Link">
https://t.me/lumsrc/4482</text:a>
</text:p>
      <!--NEWS-->
      <text:h text:style-name="P10" text:outline-level="1">
<text:span text:style-name="T4">
AT Shakhtarsk Directive Rossian Army Sheled Novomikhailivka, Shakhotrsk, NovoKoCheKANIK, led ...</text:span>
</text:h>
      <text:p text:style-name="P4">
Authors: liveuamap (Language: en)</text:p>
      <text:p text:style-name="P4">
Time: 2023-04-13T-57:27:00</text:p>
      <text:p text:style-name="P4">
Location: Zaporizhzhia (Latitude:47.77902 Longtitude:37.06478)</text:p>
      <text:p text:style-name="P4">
Videos: []</text:p>
      <text:p text:style-name="P4">
Images: []</text:p>
      <text:p text:style-name="P4">
Tags: ["Russia"]</text:p>
      <text:p text:style-name="P4">
Id: 22555808</text:p>
      <!--METADATA-->
      <text:p text:style-name="P4">
At Shaktarske direction Russian army shelled Novomykhaylivka, Shakhtarske,Novoukrayinka, Velyka Novosilka, Vuhledar and Prechystivka of Donetsk region,- General Staff of Armed Forces of Ukraine says in the morning report</text:p>
      <text:p text:style-name="P4">
News Collection Link: <text:a xlink:type="simple" xlink:href="https://liveuamap.com/en/2023/13-april-at-shaktarske-direction-russian-army-shelled-novomykhaylivka" text:style-name="Internet_20_link" text:visited-style-name="Visited_20_Internet_20_Link">
https://liveuamap.com/en/2023/13-april-at-shaktarske-direction-russian-army-shelled-novomykhaylivka</text:a>
</text:p>
      <text:p text:style-name="P4">
News Source: <text:a xlink:type="simple" xlink:href="https://t.me/lumsrc/4483" text:style-name="Internet_20_link" text:visited-style-name="Visited_20_Internet_20_Link">
https://t.me/lumsrc/4483</text:a>
</text:p>
      <!--NEWS-->
      <text:h text:style-name="P10" text:outline-level="1">
<text:span text:style-name="T4">
At Zaporizhzhia and Kherson directions Russian army shelled Olhivske, Chervone, Charivne, Nov...</text:span>
</text:h>
      <text:p text:style-name="P4">
Authors: liveuamap (Language: en)</text:p>
      <text:p text:style-name="P4">
Time: 2023-04-13T-59:27:00</text:p>
      <text:p text:style-name="P4">
Location: Kherson (Latitude:46.63895 Longtitude:32.62167)</text:p>
      <text:p text:style-name="P4">
Videos: []</text:p>
      <text:p text:style-name="P4">
Images: []</text:p>
      <text:p text:style-name="P4">
Tags: ["Russia"]</text:p>
      <text:p text:style-name="P4">
Id: 22555807</text:p>
      <!--METADATA-->
      <text:p text:style-name="P4">
At zaporizhzhzhia and kherson directions Russian army Shelled Olhivske, Chervone, Charivne, Novodanylivka, Orikhiv, Novoandriyivka, Malai Scherbaky, Mali Scherbaka, Mali Scherbaka, Mali Scherbaka, Mali Scherbaka, Mali Sherbaka, Mali Scherbaka, Mali Scherbaka, Mali Sherbaka, Mali Sherbaka, Mali Sherbaka, Mali Scherbaka, Mali Sherbak Kozatske, Odradokamyanka, Mykolayivka, Olhivka, Tyahynka, Kizomys of Kherson Region and Kherson City, - General StaffofFofFofFFOFFORSES.</text:p>
      <text:p text:style-name="P4">
News Collection Link:(https://liveuamap.com/en/2023/13-april-at-zaporizhzhia-and-kherson-directions-russian-army)</text:p>
      <text:p text:style-name="P4">
News Source: <text:a xlink:type="simple" xlink:href="https://t.me/lumsrc/4484" text:style-name="Internet_20_link" text:visited-style-name="Visited_20_Internet_20_Link">
https://t.me/lumsrc/4484</text:a>
</text:p>
      <!--NEWS-->
      <text:h text:style-name="P10" text:outline-level="1">
<text:span text:style-name="T4">
Propagandist Medvedchuk, who called for the "division of Ukraine", detained for state treason</text:span>
</text:h>
      <text:p text:style-name="P4">
Author: ['АРМІЯINFORM']</text:p>
      <text:p text:style-name="P4">
Time: 2023-04-13T01:00:00-04:00</text:p>
      <text:p text:style-name="P4">
Description: The Service of the Khokhoki Khokhnyani sketched from the Khmelnitsky Prosyri propagandist, ... the war with Ukraine 2022, the war with Ukraine is the latest news today, the News War with Ukraine 2022 is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propagandyst-0.jpg" text:style-name="Internet_20_link" text:visited-style-name="Visited_20_Internet_20_Link">
propagandyst-0.jpg</text:a>
', '<text:a xlink:type="simple" xlink:href="https://armyinform.com.ua/wp-content/uploads/2023/04/propagandyst-1.jpg" text:style-name="Internet_20_link" text:visited-style-name="Visited_20_Internet_20_Link">
propagandyst-1.jpg</text:a>
']</text:p>
      <text:p text:style-name="P4">
Tags: ['ДЕРЖАВНА ЗРАДА', 'ЗРАДНИКИ', 'ПРОПАГАНДИСТИ', 'СБУ']</text:p>
      <text:p text:style-name="P4">
Category: News</text:p>
      <!--METADATA-->
      <text:p text:style-name="P4">
<draw:frame draw:style-name="fr1" draw:name="Image2" text:anchor-type="as-char" svg:width="6.9236in" svg:height="4.615733in" draw:z-index="0">
<draw:image xlink:href="../Images/AРМІЯINFORM/2023-04-13T01-00-00-04-00/propagandyst-0.jpg" xlink:type="simple" xlink:show="embed" xlink:actuate="onLoad" draw:mime-type="image/jpeg"/>
</draw:frame>
The Security Service of Ukraine detained the pro -Russian propagandist in the Khmelnitsky pro -Russian propagandist, who assisted the aggressor in the war against Ukraine.</text:p>
      <text:p text:style-name="P4">
About it <text:a xlink:type="simple" xlink:href="https://ssu.gov.ua/novyny/sbu-zatrymala-propahandysta-medvedchuka-yakyi-zaklykav-do-podilu-ukrainy" text:style-name="Internet_20_link" text:visited-style-name="Visited_20_Internet_20_Link">
reports</text:a>
SBU press service.</text:p>
      <text:p text:style-name="P4">
“Even before the full -scale invasion, it was part of the pool of political pioneers who worked for Medvedchuk. It was found that the person involved in the "reutation of" the media image of the Kremlin's associate as a "peacemaker", which is "heard" in Moscow. For this purpose he regularly published his posts on propaganda pre-platforms, ”the message reads.</text:p>
      <text:p text:style-name="P4">
In addition, in early 2020, he voluntarily began to work for the Russian Information "News-Front", which was registered in the temporarily occupied Crimea.</text:p>
      <text:p text:style-name="P4">
After the commencement of full -scale aggression of the Russian Federation, the person involved in Khmelnytsky has repeatedly spread publications, which called into question the existence of Ukrainian statehood in internationally recognized borders.</text:p>
      <text:p text:style-name="P4">
He also disseminated the defense forces and spread fakes with a proportional policy situation in Ukraine. The Linguistic Experts initiated by the SBU confirmed the facts of the subversive activity of the person.</text:p>
      <text:p text:style-name="P4">
<draw:frame draw:style-name="fr1" draw:name="Image3" text:anchor-type="as-char" svg:width="6.9236in" svg:height="4.615733in" draw:z-index="0">
<draw:image xlink:href="../Images/AРМІЯINFORM/2023-04-13T01-00-00-04-00/propagandyst-1.jpg" xlink:type="simple" xlink:show="embed" xlink:actuate="onLoad" draw:mime-type="image/jpeg"/>
</draw:frame>
During the searches at the place of residence of the attacker in Khmelnitsky, a computer and mobile phones he used in criminal cards were discovered. On the basis of the evidence collected, the investigators of the Security Service informed him profunds under Part 1 of Art. 111 of the Criminal Code of Ukraine(high treason).</text:p>
      <text:p text:style-name="P4">
Фігуранту обрано запобіжний захід — тримання під вартою без права внесеннязастави.</text:p>
      <text:p text:style-name="P4">
News Source: <text:a xlink:type="simple" xlink:href="https://armyinform.com.ua/2023/04/13/propagandyst-medvedchuka-yakyj-zaklykav-do-podilu-ukrayiny/" text:style-name="Internet_20_link" text:visited-style-name="Visited_20_Internet_20_Link">
https://armyinform.com.ua/2023/04/13/propagandyst-medvedchuka-yakyj-zaklykav-do-podilu-ukrayiny/</text:a>
</text:p>
      <!--NEWS-->
      <text:h text:style-name="P10" text:outline-level="1">
<text:span text:style-name="T4">
"In the war, all fronts need attention and strength, financial front - especially" - President of Ukraine</text:span>
</text:h>
      <text:p text:style-name="P4">
Author: ['АРМІЯINFORM']</text:p>
      <text:p text:style-name="P4">
Time: 2023-04-13T02:00:00-04:00</text:p>
      <text:p text:style-name="P4">
Description: President of Ukraine Volodymyr Zelensky Vistepa for the third VSIDANNISHISTYSKY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12-4.jpg" text:style-name="Internet_20_link" text:visited-style-name="Visited_20_Internet_20_Link">
12-4.jpg</text:a>
', '<text:a xlink:type="simple" xlink:href="https://armyinform.com.ua/wp-content/uploads/2023/04/13-4.jpg" text:style-name="Internet_20_link" text:visited-style-name="Visited_20_Internet_20_Link">
13-4.jpg</text:a>
']</text:p>
      <text:p text:style-name="P4">
Tags: ['STOPRUSSIA', 'АГРЕСІЯ РФ', 'ВОЛОДИМИР ЗЕЛЕНСЬКИЙ', 'ВТОРГНЕННЯ РФ', 'КРУГЛИЙ СТІЛ', 'ПІДТРИМКА УКРАЇНИ', 'ПРЕЗИДЕНТ УКРАЇНИ']</text:p>
      <text:p text:style-name="P4">
Category: News</text:p>
      <!--METADATA-->
      <text:p text:style-name="P4">
President of Ukraine Volodymyr Zelensky spoke at the third meeting of the round table <text:a xlink:type="simple" xlink:href="https://www.worldbank.org/uk/country/ukraine" text:style-name="Internet_20_link" text:visited-style-name="Visited_20_Internet_20_Link">
World Bank</text:a>
on Ukraine's support.</text:p>
      <text:p text:style-name="P4">
_Text of the speech: _</text:p>
      <text:p text:style-name="P4">
<text:span text:style-name="T4">
 _ President Malass, thank you for your support. Ms. Director-Managor Crystalina, Mr. Vice president Dombrovskis ._ </text:span>
</text:p>
      <text:p text:style-name="P4">
<text:span text:style-name="T4">
 _ ladies and gentlemen ministers, secretaries, heads of international financial institutions… _ </text:span>
</text:p>
      <text:p text:style-name="P4">
Thank you all for this meeting, for your work in this format.</text:p>
      <text:p text:style-name="P4">
Now Ukraine is experiencing special emotions. Yesterday, Russian sources were widespread on the Internet video of the animal murder of our soldier by the occupiers.</text:p>
      <text:p text:style-name="P4">
They, in the video, boast about their ability to kill. Apparently, you have all seen what is being said. And you know that this level of violence, this level of destruction, the Russian army tries to make a routine everywhere on Ukrainian lands.</text:p>
      <text:p text:style-name="P4">
You cannot get used to it. Every time shock as they first do something.</text:p>
      <text:p text:style-name="P4">
The death of Russia should not become a routine!The long history of Russian freeness should finally stop.</text:p>
      <text:p text:style-name="P4">
I thank everyone in the world, thank everyone and every one of you who helps Ukrainian to play!But every day ... Every day we lose our people - men and women, adults and children who die from Russian hands ...</text:p>
      <text:p text:style-name="P4">
I ask you now to pay a moment of silence to the memory of this Ukrainian, whose death saw yesterday, and the memory of all our people whose lives were worn by Russian invasion.</text:p>
      <text:p text:style-name="P4">
Thank you. This is very important for all of us.</text:p>
      <text:p text:style-name="P4">
<draw:frame draw:style-name="fr1" draw:name="Image4" text:anchor-type="as-char" svg:width="6.9236in" svg:height="4.617948in" draw:z-index="0">
<draw:image xlink:href="../Images/AРМІЯINFORM/2023-04-13T02-00-00-04-00/12-4.jpg" xlink:type="simple" xlink:show="embed" xlink:actuate="onLoad" draw:mime-type="image/jpeg"/>
</draw:frame>
<text:span text:style-name="T4">
 _ Dear present!_ </text:span>
</text:p>
      <text:p text:style-name="P4">
Ukraine will win this war. Only the question of the time when Russian aggression is illuminated.</text:p>
      <text:p text:style-name="P4">
But the state-zla should not remain a chance to defeat the ruins.</text:p>
      <text:p text:style-name="P4">
What is the purpose of the terrorist always? To break life. If you do not kill, then cripple. If it is destroyed, then make it suffer.</text:p>
      <text:p text:style-name="P4">
Any aggressor that hates life-whether it acts at the state level, Yakovia, whether at the level of terrorist group, or at the level of one degraded personality ... The aggressor always enjoys when it destroys. And when the ruins of after aggression have to overcome for decades.Supporting rapid recovery is literally part of the anti -terrorist work. Cleaning what has been destroyed, we win the main target - we return a normal life.</text:p>
      <text:p text:style-name="P4">
The second point is assets of the state.</text:p>
      <text:p text:style-name="P4">
For the first time in history, the world has such a large -scale opportunity to harvest losses from an uncontrollable and illegal war on the aggressor - to be guilty of war.</text:p>
      <text:p text:style-name="P4">
For example, the World Bank has given a new estimate of the losses and needs of Ukraine with a volume of $ 411 million. Every day Russia increases this account. The world has Russian jacobes of different species that cover this level of losses!</text:p>
      <text:p text:style-name="P4">
Potential aggressors in the world are now looking at whether you are doing the right one. Conflicting Russian assets, as well as assets of persons related to the governing building of the state, real. Confiscate and direct that the life of in Ukraine could recover. Russia should feel the full price of its aggression.</text:p>
      <text:p text:style-name="P4">
<draw:frame draw:style-name="fr1" draw:name="Image5" text:anchor-type="as-char" svg:width="6.9236in" svg:height="4.617948in" draw:z-index="0">
<draw:image xlink:href="../Images/AРМІЯINFORM/2023-04-13T02-00-00-04-00/13-4.jpg" xlink:type="simple" xlink:show="embed" xlink:actuate="onLoad" draw:mime-type="image/jpeg"/>
</draw:frame>
<text:span text:style-name="T4">
<text:span text:style-name="T5">
Ladies and Gentlemen!</text:span>
</text:span>
</text:p>
      <text:p text:style-name="P4">
Ukraine appeals to you with two calls. The first: priority needs.</text:p>
      <text:p text:style-name="P4">
I thank you for the new IMF cooperation program, which is a significant stabilization process for Ukraine. This will help us to fight. But in order for people to turn to Ukraine so that the aggressor will lose not only on the battlefield, but literally, we need the approval of the support program to cover the first -time prosets of rapid recovery. The total volume of such projects is $ 14.1 billion. Our government officials, who are now in Washington, are presenting.</text:p>
      <text:p text:style-name="P4">
And second. It is already necessary to work on specific mechanisms of directing the frozen Russian assets to compensate for the losses caused by Russia. Treachitko declare that assets, including the assets of the Russian Central Bank, will be confiscated. It will be the peacekeeping act - an inflammatory scale. Potential aggressors should see it. And remember that the world can be strong.</text:p>
      <text:p text:style-name="P4">
There may be different formats of decisions, but the faster and more effective decisions will be, the more to the more will be peace after this war.</text:p>
      <text:p text:style-name="P4">
<text:span text:style-name="T4">
<text:span text:style-name="T5">
Ladies and Gentlemen!</text:span>
</text:span>
</text:p>
      <text:p text:style-name="P4">
There are no minor fronts in the war. Everyone needs attention and strength. Financial front - especially. We do our part of the work and I am grateful to everyone who helps. But fundamental solutions depend on you.</text:p>
      <text:p text:style-name="P4">
I believe they will be approved!</text:p>
      <text:p text:style-name="P4">
Thank you for your attention!Glory to all who are now in battle for life and freedom for our people!</text:p>
      <text:p text:style-name="P4">
<text:span text:style-name="T4">
<text:span text:style-name="T5">
Glory to Ukraine!</text:span>
</text:span>
</text:p>
      <text:p text:style-name="P4">
Read also:<text:span text:style-name="T5">
 Dude: <text:a xlink:type="simple" xlink:href="https://www.president.gov.ua/news/na-vijni-vsi-fronti-potrebuyut-uvagi-ta-micnosti-finansovij-82241" text:style-name="Internet_20_link" text:visited-style-name="Visited_20_Internet_20_Link">
Presidential Office of Ukraine</text:a>
</text:span>
</text:p>
      <text:p text:style-name="P4">
News Source: <text:a xlink:type="simple" xlink:href="https://armyinform.com.ua/2023/04/13/na-vijni-vsi-fronty-potrebuyut-uvagy-ta-micznosti-finansovyj-front-prezydent-ukrayiny/" text:style-name="Internet_20_link" text:visited-style-name="Visited_20_Internet_20_Link">
https://armyinform.com.ua/2023/04/13/na-vijni-vsi-fronty-potrebuyut-uvagy-ta-micznosti-finansovyj-front-prezydent-ukrayiny/</text:a>
</text:p>
      <!--NEWS-->
      <text:h text:style-name="P10" text:outline-level="1">
<text:span text:style-name="T4">
New fakes from Rospropaganda</text:span>
</text:h>
      <text:p text:style-name="P4">
Author: ['АРМІЯINFORM']</text:p>
      <text:p text:style-name="P4">
Time: 2023-04-13T03:00:00-04:00</text:p>
      <text:p text:style-name="P4">
Description: Dobіrku Novikh Fakev, having defamed the Center for Obades at his Facebook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stop-fake-news-blurred-woman-wearing-gloves-scaled.jpg" text:style-name="Internet_20_link" text:visited-style-name="Visited_20_Internet_20_Link">
stop-fake-news-blurred-woman-wearing-gloves-scaled.jpg</text:a>
', '<text:a xlink:type="simple" xlink:href="https://armyinform.com.ua/wp-content/uploads/2023/04/340814580_957123915443101_6905894541533759366_n.jpg" text:style-name="Internet_20_link" text:visited-style-name="Visited_20_Internet_20_Link">
340814580_957123915443101_6905894541533759366_n.jpg</text:a>
']</text:p>
      <text:p text:style-name="P4">
Tags: ['STOPRUSSIA', 'ВІЙНА', 'ВТОРГНЕННЯ РФ', 'РОСІЙСЬКІ ФЕЙКИ']</text:p>
      <text:p text:style-name="P4">
Category: News</text:p>
      <!--METADATA-->
      <text:p text:style-name="P4">
<draw:frame draw:style-name="fr1" draw:name="Image6" text:anchor-type="as-char" svg:width="6.9236in" svg:height="5.1927in" draw:z-index="0">
<draw:image xlink:href="../Images/AРМІЯINFORM/2023-04-13T03-00-00-04-00/stop-fake-news-blurred-woman-wearing-gloves-scaled.jpg" xlink:type="simple" xlink:show="embed" xlink:actuate="onLoad" draw:mime-type="image/jpeg"/>
</draw:frame>
A selection of new fakes <text:a xlink:type="simple" xlink:href="https://www.facebook.com/protydiyadezinformatsiyi.cpd/posts/pfbid07y6qS5w4WmSxqyDTuk98X68dLNbdoQJUGWFcPmx9jVLXEBFJspD1hs4bmHmjSd16l" text:style-name="Internet_20_link" text:visited-style-name="Visited_20_Internet_20_Link">
published</text:a>
On your Facebook page the Center for Combating Misinformation.</text:p>
      <text:p text:style-name="P4">
<draw:frame draw:style-name="fr1" draw:name="Image7" text:anchor-type="as-char" svg:width="6.9236in" svg:height="6.9236in" draw:z-index="0">
<draw:image xlink:href="../Images/AРМІЯINFORM/2023-04-13T03-00-00-04-00/340814580_957123915443101_6905894541533759366_n.jpg" xlink:type="simple" xlink:show="embed" xlink:actuate="onLoad" draw:mime-type="image/jpeg"/>
</draw:frame>
The CPD discovered:</text:p>
      <text:p text:style-name="P4">
<text:span text:style-name="T4">
Misinformation</text:span>
</text:p>
      <text:p text:style-name="P4">
In the State Duma of the Russian Federation, they adopted a statement on "destruction of the canonical Ukrainian Orthodox Church", which states that "Kiev supports the criminal actuaity of splitting structures and neo -Nazi organizations, which excapitate the Orthodox churches, forcibly eliminate communities, and seize the priests."</text:p>
      <text:p text:style-name="P4">
<text:span text:style-name="T4">
 fake </text:span>
</text:p>
      <text:p text:style-name="P4">
“Western weapons coming to Ukraine, in particular MSRC and PTRC, through corruption, falls through the world, falls into the hands of organized crime, terrorists of the Iextremists. It will soon be possible to raise the issue of safety of civilian disposal over Europe, ”the Ministry of Foreign Affairs of the Russian Federation said.</text:p>
      <text:p text:style-name="P4">
<text:span text:style-name="T4">
Misinformation</text:span>
</text:p>
      <text:p text:style-name="P4">
"The geopolitical situation through the US biosphere resembles the beginning of the" atomic era "," the State Duma of the Russian Federation has been initiated to investigate the work of biolaboratories in the US in Ukraine. At the same time, the Russian Presidential spokesman D.Peskov reported that "the Russian Federation has drawn the world to illegal work of US biolaboratories."</text:p>
      <text:p text:style-name="P4">
News Source: <text:a xlink:type="simple" xlink:href="https://armyinform.com.ua/2023/04/13/dezinformaczijnyj-dajdzhest-za-12-kvitnya/" text:style-name="Internet_20_link" text:visited-style-name="Visited_20_Internet_20_Link">
https://armyinform.com.ua/2023/04/13/dezinformaczijnyj-dajdzhest-za-12-kvitnya/</text:a>
</text:p>
      <!--NEWS-->
      <text:h text:style-name="P10" text:outline-level="1">
<text:span text:style-name="T4">
Ukraine and Canada agreements on cooperation will accelerate the displacement of Russia from the nuclear fuel market - Herman Galushchenko</text:span>
</text:h>
      <text:p text:style-name="P4">
Author: ['АРМІЯINFORM']</text:p>
      <text:p text:style-name="P4">
Time: 2023-04-13T04:00:00-04:00</text:p>
      <text:p text:style-name="P4">
Description: 12 KVITEN DP “NEK“ ENERGOATE ”, having painted with the Canadian saber Samoo Memorandum about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stop-russia.jpg" text:style-name="Internet_20_link" text:visited-style-name="Visited_20_Internet_20_Link">
stop-russia.jpg</text:a>
']</text:p>
      <text:p text:style-name="P4">
Tags: ['STOPRUSSIA', 'АНТИРОСІЙСЬКІ САНКЦІЇ', 'ГЕРМАН ГАЛУЩЕНКО', 'ДОПОМОГА ПАРТНЕРІВ']</text:p>
      <text:p text:style-name="P4">
Category: News</text:p>
      <!--METADATA-->
      <text:p text:style-name="P4">
<draw:frame draw:style-name="fr1" draw:name="Image8" text:anchor-type="as-char" svg:width="6.9236in" svg:height="3.851253in" draw:z-index="0">
<draw:image xlink:href="../Images/AРМІЯINFORM/2023-04-13T04-00-00-04-00/stop-russia.jpg" xlink:type="simple" xlink:show="embed" xlink:actuate="onLoad" draw:mime-type="image/jpeg"/>
</draw:frame>
On April 12, NNEGC Energoatom signed a self -assembly with a Canadian company on cooperation in the uranium industry. The document stipulates that Sameso will be involved in the technical support and development of in Ukraine of efficient and competitive uranium production to ensure the full need of Energoatom in the uranium oxide concentrate, <text:a xlink:type="simple" xlink:href="https://www.kmu.gov.ua/news/domovlenosti-ukrainy-i-kanady-pro-spivpratsiu-v-uranovydobuvnii-haluzi-pryshvydshat-vytisnennia-rosii-z-rynku-iadernoho-palyv-herman-halushchenko" text:style-name="Internet_20_link" text:visited-style-name="Visited_20_Internet_20_Link">
reports</text:a>
Government portal.</text:p>
      <text:p text:style-name="P4">
According to the Minister of Energy of Ukraine Herman Galushchenko, cooperation with inter -companies will allow to attract a resource for the modernization and development of production infrastructure of the Eastern Mining and Enrichment Plant, which will maximize the development of the uranium industry of Ukraine.</text:p>
      <text:p text:style-name="P4">
“Achieving appropriate agreements is important for strengthening Ukraine's energy independence. Together with Canadian partners, we make a significant step in Russia's pre -existence from the world's nuclear fuel markets, ”Hermangalushchenko emphasized.</text:p>
      <text:p text:style-name="P4">
We will remind, the cooperation of Sameso, SE "Skomgzk" and SE "NNEC" Energoatom "for improving the efficiency of uranium production of the Eastern Mining and Processing Combine began in December 2021. Then a tripartite privacy agreement was signed to ensure the exchange.</text:p>
      <text:p text:style-name="P4">
On March 19, 2023, in London, Energoatom and Cameco, with the participation of the Minister of Energy of Ukraine Herman Galushchenko, concluded agreements on the provision of steady supply of uranium for nuclear fuel production.</text:p>
      <text:p text:style-name="P4">
The signing of the current Memorandum is the next important step to maintain the development of the uranium industry of Ukraine.</text:p>
      <text:p text:style-name="P4">
It should be noted that Cameco is one of the world's largest producers of natural utensils and rendering of its conversion services.</text:p>
      <text:p text:style-name="P4">
News Source: <text:a xlink:type="simple" xlink:href="https://armyinform.com.ua/2023/04/13/domovlenosti-ukrayiny-i-kanady-pro-spivpraczyu-pryshvydshat-vytisnennya-rosiyi-z-rynku-yadernogo-palyva-german-galushhenko/" text:style-name="Internet_20_link" text:visited-style-name="Visited_20_Internet_20_Link">
https://armyinform.com.ua/2023/04/13/domovlenosti-ukrayiny-i-kanady-pro-spivpraczyu-pryshvydshat-vytisnennya-rosiyi-z-rynku-yadernogo-palyva-german-galushhenko/</text:a>
</text:p>
      <!--NEWS-->
      <text:h text:style-name="P10" text:outline-level="1">
<text:span text:style-name="T4">
The occupiers take the pension affairs of occupied territories to Russia</text:span>
</text:h>
      <text:p text:style-name="P4">
Author: ['АРМІЯINFORM']</text:p>
      <text:p text:style-name="P4">
Time: 2023-04-13T05:00:00-04:00</text:p>
      <text:p text:style-name="P4">
Description: Vorog to be found by the documentary of the Pence Fondiva on Timchasovo of the Teriteli (TO).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4/okupanty-na-donechchyni.-ilyustratyvne-foto.jpg" text:style-name="Internet_20_link" text:visited-style-name="Visited_20_Internet_20_Link">
okupanty-na-donechchyni.-ilyustratyvne-foto.jpg</text:a>
']</text:p>
      <text:p text:style-name="P4">
Tags: ['ОКУПАНТИ', 'ТИМЧАСОВО ОКУПОВАНІ ТЕРИТОРІЇ']</text:p>
      <text:p text:style-name="P4">
Category: News</text:p>
      <!--METADATA-->
      <text:p text:style-name="P4">
<draw:frame draw:style-name="fr1" draw:name="Image9" text:anchor-type="as-char" svg:width="6.9236in" svg:height="4.615733in" draw:z-index="0">
<draw:image xlink:href="../Images/AРМІЯINFORM/2023-04-13T05-00-00-04-00/okupanty-na-donechchyni.-ilyustratyvne-foto.jpg" xlink:type="simple" xlink:show="embed" xlink:actuate="onLoad" draw:mime-type="image/jpeg"/>
</draw:frame>
The invaders in the Donetsk region. Illustrative photo</text:p>
      <text:p text:style-name="P4">
The enemy exports documentation from pension funds on temporarily occupied territories(THAT).</text:p>
      <text:p text:style-name="P4">
Про це <text:a xlink:type="simple" xlink:href="https://sprotyv.mod.gov.ua/2023/04/12/vorog-vyvozyt-do-rf-pensijni-spravy-meshkancziv-tot/" text:style-name="Internet_20_link" text:visited-style-name="Visited_20_Internet_20_Link">
повідомляє</text:a>
The Center for National Resistance to Special Forces.</text:p>
      <text:p text:style-name="P4">
“In particular, from Donetsk to the Russian Federation, pension affairs are taken from all major populated points that are temporarily captured by the enemy. At the same time, Moscow set the task to take all the cases by August.</text:p>
      <text:p text:style-name="P4">
At the same time, this is presented, as if because of the technical inability to process the information on the Tot, as well as to "facilitate the evacuation of" retirement age ", - the message reads.</text:p>
      <text:p text:style-name="P4">
The National Resistance Center reminds that since March 1, the payment of pensions for Tott is available in the presence of an enemy passport. At the same time, the certification in the region is slow, and a large number of population ignores the receipt of the passport.</text:p>
      <text:p text:style-name="P4">
News Source: <text:a xlink:type="simple" xlink:href="https://armyinform.com.ua/2023/04/13/okupanty-vyvozyat-do-rosiyi-pensijni-spravy-meshkancziv-okupovanyh-terytorij/" text:style-name="Internet_20_link" text:visited-style-name="Visited_20_Internet_20_Link">
https://armyinform.com.ua/2023/04/13/okupanty-vyvozyat-do-rosiyi-pensijni-spravy-meshkancziv-okupovanyh-terytorij/</text:a>
</text:p>
      <!--NEWS-->
      <text:h text:style-name="P10" text:outline-level="1">
<text:span text:style-name="T4">
5 years behind bars will hold a collaborator who during the occupation of Izium region was the "head of the utility sector"</text:span>
</text:h>
      <text:p text:style-name="P4">
Author: ['АРМІЯINFORM']</text:p>
      <text:p text:style-name="P4">
Time: 2023-04-13T06:00:00-04:00</text:p>
      <text:p text:style-name="P4">
Description: For the Piditrimanni of the Publnoye accusations by the prosecutors of the izyumsko districts of the prosecutor's office ... the war with Ukraine 2022, the war with Ukraine is the latest news today, the News War with Ukraine 2022 is the last for today, will there be a war between Ukraine and Russia and when the war with Ukraine will be either in 2022 or there will be or there will be No, will there be a war with Ukraine in the near future, they say, the war with Ukraine, Ukrainian news today, Ukrainian news in Ukrainian media in Russian</text:p>
      <text:p text:style-name="P4">
Images: ['<text:a xlink:type="simple" xlink:href="https://armyinform.com.ua/wp-content/uploads/2023/04/img-2821.jpg" text:style-name="Internet_20_link" text:visited-style-name="Visited_20_Internet_20_Link">
img-2821.jpg</text:a>
']</text:p>
      <text:p text:style-name="P4">
Tags: ['STOPRUSSIA', 'ВТОРГНЕННЯ РФ', 'КОЛАБОРАНТ', 'ОФІС ГЕНЕРАЛЬНОГО ПРОКУРОРА УКРАЇНИ']</text:p>
      <text:p text:style-name="P4">
Category: News</text:p>
      <!--METADATA-->
      <text:p text:style-name="P4">
<draw:frame draw:style-name="fr1" draw:name="Image10" text:anchor-type="as-char" svg:width="6.9236in" svg:height="5.1927in" draw:z-index="0">
<draw:image xlink:href="../Images/AРМІЯINFORM/2023-04-13T06-00-00-04-00/img-2821.jpg" xlink:type="simple" xlink:show="embed" xlink:actuate="onLoad" draw:mime-type="image/jpeg"/>
</draw:frame>
With the support of public prosecution by the prosecutors of the Izium District Prosecutor's Office of Kharkiv Oblast, the court found the man guilty of collaborative activity(Part 5 of Art. 111-1 of the Criminal Code of Ukraine).</text:p>
      <text:p text:style-name="P4">
Йому призначено покарання у виді 5 років позбавлення волі з позбавленням праваобіймати посади, повʼязані з виконанням організаційно-розпорядчих таадміністративно-господарських функцій в органах влади, установах,підприємствах та організаціях незалежно від форми власності строком на 10років, <text:a xlink:type="simple" xlink:href="https://www.gp.gov.ua/ua/posts/do-5-rokiv-za-gratami-zasudzeno-kolaboranta-yakii-pid-cas-okupaciyi-izyumshhini-obiimav-posadu-zaviduyucogo-sektoru-zkg" text:style-name="Internet_20_link" text:visited-style-name="Visited_20_Internet_20_Link">
повідомляє</text:a>
Office of the Prosecutor General of Ukraine.</text:p>
      <text:p text:style-name="P4">
Prosecutors in court proved that in early June 2022 in the village of Savintsy Nazumschyna, a local resident went to cooperate with the enemy.</text:p>
      <text:p text:style-name="P4">
The man agreed to the proposal of representatives of the Russian Federation and occupied the position of the so-called "head of the housing and communal services sector" in the village. For the "work" the invaders promised a collaborator's salary in Russian rubles.</text:p>
      <text:p text:style-name="P4">
The pseudo-collecting organized and conducted collective meetings, providing the employees on the performance of works, resolved the issues of logistics of the sector.</text:p>
      <text:p text:style-name="P4">
Law enforcement officers exposed a collaborator at the end of October 2022 in Balakli.</text:p>
      <text:p text:style-name="P4">
The pre -trial investigation was carried out by the JSC No. 1 of the Izium RUP of the SUNP in the Kharkiv region.</text:p>
      <text:p text:style-name="P4">
News Source: <text:a xlink:type="simple" xlink:href="https://armyinform.com.ua/2023/04/13/5-rokiv-za-gratamy-provede-kolaborant-yakyj-pid-chas-okupacziyi-izyumshhyny-buv-zaviduvachem-sektoru-zhkg/" text:style-name="Internet_20_link" text:visited-style-name="Visited_20_Internet_20_Link">
https://armyinform.com.ua/2023/04/13/5-rokiv-za-gratamy-provede-kolaborant-yakyj-pid-chas-okupacziyi-izyumshhyny-buv-zaviduvachem-sektoru-zhkg/</text:a>
</text:p>
      <!--NEWS-->
      <text:h text:style-name="P10" text:outline-level="1">
<text:span text:style-name="T4">
The Russian occupier squeezes them, and complains about the lack of personnel - the interception of GUR</text:span>
</text:h>
      <text:p text:style-name="P4">
Author: ['АРМІЯINFORM']</text:p>
      <text:p text:style-name="P4">
Time: 2023-04-13T07:00:00-04:00</text:p>
      <text:p text:style-name="P4">
Description: Golovna managed by the Rosvіdi Minobornoki Ukrainian, published Chergov Perekholnnya ... War with Ukraine 2022, war with Ukraine Latest news today, News War with Ukraine 2022 Last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p>
      <text:p text:style-name="P4">
Tags: ['STOPRUSSIA', 'ВІЙНА', 'ВТОРГНЕННЯ РФ', 'ГУР ПЕРЕХОПЛЕННЯ']</text:p>
      <text:p text:style-name="P4">
Category: News</text:p>
      <!--METADATA-->
      <text:p text:style-name="P4">
Main Directorate of Intelligence of the Ministry of Defense of Ukraine <text:a xlink:type="simple" xlink:href="https://gur.gov.ua/content/narodu-vse-ravno-ne-khvataet-voobshche-zhopa-koroche.html" text:style-name="Internet_20_link" text:visited-style-name="Visited_20_Internet_20_Link">
published</text:a>
Another interception of telephone conversations, during which the military spoke about the environment and lack of people: "The people are not rapidly not grabbed, at all, the world is crowned."</text:p>
      <text:p text:style-name="P4">
News Source: <text:a xlink:type="simple" xlink:href="https://armyinform.com.ua/2023/04/13/rosijskyj-okupant-skyglyt-shho-yih-otochyly-i-skarzhytsya-na-brak-osobovogo-skladu-perehoplennya-gur/" text:style-name="Internet_20_link" text:visited-style-name="Visited_20_Internet_20_Link">
https://armyinform.com.ua/2023/04/13/rosijskyj-okupant-skyglyt-shho-yih-otochyly-i-skarzhytsya-na-brak-osobovogo-skladu-perehoplennya-gur/</text:a>
</text:p>
      <!--NEWS-->
      <text:h text:style-name="P10" text:outline-level="1">
<text:span text:style-name="T4">
Action sanctions: Ukraine and the world - against Russian aggression</text:span>
</text:h>
      <text:p text:style-name="P4">
Author: ['АРМІЯINFORM']</text:p>
      <text:p text:style-name="P4">
Time: 2023-04-13T08:00:00-04:00</text:p>
      <text:p text:style-name="P4">
Description: Service of Cindlelings of the Ukrainians of Ukraine Rospovіdati about sanchi tu іnshі і іnshi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antyrosijski-sankcziyi.jpg" text:style-name="Internet_20_link" text:visited-style-name="Visited_20_Internet_20_Link">
antyrosijski-sankcziyi.jpg</text:a>
']</text:p>
      <text:p text:style-name="P4">
Tags: ['STOPRUSSIA', 'АГРЕСІЯ РФ', 'АНТИРОСІЙСЬКІ САНКЦІЇ', 'ВТОРГНЕННЯ РФ', 'САНКЦІЇ']</text:p>
      <text:p text:style-name="P4">
Category: News</text:p>
      <!--METADATA-->
      <text:p text:style-name="P4">
<draw:frame draw:style-name="fr1" draw:name="Image11" text:anchor-type="as-char" svg:width="6.9236in" svg:height="4.208875in" draw:z-index="0">
<draw:image xlink:href="../Images/AРМІЯINFORM/2023-04-13T08-00-00-04-00/antyrosijski-sankcziyi.jpg" xlink:type="simple" xlink:show="embed" xlink:actuate="onLoad" draw:mime-type="image/jpeg"/>
</draw:frame>
Foreign Intelligence Service of Ukraine <text:a xlink:type="simple" xlink:href="https://www.facebook.com/SZRUkraine/posts/pfbid0PqQztjSk3ayL7iPiPNFiaPActmm8gKHurv7hhYeUuT77H2tcquZLBEJGJRCqNpdkl" text:style-name="Internet_20_link" text:visited-style-name="Visited_20_Internet_20_Link">
continues to tell</text:a>
on the sanctions and other actions of the international community against the terrorist country.</text:p>
      <text:p text:style-name="P4">
<text:span text:style-name="T4">
 Situation as of 12.04.23 </text:span>
</text:p>
      <text:p text:style-name="P4">
Denmark plans to provide the CAESAR self -propelled artillery settings next month and expects to start sending Leopard 1 tanks by summer.</text:p>
      <text:p text:style-name="P4">
Denmark's Defense Minister Troels Lund Polesen did not rule out that the decision of the West could be adopted by the Might of Military Aircraft by the summer.</text:p>
      <text:p text:style-name="P4">
In the interests of Poland to build an alliance with Americans and Western Europe to help Ukraine, ”the Prime Minister of Poland Mateusmoravetsky said to the United States.</text:p>
      <text:p text:style-name="P4">
Polish Prime Minister Mateusz Moravetsky assured that the construction of NATO weapons in the country.</text:p>
      <text:p text:style-name="P4">
The US is urging allies to increase financial pressure on the Russian Federation and increase the assistance of Ukraine.</text:p>
      <text:p text:style-name="P4">
Strengthening current sanctions against Russia can be more effective than new ones, ”said US Finance Minister Jay Chambo.</text:p>
      <text:p text:style-name="P4">
The US State Department has recognized the "Wsjwan Gershkovich's detainee", which was arrested in the Russian Federation on charges of espionage. Takhtus is equated with a "hostage" and expands the powers of the State Department.</text:p>
      <text:p text:style-name="P4">
At the meeting of the G7 finance ministers on April 12, the participants will discuss the global economy and financial markets, as well as strengthening the supply chains and the war against Ukraine, in Washington, where the G7 will be presented. Japan's Minister Sunichi Suzuki will present and explain the G7 colleague model of financial support of Ukraine by Japan during the meeting. This is due to the fact that the government of the country is introducing legislative changes necessary to provide a lending to other measures to support the fighting country.</text:p>
      <text:p text:style-name="P4">
Spain has initiated a campaign that proposes to accept the children of European in the summer holidays.</text:p>
      <text:p text:style-name="P4">
Ukraine plans to export more electricity to Europe than last year.</text:p>
      <text:p text:style-name="P4">
Ukraine received more than 2,900 electrogenerators during a full -scale war during a full -scale war.</text:p>
      <text:p text:style-name="P4">
Moldova reduced exports to Russia a third by a year.</text:p>
      <text:p text:style-name="P4">
The Constitutional Court of Moldova found a constitutional prohibition on the use of symbols of military aggression, in particular the St. George's tape, if they were used to justify or glorify military aggression or military rays.The deputy mayor of the Austrian city of Schvekhat David Shtotoringer resigned the nKVD photo in the form of the NKVD during a trip to Belarus.</text:p>
      <text:p text:style-name="P4">
Russian -speaking Latvians consider the orientation of the country's foreign policy more desirable than east.</text:p>
      <text:p text:style-name="P4">
In Estonia, the new coalition plans to deprive Russian and Belarussian citizens of vote in the municipal elections, if this does not have to change the constitution.</text:p>
      <text:p text:style-name="P4">
In Finland this year, the number of buyers of real estate from the Russian Federation has halved.</text:p>
      <text:p text:style-name="P4">
On April 24 and 25 in the capital of Kazakhstan Astana will host the EU Summit for International Sanctions against the Russian Federation and the consequences of their bypass.</text:p>
      <text:p text:style-name="P4">
<text:span text:style-name="T4">
 RF </text:span>
</text:p>
      <text:p text:style-name="P4">
The Commissioner for Human Rights in the Russian Federation Tatiana Moskalkovic has been made from the European Network of National Human Rights Institutions(Yet). Це вперше в історії об’єднання, коли одного з членів виключено.</text:p>
      <text:p text:style-name="P4">
Запроваджене США 200 % мито на імпорт російського алюмінію, а також на будь-яку алюмінієву продукцію, незалежно від країни її виробництва, що міститьнавіть мінімальну частку російського металу, суттєво зриває плани російськихвиробників щодо свого подальшого розвитку. Водночас під загрозою стагнаціївиробництва опиняться підприємства Китаю та ОАЕ, які закуповують первиннийалюміній із росії та виготовляють проводи, кабелі, прути, стрижні, труби,фольгу, алюмінієві упаковки та іншу продукцію, не маркуючи сировину походженнякінцевої продукції.</text:p>
      <text:p text:style-name="P4">
Бельгія отримала дохід у € 625 млн за оподаткування відсотків від замороженихросійських активів.</text:p>
      <text:p text:style-name="P4">
Японська фармацевтична компанія Takeda готує до продажу свій завод на рф, щопозбавить населення росії багатьох інноваційних лікарських препаратів.</text:p>
      <text:p text:style-name="P4">
Представникам мін’юсту рф не надали віз для участі в сесії спецкомітету ООН,що відбудеться у Відні.</text:p>
      <text:p text:style-name="P4">
Станом на 1 березня Фінляндія заморозила російських активів на майже € 207млн.</text:p>
      <text:p text:style-name="P4">
Нові правила отримання повісток для явки у військкомати стосуються не лишестроковиків, а й усіх військовозобов’язаних, — повідомив голова комітетугосдуми з оборони картаполов. депутати схвалили поправки до закону, якимиприрівняли електронні повістки військкоматів до паперових. Ухилянтам відвійськової служби заборонили виїжджати за межі рф, керувати транспортнимзасобом, укладати угоди з нерухомістю, реєструвати бізнес, брати кредити тощо.Водночас путінський глашатай пєсков продовжує заспокоювати населення нібито«жодної другої хвилі мобілізації на росії немає».</text:p>
      <text:p text:style-name="P4">
глава втб костін запропонував «наростити державний борг, щоб економікадодатково отримала 70 трлн руб».</text:p>
      <text:p text:style-name="P4">
Gossuma wants to allow the issue of new bank cards that are not tied up with the adult payment system to allow the population to buy foreign literacy.</text:p>
      <text:p text:style-name="P4">
Despite Putin's calls, the Central Bank of the Russian Federation officially recognized the inability to complete the US dollar and the euro in Russia's foreign trade.</text:p>
      <text:p text:style-name="P4">
The Suberbank of the Russian Federation has never considered the temporarily occupied Crimea as a territory for a future investment, but for the sake of reassuring Putin promised the possible interruption of the first branches by the end of the year.</text:p>
      <text:p text:style-name="P4">
The governor of Belgorod region Gladkov reported that in several municipalities of the region began to paste the monuments on evacuation of the population, but "did it wrong, which caused particularly alarm" in residents.</text:p>
      <text:p text:style-name="P4">
The Anti -Terrorist Committee of the Russian Federation stated that the temporarily occupied territories of Ukraine are spreading guerrilla movement and protest sentiment of people, so "special attention should be paid to young people."</text:p>
      <text:p text:style-name="P4">
On April 10, a systemic failure occurred in the Russian information customs system, which is why the Russian Federation suffered tremendous losses. The customs did not work for a day, after which she could only restore the activity in part.</text:p>
      <text:p text:style-name="P4">
In 2022, only 35.3 % of the country's population was able to go to the Russian Federation, while the Ministry of Defense promised to check the health of 53.5 % - 80 million people.</text:p>
      <text:p text:style-name="P4">
The Gen Prosecutor's Office has banned the activity of the German non -governmental organization of "Forum Civic Society Russia - EU", through "its work, in particular, the dislocation of the leadership of the Russian Federation."</text:p>
      <text:p text:style-name="P4">
Belarusian enterprises supplied raw products to Russia with grossly disruption of manufacturing technology. According to Rosselhozadzora, 26.3 % of milk fat was replaced by beef in the UAO "Turovsky Milk Combine" cheese, 29.1 % of milk fat was falsified in soft cream cheese. In the semi -solid cheese of the "Babushkina Kryinka" cheese of the UAO cheese, 30 % of milk fat is replaced. In this case, the products were accompanied by declarations of conformity and veterinary accompanying documents issued by a competent organbulorine. Rosselhozadzor demanded to stop the certification of products of these enterprises and investigate the causes of the event.By the decision of the courts of Leninsky district of Brast and Baranovich Republican, three resources of the Belarusian diaspora, which lives in Norway, Austria and Poland, were supplemented.</text:p>
      <text:p text:style-name="P4">
At a meeting with the heads of higher education institutions, the Soviet -Strib's Soviet -Starb, Aleksandr Wolfovich said he considers it advisable to return to the practice of students' attachment to the army.</text:p>
      <text:p text:style-name="P4">
News Source: <text:a xlink:type="simple" xlink:href="https://armyinform.com.ua/2023/04/13/szru-sankcziyi-proty-rosijskoyi-agresiyi/" text:style-name="Internet_20_link" text:visited-style-name="Visited_20_Internet_20_Link">
https://armyinform.com.ua/2023/04/13/szru-sankcziyi-proty-rosijskoyi-agresiyi/</text:a>
</text:p>
      <!--NEWS-->
      <text:h text:style-name="P10" text:outline-level="1">
<text:span text:style-name="T4">
As the Ukrainian "crab" destroyed the Russian "Strizh"</text:span>
</text:h>
      <text:p text:style-name="P4">
Author: ['АРМІЯINFORM']</text:p>
      <text:p text:style-name="P4">
Time: 2023-04-13T09:00:00-04:00</text:p>
      <text:p text:style-name="P4">
Description: The sockets of the crowned mechanized brigades of the Imeni Prince Kostyantin Ostrozky at once ... the war with Ukraine 2022, the war with Ukraine is the latest news today, the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p>
      <text:p text:style-name="P4">
Tags: ['26 БРИГАДА', '30 БРИГАДА', 'AHS KRAB', 'ВІДЕО', 'ВТРАТИ ВОРОГА', 'СТАНЦІЯ РЕБ']</text:p>
      <text:p text:style-name="P4">
Category: News</text:p>
      <!--METADATA-->
      <text:p text:style-name="P4">
Separates of a separate mechanized brigade named after Prince Konstantin Ostrozhkozki with artillerymen named after the General-Hourlyzh Roman Dashkevich destroyed "Strizh".</text:p>
      <text:p text:style-name="P4">
"Crabs" worked brilliantly!" - the press service of the brigade reports.</text:p>
      <text:p text:style-name="P4">
News Source: <text:a xlink:type="simple" xlink:href="https://armyinform.com.ua/2023/04/13/yak-ukrayinskyj-krab-znyshhyv-rosijskogo-stryzha/" text:style-name="Internet_20_link" text:visited-style-name="Visited_20_Internet_20_Link">
https://armyinform.com.ua/2023/04/13/yak-ukrayinskyj-krab-znyshhyv-rosijskogo-stryzha/</text:a>
</text:p>
      <!--NEWS-->
      <text:h text:style-name="P10" text:outline-level="1">
<text:span text:style-name="T4">
In Russia, under the cover of call, hidden mobilization - CPD is gaining momentum</text:span>
</text:h>
      <text:p text:style-name="P4">
Author: ['АРМІЯINFORM']</text:p>
      <text:p text:style-name="P4">
Time: 2023-04-13T10:00:00-04:00</text:p>
      <text:p text:style-name="P4">
Description: PID Grketti Zazov at the Rosiyskiy federals of the recruitment of mobilіzatsya. Until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340828441_184959941028306_7156829151888425874_n.jpg" text:style-name="Internet_20_link" text:visited-style-name="Visited_20_Internet_20_Link">
340828441_184959941028306_7156829151888425874_n.jpg</text:a>
']</text:p>
      <text:p text:style-name="P4">
Tags: ['STOPRUSSIA', 'ВІЙНА', 'ВТОРГНЕННЯ РФ', 'ЦЕНТР ПРОТИДІЇ ДЕЗІНФОРМАЦІЇ ПРИ РНБО УКРАЇНИ']</text:p>
      <text:p text:style-name="P4">
Category: News</text:p>
      <!--METADATA-->
      <text:p text:style-name="P4">
<draw:frame draw:style-name="fr1" draw:name="Image12" text:anchor-type="as-char" svg:width="6.9236in" svg:height="6.9236in" draw:z-index="0">
<draw:image xlink:href="../Images/AРМІЯINFORM/2023-04-13T10-00-00-04-00/340828441_184959941028306_7156829151888425874_n.jpg" xlink:type="simple" xlink:show="embed" xlink:actuate="onLoad" draw:mime-type="image/jpeg"/>
</draw:frame>
Under the cover of the conscription in the Russian Federation is gaining momentum. In addition, unlike the first part of partial mobilization, even Moscow and St. Petersburg joined the necessary indicators, in addition to depressive regions of the Russian Federation.</text:p>
      <text:p text:style-name="P4">
On March 30, Putin signed a decree on the six -year spring conscription military service from April 1 to July 15, during which 147,000 Russians between the ages of 18 and 27 will be drafted. Russia conducts two cylm a year, during the spring call is usually called 134 thousand Russians. At the same time, according to British intelligence, the Russian authorities are preparing to develop a large campaign for a set of additional 400 thousand servicemen.</text:p>
      <text:p text:style-name="P4">
And in order for the Russians to be left with a chance to avoid conscription, the State Duma would accept a series of laws on the creation of a Unified Register of Military Treatment of Electronic Tales on April 11.</text:p>
      <text:p text:style-name="P4">
The adopted package of laws is as rigid as possible and actually introduces the preinterrestation of guilt. It equates electronic reports to paper and a closing visit abroad to citizens who will fall into the register. The introduced electronic statement will be considered as prescribed from the moment of placement in the personal office of the state service "State Services"(The only platform of public and municipal services of the Russian Federation).Тобто чоловік може не знати, що йому виписана повістка, але через 7 днів післяїї формування він автоматично стає злочинцем. Нові правила торкнуться якстроковиків, так і всіх військовозобов’язаних, а за їх ігнорування ухилянтамзагрожує низка покарань. Серед обмежень: заборона на реєстраціюіндивідуального підприємця, на державну реєстрацію транспортних засобів,водіння, відмова в укладенні кредитного договору та договору позики.</text:p>
      <text:p text:style-name="P4">
Звичні схеми ухилення за такого механізму неможливі, як неможливо і легальнозмінити військову службу на альтернативну, тобто росіян поставили у безвихідь,якої не було з часів радянського союзу.</text:p>
      <text:p text:style-name="P4">
Характерно, що влада продовжує наполягати, що нововведення не пов’язані змобілізацією, а лише поліпшують процедуру вручення повісток і військовогообліку, а проведення мобілізації зараз в країні нібито не планується.</text:p>
      <text:p text:style-name="P4">
До чого може призвести новий призов і чи посилить він військовий потенціал зсрф?</text:p>
      <text:p text:style-name="P4">
Secondly, Putin is unlikely to decide to use the recently called troops in Ukraine. In addition, the chairman of the State Duma Committee of Rfartpolov emphasized that during the spring conscript cycle of 2023, the prisoners will not go to Ukraine. Against the backdrop of social tension of tamas protest shares due to the departure to the front of recruits, the winter and spring prison of 2022, it is doubtful that Putin will risk repeating a mistake due to the stability of his regime.</text:p>
      <text:p text:style-name="P4">
Third, the use of innovations will predict a sharp burst and provokes a new wave of emigration and other methods of boycotters. The Levada survey shows an increase in the "request for peace" in Russian society. If in the first months for the "war before victory" and for "peaceful interpretations" was expressed an equal number of citizens(approximately 44%), then after the first wave of mobilization - already 60% for peace, and only a third - for the continuation. In the Russian segment of the Steam Game Platform, even the viral distribution of the computer game "Simulator Escape from the military enlistment office", the character of which the youth Russian is doing everything to avoid the call.</text:p>
      <text:p text:style-name="P4">
Therefore, conducting hidden mobilization under the guise of "Putin's call" of Taurus of digital authoritarian tools will not help the Kremlin achieved goals in Ukraine and consolidate power within Russia.</text:p>
      <text:p text:style-name="P4">
Source: <text:a xlink:type="simple" xlink:href="https://www.facebook.com/protydiyadezinformatsiyi.cpd/posts/pfbid0wtAsfNfzjbFNuyAK4zNCcBn85So37SHwRKXRso2X8Akfr8jwHwfHBFDqAZBYFBnYl" text:style-name="Internet_20_link" text:visited-style-name="Visited_20_Internet_20_Link">
Center for Combating Misinformation in NSNBUUU</text:a>
</text:p>
      <text:p text:style-name="P4">
News Source: <text:a xlink:type="simple" xlink:href="https://armyinform.com.ua/2023/04/13/na-rosiyi-pid-prykryttyam-pryzovu-nabyraye-obertiv-pryhovana-mobilizacziya-czpd/" text:style-name="Internet_20_link" text:visited-style-name="Visited_20_Internet_20_Link">
https://armyinform.com.ua/2023/04/13/na-rosiyi-pid-prykryttyam-pryzovu-nabyraye-obertiv-pryhovana-mobilizacziya-czpd/</text:a>
</text:p>
      <!--NEWS-->
      <text:h text:style-name="P10" text:outline-level="1">
<text:span text:style-name="T4">
Ministry of Veterans start monitoring the quality of providing cash care service to veterans with disabilities</text:span>
</text:h>
      <text:p text:style-name="P4">
Author: ['АРМІЯINFORM']</text:p>
      <text:p text:style-name="P4">
Time: 2023-04-13T11:00:00-04:00</text:p>
      <text:p text:style-name="P4">
Description: Minіtystvo at the right of veteran is a day of the precision of Ukraine Rospachina ... War with Ukraine 2022, War with Ukraine Latest News today, News War with Ukraine 2022 Last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bot-minvet.jpg" text:style-name="Internet_20_link" text:visited-style-name="Visited_20_Internet_20_Link">
bot-minvet.jpg</text:a>
']</text:p>
      <text:p text:style-name="P4">
Tags: ['ВЕТЕРАНИ', 'ГРОШОВА ДОПОМОГА', 'ІНВАЛІДНІСТЬ', 'МІНВЕТЕРАНІВ', 'МОНІТОРИНГ', 'ЧЕРВОНИЙ ХРЕСТ УКРАЇНИ']</text:p>
      <text:p text:style-name="P4">
Category: News</text:p>
      <!--METADATA-->
      <text:p text:style-name="P4">
<draw:frame draw:style-name="fr1" draw:name="Image13" text:anchor-type="as-char" svg:width="6.9236in" svg:height="4.613606in" draw:z-index="0">
<draw:image xlink:href="../Images/AРМІЯINFORM/2023-04-13T11-00-00-04-00/bot-minvet.jpg" xlink:type="simple" xlink:show="embed" xlink:actuate="onLoad" draw:mime-type="image/jpeg"/>
</draw:frame>
Ministry of Veterans. Illustrative photo</text:p>
      <text:p text:style-name="P4">
The Ministry of Veterans Affairs with the Red Cross of Ukraine begins the professional monitoring of the quality of providing for the payment of cash assistance services to veterans and veterans who received disabilities of group I or II as a result.</text:p>
      <text:p text:style-name="P4">
About it <text:a xlink:type="simple" xlink:href="https://mva.gov.ua/ua/news/minveteraniv-spilno-z-chervonim-hrestom-ukrayini-provedut-monitoring-yakosti-nadannya-poslugi-z-viplati-groshovoyi-dopomogi-veteranam-z-invalidnistyu" text:style-name="Internet_20_link" text:visited-style-name="Visited_20_Internet_20_Link">
reports</text:a>
Press service.</text:p>
      <text:p text:style-name="P4">
The monitoring will be carried out by telephone survey of persons-applicants who have applied through the portal of the E-veteran for receipt of funds from the Chervono-Rrest of Ukraine during the first and second stage of the joint project, and which the first payments of 4000 hryvnias were charged. During this time, the Ministry of Veterans held 25,000 applications.</text:p>
      <text:p text:style-name="P4">
The survey will be asked a general nature in order to improve the quality of the service. In no case can you provide your personal data, bank account numbers, passwords, etc.</text:p>
      <text:p text:style-name="P4">
It is noted that during the period from the launch of the project on February 16 by experts of departments, digital transformations and digitalization of Ministry of Veterans</text:p>
      <ul>
        <li>
more than 5,000 calls to the project support line - 06322271456; * more than 500 answers to questions through e -mail and messengers have been provided; * More than 140 answers to official requests from war veterans have been sent.</li>
      </ul>
      <text:p text:style-name="P4">
<text:span text:style-name="T4">
 IMPORTANT!</text:span>
 From April 17 the specified phone line will be closed. Information Tacco support of the project will be carried out solely through e -mail <text:a xlink:type="simple" xlink:href="https://armyinform.com.ua/cdn-cgi/l/email-protection" text:style-name="Internet_20_link" text:visited-style-name="Visited_20_Internet_20_Link">
[Email Protected]</text:a>
It is also noted that additional registration for the next monthly payments to those who received the first payments is not needed!The Red Cross of Ukraine will pay payments on Fridays by July 7, 2023, which means the resulting of the I and II stages of the joint project.</text:p>
      <text:p text:style-name="P4">
The continuation of the project on payment of financial assistance from Red Cross Ukraine will be reported on Ministry of Veterans' information resources.</text:p>
      <text:p text:style-name="P4">
News Source: <text:a xlink:type="simple" xlink:href="https://armyinform.com.ua/2023/04/13/minveteraniv-provede-monitoryng-yakosti-nadannya-poslugy/" text:style-name="Internet_20_link" text:visited-style-name="Visited_20_Internet_20_Link">
https://armyinform.com.ua/2023/04/13/minveteraniv-provede-monitoryng-yakosti-nadannya-poslugy/</text:a>
</text:p>
      <!--NEWS-->
      <text:h text:style-name="P10" text:outline-level="1">
<text:span text:style-name="T4">
Reported suspicion of another 5 collaborators exposed after the release of temporarily occupied territories</text:span>
</text:h>
      <text:p text:style-name="P4">
Author: ['АРМІЯINFORM']</text:p>
      <text:p text:style-name="P4">
Time: 2023-04-13T12:00:00-04:00</text:p>
      <text:p text:style-name="P4">
Description: The Service of the Bezpeki of Ukraine is a systematic Vikrivati Zradnik, that Kolaborandiv on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kolaboranty-sbu.jpg" text:style-name="Internet_20_link" text:visited-style-name="Visited_20_Internet_20_Link">
kolaboranty-sbu.jpg</text:a>
']</text:p>
      <text:p text:style-name="P4">
Tags: ['ДОНЕЧЧИНА', 'ЗРАДНИКИ', 'КОЛАБОРАНТИ', 'ЛУГАНЩИНА', 'СБУ', 'ТИМЧАСОВО ОКУПОВАНІ ТЕРИТОРІЇ', 'ХАРКІВЩИНА', 'ХЕРСОНЩИНА']</text:p>
      <text:p text:style-name="P4">
Category: News</text:p>
      <!--METADATA-->
      <text:p text:style-name="P4">
<draw:frame draw:style-name="fr1" draw:name="Image14" text:anchor-type="as-char" svg:width="6.9236in" svg:height="3.894525in" draw:z-index="0">
<draw:image xlink:href="../Images/AРМІЯINFORM/2023-04-13T12-00-00-04-00/kolaboranty-sbu.jpg" xlink:type="simple" xlink:show="embed" xlink:actuate="onLoad" draw:mime-type="image/jpeg"/>
</draw:frame>
The Security Service of Ukraine continues to systematically expose traitors and a collaborative temporarily captured territories of the South and East of Ukraine. As a result, five more hostile associates who voluntarily went on cooperation with the enemy were suspected.</text:p>
      <text:p text:style-name="P4">
About it <text:a xlink:type="simple" xlink:href="https://ssu.gov.ua/novyny/sbu-povidomyla-pro-pidozru-shche-5-kolaborantam-sered-nykh-chynovnyk-khersonskoi-miskrady-i-psevdorektory-mistsevykh-vnz" text:style-name="Internet_20_link" text:visited-style-name="Visited_20_Internet_20_Link">
reports</text:a>
SBU press service.</text:p>
      <text:p text:style-name="P4">
"Yes, the SBU cyberfactors documented the criminal acts of the former chief of the departments of the Kherson Monastery Housing and Communal Services Department," the message reads.</text:p>
      <text:p text:style-name="P4">
It is noted that during the capture of the city of Gauleiter the balance personally assembled the official to lead the created by the aggressor "Unitary enterprises of the chersonteplomal network". While in a "position", the attacker organized the so -called "inventory" of the property of the infrastructure object for its transfer to Russian monopolies.</text:p>
      <text:p text:style-name="P4">
In addition, the SBU counterintelligences exposed two officials of the Department of the State Migration Service in the Luhansk region, who joined the Occupation "MVSLNR". In the ranks of the fake institution, the malefactors followed Moscow's instructions on the Primusov "certification" of locals.</text:p>
      <text:p text:style-name="P4">
Another collaborator during the occupation of Kherson was headed by the so -called "Kherson University". There, she introduced educational "standards" of the aggressor country, as during the liberation of the city fled to the Crimea.</text:p>
      <text:p text:style-name="P4">
The SBU also documented the subversive activity of the former teachers of the Akharkiv National University of Internal Affairs, which was released in 2014. At the beginning of a large-scale invasion, he posted on one pro-Russian telegrams of the appeal, where he called on the former colleagues of such such as helping the aggressor in the capture of Kiev. For this at the end of May 2022, the attacker was appointed head of the so -called "Melitopol University. Makarenko. Being in a "position", the person involved in the Krymliv narratives, which questioned the existence of Ukrainian state.</text:p>
      <text:p text:style-name="P4">
Investigative actions within the limits of criminal proceedings are undergoing with granting articles of the Criminal Code of Ukraine:</text:p>
      <ul>
        <li>
110(encroachment on the territorial integrity and integrity of Ukraine);  * 111(high treason);  * 111-1(Collaboration);  * 111-2(Assistance to the aggressor state).</li>
      </ul>
      <text:p text:style-name="P4">
News Source: <text:a xlink:type="simple" xlink:href="https://armyinform.com.ua/2023/04/13/povidomleno-pro-pidozru-shhe-5-kolaborantam/" text:style-name="Internet_20_link" text:visited-style-name="Visited_20_Internet_20_Link">
https://armyinform.com.ua/2023/04/13/povidomleno-pro-pidozru-shhe-5-kolaborantam/</text:a>
</text:p>
      <!--NEWS-->
      <text:h text:style-name="P10" text:outline-level="1">
<text:span text:style-name="T4">
The evacuation train from Pokrovsk will now come to Zhytomyr region</text:span>
</text:h>
      <text:p text:style-name="P4">
Author: ['АРМІЯINFORM']</text:p>
      <text:p text:style-name="P4">
Time: 2023-04-13T13:00:00-04:00</text:p>
      <text:p text:style-name="P4">
Description: Zi 18 Kvіtnaya non -pay Evakuyzdi Iz Pokrovska, Donetsk region, snake -sinques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evakuaczijnyj-potyag.jpg" text:style-name="Internet_20_link" text:visited-style-name="Visited_20_Internet_20_Link">
evakuaczijnyj-potyag.jpg</text:a>
']</text:p>
      <text:p text:style-name="P4">
Tags: ['БЕРДИЧІВ', 'ДОНЕЧЧИНА', 'ЕВАКУАЦІЙНИЙ ПОТЯГ', 'ЕВАКУАЦІЯ', 'ЖИТОМИРЩИНА', 'ПОКРОВСЬК']</text:p>
      <text:p text:style-name="P4">
Category: News</text:p>
      <!--METADATA-->
      <text:p text:style-name="P4">
<draw:frame draw:style-name="fr1" draw:name="Image15" text:anchor-type="as-char" svg:width="6.9236in" svg:height="4.622945in" draw:z-index="0">
<draw:image xlink:href="../Images/AРМІЯINFORM/2023-04-13T13-00-00-04-00/evakuaczijnyj-potyag.jpg" xlink:type="simple" xlink:show="embed" xlink:actuate="onLoad" draw:mime-type="image/jpeg"/>
</draw:frame>
Evacuating train. Illustrative photo</text:p>
      <text:p text:style-name="P4">
From April 18, a free evacuation train from Pokrovsk, Donetsk region, changes the place of arrival. Previously, he was running in Cherkasy region, now he will be able to arrive in Berdychiv, Zhytomyr region.</text:p>
      <text:p text:style-name="P4">
About it <text:a xlink:type="simple" xlink:href="https://minre.gov.ua/2023/04/12/bezkoshtovnyj-evakuaczijnyj-potyag-iz-donechchyny-vidteper-prybuvatyme-na-zhytomyrshhynu/" text:style-name="Internet_20_link" text:visited-style-name="Visited_20_Internet_20_Link">
reports</text:a>
Ministry of Reintegration of Temporarily Occupied Territories of Ukraine.</text:p>
      <text:p text:style-name="P4">
Flights will be made every four days on even numbers. The time of departure of the Vacation train from Pokrovsk is 14:15.</text:p>
      <text:p text:style-name="P4">
Those to evacuate have to pre -register by calling by the cracks: <text:span text:style-name="T4">
(098)890-33-18,(066)285-62-90 </text:span>
, or report their nouns on the hotlines of village, settlement councils and military administrations.</text:p>
      <text:p text:style-name="P4">
For the evacuation of seriously ill and low -mobility persons please call: <text:span text:style-name="T4">
(099)710-48-72,(099)311-53-14,(099)311-53-36,(096)108-60-48,(096)108-52-24. </text:span>
</text:p>
      <text:p text:style-name="P4">
In Zhytomyr region, internally displaced persons will be placed in free shelter. They will provide financial, humanitarian and psychological assistance, as well as social assistance.</text:p>
      <text:p text:style-name="P4">
You can also seek the help of evacuation on hot linenuminrointegration: 15-48, or write to messengers for a room for a room(096)078-84-33.</text:p>
      <text:p text:style-name="P4">
With more information about free evacuation to the Zhytomyr region can be found at <text:a xlink:type="simple" xlink:href="https://minre.gov.ua/wp-content/uploads/2023/04/photo_2023-04-12_15-21-09.pdf" text:style-name="Internet_20_link" text:visited-style-name="Visited_20_Internet_20_Link">
reference</text:a>
.</text:p>
      <text:p text:style-name="P4">
News Source: <text:a xlink:type="simple" xlink:href="https://armyinform.com.ua/2023/04/13/evakuaczijnyj-potyag-iz-pokrovska-vidteper-prybuvatyme-na-zhytomyrshhynu/" text:style-name="Internet_20_link" text:visited-style-name="Visited_20_Internet_20_Link">
https://armyinform.com.ua/2023/04/13/evakuaczijnyj-potyag-iz-pokrovska-vidteper-prybuvatyme-na-zhytomyrshhynu/</text:a>
</text:p>
      <!--NEWS-->
      <text:h text:style-name="P10" text:outline-level="1">
<text:span text:style-name="T4">
The system of comprehensive veterans support will facilitate the transition to civilian life</text:span>
</text:h>
      <text:p text:style-name="P4">
Author: ['АРМІЯINFORM']</text:p>
      <text:p text:style-name="P4">
Time: 2023-04-13T14:00:00-04:00</text:p>
      <text:p text:style-name="P4">
Description: Invavadzhenya solidified by the urgent “strategist of the system of systems by the transition of VID VICHOKOVO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yuliya-laputina-nova-systema.jpg" text:style-name="Internet_20_link" text:visited-style-name="Visited_20_Internet_20_Link">
yuliya-laputina-nova-systema.jpg</text:a>
']</text:p>
      <text:p text:style-name="P4">
Tags: ['МІНВЕТЕРАНІВ', 'ПІДТРИМКА ВЕТЕРАНІВ', 'СОЦІАЛЬНИЙ ЗАХИСТ', 'ЮЛІЯ ЛАПУТІНА']</text:p>
      <text:p text:style-name="P4">
Category: News</text:p>
      <!--METADATA-->
      <text:p text:style-name="P4">
<draw:frame draw:style-name="fr1" draw:name="Image16" text:anchor-type="as-char" svg:width="6.9236in" svg:height="4.608521in" draw:z-index="0">
<draw:image xlink:href="../Images/AРМІЯINFORM/2023-04-13T14-00-00-04-00/yuliya-laputina-nova-systema.jpg" xlink:type="simple" xlink:show="embed" xlink:actuate="onLoad" draw:mime-type="image/jpeg"/>
</draw:frame>
The implementation of the Government's "Strategy for the formation of a system of transition of the Vidovian Service to Civil Life for the Period up to 2032" contributes to the melting of comprehensive psychosocial support for defenders and defenders and their families.</text:p>
      <text:p text:style-name="P4">
As <text:a xlink:type="simple" xlink:href="https://mva.gov.ua/ua/news/yuliya-laputina-vprovadzhennya-sistemi-perehodu-do-civilnogo-zhittya-garantuvatime-kompleksnu-psihosocialnu-pidtrimku-veteranam-ta-yihnim-rodinam" text:style-name="Internet_20_link" text:visited-style-name="Visited_20_Internet_20_Link">
reports</text:a>
The press service of the Ministry of Affairs of Ukraine, said Minister Yulia Laputina during a protruding International Rehabilitation Forum in Lviv on April 12.</text:p>
      <text:p text:style-name="P4">
The Forum was held with the assistance of the Ministry of Veterans of Ukraine, the Ministry of Health of Ukraine, the Ministry of Social Policy of Ukraine, Lviv Regional Military Administration, Lviv City Council, Red Cross of Ukraine.</text:p>
      <text:p text:style-name="P4">
The head of the Ministry of Veterans noted that after the victory of Ukraine in the war, the number of veterans, members of their families and families of fallen soldiers will increase at times. All of these people will have to be returned to peaceful life as soon They are to provide comprehensive rehabilitation of these persons.</text:p>
      <text:p text:style-name="P4">
“A strategy for transitioning from a military career to civilian life is an institutional form that will integrate into civilian lives of combatants, servicemen who were serving, their families. The state should form a system and analyze where our warriors go after the military service. And also to provide all the necessary tools for trouble -free reintegration to a peaceful life, and a separate component is the complex rehabilitation, ”Yulia Laputina stressed.</text:p>
      <text:p text:style-name="P4">
The transition strategy is developed by the experts of the Ministry of Defense with the support of the Prime Minister, the Office of Reforms of the Cabinet of Ministers of Ukraine together with other reform ministers and forceful agencies on the principle of a human-centric approach. According to the Minister, it provides for the creation of transparent mechanisms for providing the necessary Ukrainian defenders. Service, education and employment, support for the viability and development of veteran entrepreneurship, housing, social guarantees.</text:p>
      <text:p text:style-name="P4">
News Source: <text:a xlink:type="simple" xlink:href="https://armyinform.com.ua/2023/04/13/systema-perehodu-do-czyvilnogo-zhyttya/" text:style-name="Internet_20_link" text:visited-style-name="Visited_20_Internet_20_Link">
https://armyinform.com.ua/2023/04/13/systema-perehodu-do-czyvilnogo-zhyttya/</text:a>
</text:p>
      <!--NEWS-->
      <text:h text:style-name="P10" text:outline-level="1">
<text:span text:style-name="T4">
The Armed Forces Aviation has made six beats in the enemy's concentration areas</text:span>
</text:h>
      <text:p text:style-name="P4">
Author: ['АРМІЯINFORM']</text:p>
      <text:p text:style-name="P4">
Time: 2023-04-13T15:00:00-04:00</text:p>
      <text:p text:style-name="P4">
Description: Avіaatsіya forces of the defense of Ukraine for Doba took 6 strokes in the areas of Zserdzhennya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avicziya_udar-1.jpg" text:style-name="Internet_20_link" text:visited-style-name="Visited_20_Internet_20_Link">
avicziya_udar-1.jpg</text:a>
']</text:p>
      <text:p text:style-name="P4">
Tags: ['STOPRUSSIA', 'ВІЙНА', 'ВТОРГНЕННЯ РФ', 'ВТРАТИ ВОРОГА', 'ГШ ЗСУ', 'ХРОНІКА ОБОРОНИ']</text:p>
      <text:p text:style-name="P4">
Category: News</text:p>
      <!--METADATA-->
      <text:p text:style-name="P4">
<draw:frame draw:style-name="fr1" draw:name="Image17" text:anchor-type="as-char" svg:width="6.9236in" svg:height="4.834981in" draw:z-index="0">
<draw:image xlink:href="../Images/AРМІЯINFORM/2023-04-13T15-00-00-04-00/avicziya_udar-1.jpg" xlink:type="simple" xlink:show="embed" xlink:actuate="onLoad" draw:mime-type="image/jpeg"/>
</draw:frame>
<text:span text:style-name="T4">
 🔥 Situation on Russian invasion </text:span>
</text:p>
      <text:p text:style-name="P4">
The aviation of the Defense Forces of Ukraine per day made 6 beats in the areas of concentration of personal staff and military equipment of the invaders. Also, our defenders have knocked down2 enemy UAVs of the Orlan-10, <text:a xlink:type="simple" xlink:href="https://www.facebook.com/GeneralStaff.ua/posts/pfbid02EaD6qpeHogRqHPCLsMRkhpkYE2uECFoocFVXXdMpGUjMexKndSDyGJLSudgSGyXgl" text:style-name="Internet_20_link" text:visited-style-name="Visited_20_Internet_20_Link">
reports</text:a>
The General Staff of the Armed Forces of Ukraine.</text:p>
      <text:p text:style-name="P4">
Units of missile troops and artillery, at the same time, were affected by 4 districts of living power, weapons and military equipment, 2 warehouses of ammunition, as well as 1 enemy radar station.</text:p>
      <text:p text:style-name="P4">
News Source: <text:a xlink:type="simple" xlink:href="https://armyinform.com.ua/2023/04/13/nasha-aviacziya-zavdala-shist-udariv-po-rajonah-zoseredzhennya-voroga/" text:style-name="Internet_20_link" text:visited-style-name="Visited_20_Internet_20_Link">
https://armyinform.com.ua/2023/04/13/nasha-aviacziya-zavdala-shist-udariv-po-rajonah-zoseredzhennya-voroga/</text:a>
</text:p>
      <!--NEWS-->
      <text:h text:style-name="P10" text:outline-level="1">
<text:span text:style-name="T4">
The comprehensive test of the Bellorussian Army's combat readiness is ongoing</text:span>
</text:h>
      <text:p text:style-name="P4">
Author: ['АРМІЯINFORM']</text:p>
      <text:p text:style-name="P4">
Time: 2023-04-13T16:00:00-04:00</text:p>
      <text:p text:style-name="P4">
Description: At the Volinsky, Poliysky, Siberian, the Slobozhanskoye exploration is operative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armbil.jpeg" text:style-name="Internet_20_link" text:visited-style-name="Visited_20_Internet_20_Link">
armbil.jpeg</text:a>
']</text:p>
      <text:p text:style-name="P4">
Tags: ['STOPRUSSIA', 'АРМІЯ БІЛОРУСІ', 'ГШ ЗСУ', 'РАНКОВЕ ЗВЕДЕННЯ']</text:p>
      <text:p text:style-name="P4">
Category: News</text:p>
      <!--METADATA-->
      <text:p text:style-name="P4">
<draw:frame draw:style-name="fr1" draw:name="Image18" text:anchor-type="as-char" svg:width="6.9236in" svg:height="4.330592in" draw:z-index="0">
<draw:image xlink:href="../Images/AРМІЯINFORM/2023-04-13T16-00-00-04-00/armbil.jpeg" xlink:type="simple" xlink:show="embed" xlink:actuate="onLoad" draw:mime-type="image/jpeg"/>
</draw:frame>
In the Volyn, Polissya, Siversky and Slobozhansky directions, operational and without significant changes. The defined units of the territorial military service forces of the Russian Federation continue to stay in the territory of the Republic of Belarus. A comprehensive check of the combat readiness of the Armed Forces of the Republic of Belarus is ongoing. Separate connections and parts are given in higher degrees. Completing units involved in priority, carried out at the expense of conscript servicemen of the reserve, <text:a xlink:type="simple" xlink:href="https://www.facebook.com/GeneralStaff.ua/posts/pfbid02EaD6qpeHogRqHPCLsMRkhpkYE2uECFoocFVXXdMpGUjMexKndSDyGJLSudgSGyXgl" text:style-name="Internet_20_link" text:visited-style-name="Visited_20_Internet_20_Link">
reports</text:a>
The General Staff of the Armed Forces of Ukraine.</text:p>
      <text:p text:style-name="P4">
The enemy continues to retain military presence in the border with Ukraine district of Kursk and Belgorod regions, continues to carry out engineering equipment.</text:p>
      <text:p text:style-name="P4">
News Source: <text:a xlink:type="simple" xlink:href="https://armyinform.com.ua/2023/04/13/kompleksna-perevirka-bojovoyi-gotovnosti-biloruskoyi-armiyi-tryvaye/" text:style-name="Internet_20_link" text:visited-style-name="Visited_20_Internet_20_Link">
https://armyinform.com.ua/2023/04/13/kompleksna-perevirka-bojovoyi-gotovnosti-biloruskoyi-armiyi-tryvaye/</text:a>
</text:p>
      <!--NEWS-->
      <text:h text:style-name="P10" text:outline-level="1">
<text:span text:style-name="T4">
During the day our warriors repulsed 45 enemy attacks</text:span>
</text:h>
      <text:p text:style-name="P4">
Author: ['АРМІЯINFORM']</text:p>
      <text:p text:style-name="P4">
Time: 2023-04-13T17:00:00-04:00</text:p>
      <text:p text:style-name="P4">
Description: Lent out the opponent of the head of the 2nd missile 32 AvIACIINI, HAVELY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vijna-2.jpg" text:style-name="Internet_20_link" text:visited-style-name="Visited_20_Internet_20_Link">
vijna-2.jpg</text:a>
']</text:p>
      <text:p text:style-name="P4">
Tags: ['STOPRUSSIA', 'ВІЙНА', 'ВТОРГНЕННЯ РФ', 'ГШ ЗСУ', 'ХРОНІКА ОБОРОНИ']</text:p>
      <text:p text:style-name="P4">
Category: News</text:p>
      <!--METADATA-->
      <text:p text:style-name="P4">
<draw:frame draw:style-name="fr1" draw:name="Image19" text:anchor-type="as-char" svg:width="6.9236in" svg:height="4.615733in" draw:z-index="0">
<draw:image xlink:href="../Images/AРМІЯINFORM/2023-04-13T17-00-00-04-00/vijna-2.jpg" xlink:type="simple" xlink:show="embed" xlink:actuate="onLoad" draw:mime-type="image/jpeg"/>
</draw:frame>
** 🔥I</text:p>
      <text:p text:style-name="P4">
During the last day, the enemy has struck 2 missile and 32 aircraft strikes, making more than 40 shelling of rocket launchers on positions of troops and civilian infrastructure of settlements, and are killed among civilians. 2 Russian missiles released from the C-300 SPRs were hit by the Slavyansk civil infrastructure, <text:a xlink:type="simple" xlink:href="https://www.facebook.com/GeneralStaff.ua/posts/pfbid02EaD6qpeHogRqHPCLsMRkhpkYE2uECFoocFVXXdMpGUjMexKndSDyGJLSudgSGyXgl" text:style-name="Internet_20_link" text:visited-style-name="Visited_20_Internet_20_Link">
reports</text:a>
The General Staff of the Armed Forces of Ukraine.</text:p>
      <text:p text:style-name="P4">
The Russian Federation continues to neglect the laws and customs of war, so the probability of inflicting missile and aviation strikes remains high throughout Ukraine.</text:p>
      <text:p text:style-name="P4">
Despite numerous losses in technology and live power, the invaders continue to take the main efforts on the offensive actions in Lyman, Bakhmut, Avdiiv and Mariinsky. During the day, thanks to every warrior, more than 45 enemy attacks were reflected.</text:p>
      <text:p text:style-name="P4">
News Source: <text:a xlink:type="simple" xlink:href="https://armyinform.com.ua/2023/04/13/protyagom-doby-nashi-voyiny-vidbyly-45-atak-protyvnyka/" text:style-name="Internet_20_link" text:visited-style-name="Visited_20_Internet_20_Link">
https://armyinform.com.ua/2023/04/13/protyagom-doby-nashi-voyiny-vidbyly-45-atak-protyvnyka/</text:a>
</text:p>
      <!--NEWS-->
      <text:h text:style-name="P10" text:outline-level="1">
<text:span text:style-name="T4">
The most fierce battles are going to Marinka</text:span>
</text:h>
      <text:p text:style-name="P4">
Author: ['АРМІЯINFORM']</text:p>
      <text:p text:style-name="P4">
Time: 2023-04-13T18:00:00-04:00</text:p>
      <text:p text:style-name="P4">
Description: At the Avdіvsky Ta Mar'ani, the opponent of all the off -time, the war in ... the war with Ukraine 2022, the war with Ukraine is the latest news today, the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bojovi-diyi-2.jpg" text:style-name="Internet_20_link" text:visited-style-name="Visited_20_Internet_20_Link">
bojovi-diyi-2.jpg</text:a>
']</text:p>
      <text:p text:style-name="P4">
Tags: ['STOPRUSSIA', 'АГРЕСІЯ РФ', 'ВІЙНА', 'ВТОРГНЕННЯ РФ', 'ГШ ЗСУ', 'ХРОНІКА ОБОРОНИ']</text:p>
      <text:p text:style-name="P4">
Category: News</text:p>
      <!--METADATA-->
      <text:p text:style-name="P4">
<draw:frame draw:style-name="fr1" draw:name="Image20" text:anchor-type="as-char" svg:width="6.9236in" svg:height="3.894525in" draw:z-index="0">
<draw:image xlink:href="../Images/AРМІЯINFORM/2023-04-13T18-00-00-04-00/bojovi-diyi-2.jpg" xlink:type="simple" xlink:show="embed" xlink:actuate="onLoad" draw:mime-type="image/jpeg"/>
</draw:frame>
<text:span text:style-name="T4">
 🔥 Situation on Russian invasion </text:span>
</text:p>
      <text:p text:style-name="P4">
In the Avdeevsky and Marinsky directions, the enemy led unsuccessful offenses in the areas of settlements Severne, Marinka, Venta, Novomikhailovkadonetsk region. The most fierce battles last for Marinka. At the same time, ceramics, Novokalinovka, Krasnogorivka, Steppe, Avdiivka, Tonenko, Severene, Vodyane, Pervomaisk, Netaylovo, Nevel, Karlovka, St. George, Marinka and Victory of Donetsk region, were suffered by hostile.(https://www.facebook.com/GeneralStaff.ua/posts/pfbid02EaD6qpeHogRqHPCLsMRkhpkYE2uECFoocFVXXdMpGUjMexKndSDyGJLSudgSGyXgl)The General Staff of the Armed Forces of Ukraine.</text:p>
      <text:p text:style-name="P4">
In the Bakhmut direction, the enemy continues to take offensive actions, tries to take full control of the city of Bakhmut, the battles continue. Over the past, the opponent conducted unsuccessful offensive actions in the area to the north of the settlement and near Bogdanivka and the predicate. From the enemy shelling victims, Orikhovo-Vasylivka, Novomarka, Grigorivka, Bogdanivka, Bakhmut, Ivanivske, Novodmitrovka, Kurdyumivka, Friendship, Northern and Iron Donetsk region.</text:p>
      <text:p text:style-name="P4">
In the mineral direction during the past day, the enemy of offensive actions was not. He fired at the settlements of Novomykhailivka, Shakhtarskoe, Novoukrainka, Veliky Novosilka, Vodrianka and Prychistivka of Donetsk region.</text:p>
      <text:p text:style-name="P4">
News Source: <text:a xlink:type="simple" xlink:href="https://armyinform.com.ua/2023/04/13/najzapeklishi-boyi-tryvayut-za-maryinku/" text:style-name="Internet_20_link" text:visited-style-name="Visited_20_Internet_20_Link">
https://armyinform.com.ua/2023/04/13/najzapeklishi-boyi-tryvayut-za-maryinku/</text:a>
</text:p>
      <!--NEWS-->
      <text:h text:style-name="P10" text:outline-level="1">
<text:span text:style-name="T4">
Zaporizka Oblast(00:19). Red Alert: aerial threat. Sirens sounding. Take cover now!</text:span>
</text:h>
      <text:p text:style-name="P4">
Authors: liveuamap (Language: en)</text:p>
      <text:p text:style-name="P4">
Time: 2023-04-13T18:19:00</text:p>
      <text:p text:style-name="P4">
Location: Zaporizka Oblast (Latitude:47.612591 Longtitude:35.764181)</text:p>
      <text:p text:style-name="P4">
Videos: []</text:p>
      <text:p text:style-name="P4">
Images: []</text:p>
      <text:p text:style-name="P4">
Tags: ["Europe", "Central and Eastern Europe"]</text:p>
      <text:p text:style-name="P4">
Id: 22555939</text:p>
      <!--METADATA-->
      <text:p text:style-name="P4">
Zaporizhzhia region(00:19). Red Alert: aerial threat. Sirens sounding. Take covernow!</text:p>
      <text:p text:style-name="P4">
News Collection Link: <text:a xlink:type="simple" xlink:href="https://liveuamap.com/en/2023/13-april-zaporizka-oblast0019-red-alert-aeriag" text:style-name="Internet_20_link" text:visited-style-name="Visited_20_Internet_20_Link">
https://liveuamap.com/en/2023/13-april-zaporizka-oblast0019-red-alert-aeriag</text:a>
</text:p>
      <text:p text:style-name="P4">
News Source: <text:a xlink:type="simple" xlink:href="https://t.me/air_alert_ua/43026" text:style-name="Internet_20_link" text:visited-style-name="Visited_20_Internet_20_Link">
https://t.me/air_alert_ua/43026</text:a>
</text:p>
      <!--NEWS-->
      <text:h text:style-name="P10" text:outline-level="1">
<text:span text:style-name="T4">
The occupiers intensified filtration measures in temporarily captured territories</text:span>
</text:h>
      <text:p text:style-name="P4">
Author: ['АРМІЯINFORM']</text:p>
      <text:p text:style-name="P4">
Time: 2023-04-13T19:00:00-04:00</text:p>
      <text:p text:style-name="P4">
Description: Rosіyski Passion for the inferences of the counter -Red -free regime on Timchasovo ... War with Ukraine 2022, War with Ukraine Latest News Today, News War with Ukraine 2022 Last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4/okupant.jpg" text:style-name="Internet_20_link" text:visited-style-name="Visited_20_Internet_20_Link">
okupant.jpg</text:a>
']</text:p>
      <text:p text:style-name="P4">
Tags: ['STOPRUSSIA', 'АГРЕСІЯ РФ', 'ВТОРГНЕННЯ РФ']</text:p>
      <text:p text:style-name="P4">
Category: News</text:p>
      <!--METADATA-->
      <text:p text:style-name="P4">
<draw:frame draw:style-name="fr1" draw:name="Image21" text:anchor-type="as-char" svg:width="6.9236in" svg:height="3.893007in" draw:z-index="0">
<draw:image xlink:href="../Images/AРМІЯINFORM/2023-04-13T19-00-00-04-00/okupant.jpg" xlink:type="simple" xlink:show="embed" xlink:actuate="onLoad" draw:mime-type="image/jpeg"/>
</draw:frame>
Russian invaders continue to strengthen the counterintelligence regime of the occupied territories. In the settlement of the County Volnovakh district of Donetsk region and around increased the number of checkpoints of Tappatrul. At checkpoints, the enemy actively conducts filtration measures of the permanent population, <text:a xlink:type="simple" xlink:href="https://www.facebook.com/GeneralStaff.ua/posts/pfbid02EaD6qpeHogRqHPCLsMRkhpkYE2uECFoocFVXXdMpGUjMexKndSDyGJLSudgSGyXgl" text:style-name="Internet_20_link" text:visited-style-name="Visited_20_Internet_20_Link">
reports</text:a>
The General Staff of the Armed Forces of Ukraine.</text:p>
      <text:p text:style-name="P4">
The situation in the fertile Donetsk region is somewhat similar. Fearing the vortex information about the location of the units of the invaders, the invaders began to rest with certain routes of traffic to taxi drivers, the entrance to the locals is allowed in the presence of registration.</text:p>
      <text:p text:style-name="P4">
News Source: <text:a xlink:type="simple" xlink:href="https://armyinform.com.ua/2023/04/13/okupanty-posylyly-filtraczijni-zahody-na-tymchasovo-zahoplenyh-terytoriyah/" text:style-name="Internet_20_link" text:visited-style-name="Visited_20_Internet_20_Link">
https://armyinform.com.ua/2023/04/13/okupanty-posylyly-filtraczijni-zahody-na-tymchasovo-zahoplenyh-terytoriyah/</text:a>
</text:p>
      <!--NEWS-->
      <text:h text:style-name="P10" text:outline-level="1">
<text:span text:style-name="T4">
Defense forces per day eliminated more than 500 invaders, destroyed 10 BBM and 7 Artisystems</text:span>
</text:h>
      <text:p text:style-name="P4">
Author: ['АРМІЯINFORM']</text:p>
      <text:p text:style-name="P4">
Time: 2023-04-13T20:00:00-04:00</text:p>
      <text:p text:style-name="P4">
Description: Zagalni Boyov, Find the enemy on 02/24/22 to 04/13/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1936a23d-c219-4281-b646-f74c02b08998-scaled.jpg" text:style-name="Internet_20_link" text:visited-style-name="Visited_20_Internet_20_Link">
1936a23d-c219-4281-b646-f74c02b08998-scaled.jpg</text:a>
']</text:p>
      <text:p text:style-name="P4">
Tags: ['STOPRUSSIA', 'АГРЕСІЯ РФ', 'ВТОРГНЕННЯ РФ', 'ВТРАТИ ВОРОГА', 'ГШ ЗСУ']</text:p>
      <text:p text:style-name="P4">
Category: News</text:p>
      <!--METADATA-->
      <text:p text:style-name="P4">
<draw:frame draw:style-name="fr1" draw:name="Image22" text:anchor-type="as-char" svg:width="6.9236in" svg:height="6.952448in" draw:z-index="0">
<draw:image xlink:href="../Images/AРМІЯINFORM/2023-04-13T20-00-00-04-00/1936a23d-c219-4281-b646-f74c02b08998-scaled.jpg" xlink:type="simple" xlink:show="embed" xlink:actuate="onLoad" draw:mime-type="image/jpeg"/>
</draw:frame>
The total fighting loss of the enemy from 24.02.22 to 13.04.23 will be orientated:</text:p>
      <text:p text:style-name="P4">
<text:span text:style-name="T4">
<text:span text:style-name="T5">
 Personnel - </text:span>
* 180590(+540)persons eliminated</text:span>
<text:span text:style-name="T5">
 tanks - </text:span>
<text:span text:style-name="T5">
 3646(0)</text:span>
<text:span text:style-name="T4">
 combat armored vehicles - </text:span>
 7053(+10)<text:span text:style-name="T4">
<text:span text:style-name="T5">
 Artillery Systems - </text:span>
<text:span text:style-name="T5">
 2777(+7)</text:span>
 </text:span>
 RSZV - <text:span text:style-name="T4">
 535(0)</text:span>
<text:span text:style-name="T5">
 air defense means - </text:span>
<text:span text:style-name="T5">
 283(+1)</text:span>
<text:span text:style-name="T4">
 aircraft - </text:span>
 307(0)<text:span text:style-name="T4">
<text:span text:style-name="T5">
 helicopters - </text:span>
* 293(0)</text:span>
<text:span text:style-name="T5">
 UAV Operative Tactical Level-</text:span>
<text:span text:style-name="T5">
 2339(+5)</text:span>
<text:span text:style-name="T4">
 Winged missiles - </text:span>
 911(0)<text:span text:style-name="T4">
<text:span text:style-name="T5">
 ships / boats - </text:span>
* 18(0)</text:span>
<text:span text:style-name="T5">
 Automobile equipment and tanks - </text:span>
<text:span text:style-name="T5">
 5637(+7)</text:span>
<text:span text:style-name="T4">
 Special equipment - </text:span>
 320(+1)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13.04.23.</text:p>
      <text:p text:style-name="P4">
News Source: <text:a xlink:type="simple" xlink:href="https://armyinform.com.ua/2023/04/13/syly-oborony-za-dobu-likviduvaly-ponad-500-okupantiv-znyshhyly-10-bbm-i-7-artsystem/" text:style-name="Internet_20_link" text:visited-style-name="Visited_20_Internet_20_Link">
https://armyinform.com.ua/2023/04/13/syly-oborony-za-dobu-likviduvaly-ponad-500-okupantiv-znyshhyly-10-bbm-i-7-artsystem/</text:a>
</text:p>
      <!--NEWS-->
      <text:h text:style-name="P10" text:outline-level="1">
<text:span text:style-name="T4">
Exactly a year ago, the Navy of the Armed Forces rewrite the age-old history-Alexei Reznikov</text:span>
</text:h>
      <text:p text:style-name="P4">
Author: ['АРМІЯINFORM']</text:p>
      <text:p text:style-name="P4">
Time: 2023-04-13T21:00:00-04:00</text:p>
      <text:p text:style-name="P4">
Description: At the impact of Ukrainian missiles “Neptune” Bulo Bulla is balanced by that “Russian military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340923509_3472349713041630_8580056637537206316_n.jpg" text:style-name="Internet_20_link" text:visited-style-name="Visited_20_Internet_20_Link">
340923509_3472349713041630_8580056637537206316_n.jpg</text:a>
']</text:p>
      <text:p text:style-name="P4">
Tags: ['STOPRUSSIA', 'ВМС ЗСУ', 'ОЛЕКСІЙ РЕЗНІКОВ']</text:p>
      <text:p text:style-name="P4">
Category: News</text:p>
      <!--METADATA-->
      <text:p text:style-name="P4">
<draw:frame draw:style-name="fr1" draw:name="Image23" text:anchor-type="as-char" svg:width="6.9236in" svg:height="4.183008in" draw:z-index="0">
<draw:image xlink:href="../Images/AРМІЯINFORM/2023-04-13T21-00-00-04-00/340923509_3472349713041630_8580056637537206316_n.jpg" xlink:type="simple" xlink:show="embed" xlink:actuate="onLoad" draw:mime-type="image/jpeg"/>
</draw:frame>
The same "Neptune" rockets of Ukrainian missiles were affected by the same "Russian ship" - the flagship of the Black Sea Fleet of the Russian Moscow missile cruiser, which drown the next day.</text:p>
      <text:p text:style-name="P4">
Mood of annual antiquity <text:a xlink:type="simple" xlink:href="https://www.facebook.com/reznikovoleksii/posts/pfbid02XwZfGTxYvW4kajJJTf1bqayNLh9P4gWW4NMAmC7Hew6TrJGoqGJgEXXe5oYRKiQrl" text:style-name="Internet_20_link" text:visited-style-name="Visited_20_Internet_20_Link">
remembered</text:a>
Minister of Defense of Ukraine Alexei Reznikov.</text:p>
      <text:p text:style-name="P4">
“The event was so inspiring and incredible at the same time that many seemed to be true. After all, Russia has lost its flagship of overpayment ago, ”he said.</text:p>
      <text:p text:style-name="P4">
Our warriors, according to Alexei Reznikov, made it seemingly impossible. It changed the course of history. Because the chain reaction began. It was the last day of the Russian fleet on the Black Sea.</text:p>
      <text:p text:style-name="P4">
"<text:span text:style-name="T4">
 first </text:span>
, the successful use of Ukrainian missiles at such a distance has convinced partners that there is no point in delaying the transfer of Harpoon missiles.</text:p>
      <text:p text:style-name="P4">
*!As a result, this led to the escape invaders from the island of Snake, which they called "a gesture of goodwill."</text:p>
      <text:p text:style-name="P4">
<text:span text:style-name="T4">
 Third </text:span>
, the release of the snake made it possible to open a "grain corridor". Our products were worldly supported, Ukraine has received resources for defense. If it was not possible to make Moscow, it would be impossible to achieve this result.</text:p>
      <text:p text:style-name="P4">
As a result, the Russian fleet is forced to hide south and east of the Crimea. Kremliv's dreams of landing in Odessa remained in the past. Now the Russians can be cowardly firing civilians from the air, ” - said the Glava of the Defense Office of Ukraine.</text:p>
      <text:p text:style-name="P4">
Alexei Reznikov summed up: the main conclusion from this story is our country and to decide how to protect it. Even if someone still cares about Kreml's face.</text:p>
      <text:p text:style-name="P4">
“It is proven in combat that Made in Ukraine weapons are able to cope with more acquired tasks and protect on level with the best partner development. The development of the Ukrainian MIC is a priority because it is an element of our respectiveness.</text:p>
      <text:p text:style-name="P4">
Our success on the battlefield is the key to what they will support us, ” - he is convinced.</text:p>
      <text:p text:style-name="P4">
So now the most important thing, as the head of the Ministry of Defense of Ukraine noted, is to support our defenders and defenders, to maintain unity, step by step to the goal. Victory is inevitable.</text:p>
      <text:p text:style-name="P4">
News Source: <text:a xlink:type="simple" xlink:href="https://armyinform.com.ua/2023/04/13/rivno-rik-tomu-vijskovo-morski-syly-zsu-perepysaly-vikovu-istoriyu-oleksij-reznikov/" text:style-name="Internet_20_link" text:visited-style-name="Visited_20_Internet_20_Link">
https://armyinform.com.ua/2023/04/13/rivno-rik-tomu-vijskovo-morski-syly-zsu-perepysaly-vikovu-istoriyu-oleksij-reznikov/</text:a>
</text:p>
      <!--NEWS-->
      <text:h text:style-name="P10" text:outline-level="1">
<text:span text:style-name="T4">
The first Black Sea Security Conference begins in Bucharest</text:span>
</text:h>
      <text:p text:style-name="P4">
Author: ['АРМІЯINFORM']</text:p>
      <text:p text:style-name="P4">
Time: 2023-04-13T22:00:00-04:00</text:p>
      <text:p text:style-name="P4">
Description: Syogodnі, 13 kvіtyni, Bucharest launched Persha Chornomorska Bezpekov conference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og-image.png" text:style-name="Internet_20_link" text:visited-style-name="Visited_20_Internet_20_Link">
og-image.png</text:a>
']</text:p>
      <text:p text:style-name="P4">
Tags: ['STOPRUSSIA', 'АГРЕСІЯ РФ', 'КРИМСЬКА МІЖНАРОДНА ПЛАТФОРМА', 'ПЕРША ЧОРНОМОРСЬКА БЕЗПЕКОВА КОНФЕРЕНЦІЯ']</text:p>
      <text:p text:style-name="P4">
Category: News</text:p>
      <!--METADATA-->
      <text:p text:style-name="P4">
<draw:frame draw:style-name="fr1" draw:name="Image24" text:anchor-type="as-char" svg:width="6.9236in" svg:height="3.63489in" draw:z-index="0">
<draw:image xlink:href="../Images/AРМІЯINFORM/2023-04-13T22-00-00-04-00/og-image.png" xlink:type="simple" xlink:show="embed" xlink:actuate="onLoad" draw:mime-type="image/png"/>
</draw:frame>
Today, on April 13, the first Black Sea security conference of the International Crimean Platform started in Bucharest, <text:a xlink:type="simple" xlink:href="https://www.kmu.gov.ua/events/13-kvitnia-ukraina-ta-rumuniia-provedut-u-bukharesti-pershu-chornomorsku-bezpekovu-konferentsiiu-mizhnarodnoi-krymskoi-platformy" text:style-name="Internet_20_link" text:visited-style-name="Visited_20_Internet_20_Link">
reports</text:a>
Government portal.</text:p>
      <text:p text:style-name="P4">
The event was organized with the participation of the Ministry of Foreign Ministry of Ukraine and the Ministry of Defense of Ukraine with the Center for Defense Strategies of Ukraine together with the Ministry of Foreign Affairs of Romania Taministraism of Romania National Defense.</text:p>
      <text:p text:style-name="P4">
"The first conference on the Black Sea safety under the auspices of the Crimean International Platform is an important opportunity to evaluate the multidimensional influx of the Russian aggressive war and aims to discuss with the regions and international partners the decisions on the Black Sea," - [noted].(https://mae.ro/node/61626)In Romanian Foreign Ministry.</text:p>
      <text:p text:style-name="P4">
The conference will attend foreign delegations from over 20 states of international organizations at the level of ministers, state secretaries and other high officials.</text:p>
      <text:p text:style-name="P4">
<text:a xlink:type="simple" xlink:href="https://armyinform.com.ua/2021/09/10/dmytro-kuleba-krymska-platforma-cze-novyj-instrument-yakyj-formuye-arhitekturu-regionalnoyi-i-globalnoyi-bezpeky/" text:style-name="Internet_20_link" text:visited-style-name="Visited_20_Internet_20_Link">
Crimean International Platform</text:a>
- the initiative of Ukraine, initiated by UKIEV, on August 23, 2021, aimed at strengthening the policy of non -recognition of non -conscious annexation of the Crimean peninsula by the Russian Federation.</text:p>
      <text:p text:style-name="P4">
News Source: <text:a xlink:type="simple" xlink:href="https://armyinform.com.ua/2023/04/13/u-buharesti-rozpochynaye-robotu-persha-chornomorska-bezpekova-konferencziya/" text:style-name="Internet_20_link" text:visited-style-name="Visited_20_Internet_20_Link">
https://armyinform.com.ua/2023/04/13/u-buharesti-rozpochynaye-robotu-persha-chornomorska-bezpekova-konferencziya/</text:a>
</text:p>
      <!--NEWS-->
      <text:h text:style-name="P10" text:outline-level="1">
<text:span text:style-name="T4">
Catastrophic loss of rating mospatriarchal compensates for a passionate behavior</text:span>
</text:h>
      <text:p text:style-name="P4">
Author: ['АРМІЯINFORM']</text:p>
      <text:p text:style-name="P4">
Time: 2023-04-13T63:00:00-04:00</text:p>
      <text:p text:style-name="P4">
Description: Vnaslіdok of a large -scale Veini, Rosv’s liable for Ukraine, UOC -MP Schwidko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photo_5314582069986313442_y.jpg" text:style-name="Internet_20_link" text:visited-style-name="Visited_20_Internet_20_Link">
photo_5314582069986313442_y.jpg</text:a>
']</text:p>
      <text:p text:style-name="P4">
Tags: ['ВТОРГНЕННЯ РФ', 'МОСПАТРІАРХАТ', 'РЕЛІГІЯ']</text:p>
      <text:p text:style-name="P4">
Category: News</text:p>
      <!--METADATA-->
      <text:p text:style-name="P4">
<draw:frame draw:style-name="fr1" draw:name="Image25" text:anchor-type="as-char" svg:width="6.9236in" svg:height="4.298402in" draw:z-index="0">
<draw:image xlink:href="../Images/AРМІЯINFORM/2023-04-13T63-00-00-04-00/photo_5314582069986313442_y.jpg" xlink:type="simple" xlink:show="embed" xlink:actuate="onLoad" draw:mime-type="image/jpeg"/>
</draw:frame>
As a result of a large -scale war, resolved by Russia against Ukraine, the UOC IPShszczko loses authority in the midst of Ukrainians, but tries to stop this process by aggressive actions.</text:p>
      <text:p text:style-name="P4">
About it in an interview with the Armyinform <text:a xlink:type="simple" xlink:href="https://armyinform.com.ua/2023/04/13/diyalnist-mospatriarhatu-v-ukrayini-obyektyvno-ye-zagrozoyu-naczbezpeczi-nashoyi-krayiny-profesor-oleksandr-sagan/" text:style-name="Internet_20_link" text:visited-style-name="Visited_20_Internet_20_Link">
told</text:a>
Head of the Department of Religious Studies of the GS Skovorodyan of Ukraine, Doctor of Philosophy, Professor Alexander Sagan.</text:p>
      <text:p text:style-name="P4">
“Large -scale invasion and missiles that fall into our cities and villages, the preaching of the Moscow Patriarch Kirill, in which he not only supported but also urges to destroy Ukrainians.(For that he even promises "release of sins" and get into paradise), суттєво змінили ставлення багатьохукраїнських віруючих до московського патріархату. Соціологи стверджують, щорівень підтримки упц мп зменшився з 15% (to a large -scale invasion)Do4%(As of April 2022), - he said.</text:p>
      <text:p text:style-name="P4">
According to him, at the same time in Ukraine significantly increased supporters of the idea of connection of the UOC -MP with the Moscow Patriarchate. Thus, in March 2022 it was supported by 63% of respondents, and in April this year-already 74%(Sociological Research of the Rating Group).</text:p>
      <text:p text:style-name="P4">
«Керівництво упц мп намагається компенсувати таке катастрофічне падіннярейтингу церкви своєю аґресивною поведінкою та звинуваченням держави Україна внібито „рейдерських захопленнях“ храмів. Робиться багато заяв, особливо дляіноземних ЗМІ, в яких перекручують очевидні факти чи маніпулюють ними», —сказав Олександр Саган.</text:p>
      <text:p text:style-name="P4">
News Source: <text:a xlink:type="simple" xlink:href="https://armyinform.com.ua/2023/04/13/katastrofichnu-vtratu-rejtyngu-mospatriarhat-kompensuye-agresyvnoyu-povedinkoyu/" text:style-name="Internet_20_link" text:visited-style-name="Visited_20_Internet_20_Link">
https://armyinform.com.ua/2023/04/13/katastrofichnu-vtratu-rejtyngu-mospatriarhat-kompensuye-agresyvnoyu-povedinkoyu/</text:a>
</text:p>
      <!--NEWS-->
      <text:h text:style-name="P10" text:outline-level="1">
<text:span text:style-name="T4">
It is necessary to talk about the genocide that Russia implements about the Ukrainian people - Anna Malyar</text:span>
</text:h>
      <text:p text:style-name="P4">
Author: ['Андрій Агєєв']</text:p>
      <text:p text:style-name="P4">
Time: 2023-04-13T92:00:00-04:00</text:p>
      <text:p text:style-name="P4">
Description: —Tat Golovna, Svydchennya, outdated the aggressor of the Federal Federal Administrative Offenses, and the Mary of the Ministry of Estate ... The war with Ukraine 2022, the war with Ukraine is the latest news today, the war with Ukraine 2022 is the last for today, will there be a war between Ukraine and Russia and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2/golovna_malyar.jpg" text:style-name="Internet_20_link" text:visited-style-name="Visited_20_Internet_20_Link">
golovna_malyar.jpg</text:a>
']</text:p>
      <text:p text:style-name="P4">
Tags: ['STOPRUSSIA', 'АГРЕСІЯ РФ', 'ВОЄННІ ЗЛОЧИНИ', 'ВТОРГНЕННЯ РФ', 'ГАННА МАЛЯР']</text:p>
      <text:p text:style-name="P4">
Category: News</text:p>
      <!--METADATA-->
      <text:p text:style-name="P4">
<draw:frame draw:style-name="fr1" draw:name="Image26" text:anchor-type="as-char" svg:width="6.9236in" svg:height="4.615733in" draw:z-index="0">
<draw:image xlink:href="../Images/AРМІЯINFORM/2023-04-13T92-00-00-04-00/golovna_malyar.jpg" xlink:type="simple" xlink:show="embed" xlink:actuate="onLoad" draw:mime-type="image/jpeg"/>
</draw:frame>
—This is the main thing that is evidence of the aggression of the Russian Federation, which is a life -threatening crime and derivatives from it - war crimes, anti -mobility crimes, and after all, we need to talk about the genocide, which is carried out by the today's Federation in relation to the Ukrainian people. And for all these crimes, there is an international legal assessment, - said the Deputy Minister of Defense of Ukraine Anna Malyar on the united information telephone today, commenting on the terrible execution of the Ukrainian serviceman of the Russian serviceman.</text:p>
      <text:p text:style-name="P4">
Emphasis on why this video was widespread right now, although it was clear that they were doing it in the summer, the Deputy of Ukraine emphasized that the authors or customers probably intended to intimidate us, Ukrainians.</text:p>
      <ul>
        <li>
Although it is difficult to imagine what we can still be intimidated after a year of large -scale interruption of Russia in Ukraine. It can also be a struggle in the middle of Russian power elites. And now we have an assumption whose representatives have been united. In this way, they just heat each other, giving out such atrocities. Apparently, the people who did it did not do it for the first time. Maybe I will name terrible things, and they have some pleasure from it. They can shoot it to then look and assert themselves, or to report the commanders in the form of a report on the work done, - said the painter.</li>
      </ul>
      <text:p text:style-name="P4">
She also stressed that it is good when such crimes did not remain heated. Because if it were not this video, we would have never been aware of what it could have happened.</text:p>
      <ul>
        <li>
We have a very big chance to condemn the people they committed. Of course, we can do it at our own national level, our courts and law enforcement agencies are able to do so professionally. Tap here is different as the world evaluates it. The fact is that this was not a crime in the middle of our country, our citizens. The main thing here is that there is an aggression of the Russian Federation in our territory - which is an international crime derived from it - war crimes, crimes against humanity. In the end, it is necessary to speak about genocide, which is carried out today by the Russian Federation of Revening to the Ukrainian People.</li>
      </ul>
      <text:p text:style-name="P4">
News Source: <text:a xlink:type="simple" xlink:href="https://armyinform.com.ua/2023/04/13/treba-govoryty-pro-genoczyd-yakyj-zdijsnyuye-sogodni-rosijska-federacziya-po-vidnoshennyu-do-ukrayinskogo-narodu-ganna-malyar/" text:style-name="Internet_20_link" text:visited-style-name="Visited_20_Internet_20_Link">
https://armyinform.com.ua/2023/04/13/treba-govoryty-pro-genoczyd-yakyj-zdijsnyuye-sogodni-rosijska-federacziya-po-vidnoshennyu-do-ukrayinskogo-narodu-ganna-malyar/</text:a>
</text:p>
      <!--NEWS-->
      <text:h text:style-name="P10" text:outline-level="1">
<text:span text:style-name="T4">
Denis Schmigal: In 2023, a quick reconstruction projects need $ 14 billion</text:span>
</text:h>
      <text:p text:style-name="P4">
Author: ['АРМІЯINFORM']</text:p>
      <text:p text:style-name="P4">
Time: 2023-04-13T94:00:00-04:00</text:p>
      <text:p text:style-name="P4">
Description: 12 KVITRY Prem'r-Minіst Ukrainian Denis Schmigal, taking fate from the round table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thumb_202310_820_360_0_0_auto.jpg" text:style-name="Internet_20_link" text:visited-style-name="Visited_20_Internet_20_Link">
thumb_202310_820_360_0_0_auto.jpg</text:a>
']</text:p>
      <text:p text:style-name="P4">
Tags: ['STOPRUSSIA', 'АГРЕСІЯ РФ', 'СВІТ ПІДТРИМУЄ УКРАЇНУ']</text:p>
      <text:p text:style-name="P4">
Category: News</text:p>
      <!--METADATA-->
      <text:p text:style-name="P4">
<draw:frame draw:style-name="fr1" draw:name="Image27" text:anchor-type="as-char" svg:width="6.9236in" svg:height="4.610104in" draw:z-index="0">
<draw:image xlink:href="../Images/AРМІЯINFORM/2023-04-13T94-00-00-04-00/thumb_202310_820_360_0_0_auto.jpg" xlink:type="simple" xlink:show="embed" xlink:actuate="onLoad" draw:mime-type="image/jpeg"/>
</draw:frame>
On April 12, the Prime Minister of Ukraine Denis Shmigal participated in a round-country level in support of Ukraine, which takes place within the Springmeetings Group of the World Bank and the IMF.</text:p>
      <text:p text:style-name="P4">
The event was opened by the President of Ukraine Volodymyr Zelensky.</text:p>
      <text:p text:style-name="P4">
"In order for people to return to Ukraine so that the aggressor will lose not only on the battlefield, abandoned in everything, we need the approval of the support program to cover the primary projects of rapid recovery," the Head of State stressed.</text:p>
      <text:p text:style-name="P4">
For its part, Prime Minister of Ukraine Denis Shmigal stressed that the restoration of Ukraine is already beginning now and the government will not wait for this.</text:p>
      <text:p text:style-name="P4">
“In 2023, we need $ 14 billion for quick reconstruction projects. We can do all the tasks in five priority areas of recovery, ”said the head of the Ukrainian government.</text:p>
      <text:p text:style-name="P4">
Denis Shmigal also stated that long -term support from international partners in the amount of $ 115 billion will not only ensure financial stability in Ukraine, but also sends a clear signal of Russia that the Allies of Ukraine will support us as much as it will be needed.</text:p>
      <text:p text:style-name="P4">
<text:span text:style-name="T4">
 Source: </text:span>
 _ <text:a xlink:type="simple" xlink:href="https://www.kmu.gov.ua/news/denys-shmyhal-u-2023-rotsi-na-proekty-shvydkoi-vidbudovy-potribno-14-mlrd" text:style-name="Internet_20_link" text:visited-style-name="Visited_20_Internet_20_Link">
Government portal</text:a>
_</text:p>
      <text:p text:style-name="P4">
News Source: <text:a xlink:type="simple" xlink:href="https://armyinform.com.ua/2023/04/13/denys-shmygal-u-2023-roczi-na-proekty-shvydkoyi-vidbudovy-potribno-14-mlrd/" text:style-name="Internet_20_link" text:visited-style-name="Visited_20_Internet_20_Link">
https://armyinform.com.ua/2023/04/13/denys-shmygal-u-2023-roczi-na-proekty-shvydkoyi-vidbudovy-potribno-14-mlrd/</text:a>
</text:p>
      <!--NEWS-->
      <text:h text:style-name="P10" text:outline-level="1">
<text:span text:style-name="T4">
In Donetsk, the occupiers release local doctors and take doctors from the Russian Federation</text:span>
</text:h>
      <text:p text:style-name="P4">
Author: ['АРМІЯINFORM']</text:p>
      <text:p text:style-name="P4">
Time: 2023-04-13T96:00:00-04:00</text:p>
      <text:p text:style-name="P4">
Description: Before Timchasovo, the district Luhanskoe, Portant Like Likkariv Z RF RF, ... War with Ukraine 2022, War with Ukraine Latest News Today, News War with Ukraine 2022 The last ones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fvfev.webp" text:style-name="Internet_20_link" text:visited-style-name="Visited_20_Internet_20_Link">
fvfev.webp</text:a>
']</text:p>
      <text:p text:style-name="P4">
Tags: ['STOPRUSSIA', 'АГРЕСІЯ РФ', 'ВТОРГНЕННЯ РФ']</text:p>
      <text:p text:style-name="P4">
Category: News</text:p>
      <!--METADATA-->
      <text:p text:style-name="P4">
<draw:frame draw:style-name="fr1" draw:name="Image28" text:anchor-type="as-char" svg:width="6.9236in" svg:height="4.615733in" draw:z-index="0">
<draw:image xlink:href="../ConvertedIMGs/AРМІЯINFORM/2023-04-13T96-00-00-04-00/fvfev.png" xlink:type="simple" xlink:show="embed" xlink:actuate="onLoad" draw:mime-type="image/png"/>
</draw:frame>
Illustrative photo</text:p>
      <text:p text:style-name="P4">
The occupiers bring doctors of the SFF, instead of the released local medical staff, to the temporarily captured areas of the Luhansk region.</text:p>
      <text:p text:style-name="P4">
In a temporarily captured snowy(Donetsk region)The invaders released 10 medical, who refused to receive a passport of the Russian Federation. Instead, Samara was sending to the city.</text:p>
      <text:p text:style-name="P4">
We will remind, the enemy continues to convert civilian hospitals to the needs of the work troops, but there are not enough doctors. At the same time, the precinct of doctors, the day before several more civilian hospitals in the east of Ukraine were given to the needs of the terrorist organization "PVC Wagner".</text:p>
      <text:p text:style-name="P4">
<text:span text:style-name="T4">
 Source: </text:span>
 <text:a xlink:type="simple" xlink:href="https://sprotyv.mod.gov.ua/2023/04/13/na-donechchyni-okupanty-zavozyat-rosijskyh-likariv-zamist-zvilnenyh-misczevyh/" text:style-name="Internet_20_link" text:visited-style-name="Visited_20_Internet_20_Link">
_ <text:span text:style-name="T5">
 Center of the National Optiv</text:span>
</text:a>
</text:p>
      <text:p text:style-name="P4">
News Source: <text:a xlink:type="simple" xlink:href="https://armyinform.com.ua/2023/04/13/na-donechchyni-okupanty-zvilnyayut-misczevyh-likariv-ta-vezut-medykiv-z-rf/" text:style-name="Internet_20_link" text:visited-style-name="Visited_20_Internet_20_Link">
https://armyinform.com.ua/2023/04/13/na-donechchyni-okupanty-zvilnyayut-misczevyh-likariv-ta-vezut-medykiv-z-rf/</text:a>
</text:p>
      <!--NEWS-->
      <text:h text:style-name="P10" text:outline-level="1">
<text:span text:style-name="T4">
The Ministry of Defense continues to search for effective models of the Armed Forces of the Armed Forces: a meeting with retailers took place</text:span>
</text:h>
      <text:p text:style-name="P4">
Author: ['АРМІЯINFORM']</text:p>
      <text:p text:style-name="P4">
Time: 2023-04-13T97:00:00-04:00</text:p>
      <text:p text:style-name="P4">
Description: Міністерство оборони України продовжує пошук рішень, направлених на забезпечення прозор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olovne_foto-2-918x540-1.jpg" text:style-name="Internet_20_link" text:visited-style-name="Visited_20_Internet_20_Link">
golovne_foto-2-918x540-1.jpg</text:a>
']</text:p>
      <text:p text:style-name="P4">
Tags: ['ДЕРЖАВНІ ЗАКУПІВЛІ', 'МІНІСТЕРСТВО ОБОРОНИ УКРАЇНИ']</text:p>
      <text:p text:style-name="P4">
Category: News</text:p>
      <!--METADATA-->
      <text:p text:style-name="P4">
<draw:frame draw:style-name="fr1" draw:name="Image29" text:anchor-type="as-char" svg:width="6.9236in" svg:height="4.072706in" draw:z-index="0">
<draw:image xlink:href="../Images/AРМІЯINFORM/2023-04-13T97-00-00-04-00/golovne_foto-2-918x540-1.jpg" xlink:type="simple" xlink:show="embed" xlink:actuate="onLoad" draw:mime-type="image/jpeg"/>
</draw:frame>
Illustrative photo</text:p>
      <text:p text:style-name="P4">
The Ministry of Defense of Ukraine continues to search for decisions aimed at the adoption of transparent procurement procedures and effective models of organization of the Armed Forces of Ukraine. So, Deputy Minister of Defense of Ukraine Denis Sharapov, together with the command of logistics of the Armed Forces of Ukraine, met with representatives of large trading networks(Retailers).  Зокрема на зустрічі були присутні такі представники:  — від мережі продуктових магазинів «КОЛО» Олег Первушин та Марина Сергієнко;  — від мережі продуктових магазинів «АТБ-Маркет» Ольга Бучковська та ЄвгенійШабовта;  — від мережі продуктових магазинів «ВАРУС» Олександр Булгаков та КостянтинРомащенко;  — від мережі продуктових магазинів «АШАН» Алла Ковалевська та Руслан Дубас;  — від мережі продуктових магазинів «СІЛЬПО» (Fozzy Group)Irina Dyachuk. During the meeting, Deputy Minister of Defense of Ukraine Denis Sharapov expressed a position on the importance of attracting retailers in the process of organizing the power of servicemen. Representatives of the retailers informed that the current requirements of providing products for products, namely on the principle of guaranteeing the delivery of products of premature products for their ongoing release, is a too risky process of network business at the current prices at MOU. Understanding the importance of the continuous nutrition process, the parties have agreed to work out the possibility of conducting several pilot projects in order to analyze the directions of optimization of the procurement system. The parties have agreed to exchange additional experiences and continue search -efficient solutions in a week.</text:p>
      <text:p text:style-name="P4">
<text:span text:style-name="T4">
 Source: </text:span>
 <text:a xlink:type="simple" xlink:href="https://www.mil.gov.ua/news/2023/04/13/ministerstvo-oboroni-prodovzhue-poshuk-efektivnih-modelej-organizaczii-harchuvannya-zsu-vidbulasya-zustrich-z-ritejlerami/" text:style-name="Internet_20_link" text:visited-style-name="Visited_20_Internet_20_Link">
__ Ministry of Defense of Ukraine_</text:a>
</text:p>
      <text:p text:style-name="P4">
News Source: <text:a xlink:type="simple" xlink:href="https://armyinform.com.ua/2023/04/13/ministerstvo-oborony-prodovzhuye-poshuk-efektyvnyh-modelej-organizacziyi-harchuvannya-zsu-vidbulasya-zustrich-z-ritejleramy/" text:style-name="Internet_20_link" text:visited-style-name="Visited_20_Internet_20_Link">
https://armyinform.com.ua/2023/04/13/ministerstvo-oborony-prodovzhuye-poshuk-efektyvnyh-modelej-organizacziyi-harchuvannya-zsu-vidbulasya-zustrich-z-ritejleramy/</text:a>
</text:p>
      <!--NEWS-->
      <text:h text:style-name="P10" text:outline-level="1">
<text:span text:style-name="T4">
In the war, the phrase "enough weapons" does not exist - Alexei Danilov</text:span>
</text:h>
      <text:p text:style-name="P4">
Author: ['АРМІЯINFORM']</text:p>
      <text:p text:style-name="P4">
Time: 2023-04-13T98:00:00-04:00</text:p>
      <text:p text:style-name="P4">
Description: The secretary for the sake of National Bezpeki, the defense of Ukraine Oleksiy Danylov Pіdkresliv, Shcho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1/124169412_728e27f1-5076-4016-ae2e-9fb07e605c88.jpg.webp" text:style-name="Internet_20_link" text:visited-style-name="Visited_20_Internet_20_Link">
124169412_728e27f1-5076-4016-ae2e-9fb07e605c88.jpg.webp</text:a>
']</text:p>
      <text:p text:style-name="P4">
Tags: ['STOPRUSSIA', 'АГРЕСІЯ РФ', 'СЕКРЕТАР РНБО УКРАЇНИ']</text:p>
      <text:p text:style-name="P4">
Category: News</text:p>
      <!--METADATA-->
      <text:p text:style-name="P4">
<draw:frame draw:style-name="fr1" draw:name="Image30" text:anchor-type="as-char" svg:width="6.9236in" svg:height="3.894525in" draw:z-index="0">
<draw:image xlink:href="../ConvertedIMGs/AРМІЯINFORM/2023-04-13T98-00-00-04-00/124169412_728e27f1-5076-4016-ae2e-9fb07e605c88.jpg.png" xlink:type="simple" xlink:show="embed" xlink:actuate="onLoad" draw:mime-type="image/png"/>
</draw:frame>
The secretary of the National Security and Defense Council of Ukraine Alexei Danilov acted that Ukraine is currently receiving more weapons from partners, but to say that it is enough, the Ukrainian military cannot.</text:p>
      <text:p text:style-name="P4">
He stated this on the national telephone "Unified News".</text:p>
      <text:p text:style-name="P4">
"Today we are getting more and more help from our partners. But what is enough or not enough of these weapons, I will tell you that it will never be enough. There is no such phrase as "sufficient arms" in the war. Our military has a great desire to have weapons as soon as possible in order to destroy those terrorists who have invaded our territory as soon as possible, ”the NSDC secretary stressed.</text:p>
      <text:p text:style-name="P4">
He also noted that there were "certain delays" in the supply of weapons, which partners of Ukraine were referred to.</text:p>
      <text:p text:style-name="P4">
“I want to pay attention to the President's words that we are waiting for the promised help of our partners. I can note that, unfortunately, not all partners have gone over. Supply is going now - I cannot say that it is not - but they are delays on certain issues. We will assume that this is a temporary -maturity that will be worked out, ”Alexei Danilov said.</text:p>
      <text:p text:style-name="P4">
He also stressed that Ukraine rests not only on partners, but also on "many other channels" that allow you to buy weapons for defense forces, the process continues daily.</text:p>
      <text:p text:style-name="P4">
At the same time, the NSDC secretary did not specify what kind of weapons it was.</text:p>
      <text:p text:style-name="P4">
News Source: <text:a xlink:type="simple" xlink:href="https://armyinform.com.ua/2023/04/13/na-vijni-slovospoluchennya-dostatno-zbroyi-ne-isnuye-oleksij-danilov/" text:style-name="Internet_20_link" text:visited-style-name="Visited_20_Internet_20_Link">
https://armyinform.com.ua/2023/04/13/na-vijni-slovospoluchennya-dostatno-zbroyi-ne-isnuye-oleksij-danilov/</text:a>
</text:p>
      <!--NEWS-->
      <text:h text:style-name="P10" text:outline-level="1">
<text:span text:style-name="T4">
France 24 showed the plot from the camp of the Russians and called the "hostile" counter -offensive of the Armed Forces</text:span>
</text:h>
      <text:p text:style-name="P4">
Authors: Ukrinform (Person)</text:p>
      <text:p text:style-name="P4">
Publisher: Укринформ (Organization)</text:p>
      <text:p text:style-name="P4">
Published Time: 2023-04-14T-123:15:00+03:00</text:p>
      <text:p text:style-name="P4">
Modified Time: 2023-04-14T17:15:00+03:00</text:p>
      <text:p text:style-name="P4">
Description: France 24 journalists, funded by the France's budget, visited a camp where Russian invading troops are fighting against Ukraine. - Ukrinform.</text:p>
      <text:p text:style-name="P4">
Images: ["<text:a xlink:type="simple" xlink:href="https://static.ukrinform.com/photos/2019_06/thumb_files/630_360_1561621129-563.jpg" text:style-name="Internet_20_link" text:visited-style-name="Visited_20_Internet_20_Link">
630_360_15616...</text:a>
"]</text:p>
      <text:p text:style-name="P4">
Tags: ['Франція', 'ЗСУ', 'Російські військові', 'Війна з росією']</text:p>
      <text:p text:style-name="P4">
Type: Article</text:p>
      <!--METADATA-->
      <text:p text:style-name="P4">
<draw:frame draw:style-name="fr1" draw:name="Image31" text:anchor-type="as-char" svg:width="6.9236in" svg:height="3.931103in" draw:z-index="0">
<draw:image xlink:href="../Images/yкринформ/2023-04-14T-123-15-00-03-00/630_360_1561621129-563.jpg" xlink:type="simple" xlink:show="embed" xlink:actuate="onLoad" draw:mime-type="image/jpeg"/>
</draw:frame>
Journalists of France 24, financed from the budget of France, visited the camp where the Russian invarbnikivskaya, who fight against Ukraine.</text:p>
      <text:p text:style-name="P4">
As Ukrinform reports, this is said in <text:a xlink:type="simple" xlink:href="https://www.france24.com/en/video/20230413-war-in-ukraine-russian-forces-preparing-for-battle-ahead-of-counter-offensive" text:style-name="Internet_20_link" text:visited-style-name="Visited_20_Internet_20_Link">
</text:a>
.</text:p>
      <text:p text:style-name="P4">
Матеріал на сайті телеканалу вийшов під заголовком: "Війна в Україні: <text:a xlink:type="simple" xlink:href="https://www.ukrinform.ua/tag-rosijski-vijskovi" text:style-name="Internet_20_link" text:visited-style-name="Visited_20_Internet_20_Link">
</text:a>
Prepare for the fight of pre -contrast. "</text:p>
      <text:p text:style-name="P4">
The plot does not mention that Russian invaders carry out illegal aggression in the territory of Ukraine, instead, in the plot you can notice the element of Russian propaganda. For example, the Russian military boast that their weapons are the best Western analogues, in particular, for German Leopard tanks.</text:p>
      <text:p text:style-name="P4">
<text:span text:style-name="T4">
 Read also: </text:span>
 <text:a xlink:type="simple" xlink:href="https://www.ukrinform.ua/rubric-ato/3695319-francia-z-zahom-sprijnala-video-strati-rosianami-ukrainskogo-vijskovogo.html" text:style-name="Internet_20_link" text:visited-style-name="Visited_20_Internet_20_Link">
<text:span text:style-name="T4">
 France </text:span>
</text:a>
On one of the Russian soldiers you can see a cap with the symbol of aggression Z Tasimvolik of the USSR. Another Russian occupier said that he was not afraid of a counter -offensive, which France 24 journalist called "hostile" on the offensive.</text:p>
      <text:p text:style-name="P4">
According to Ukrinform, the Prime Minister of Ukraine Denis Shmigal stated that a large-scale contradiction of Ukrainian forces against Russian invaders can be possible to resolve in the summer.</text:p>
      <text:p text:style-name="P4">
News Source: <text:a xlink:type="simple" xlink:href="https://www.ukrinform.ua/rubric-ato/3695966-france-24-pokazav-suzet-iz-taboru-rosian-ta-nazvav-vorozim-kontrnastup-zsu.html" text:style-name="Internet_20_link" text:visited-style-name="Visited_20_Internet_20_Link">
https://www.ukrinform.ua/rubric-ato/3695966-france-24-pokazav-suzet-iz-taboru-rosian-ta-nazvav-vorozim-kontrnastup-zsu.html</text:a>
</text:p>
      <!--NEWS-->
      <text:h text:style-name="P10" text:outline-level="1">
<text:span text:style-name="T4">
In the Ukrainian House in the United States, a photo exhibition "Bakhmut is unbreakable" was opened - Shmigal</text:span>
</text:h>
      <text:p text:style-name="P4">
Authors: Ukrinform (Person)</text:p>
      <text:p text:style-name="P4">
Publisher: Укринформ (Organization)</text:p>
      <text:p text:style-name="P4">
Published Time: 2023-04-14T-134:49:00+03:00</text:p>
      <text:p text:style-name="P4">
Modified Time: 2023-04-14T16:49:00+03:00</text:p>
      <text:p text:style-name="P4">
Description: In the Ukrainian House in the United States, a photo exhibition "Bakhmut is unbreakable!" Was opened, which clearly demonstrates what Russia wants to turn. - Ukrinform.</text:p>
      <text:p text:style-name="P4">
Images: ["<text:a xlink:type="simple" xlink:href="https://static.ukrinform.com/photos/2023_04/thumb_files/630_360_1681480080-423.jpg" text:style-name="Internet_20_link" text:visited-style-name="Visited_20_Internet_20_Link">
630_360_16814...</text:a>
", "<text:a xlink:type="simple" xlink:href="https://static.ukrinform.com/photos/2023_04/1681480080-638.jpg" text:style-name="Internet_20_link" text:visited-style-name="Visited_20_Internet_20_Link">
1681480080-63...</text:a>
", "<text:a xlink:type="simple" xlink:href="https://static.ukrinform.com/photos/2023_04/1681480037-595.jpg" text:style-name="Internet_20_link" text:visited-style-name="Visited_20_Internet_20_Link">
1681480037-59...</text:a>
", "<text:a xlink:type="simple" xlink:href="https://static.ukrinform.com/photos/2023_04/1681480080-440.jpg" text:style-name="Internet_20_link" text:visited-style-name="Visited_20_Internet_20_Link">
1681480080-44...</text:a>
", "<text:a xlink:type="simple" xlink:href="https://static.ukrinform.com/photos/2023_04/1681480079-309.jpg" text:style-name="Internet_20_link" text:visited-style-name="Visited_20_Internet_20_Link">
1681480079-30...</text:a>
"]</text:p>
      <text:p text:style-name="P4">
Tags: ['Бахмут', 'США', 'Виставка', 'Шмигаль', 'Війна з росією']</text:p>
      <text:p text:style-name="P4">
Type: Article</text:p>
      <!--METADATA-->
      <text:p text:style-name="P4">
<draw:frame draw:style-name="fr1" draw:name="Image32" text:anchor-type="as-char" svg:width="6.9236in" svg:height="3.956343in" draw:z-index="0">
<draw:image xlink:href="../Images/yкринформ/2023-04-14T-134-49-00-03-00/630_360_1681480080-423.jpg" xlink:type="simple" xlink:show="embed" xlink:actuate="onLoad" draw:mime-type="image/jpeg"/>
</draw:frame>
In the Ukrainian House in the United States, they opened a photo exhibition "Bakhmut is unbreakable!", Which will give a clear renovation, which Russia wants to turn Russia.</text:p>
      <text:p text:style-name="P4">
About this Prime Minister Denis Shmigal, who is on a working visit of Uvashington(USA), he wrote in a telegram, reports Ukrinform.</text:p>
      <text:p text:style-name="P4">
<draw:frame draw:style-name="fr1" draw:name="Image33" text:anchor-type="as-char" svg:width="6.9236in" svg:height="4.615733in" draw:z-index="0">
<draw:image xlink:href="../Images/yкринформ/2023-04-14T-134-49-00-03-00/1681480080-638.jpg" xlink:type="simple" xlink:show="embed" xlink:actuate="onLoad" draw:mime-type="image/jpeg"/>
</draw:frame>
"In the Ukrainian House in the United States, a photo exhibition" Bakhmut is unbreakable!"Was opened. These photos are an illustration of what our enemy wants to turn Ukraine. But Bakhmutzlam!And just as unbreakable every of us, ”Shmigal wrote.</text:p>
      <text:p text:style-name="P4">
<draw:frame draw:style-name="fr1" draw:name="Image34" text:anchor-type="as-char" svg:width="6.9236in" svg:height="4.615733in" draw:z-index="0">
<draw:image xlink:href="../Images/yкринформ/2023-04-14T-134-49-00-03-00/1681480037-595.jpg" xlink:type="simple" xlink:show="embed" xlink:actuate="onLoad" draw:mime-type="image/jpeg"/>
</draw:frame>
According to him, it is extremely important for our country to support our compatriots in America. The Ukrainian diaspora in the United States is traditionally cohesive, energetic and initiative.</text:p>
      <text:p text:style-name="P4">
<draw:frame draw:style-name="fr1" draw:name="Image35" text:anchor-type="as-char" svg:width="6.9236in" svg:height="4.615733in" draw:z-index="0">
<draw:image xlink:href="../Images/yкринформ/2023-04-14T-134-49-00-03-00/1681480080-440.jpg" xlink:type="simple" xlink:show="embed" xlink:actuate="onLoad" draw:mime-type="image/jpeg"/>
</draw:frame>
"I thank you for strengthening the two -party support of our country and for being reinstalling hostile propaganda," the Prime Minister added.</text:p>
      <text:p text:style-name="P4">
<draw:frame draw:style-name="fr1" draw:name="Image36" text:anchor-type="as-char" svg:width="6.9236in" svg:height="4.615733in" draw:z-index="0">
<draw:image xlink:href="../Images/yкринформ/2023-04-14T-134-49-00-03-00/1681480079-309.jpg" xlink:type="simple" xlink:show="embed" xlink:actuate="onLoad" draw:mime-type="image/jpeg"/>
</draw:frame>
According to Ukrinform, the Russian Federation performs every day in Bakhmut from 40 to 50 storms and causes more than 500 shelling. Ukrainian defenders courageously disperse the enemy.</text:p>
      <text:p text:style-name="P4">
Secretary of the National Security and Defense Council Alexei Danilov <text:a xlink:type="simple" xlink:href="https://www.ukrinform.ua/rubric-ato/3695642-danilov-rosiani-uavlaut-vzatta-bahmuta-ak-peremogu-v-drugij-svitovij-vijni.html" text:style-name="Internet_20_link" text:visited-style-name="Visited_20_Internet_20_Link">
</text:a>
that the Ukrainian Armed Forces are not unique to retreat from Bakhmut, in the event of a threat of decisions will instantly make the military themselves.</text:p>
      <text:p text:style-name="P4">
<text:span text:style-name="T5">
Foto: Denis Shmigal / Twitter</text:span>
</text:p>
      <text:p text:style-name="P4">
News Source: <text:a xlink:type="simple" xlink:href="https://www.ukrinform.ua/rubric-diaspora/3695952-v-ukrainskomu-domi-u-ssa-vidkrili-fotovistavku-bahmut-nezlamnij-smigal.html" text:style-name="Internet_20_link" text:visited-style-name="Visited_20_Internet_20_Link">
https://www.ukrinform.ua/rubric-diaspora/3695952-v-ukrainskomu-domi-u-ssa-vidkrili-fotovistavku-bahmut-nezlamnij-smigal.html</text:a>
</text:p>
      <!--NEWS-->
      <text:h text:style-name="P10" text:outline-level="1">
<text:span text:style-name="T4">
In Sweden at the refinery, a Russian was arrested - suspected of espionage</text:span>
</text:h>
      <text:p text:style-name="P4">
Authors: Ukrinform (Person)</text:p>
      <text:p text:style-name="P4">
Publisher: Укринформ (Organization)</text:p>
      <text:p text:style-name="P4">
Published Time: 2023-04-14T-136:40:00+03:00</text:p>
      <text:p text:style-name="P4">
Modified Time: 2023-04-14T16:40:00+03:00</text:p>
      <text:p text:style-name="P4">
Description: At one of Sweden's largest refineries, the Russian woman was arrested on suspicion of corporate espionage. - Ukrinform.</text:p>
      <text:p text:style-name="P4">
Images: ["<text:a xlink:type="simple" xlink:href="https://static.ukrinform.com/photos/2023_04/thumb_files/630_360_1681479595-186.jpg" text:style-name="Internet_20_link" text:visited-style-name="Visited_20_Internet_20_Link">
630_360_16814...</text:a>
"]</text:p>
      <text:p text:style-name="P4">
Tags: ['нафта', 'Шпигун', 'Швеція', 'росія']</text:p>
      <text:p text:style-name="P4">
Type: Article</text:p>
      <!--METADATA-->
      <text:p text:style-name="P4">
<draw:frame draw:style-name="fr1" draw:name="Image37" text:anchor-type="as-char" svg:width="6.9236in" svg:height="3.956343in" draw:z-index="0">
<draw:image xlink:href="../Images/yкринформ/2023-04-14T-136-40-00-03-00/630_360_1681479595-186.jpg" xlink:type="simple" xlink:show="embed" xlink:actuate="onLoad" draw:mime-type="image/jpeg"/>
</draw:frame>
In one of Sweden's largest refinery plants, the Russian was arrested by the Russian Suspect in Corporate Espionage.</text:p>
      <text:p text:style-name="P4">
About it reports <text:a xlink:type="simple" xlink:href="https://norway.postsen.com/world/110560/Russian-woman-arrested-for-espionage-at-an-oil-refinery-in-Gothenburg.html" text:style-name="Internet_20_link" text:visited-style-name="Visited_20_Internet_20_Link">
</text:a>
, reports Ukrinform.</text:p>
      <text:p text:style-name="P4">
Police have detained and arrested a Russian citizen at the Premraff plant on Thursday, the Swedish TV4 TV4 reports. The operation was performed by conditions of strict secrecy.</text:p>
      <text:p text:style-name="P4">
“The prosecutor's office has decided <text:a xlink:type="simple" xlink:href="https://www.ukrinform.ua/tag-arest" text:style-name="Internet_20_link" text:visited-style-name="Visited_20_Internet_20_Link">
</text:a>
a person suspected of corporate espionage. The preliminary investigation is underway, which means that we cannot provide more information in accordance with the provisions concerning this, ”said police spokeswoman Caroline Carlsson.</text:p>
      <text:p text:style-name="P4">
According to the PREMRAFF representative, the detained person worked on a subcontractor.</text:p>
      <text:p text:style-name="P4">
<text:span text:style-name="T4">
 Read also: </text:span>
 <text:a xlink:type="simple" xlink:href="https://www.ukrinform.ua/rubric-world/3695074-v-estonii-fsb-sistematicno-verbue-ukrainskih-bizenciv.html" text:style-name="Internet_20_link" text:visited-style-name="Visited_20_Internet_20_Link">
</text:a>
It is noted that several people were delivered for questioning. The police also conducted the search in their homes.</text:p>
      <text:p text:style-name="P4">
As reported <text:a xlink:type="simple" xlink:href="https://www.ukrinform.ua/rubric-world/3695384-norvegia-vidvorae-15-rosijskih-diplomativ.html" text:style-name="Internet_20_link" text:visited-style-name="Visited_20_Internet_20_Link">
</text:a>
On the eve of the Government of Norway to decide to manage Non Grata 15 Russian intelligence officers who worked under diplomatic cover in the country.</text:p>
      <text:p text:style-name="P4">
<text:span text:style-name="T5">
Foto: norway.postsen.com</text:span>
</text:p>
      <text:p text:style-name="P4">
News Source: <text:a xlink:type="simple" xlink:href="https://www.ukrinform.ua/rubric-world/3695949-u-svecii-na-naftopererobnomu-zavodi-arestuvali-rosianku-pidozruut-u-spigunstvi.html" text:style-name="Internet_20_link" text:visited-style-name="Visited_20_Internet_20_Link">
https://www.ukrinform.ua/rubric-world/3695949-u-svecii-na-naftopererobnomu-zavodi-arestuvali-rosianku-pidozruut-u-spigunstvi.html</text:a>
</text:p>
      <!--NEWS-->
      <text:h text:style-name="P10" text:outline-level="1">
<text:span text:style-name="T4">
AT Kupyansk Directive Russian Army Sheled Krasno Pershe, Novomolinsk, Dvorichny, West, MAS ...</text:span>
</text:h>
      <text:p text:style-name="P4">
Authors: liveuamap (Language: en)</text:p>
      <text:p text:style-name="P4">
Time: 2023-04-14T-13:12:00</text:p>
      <text:p text:style-name="P4">
Location: Kharkiv, Kharkiv Oblast (Latitude:49.59269 Longtitude:37.87622)</text:p>
      <text:p text:style-name="P4">
Videos: []</text:p>
      <text:p text:style-name="P4">
Images: []</text:p>
      <text:p text:style-name="P4">
Tags: ["Russia"]</text:p>
      <text:p text:style-name="P4">
Id: 22556072</text:p>
      <!--METADATA-->
      <text:p text:style-name="P4">
At Kupiansk direction Russian army shelled Krasne Pershe, Novomlynsk,Dvorichna, Zapadne, Masutivka and Tabayivka of Kharkiv region, - General Staffof Armed Forces of Ukraine says in the morning report</text:p>
      <text:p text:style-name="P4">
News Collection Link: <text:a xlink:type="simple" xlink:href="https://liveuamap.com/en/2023/14-april-at-kupiansk-direction-russian-army-shelled-krasne" text:style-name="Internet_20_link" text:visited-style-name="Visited_20_Internet_20_Link">
https://liveuamap.com/en/2023/14-april-at-kupiansk-direction-russian-army-shelled-krasne</text:a>
</text:p>
      <text:p text:style-name="P4">
News Source: <text:a xlink:type="simple" xlink:href="https://t.me/lumsrc/4487" text:style-name="Internet_20_link" text:visited-style-name="Visited_20_Internet_20_Link">
https://t.me/lumsrc/4487</text:a>
</text:p>
      <!--NEWS-->
      <text:h text:style-name="P10" text:outline-level="1">
<text:span text:style-name="T4">
Bakhmut Directio Rusian Army Shelled Vasukivka, Orikhovo-Vasylivka, Novomarka, Grigory ...</text:span>
</text:h>
      <text:p text:style-name="P4">
Authors: liveuamap (Language: en)</text:p>
      <text:p text:style-name="P4">
Time: 2023-04-14T-15:12:00</text:p>
      <text:p text:style-name="P4">
Location: Donetsk Oblast (Latitude:48.37587 Longtitude:37.88755)</text:p>
      <text:p text:style-name="P4">
Videos: []</text:p>
      <text:p text:style-name="P4">
Images: []</text:p>
      <text:p text:style-name="P4">
Tags: ["Russia"]</text:p>
      <text:p text:style-name="P4">
Id: 22556057</text:p>
      <!--METADATA-->
      <text:p text:style-name="P4">
News Collection Link:(https://liveuamap.com/en/2023/14-april-at-bakhmut-direction-russian-army-shelled-vasukivka)</text:p>
      <text:p text:style-name="P4">
News Source: <text:a xlink:type="simple" xlink:href="https://t.me/lumsrc/4489" text:style-name="Internet_20_link" text:visited-style-name="Visited_20_Internet_20_Link">
https://t.me/lumsrc/4489</text:a>
</text:p>
      <!--NEWS-->
      <text:h text:style-name="P10" text:outline-level="1">
<text:span text:style-name="T4">
JSC Avdiivka Directio Rusian Army Shelled Novokalin, Steppe, Avdiivka, Severene, First ...</text:span>
</text:h>
      <text:p text:style-name="P4">
Authors: liveuamap (Language: en)</text:p>
      <text:p text:style-name="P4">
Time: 2023-04-14T-17:12:00</text:p>
      <text:p text:style-name="P4">
Location: Donetsk Oblast (Latitude:48.19333 Longtitude:37.68139)</text:p>
      <text:p text:style-name="P4">
Videos: []</text:p>
      <text:p text:style-name="P4">
Images: []</text:p>
      <text:p text:style-name="P4">
Tags: ["Russia"]</text:p>
      <text:p text:style-name="P4">
Id: 22556056</text:p>
      <!--METADATA-->
      <text:p text:style-name="P4">
At Avdiyivka direction Russian army shelled Novokalynove, Stepove, Avdiyivka,Syeverne, Pervomayske, Netaylove, Karlivka of Donetsk region, - General Staffof Armed Forces of Ukraine says in the morning report</text:p>
      <text:p text:style-name="P4">
News Collection Link: <text:a xlink:type="simple" xlink:href="https://liveuamap.com/en/2023/14-april-at-avdiyivka-direction-russian-army-shelled-novokalynove" text:style-name="Internet_20_link" text:visited-style-name="Visited_20_Internet_20_Link">
https://liveuamap.com/en/2023/14-april-at-avdiyivka-direction-russian-army-shelled-novokalynove</text:a>
</text:p>
      <text:p text:style-name="P4">
News Source: <text:a xlink:type="simple" xlink:href="https://t.me/lumsrc/4490" text:style-name="Internet_20_link" text:visited-style-name="Visited_20_Internet_20_Link">
https://t.me/lumsrc/4490</text:a>
</text:p>
      <!--NEWS-->
      <text:h text:style-name="P10" text:outline-level="1">
<text:span text:style-name="T4">
In Odessa, the name of the designer and propagandist Lebedev erased from the tourist symbol of the city</text:span>
</text:h>
      <text:p text:style-name="P4">
Authors: Ukrinform (Person)</text:p>
      <text:p text:style-name="P4">
Publisher: Укринформ (Organization)</text:p>
      <text:p text:style-name="P4">
Published Time: 2023-04-14T-18:51:00+03:00</text:p>
      <text:p text:style-name="P4">
Modified Time: 2023-04-14T23:51:00+03:00</text:p>
      <text:p text:style-name="P4">
Description: The name of the Russian designer and blogger Artemy Lebedev, who called on Odessa and "return" the city of Russia was erased from the Yakir-heart sculpture. - Ukrinform.</text:p>
      <text:p text:style-name="P4">
Images: ["<text:a xlink:type="simple" xlink:href="https://static.ukrinform.com/photos/2023_04/thumb_files/630_360_1681491058-589.jpg" text:style-name="Internet_20_link" text:visited-style-name="Visited_20_Internet_20_Link">
630_360_16814...</text:a>
", "<text:a xlink:type="simple" xlink:href="https://static.ukrinform.com/photos/2023_04/1681491032-392.jpg" text:style-name="Internet_20_link" text:visited-style-name="Visited_20_Internet_20_Link">
1681491032-39...</text:a>
", "<text:a xlink:type="simple" xlink:href="https://static.ukrinform.com/photos/2023_04/1681491048-397.jpg" text:style-name="Internet_20_link" text:visited-style-name="Visited_20_Internet_20_Link">
1681491048-39...</text:a>
"]</text:p>
      <text:p text:style-name="P4">
Tags: ['Одеса', 'Туризм', 'росія', 'Логотип']</text:p>
      <text:p text:style-name="P4">
Type: Article</text:p>
      <!--METADATA-->
      <text:p text:style-name="P4">
<draw:frame draw:style-name="fr1" draw:name="Image38" text:anchor-type="as-char" svg:width="6.9236in" svg:height="3.956343in" draw:z-index="0">
<draw:image xlink:href="../Images/yкринформ/2023-04-14T-18-51-00-03-00/630_360_1681491058-589.jpg" xlink:type="simple" xlink:show="embed" xlink:actuate="onLoad" draw:mime-type="image/jpeg"/>
</draw:frame>
The name of the designer and blogger Artemy Lebedev, who called on the capture of Odessa and "return" the city of Russia was erased from the Yakir-heart sculpture.</text:p>
      <text:p text:style-name="P4">
About it reports Ukrinform.</text:p>
      <text:p text:style-name="P4">
On the morning of April 14, unknown paint was painted by Artemy Lebedev in the natural symbol of Odessa, the Yakir-heart sculpture. The author of the Odessa-Heart tourist dummy is the design company of the propagandist.</text:p>
      <text:p text:style-name="P4">
<draw:frame draw:style-name="fr1" draw:name="Image39" text:anchor-type="as-char" svg:width="6.9236in" svg:height="9.193002in" draw:z-index="0">
<draw:image xlink:href="../Images/yкринформ/2023-04-14T-18-51-00-03-00/1681491032-392.jpg" xlink:type="simple" xlink:show="embed" xlink:actuate="onLoad" draw:mime-type="image/jpeg"/>
</draw:frame>
</text:p>
      <text:p text:style-name="P4">
<draw:frame draw:style-name="fr1" draw:name="Image40" text:anchor-type="as-char" svg:width="6.9236in" svg:height="5.211932in" draw:z-index="0">
<draw:image xlink:href="../Images/yкринформ/2023-04-14T-18-51-00-03-00/1681491048-397.jpg" xlink:type="simple" xlink:show="embed" xlink:actuate="onLoad" draw:mime-type="image/jpeg"/>
</draw:frame>
Ukrinform addressed whether the tourist symbol of the city of Odessa City Council is planned to be replaced.</text:p>
      <text:p text:style-name="P4">
"Not yet. Personally, Artemy Lebedev did not develop him, his development of lax, which was presented in Kiev at that time. The logo was developed 12 years. It is incorrect to associate the "Yakir-heart" with the name of the "heart". We have long stopped with him any imprisonment, and the logo belongs to the Odessa and the city, ” - said Ivanptuga, the Chief of Culture, International Cooperation and European Integration.</text:p>
      <text:p text:style-name="P4">
According to the liptug, to create a new tourist brand, which will take place all stages of critics, recognition, use of society, business and politics - oblong.</text:p>
      <text:p text:style-name="P4">
“This sign(Anchor -heart)was the result of five -year discussions that should be a trial symbol <text:a xlink:type="simple" xlink:href="https://www.ukrinform.ua/tag-odesa" text:style-name="Internet_20_link" text:visited-style-name="Visited_20_Internet_20_Link">
</text:a>
, there were options. Now it has thousands of integrations into different commercial isocial projects and it will be difficult to replace it, ”said Leptuga.</text:p>
      <text:p text:style-name="P4">
The Leptuga added that the sculpture from which the name Lebedev was erased, differs from the graphic image of the city's logo. It was developed by a sculptoromole Chornoivanov from Kiev and has a different form.</text:p>
      <text:p text:style-name="P4">
<text:span text:style-name="T4">
 Read also: </text:span>
 <text:a xlink:type="simple" xlink:href="https://www.ukrinform.ua/rubric-regions/3642766-ne-tilki-katerina-ii-v-odesi-demontuvali-pamatnik-suvorovu.html" text:style-name="Internet_20_link" text:visited-style-name="Visited_20_Internet_20_Link">
<text:span text:style-name="T4">
 </text:span>
 <text:span text:style-name="T4">
 </text:span>
 <text:span text:style-name="T4">
 Catherine </text:span>
 <text:span text:style-name="T4">
 Odessa </text:span>
 <text:span text:style-name="T4">
 </text:span>
 dismantled <text:span text:style-name="T4">
<text:span text:style-name="T5">
* monument </text:span>
* </text:span>
 <text:span text:style-name="T4">
 Suvorov </text:span>
</text:a>
As reported, since 2017 Artemia Lebedev <text:a xlink:type="simple" xlink:href="https://reyestr.court.gov.ua/Review/94973609" text:style-name="Internet_20_link" text:visited-style-name="Visited_20_Internet_20_Link">
</text:a>
Entry to Ukraine for 5 years. The showman of the showman illegally <text:a xlink:type="simple" xlink:href="https://t.me/SBUkr/7614" text:style-name="Internet_20_link" text:visited-style-name="Visited_20_Internet_20_Link">
</text:a>
on the territory of the core nuclear power plant. There, he filmed a custom report for Kremliv Media Aries on the capture of the energy object and distributed through his audience on social networks. Because of this, it was introduced in <text:a xlink:type="simple" xlink:href="https://t.me/SBUkr/2250" text:style-name="Internet_20_link" text:visited-style-name="Visited_20_Internet_20_Link">
</text:a>
Ukraine.</text:p>
      <text:p text:style-name="P4">
<text:span text:style-name="T5">
Foto: Anna Botrova</text:span>
</text:p>
      <text:p text:style-name="P4">
News Source: <text:a xlink:type="simple" xlink:href="https://www.ukrinform.ua/rubric-regions/3696045-v-odesi-z-turisticnogo-simvolu-mista-sterli-ima-dizajnera-ta-propagandista-lebedeva.html" text:style-name="Internet_20_link" text:visited-style-name="Visited_20_Internet_20_Link">
https://www.ukrinform.ua/rubric-regions/3696045-v-odesi-z-turisticnogo-simvolu-mista-sterli-ima-dizajnera-ta-propagandista-lebedeva.html</text:a>
</text:p>
      <!--NEWS-->
      <text:h text:style-name="P10" text:outline-level="1">
<text:span text:style-name="T4">
At Maryinka direction Russian army shelled Nevelske, Krasnohorivka, Maryinka, Pobyeda, Novomy...</text:span>
</text:h>
      <text:p text:style-name="P4">
Authors: liveuamap (Language: en)</text:p>
      <text:p text:style-name="P4">
Time: 2023-04-14T-19:12:00</text:p>
      <text:p text:style-name="P4">
Location: Marinka, Donetsk Oblast (Latitude:47.94337 Longtitude:37.50235)</text:p>
      <text:p text:style-name="P4">
Videos: []</text:p>
      <text:p text:style-name="P4">
Images: []</text:p>
      <text:p text:style-name="P4">
Tags: ["Russia"]</text:p>
      <text:p text:style-name="P4">
Id: 22556055</text:p>
      <!--METADATA-->
      <text:p text:style-name="P4">
At Maryinka direction Russian army shelled Nevelske, Krasnohorivka, Maryinka,Pobyeda, Novomykhaylivka of Donetsk region, - General Staff of Armed Forces ofUkraine says in the morning report</text:p>
      <text:p text:style-name="P4">
News Collection Link: <text:a xlink:type="simple" xlink:href="https://liveuamap.com/en/2023/14-april-at-maryinka-direction-russian-army-shelled-nevelske" text:style-name="Internet_20_link" text:visited-style-name="Visited_20_Internet_20_Link">
https://liveuamap.com/en/2023/14-april-at-maryinka-direction-russian-army-shelled-nevelske</text:a>
</text:p>
      <text:p text:style-name="P4">
News Source: <text:a xlink:type="simple" xlink:href="https://t.me/lumsrc/4491" text:style-name="Internet_20_link" text:visited-style-name="Visited_20_Internet_20_Link">
https://t.me/lumsrc/4491</text:a>
</text:p>
      <!--NEWS-->
      <text:h text:style-name="P10" text:outline-level="1">
<text:span text:style-name="T4">
Ukraine hopes by the end of June to collect an annual package of funds for a quick recovery</text:span>
</text:h>
      <text:p text:style-name="P4">
Authors: Ukrinform (Person)</text:p>
      <text:p text:style-name="P4">
Publisher: Укринформ (Organization)</text:p>
      <text:p text:style-name="P4">
Published Time: 2023-04-14T-20:34:00+03:00</text:p>
      <text:p text:style-name="P4">
Modified Time: 2023-04-14T23:34:00+03:00</text:p>
      <text:p text:style-name="P4">
Description: Prime Minister of Ukraine Denis Shmigal expressed the hope that the funds needed to carry out the immediate restoration of the destroyed infrastructure of Ukraine in 2023 will be able to collect by the end of June. - Ukrinform.</text:p>
      <text:p text:style-name="P4">
Images: ["<text:a xlink:type="simple" xlink:href="https://static.ukrinform.com/photos/2023_04/thumb_files/630_360_1681504378-959.jpg" text:style-name="Internet_20_link" text:visited-style-name="Visited_20_Internet_20_Link">
630_360_16815...</text:a>
", "<text:a xlink:type="simple" xlink:href="https://static.ukrinform.com/photos/2023_04/thumb_files/630_360_1681504934-7184.jpeg" text:style-name="Internet_20_link" text:visited-style-name="Visited_20_Internet_20_Link">
630_360_16815...</text:a>
", "<text:a xlink:type="simple" xlink:href="https://static.ukrinform.com/photos/2023_04/thumb_files/630_360_1681504934-6665.jpeg" text:style-name="Internet_20_link" text:visited-style-name="Visited_20_Internet_20_Link">
630_360_16815...</text:a>
", "<text:a xlink:type="simple" xlink:href="https://static.ukrinform.com/photos/2023_04/thumb_files/630_360_1681504934-8827.jpeg" text:style-name="Internet_20_link" text:visited-style-name="Visited_20_Internet_20_Link">
630_360_16815...</text:a>
", "<text:a xlink:type="simple" xlink:href="https://static.ukrinform.com/photos/2023_04/thumb_files/630_360_1681504934-5109.jpeg" text:style-name="Internet_20_link" text:visited-style-name="Visited_20_Internet_20_Link">
630_360_16815...</text:a>
", "<text:a xlink:type="simple" xlink:href="https://static.ukrinform.com/photos/2023_04/thumb_files/630_360_1681504934-9208.jpeg" text:style-name="Internet_20_link" text:visited-style-name="Visited_20_Internet_20_Link">
630_360_16815...</text:a>
", "<text:a xlink:type="simple" xlink:href="https://static.ukrinform.com/photos/2023_04/thumb_files/630_360_1681504934-6763.jpeg" text:style-name="Internet_20_link" text:visited-style-name="Visited_20_Internet_20_Link">
630_360_16815...</text:a>
", "<text:a xlink:type="simple" xlink:href="https://static.ukrinform.com/photos/2023_04/thumb_files/630_360_1681504935-6808.jpeg" text:style-name="Internet_20_link" text:visited-style-name="Visited_20_Internet_20_Link">
630_360_16815...</text:a>
", "<text:a xlink:type="simple" xlink:href="https://static.ukrinform.com/photos/2023_04/thumb_files/630_360_1681504935-6005.jpeg" text:style-name="Internet_20_link" text:visited-style-name="Visited_20_Internet_20_Link">
630_360_16815...</text:a>
", "<text:a xlink:type="simple" xlink:href="https://static.ukrinform.com/photos/2023_04/thumb_files/630_360_1681504935-6813.jpeg" text:style-name="Internet_20_link" text:visited-style-name="Visited_20_Internet_20_Link">
630_360_16815...</text:a>
", "<text:a xlink:type="simple" xlink:href="https://static.ukrinform.com/photos/2023_04/thumb_files/630_360_1681504935-6584.jpeg" text:style-name="Internet_20_link" text:visited-style-name="Visited_20_Internet_20_Link">
630_360_16815...</text:a>
", "<text:a xlink:type="simple" xlink:href="https://static.ukrinform.com/photos/2023_04/thumb_files/630_360_1681504935-1933.jpeg" text:style-name="Internet_20_link" text:visited-style-name="Visited_20_Internet_20_Link">
630_360_16815...</text:a>
", "<text:a xlink:type="simple" xlink:href="https://static.ukrinform.com/photos/2023_04/thumb_files/630_360_1681504935-9526.jpeg" text:style-name="Internet_20_link" text:visited-style-name="Visited_20_Internet_20_Link">
630_360_16815...</text:a>
"]</text:p>
      <text:p text:style-name="P4">
Tags: ['Економіка', 'США', 'Україна', 'Гроші', 'Шмигаль', 'Відбудова']</text:p>
      <text:p text:style-name="P4">
Type: Article</text:p>
      <!--METADATA-->
      <text:p text:style-name="P4">
<draw:frame draw:style-name="fr1" draw:name="Image41" text:anchor-type="as-char" svg:width="6.9236in" svg:height="3.956343in" draw:z-index="0">
<draw:image xlink:href="../Images/yкринформ/2023-04-14T-20-34-00-03-00/630_360_1681504378-959.jpg" xlink:type="simple" xlink:show="embed" xlink:actuate="onLoad" draw:mime-type="image/jpeg"/>
</draw:frame>
Prime Minister of Ukraine Denis Shmigal expressed the hope that the funds needed to carry out the immediate restoration of the destroyed infrastructure of Ukraine in 2023 will be able to collect by the end of June.</text:p>
      <text:p text:style-name="P4">
He said this on Friday during a press conference in Washington with a visit to the United States, reports Ukrinform's own correspondent.</text:p>
      <text:p text:style-name="P4">
<draw:frame draw:style-name="fr1" draw:name="Image42" text:anchor-type="as-char" svg:width="6.9236in" svg:height="3.956343in" draw:z-index="0">
<draw:image xlink:href="../Images/yкринформ/2023-04-14T-20-34-00-03-00/630_360_1681504934-7184.jpeg" xlink:type="simple" xlink:show="embed" xlink:actuate="onLoad" draw:mime-type="image/jpeg"/>
</draw:frame>
Prime Minister of Ukraine Denis Shmigal in Washington/Photo: kmu.gov.ua <text:a xlink:type="simple" xlink:href="https://static.ukrinform.com/photos/2023_04/1681504934-7184.jpeg" text:style-name="Internet_20_link" text:visited-style-name="Visited_20_Internet_20_Link">
<draw:frame draw:style-name="fr1" draw:name="Image43" text:anchor-type="as-char" svg:width="6.9236in" svg:height="3.956343in" draw:z-index="0">
<draw:image xlink:href="../Images/yкринформ/2023-04-14T-20-34-00-03-00/630_360_1681504934-7184.jpeg" xlink:type="simple" xlink:show="embed" xlink:actuate="onLoad" draw:mime-type="image/jpeg"/>
</draw:frame>
</text:a>
 <text:a xlink:type="simple" xlink:href="https://static.ukrinform.com/photos/2023_04/1681504934-6665.jpeg" text:style-name="Internet_20_link" text:visited-style-name="Visited_20_Internet_20_Link">
<draw:frame draw:style-name="fr1" draw:name="Image44" text:anchor-type="as-char" svg:width="6.9236in" svg:height="3.956343in" draw:z-index="0">
<draw:image xlink:href="../Images/yкринформ/2023-04-14T-20-34-00-03-00/630_360_1681504934-6665.jpeg" xlink:type="simple" xlink:show="embed" xlink:actuate="onLoad" draw:mime-type="image/jpeg"/>
</draw:frame>
</text:a>
 <text:a xlink:type="simple" xlink:href="https://static.ukrinform.com/photos/2023_04/1681504934-8827.jpeg" text:style-name="Internet_20_link" text:visited-style-name="Visited_20_Internet_20_Link">
<draw:frame draw:style-name="fr1" draw:name="Image45" text:anchor-type="as-char" svg:width="6.9236in" svg:height="3.956343in" draw:z-index="0">
<draw:image xlink:href="../Images/yкринформ/2023-04-14T-20-34-00-03-00/630_360_1681504934-8827.jpeg" xlink:type="simple" xlink:show="embed" xlink:actuate="onLoad" draw:mime-type="image/jpeg"/>
</draw:frame>
</text:a>
 <text:a xlink:type="simple" xlink:href="https://static.ukrinform.com/photos/2023_04/1681504934-5109.jpeg" text:style-name="Internet_20_link" text:visited-style-name="Visited_20_Internet_20_Link">
<draw:frame draw:style-name="fr1" draw:name="Image46" text:anchor-type="as-char" svg:width="6.9236in" svg:height="3.956343in" draw:z-index="0">
<draw:image xlink:href="../Images/yкринформ/2023-04-14T-20-34-00-03-00/630_360_1681504934-5109.jpeg" xlink:type="simple" xlink:show="embed" xlink:actuate="onLoad" draw:mime-type="image/jpeg"/>
</draw:frame>
</text:a>
 <text:a xlink:type="simple" xlink:href="https://static.ukrinform.com/photos/2023_04/1681504934-9208.jpeg" text:style-name="Internet_20_link" text:visited-style-name="Visited_20_Internet_20_Link">
<draw:frame draw:style-name="fr1" draw:name="Image47" text:anchor-type="as-char" svg:width="6.9236in" svg:height="3.956343in" draw:z-index="0">
<draw:image xlink:href="../Images/yкринформ/2023-04-14T-20-34-00-03-00/630_360_1681504934-9208.jpeg" xlink:type="simple" xlink:show="embed" xlink:actuate="onLoad" draw:mime-type="image/jpeg"/>
</draw:frame>
</text:a>
 <text:a xlink:type="simple" xlink:href="https://static.ukrinform.com/photos/2023_04/1681504934-6763.jpeg" text:style-name="Internet_20_link" text:visited-style-name="Visited_20_Internet_20_Link">
<draw:frame draw:style-name="fr1" draw:name="Image48" text:anchor-type="as-char" svg:width="6.9236in" svg:height="3.956343in" draw:z-index="0">
<draw:image xlink:href="../Images/yкринформ/2023-04-14T-20-34-00-03-00/630_360_1681504934-6763.jpeg" xlink:type="simple" xlink:show="embed" xlink:actuate="onLoad" draw:mime-type="image/jpeg"/>
</draw:frame>
</text:a>
 <text:a xlink:type="simple" xlink:href="https://static.ukrinform.com/photos/2023_04/1681504935-6808.jpeg" text:style-name="Internet_20_link" text:visited-style-name="Visited_20_Internet_20_Link">
<draw:frame draw:style-name="fr1" draw:name="Image49" text:anchor-type="as-char" svg:width="6.9236in" svg:height="3.956343in" draw:z-index="0">
<draw:image xlink:href="../Images/yкринформ/2023-04-14T-20-34-00-03-00/630_360_1681504935-6808.jpeg" xlink:type="simple" xlink:show="embed" xlink:actuate="onLoad" draw:mime-type="image/jpeg"/>
</draw:frame>
</text:a>
 <text:a xlink:type="simple" xlink:href="https://static.ukrinform.com/photos/2023_04/1681504935-6005.jpeg" text:style-name="Internet_20_link" text:visited-style-name="Visited_20_Internet_20_Link">
<draw:frame draw:style-name="fr1" draw:name="Image50" text:anchor-type="as-char" svg:width="6.9236in" svg:height="3.956343in" draw:z-index="0">
<draw:image xlink:href="../Images/yкринформ/2023-04-14T-20-34-00-03-00/630_360_1681504935-6005.jpeg" xlink:type="simple" xlink:show="embed" xlink:actuate="onLoad" draw:mime-type="image/jpeg"/>
</draw:frame>
</text:a>
 <text:a xlink:type="simple" xlink:href="https://static.ukrinform.com/photos/2023_04/1681504935-6813.jpeg" text:style-name="Internet_20_link" text:visited-style-name="Visited_20_Internet_20_Link">
<draw:frame draw:style-name="fr1" draw:name="Image51" text:anchor-type="as-char" svg:width="6.9236in" svg:height="3.956343in" draw:z-index="0">
<draw:image xlink:href="../Images/yкринформ/2023-04-14T-20-34-00-03-00/630_360_1681504935-6813.jpeg" xlink:type="simple" xlink:show="embed" xlink:actuate="onLoad" draw:mime-type="image/jpeg"/>
</draw:frame>
</text:a>
 <text:a xlink:type="simple" xlink:href="https://static.ukrinform.com/photos/2023_04/1681504935-6584.jpeg" text:style-name="Internet_20_link" text:visited-style-name="Visited_20_Internet_20_Link">
<draw:frame draw:style-name="fr1" draw:name="Image52" text:anchor-type="as-char" svg:width="6.9236in" svg:height="3.956343in" draw:z-index="0">
<draw:image xlink:href="../Images/yкринформ/2023-04-14T-20-34-00-03-00/630_360_1681504935-6584.jpeg" xlink:type="simple" xlink:show="embed" xlink:actuate="onLoad" draw:mime-type="image/jpeg"/>
</draw:frame>
</text:a>
 <text:a xlink:type="simple" xlink:href="https://static.ukrinform.com/photos/2023_04/1681504935-1933.jpeg" text:style-name="Internet_20_link" text:visited-style-name="Visited_20_Internet_20_Link">
<draw:frame draw:style-name="fr1" draw:name="Image53" text:anchor-type="as-char" svg:width="6.9236in" svg:height="3.956343in" draw:z-index="0">
<draw:image xlink:href="../Images/yкринформ/2023-04-14T-20-34-00-03-00/630_360_1681504935-1933.jpeg" xlink:type="simple" xlink:show="embed" xlink:actuate="onLoad" draw:mime-type="image/jpeg"/>
</draw:frame>
</text:a>
 <text:a xlink:type="simple" xlink:href="https://static.ukrinform.com/photos/2023_04/1681504935-9526.jpeg" text:style-name="Internet_20_link" text:visited-style-name="Visited_20_Internet_20_Link">
<draw:frame draw:style-name="fr1" draw:name="Image54" text:anchor-type="as-char" svg:width="6.9236in" svg:height="3.956343in" draw:z-index="0">
<draw:image xlink:href="../Images/yкринформ/2023-04-14T-20-34-00-03-00/630_360_1681504935-9526.jpeg" xlink:type="simple" xlink:show="embed" xlink:actuate="onLoad" draw:mime-type="image/jpeg"/>
</draw:frame>
</text:a>
</text:p>
      <text:p text:style-name="P4">
In this context, he added that our country already has a certain part of financing. So, according to him, $ 3.2 billion is already in the state budget, another $ 2.3 billion this year is provided by the United States to restore the energy network and other critically important infrastructure. In addition, Ukraine has received assurances from the European Commission for the allocation of € 1 milliors.</text:p>
      <text:p text:style-name="P4">
<text:span text:style-name="T4">
 Read also: </text:span>
 <text:a xlink:type="simple" xlink:href="https://www.ukrinform.ua/rubric-vidbudova/3695994-smigal-obgovoriv-z-ministrom-transportu-ssa-vidnovlenna-kriticnoi-infrastrukturi.html" text:style-name="Internet_20_link" text:visited-style-name="Visited_20_Internet_20_Link">
<text:span text:style-name="T4">
 Shmigal </text:span>
</text:a>
As for the rest, as the Prime Minister noted, the Ukrainian delegation discussed this issue in Washington with partners, including G7 countries and received confidence guarantees of about € 5 billion.</text:p>
      <text:p text:style-name="P4">
"I hope that the Conference on the Restoration of Ukraine in London we will have all the necessary funds for the rapid recovery in Ukraine, the necessary year," Shmigal said.</text:p>
      <text:p text:style-name="P4">
He stressed that this should provide people with a minimum level of social tagumanitarian services.</text:p>
      <text:p text:style-name="P4">
<text:span text:style-name="T4">
 Read also: </text:span>
 <text:a xlink:type="simple" xlink:href="https://www.ukrinform.ua/rubric-vidbudova/3695947-dfc-ta-usaid-dopomagatimut-ukraini-zalucati-investicii-na-vidbudovu.html" text:style-name="Internet_20_link" text:visited-style-name="Visited_20_Internet_20_Link">
</text:a>
As reported, the Conference on Recovery of Ukraine(URC 2023)Vlondona is scheduled for June 21-23. It will continue a series of annual events, the last of which was carried out by Switzerland together with Ukraine in Lugano.</text:p>
      <text:p text:style-name="P4">
News Source: <text:a xlink:type="simple" xlink:href="https://www.ukrinform.ua/rubric-economy/3696110-ukraina-spodivaetsa-do-kinca-cervna-zibrati-ricnij-paket-kostiv-dla-svidkogo-vidnovlenna.html" text:style-name="Internet_20_link" text:visited-style-name="Visited_20_Internet_20_Link">
https://www.ukrinform.ua/rubric-economy/3696110-ukraina-spodivaetsa-do-kinca-cervna-zibrati-ricnij-paket-kostiv-dla-svidkogo-vidnovlenna.html</text:a>
</text:p>
      <!--NEWS-->
      <text:h text:style-name="P10" text:outline-level="1">
<text:span text:style-name="T4">
At Shakhtarsk Directive Russian Army Shelle Shakhotarsk, Great Novoselk, Vukhledar, Novoukr ...</text:span>
</text:h>
      <text:p text:style-name="P4">
Authors: liveuamap (Language: en)</text:p>
      <text:p text:style-name="P4">
Time: 2023-04-14T-21:12:00</text:p>
      <text:p text:style-name="P4">
Location: Donetsk (Latitude:47.79355 Longtitude:36.98719)</text:p>
      <text:p text:style-name="P4">
Videos: []</text:p>
      <text:p text:style-name="P4">
Images: []</text:p>
      <text:p text:style-name="P4">
Tags: ["Russia"]</text:p>
      <text:p text:style-name="P4">
Id: 22556054</text:p>
      <!--METADATA-->
      <text:p text:style-name="P4">
At Shaktarske direction Russian army shelled Shakhtarske, Velyka Novosilka,Vuhledar, Novoukrayinka, Prechystivka and Zolota Nyva of Donetsk region, -General Staff of Armed Forces of Ukraine says in the morning report</text:p>
      <text:p text:style-name="P4">
News Collection Link: <text:a xlink:type="simple" xlink:href="https://liveuamap.com/en/2023/14-april-at-shaktarske-direction-russian-army-shelled-shakhtarske" text:style-name="Internet_20_link" text:visited-style-name="Visited_20_Internet_20_Link">
https://liveuamap.com/en/2023/14-april-at-shaktarske-direction-russian-army-shelled-shakhtarske</text:a>
</text:p>
      <text:p text:style-name="P4">
News Source: <text:a xlink:type="simple" xlink:href="https://t.me/lumsrc/4492" text:style-name="Internet_20_link" text:visited-style-name="Visited_20_Internet_20_Link">
https://t.me/lumsrc/4492</text:a>
</text:p>
      <!--NEWS-->
      <text:h text:style-name="P10" text:outline-level="1">
<text:span text:style-name="T4">
Al-Ain will play in the UAE Presidential Cup finals</text:span>
</text:h>
      <text:p text:style-name="P4">
Authors: Ukrinform (Person)</text:p>
      <text:p text:style-name="P4">
Publisher: Укринформ (Organization)</text:p>
      <text:p text:style-name="P4">
Published Time: 2023-04-14T-22:30:13+03:00</text:p>
      <text:p text:style-name="P4">
Modified Time: 2023-04-14T23:30:13+03:00</text:p>
      <text:p text:style-name="P4">
Description: Yarmolenko took part in his naked team. - Ukrinform.</text:p>
      <text:p text:style-name="P4">
Images: ["<text:a xlink:type="simple" xlink:href="https://static.ukrinform.com/photos/2023_04/thumb_files/630_360_1681504170-604.jpg" text:style-name="Internet_20_link" text:visited-style-name="Visited_20_Internet_20_Link">
630_360_16815...</text:a>
"]</text:p>
      <text:p text:style-name="P4">
Tags: ['Ярмоленко', 'Футбол', 'Ребров']</text:p>
      <text:p text:style-name="P4">
Type: Article</text:p>
      <!--METADATA-->
      <text:p text:style-name="P4">
<draw:frame draw:style-name="fr1" draw:name="Image55" text:anchor-type="as-char" svg:width="6.9236in" svg:height="3.956343in" draw:z-index="0">
<draw:image xlink:href="../Images/yкринформ/2023-04-14T-22-30-13-03-00/630_360_1681504170-604.jpg" xlink:type="simple" xlink:show="embed" xlink:actuate="onLoad" draw:mime-type="image/jpeg"/>
</draw:frame>
Yarmolenkov participated in his naked team.</text:p>
      <text:p text:style-name="P4">
Al-Ain's Ukrainian coach Sergei Rebrov won Al-Vasl in the second 1/2 finals of the UAE Presidential Cup-1: 0, Ukrinform reports.</text:p>
      <text:p text:style-name="P4">
Eric scored in the 23rd minute. The decisive touch of the ball in front of the goal of his partner was held by Ukrainian Andriy Yarmolenko, who came out in the starting lineup and prevailed in the field for a little more than an hour.</text:p>
      <text:p text:style-name="P4">
Another goal of the owners - the palace ball - was canceled after VAR viewing.</text:p>
      <text:p text:style-name="P4">
It should be noted that the teams completed the 10x10 meeting after the removal of Khalidales in the 29th minute with the owners and Benlamry in the 86th minute.</text:p>
      <text:p text:style-name="P4">
<text:span text:style-name="T4">
 Read also: </text:span>
 <text:a xlink:type="simple" xlink:href="https://www.ukrinform.ua/rubric-sports/3693703-armolenko-vidznacivsa-za-al-ajn-u-matci-proti-haurfakkana.html" text:style-name="Internet_20_link" text:visited-style-name="Visited_20_Internet_20_Link">
<text:span text:style-name="T4">
 Yarmolenko </text:span>
</text:a>
As reported by Ukrinform, the opponent of Al-Aina will be the winner of the Agman-Al-Sharja.</text:p>
      <text:p text:style-name="P4">
Photo: twitter.com/alainfcae</text:p>
      <text:p text:style-name="P4">
News Source: <text:a xlink:type="simple" xlink:href="https://www.ukrinform.ua/rubric-sports/3696109-alajn-zigrae-u-finali-kubka-prezidenta-oae.html" text:style-name="Internet_20_link" text:visited-style-name="Visited_20_Internet_20_Link">
https://www.ukrinform.ua/rubric-sports/3696109-alajn-zigrae-u-finali-kubka-prezidenta-oae.html</text:a>
</text:p>
      <!--NEWS-->
      <text:h text:style-name="P10" text:outline-level="1">
<text:span text:style-name="T4">
At Zaporizhzhia and Kherson directions Russian army shelled  Olhivske, Chervone, Huliaipole, ...</text:span>
</text:h>
      <text:p text:style-name="P4">
Authors: liveuamap (Language: en)</text:p>
      <text:p text:style-name="P4">
Time: 2023-04-14T-23:12:00</text:p>
      <text:p text:style-name="P4">
Location: Kherson (Latitude:46.63765 Longtitude:32.62287)</text:p>
      <text:p text:style-name="P4">
Videos: []</text:p>
      <text:p text:style-name="P4">
Images: []</text:p>
      <text:p text:style-name="P4">
Tags: ["Russia"]</text:p>
      <text:p text:style-name="P4">
Id: 22556053</text:p>
      <!--METADATA-->
      <text:p text:style-name="P4">
At Zaporizhzhia and Kherson directions Russian army shelled Olhivske,Chervone, Huliaipole, Huliaipilske, Charivne, Mala Tokmachka, Novodanylivka,Orikhiv, Novoandriyivka, Stepnohirsk of Zaporizhzhia region; Stepanivka,Antonivka of Kherson region and Kherson city, - General Staff of Armed Forcesof Ukraine says in the morning report</text:p>
      <text:p text:style-name="P4">
News Collection Link: <text:a xlink:type="simple" xlink:href="https://liveuamap.com/en/2023/14-april-at-zaporizhzhia-and-kherson-directions-russian-army" text:style-name="Internet_20_link" text:visited-style-name="Visited_20_Internet_20_Link">
https://liveuamap.com/en/2023/14-april-at-zaporizhzhia-and-kherson-directions-russian-army</text:a>
</text:p>
      <text:p text:style-name="P4">
News Source: <text:a xlink:type="simple" xlink:href="https://t.me/lumsrc/4493" text:style-name="Internet_20_link" text:visited-style-name="Visited_20_Internet_20_Link">
https://t.me/lumsrc/4493</text:a>
</text:p>
      <!--NEWS-->
      <text:h text:style-name="P10" text:outline-level="1">
<text:span text:style-name="T4">
In Russia, the Carnegie Foundation, the Multiplier and another singer were recognized as "inagents"</text:span>
</text:h>
      <text:p text:style-name="P4">
Authors: Ukrinform (Person)</text:p>
      <text:p text:style-name="P4">
Publisher: Укринформ (Organization)</text:p>
      <text:p text:style-name="P4">
Published Time: 2023-04-14T-24:20:00+03:00</text:p>
      <text:p text:style-name="P4">
Modified Time: 2023-04-14T23:20:00+03:00</text:p>
      <text:p text:style-name="P4">
Description: The Ministry of Justice of Russia has introduced to the register of "foreign agents" author-executor Semen Slepakov, publicist Igor Yakovenko, multiplier Pavel Muntyan, journalist Pavel Kanigin, "Carnegie Foundation for International Peace", Agency, Polygon and Association " Rainbow Association. " - Ukrinform.</text:p>
      <text:p text:style-name="P4">
Images: ["<text:a xlink:type="simple" xlink:href="https://static.ukrinform.com/photos/2022_04/thumb_files/630_360_1650942309-851.jpg" text:style-name="Internet_20_link" text:visited-style-name="Visited_20_Internet_20_Link">
630_360_16509...</text:a>
"]</text:p>
      <text:p text:style-name="P4">
Tags: ['росія', 'Іноагент']</text:p>
      <text:p text:style-name="P4">
Type: Article</text:p>
      <!--METADATA-->
      <text:p text:style-name="P4">
<draw:frame draw:style-name="fr1" draw:name="Image56" text:anchor-type="as-char" svg:width="6.9236in" svg:height="3.956343in" draw:z-index="0">
<draw:image xlink:href="../Images/yкринформ/2023-04-14T-24-20-00-03-00/630_360_1650942309-851.jpg" xlink:type="simple" xlink:show="embed" xlink:actuate="onLoad" draw:mime-type="image/jpeg"/>
</draw:frame>
The Ministry of Justice introduced to the register of "foreign agents" author-executor Semen Slepakov, publicist Igor Yakovenko, multiplier Pavel Muntyan, journalist Pavlakanyigin, "Carnegie Foundation for International Peace", "Agency" .</text:p>
      <text:p text:style-name="P4">
About it reports Ukrinform with reference to <text:a xlink:type="simple" xlink:href="https://minjust.gov.ru/ru/events/49437/" text:style-name="Internet_20_link" text:visited-style-name="Visited_20_Internet_20_Link">
</text:a>
.</text:p>
      <text:p text:style-name="P4">
According to the Ministry of Justice, Slepakov received support from foreign sources, opposed the war in Ukraine and "formed a negative attitude towards military service of the civil service as a whole", as well as "negatively spoke about citizens [] <text:a xlink:type="simple" xlink:href="https://www.ukrinform.ua/tag-rosia" text:style-name="Internet_20_link" text:visited-style-name="Visited_20_Internet_20_Link">
</text:a>
".</text:p>
      <text:p text:style-name="P4">
The rest are made similar claims, except for the "Rainbow Association". The reason for its introduction to the list of "inagents" was "the propaganda of unconventional sexual relations."</text:p>
      <text:p text:style-name="P4">
<text:span text:style-name="T4">
 Read also: </text:span>
 <text:a xlink:type="simple" xlink:href="https://www.ukrinform.ua/rubric-world/3694963-u-rosii-napisali-donos-u-genprokuraturu-na-allu-pugacovu.html" text:style-name="Internet_20_link" text:visited-style-name="Visited_20_Internet_20_Link">
</text:a>
Also, in connection with the liquidation from the Register of "Inagents" excluded the regional -public organization "Ecological watch of Sakhalin" and the autonomous non -profit organization "Center for conservation and study of salmon species of fish and their places of residence".</text:p>
      <text:p text:style-name="P4">
Currently, in the register of "inagents", in which both physical and legal staff are located - <text:a xlink:type="simple" xlink:href="https://minjust.gov.ru/uploaded/files/reestr-inostrannyih-agentov-14-04-2023.pdf" text:style-name="Internet_20_link" text:visited-style-name="Visited_20_Internet_20_Link">
</text:a>
 .</text:p>
      <text:p text:style-name="P4">
News Source: <text:a xlink:type="simple" xlink:href="https://www.ukrinform.ua/rubric-world/3696093-u-rosii-viznali-inoagentami-fond-karnegi-multiplikatora-i-se-odnogo-spivaka.html" text:style-name="Internet_20_link" text:visited-style-name="Visited_20_Internet_20_Link">
https://www.ukrinform.ua/rubric-world/3696093-u-rosii-viznali-inoagentami-fond-karnegi-multiplikatora-i-se-odnogo-spivaka.html</text:a>
</text:p>
      <!--NEWS-->
      <text:h text:style-name="P10" text:outline-level="1">
<text:span text:style-name="T4">
Canada has transferred three training simulators to tanks to Ukraine</text:span>
</text:h>
      <text:p text:style-name="P4">
Authors: Ukrinform (Person)</text:p>
      <text:p text:style-name="P4">
Publisher: Укринформ (Organization)</text:p>
      <text:p text:style-name="P4">
Published Time: 2023-04-14T-26:06:00+03:00</text:p>
      <text:p text:style-name="P4">
Modified Time: 2023-04-14T23:06:00+03:00</text:p>
      <text:p text:style-name="P4">
Description: Canada has allocated three simulators of fire from the Leopard Tank to train the Armed Forces of the Armed Forces of Ukraine. - Ukrinform.</text:p>
      <text:p text:style-name="P4">
Images: ["<text:a xlink:type="simple" xlink:href="https://static.ukrinform.com/photos/2023_04/thumb_files/630_360_1681502735-790.jpg" text:style-name="Internet_20_link" text:visited-style-name="Visited_20_Internet_20_Link">
630_360_16815...</text:a>
"]</text:p>
      <text:p text:style-name="P4">
Tags: ['Канада', 'Танк', 'Україна', 'Симулятор']</text:p>
      <text:p text:style-name="P4">
Type: Article</text:p>
      <!--METADATA-->
      <text:p text:style-name="P4">
<draw:frame draw:style-name="fr1" draw:name="Image57" text:anchor-type="as-char" svg:width="6.9236in" svg:height="3.956343in" draw:z-index="0">
<draw:image xlink:href="../Images/yкринформ/2023-04-14T-26-06-00-03-00/630_360_1681502735-790.jpg" xlink:type="simple" xlink:show="embed" xlink:actuate="onLoad" draw:mime-type="image/jpeg"/>
</draw:frame>
Canadian for training in the Armed Forces of the Armed Forces of Ukraine three simulators of the fire of LEOPARD 2.</text:p>
      <text:p text:style-name="P4">
According to Ukrinform correspondent, about it on its page on the network <text:a xlink:type="simple" xlink:href="https://twitter.com/AnitaAnandMP/status/1646941403086200855" text:style-name="Internet_20_link" text:visited-style-name="Visited_20_Internet_20_Link">
</text:a>
Canadian Defense Writing Anita Anand.</text:p>
      <text:p text:style-name="P4">
“In addition to eight Leopard 2 tanks that we have already delivered to Poland <text:a xlink:type="simple" xlink:href="https://www.ukrinform.ua/tag-kanada" text:style-name="Internet_20_link" text:visited-style-name="Visited_20_Internet_20_Link">
</text:a>
She launched three Simulators of the SEPARD to help Ukrainian tankers in mastering the use of these tanks and tactics of handling them, ”Anand said.</text:p>
      <text:p text:style-name="P4">
She stressed that "our support of Ukraine is all -aged and will continue."</text:p>
      <text:p text:style-name="P4">
<text:span text:style-name="T4">
 Read also: </text:span>
 <text:a xlink:type="simple" xlink:href="https://www.ukrinform.ua/rubric-polytics/3695907-kanada-spiratimetsa-na-poziciu-ukraini-v-pitanni-stavlenna-do-mirnogo-planu-kitau-posol.html" text:style-name="Internet_20_link" text:visited-style-name="Visited_20_Internet_20_Link">
<text:span text:style-name="T4">
 Canada </text:span>
</text:a>
Recall: earlier Anand announced that <text:a xlink:type="simple" xlink:href="https://www.ukrinform.ua/rubric-ato/3696035-kanada-uze-vidpravila-do-evropi-usi-obicani-ukraini-tanki-leopard-ministr-oboroni.html" text:style-name="Internet_20_link" text:visited-style-name="Visited_20_Internet_20_Link">
</text:a>
, promised to Ukraine.  Photo: Anita Anand / Twitter</text:p>
      <text:p text:style-name="P4">
News Source: <text:a xlink:type="simple" xlink:href="https://www.ukrinform.ua/rubric-ato/3696106-kanada-peredala-ukraini-tri-navcalni-simulatori-strilbi-z-tankiv.html" text:style-name="Internet_20_link" text:visited-style-name="Visited_20_Internet_20_Link">
https://www.ukrinform.ua/rubric-ato/3696106-kanada-peredala-ukraini-tri-navcalni-simulatori-strilbi-z-tankiv.html</text:a>
</text:p>
      <!--NEWS-->
      <text:h text:style-name="P10" text:outline-level="1">
<text:span text:style-name="T4">
The largest German manufacturer of military equipment and ammunition was cyberatum</text:span>
</text:h>
      <text:p text:style-name="P4">
Authors: Ukrinform (Person)</text:p>
      <text:p text:style-name="P4">
Publisher: Укринформ (Organization)</text:p>
      <text:p text:style-name="P4">
Published Time: 2023-04-14T-29:59:00+03:00</text:p>
      <text:p text:style-name="P4">
Modified Time: 2023-04-14T22:59:00+03:00</text:p>
      <text:p text:style-name="P4">
Description: The largest German manufacturer of military equipment and ammunition - the RheinMetall concern - has undergone another cyberattack. - Ukrinform.</text:p>
      <text:p text:style-name="P4">
Images: ["<text:a xlink:type="simple" xlink:href="https://static.ukrinform.com/photos/2022_09/thumb_files/630_360_1662202935-829.jpg" text:style-name="Internet_20_link" text:visited-style-name="Visited_20_Internet_20_Link">
630_360_16622...</text:a>
"]</text:p>
      <text:p text:style-name="P4">
Tags: ['Кібератака', 'Німеччина', 'Хакери', 'Військова техніка']</text:p>
      <text:p text:style-name="P4">
Type: Article</text:p>
      <!--METADATA-->
      <text:p text:style-name="P4">
<draw:frame draw:style-name="fr1" draw:name="Image58" text:anchor-type="as-char" svg:width="6.9236in" svg:height="3.956343in" draw:z-index="0">
<draw:image xlink:href="../Images/yкринформ/2023-04-14T-29-59-00-03-00/630_360_1662202935-829.jpg" xlink:type="simple" xlink:show="embed" xlink:actuate="onLoad" draw:mime-type="image/jpeg"/>
</draw:frame>
The largest German manufacturer of military equipment and ammunition - the concernrheinmetall - has undergone another cyberattack.</text:p>
      <text:p text:style-name="P4">
About it, as Ukrinform reports, reports <text:a xlink:type="simple" xlink:href="https://www.spiegel.de/netzwelt/rheinmetall-cyberangriff-auf-ruestungskonzern-a-dca34503-412d-4186-ac20-9769654e8e00" text:style-name="Internet_20_link" text:visited-style-name="Visited_20_Internet_20_Link">
</text:a>
.</text:p>
      <text:p text:style-name="P4">
This time the victim <text:a xlink:type="simple" xlink:href="https://www.ukrinform.ua/tag-hakeri" text:style-name="Internet_20_link" text:visited-style-name="Visited_20_Internet_20_Link">
</text:a>
became a civil business company. The victim of cybercriminals was the Dax Rheinmetall group: several subsidiaries of RheinMetall around the world were injured, including Kolbenschmidt company, where various systems failed on Friday. Production is intended primarily for industrial customers and companies with the Vatmobin Sector.</text:p>
      <text:p text:style-name="P4">
"The failure will not affect the military business of three VEHICLE Systems, Weaponand Ammunities and Electronic Solutions," the group spokesman assured.</text:p>
      <text:p text:style-name="P4">
The amount of losses caused is now being clarified. The prosecutor's office of Cologna has violated the criminal case. It is not yet known who is behind the attack.</text:p>
      <text:p text:style-name="P4">
<text:span text:style-name="T4">
 Read also: </text:span>
 <text:a xlink:type="simple" xlink:href="https://www.ukrinform.ua/rubric-technology/3694978-rosijski-hakeri-vidstezuut-gumkonvoi-v-ukraini-cerez-kameri-sposterezenna-u-kafe.html" text:style-name="Internet_20_link" text:visited-style-name="Visited_20_Internet_20_Link">
<text:span text:style-name="T4">
 hacker </text:span>
</text:a>
According to its own statements, RheinMetall is one of the top three manufacturers of military equipment and ammunition in the Western world. Currently, the market value of REINMETALL is over 10 billion euros. The cost of the shares increased more than the Russian invasion of Ukraine a year ago. In civilian spheres, it is a supplier, in particular for the automotive industry.</text:p>
      <text:p text:style-name="P4">
News Source: <text:a xlink:type="simple" xlink:href="https://www.ukrinform.ua/rubric-technology/3696105-najbilsij-nimeckij-virobnik-vijskovoi-tehniki-ta-boepripasiv-zaznav-kiberataki.html" text:style-name="Internet_20_link" text:visited-style-name="Visited_20_Internet_20_Link">
https://www.ukrinform.ua/rubric-technology/3696105-najbilsij-nimeckij-virobnik-vijskovoi-tehniki-ta-boepripasiv-zaznav-kiberataki.html</text:a>
</text:p>
      <!--NEWS-->
      <text:h text:style-name="P10" text:outline-level="1">
<text:span text:style-name="T4">
In the war, Ukrainian weightlifter Igor Doroshenko was killed</text:span>
</text:h>
      <text:p text:style-name="P4">
Authors: Ukrinform (Person)</text:p>
      <text:p text:style-name="P4">
Publisher: Укринформ (Organization)</text:p>
      <text:p text:style-name="P4">
Published Time: 2023-04-14T-2:31:00+03:00</text:p>
      <text:p text:style-name="P4">
Modified Time: 2023-04-14T21:31:00+03:00</text:p>
      <text:p text:style-name="P4">
Description: Doroshenko joined the Armed Forces since the beginning of a full -scale invasion of the Russian Federation. - Ukrinform.</text:p>
      <text:p text:style-name="P4">
Images: ["<text:a xlink:type="simple" xlink:href="https://static.ukrinform.com/photos/2023_04/thumb_files/630_360_1681496658-716.jpg" text:style-name="Internet_20_link" text:visited-style-name="Visited_20_Internet_20_Link">
630_360_16814...</text:a>
"]</text:p>
      <text:p text:style-name="P4">
Tags: ['Важка атлетика']</text:p>
      <text:p text:style-name="P4">
Type: Article</text:p>
      <!--METADATA-->
      <text:p text:style-name="P4">
<draw:frame draw:style-name="fr1" draw:name="Image59" text:anchor-type="as-char" svg:width="6.9236in" svg:height="3.956343in" draw:z-index="0">
<draw:image xlink:href="../Images/yкринформ/2023-04-14T-2-31-00-03-00/630_360_1681496658-716.jpg" xlink:type="simple" xlink:show="embed" xlink:actuate="onLoad" draw:mime-type="image/jpeg"/>
</draw:frame>
It was raised to the Armed Forces from the beginning of a full -scale invasion of the Russian Federation.</text:p>
      <text:p text:style-name="P4">
The silver medalist of the European Championship and the winner of the Bronze Medal of the World Athletics Championship among juniors Igor Doroshenko died in the Russo-Ukrainian War, <text:a xlink:type="simple" xlink:href="https://www.facebook.com/uwf.net.ua/posts/pfbid02U9BFLFGFdqLjnugmgMinKc7x2ZEuE2wiWk9Tsu9U7hzRbQK8q3cX6DmBQqZ7t5mjl" text:style-name="Internet_20_link" text:visited-style-name="Visited_20_Internet_20_Link">
</text:a>
The Press Service of the Federation of Lights of Ukraine, reports Ukrinform.</text:p>
      <text:p text:style-name="P4">
The athlete came under an artillery unit near Avdiivka during the combat mission. Doroshenko with severe wounds was evacuated in the Dnieper, but it was not possible to save it - on April 10, life was difficult.</text:p>
      <text:p text:style-name="P4">
Doroshenko was originally from Kryvyi Rih. He has a wife and son.</text:p>
      <text:p text:style-name="P4">
<text:span text:style-name="T4">
 Read also: </text:span>
 <text:a xlink:type="simple" xlink:href="https://www.ukrinform.ua/rubric-kyiv/3692613-u-stolici-vsanuvali-pamat-zagiblih-ukrainskih-sportsmeniv-i-treneriv.html" text:style-name="Internet_20_link" text:visited-style-name="Visited_20_Internet_20_Link">
</text:a>
According to Ukrinform, according to the Minister of Youth and Sports of Ukraine, more than 250 athletes were killed in the full -scale invasion of Russia in Ukraine.</text:p>
      <text:p text:style-name="P4">
Photo: facebook.com/uwf.net.ua</text:p>
      <text:p text:style-name="P4">
News Source: <text:a xlink:type="simple" xlink:href="https://www.ukrinform.ua/rubric-sports/3696081-na-vijni-zaginuv-ukrainskij-vazkoatlet-igor-dorosenko.html" text:style-name="Internet_20_link" text:visited-style-name="Visited_20_Internet_20_Link">
https://www.ukrinform.ua/rubric-sports/3696081-na-vijni-zaginuv-ukrainskij-vazkoatlet-igor-dorosenko.html</text:a>
</text:p>
      <!--NEWS-->
      <text:h text:style-name="P10" text:outline-level="1">
<text:span text:style-name="T4">
Costa Rica joined the coalition for the creation</text:span>
</text:h>
      <text:p text:style-name="P4">
Authors: Ukrinform (Person)</text:p>
      <text:p text:style-name="P4">
Publisher: Укринформ (Organization)</text:p>
      <text:p text:style-name="P4">
Published Time: 2023-04-14T-31:53:00+03:00</text:p>
      <text:p text:style-name="P4">
Modified Time: 2023-04-14T22:53:00+03:00</text:p>
      <text:p text:style-name="P4">
Description: Costa Rica joined the coalition of the countries for the creation of a special tribunal on the crime against Ukraine. - Ukrinform.</text:p>
      <text:p text:style-name="P4">
Images: ["<text:a xlink:type="simple" xlink:href="https://static.ukrinform.com/photos/2016_12/thumb_files/630_360_1482999669-1652-kostarika.jpg" text:style-name="Internet_20_link" text:visited-style-name="Visited_20_Internet_20_Link">
630_360_14829...</text:a>
"]</text:p>
      <text:p text:style-name="P4">
Tags: ['Кулеба', 'МЗС', 'Трибунал', 'Україна', 'Агресія РФ', 'Коста-Рика']</text:p>
      <text:p text:style-name="P4">
Type: Article</text:p>
      <!--METADATA-->
      <text:p text:style-name="P4">
<draw:frame draw:style-name="fr1" draw:name="Image60" text:anchor-type="as-char" svg:width="6.9236in" svg:height="3.956343in" draw:z-index="0">
<draw:image xlink:href="../Images/yкринформ/2023-04-14T-31-53-00-03-00/630_360_1482999669-1652-kostarika.jpg" xlink:type="simple" xlink:show="embed" xlink:actuate="onLoad" draw:mime-type="image/jpeg"/>
</draw:frame>
Costa Rica has joined the coalition of the countries for the creation of a special tribunal on the crime of aggression.</text:p>
      <text:p text:style-name="P4">
This was reported in <text:a xlink:type="simple" xlink:href="https://twitter.com/DmytroKuleba" text:style-name="Internet_20_link" text:visited-style-name="Visited_20_Internet_20_Link">
</text:a>
Minister of Foreign Affairs of Ukraine Dmytro Kuleba, Ukrinform reports.</text:p>
      <text:p text:style-name="Quotations">

<text:p text:style-name="P4">
Dringing Our Call Today, FM Arnoldo Tinoco Informed Me That Costa Rica Has&gt;
 Decided To Join The Core Group on the Special Tribunal For the Crime of&gt;
 Aggressionnstinstinstnst. Further Boost Bilateral Cooperation. &gt;
&gt;
 - DMYTRO KULEBA(Dmitrykuleba) <text:a xlink:type="simple" xlink:href="https://twitter.com/DmytroKuleba/status/1646917261490282510" text:style-name="Internet_20_link" text:visited-style-name="Visited_20_Internet_20_Link">
&gt;
 </text:a>
"During our conversation today, the Foreign Minister Arnoldo Tinoco told me that Costa Rica decided to join the main group for creation <text:a xlink:type="simple" xlink:href="https://www.ukrinform.ua/tag-tribunal" text:style-name="Internet_20_link" text:visited-style-name="Visited_20_Internet_20_Link">
</text:a>
 у справі щодо злочину агресії протиУкраїни. У результаті загальна кількість держав сягнула 34. Ми такожобговорили шляхи посилення двостороннього співробітництва", - написав Кулеба.</text:p>

</text:p>
      <text:p text:style-name="P4">
<text:span text:style-name="T4">
Читайте також:</text:span>
 <text:a xlink:type="simple" xlink:href="https://www.ukrinform.ua/rubric-polytics/3693437-evrosouz-obgovorue-z-krainami-g7-spectribunal-sodo-zlocinu-agresii-rosii-evrokomisar.html" text:style-name="Internet_20_link" text:visited-style-name="Visited_20_Internet_20_Link">
 <text:span text:style-name="T4">
спецтрибунал</text:span>
 </text:a>
As reported by Ukrinform, the Ministry of Foreign Affairs of Ukraine <text:a xlink:type="simple" xlink:href="https://www.ukrinform.ua/rubric-polytics/3675976-koalicia-zi-stvorenna-spectribunalu-dla-rf-prodovzit-zrostati-kuleba.html" text:style-name="Internet_20_link" text:visited-style-name="Visited_20_Internet_20_Link">
</text:a>
over the expansion of the international coalition for the creation of a special tribunal on the crime of aggression against Ukraine and the prosecution of military and political leadership of the Russian Federation of reference.</text:p>
      <text:p text:style-name="P4">
News Source: <text:a xlink:type="simple" xlink:href="https://www.ukrinform.ua/rubric-polytics/3696104-kostarika-dolucilasa-do-koalicii-za-stvorenna-spectribunalu-dla-rf.html" text:style-name="Internet_20_link" text:visited-style-name="Visited_20_Internet_20_Link">
https://www.ukrinform.ua/rubric-polytics/3696104-kostarika-dolucilasa-do-koalicii-za-stvorenna-spectribunalu-dla-rf.html</text:a>
</text:p>
      <!--NEWS-->
      <text:h text:style-name="P10" text:outline-level="1">
<text:span text:style-name="T4">
In Ukraine, 70% of citizens support the ban on the activities of the UOC MP</text:span>
</text:h>
      <text:p text:style-name="P4">
Authors: Ukrinform (Person)</text:p>
      <text:p text:style-name="P4">
Publisher: Укринформ (Organization)</text:p>
      <text:p text:style-name="P4">
Published Time: 2023-04-14T-33:42:00+03:00</text:p>
      <text:p text:style-name="P4">
Modified Time: 2023-04-14T22:42:00+03:00</text:p>
      <text:p text:style-name="P4">
Description: In Ukraine, 70% of citizens support the idea of banning the activity of the Ukrainian Orthodox Church of the Moscow Patriarchate. - Ukrinform.</text:p>
      <text:p text:style-name="P4">
Images: ["<text:a xlink:type="simple" xlink:href="https://static.ukrinform.com/photos/2019_01/thumb_files/630_360_1547809133-586.jpg" text:style-name="Internet_20_link" text:visited-style-name="Visited_20_Internet_20_Link">
630_360_15478...</text:a>
"]</text:p>
      <text:p text:style-name="P4">
Tags: ['Опитування', 'УПЦ МП', 'Заборона']</text:p>
      <text:p text:style-name="P4">
Type: Article</text:p>
      <!--METADATA-->
      <text:p text:style-name="P4">
<draw:frame draw:style-name="fr1" draw:name="Image61" text:anchor-type="as-char" svg:width="6.9236in" svg:height="3.956343in" draw:z-index="0">
<draw:image xlink:href="../Images/yкринформ/2023-04-14T-33-42-00-03-00/630_360_1547809133-586.jpg" xlink:type="simple" xlink:show="embed" xlink:actuate="onLoad" draw:mime-type="image/jpeg"/>
</draw:frame>
In Ukraine ,70% of citizens support the idea of banning the activity of the Ukrainian Orthodox Church of the Moscow Patriarchate.</text:p>
      <text:p text:style-name="P4">
This is evidenced by <text:a xlink:type="simple" xlink:href="http://drive.google.com/drive/folders/1tU57MOXBEtUXdB6Mnn6LcpWBBLV8CAWo" text:style-name="Internet_20_link" text:visited-style-name="Visited_20_Internet_20_Link">
</text:a>
Gradus research conducted on the eve of the holiday, Ukrinform reports.</text:p>
      <text:p text:style-name="P4">
Thus, 70% of respondents support the ban on the activities of the UOC -MP in the territory of Ukraine, while in 2021 there were just more than half(55%).</text:p>
      <text:p text:style-name="P4">
<text:span text:style-name="T4">
Читайте також:</text:span>
 <text:a xlink:type="simple" xlink:href="https://www.ukrinform.ua/rubric-society/3695094-danilov-institucii-aki-maut-vidnosenna-do-moskvi-ne-pracuvatimut-na-teritorii-ukraini.html" text:style-name="Internet_20_link" text:visited-style-name="Visited_20_Internet_20_Link">
 </text:a>
In addition, two -thirds of respondents(66%)They treat the decision on the Vistles of the UOC-MP from the Kiev-Pechersk Lavra positively(very or rather).</text:p>
      <text:p text:style-name="P4">
Опитування проведено дослідницькою компанією Gradus Research методомсамозаповнення анкети в мобільному додатку. Вибірка: 1330 респондентів у віці18-60 років, які мешкають у населених пунктах, де проживає понад 50 000жителів. Період проведення: 13-14 квітня 2023 року.</text:p>
      <text:p text:style-name="P4">
<text:span text:style-name="T4">
Читайте також:</text:span>
 <text:a xlink:type="simple" xlink:href="https://www.ukrinform.ua/rubric-diaspora/3695962-skilki-ukrainski-bizenci-u-polsi-planuut-vitratiti-na-velikden-doslidzenna.html" text:style-name="Internet_20_link" text:visited-style-name="Visited_20_Internet_20_Link">
 </text:a>
As it was reported, the National Reserve "<text:a xlink:type="simple" xlink:href="https://www.ukrinform.ua/tag-kiivska-lavra" text:style-name="Internet_20_link" text:visited-style-name="Visited_20_Internet_20_Link">
</text:a>
"He announced the break of the lease with the Ukrainian Orthodox Church of the Moscow Patriarchate from March 29, 2023, the protuberance supporters of the UOC -MP hindered the beginning of the activity of the Commission of Zinventing Property.</text:p>
      <text:p text:style-name="P4">
News Source: <text:a xlink:type="simple" xlink:href="https://www.ukrinform.ua/rubric-society/3696005-v-ukraini-70-gromadan-pidtrimuut-zaboronu-dialnosti-upc-mp.html" text:style-name="Internet_20_link" text:visited-style-name="Visited_20_Internet_20_Link">
https://www.ukrinform.ua/rubric-society/3696005-v-ukraini-70-gromadan-pidtrimuut-zaboronu-dialnosti-upc-mp.html</text:a>
</text:p>
      <!--NEWS-->
      <text:h text:style-name="P10" text:outline-level="1">
<text:span text:style-name="T4">
Missile blow to Slavyansk: The number of dead increased to eight, 21 wounded</text:span>
</text:h>
      <text:p text:style-name="P4">
Authors: Ukrinform (Person)</text:p>
      <text:p text:style-name="P4">
Publisher: Укринформ (Organization)</text:p>
      <text:p text:style-name="P4">
Published Time: 2023-04-14T-35:19:00+03:00</text:p>
      <text:p text:style-name="P4">
Modified Time: 2023-04-14T22:19:00+03:00</text:p>
      <text:p text:style-name="P4">
Description: The number of Russians killed as a result of rocket stroke has increased to eight people, and is also known about 21 wounded. - Ukrinform.</text:p>
      <text:p text:style-name="P4">
Images: ["<text:a xlink:type="simple" xlink:href="https://static.ukrinform.com/photos/2023_04/thumb_files/630_360_1681499682-1968.jpeg" text:style-name="Internet_20_link" text:visited-style-name="Visited_20_Internet_20_Link">
630_360_16814...</text:a>
", "<text:a xlink:type="simple" xlink:href="https://static.ukrinform.com/photos/2023_04/thumb_files/630_360_1681499682-8059.jpeg" text:style-name="Internet_20_link" text:visited-style-name="Visited_20_Internet_20_Link">
630_360_16814...</text:a>
", "<text:a xlink:type="simple" xlink:href="https://static.ukrinform.com/photos/2023_04/thumb_files/630_360_1681499682-5661.jpeg" text:style-name="Internet_20_link" text:visited-style-name="Visited_20_Internet_20_Link">
630_360_16814...</text:a>
", "<text:a xlink:type="simple" xlink:href="https://static.ukrinform.com/photos/2023_04/thumb_files/630_360_1681499682-4128.jpeg" text:style-name="Internet_20_link" text:visited-style-name="Visited_20_Internet_20_Link">
630_360_16814...</text:a>
", "<text:a xlink:type="simple" xlink:href="https://static.ukrinform.com/photos/2023_04/thumb_files/630_360_1681499682-2528.jpeg" text:style-name="Internet_20_link" text:visited-style-name="Visited_20_Internet_20_Link">
630_360_16814...</text:a>
", "<text:a xlink:type="simple" xlink:href="https://static.ukrinform.com/photos/2023_04/thumb_files/630_360_1681499682-7267.jpeg" text:style-name="Internet_20_link" text:visited-style-name="Visited_20_Internet_20_Link">
630_360_16814...</text:a>
", "<text:a xlink:type="simple" xlink:href="https://static.ukrinform.com/photos/2023_04/thumb_files/630_360_1681499682-8387.jpeg" text:style-name="Internet_20_link" text:visited-style-name="Visited_20_Internet_20_Link">
630_360_16814...</text:a>
", "<text:a xlink:type="simple" xlink:href="https://static.ukrinform.com/photos/2023_04/thumb_files/630_360_1681499683-2536.jpeg" text:style-name="Internet_20_link" text:visited-style-name="Visited_20_Internet_20_Link">
630_360_16814...</text:a>
", "<text:a xlink:type="simple" xlink:href="https://static.ukrinform.com/photos/2023_04/thumb_files/630_360_1681499683-8411.jpeg" text:style-name="Internet_20_link" text:visited-style-name="Visited_20_Internet_20_Link">
630_360_16814...</text:a>
", "<text:a xlink:type="simple" xlink:href="https://static.ukrinform.com/photos/2023_04/thumb_files/630_360_1681499683-7890.jpeg" text:style-name="Internet_20_link" text:visited-style-name="Visited_20_Internet_20_Link">
630_360_16814...</text:a>
", "<text:a xlink:type="simple" xlink:href="https://static.ukrinform.com/photos/2023_04/thumb_files/630_360_1681500608-3052.jpeg" text:style-name="Internet_20_link" text:visited-style-name="Visited_20_Internet_20_Link">
630_360_16815...</text:a>
", "<text:a xlink:type="simple" xlink:href="https://static.ukrinform.com/photos/2023_04/thumb_files/630_360_1681500608-5003.jpeg" text:style-name="Internet_20_link" text:visited-style-name="Visited_20_Internet_20_Link">
630_360_16815...</text:a>
", "<text:a xlink:type="simple" xlink:href="https://static.ukrinform.com/photos/2023_04/thumb_files/630_360_1681500608-9957.jpeg" text:style-name="Internet_20_link" text:visited-style-name="Visited_20_Internet_20_Link">
630_360_16815...</text:a>
", "<text:a xlink:type="simple" xlink:href="https://static.ukrinform.com/photos/2023_04/thumb_files/630_360_1681500608-6121.jpeg" text:style-name="Internet_20_link" text:visited-style-name="Visited_20_Internet_20_Link">
630_360_16815...</text:a>
", "<text:a xlink:type="simple" xlink:href="https://static.ukrinform.com/photos/2023_04/thumb_files/630_360_1681500608-3258.jpeg" text:style-name="Internet_20_link" text:visited-style-name="Visited_20_Internet_20_Link">
630_360_16815...</text:a>
", "<text:a xlink:type="simple" xlink:href="https://static.ukrinform.com/photos/2023_04/thumb_files/630_360_1681500608-3632.jpeg" text:style-name="Internet_20_link" text:visited-style-name="Visited_20_Internet_20_Link">
630_360_16815...</text:a>
", "<text:a xlink:type="simple" xlink:href="https://static.ukrinform.com/photos/2023_04/thumb_files/630_360_1681500609-2106.jpeg" text:style-name="Internet_20_link" text:visited-style-name="Visited_20_Internet_20_Link">
630_360_16815...</text:a>
", "<text:a xlink:type="simple" xlink:href="https://static.ukrinform.com/photos/2023_04/thumb_files/630_360_1681500610-9902.jpeg" text:style-name="Internet_20_link" text:visited-style-name="Visited_20_Internet_20_Link">
630_360_16815...</text:a>
"]</text:p>
      <text:p text:style-name="P4">
Tags: ['Донеччина', 'Кириленко', 'Обстріл', "Слов'янськ", 'Війна з росією']</text:p>
      <text:p text:style-name="P4">
Type: Article</text:p>
      <!--METADATA-->
      <text:p text:style-name="P4">
<draw:frame draw:style-name="fr1" draw:name="Image62" text:anchor-type="as-char" svg:width="6.9236in" svg:height="3.956343in" draw:z-index="0">
<draw:image xlink:href="../Images/yкринформ/2023-04-14T-35-19-00-03-00/630_360_1681499682-1968.jpeg" xlink:type="simple" xlink:show="embed" xlink:actuate="onLoad" draw:mime-type="image/jpeg"/>
</draw:frame>
The number of Russians killed as a result of the Russian rocket strike has increased by the Blessed people, and is also known about 21 wounded.</text:p>
      <text:p text:style-name="P4">
This was reported in <text:a xlink:type="simple" xlink:href="https://t.me/pavlokyrylenko_donoda/7537" text:style-name="Internet_20_link" text:visited-style-name="Visited_20_Internet_20_Link">
</text:a>
Pavel Kirilenko, Olovadonian Ova, reports Ukrinform.</text:p>
      <text:p text:style-name="P4">
<draw:frame draw:style-name="fr1" draw:name="Image63" text:anchor-type="as-char" svg:width="6.9236in" svg:height="3.956343in" draw:z-index="0">
<draw:image xlink:href="../Images/yкринформ/2023-04-14T-35-19-00-03-00/630_360_1681499682-8059.jpeg" xlink:type="simple" xlink:show="embed" xlink:actuate="onLoad" draw:mime-type="image/jpeg"/>
</draw:frame>
Missile blow to Slavyansk: the number of dead and wounded increased / Photo: Pavel Kirilenko / Donetsk Regional State Administration(This)  <text:a xlink:type="simple" xlink:href="https://static.ukrinform.com/photos/2023_04/1681499682-8059.jpeg" text:style-name="Internet_20_link" text:visited-style-name="Visited_20_Internet_20_Link">
<draw:frame draw:style-name="fr1" draw:name="Image64" text:anchor-type="as-char" svg:width="6.9236in" svg:height="3.956343in" draw:z-index="0">
<draw:image xlink:href="../Images/yкринформ/2023-04-14T-35-19-00-03-00/630_360_1681499682-8059.jpeg" xlink:type="simple" xlink:show="embed" xlink:actuate="onLoad" draw:mime-type="image/jpeg"/>
</draw:frame>
</text:a>
 <text:a xlink:type="simple" xlink:href="https://static.ukrinform.com/photos/2023_04/1681499682-5661.jpeg" text:style-name="Internet_20_link" text:visited-style-name="Visited_20_Internet_20_Link">
<draw:frame draw:style-name="fr1" draw:name="Image65" text:anchor-type="as-char" svg:width="6.9236in" svg:height="3.956343in" draw:z-index="0">
<draw:image xlink:href="../Images/yкринформ/2023-04-14T-35-19-00-03-00/630_360_1681499682-5661.jpeg" xlink:type="simple" xlink:show="embed" xlink:actuate="onLoad" draw:mime-type="image/jpeg"/>
</draw:frame>
</text:a>
 <text:a xlink:type="simple" xlink:href="https://static.ukrinform.com/photos/2023_04/1681499682-4128.jpeg" text:style-name="Internet_20_link" text:visited-style-name="Visited_20_Internet_20_Link">
<draw:frame draw:style-name="fr1" draw:name="Image66" text:anchor-type="as-char" svg:width="6.9236in" svg:height="3.956343in" draw:z-index="0">
<draw:image xlink:href="../Images/yкринформ/2023-04-14T-35-19-00-03-00/630_360_1681499682-4128.jpeg" xlink:type="simple" xlink:show="embed" xlink:actuate="onLoad" draw:mime-type="image/jpeg"/>
</draw:frame>
</text:a>
 <text:a xlink:type="simple" xlink:href="https://static.ukrinform.com/photos/2023_04/1681499682-1968.jpeg" text:style-name="Internet_20_link" text:visited-style-name="Visited_20_Internet_20_Link">
<draw:frame draw:style-name="fr1" draw:name="Image67" text:anchor-type="as-char" svg:width="6.9236in" svg:height="3.956343in" draw:z-index="0">
<draw:image xlink:href="../Images/yкринформ/2023-04-14T-35-19-00-03-00/630_360_1681499682-1968.jpeg" xlink:type="simple" xlink:show="embed" xlink:actuate="onLoad" draw:mime-type="image/jpeg"/>
</draw:frame>
</text:a>
 <text:a xlink:type="simple" xlink:href="https://static.ukrinform.com/photos/2023_04/1681499682-2528.jpeg" text:style-name="Internet_20_link" text:visited-style-name="Visited_20_Internet_20_Link">
<draw:frame draw:style-name="fr1" draw:name="Image68" text:anchor-type="as-char" svg:width="6.9236in" svg:height="3.956343in" draw:z-index="0">
<draw:image xlink:href="../Images/yкринформ/2023-04-14T-35-19-00-03-00/630_360_1681499682-2528.jpeg" xlink:type="simple" xlink:show="embed" xlink:actuate="onLoad" draw:mime-type="image/jpeg"/>
</draw:frame>
</text:a>
 <text:a xlink:type="simple" xlink:href="https://static.ukrinform.com/photos/2023_04/1681499682-7267.jpeg" text:style-name="Internet_20_link" text:visited-style-name="Visited_20_Internet_20_Link">
<draw:frame draw:style-name="fr1" draw:name="Image69" text:anchor-type="as-char" svg:width="6.9236in" svg:height="3.956343in" draw:z-index="0">
<draw:image xlink:href="../Images/yкринформ/2023-04-14T-35-19-00-03-00/630_360_1681499682-7267.jpeg" xlink:type="simple" xlink:show="embed" xlink:actuate="onLoad" draw:mime-type="image/jpeg"/>
</draw:frame>
</text:a>
 <text:a xlink:type="simple" xlink:href="https://static.ukrinform.com/photos/2023_04/1681499682-8387.jpeg" text:style-name="Internet_20_link" text:visited-style-name="Visited_20_Internet_20_Link">
<draw:frame draw:style-name="fr1" draw:name="Image70" text:anchor-type="as-char" svg:width="6.9236in" svg:height="3.956343in" draw:z-index="0">
<draw:image xlink:href="../Images/yкринформ/2023-04-14T-35-19-00-03-00/630_360_1681499682-8387.jpeg" xlink:type="simple" xlink:show="embed" xlink:actuate="onLoad" draw:mime-type="image/jpeg"/>
</draw:frame>
</text:a>
 <text:a xlink:type="simple" xlink:href="https://static.ukrinform.com/photos/2023_04/1681499683-2536.jpeg" text:style-name="Internet_20_link" text:visited-style-name="Visited_20_Internet_20_Link">
<draw:frame draw:style-name="fr1" draw:name="Image71" text:anchor-type="as-char" svg:width="6.9236in" svg:height="3.956343in" draw:z-index="0">
<draw:image xlink:href="../Images/yкринформ/2023-04-14T-35-19-00-03-00/630_360_1681499683-2536.jpeg" xlink:type="simple" xlink:show="embed" xlink:actuate="onLoad" draw:mime-type="image/jpeg"/>
</draw:frame>
</text:a>
 <text:a xlink:type="simple" xlink:href="https://static.ukrinform.com/photos/2023_04/1681499683-8411.jpeg" text:style-name="Internet_20_link" text:visited-style-name="Visited_20_Internet_20_Link">
<draw:frame draw:style-name="fr1" draw:name="Image72" text:anchor-type="as-char" svg:width="6.9236in" svg:height="3.956343in" draw:z-index="0">
<draw:image xlink:href="../Images/yкринформ/2023-04-14T-35-19-00-03-00/630_360_1681499683-8411.jpeg" xlink:type="simple" xlink:show="embed" xlink:actuate="onLoad" draw:mime-type="image/jpeg"/>
</draw:frame>
</text:a>
 <text:a xlink:type="simple" xlink:href="https://static.ukrinform.com/photos/2023_04/1681499683-7890.jpeg" text:style-name="Internet_20_link" text:visited-style-name="Visited_20_Internet_20_Link">
<draw:frame draw:style-name="fr1" draw:name="Image73" text:anchor-type="as-char" svg:width="6.9236in" svg:height="3.956343in" draw:z-index="0">
<draw:image xlink:href="../Images/yкринформ/2023-04-14T-35-19-00-03-00/630_360_1681499683-7890.jpeg" xlink:type="simple" xlink:show="embed" xlink:actuate="onLoad" draw:mime-type="image/jpeg"/>
</draw:frame>
</text:a>
“8 dead and 21 wounded - such operational data on the impact on <text:a xlink:type="simple" xlink:href="https://www.ukrinform.ua/tag-slovansk" text:style-name="Internet_20_link" text:visited-style-name="Visited_20_Internet_20_Link">
</text:a>
as of 21:00. Among the dead are a two-year-old child, who, unfortunately, could not be saved after pulled out under rubble. Another 5 people are probably under the wreckage of the destroyed house, ”the message reads.The Russians released around the city at least 7 rockets(According to preliminary information, C-300), 6 of them were hit in the residential sector, another 1 on the territory of the landscape park.</text:p>
      <text:p text:style-name="P4">
<text:span text:style-name="T4">
 Read also: </text:span>
 <text:a xlink:type="simple" xlink:href="https://www.ukrinform.ua/rubric-ato/3696089-rosiani-obstrilali-prikordonnu-gromadu-sumsini.html" text:style-name="Internet_20_link" text:visited-style-name="Visited_20_Internet_20_Link">
<text:span text:style-name="T4">
 firing </text:span>
</text:a>
5 high -rise buildings, 5 private homes, school, base, administrative building, shop, household and 12 cars are damaged.</text:p>
      <text:p text:style-name="P4">
Pavel Kirilenko emphasizes that all the information provided is preliminary. The strokes will be known later.</text:p>
      <text:p text:style-name="P4">
<text:span text:style-name="T4">
 Read also: </text:span>
 <text:a xlink:type="simple" xlink:href="https://www.ukrinform.ua/rubric-ato/3695993-zagarbniki-obstrilali-kramatorsk-poskodzeni-bagatopoverhivki.html" text:style-name="Internet_20_link" text:visited-style-name="Visited_20_Internet_20_Link">
<text:span text:style-name="T4">
 firing </text:span>
</text:a>
The pre -trial investigation into the firing of Russian troops of the Slavic Donetsk region.</text:p>
      <text:p text:style-name="P4">
News Source: <text:a xlink:type="simple" xlink:href="https://www.ukrinform.ua/rubric-regions/3696096-raketnij-udar-po-slovansku-kilkist-zagiblih-zrosla-do-vosmi-21-poranenij.html" text:style-name="Internet_20_link" text:visited-style-name="Visited_20_Internet_20_Link">
https://www.ukrinform.ua/rubric-regions/3696096-raketnij-udar-po-slovansku-kilkist-zagiblih-zrosla-do-vosmi-21-poranenij.html</text:a>
</text:p>
      <!--NEWS-->
      <text:h text:style-name="P10" text:outline-level="1">
<text:span text:style-name="T4">
Nadal will miss the tournament in Barcelona</text:span>
</text:h>
      <text:p text:style-name="P4">
Authors: Ukrinform (Person)</text:p>
      <text:p text:style-name="P4">
Publisher: Укринформ (Organization)</text:p>
      <text:p text:style-name="P4">
Published Time: 2023-04-14T-37:13:54+03:00</text:p>
      <text:p text:style-name="P4">
Modified Time: 2023-04-14T22:13:54+03:00</text:p>
      <text:p text:style-name="P4">
Description: Alexander Shevchenko will take the place of the Spaniard in the main grid. - Ukrinform.</text:p>
      <text:p text:style-name="P4">
Images: ["<text:a xlink:type="simple" xlink:href="https://static.ukrinform.com/photos/2023_04/thumb_files/630_360_1681499566-567.jpg" text:style-name="Internet_20_link" text:visited-style-name="Visited_20_Internet_20_Link">
630_360_16814...</text:a>
"]</text:p>
      <text:p text:style-name="P4">
Tags: ['Теніс', 'Надаль']</text:p>
      <text:p text:style-name="P4">
Type: Article</text:p>
      <!--METADATA-->
      <text:p text:style-name="P4">
<draw:frame draw:style-name="fr1" draw:name="Image74" text:anchor-type="as-char" svg:width="6.9236in" svg:height="3.956343in" draw:z-index="0">
<draw:image xlink:href="../Images/yкринформ/2023-04-14T-37-13-54-03-00/630_360_1681499566-567.jpg" xlink:type="simple" xlink:show="embed" xlink:actuate="onLoad" draw:mime-type="image/jpeg"/>
</draw:frame>
Alexander Shevchenko will occupy the location in the main grid.</text:p>
      <text:p text:style-name="P4">
The former leader of the world ranking Rafael Nadal for the second year in a row will miss the ATP 500 in Barcelona, which previously won 12 times, about it <text:a xlink:type="simple" xlink:href="https://twitter.com/RafaelNadal/status/1646809091086360576" text:style-name="Internet_20_link" text:visited-style-name="Visited_20_Internet_20_Link">
</text:a>
The tennis player is a tweet, reports Ukrinform.</text:p>
      <text:p text:style-name="P4">
The place of Nadal in the main grid will be occupied by Alexander Shevchenko.</text:p>
      <text:p text:style-name="P4">
Raphael Nadal did not play after Australian Open, he recovers after a traumatic thigh.</text:p>
      <text:p text:style-name="P4">
<text:span text:style-name="T4">
 Read also: </text:span>
 <text:a xlink:type="simple" xlink:href="https://www.ukrinform.ua/rubric-sports/3691480-nadal-znavsa-z-mastersa-v-montekarlo.html" text:style-name="Internet_20_link" text:visited-style-name="Visited_20_Internet_20_Link">
<text:span text:style-name="T4">
 Nadal </text:span>
</text:a>
As reported by Ukrinform, the next tournament, where it plans to play Nadal - a Grunted Master in Madrid, which will take place from April 25 to May 7.</text:p>
      <text:p text:style-name="P4">
Photo: Getty Image</text:p>
      <text:p text:style-name="P4">
News Source: <text:a xlink:type="simple" xlink:href="https://www.ukrinform.ua/rubric-sports/3696095-nadal-propustit-turnir-u-barseloni.html" text:style-name="Internet_20_link" text:visited-style-name="Visited_20_Internet_20_Link">
https://www.ukrinform.ua/rubric-sports/3696095-nadal-propustit-turnir-u-barseloni.html</text:a>
</text:p>
      <!--NEWS-->
      <text:h text:style-name="P10" text:outline-level="1">
<text:span text:style-name="T4">
Duda about nuclear weapons in Belarus: Putin is trying to intimidate Western Europe</text:span>
</text:h>
      <text:p text:style-name="P4">
Authors: Ukrinform (Person)</text:p>
      <text:p text:style-name="P4">
Publisher: Укринформ (Organization)</text:p>
      <text:p text:style-name="P4">
Published Time: 2023-04-14T-40:53:00+03:00</text:p>
      <text:p text:style-name="P4">
Modified Time: 2023-04-14T21:53:00+03:00</text:p>
      <text:p text:style-name="P4">
Description: Russia is trying to call psychosis and intimidate Western Europe in Belarus. - Ukrinform.</text:p>
      <text:p text:style-name="P4">
Images: ["<text:a xlink:type="simple" xlink:href="https://static.ukrinform.com/photos/2023_02/thumb_files/630_360_1676662412-513.jpg" text:style-name="Internet_20_link" text:visited-style-name="Visited_20_Internet_20_Link">
630_360_16766...</text:a>
"]</text:p>
      <text:p text:style-name="P4">
Tags: ['білорусь', 'Дуда', 'Євросоюз', 'Польща', 'Ядерна зброя', 'росія']</text:p>
      <text:p text:style-name="P4">
Type: Article</text:p>
      <!--METADATA-->
      <text:p text:style-name="P4">
<draw:frame draw:style-name="fr1" draw:name="Image75" text:anchor-type="as-char" svg:width="6.9236in" svg:height="3.956343in" draw:z-index="0">
<draw:image xlink:href="../Images/yкринформ/2023-04-14T-40-53-00-03-00/630_360_1676662412-513.jpg" xlink:type="simple" xlink:show="embed" xlink:actuate="onLoad" draw:mime-type="image/jpeg"/>
</draw:frame>
Russia is trying to cause psychosis and intimidate Western Europe in Belarus.</text:p>
      <text:p text:style-name="P4">
Polish President Andrzej Duda said this in Vienna, answering questions of journalists during a press conference with Austrian leader Alexander Vander Bellen, Ukrinform correspondent reports.</text:p>
      <text:p text:style-name="P4">
“I'm not afraid of that. We are trying to intimidate, to cause psychosis. Putinama is frightening, first of all, Western Europe, that he will unfold nuclear Ararsenal, to bring nuclear warheads closer to the borders of Western Europe, ”he said <text:a xlink:type="simple" xlink:href="https://www.ukrinform.ua/tag-duda" text:style-name="Internet_20_link" text:visited-style-name="Visited_20_Internet_20_Link">
</text:a>
.</text:p>
      <text:p text:style-name="P4">
<text:span text:style-name="T4">
 Read also: </text:span>
 <text:a xlink:type="simple" xlink:href="https://www.ukrinform.ua/rubric-ato/3696080-polsa-postupovo-peredavatime-ukraini-mig29-aki-se-mae-na-ozbroenni-duda.html" text:style-name="Internet_20_link" text:visited-style-name="Visited_20_Internet_20_Link">
<text:span text:style-name="T4">
 Duda </text:span>
</text:a>
He noted that Poland has information, and this has been happening for many years, which contrary to all arrangements and international agreements, Russia has been militizing the Kaliningrad region for many years, placing a weapon there, which is innocent.</text:p>
      <text:p text:style-name="P4">
The President of the RP expressed his belief that the presence of NATO and the increased presence of US army in Eastern Europe, including Poland, "weaken the possibility of aggressive Russia."</text:p>
      <text:p text:style-name="P4">
Duda emphasized that he has more concern for the fate of Ukrainian NPPs, which are now in danger, including the captured by the Russians of Zaporizhzhya.</text:p>
      <text:p text:style-name="P4">
He stressed that this kind of nuclear threat from the Russians is more concern than, allegedly, the deployment of nuclear weapons in Belarus.</text:p>
      <text:p text:style-name="P4">
<text:span text:style-name="T4">
 Read also: </text:span>
 <text:a xlink:type="simple" xlink:href="https://www.ukrinform.ua/rubric-ato/3695959-polsa-vze-nadala-ukraini-vijskovoi-dopomogi-majze-na-3-milardi-duda.html" text:style-name="Internet_20_link" text:visited-style-name="Visited_20_Internet_20_Link">
<text:span text:style-name="T4">
 Duda </text:span>
</text:a>
“It is obvious that in the light of the resistance of Ukraine and the world the Russian imperial plans, Russian authorities and Putin are trying to play with muscles and in various ways frightening. But we do not let ourselves intimidate: we are strong because we are united, ”Duda stated.</text:p>
      <text:p text:style-name="P4">
News Source: <text:a xlink:type="simple" xlink:href="https://www.ukrinform.ua/rubric-world/3696084-duda-pro-adernu-zbrou-v-bilorusi-putin-namagaetsa-zalakati-zahidnu-evropu.html" text:style-name="Internet_20_link" text:visited-style-name="Visited_20_Internet_20_Link">
https://www.ukrinform.ua/rubric-world/3696084-duda-pro-adernu-zbrou-v-bilorusi-putin-namagaetsa-zalakati-zahidnu-evropu.html</text:a>
</text:p>
      <!--NEWS-->
      <text:h text:style-name="P10" text:outline-level="1">
<text:span text:style-name="T4">
Ukraine will not make surrogate decisions of the Vilnius Summit on its entry into NATO - Kuleba</text:span>
</text:h>
      <text:p text:style-name="P4">
Authors: Ukrinform (Person)</text:p>
      <text:p text:style-name="P4">
Publisher: Укринформ (Organization)</text:p>
      <text:p text:style-name="P4">
Published Time: 2023-04-14T-42:51:00+03:00</text:p>
      <text:p text:style-name="P4">
Modified Time: 2023-04-14T21:51:00+03:00</text:p>
      <text:p text:style-name="P4">
Description: It will be unacceptable for Ukraine if allies at NATO summit in Vilnius once again declare the open door policy and do not take any step towards membership. - Ukrinform.</text:p>
      <text:p text:style-name="P4">
Images: ["<text:a xlink:type="simple" xlink:href="https://static.ukrinform.com/photos/2022_12/thumb_files/630_360_1670682428-944.jpg" text:style-name="Internet_20_link" text:visited-style-name="Visited_20_Internet_20_Link">
630_360_16706...</text:a>
"]</text:p>
      <text:p text:style-name="P4">
Tags: ['Кулеба', 'Саміт НАТО', 'Україна']</text:p>
      <text:p text:style-name="P4">
Type: Article</text:p>
      <!--METADATA-->
      <text:p text:style-name="P4">
<draw:frame draw:style-name="fr1" draw:name="Image76" text:anchor-type="as-char" svg:width="6.9236in" svg:height="3.956343in" draw:z-index="0">
<draw:image xlink:href="../Images/yкринформ/2023-04-14T-42-51-00-03-00/630_360_1670682428-944.jpg" xlink:type="simple" xlink:show="embed" xlink:actuate="onLoad" draw:mime-type="image/jpeg"/>
</draw:frame>
For Ukraine, it will be unacceptable if the NATO Allies in Vilnius have a lot of open doors and do not take a single step of the dawn.</text:p>
      <text:p text:style-name="P4">
This was stated by the Minister of Foreign Affairs of Ukraine Dmitry Kuleb during a location in <text:a xlink:type="simple" xlink:href="http://www.instagram.com/p/CrBfvJ-gTlB/" text:style-name="Internet_20_link" text:visited-style-name="Visited_20_Internet_20_Link">
</text:a>
, reports Ukrinform.</text:p>
      <text:p text:style-name="P4">
“If the Allies decide that in the question of NATO membership, they simply confirmed the 130th time of the open door policy, then for Ukraine it is an unacceptable result of the Vilnius summit. If they try to offer us some positive things about deepening NATO cooperation, but will not take any step towards Ukraine's membership in NATO, then it is an unacceptable one for us, ”the Foreign Minister said.</text:p>
      <text:p text:style-name="P4">
Kuleba explained that the position of Ukraine is that in Vilnius NATO should take a step towards Ukraine's membership and resolve the issue of safety for Ukraine between the current and the moment when Ukraine becomes the Alliance.</text:p>
      <text:p text:style-name="P4">
"But we will in no way make surrogate decisions ... This is the same as a candidate:" But let's not candidate, give some alternative, special ..., half -measures. " No need to repeat the same game at the level <text:a xlink:type="simple" xlink:href="https://www.ukrinform.ua/tag-nato" text:style-name="Internet_20_link" text:visited-style-name="Visited_20_Internet_20_Link">
</text:a>
. It is necessary to provide what is in line with the interests of both NATO and Ukraine, ”the minister emphasized.</text:p>
      <text:p text:style-name="P4">
<text:span text:style-name="T4">
 Read also: </text:span>
 <text:a xlink:type="simple" xlink:href="https://www.ukrinform.ua/rubric-polytics/3696063-ukrainska-vlada-mae-konsolidovanu-poziciu-sodo-nepotribnosti-pdc-v-nato-kuleba.html" text:style-name="Internet_20_link" text:visited-style-name="Visited_20_Internet_20_Link">
<text:span text:style-name="T4">
 Kuleba </text:span>
</text:a>
As reported by Ukrinform, on September 30, 2022, President Volodymyr Zelenskyy, Verkhovna Rada Chairman Ruslan Stefanchuk and Prime Minister Denis Schmigaligal signed the application of Ukraine for joining NATO in an accelerated manner.</text:p>
      <text:p text:style-name="P4">
<text:span text:style-name="T5">
Foto: Foreign</text:span>
</text:p>
      <text:p text:style-name="P4">
News Source: <text:a xlink:type="simple" xlink:href="https://www.ukrinform.ua/rubric-polytics/3696067-ukraina-ne-prijme-surogatnih-risen-vilnuskogo-samitu-sodo-svogo-vstupu-do-nato-kuleba.html" text:style-name="Internet_20_link" text:visited-style-name="Visited_20_Internet_20_Link">
https://www.ukrinform.ua/rubric-polytics/3696067-ukraina-ne-prijme-surogatnih-risen-vilnuskogo-samitu-sodo-svogo-vstupu-do-nato-kuleba.html</text:a>
</text:p>
      <!--NEWS-->
      <text:h text:style-name="P10" text:outline-level="1">
<text:span text:style-name="T4">
The Russians fired the border community of Sumy region</text:span>
</text:h>
      <text:p text:style-name="P4">
Authors: Ukrinform (Person)</text:p>
      <text:p text:style-name="P4">
Publisher: Укринформ (Organization)</text:p>
      <text:p text:style-name="P4">
Published Time: 2023-04-14T-44:46:54+03:00</text:p>
      <text:p text:style-name="P4">
Modified Time: 2023-04-14T21:46:54+03:00</text:p>
      <text:p text:style-name="P4">
Description: Russian troops fired one territorial community of Sumy region on Friday. - Ukrinform.</text:p>
      <text:p text:style-name="P4">
Images: ["<text:a xlink:type="simple" xlink:href="https://static.ukrinform.com/photos/2016_07/thumb_files/630_360_1469087094-3763.jpg" text:style-name="Internet_20_link" text:visited-style-name="Visited_20_Internet_20_Link">
630_360_14690...</text:a>
"]</text:p>
      <text:p text:style-name="P4">
Tags: ['Обстріл', 'Сумщина', 'Війна з росією']</text:p>
      <text:p text:style-name="P4">
Type: Article</text:p>
      <!--METADATA-->
      <text:p text:style-name="P4">
<draw:frame draw:style-name="fr1" draw:name="Image77" text:anchor-type="as-char" svg:width="6.9236in" svg:height="3.956343in" draw:z-index="0">
<draw:image xlink:href="../Images/yкринформ/2023-04-14T-44-46-54-03-00/630_360_1469087094-3763.jpg" xlink:type="simple" xlink:show="embed" xlink:actuate="onLoad" draw:mime-type="image/jpeg"/>
</draw:frame>
Russian troops fired one territorial community of the Sumy region on Friday.</text:p>
      <text:p text:style-name="P4">
According to Ukrinform, the Sumy Regional Military Administration reports in <text:a xlink:type="simple" xlink:href="https://t.me/Sumy_news_ODA/15443" text:style-name="Internet_20_link" text:visited-style-name="Visited_20_Internet_20_Link">
</text:a>
.</text:p>
      <text:p text:style-name="P4">
“Today, during the day, the Russians made <text:a xlink:type="simple" xlink:href="https://www.ukrinform.ua/tag-obstril" text:style-name="Internet_20_link" text:visited-style-name="Visited_20_Internet_20_Link">
</text:a>
The middle -Budsk community: beaten from mortars -two "arrivals" ", -goes in the message.</text:p>
      <text:p text:style-name="P4">
Also, from the enemy drone in the middle of the city.</text:p>
      <text:p text:style-name="P4">
<text:span text:style-name="T4">
 Read also: </text:span>
 <text:a xlink:type="simple" xlink:href="https://www.ukrinform.ua/rubric-regions/3695929-sbu-zatrimala-rosijskogo-agenta-akij-sukav-slabki-misca-na-kordoni.html" text:style-name="Internet_20_link" text:visited-style-name="Visited_20_Internet_20_Link">
</text:a>
According to Ova, there were no casualties. Damaged one private homeownership of Tatra car.</text:p>
      <text:p text:style-name="P4">
As reported by Ukrinform, April 14 <text:a xlink:type="simple" xlink:href="https://www.ukrinform.ua/rubric-ato/3695971-rosiani-vdarili-kerovanimi-aviabombami-po-pidpriemstvu-na-prikordonni-cernigivsini.html" text:style-name="Internet_20_link" text:visited-style-name="Visited_20_Internet_20_Link">
</text:a>
on the enterprise on the border of the Chernihiv region.</text:p>
      <text:p text:style-name="P4">
News Source: <text:a xlink:type="simple" xlink:href="https://www.ukrinform.ua/rubric-ato/3696089-rosiani-obstrilali-prikordonnu-gromadu-sumsini.html" text:style-name="Internet_20_link" text:visited-style-name="Visited_20_Internet_20_Link">
https://www.ukrinform.ua/rubric-ato/3696089-rosiani-obstrilali-prikordonnu-gromadu-sumsini.html</text:a>
</text:p>
      <!--NEWS-->
      <text:h text:style-name="P10" text:outline-level="1">
<text:span text:style-name="T4">
The Ambassador of Ukraine to France criticized France24 from the Russian camp, the video was removed</text:span>
</text:h>
      <text:p text:style-name="P4">
Authors: Ukrinform (Person)</text:p>
      <text:p text:style-name="P4">
Publisher: Укринформ (Organization)</text:p>
      <text:p text:style-name="P4">
Published Time: 2023-04-14T-46:42:00+03:00</text:p>
      <text:p text:style-name="P4">
Modified Time: 2023-04-14T21:42:00+03:00</text:p>
      <text:p text:style-name="P4">
Description: The Ambassador of Ukraine to France, Vadim Omelchenko, criticized the story of France 24, whose journalists visited the camp where Russian troops were fighting against Ukraine. - Ukrinform.</text:p>
      <text:p text:style-name="P4">
Images: ["<text:a xlink:type="simple" xlink:href="https://static.ukrinform.com/photos/2020_06/thumb_files/630_360_1591895384-840.jpg" text:style-name="Internet_20_link" text:visited-style-name="Visited_20_Internet_20_Link">
630_360_15918...</text:a>
"]</text:p>
      <text:p text:style-name="P4">
Tags: ['Франція', 'Посол', 'Україна', 'Війна з росією']</text:p>
      <text:p text:style-name="P4">
Type: Article</text:p>
      <!--METADATA-->
      <text:p text:style-name="P4">
<draw:frame draw:style-name="fr1" draw:name="Image78" text:anchor-type="as-char" svg:width="6.9236in" svg:height="3.956343in" draw:z-index="0">
<draw:image xlink:href="../Images/yкринформ/2023-04-14T-46-42-00-03-00/630_360_1591895384-840.jpg" xlink:type="simple" xlink:show="embed" xlink:actuate="onLoad" draw:mime-type="image/jpeg"/>
</draw:frame>
Vadim Omelchenko, Ambassador in France, criticized the story of France 24, whose journalists visited the camp where the Russian training is being trained in the Russian.</text:p>
      <text:p text:style-name="P4">
About it reports Ukrinform with reference to <text:a xlink:type="simple" xlink:href="https://twitter.com/OmelchenkoVadym/status/1646929862832144384" text:style-name="Internet_20_link" text:visited-style-name="Visited_20_Internet_20_Link">
</text:a>
Ukrainian Diplomat.</text:p>
      <text:p text:style-name="P4">
"A bad example of so -called" neutral journalism ": reporting France 24 in positions of occupiers who learn to kill Ukrainians(and prepare for the duty). Навряд чи можна уявити собі такий репортаж з нацистських позицій вНормандії напередодні висадки. Чи я помиляюся, хіба це нормально? Більш того,говорячи про українську армію, журналіст згадує про "контрнаступ ворога"», -написав Омельченко.</text:p>
      <text:p text:style-name="P4">
Пізніше посол <text:a xlink:type="simple" xlink:href="https://twitter.com/OmelchenkoVadym/status/1646936096465362952" text:style-name="Internet_20_link" text:visited-style-name="Visited_20_Internet_20_Link">
</text:a>
that the video was deleted from the TV channel site.</text:p>
      <text:p text:style-name="P4">
"An encouraging," the ambassador added.</text:p>
      <text:p text:style-name="P4">
As reported <text:a xlink:type="simple" xlink:href="https://www.ukrinform.ua/rubric-ato/3695966-france-24-pokazav-suzet-iz-taboru-rosian-ta-nazvav-vorozim-kontrnastup-zsu.html" text:style-name="Internet_20_link" text:visited-style-name="Visited_20_Internet_20_Link">
</text:a>
, journalists of France 24, financed by France, visited the camp where the Russian training troops fighting against Ukraine.</text:p>
      <text:p text:style-name="P4">
<text:span text:style-name="T4">
 Read also: </text:span>
 <text:a xlink:type="simple" xlink:href="https://www.ukrinform.ua/rubric-world/3693274-sud-uhvaliv-risenna-pro-likvidaciu-rt-france.html" text:style-name="Internet_20_link" text:visited-style-name="Visited_20_Internet_20_Link">
<text:span text:style-name="T4">
 France </text:span>
</text:a>
The material on the TV channel's website was under the heading: "War in Ukraine: Russian troops are preparing for battle for a counter -offensive." The plot does not mention about the fact that Russian invaders carry out illegal aggression on the territory of Ukraine instead in the plot can be seen elements of Russian propaganda. For example, the Russian military praise that their weapons are better than Western analogues, in particular, German tanks Leopard.</text:p>
      <text:p text:style-name="P4">
News Source: <text:a xlink:type="simple" xlink:href="https://www.ukrinform.ua/rubric-polytics/3696086-posol-ukraini-u-francii-rozkritikuvav-suzet-france24-iz-taboru-rosian-video-vidalili.html" text:style-name="Internet_20_link" text:visited-style-name="Visited_20_Internet_20_Link">
https://www.ukrinform.ua/rubric-polytics/3696086-posol-ukraini-u-francii-rozkritikuvav-suzet-france24-iz-taboru-rosian-video-vidalili.html</text:a>
</text:p>
      <!--NEWS-->
      <text:h text:style-name="P10" text:outline-level="1">
<text:span text:style-name="T4">
Venice will help Odessa in preserving cultural heritage and in the development of the port</text:span>
</text:h>
      <text:p text:style-name="P4">
Authors: Ukrinform (Person)</text:p>
      <text:p text:style-name="P4">
Publisher: Укринформ (Organization)</text:p>
      <text:p text:style-name="P4">
Published Time: 2023-04-14T-48:36:00+03:00</text:p>
      <text:p text:style-name="P4">
Modified Time: 2023-04-14T21:36:00+03:00</text:p>
      <text:p text:style-name="P4">
Description: On April 14, the city authorities of Odessa and Venice signed a memorandum on mutual understanding on cooperation in the sphere of preservation and development of cultural heritage. - Ukrinform.</text:p>
      <text:p text:style-name="P4">
Images: ["<text:a xlink:type="simple" xlink:href="https://static.ukrinform.com/photos/2023_04/thumb_files/630_360_1681494713-1675.jpeg" text:style-name="Internet_20_link" text:visited-style-name="Visited_20_Internet_20_Link">
630_360_16814...</text:a>
", "<text:a xlink:type="simple" xlink:href="https://static.ukrinform.com/photos/2023_04/thumb_files/630_360_1681494712-1124.jpeg" text:style-name="Internet_20_link" text:visited-style-name="Visited_20_Internet_20_Link">
630_360_16814...</text:a>
", "<text:a xlink:type="simple" xlink:href="https://static.ukrinform.com/photos/2023_04/thumb_files/630_360_1681494712-3336.jpeg" text:style-name="Internet_20_link" text:visited-style-name="Visited_20_Internet_20_Link">
630_360_16814...</text:a>
", "<text:a xlink:type="simple" xlink:href="https://static.ukrinform.com/photos/2023_04/thumb_files/630_360_1681494712-5677.jpeg" text:style-name="Internet_20_link" text:visited-style-name="Visited_20_Internet_20_Link">
630_360_16814...</text:a>
", "<text:a xlink:type="simple" xlink:href="https://static.ukrinform.com/photos/2023_04/thumb_files/630_360_1681494712-9504.jpeg" text:style-name="Internet_20_link" text:visited-style-name="Visited_20_Internet_20_Link">
630_360_16814...</text:a>
", "<text:a xlink:type="simple" xlink:href="https://static.ukrinform.com/photos/2023_04/thumb_files/630_360_1681494712-3933.jpeg" text:style-name="Internet_20_link" text:visited-style-name="Visited_20_Internet_20_Link">
630_360_16814...</text:a>
", "<text:a xlink:type="simple" xlink:href="https://static.ukrinform.com/photos/2023_04/thumb_files/630_360_1681494713-5283.jpeg" text:style-name="Internet_20_link" text:visited-style-name="Visited_20_Internet_20_Link">
630_360_16814...</text:a>
", "<text:a xlink:type="simple" xlink:href="https://static.ukrinform.com/photos/2023_04/thumb_files/630_360_1681494713-7225.jpeg" text:style-name="Internet_20_link" text:visited-style-name="Visited_20_Internet_20_Link">
630_360_16814...</text:a>
", "<text:a xlink:type="simple" xlink:href="https://static.ukrinform.com/photos/2023_04/thumb_files/630_360_1681494713-6456.jpeg" text:style-name="Internet_20_link" text:visited-style-name="Visited_20_Internet_20_Link">
630_360_16814...</text:a>
"]</text:p>
      <text:p text:style-name="P4">
Tags: ['Культурна спадщина', 'Одеса', 'Порт', 'Венеція']</text:p>
      <text:p text:style-name="P4">
Type: Article</text:p>
      <!--METADATA-->
      <text:p text:style-name="P4">
<draw:frame draw:style-name="fr1" draw:name="Image79" text:anchor-type="as-char" svg:width="6.9236in" svg:height="3.956343in" draw:z-index="0">
<draw:image xlink:href="../Images/yкринформ/2023-04-14T-48-36-00-03-00/630_360_1681494713-1675.jpeg" xlink:type="simple" xlink:show="embed" xlink:actuate="onLoad" draw:mime-type="image/jpeg"/>
</draw:frame>
On April 14, the city's city and Venice signed a memorandum on mutual understanding on the conservation and development of cultural heritage.</text:p>
      <text:p text:style-name="P4">
This was reported by Ukrinform correspondent.</text:p>
      <text:p text:style-name="P4">
“We are waiting for the end of the military conflict, but we are now thinking how to develop development <text:a xlink:type="simple" xlink:href="https://www.ukrinform.ua/tag-odesa" text:style-name="Internet_20_link" text:visited-style-name="Visited_20_Internet_20_Link">
</text:a>
, which is very similar to Venice. We have extensive experience in conducting restoration work, we will help in this case Odessa, ”said Venice Mayor Luigi Brunyaro.</text:p>
      <text:p text:style-name="P4">
<draw:frame draw:style-name="fr1" draw:name="Image80" text:anchor-type="as-char" svg:width="6.9236in" svg:height="3.956343in" draw:z-index="0">
<draw:image xlink:href="../Images/yкринформ/2023-04-14T-48-36-00-03-00/630_360_1681494712-1124.jpeg" xlink:type="simple" xlink:show="embed" xlink:actuate="onLoad" draw:mime-type="image/jpeg"/>
</draw:frame>
Venice will help Odessa in preserving cultural heritage and in the development of the port / Photo: Nina Lymook, Ukrinform <text:a xlink:type="simple" xlink:href="https://static.ukrinform.com/photos/2023_04/1681494712-1124.jpeg" text:style-name="Internet_20_link" text:visited-style-name="Visited_20_Internet_20_Link">
<draw:frame draw:style-name="fr1" draw:name="Image81" text:anchor-type="as-char" svg:width="6.9236in" svg:height="3.956343in" draw:z-index="0">
<draw:image xlink:href="../Images/yкринформ/2023-04-14T-48-36-00-03-00/630_360_1681494712-1124.jpeg" xlink:type="simple" xlink:show="embed" xlink:actuate="onLoad" draw:mime-type="image/jpeg"/>
</draw:frame>
</text:a>
 <text:a xlink:type="simple" xlink:href="https://static.ukrinform.com/photos/2023_04/1681494712-3336.jpeg" text:style-name="Internet_20_link" text:visited-style-name="Visited_20_Internet_20_Link">
<draw:frame draw:style-name="fr1" draw:name="Image82" text:anchor-type="as-char" svg:width="6.9236in" svg:height="3.956343in" draw:z-index="0">
<draw:image xlink:href="../Images/yкринформ/2023-04-14T-48-36-00-03-00/630_360_1681494712-3336.jpeg" xlink:type="simple" xlink:show="embed" xlink:actuate="onLoad" draw:mime-type="image/jpeg"/>
</draw:frame>
</text:a>
 <text:a xlink:type="simple" xlink:href="https://static.ukrinform.com/photos/2023_04/1681494712-5677.jpeg" text:style-name="Internet_20_link" text:visited-style-name="Visited_20_Internet_20_Link">
<draw:frame draw:style-name="fr1" draw:name="Image83" text:anchor-type="as-char" svg:width="6.9236in" svg:height="3.956343in" draw:z-index="0">
<draw:image xlink:href="../Images/yкринформ/2023-04-14T-48-36-00-03-00/630_360_1681494712-5677.jpeg" xlink:type="simple" xlink:show="embed" xlink:actuate="onLoad" draw:mime-type="image/jpeg"/>
</draw:frame>
</text:a>
 <text:a xlink:type="simple" xlink:href="https://static.ukrinform.com/photos/2023_04/1681494712-9504.jpeg" text:style-name="Internet_20_link" text:visited-style-name="Visited_20_Internet_20_Link">
<draw:frame draw:style-name="fr1" draw:name="Image84" text:anchor-type="as-char" svg:width="6.9236in" svg:height="3.956343in" draw:z-index="0">
<draw:image xlink:href="../Images/yкринформ/2023-04-14T-48-36-00-03-00/630_360_1681494712-9504.jpeg" xlink:type="simple" xlink:show="embed" xlink:actuate="onLoad" draw:mime-type="image/jpeg"/>
</draw:frame>
</text:a>
 <text:a xlink:type="simple" xlink:href="https://static.ukrinform.com/photos/2023_04/1681494712-3933.jpeg" text:style-name="Internet_20_link" text:visited-style-name="Visited_20_Internet_20_Link">
<draw:frame draw:style-name="fr1" draw:name="Image85" text:anchor-type="as-char" svg:width="6.9236in" svg:height="3.956343in" draw:z-index="0">
<draw:image xlink:href="../Images/yкринформ/2023-04-14T-48-36-00-03-00/630_360_1681494712-3933.jpeg" xlink:type="simple" xlink:show="embed" xlink:actuate="onLoad" draw:mime-type="image/jpeg"/>
</draw:frame>
</text:a>
 <text:a xlink:type="simple" xlink:href="https://static.ukrinform.com/photos/2023_04/1681494713-5283.jpeg" text:style-name="Internet_20_link" text:visited-style-name="Visited_20_Internet_20_Link">
<draw:frame draw:style-name="fr1" draw:name="Image86" text:anchor-type="as-char" svg:width="6.9236in" svg:height="3.956343in" draw:z-index="0">
<draw:image xlink:href="../Images/yкринформ/2023-04-14T-48-36-00-03-00/630_360_1681494713-5283.jpeg" xlink:type="simple" xlink:show="embed" xlink:actuate="onLoad" draw:mime-type="image/jpeg"/>
</draw:frame>
</text:a>
 <text:a xlink:type="simple" xlink:href="https://static.ukrinform.com/photos/2023_04/1681494713-7225.jpeg" text:style-name="Internet_20_link" text:visited-style-name="Visited_20_Internet_20_Link">
<draw:frame draw:style-name="fr1" draw:name="Image87" text:anchor-type="as-char" svg:width="6.9236in" svg:height="3.956343in" draw:z-index="0">
<draw:image xlink:href="../Images/yкринформ/2023-04-14T-48-36-00-03-00/630_360_1681494713-7225.jpeg" xlink:type="simple" xlink:show="embed" xlink:actuate="onLoad" draw:mime-type="image/jpeg"/>
</draw:frame>
</text:a>
 <text:a xlink:type="simple" xlink:href="https://static.ukrinform.com/photos/2023_04/1681494713-1675.jpeg" text:style-name="Internet_20_link" text:visited-style-name="Visited_20_Internet_20_Link">
<draw:frame draw:style-name="fr1" draw:name="Image88" text:anchor-type="as-char" svg:width="6.9236in" svg:height="3.956343in" draw:z-index="0">
<draw:image xlink:href="../Images/yкринформ/2023-04-14T-48-36-00-03-00/630_360_1681494713-1675.jpeg" xlink:type="simple" xlink:show="embed" xlink:actuate="onLoad" draw:mime-type="image/jpeg"/>
</draw:frame>
</text:a>
 <text:a xlink:type="simple" xlink:href="https://static.ukrinform.com/photos/2023_04/1681494713-6456.jpeg" text:style-name="Internet_20_link" text:visited-style-name="Visited_20_Internet_20_Link">
<draw:frame draw:style-name="fr1" draw:name="Image89" text:anchor-type="as-char" svg:width="6.9236in" svg:height="3.956343in" draw:z-index="0">
<draw:image xlink:href="../Images/yкринформ/2023-04-14T-48-36-00-03-00/630_360_1681494713-6456.jpeg" xlink:type="simple" xlink:show="embed" xlink:actuate="onLoad" draw:mime-type="image/jpeg"/>
</draw:frame>
</text:a>
He noted that Italy plans not only to help preserving the cultural occupation of Odessa, but also intends to cooperate for the development of the Odessa port.</text:p>
      <text:p text:style-name="P4">
“Odesa is a port of international importance. The port of Odessa helps to make it more Ukraine, ”the mayor of Venice emphasized.</text:p>
      <text:p text:style-name="P4">
The mayor of Odessa Gennady Trukhanov, in turn, noted that Venice not simply helped Odessa during the war, but stretched out the "real hand of his brotherhood."He also added that Odesa and Venice will continue to develop friendships, in particular in the issue of preserving architectural masterpieces.</text:p>
      <text:p text:style-name="P4">
"In our plans to involve Italian specialists in architectural competitions, for example, the arrangement of fountains on Catherine Square," - reported.</text:p>
      <text:p text:style-name="P4">
<text:span text:style-name="T4">
 Read also: </text:span>
 <text:a xlink:type="simple" xlink:href="https://www.ukrinform.ua/rubric-uarazom/3643740-odesa-otrimala-vid-nimeccini-partiu-generatoriv.html" text:style-name="Internet_20_link" text:visited-style-name="Visited_20_Internet_20_Link">
</text:a>
After signing the memorandum, the mayor of Brunyaro re-discovered the pointer of Venice with a memorial sign to the twin cities near the house of the Odessa City Hall. Tables were made to the memorial on September 2, 2022 while celebrating the day.</text:p>
      <text:p text:style-name="P4">
As it was reported, UNESCO CEO Azuli Azule arrived on April 4, where she visited the solemn ceremony <text:a xlink:type="simple" xlink:href="https://www.ukrinform.ua/rubric-regions/3691492-v-odesi-vidkrili-tablicku-pro-vklucenna-centru-mista-do-spisku-unesko.html" text:style-name="Internet_20_link" text:visited-style-name="Visited_20_Internet_20_Link">
</text:a>
On the inclusion of part of the historical center of Odessa in the list of World Cultural Heritage.</text:p>
      <text:p text:style-name="P4">
News Source: <text:a xlink:type="simple" xlink:href="https://www.ukrinform.ua/rubric-regions/3696083-venecia-dopomoze-odesi-u-zberezenni-kulturnoi-spadsini-ta-u-rozvitku-portu.html" text:style-name="Internet_20_link" text:visited-style-name="Visited_20_Internet_20_Link">
https://www.ukrinform.ua/rubric-regions/3696083-venecia-dopomoze-odesi-u-zberezenni-kulturnoi-spadsini-ta-u-rozvitku-portu.html</text:a>
</text:p>
      <!--NEWS-->
      <text:h text:style-name="P10" text:outline-level="1">
<text:span text:style-name="T4">
The SBU declared suspicion to the Russian deputy who "commanded" the shelling of positions of the Armed Forces</text:span>
</text:h>
      <text:p text:style-name="P4">
Authors: Ukrinform (Person)</text:p>
      <text:p text:style-name="P4">
Publisher: Укринформ (Organization)</text:p>
      <text:p text:style-name="P4">
Published Time: 2023-04-14T-50:33:00+03:00</text:p>
      <text:p text:style-name="P4">
Modified Time: 2023-04-14T21:33:00+03:00</text:p>
      <text:p text:style-name="P4">
Description: The Security Service of Ukraine has declared suspicion of the deputy of the State Duma of the Russian Federation Viktor Vodolatsky, who performs Moscow's task for the spread of the invading regime in the temporarily captured territories of Luhansk region. - Ukrinform.</text:p>
      <text:p text:style-name="P4">
Images: ["<text:a xlink:type="simple" xlink:href="https://static.ukrinform.com/photos/2022_12/thumb_files/630_360_1669983394-548.jpg" text:style-name="Internet_20_link" text:visited-style-name="Visited_20_Internet_20_Link">
630_360_16699...</text:a>
", "<text:a xlink:type="simple" xlink:href="https://static.ukrinform.com/photos/2023_04/1681479381-523.jpg" text:style-name="Internet_20_link" text:visited-style-name="Visited_20_Internet_20_Link">
1681479381-52...</text:a>
"]</text:p>
      <text:p text:style-name="P4">
Tags: ['Депутат', 'СБУ', 'Держдума РФ', 'Воєнні злочини', 'Війна з росією']</text:p>
      <text:p text:style-name="P4">
Type: Article</text:p>
      <!--METADATA-->
      <text:p text:style-name="P4">
<draw:frame draw:style-name="fr1" draw:name="Image90" text:anchor-type="as-char" svg:width="6.9236in" svg:height="3.956343in" draw:z-index="0">
<draw:image xlink:href="../Images/yкринформ/2023-04-14T-50-33-00-03-00/630_360_1669983394-548.jpg" xlink:type="simple" xlink:show="embed" xlink:actuate="onLoad" draw:mime-type="image/jpeg"/>
</draw:frame>
The service of Ukraine has declared suspicion of the deputy of the State Duma of the Russian Federation Viktor Vodolatsky, who performs Moscow's task for the spread of the Zagarbitsky regime in the temporarily captured territories of Luhansk region.</text:p>
      <text:p text:style-name="P4">
As Ukrinform reports, this has reported <text:a xlink:type="simple" xlink:href="https://ssu.gov.ua/novyny/sbu-povidomyla-pro-pidozru-deputatu-derzhdumy-rf-yakyi-na-kameru-rostb-komanduvav-artobstrilom-pozytsii-zsu-na-luhanshchyni" text:style-name="Internet_20_link" text:visited-style-name="Visited_20_Internet_20_Link">
</text:a>
.</text:p>
      <text:p text:style-name="P4">
A proof base was assembled for the State Duma deputy. He is charged with the commission of the Criminal Code of Ukraine:</text:p>
      <ul>
        <li>
h. 2 Art. 110(deliberate actions to change the boundaries of the territory and the state border of Ukraine for violation of the order established by the Constitution of Ukraine, by prior conspiracy by a group of persons); * h. 3 s. 436-2(justification, recognition of legitimate armed aggression of the Russian Federation against Ukraine and temporary occupation of its territory, glorification of persons who carried out armed aggression of the Russian Federation against Ukraine, using the media).</li>
      </ul>
      <text:p text:style-name="P4">
За даними <text:a xlink:type="simple" xlink:href="https://www.ukrinform.ua/tag-sbu" text:style-name="Internet_20_link" text:visited-style-name="Visited_20_Internet_20_Link">
 </text:a>
, Vodolatsky includes the pre -Kremlin faction of "Unified Russia" and from the beginning of full -scale intensification to Ukraine publicly supported Russian invaders.</text:p>
      <text:p text:style-name="P4">
<draw:frame draw:style-name="fr1" draw:name="Image91" text:anchor-type="as-char" svg:width="6.9236in" svg:height="7.359732in" draw:z-index="0">
<draw:image xlink:href="../Images/yкринформ/2023-04-14T-50-33-00-03-00/1681479381-523.jpg" xlink:type="simple" xlink:show="embed" xlink:actuate="onLoad" draw:mime-type="image/jpeg"/>
</draw:frame>
It was established that after February 24, 2022, the suspect was illegally crossing the border and "inspected" the activities of the occupation bodies of Ulugansk, Popasna, happiness and the village of Lugansk.</text:p>
      <text:p text:style-name="P4">
During the trip, the person organized the distribution of local collaborators of the Unicor Party and called on the so -called LNR deputies to unify the "legislation" of pseudo -republics on the Russian model.</text:p>
      <text:p text:style-name="P4">
Vodolatsky also visited the places of the Russian Federation on the Eastern Front, where he starred in a propaganda video, at which he gives the team to charge the guntoat shoot at the positions of defense forces.</text:p>
      <text:p text:style-name="P4">
According to the investigation, the Russian deputy regularly organizes a "voluntary" collection of logistical assistance for the needs of the invading groups of the Southern military district of the Armed Forces of the Russian Federation.</text:p>
      <text:p text:style-name="P4">
<text:span text:style-name="T4">
 Read also: </text:span>
 <text:a xlink:type="simple" xlink:href="https://www.ukrinform.ua/rubric-regions/3695929-sbu-zatrimala-rosijskogo-agenta-akij-sukav-slabki-misca-na-kordoni.html" text:style-name="Internet_20_link" text:visited-style-name="Visited_20_Internet_20_Link">
<text:span text:style-name="T4">
 SBU </text:span>
</text:a>
</text:p>
      <text:p text:style-name="P4">
As they added to <text:a xlink:type="simple" xlink:href="https://gp.gov.ua/ua/posts/povidomleno-pro-pidozru-deputatu-derzdumi-rf-yakii-pid-cas-vizitu-na-luganshhinu-viddav-nakaz-obstrilyati-poziciyi-ukrayinskix-viiskovix" text:style-name="Internet_20_link" text:visited-style-name="Visited_20_Internet_20_Link">
</text:a>
, it was established that the person involved in the information of the Russian Armed Forces to capture Ukrainian terminals, recognize the affiliation of the LNR pseudo -republic and the entry of its accession of Russia.</text:p>
      <text:p text:style-name="P4">
Among other things, the deputy participated in a number of propaganda projects of the Lugansk 24. He publicly urged people to support the "military special operation" and the physical destruction of units of the Armed Forces of Ukraine.</text:p>
      <text:p text:style-name="P4">
"At the end of 2022, the deputy of the State Duma of the Russian Federation visited" Combat Cossack units ", which are stationed in Popasna. He personally gave the team to carry out the artillery firing of positions of Ukrainian servicemen," - said Frop.</text:p>
      <text:p text:style-name="P4">
Complex measures are underway to bring a crime against Ukraine to the suspect.</text:p>
      <text:p text:style-name="P4">
<text:span text:style-name="T4">
 Read also: </text:span>
 <text:a xlink:type="simple" xlink:href="https://www.ukrinform.ua/rubric-regions/3686348-sbu-povidomila-pro-pidozru-deputatu-derzdumi-akogo-rf-zrobila-kuratorom-hersonsini.html" text:style-name="Internet_20_link" text:visited-style-name="Visited_20_Internet_20_Link">
<text:span text:style-name="T4">
 State Duma </text:span>
</text:a>
As reported by Ukrinform, earlier SBU <text:a xlink:type="simple" xlink:href="https://www.ukrinform.ua/rubric-regions/3686348-sbu-povidomila-pro-pidozru-deputatu-derzdumi-akogo-rf-zrobila-kuratorom-hersonsini.html" text:style-name="Internet_20_link" text:visited-style-name="Visited_20_Internet_20_Link">
</text:a>
In the organization of pseudo -referendum, the territory of the Kherson region of Russian state state states Igor Kastyukevich.</text:p>
      <text:p text:style-name="P4">
News Source: <text:a xlink:type="simple" xlink:href="https://www.ukrinform.ua/rubric-ato/3695950-sbu-ogolosila-pidozru-rosijskomu-deputatu-akij-komanduvav-obstrilom-pozicij-zsu.html" text:style-name="Internet_20_link" text:visited-style-name="Visited_20_Internet_20_Link">
https://www.ukrinform.ua/rubric-ato/3695950-sbu-ogolosila-pidozru-rosijskomu-deputatu-akij-komanduvav-obstrilom-pozicij-zsu.html</text:a>
</text:p>
      <!--NEWS-->
      <text:h text:style-name="P10" text:outline-level="1">
<text:span text:style-name="T4">
Poland will gradually transfer to Ukraine MiG-29, which is still in service-Duda</text:span>
</text:h>
      <text:p text:style-name="P4">
Authors: Ukrinform (Person)</text:p>
      <text:p text:style-name="P4">
Publisher: Укринформ (Organization)</text:p>
      <text:p text:style-name="P4">
Published Time: 2023-04-14T-52:31:00+03:00</text:p>
      <text:p text:style-name="P4">
Modified Time: 2023-04-14T21:31:00+03:00</text:p>
      <text:p text:style-name="P4">
Description: Poland will pass to Ukraine the MiG-29 aircraft gradually, as the FA-50 fighter fighters and subsequently F-35 are replenished. - Ukrinform.</text:p>
      <text:p text:style-name="P4">
Images: ["<text:a xlink:type="simple" xlink:href="https://static.ukrinform.com/photos/2017_12/thumb_files/630_360_1513676906-8053.jpeg" text:style-name="Internet_20_link" text:visited-style-name="Visited_20_Internet_20_Link">
630_360_15136...</text:a>
"]</text:p>
      <text:p text:style-name="P4">
Tags: ['Дуда', 'Літак', 'Польща', 'Україна']</text:p>
      <text:p text:style-name="P4">
Type: Article</text:p>
      <!--METADATA-->
      <text:p text:style-name="P4">
<draw:frame draw:style-name="fr1" draw:name="Image92" text:anchor-type="as-char" svg:width="6.9236in" svg:height="3.956343in" draw:z-index="0">
<draw:image xlink:href="../Images/yкринформ/2023-04-14T-52-31-00-03-00/630_360_1513676906-8053.jpeg" xlink:type="simple" xlink:show="embed" xlink:actuate="onLoad" draw:mime-type="image/jpeg"/>
</draw:frame>
Poland will transfer to Ukraine the MiG-29 aircraft gradually, as the FA-50 fighter jets and subsequently F-35 are replenished.</text:p>
      <text:p text:style-name="P4">
Polish President Andrzej Duda said this in Vienna, answering questions of journalists during a press conference with Austrian leader Alexander Vander Bellen, Ukrinform correspondent reports.</text:p>
      <text:p text:style-name="P4">
“We are now sending MiG-29 planes to Ukraine. Probably we are <text:a xlink:type="simple" xlink:href="https://www.ukrinform.ua/tag-litak" text:style-name="Internet_20_link" text:visited-style-name="Visited_20_Internet_20_Link">
</text:a>
, what we still remain, we will gradually pass(Ukraine - ed.)From our resources. However, we will be able to do it how these resources will be replenished with new NATO standards that we buy for the Polish army, ”Duda said.</text:p>
      <text:p text:style-name="P4">
He noted that it was a FA-50 aircraft that Poland has purchased in the Southern Korea, and the first units of which will fall to Poland in the summer of this year, and it is also about F-35 planes from the United States.</text:p>
      <text:p text:style-name="P4">
Duda reported that the production of the F -35 for the Poland's Armed Forces has already begun, and the Mateusz Moravetsky, the head of Mateusz, who was a visit to the United States recently with a visit to the topic with the American manufacturer - Lokheed Martin.</text:p>
      <text:p text:style-name="P4">
<text:span text:style-name="T4">
 Read also: </text:span>
 <text:a xlink:type="simple" xlink:href="https://www.ukrinform.ua/rubric-world/3695805-nimeccina-dozvolila-polsi-peredati-ukraini-pat-vinisuvaciv-mig29.html" text:style-name="Internet_20_link" text:visited-style-name="Visited_20_Internet_20_Link">
<text:span text:style-name="T4">
 MIG </text:span>
</text:a>
The Polish leader also noted that Poland ranks third, after the United States by Ilya Britain, in terms of military assistance to Ukraine. He recalled that the prashawa handed over 300 PT-91 and T-72 tanks to Kiev, as well as Leopard 2, SUKRAB, PIRUN MAS and more. He noted that Poland, at the call of the Ukrainian page, was the initiator of the creation of the so -called tank coalition to provide Ukraine with modern tanks to improve defense opportunities.</text:p>
      <text:p text:style-name="P4">
As reported by Ukrinform, Poland has already handed over eight aircraft-29 to Ukraine and prepares six more fighters for transfer.</text:p>
      <text:p text:style-name="P4">
<text:span text:style-name="T5">
Foto: wartime.org.ua</text:span>
</text:p>
      <text:p text:style-name="P4">
News Source: <text:a xlink:type="simple" xlink:href="https://www.ukrinform.ua/rubric-ato/3696080-polsa-postupovo-peredavatime-ukraini-mig29-aki-se-mae-na-ozbroenni-duda.html" text:style-name="Internet_20_link" text:visited-style-name="Visited_20_Internet_20_Link">
https://www.ukrinform.ua/rubric-ato/3696080-polsa-postupovo-peredavatime-ukraini-mig29-aki-se-mae-na-ozbroenni-duda.html</text:a>
</text:p>
      <!--NEWS-->
      <text:h text:style-name="P10" text:outline-level="1">
<text:span text:style-name="T4">
In the war, Ukrainian weightlifter Igor Doroshenko was killed</text:span>
</text:h>
      <text:p text:style-name="P4">
Authors: Ukrinform (Person)</text:p>
      <text:p text:style-name="P4">
Publisher: Укринформ (Organization)</text:p>
      <text:p text:style-name="P4">
Published Time: 2023-04-14T-54:31:00+03:00</text:p>
      <text:p text:style-name="P4">
Modified Time: 2023-04-14T21:31:00+03:00</text:p>
      <text:p text:style-name="P4">
Description: Doroshenko joined the Armed Forces since the beginning of a full -scale invasion of the Russian Federation. - Ukrinform.</text:p>
      <text:p text:style-name="P4">
Images: ["<text:a xlink:type="simple" xlink:href="https://static.ukrinform.com/photos/2023_04/thumb_files/630_360_1681496658-716.jpg" text:style-name="Internet_20_link" text:visited-style-name="Visited_20_Internet_20_Link">
630_360_16814...</text:a>
"]</text:p>
      <text:p text:style-name="P4">
Tags: ['Важка атлетика']</text:p>
      <text:p text:style-name="P4">
Type: Article</text:p>
      <!--METADATA-->
      <text:p text:style-name="P4">
<draw:frame draw:style-name="fr1" draw:name="Image93" text:anchor-type="as-char" svg:width="6.9236in" svg:height="3.956343in" draw:z-index="0">
<draw:image xlink:href="../Images/yкринформ/2023-04-14T-54-31-00-03-00/630_360_1681496658-716.jpg" xlink:type="simple" xlink:show="embed" xlink:actuate="onLoad" draw:mime-type="image/jpeg"/>
</draw:frame>
It was raised to the Armed Forces from the beginning of a full -scale invasion of the Russian Federation.</text:p>
      <text:p text:style-name="P4">
The silver medalist of the European Championship and the winner of the Bronze Medal of the World Athletics Championship among juniors Igor Doroshenko died in the Russo-Ukrainian War, <text:a xlink:type="simple" xlink:href="https://www.facebook.com/uwf.net.ua/posts/pfbid02U9BFLFGFdqLjnugmgMinKc7x2ZEuE2wiWk9Tsu9U7hzRbQK8q3cX6DmBQqZ7t5mjl" text:style-name="Internet_20_link" text:visited-style-name="Visited_20_Internet_20_Link">
</text:a>
The Press Service of the Federation of Lights of Ukraine, reports Ukrinform.</text:p>
      <text:p text:style-name="P4">
The athlete came under an artillery unit near Avdiivka during the combat mission. Doroshenko with severe wounds was evacuated in the Dnieper, but it was not possible to save it - on April 10, life was difficult.</text:p>
      <text:p text:style-name="P4">
Doroshenko was originally from Kryvyi Rih. He has a wife and son.</text:p>
      <text:p text:style-name="P4">
<text:span text:style-name="T4">
 Read also: </text:span>
 <text:a xlink:type="simple" xlink:href="https://www.ukrinform.ua/rubric-kyiv/3692613-u-stolici-vsanuvali-pamat-zagiblih-ukrainskih-sportsmeniv-i-treneriv.html" text:style-name="Internet_20_link" text:visited-style-name="Visited_20_Internet_20_Link">
</text:a>
According to Ukrinform, according to the Minister of Youth and Sports of Ukraine, more than 250 athletes were killed in the full -scale invasion of Russia in Ukraine.</text:p>
      <text:p text:style-name="P4">
Photo: facebook.com/uwf.net.ua</text:p>
      <text:p text:style-name="P4">
News Source: <text:a xlink:type="simple" xlink:href="https://www.ukrinform.ua/rubric-sports/3696081-na-vijni-zaginuv-ukrainskij-vazkoatlet-igor-dorosenko.html" text:style-name="Internet_20_link" text:visited-style-name="Visited_20_Internet_20_Link">
https://www.ukrinform.ua/rubric-sports/3696081-na-vijni-zaginuv-ukrainskij-vazkoatlet-igor-dorosenko.html</text:a>
</text:p>
      <!--NEWS-->
      <text:h text:style-name="P10" text:outline-level="1">
<text:span text:style-name="T4">
Slavyansk disassembles the gaps, the number of victims and the wounded increased</text:span>
</text:h>
      <text:p text:style-name="P4">
Authors: Ukrinform (Person)</text:p>
      <text:p text:style-name="P4">
Publisher: Укринформ (Organization)</text:p>
      <text:p text:style-name="P4">
Published Time: 2023-04-14T-56:26:00+03:00</text:p>
      <text:p text:style-name="P4">
Modified Time: 2023-04-14T21:26:00+03:00</text:p>
      <text:p text:style-name="P4">
Description: In Slavyansk, the number of people who died under the rubble of Russian shelling increased to six, at least 17 people were injured. The parsing is ongoing. - Ukrinform.</text:p>
      <text:p text:style-name="P4">
Images: ["<text:a xlink:type="simple" xlink:href="https://static.ukrinform.com/photos/2023_04/thumb_files/630_360_1681487035-743.jpg" text:style-name="Internet_20_link" text:visited-style-name="Visited_20_Internet_20_Link">
630_360_16814...</text:a>
"]</text:p>
      <text:p text:style-name="P4">
Tags: ['Донеччина', 'Обстріл', "Слов'янськ", 'Війна з росією']</text:p>
      <text:p text:style-name="P4">
Type: Article</text:p>
      <!--METADATA-->
      <text:p text:style-name="P4">
<draw:frame draw:style-name="fr1" draw:name="Image94" text:anchor-type="as-char" svg:width="6.9236in" svg:height="3.956343in" draw:z-index="0">
<draw:image xlink:href="../Images/yкринформ/2023-04-14T-56-26-00-03-00/630_360_1681487035-743.jpg" xlink:type="simple" xlink:show="embed" xlink:actuate="onLoad" draw:mime-type="image/jpeg"/>
</draw:frame>
The Slavic number of those killed under the rubble of Russian shelling of Russian buildings increased to six, at least 17 people were injured. The parsing is cooled.</text:p>
      <text:p text:style-name="P4">
According to Ukrinform, the Kramatorsk City Council reported to the Patrol Police Oleksiy Biloshitsky in the telegram.</text:p>
      <text:p text:style-name="P4">
“According to preliminary information, six people were killed(just became known that the child was taken from the rubble-died)At least 17 injured, ”the policeman said.</text:p>
      <text:p text:style-name="P4">
The parsing of the rubble continues, as people can still be held under the rubble.</text:p>
      <text:p text:style-name="P4">
<text:span text:style-name="T4">
 Read also: </text:span>
 <text:a xlink:type="simple" xlink:href="https://www.ukrinform.ua/rubric-ato/3696010-zelenskij-pro-obstril-slovanska-derzavazlo-vkotre-demonstrue-svou-sutnist.html" text:style-name="Internet_20_link" text:visited-style-name="Visited_20_Internet_20_Link">
<text:span text:style-name="T4">
 firing </text:span>
</text:a>
As reported by Ukrinform, the communications advisor to the head of the office Presidentialadarius Zarivna reported that the child was saved from the rubble in <text:a xlink:type="simple" xlink:href="https://www.ukrinform.ua/tag-slovansk" text:style-name="Internet_20_link" text:visited-style-name="Visited_20_Internet_20_Link">
</text:a>
died in <text:a xlink:type="simple" xlink:href="https://www.ukrinform.ua/rubric-regions/3696031-u-slovansku-zpid-zavaliv-uratuvali-ditinu.html" text:style-name="Internet_20_link" text:visited-style-name="Visited_20_Internet_20_Link">
</text:a>
.</text:p>
      <text:p text:style-name="P4">
The pre -trial investigation into the firing of Russian troops of the Slavic Donetsk region.</text:p>
      <text:p text:style-name="P4">
<text:span text:style-name="T5">
Foto: Pavel Kirilenko, telegram</text:span>
</text:p>
      <text:p text:style-name="P4">
News Source: <text:a xlink:type="simple" xlink:href="https://www.ukrinform.ua/rubric-regions/3696079-u-slovansku-rozbiraut-zavali-kilkist-zertv-i-poranenih-zrosla.html" text:style-name="Internet_20_link" text:visited-style-name="Visited_20_Internet_20_Link">
https://www.ukrinform.ua/rubric-regions/3696079-u-slovansku-rozbiraut-zavali-kilkist-zertv-i-poranenih-zrosla.html</text:a>
</text:p>
      <!--NEWS-->
      <text:h text:style-name="P10" text:outline-level="1">
<text:span text:style-name="T4">
Biden instructed to take measures to protect secret information</text:span>
</text:h>
      <text:p text:style-name="P4">
Authors: Ukrinform (Person)</text:p>
      <text:p text:style-name="P4">
Publisher: Укринформ (Organization)</text:p>
      <text:p text:style-name="P4">
Published Time: 2023-04-14T-58:21:00+03:00</text:p>
      <text:p text:style-name="P4">
Modified Time: 2023-04-14T21:21:00+03:00</text:p>
      <text:p text:style-name="P4">
Description: US President Joe Biden has instructed to take measures to further protect the secret information after the Pentagon's leakage. - Ukrinform.</text:p>
      <text:p text:style-name="P4">
Images: ["<text:a xlink:type="simple" xlink:href="https://static.ukrinform.com/photos/2023_03/thumb_files/630_360_1677699284-883.jpg" text:style-name="Internet_20_link" text:visited-style-name="Visited_20_Internet_20_Link">
630_360_16776...</text:a>
"]</text:p>
      <text:p text:style-name="P4">
Tags: ['Байден', 'Пентагон', 'захист', 'Білий дім']</text:p>
      <text:p text:style-name="P4">
Type: Article</text:p>
      <!--METADATA-->
      <text:p text:style-name="P4">
<draw:frame draw:style-name="fr1" draw:name="Image95" text:anchor-type="as-char" svg:width="6.9236in" svg:height="3.956343in" draw:z-index="0">
<draw:image xlink:href="../Images/yкринформ/2023-04-14T-58-21-00-03-00/630_360_1677699284-883.jpg" xlink:type="simple" xlink:show="embed" xlink:actuate="onLoad" draw:mime-type="image/jpeg"/>
</draw:frame>
Presidential Joe Biden has instructed to take steps to further protect the secret information after the Pentagon's leakage.</text:p>
      <text:p text:style-name="P4">
This is stated in Baiden's statement on <text:a xlink:type="simple" xlink:href="https://www.whitehouse.gov/briefing-room/statements-releases/2023/04/14/statement-from-president-joe-biden-on-arrest-in-national-security-leak-case/" text:style-name="Internet_20_link" text:visited-style-name="Visited_20_Internet_20_Link">
</text:a>
, reports Ukrinform.</text:p>
      <text:p text:style-name="P4">
"I highly evaluate the prompt actions of law enforcement agencies to investigate the Tareague to the recent dissemination of government secret documents <text:a xlink:type="simple" xlink:href="https://www.ukrinform.ua/tag-ssa" text:style-name="Internet_20_link" text:visited-style-name="Visited_20_Internet_20_Link">
</text:a>
”, - Biden said.</text:p>
      <text:p text:style-name="P4">
According to him, the US continues to find out the accuracy of these documents.</text:p>
      <text:p text:style-name="P4">
"I instructed our military and intelligence community to take measures to protect and limit the dissemination of classified information, and our national security commands coordinated our actions with our partners with tassels," Biden added.</text:p>
      <text:p text:style-name="P4">
As reported by Ukrinform, last week, The New York Times reported that the Pentagon was investigating the leakage of secret documents on the social network concerning the US and NATO plans for the planned counter -offensive of the Armed Forces. Meanwhile, Bellingcat investigators have conducted their own investigation into the search for primary sources of Pentagon documents.</text:p>
      <text:p text:style-name="P4">
<text:span text:style-name="T4">
 Read also: </text:span>
 <text:a xlink:type="simple" xlink:href="https://www.ukrinform.ua/rubric-world/3695359-bilij-dim-provede-zakritij-brifing-dla-senatoriv-sodo-vitoku-dokumentiv-pentagonu.html" text:style-name="Internet_20_link" text:visited-style-name="Visited_20_Internet_20_Link">
</text:a>
The US Department of Justice has announced that the investigation of American intelligence rates that have been published on social networks in recent weeks.</text:p>
      <text:p text:style-name="P4">
Earlier, on Friday, US Air Force Sergeant Jack Tesheii, whom detention of American law enforcement officers in connection with the massive leakage of secret documentary documentary, officially made accusations of seizure, storage and transmission.</text:p>
      <text:p text:style-name="P4">
News Source: <text:a xlink:type="simple" xlink:href="https://www.ukrinform.ua/rubric-world/3696076-bajden-doruciv-vziti-zahodiv-sodo-zahistu-sekretnoi-informacii.html" text:style-name="Internet_20_link" text:visited-style-name="Visited_20_Internet_20_Link">
https://www.ukrinform.ua/rubric-world/3696076-bajden-doruciv-vziti-zahodiv-sodo-zahistu-sekretnoi-informacii.html</text:a>
</text:p>
      <!--NEWS-->
      <text:h text:style-name="P10" text:outline-level="1">
<text:span text:style-name="T4">
Finland started building a fence on the border with Russia</text:span>
</text:h>
      <text:p text:style-name="P4">
Authors: Ukrinform (Person)</text:p>
      <text:p text:style-name="P4">
Publisher: Укринформ (Organization)</text:p>
      <text:p text:style-name="P4">
Published Time: 2023-04-14T-60:18:00+03:00</text:p>
      <text:p text:style-name="P4">
Modified Time: 2023-04-14T21:18:00+03:00</text:p>
      <text:p text:style-name="P4">
Description: Finland began building the first plot of the fence on its border with Russia. - Ukrinform.</text:p>
      <text:p text:style-name="P4">
Images: ["<text:a xlink:type="simple" xlink:href="https://static.ukrinform.com/photos/2022_01/thumb_files/630_360_1641889848-628.jpg" text:style-name="Internet_20_link" text:visited-style-name="Visited_20_Internet_20_Link">
630_360_16418...</text:a>
"]</text:p>
      <text:p text:style-name="P4">
Tags: ['Фінляндія', 'росія', 'Кордон', 'Паркан']</text:p>
      <text:p text:style-name="P4">
Type: Article</text:p>
      <!--METADATA-->
      <text:p text:style-name="P4">
<draw:frame draw:style-name="fr1" draw:name="Image96" text:anchor-type="as-char" svg:width="6.9236in" svg:height="3.956343in" draw:z-index="0">
<draw:image xlink:href="../Images/yкринформ/2023-04-14T-60-18-00-03-00/630_360_1641889848-628.jpg" xlink:type="simple" xlink:show="embed" xlink:actuate="onLoad" draw:mime-type="image/jpeg"/>
</draw:frame>
Finland has been building the first part of the fence on its border with Russia.</text:p>
      <text:p text:style-name="P4">
About it reports <text:a xlink:type="simple" xlink:href="https://www.reuters.com/world/europe/finland-starts-fence-russian-border-amid-migration-security-concerns-2023-04-14/" text:style-name="Internet_20_link" text:visited-style-name="Visited_20_Internet_20_Link">
</text:a>
, reports Ukrinform.</text:p>
      <text:p text:style-name="P4">
It is noted that this way <text:a xlink:type="simple" xlink:href="https://www.ukrinform.ua/tag-finlandia" text:style-name="Internet_20_link" text:visited-style-name="Visited_20_Internet_20_Link">
</text:a>
He seeks to protect himself from the repetition of events on the eastern border of the European Union in Poland in the winter of 2021, when the block accused Belarus of the organization of the Crisis, bringing migrants from the Middle East.</text:p>
      <text:p text:style-name="P4">
It is planned that by the end of 2026 a fence made of steel grid of Izavvvyshka 3 meters will cover about 200 kilometers of the most critical areas. Also, the fence will be equipped with the equipment for the observation will be tasted from barbed wire. The cost of its installation will be approximately 380 million euros.</text:p>
      <text:p text:style-name="P4">
“The situation on the Finnish-Russian border has been stable and remains steady at the moment. But in this situation, which has completely changed with a remand, Finland should have a more reliable and independent border control. And Finland should depend less on the Russian border control, ”said the brigade General of Border Guard Service Yar Tolpanen.</text:p>
      <text:p text:style-name="P4">
<text:span text:style-name="T4">
 Read also: </text:span>
 <text:a xlink:type="simple" xlink:href="https://www.ukrinform.ua/rubric-world/3693565-latvia-pobudue-se-ponad-60-kilometriv-parkanu-na-kordoni-z-bilorussu.html" text:style-name="Internet_20_link" text:visited-style-name="Visited_20_Internet_20_Link">
<text:span text:style-name="T4">
 fence </text:span>
</text:a>
It was reported that Poland built a fence on the border with Belarus in a long time over 186 km.</text:p>
      <text:p text:style-name="P4">
Latvia also plans to start the second stage of construction of the fence longitudinal-Belarusian border-this time 63.9 km long.</text:p>
      <text:p text:style-name="P4">
News Source: <text:a xlink:type="simple" xlink:href="https://www.ukrinform.ua/rubric-world/3696074-finlandia-pocala-buduvati-parkan-na-kordoni-z-rosieu.html" text:style-name="Internet_20_link" text:visited-style-name="Visited_20_Internet_20_Link">
https://www.ukrinform.ua/rubric-world/3696074-finlandia-pocala-buduvati-parkan-na-kordoni-z-rosieu.html</text:a>
</text:p>
      <!--NEWS-->
      <text:h text:style-name="P10" text:outline-level="1">
<text:span text:style-name="T4">
Another Fake of the Russian Federation about Bakhmut aims to undermine confidence in military command - painter</text:span>
</text:h>
      <text:p text:style-name="P4">
Authors: Ukrinform (Person)</text:p>
      <text:p text:style-name="P4">
Publisher: Укринформ (Organization)</text:p>
      <text:p text:style-name="P4">
Published Time: 2023-04-14T-62:10:34+03:00</text:p>
      <text:p text:style-name="P4">
Modified Time: 2023-04-14T21:10:34+03:00</text:p>
      <text:p text:style-name="P4">
Description: Deputy Minister of Defense Anna Malyar reports that today Russian IPSOs have been concentrated on Bakhmut again and all one narrative is launched - allegedly Ukrainian military command does not spare the lives of the military. - Ukrinform.</text:p>
      <text:p text:style-name="P4">
Images: ["<text:a xlink:type="simple" xlink:href="https://static.ukrinform.com/photos/2023_02/thumb_files/630_360_1677152977-764.jpg" text:style-name="Internet_20_link" text:visited-style-name="Visited_20_Internet_20_Link">
630_360_16771...</text:a>
"]</text:p>
      <text:p text:style-name="P4">
Tags: ['Бахмут', 'Фейк', 'Міноборони', 'росія', 'Війна з росією', 'Ганна Маляр']</text:p>
      <text:p text:style-name="P4">
Type: Article</text:p>
      <!--METADATA-->
      <text:p text:style-name="P4">
<draw:frame draw:style-name="fr1" draw:name="Image97" text:anchor-type="as-char" svg:width="6.9236in" svg:height="3.956343in" draw:z-index="0">
<draw:image xlink:href="../Images/yкринформ/2023-04-14T-62-10-34-03-00/630_360_1677152977-764.jpg" xlink:type="simple" xlink:show="embed" xlink:actuate="onLoad" draw:mime-type="image/jpeg"/>
</draw:frame>
Deputy Minister of Defense Anna Malyar reports that today Russian Ipsonic concentrated on the topic of Bakhmut and launches all one narrative - the alleged Ukrainian military command does not spare the lives of the military.</text:p>
      <text:p text:style-name="P4">
She wrote about it in <text:a xlink:type="simple" xlink:href="https://t.me/annamaliar/642" text:style-name="Internet_20_link" text:visited-style-name="Visited_20_Internet_20_Link">
</text:a>
, reports Ukrinform.</text:p>
      <text:p text:style-name="P4">
The painter noticed that this is not the first time, "when Russians take our texts of the Prony and give out for their own. The purpose of such Russian <text:a xlink:type="simple" xlink:href="https://www.ukrinform.ua/tag-fejk" text:style-name="Internet_20_link" text:visited-style-name="Visited_20_Internet_20_Link">
</text:a>
- to undermine confidence in the decisions of our military command and provoke dissatisfaction with Ukrainian social society. "</text:p>
      <text:p text:style-name="P4">
According to her, in fact, numbers and facts speak for themselves. The loss of Russian Bakhmuti is several times higher. There are days when the difference reaches 10 times.</text:p>
      <text:p text:style-name="P4">
"Those who give the command to step on our land and someone concentrated in Bakhmut are the greatest efforts in Bakhmut to take control at any cost. We instead defend and stop the enemy to mark the territory. Unfortunately, this war, and without Defense is impossible, ”the painter emphasized.</text:p>
      <text:p text:style-name="P4">
<text:span text:style-name="T4">
 Read also: </text:span>
 <text:a xlink:type="simple" xlink:href="https://www.ukrinform.ua/rubric-ato/3695607-na-shodi-vorog-skoncentruvav-usi-svoi-sili-na-cotiroh-napramkah-malar.html" text:style-name="Internet_20_link" text:visited-style-name="Visited_20_Internet_20_Link">
<text:span text:style-name="T4">
 painter </text:span>
</text:a>
She emphasized that the preservation of our fighters's lives is a priority of military commanding command, which has repeatedly explained the decisions made during the public communications.</text:p>
      <text:p text:style-name="P4">
As it was reported, earlier in the Ministry of Defense of Ukraine denied information that the mobilized, which did not undergo military training, immediately sent the first time. The ministry also claims that they do not issue and do not intend to issue summons through "action".</text:p>
      <text:p text:style-name="P4">
News Source: <text:a xlink:type="simple" xlink:href="https://www.ukrinform.ua/rubric-ato/3696073-cergovij-fejk-rf-pro-bahmut-mae-na-meti-pidirvati-doviru-do-vijskovogo-komanduvanna-malar.html" text:style-name="Internet_20_link" text:visited-style-name="Visited_20_Internet_20_Link">
https://www.ukrinform.ua/rubric-ato/3696073-cergovij-fejk-rf-pro-bahmut-mae-na-meti-pidirvati-doviru-do-vijskovogo-komanduvanna-malar.html</text:a>
</text:p>
      <!--NEWS-->
      <text:h text:style-name="P10" text:outline-level="1">
<text:span text:style-name="T4">
Russia plans from May to October to shake internal issues in Ukraine - Danilov</text:span>
</text:h>
      <text:p text:style-name="P4">
Authors: Ukrinform (Person)</text:p>
      <text:p text:style-name="P4">
Publisher: Укринформ (Organization)</text:p>
      <text:p text:style-name="P4">
Published Time: 2023-04-14T-65:57:00+03:00</text:p>
      <text:p text:style-name="P4">
Modified Time: 2023-04-14T20:57:00+03:00</text:p>
      <text:p text:style-name="P4">
Description: The Russian Federation understands that they may not hold the situation because of the war in their country, so they intend to shake Ukraine because of internal issues. - Ukrinform.</text:p>
      <text:p text:style-name="P4">
Images: ["<text:a xlink:type="simple" xlink:href="https://static.ukrinform.com/photos/2023_04/thumb_files/630_360_1680783799-703.jpg" text:style-name="Internet_20_link" text:visited-style-name="Visited_20_Internet_20_Link">
630_360_16807...</text:a>
"]</text:p>
      <text:p text:style-name="P4">
Tags: ['РНБО', 'Данілов', 'Війна з росією', 'Єдині новини']</text:p>
      <text:p text:style-name="P4">
Type: Article</text:p>
      <!--METADATA-->
      <text:p text:style-name="P4">
<draw:frame draw:style-name="fr1" draw:name="Image98" text:anchor-type="as-char" svg:width="6.9236in" svg:height="3.956343in" draw:z-index="0">
<draw:image xlink:href="../Images/yкринформ/2023-04-14T-65-57-00-03-00/630_360_1680783799-703.jpg" xlink:type="simple" xlink:show="embed" xlink:actuate="onLoad" draw:mime-type="image/jpeg"/>
</draw:frame>
In the RSF, they understand that they may not hold the situation because of the war in their country, therefore intention to loosen Ukraine through internal issues.</text:p>
      <text:p text:style-name="P4">
This was stated in Efir's Thalemarachon "The only news" by the NSDC Secretary Alexeydanilov, Ukrinform reports.</text:p>
      <text:p text:style-name="P4">
“We enter from May to October in a very complex and difficult period of timebulence through internal issues. This is the task of them(In the Russian Federation - ed.)Because they understand that in the future they may not hold the situation in their country ... They are aware that they need to try to end as soon as possible, so called "Ukrainian issue". We will track it all. Our analysts give understanding analysts that we can expect in the near future. Unfortunately, it is dangerous for us to be in mind in our territory(collaborators - ed). Не всіх ми почистили. СБУ кожен день звітує про тихколаборантів і зрадників, яких вони знаходять», - сказав Данілов.</text:p>
      <text:p text:style-name="P4">
<text:span text:style-name="T4">
Читайте також:</text:span>
 <text:a xlink:type="simple" xlink:href="https://www.ukrinform.ua/rubric-ato/3695634-zsu-maut-ne-odin-variant-rozvitku-podij-na-fronti-danilov.html" text:style-name="Internet_20_link" text:visited-style-name="Visited_20_Internet_20_Link">
 <text:span text:style-name="T4">
Данілов</text:span>
 </text:a>
He explained that the so-called political process in our country has intensified the last two to three weeks.</text:p>
      <text:p text:style-name="P4">
“Someone invented that there would be some elections in October. I do not understand Yakivibori can happen during the war? ”He said.</text:p>
      <text:p text:style-name="P4">
<text:span text:style-name="T4">
 Read also: </text:span>
 <text:a xlink:type="simple" xlink:href="https://www.ukrinform.ua/rubric-ato/3694340-ukraina-uhvalit-risenna-pro-kontrnastup-v-ostannij-moment-danilov.html" text:style-name="Internet_20_link" text:visited-style-name="Visited_20_Internet_20_Link">
<text:span text:style-name="T4">
 Danilov </text:span>
</text:a>
In addition, some figures who have had a business in the past with Medvedchuk are now combining and trying to shake the country.</text:p>
      <text:p text:style-name="P4">
"I would like to address them with a simple request - it will be amazed first. Keep in mind that the war will not end until we release all our territories. Then we will do populism and the rest of the questions. And the contagion in a single coordination system side by side, as it was on February 24, 2022, to work for the country, ”the secretary emphasized <text:a xlink:type="simple" xlink:href="https://www.ukrinform.ua/tag-rnbo" text:style-name="Internet_20_link" text:visited-style-name="Visited_20_Internet_20_Link">
</text:a>
.</text:p>
      <text:p text:style-name="P4">
As reported by Ukrinform, earlier the secretary of the National Security and Defense Council Alexei Danilov stated that the institutions relevant to Domoskovia cannot and will not work in Ukraine.</text:p>
      <text:p text:style-name="P4">
News Source: <text:a xlink:type="simple" xlink:href="https://www.ukrinform.ua/rubric-polytics/3696071-rosia-planue-z-travna-po-zovten-rozhituvati-v-ukraini-vnutrisni-pitanna-danilov.html" text:style-name="Internet_20_link" text:visited-style-name="Visited_20_Internet_20_Link">
https://www.ukrinform.ua/rubric-polytics/3696071-rosia-planue-z-travna-po-zovten-rozhituvati-v-ukraini-vnutrisni-pitanna-danilov.html</text:a>
</text:p>
      <!--NEWS-->
      <text:h text:style-name="P10" text:outline-level="1">
<text:span text:style-name="T4">
Ukraine in partnership with UNDP and UNOPS will restore more than 100 schools in 14 regions</text:span>
</text:h>
      <text:p text:style-name="P4">
Authors: Ukrinform (Person)</text:p>
      <text:p text:style-name="P4">
Publisher: Укринформ (Organization)</text:p>
      <text:p text:style-name="P4">
Published Time: 2023-04-14T-67:55:00+03:00</text:p>
      <text:p text:style-name="P4">
Modified Time: 2023-04-14T20:55:00+03:00</text:p>
      <text:p text:style-name="P4">
Description: The Ministry of Restoration, the United Nations Development Program (UNDP) and the Office of the United Nations Service Nations (UNOPS) have agreed to repair and modernize more than 100 schools in 14 regions of Ukraine. - Ukrinform.</text:p>
      <text:p text:style-name="P4">
Images: ["<text:a xlink:type="simple" xlink:href="https://static.ukrinform.com/photos/2023_04/thumb_files/630_360_1681494692-546.jpg" text:style-name="Internet_20_link" text:visited-style-name="Visited_20_Internet_20_Link">
630_360_16814...</text:a>
"]</text:p>
      <text:p text:style-name="P4">
Tags: ['ПРООН', 'Школа', 'Україна', 'Відбудова']</text:p>
      <text:p text:style-name="P4">
Type: Article</text:p>
      <!--METADATA-->
      <text:p text:style-name="P4">
<draw:frame draw:style-name="fr1" draw:name="Image99" text:anchor-type="as-char" svg:width="6.9236in" svg:height="3.956343in" draw:z-index="0">
<draw:image xlink:href="../Images/yкринформ/2023-04-14T-67-55-00-03-00/630_360_1681494692-546.jpg" xlink:type="simple" xlink:show="embed" xlink:actuate="onLoad" draw:mime-type="image/jpeg"/>
</draw:frame>
Ministry of Restoration, UN Development Program(UNDP)and Office of the United Nations Management for Project Service(Unops)They have agreed to repair and modernize more than 100 schools in 14 regions of Ukraine.</text:p>
      <text:p text:style-name="P4">
This was reported by Viceremier-Minister for Recovery-Minister of Community, Territories and Infrastructure Development Alexander Kubrakov, Ukrinform reports with a reference to the Ministry's Ministry press service <text:a xlink:type="simple" xlink:href="https://www.facebook.com/MinInfra.UA/posts/pfbid0uXsrnv3TovL3m7De7oPFAZqQJj2UVShyk2xzGBJoMmLnqBXbS3gjEaYLUn7mMjoWl" text:style-name="Internet_20_link" text:visited-style-name="Visited_20_Internet_20_Link">
</text:a>
.</text:p>
      <text:p text:style-name="P4">
«Відновлення та оснащення освітньої інфраструктури є однією з необхідних умовдля повернення українців додому. Розуміємо, наскільки важливою для українськихсімей є захищена та сучасна шкільна інфраструктура, тому цими проєктамизробимо не тільки так, як було, але й краще. Так, особливий акцент в обохпроєктах зроблено на покращенні безпечності інфраструктури, зокрема шляхомремонту та необхідного оснащення бомбосховищ», - зазначив він.</text:p>
      <text:p text:style-name="P4">
Кубраков уточнив, що відновлення навчальних закладів відбуватиметься в межахдвох проєктів. Перший з них «ECHO4SCHOOLS-UA: Ремонт/модернізація <text:a xlink:type="simple" xlink:href="https://www.ukrinform.ua/tag-skola" text:style-name="Internet_20_link" text:visited-style-name="Visited_20_Internet_20_Link">
</text:a>
in victims of war regions, which sells UNDP. At least 50 schools in 10 regions of Ukraine are planned within it. The program budget is about 14 million euros.</text:p>
      <text:p text:style-name="P4">
<text:span text:style-name="T4">
 Read also: </text:span>
 <text:a xlink:type="simple" xlink:href="https://www.ukrinform.ua/rubric-vidbudova/3696065-ukraina-ta-aponia-pidpisali-grantovu-ugodu-pro-vidilenna-400-miljoniv-na-vidbudovu.html" text:style-name="Internet_20_link" text:visited-style-name="Visited_20_Internet_20_Link">
<text:span text:style-name="T4">
 Japan </text:span>
</text:a>
Another project is the "restoration of schools in Ukraine", which is sold by UNOPS with a margin of 20 million euros. It provides for school repairs in 4 regions: Kyiv, Sumy, Kharkiv and Chernihiv regions. 54 establishments that need recovery have already been selected. For 8 objects, the preparation of documentation for tender procedures is already ongoing.</text:p>
      <text:p text:style-name="P4">
It was reported that Lithuania has undertaken to allocate 10 million euros to restore Ukraine through a special mechanism created by the World Bank for the Financing the process of rebuilding the Ukrainian state and improving the stability of Moldova.</text:p>
      <text:p text:style-name="P4">
<text:span text:style-name="T5">
Foto: Ministry of Community Development, Territories and Infrastructure of Ukraine</text:span>
</text:p>
      <text:p text:style-name="P4">
News Source: <text:a xlink:type="simple" xlink:href="https://www.ukrinform.ua/rubric-vidbudova/3696069-ukraina-u-partnerstvi-z-proon-ta-unops-vidnovit-ponad-100-skil-u-14-regionah.html" text:style-name="Internet_20_link" text:visited-style-name="Visited_20_Internet_20_Link">
https://www.ukrinform.ua/rubric-vidbudova/3696069-ukraina-u-partnerstvi-z-proon-ta-unops-vidnovit-ponad-100-skil-u-14-regionah.html</text:a>
</text:p>
      <!--NEWS-->
      <text:h text:style-name="P10" text:outline-level="1">
<text:span text:style-name="T4">
The Russians hit Slavic missiles C-300-five dead, 15 wounded</text:span>
</text:h>
      <text:p text:style-name="P4">
Authors: Ukrinform (Person)</text:p>
      <text:p text:style-name="P4">
Publisher: Укринформ (Organization)</text:p>
      <text:p text:style-name="P4">
Published Time: 2023-04-14T-99:43:00+03:00</text:p>
      <text:p text:style-name="P4">
Modified Time: 2023-04-14T18:43:00+03:00</text:p>
      <text:p text:style-name="P4">
Description: In the city of Sloviansk, Donetsk region, due to a Russian rocket strike, the number of dead increased to five, under the rubble people. - Ukrinform.</text:p>
      <text:p text:style-name="P4">
Images: ["<text:a xlink:type="simple" xlink:href="https://static.ukrinform.com/photos/2023_04/thumb_files/630_360_1681487035-401.jpg" text:style-name="Internet_20_link" text:visited-style-name="Visited_20_Internet_20_Link">
630_360_16814...</text:a>
"]</text:p>
      <text:p text:style-name="P4">
Tags: ["Слов'янськ", 'Війна з росією', 'Ракетний удар']</text:p>
      <text:p text:style-name="P4">
Type: Article</text:p>
      <!--METADATA-->
      <text:p text:style-name="P4">
<draw:frame draw:style-name="fr1" draw:name="Image100" text:anchor-type="as-char" svg:width="6.9236in" svg:height="3.956343in" draw:z-index="0">
<draw:image xlink:href="../Images/yкринформ/2023-04-14T-99-43-00-03-00/630_360_1681487035-401.jpg" xlink:type="simple" xlink:show="embed" xlink:actuate="onLoad" draw:mime-type="image/jpeg"/>
</draw:frame>
In the city of City Donetsk region, due to the Russian rocket stroke the number of dead to five, there are people under the rubble.</text:p>
      <text:p text:style-name="P4">
About it reports the head of Donetsk Regional State Administration Pavel Kirilenko in <text:a xlink:type="simple" xlink:href="https://t.me/pavlokyrylenko_donoda/7531" text:style-name="Internet_20_link" text:visited-style-name="Visited_20_Internet_20_Link">
</text:a>
, reports Ukrinform.</text:p>
      <text:p text:style-name="P4">
“As of 18:00, 5 dead and 15 wounded are known. It is likely that there are seven people, including one child, ”he wrote.</text:p>
      <text:p text:style-name="P4">
He recalled that at about 4 pm the Russians struck a missile strike of Poloviansk. According to preliminary data, they used C-300 missiles.</text:p>
      <text:p text:style-name="P4">
<text:span text:style-name="T4">
 Read also: </text:span>
 <text:a xlink:type="simple" xlink:href="https://www.ukrinform.ua/rubric-ato/3696010-zelenskij-pro-obstril-slovanska-derzavazlo-vkotre-demonstrue-svou-sutnist.html" text:style-name="Internet_20_link" text:visited-style-name="Visited_20_Internet_20_Link">
<text:span text:style-name="T4">
 Slov </text:span>
 <text:span text:style-name="T4">
 Yansk </text:span>
</text:a>
Five high -rise buildings and five private homes, a shop, an economic center, a club and three cars were damaged. "This is an operational information as of a minute," Kirilenko emphasized.</text:p>
      <text:p text:style-name="P4">
Explosives, paramedics, rescuers and police work on the spot.</text:p>
      <text:p text:style-name="P4">
<text:span text:style-name="T5">
Video: Ukrinform</text:span>
</text:p>
      <text:p text:style-name="P4">
As reported by Ukrinform, in <text:a xlink:type="simple" xlink:href="https://www.ukrinform.ua/rubric-ato/3695993-zagarbniki-obstrilali-kramatorsk-poskodzeni-bagatopoverhivki.html" text:style-name="Internet_20_link" text:visited-style-name="Visited_20_Internet_20_Link">
</text:a>
The army of the Russian Federation fired at Kramatorsk again, the educational institution, a high -rise building, a garage cooperative were damaged.</text:p>
      <text:p text:style-name="P4">
News Source: <text:a xlink:type="simple" xlink:href="https://www.ukrinform.ua/rubric-ato/3696011-rosiani-vdarili-po-slovansku-raketami-s300-patero-zagiblih-15-poranenih.html" text:style-name="Internet_20_link" text:visited-style-name="Visited_20_Internet_20_Link">
https://www.ukrinform.ua/rubric-ato/3696011-rosiani-vdarili-po-slovansku-raketami-s300-patero-zagiblih-15-poranenih.html</text:a>
</text:p>
      <!--NEWS-->
      <text:h text:style-name="P10" text:outline-level="1">
<text:span text:style-name="T4">
At Sivershchyna and Slobozhanschyna directions Russian army shelled Halahanivka of Chernihiv ...</text:span>
</text:h>
      <text:p text:style-name="P4">
Authors: liveuamap (Language: en)</text:p>
      <text:p text:style-name="P4">
Time: 2023-04-14T02:12:00</text:p>
      <text:p text:style-name="P4">
Location: Kharkiv (Latitude:50.3828 Longtitude:37.34184)</text:p>
      <text:p text:style-name="P4">
Videos: []</text:p>
      <text:p text:style-name="P4">
Images: []</text:p>
      <text:p text:style-name="P4">
Tags: ["Russia"]</text:p>
      <text:p text:style-name="P4">
Id: 22556077</text:p>
      <!--METADATA-->
      <text:p text:style-name="P4">
At Sivershchyna and Slobozhanschyna directions Russian army shelledHalahanivka of Chernihiv region; Studenok, Iskryskivschyna and Volfyne of Sumyregion, also Udy, Kozacha Lopan, Ternova, Starytsya, Hatysche, Mykolayivka andBudarky of Kharkiv region, - General Staff of Armed Forces of Ukraine says inthe morning report</text:p>
      <text:p text:style-name="P4">
News Collection Link: <text:a xlink:type="simple" xlink:href="https://liveuamap.com/en/2023/14-april-at-sivershchyna-and-slobozhanschyna-directions-russian" text:style-name="Internet_20_link" text:visited-style-name="Visited_20_Internet_20_Link">
https://liveuamap.com/en/2023/14-april-at-sivershchyna-and-slobozhanschyna-directions-russian</text:a>
</text:p>
      <text:p text:style-name="P4">
News Source: <text:a xlink:type="simple" xlink:href="https://t.me/lumsrc/4486" text:style-name="Internet_20_link" text:visited-style-name="Visited_20_Internet_20_Link">
https://t.me/lumsrc/4486</text:a>
</text:p>
      <!--NEWS-->
      <text:h text:style-name="P10" text:outline-level="1">
<text:span text:style-name="T4">
Chernihivska Oblast, Donetsk Oblast(08:34). Red Alert: aerial threat. Sirens sounding. Take c...</text:span>
</text:h>
      <text:p text:style-name="P4">
Authors: liveuamap (Language: en)</text:p>
      <text:p text:style-name="P4">
Time: 2023-04-14T02:36:00</text:p>
      <text:p text:style-name="P4">
Location: Chernihivska Oblast (Latitude:51.33275 Longtitude:32.00045)</text:p>
      <text:p text:style-name="P4">
Videos: []</text:p>
      <text:p text:style-name="P4">
Images: []</text:p>
      <text:p text:style-name="P4">
Tags: ["Europe", "Central and Eastern Europe"]</text:p>
      <text:p text:style-name="P4">
Id: 22556013</text:p>
      <!--METADATA-->
      <text:p text:style-name="P4">
Chernihiv region, Donetsk region(08:34). Red Alert: aerial threat. Sirenssounding. Take cover now!</text:p>
      <text:p text:style-name="P4">
News Collection Link: <text:a xlink:type="simple" xlink:href="https://liveuamap.com/en/2023/14-april-chernihivska-oblast-donetsk-oblast08g" text:style-name="Internet_20_link" text:visited-style-name="Visited_20_Internet_20_Link">
https://liveuamap.com/en/2023/14-april-chernihivska-oblast-donetsk-oblast08g</text:a>
</text:p>
      <text:p text:style-name="P4">
News Source: <text:a xlink:type="simple" xlink:href="https://t.me/air_alert_ua/43030" text:style-name="Internet_20_link" text:visited-style-name="Visited_20_Internet_20_Link">
https://t.me/air_alert_ua/43030</text:a>
</text:p>
      <!--NEWS-->
      <text:h text:style-name="P10" text:outline-level="1">
<text:span text:style-name="T4">
Kherson, Khersonska Oblast(09:33). Red Alert: aerial threat. Sirens sounding. Take cover now!</text:span>
</text:h>
      <text:p text:style-name="P4">
Authors: liveuamap (Language: en)</text:p>
      <text:p text:style-name="P4">
Time: 2023-04-14T03:34:00</text:p>
      <text:p text:style-name="P4">
Location: Kherson (Latitude:46.65581000 Longtitude:32.61780000)</text:p>
      <text:p text:style-name="P4">
Videos: []</text:p>
      <text:p text:style-name="P4">
Images: []</text:p>
      <text:p text:style-name="P4">
Tags: ["Europe", "Central and Eastern Europe"]</text:p>
      <text:p text:style-name="P4">
Id: 22556050</text:p>
      <!--METADATA-->
      <text:p text:style-name="P4">
Kherson, Kherson region(09:33). Red Alert: aerial threat. Sirens sounding.Take cover now!</text:p>
      <text:p text:style-name="P4">
News Collection Link: <text:a xlink:type="simple" xlink:href="https://liveuamap.com/en/2023/14-april-kherson-khersonska-oblast0933-red-alg" text:style-name="Internet_20_link" text:visited-style-name="Visited_20_Internet_20_Link">
https://liveuamap.com/en/2023/14-april-kherson-khersonska-oblast0933-red-alg</text:a>
</text:p>
      <text:p text:style-name="P4">
News Source: <text:a xlink:type="simple" xlink:href="https://t.me/air_alert_ua/43033" text:style-name="Internet_20_link" text:visited-style-name="Visited_20_Internet_20_Link">
https://t.me/air_alert_ua/43033</text:a>
</text:p>
      <!--NEWS-->
      <text:h text:style-name="P10" text:outline-level="1">
<text:span text:style-name="T4">
Mykolaiv, Mykolayivska Oblast(09:40). Red Alert: aerial threat. Sirens sounding. Take cover now!</text:span>
</text:h>
      <text:p text:style-name="P4">
Authors: liveuamap (Language: en)</text:p>
      <text:p text:style-name="P4">
Time: 2023-04-14T03:41:00</text:p>
      <text:p text:style-name="P4">
Location: Mykolaiv (Latitude:46.94866 Longtitude:32.00639)</text:p>
      <text:p text:style-name="P4">
Videos: []</text:p>
      <text:p text:style-name="P4">
Images: []</text:p>
      <text:p text:style-name="P4">
Tags: ["Europe", "Central and Eastern Europe"]</text:p>
      <text:p text:style-name="P4">
Id: 22556051</text:p>
      <!--METADATA-->
      <text:p text:style-name="P4">
Nikolaev, Mykolaiv region(09:40). Red Alert: aerial threat. Sirenssounding. Take cover now!</text:p>
      <text:p text:style-name="P4">
News Collection Link: <text:a xlink:type="simple" xlink:href="https://liveuamap.com/en/2023/14-april-mykolaiv-mykolayivska-oblast0940-redg" text:style-name="Internet_20_link" text:visited-style-name="Visited_20_Internet_20_Link">
https://liveuamap.com/en/2023/14-april-mykolaiv-mykolayivska-oblast0940-redg</text:a>
</text:p>
      <text:p text:style-name="P4">
News Source: <text:a xlink:type="simple" xlink:href="https://t.me/air_alert_ua/43034" text:style-name="Internet_20_link" text:visited-style-name="Visited_20_Internet_20_Link">
https://t.me/air_alert_ua/43034</text:a>
</text:p>
      <!--NEWS-->
      <text:h text:style-name="P10" text:outline-level="1">
<text:span text:style-name="T4">
Zaporizka Oblast(09:54). Red Alert: aerial threat. Sirens sounding. Take cover now!</text:span>
</text:h>
      <text:p text:style-name="P4">
Authors: liveuamap (Language: en)</text:p>
      <text:p text:style-name="P4">
Time: 2023-04-14T03:55:00</text:p>
      <text:p text:style-name="P4">
Location: Zaporizka Oblast (Latitude:47.612041 Longtitude:35.765911)</text:p>
      <text:p text:style-name="P4">
Videos: []</text:p>
      <text:p text:style-name="P4">
Images: []</text:p>
      <text:p text:style-name="P4">
Tags: ["Europe", "Central and Eastern Europe"]</text:p>
      <text:p text:style-name="P4">
Id: 22556052</text:p>
      <!--METADATA-->
      <text:p text:style-name="P4">
Zaporizhzhia region(09:54). Red Alert: aerial threat. Sirens sounding. Take covernow!</text:p>
      <text:p text:style-name="P4">
News Collection Link: <text:a xlink:type="simple" xlink:href="https://liveuamap.com/en/2023/14-april-zaporizka-oblast0954-red-alert-aeriag" text:style-name="Internet_20_link" text:visited-style-name="Visited_20_Internet_20_Link">
https://liveuamap.com/en/2023/14-april-zaporizka-oblast0954-red-alert-aeriag</text:a>
</text:p>
      <text:p text:style-name="P4">
News Source: <text:a xlink:type="simple" xlink:href="https://t.me/suspilnezaporizhzhya/12081" text:style-name="Internet_20_link" text:visited-style-name="Visited_20_Internet_20_Link">
https://t.me/suspilnezaporizhzhya/12081</text:a>
</text:p>
      <!--NEWS-->
      <text:h text:style-name="P10" text:outline-level="1">
<text:span text:style-name="T4">
Volunteer was wounded as result of shelling in Dvorichna</text:span>
</text:h>
      <text:p text:style-name="P4">
Authors: liveuamap (Language: en)</text:p>
      <text:p text:style-name="P4">
Time: 2023-04-14T06:41:00</text:p>
      <text:p text:style-name="P4">
Location: Dvorichna (Latitude:49.85149 Longtitude:37.67899)</text:p>
      <text:p text:style-name="P4">
Videos: []</text:p>
      <text:p text:style-name="P4">
Images: []</text:p>
      <text:p text:style-name="P4">
Tags: ["Europe", "Central and Eastern Europe"]</text:p>
      <text:p text:style-name="P4">
Id: 22556128</text:p>
      <!--METADATA-->
      <text:p text:style-name="P4">
Volunteer was wounded as result of shelling in Dvorichna</text:p>
      <text:p text:style-name="P4">
News Collection Link: <text:a xlink:type="simple" xlink:href="https://liveuamap.com/en/2023/14-april-volunteer-was-wounded-as-result-of-shelling-in-dvorichna" text:style-name="Internet_20_link" text:visited-style-name="Visited_20_Internet_20_Link">
https://liveuamap.com/en/2023/14-april-volunteer-was-wounded-as-result-of-shelling-in-dvorichna</text:a>
</text:p>
      <text:p text:style-name="P4">
News Source: <text:a xlink:type="simple" xlink:href="https://twitter.com/nakipeloua/status/1646810879936135174" text:style-name="Internet_20_link" text:visited-style-name="Visited_20_Internet_20_Link">
https://twitter.com/nakipeloua/status/1646810879936135174</text:a>
</text:p>
      <!--NEWS-->
      <text:h text:style-name="P10" text:outline-level="1">
<text:span text:style-name="T4">
Zaporizka Oblast(12:41). Red Alert: aerial threat. Sirens sounding. Take cover now!</text:span>
</text:h>
      <text:p text:style-name="P4">
Authors: liveuamap (Language: en)</text:p>
      <text:p text:style-name="P4">
Time: 2023-04-14T06:43:00</text:p>
      <text:p text:style-name="P4">
Location: Zaporizka Oblast (Latitude:47.612071 Longtitude:35.764111)</text:p>
      <text:p text:style-name="P4">
Videos: []</text:p>
      <text:p text:style-name="P4">
Images: []</text:p>
      <text:p text:style-name="P4">
Tags: ["Europe", "Central and Eastern Europe"]</text:p>
      <text:p text:style-name="P4">
Id: 22556122</text:p>
      <!--METADATA-->
      <text:p text:style-name="P4">
Zaporizhzhia region(12:41). Red Alert: aerial threat. Sirens sounding. Take covernow!</text:p>
      <text:p text:style-name="P4">
News Collection Link: <text:a xlink:type="simple" xlink:href="https://liveuamap.com/en/2023/14-april-zaporizka-oblast1241-red-alert-aeriag" text:style-name="Internet_20_link" text:visited-style-name="Visited_20_Internet_20_Link">
https://liveuamap.com/en/2023/14-april-zaporizka-oblast1241-red-alert-aeriag</text:a>
</text:p>
      <text:p text:style-name="P4">
News Source: <text:a xlink:type="simple" xlink:href="https://t.me/air_alert_ua/43041" text:style-name="Internet_20_link" text:visited-style-name="Visited_20_Internet_20_Link">
https://t.me/air_alert_ua/43041</text:a>
</text:p>
      <!--NEWS-->
      <text:h text:style-name="P10" text:outline-level="1">
<text:span text:style-name="T4">
Belarus is preparing existing sites for the possible deployment of strategic nuclear weapons,...</text:span>
</text:h>
      <text:p text:style-name="P4">
Authors: liveuamap (Language: en)</text:p>
      <text:p text:style-name="P4">
Time: 2023-04-14T06:46:15</text:p>
      <text:p text:style-name="P4">
Location: Minsk, (Latitude:53.92717 Longtitude:27.52543)</text:p>
      <text:p text:style-name="P4">
Videos: []</text:p>
      <text:p text:style-name="P4">
Images: []</text:p>
      <text:p text:style-name="P4">
Tags: ["Belarus", "Central and Eastern Europe"]</text:p>
      <text:p text:style-name="P4">
Id: 22556123</text:p>
      <!--METADATA-->
      <text:p text:style-name="P4">
Belarus is preparing existing sites for the possible deployment of strategicnuclear weapons, - the Belarusian Defense Ministry said</text:p>
      <text:p text:style-name="P4">
News Collection Link: <text:a xlink:type="simple" xlink:href="https://belarus.liveuamap.com/en/2023/14-april-belarus-is-preparing-existing-sites-for-the-possible" text:style-name="Internet_20_link" text:visited-style-name="Visited_20_Internet_20_Link">
https://belarus.liveuamap.com/en/2023/14-april-belarus-is-preparing-existing-sites-for-the-possible</text:a>
</text:p>
      <text:p text:style-name="P4">
News Source: <text:a xlink:type="simple" xlink:href="https://t.me/tass_agency/188016" text:style-name="Internet_20_link" text:visited-style-name="Visited_20_Internet_20_Link">
https://t.me/tass_agency/188016</text:a>
</text:p>
      <!--NEWS-->
      <text:h text:style-name="P10" text:outline-level="1">
<text:span text:style-name="T4">
Russian Su-35 jets conducted airstrikes at Orikhiv town in Zaporizhzhia region</text:span>
</text:h>
      <text:p text:style-name="P4">
Authors: liveuamap (Language: en)</text:p>
      <text:p text:style-name="P4">
Time: 2023-04-14T06:54:33</text:p>
      <text:p text:style-name="P4">
Location: Ukraine (Latitude:47.56274 Longtitude:35.78814)</text:p>
      <text:p text:style-name="P4">
Videos: []</text:p>
      <text:p text:style-name="P4">
Images: ["<text:a xlink:type="simple" xlink:href="https://liveuamap.com/pics/2023/04/14/22556132_0.jpg" text:style-name="Internet_20_link" text:visited-style-name="Visited_20_Internet_20_Link">
22556132_0.jpg</text:a>
"]</text:p>
      <text:p text:style-name="P4">
Tags: ["Europe", "Central and Eastern Europe"]</text:p>
      <text:p text:style-name="P4">
Id: 22556132</text:p>
      <!--METADATA-->
      <text:p text:style-name="P4">
Russian Su-35 jets conducted airstrikes at Orikhiv town in Zaporizhzhia region</text:p>
      <text:p text:style-name="P4">
<draw:frame draw:style-name="fr1" draw:name="Image101" text:anchor-type="as-char" svg:width="6.9236in" svg:height="5.1927in" draw:z-index="0">
<draw:image xlink:href="../Images/liveuamap/2023-04-14T06-54-33/22556132_0.jpg" xlink:type="simple" xlink:show="embed" xlink:actuate="onLoad" draw:mime-type="image/jpeg"/>
</draw:frame>
News Collection Link: <text:a xlink:type="simple" xlink:href="https://liveuamap.com/en/2023/14-april-russian-su35-jets-conducted-airstrikes-at-orikhiv" text:style-name="Internet_20_link" text:visited-style-name="Visited_20_Internet_20_Link">
https://liveuamap.com/en/2023/14-april-russian-su35-jets-conducted-airstrikes-at-orikhiv</text:a>
</text:p>
      <text:p text:style-name="P4">
News Source: <text:a xlink:type="simple" xlink:href="https://t.me/ermaka2022/2444" text:style-name="Internet_20_link" text:visited-style-name="Visited_20_Internet_20_Link">
https://t.me/ermaka2022/2444</text:a>
</text:p>
      <!--NEWS-->
      <text:h text:style-name="P10" text:outline-level="1">
<text:span text:style-name="T4">
Belarus: Training of our forces on Russian nuclear missiles will end next week</text:span>
</text:h>
      <text:p text:style-name="P4">
Authors: liveuamap (Language: en)</text:p>
      <text:p text:style-name="P4">
Time: 2023-04-14T06:57:46</text:p>
      <text:p text:style-name="P4">
Location: Minsk, (Latitude:53.92673 Longtitude:27.52625)</text:p>
      <text:p text:style-name="P4">
Videos: []</text:p>
      <text:p text:style-name="P4">
Images: []</text:p>
      <text:p text:style-name="P4">
Tags: ["Belarus", "Central and Eastern Europe"]</text:p>
      <text:p text:style-name="P4">
Id: 22556133</text:p>
      <!--METADATA-->
      <text:p text:style-name="P4">
Belarus: Training of our forces on Russian nuclear missiles will end next week</text:p>
      <text:p text:style-name="P4">
News Collection Link: <text:a xlink:type="simple" xlink:href="https://belarus.liveuamap.com/en/2023/14-april-belarus-training-of-our-forces-on-russian-nuclear" text:style-name="Internet_20_link" text:visited-style-name="Visited_20_Internet_20_Link">
https://belarus.liveuamap.com/en/2023/14-april-belarus-training-of-our-forces-on-russian-nuclear</text:a>
</text:p>
      <text:p text:style-name="P4">
News Source: <text:a xlink:type="simple" xlink:href="https://twitter.com/AlArabiya_Brk/status/1646829631901712384" text:style-name="Internet_20_link" text:visited-style-name="Visited_20_Internet_20_Link">
https://twitter.com/AlArabiya_Brk/status/1646829631901712384</text:a>
</text:p>
      <!--NEWS-->
      <text:h text:style-name="P10" text:outline-level="1">
<text:span text:style-name="T4">
Donetsk Oblast, Zaporizka Oblast(13:35). Red Alert: aerial threat. Sirens sounding. Take cove...</text:span>
</text:h>
      <text:p text:style-name="P4">
Authors: liveuamap (Language: en)</text:p>
      <text:p text:style-name="P4">
Time: 2023-04-14T07:36:00</text:p>
      <text:p text:style-name="P4">
Location: Donetsk Oblast (Latitude:48.72744 Longtitude:37.5781)</text:p>
      <text:p text:style-name="P4">
Videos: []</text:p>
      <text:p text:style-name="P4">
Images: []</text:p>
      <text:p text:style-name="P4">
Tags: ["Europe", "Central and Eastern Europe"]</text:p>
      <text:p text:style-name="P4">
Id: 22556136</text:p>
      <!--METADATA-->
      <text:p text:style-name="P4">
Donetsk region, Zaporizhzhya region(13:35). Red Alert: aerial threat. Sirenssounding. Take cover now!</text:p>
      <text:p text:style-name="P4">
News Collection Link: <text:a xlink:type="simple" xlink:href="https://liveuamap.com/en/2023/14-april-donetsk-oblast-zaporizka-oblast1335-g" text:style-name="Internet_20_link" text:visited-style-name="Visited_20_Internet_20_Link">
https://liveuamap.com/en/2023/14-april-donetsk-oblast-zaporizka-oblast1335-g</text:a>
</text:p>
      <text:p text:style-name="P4">
News Source: <text:a xlink:type="simple" xlink:href="https://t.me/air_alert_ua/43044" text:style-name="Internet_20_link" text:visited-style-name="Visited_20_Internet_20_Link">
https://t.me/air_alert_ua/43044</text:a>
</text:p>
      <!--NEWS-->
      <text:h text:style-name="P10" text:outline-level="1">
<text:span text:style-name="T4">
Kharkiv, Kharkivska Oblast(13:38). Red Alert: aerial threat. Sirens sounding. Take cover now!</text:span>
</text:h>
      <text:p text:style-name="P4">
Authors: liveuamap (Language: en)</text:p>
      <text:p text:style-name="P4">
Time: 2023-04-14T07:39:00</text:p>
      <text:p text:style-name="P4">
Location: Kharkiv (Latitude:49.98081000 Longtitude:36.25272000)</text:p>
      <text:p text:style-name="P4">
Videos: []</text:p>
      <text:p text:style-name="P4">
Images: []</text:p>
      <text:p text:style-name="P4">
Tags: ["Europe", "Central and Eastern Europe"]</text:p>
      <text:p text:style-name="P4">
Id: 22556137</text:p>
      <!--METADATA-->
      <text:p text:style-name="P4">
Kharkiv, Kharkiv region(13:38). Red Alert: aerial threat. Sirens sounding.Take cover now!</text:p>
      <text:p text:style-name="P4">
News Collection Link: <text:a xlink:type="simple" xlink:href="https://liveuamap.com/en/2023/14-april-kharkiv-kharkivska-oblast1338-red-alg" text:style-name="Internet_20_link" text:visited-style-name="Visited_20_Internet_20_Link">
https://liveuamap.com/en/2023/14-april-kharkiv-kharkivska-oblast1338-red-alg</text:a>
</text:p>
      <text:p text:style-name="P4">
News Source: <text:a xlink:type="simple" xlink:href="https://t.me/suspilnekharkiv/23876" text:style-name="Internet_20_link" text:visited-style-name="Visited_20_Internet_20_Link">
https://t.me/suspilnekharkiv/23876</text:a>
</text:p>
      <!--NEWS-->
      <text:h text:style-name="P10" text:outline-level="1">
<text:span text:style-name="T4">
Sumska Oblast, Chernihivska Oblast(14:18). Red Alert: aerial threat. Sirens sounding. Take co...</text:span>
</text:h>
      <text:p text:style-name="P4">
Authors: liveuamap (Language: en)</text:p>
      <text:p text:style-name="P4">
Time: 2023-04-14T08:19:00</text:p>
      <text:p text:style-name="P4">
Location: Sumska Oblast (Latitude:51.00000000 Longtitude:34.00000000)</text:p>
      <text:p text:style-name="P4">
Videos: []</text:p>
      <text:p text:style-name="P4">
Images: []</text:p>
      <text:p text:style-name="P4">
Tags: ["Europe", "Central and Eastern Europe"]</text:p>
      <text:p text:style-name="P4">
Id: 22556138</text:p>
      <!--METADATA-->
      <text:p text:style-name="P4">
Sumy region, Chernihiv region(14:18). Red Alert: aerial threat. Sirenssounding. Take cover now!</text:p>
      <text:p text:style-name="P4">
News Collection Link: <text:a xlink:type="simple" xlink:href="https://liveuamap.com/en/2023/14-april-sumska-oblast-chernihivska-oblast141g" text:style-name="Internet_20_link" text:visited-style-name="Visited_20_Internet_20_Link">
https://liveuamap.com/en/2023/14-april-sumska-oblast-chernihivska-oblast141g</text:a>
</text:p>
      <text:p text:style-name="P4">
News Source: <text:a xlink:type="simple" xlink:href="https://t.me/air_alert_ua/43050" text:style-name="Internet_20_link" text:visited-style-name="Visited_20_Internet_20_Link">
https://t.me/air_alert_ua/43050</text:a>
</text:p>
      <!--NEWS-->
      <text:h text:style-name="P10" text:outline-level="1">
<text:span text:style-name="T4">
Person wounded as result of landmine explosion between Olhyne and Arkhangelsk villages in Kg...</text:span>
</text:h>
      <text:p text:style-name="P4">
Authors: liveuamap (Language: en)</text:p>
      <text:p text:style-name="P4">
Time: 2023-04-14T08:57:28</text:p>
      <text:p text:style-name="P4">
Location: Kherson (Latitude:47.45917 Longtitude:33.45341)</text:p>
      <text:p text:style-name="P4">
Videos: []</text:p>
      <text:p text:style-name="P4">
Images: []</text:p>
      <text:p text:style-name="P4">
Tags: ["Europe", "Central and Eastern Europe"]</text:p>
      <text:p text:style-name="P4">
Id: 22556139</text:p>
      <!--METADATA-->
      <text:p text:style-name="P4">
Person wounded as result of landmine explosion between Olhyne and Arkhangelskevillages in Kherson region</text:p>
      <text:p text:style-name="P4">
News Collection Link: <text:a xlink:type="simple" xlink:href="https://liveuamap.com/en/2023/14-april-person-wounded-as-result-of-landmine-explosion-between" text:style-name="Internet_20_link" text:visited-style-name="Visited_20_Internet_20_Link">
https://liveuamap.com/en/2023/14-april-person-wounded-as-result-of-landmine-explosion-between</text:a>
</text:p>
      <text:p text:style-name="P4">
News Source: <text:a xlink:type="simple" xlink:href="https://t.me/UkraineNow/31671" text:style-name="Internet_20_link" text:visited-style-name="Visited_20_Internet_20_Link">
https://t.me/UkraineNow/31671</text:a>
</text:p>
      <!--NEWS-->
      <text:h text:style-name="P10" text:outline-level="1">
<text:span text:style-name="T4">
Donetsk Oblast(15:02). Red Alert: aerial threat. Sirens sounding. Take cover now!</text:span>
</text:h>
      <text:p text:style-name="P4">
Authors: liveuamap (Language: en)</text:p>
      <text:p text:style-name="P4">
Time: 2023-04-14T09:04:00</text:p>
      <text:p text:style-name="P4">
Location: Donetsk Oblast (Latitude:48.72795 Longtitude:37.57921)</text:p>
      <text:p text:style-name="P4">
Videos: []</text:p>
      <text:p text:style-name="P4">
Images: []</text:p>
      <text:p text:style-name="P4">
Tags: ["Europe", "Central and Eastern Europe"]</text:p>
      <text:p text:style-name="P4">
Id: 22556140</text:p>
      <!--METADATA-->
      <text:p text:style-name="P4">
Donetsk Oblast(15:02). Red Alert: aerial threat. Sirens sounding. Take covernow!</text:p>
      <text:p text:style-name="P4">
News Collection Link: <text:a xlink:type="simple" xlink:href="https://liveuamap.com/en/2023/14-april-donetsk-oblast1502-red-alert-aerial-g" text:style-name="Internet_20_link" text:visited-style-name="Visited_20_Internet_20_Link">
https://liveuamap.com/en/2023/14-april-donetsk-oblast1502-red-alert-aerial-g</text:a>
</text:p>
      <text:p text:style-name="P4">
News Source: <text:a xlink:type="simple" xlink:href="https://t.me/air_alert_ua/43052" text:style-name="Internet_20_link" text:visited-style-name="Visited_20_Internet_20_Link">
https://t.me/air_alert_ua/43052</text:a>
</text:p>
      <!--NEWS-->
      <text:h text:style-name="P10" text:outline-level="1">
<text:span text:style-name="T4">
At least 5 killed, 15 wounded as result of Russian shelling in Sloviansk</text:span>
</text:h>
      <text:p text:style-name="P4">
Authors: liveuamap (Language: en)</text:p>
      <text:p text:style-name="P4">
Time: 2023-04-14T12:35:00</text:p>
      <text:p text:style-name="P4">
Location: Sloviansk (Latitude:48.84958 Longtitude:37.60483)</text:p>
      <text:p text:style-name="P4">
Videos: []</text:p>
      <text:p text:style-name="P4">
Images: ["<text:a xlink:type="simple" xlink:href="https://liveuamap.com/pics/2023/04/14/22556144_0.jpg" text:style-name="Internet_20_link" text:visited-style-name="Visited_20_Internet_20_Link">
22556144_0.jpg</text:a>
", "<text:a xlink:type="simple" xlink:href="https://liveuamap.com/pics/2023/04/14/22556144_1.jpg" text:style-name="Internet_20_link" text:visited-style-name="Visited_20_Internet_20_Link">
22556144_1.jpg</text:a>
", "<text:a xlink:type="simple" xlink:href="https://liveuamap.com/pics/2023/04/14/22556144_2.jpg" text:style-name="Internet_20_link" text:visited-style-name="Visited_20_Internet_20_Link">
22556144_2.jpg</text:a>
", "<text:a xlink:type="simple" xlink:href="https://liveuamap.com/pics/2023/04/14/22556144_3.jpg" text:style-name="Internet_20_link" text:visited-style-name="Visited_20_Internet_20_Link">
22556144_3.jpg</text:a>
", "<text:a xlink:type="simple" xlink:href="https://liveuamap.com/pics/2023/04/14/22556144_4.jpg" text:style-name="Internet_20_link" text:visited-style-name="Visited_20_Internet_20_Link">
22556144_4.jpg</text:a>
"]</text:p>
      <text:p text:style-name="P4">
Tags: ["Europe", "Central and Eastern Europe"]</text:p>
      <text:p text:style-name="P4">
Id: 22556144</text:p>
      <!--METADATA-->
      <text:p text:style-name="P4">
At least 5 killed, 15 wounded as result of Russian shelling in Sloviansk</text:p>
      <text:p text:style-name="P4">
<draw:frame draw:style-name="fr1" draw:name="Image102" text:anchor-type="as-char" svg:width="6.9236in" svg:height="5.154236in" draw:z-index="0">
<draw:image xlink:href="../Images/liveuamap/2023-04-14T12-35-00/22556144_0.jpg" xlink:type="simple" xlink:show="embed" xlink:actuate="onLoad" draw:mime-type="image/jpeg"/>
</draw:frame>
<draw:frame draw:style-name="fr1" draw:name="Image103" text:anchor-type="as-char" svg:width="6.9236in" svg:height="4.612849in" draw:z-index="0">
<draw:image xlink:href="../Images/liveuamap/2023-04-14T12-35-00/22556144_1.jpg" xlink:type="simple" xlink:show="embed" xlink:actuate="onLoad" draw:mime-type="image/jpeg"/>
</draw:frame>
<draw:frame draw:style-name="fr1" draw:name="Image104" text:anchor-type="as-char" svg:width="6.9236in" svg:height="4.612849in" draw:z-index="0">
<draw:image xlink:href="../Images/liveuamap/2023-04-14T12-35-00/22556144_2.jpg" xlink:type="simple" xlink:show="embed" xlink:actuate="onLoad" draw:mime-type="image/jpeg"/>
</draw:frame>
<draw:frame draw:style-name="fr1" draw:name="Image105" text:anchor-type="as-char" svg:width="6.9236in" svg:height="4.621503in" draw:z-index="0">
<draw:image xlink:href="../Images/liveuamap/2023-04-14T12-35-00/22556144_3.jpg" xlink:type="simple" xlink:show="embed" xlink:actuate="onLoad" draw:mime-type="image/jpeg"/>
</draw:frame>
<draw:frame draw:style-name="fr1" draw:name="Image106" text:anchor-type="as-char" svg:width="6.9236in" svg:height="4.612849in" draw:z-index="0">
<draw:image xlink:href="../Images/liveuamap/2023-04-14T12-35-00/22556144_4.jpg" xlink:type="simple" xlink:show="embed" xlink:actuate="onLoad" draw:mime-type="image/jpeg"/>
</draw:frame>
News Collection Link: <text:a xlink:type="simple" xlink:href="https://liveuamap.com/en/2023/14-april-at-least-5-killed-15-wounded-as-result-of-russian" text:style-name="Internet_20_link" text:visited-style-name="Visited_20_Internet_20_Link">
https://liveuamap.com/en/2023/14-april-at-least-5-killed-15-wounded-as-result-of-russian</text:a>
</text:p>
      <text:p text:style-name="P4">
News Source: <text:a xlink:type="simple" xlink:href="https://t.me/channel24_ua/84515" text:style-name="Internet_20_link" text:visited-style-name="Visited_20_Internet_20_Link">
https://t.me/channel24_ua/84515</text:a>
</text:p>
      <!--NEWS-->
      <text:h text:style-name="P10" text:outline-level="1">
<text:span text:style-name="T4">
The Ukrainian movie "Mirny-21" will be shown in South Korea and Japan</text:span>
</text:h>
      <text:p text:style-name="P4">
Authors: Ukrinform (Person)</text:p>
      <text:p text:style-name="P4">
Publisher: Укринформ (Organization)</text:p>
      <text:p text:style-name="P4">
Published Time: 2023-04-14T14:50:28+03:00</text:p>
      <text:p text:style-name="P4">
Modified Time: 2023-04-14T14:50:28+03:00</text:p>
      <text:p text:style-name="P4">
Description: Japan and South Korea have acquired the right to rental Ukrainian director Akhtem Seitablaev "Mirny-21". - Ukrinform.</text:p>
      <text:p text:style-name="P4">
Images: ["<text:a xlink:type="simple" xlink:href="https://static.ukrinform.com/photos/2022_12/thumb_files/630_360_1670480665-304.jpg" text:style-name="Internet_20_link" text:visited-style-name="Visited_20_Internet_20_Link">
630_360_16704...</text:a>
", "<text:a xlink:type="simple" xlink:href="https://static.ukrinform.com/photos/2023_04/1681472696-257.jpg" text:style-name="Internet_20_link" text:visited-style-name="Visited_20_Internet_20_Link">
1681472696-25...</text:a>
"]</text:p>
      <text:p text:style-name="P4">
Tags: ['Японія', 'Держкіно', 'Фільм «Мирний-21»']</text:p>
      <text:p text:style-name="P4">
Type: Article</text:p>
      <!--METADATA-->
      <text:p text:style-name="P4">
<draw:frame draw:style-name="fr1" draw:name="Image107" text:anchor-type="as-char" svg:width="6.9236in" svg:height="3.956343in" draw:z-index="0">
<draw:image xlink:href="../Images/yкринформ/2023-04-14T14-50-28-03-00/630_360_1670480665-304.jpg" xlink:type="simple" xlink:show="embed" xlink:actuate="onLoad" draw:mime-type="image/jpeg"/>
</draw:frame>
Japan Tapons Korea has acquired the right to rental the film by Ukrainian director Akhtemaseitablaev "Mirny-21".</text:p>
      <text:p text:style-name="P4">
About it reports the State Film Agency in <text:a xlink:type="simple" xlink:href="https://www.facebook.com/ukrainefilmagency/posts/pfbid0wuUuh3NPiVo9uKec3fXDXnamawAfygarkav2nGYY4RsJ4jKhF4AeReDe7Rs5aNsil" text:style-name="Internet_20_link" text:visited-style-name="Visited_20_Internet_20_Link">
</text:a>
, reports Ukrinform.</text:p>
      <text:p text:style-name="P4">
"The story will be seen in South Korea and Japan ... The distribution team was sold by Akhtem Seitablaev's movie" Mirny -21 "in these countries," the report said.</text:p>
      <text:p text:style-name="P4">
<draw:frame draw:style-name="fr1" draw:name="Image108" text:anchor-type="as-char" svg:width="6.9236in" svg:height="6.9236in" draw:z-index="0">
<draw:image xlink:href="../Images/yкринформ/2023-04-14T14-50-28-03-00/1681472696-257.jpg" xlink:type="simple" xlink:show="embed" xlink:actuate="onLoad" draw:mime-type="image/jpeg"/>
</draw:frame>
The tape tells about the feat of the Green Berets of Luhansk region, which in 2014 became the first to defend Ukraine.</text:p>
      <text:p text:style-name="P4">
<text:span text:style-name="T4">
 Read also: </text:span>
 <text:a xlink:type="simple" xlink:href="https://www.ukrinform.ua/rubric-culture/3692192-stricka-mirnij21-dostupna-do-peregladu-na-strimingovih-platformah.html" text:style-name="Internet_20_link" text:visited-style-name="Visited_20_Internet_20_Link">
<text:span text:style-name="T4">
 Mirny </text:span>
</text:a>
The film was created by the Istmen Films with support <text:a xlink:type="simple" xlink:href="https://www.ukrinform.ua/tag-derzkino" text:style-name="Internet_20_link" text:visited-style-name="Visited_20_Internet_20_Link">
</text:a>
and UA Production.</text:p>
      <text:p text:style-name="P4">
According to Ukrinform, on February 22, the premiere of the film surveyor Akhtem Seitablaev "Mirny-21" took place.</text:p>
      <text:p text:style-name="P4">
<text:span text:style-name="T5">
Foto: USFA.gov.ua</text:span>
</text:p>
      <text:p text:style-name="P4">
News Source: <text:a xlink:type="simple" xlink:href="https://www.ukrinform.ua/rubric-culture/3695903-ukrainskij-film-mirnij21-pokazut-u-pivdennij-korei-ta-aponii.html" text:style-name="Internet_20_link" text:visited-style-name="Visited_20_Internet_20_Link">
https://www.ukrinform.ua/rubric-culture/3695903-ukrainskij-film-mirnij21-pokazut-u-pivdennij-korei-ta-aponii.html</text:a>
</text:p>
      <!--NEWS-->
      <text:h text:style-name="P10" text:outline-level="1">
<text:span text:style-name="T4">
There is a tendency to reduce fuel prices - expert</text:span>
</text:h>
      <text:p text:style-name="P4">
Authors: Ukrinform (Person)</text:p>
      <text:p text:style-name="P4">
Publisher: Укринформ (Organization)</text:p>
      <text:p text:style-name="P4">
Published Time: 2023-04-14T14:52:00+03:00</text:p>
      <text:p text:style-name="P4">
Modified Time: 2023-04-14T14:52:00+03:00</text:p>
      <text:p text:style-name="P4">
Description: During the week, fuel prices in Ukraine were approximately reduced by 1 UAH per liter. There is now a tendency to continue the cost of this resource. - Ukrinform.</text:p>
      <text:p text:style-name="P4">
Images: ["<text:a xlink:type="simple" xlink:href="https://static.ukrinform.com/photos/2023_04/thumb_files/630_360_1681470385-925.jpg" text:style-name="Internet_20_link" text:visited-style-name="Visited_20_Internet_20_Link">
630_360_16814...</text:a>
"]</text:p>
      <text:p text:style-name="P4">
Tags: ['Ціни', 'Пальне', 'Сергій Куюн']</text:p>
      <text:p text:style-name="P4">
Type: Article</text:p>
      <!--METADATA-->
      <text:p text:style-name="P4">
<draw:frame draw:style-name="fr1" draw:name="Image109" text:anchor-type="as-char" svg:width="6.9236in" svg:height="3.956343in" draw:z-index="0">
<draw:image xlink:href="../Images/yкринформ/2023-04-14T14-52-00-03-00/630_360_1681470385-925.jpg" xlink:type="simple" xlink:show="embed" xlink:actuate="onLoad" draw:mime-type="image/jpeg"/>
</draw:frame>
During the week, fuel prices in Ukraine were approximately reduced by 1 UAH per liter. The tendency to continue the cost of this resource is now observed.</text:p>
      <text:p text:style-name="P4">
This was reported by the director of the consulting group "A95" Sergey Kuyun during the fuel market in Ukraine - how does the situation change today? ", Conducted at the Media Center Ukraine - Ukrinform.</text:p>
      <text:p text:style-name="P4">
“This week, prices have lost more than 1 UAH per liter. In some networks - by 3UAH. This is such a phenomenon when everyone is planning to earn in the spring and bring a lot <text:a xlink:type="simple" xlink:href="https://www.ukrinform.ua/tag-benzin" text:style-name="Internet_20_link" text:visited-style-name="Visited_20_Internet_20_Link">
</text:a>
. In this way, they only overwhelm the market. It all ends with the fact that fuel is trying to start as soon as possible to recover the money spent, ”he said.</text:p>
      <text:p text:style-name="P4">
Kuyun emphasized that there is also a reduction in the use of fuel: diesel consumption has decreased by about 30%, gasoline - approximately 20% and liquefied gas - almost twice.</text:p>
      <text:p text:style-name="P4">
<text:span text:style-name="T4">
 Read also: </text:span>
 <text:a xlink:type="simple" xlink:href="https://www.ukrinform.ua/rubric-economy/3693851-gurtovi-cini-na-palne-pocali-zrostati.html" text:style-name="Internet_20_link" text:visited-style-name="Visited_20_Internet_20_Link">
<text:span text:style-name="T4">
 fuel </text:span>
</text:a>
“Accordingly, everything in the aggregate has led to a decrease in fuel prices, which we dissect. In general, we see that this may not be the last reduction of this resource, because there is still a certain amount of safety of traders, ”said the director of the A95 consulting group.</text:p>
      <text:p text:style-name="P4">
As reported, Ukraine considers the possibility of creating a strategic fuel abroad, which will allow you to have guaranteed volumes of this resource to meet our needs.</text:p>
      <text:p text:style-name="P4">
News Source: <text:a xlink:type="simple" xlink:href="https://www.ukrinform.ua/rubric-economy/3695879-sposterigaetsa-tendencia-zmensenna-cin-na-palne-ekspert.html" text:style-name="Internet_20_link" text:visited-style-name="Visited_20_Internet_20_Link">
https://www.ukrinform.ua/rubric-economy/3695879-sposterigaetsa-tendencia-zmensenna-cin-na-palne-ekspert.html</text:a>
</text:p>
      <!--NEWS-->
      <text:h text:style-name="P10" text:outline-level="1">
<text:span text:style-name="T4">
Canada will rely on Ukraine's position on the question of the "peace plan" of China - Ambassador</text:span>
</text:h>
      <text:p text:style-name="P4">
Authors: Ukrinform (Person)</text:p>
      <text:p text:style-name="P4">
Publisher: Укринформ (Organization)</text:p>
      <text:p text:style-name="P4">
Published Time: 2023-04-14T15:01:43+03:00</text:p>
      <text:p text:style-name="P4">
Modified Time: 2023-04-14T15:01:43+03:00</text:p>
      <text:p text:style-name="P4">
Description: In the question of the "peace plan" of China, Canada will rely on the position of Ukraine. - Ukrinform.</text:p>
      <text:p text:style-name="P4">
Images: ["<text:a xlink:type="simple" xlink:href="https://static.ukrinform.com/photos/2022_12/thumb_files/630_360_1669916896-516.jpg" text:style-name="Internet_20_link" text:visited-style-name="Visited_20_Internet_20_Link">
630_360_16699...</text:a>
"]</text:p>
      <text:p text:style-name="P4">
Tags: ['Канада', 'Китай', 'Україна', 'Війна з росією']</text:p>
      <text:p text:style-name="P4">
Type: Article</text:p>
      <!--METADATA-->
      <text:p text:style-name="P4">
<draw:frame draw:style-name="fr1" draw:name="Image110" text:anchor-type="as-char" svg:width="6.9236in" svg:height="3.956343in" draw:z-index="0">
<draw:image xlink:href="../Images/yкринформ/2023-04-14T15-01-43-03-00/630_360_1669916896-516.jpg" xlink:type="simple" xlink:show="embed" xlink:actuate="onLoad" draw:mime-type="image/jpeg"/>
</draw:frame>
 У питанніставлення до "мирного плану" Китаю Канада спиратиметься на позицію України.</text:p>
      <text:p text:style-name="P4">
Як передає Укрінформ, про це заявила посол Канади в Україні Лариса Ґаладза в <text:a xlink:type="simple" xlink:href="http://interfax.com.ua/news/political/903976.html" text:style-name="Internet_20_link" text:visited-style-name="Visited_20_Internet_20_Link">
</text:a>
Interfax-Ukraine.</text:p>
      <text:p text:style-name="P4">
"As I understand, the president <text:a xlink:type="simple" xlink:href="https://www.ukrinform.ua/tag-zelenskij" text:style-name="Internet_20_link" text:visited-style-name="Visited_20_Internet_20_Link">
</text:a>
Readed to a direct conversation with President Xi Jinping about peace in Ukraine. We will be carefully observed and we will rely on this plan on the position of Ukraine, ”she said.</text:p>
      <text:p text:style-name="P4">
The Ambassador noted that the formula of the President of Zelensky contains elements of thestall and just peace, and these principles of Canada supported the UN General Assembly in February.</text:p>
      <text:p text:style-name="P4">
"And we have not just approved these principles. We also worked hard to support them hard to support them as many countries as possible," Galadz added.</text:p>
      <text:p text:style-name="P4">
<text:span text:style-name="T4">
 Read also: </text:span>
 <text:a xlink:type="simple" xlink:href="https://www.ukrinform.ua/rubric-polytics/3693897-dzaparova-zaprosila-indiu-priednatisa-do-formuli-miru-ta-iniciativi-grain-from-ukraine.html" text:style-name="Internet_20_link" text:visited-style-name="Visited_20_Internet_20_Link">
<text:span text:style-name="T4">
 formulas </text:span>
 <text:span text:style-name="T4">
 peace </text:span>
</text:a>
As it was reported, at the end of February <text:a xlink:type="simple" xlink:href="https://www.ukrinform.ua/rubric-polytics/3674373-mzs-kitau-opublikuvalo-poziciu-sodo-vreguluvanna-ukrainskoi-krizi-z-12-punktiv.html" text:style-name="Internet_20_link" text:visited-style-name="Visited_20_Internet_20_Link">
</text:a>
On the political settlement of the Ukrainian crisis ”from 12 points. They were discussed with the Russian leadership by the head of the PRC, the China Jinpingin during the visit to Moscow on March 20-23. This "position" of the PRC was skeptical of many countries.</text:p>
      <text:p text:style-name="P4">
News Source: <text:a xlink:type="simple" xlink:href="https://www.ukrinform.ua/rubric-polytics/3695907-kanada-spiratimetsa-na-poziciu-ukraini-v-pitanni-stavlenna-do-mirnogo-planu-kitau-posol.html" text:style-name="Internet_20_link" text:visited-style-name="Visited_20_Internet_20_Link">
https://www.ukrinform.ua/rubric-polytics/3695907-kanada-spiratimetsa-na-poziciu-ukraini-v-pitanni-stavlenna-do-mirnogo-planu-kitau-posol.html</text:a>
</text:p>
      <!--NEWS-->
      <text:h text:style-name="P10" text:outline-level="1">
<text:span text:style-name="T4">
Saknak in conversation with Zelensky reacted to video execution of Ukrainian military</text:span>
</text:h>
      <text:p text:style-name="P4">
Authors: Ukrinform (Person)</text:p>
      <text:p text:style-name="P4">
Publisher: Укринформ (Organization)</text:p>
      <text:p text:style-name="P4">
Published Time: 2023-04-14T15:02:00+03:00</text:p>
      <text:p text:style-name="P4">
Modified Time: 2023-04-14T15:02:00+03:00</text:p>
      <text:p text:style-name="P4">
Description: In a conversation with President of Ukraine Volodymyr Zelensky, Prime Minister Richa Snak reacted to video with the execution of a Ukrainian prisoner of war, saying that the guilty should be held accountable. - Ukrinform.</text:p>
      <text:p text:style-name="P4">
Images: ["<text:a xlink:type="simple" xlink:href="https://static.ukrinform.com/photos/2023_02/thumb_files/630_360_1675868088-778.jpeg" text:style-name="Internet_20_link" text:visited-style-name="Visited_20_Internet_20_Link">
630_360_16758...</text:a>
"]</text:p>
      <text:p text:style-name="P4">
Tags: ['Страта', 'Відеоролик', 'Зеленський', 'Війна з росією', 'Ріші Сунак']</text:p>
      <text:p text:style-name="P4">
Type: Article</text:p>
      <!--METADATA-->
      <text:p text:style-name="P4">
<draw:frame draw:style-name="fr1" draw:name="Image111" text:anchor-type="as-char" svg:width="6.9236in" svg:height="3.956343in" draw:z-index="0">
<draw:image xlink:href="../Images/yкринформ/2023-04-14T15-02-00-03-00/630_360_1675868088-778.jpeg" xlink:type="simple" xlink:show="embed" xlink:actuate="onLoad" draw:mime-type="image/jpeg"/>
</draw:frame>
In a conversation with the President of Ukraine by the President of Ukraine, Prime Minister of Great British, Richa Snak reacted to a video with the execution of a Ukrainian-bewildear, stating that the guilty should be held reference.</text:p>
      <text:p text:style-name="P4">
About it reports <text:a xlink:type="simple" xlink:href="http://news.sky.com/story/ukraine-war-latest-updates-putin-warning-finland-nato-wagner-12541713" text:style-name="Internet_20_link" text:visited-style-name="Visited_20_Internet_20_Link">
</text:a>
, reports Ukrinform.</text:p>
      <text:p text:style-name="P4">
"The video on which the Ukrainian soldier is beheaded is" terrible "and is guilty of being" held accountable, "said Rishsunak President of Ukraine," the TV channel reports.</text:p>
      <text:p text:style-name="P4">
In a telephone conversation with Zelensky Sakna, he also gave due effort to Ukrainian military in Bakhmut, when two leaders discussed the latest events.</text:p>
      <text:p text:style-name="P4">
"The leaders also discussed the efforts to accelerate military support for Ukraine, and the Prime Minister said that the United Kingdom and its allies should make sure that Ukraine has as much 'era.</text:p>
      <text:p text:style-name="P4">
<text:span text:style-name="T4">
 Read also: </text:span>
 <text:a xlink:type="simple" xlink:href="https://www.ukrinform.ua/rubric-ato/3695658-pidlij-i-varvarskij-vcinok-glava-mzs-niderlandiv-pro-stratu-rosianami-bijca-zsu.html" text:style-name="Internet_20_link" text:visited-style-name="Visited_20_Internet_20_Link">
<text:span text:style-name="T4">
 execution </text:span>
</text:a>
"This included an increase in NATO compatibility with both short -term and long -term," the statement said.</text:p>
      <text:p text:style-name="P4">
Zelensky reported the details of the conversation with the Prime Minister of Great Britain.</text:p>
      <text:p text:style-name="P4">
"He had a telephone conversation with Prime Minister Richa Sunak. They have been talking about the situation at the front, our defensive needs and strengthening support, and planned international events," Zelensky wrote.</text:p>
      <text:p text:style-name="P4">
He thanked the United Kingdom for condemning the inhuman execution of the Ukrainian.</text:p>
      <text:p text:style-name="P4">
"We have to stop the aggressor together and put an end to terror!" - said the president.</text:p>
      <text:p text:style-name="P4">
At the end of the conversation, the leaders agreed to remain in close contact.</text:p>
      <text:p text:style-name="P4">
<text:span text:style-name="T4">
 Read also: </text:span>
 <text:a xlink:type="simple" xlink:href="https://www.ukrinform.ua/rubric-ato/3695319-francia-z-zahom-sprijnala-video-strati-rosianami-ukrainskogo-vijskovogo.html" text:style-name="Internet_20_link" text:visited-style-name="Visited_20_Internet_20_Link">
<text:span text:style-name="T4">
 video </text:span>
</text:a>
As reported, in <text:a xlink:type="simple" xlink:href="https://www.ukrinform.ua/tag-internet" text:style-name="Internet_20_link" text:visited-style-name="Visited_20_Internet_20_Link">
</text:a>
The execution of Ukrainian defenders appeared. The Security Service of Ukraine has launched a pre -trial investigation on the video of how the Russians cut off the head of the Ukrainian. Law enforcement agencies of Ukraine take measures to establish individuals who have committed this terrible crime._ Photo illustrative _</text:p>
      <text:p text:style-name="P4">
News Source: <text:a xlink:type="simple" xlink:href="https://www.ukrinform.ua/rubric-ato/3695908-sunak-u-rozmovi-iz-zelenskim-vidreaguvav-na-video-strati-ukrainskogo-vijskovogo.html" text:style-name="Internet_20_link" text:visited-style-name="Visited_20_Internet_20_Link">
https://www.ukrinform.ua/rubric-ato/3695908-sunak-u-rozmovi-iz-zelenskim-vidreaguvav-na-video-strati-ukrainskogo-vijskovogo.html</text:a>
</text:p>
      <!--NEWS-->
      <text:h text:style-name="P10" text:outline-level="1">
<text:span text:style-name="T4">
"Minaj" won "Kryvbas" in the starting game of the 14th round of UPL</text:span>
</text:h>
      <text:p text:style-name="P4">
Authors: Ukrinform (Person)</text:p>
      <text:p text:style-name="P4">
Publisher: Укринформ (Organization)</text:p>
      <text:p text:style-name="P4">
Published Time: 2023-04-14T15:05:20+03:00</text:p>
      <text:p text:style-name="P4">
Modified Time: 2023-04-14T15:05:20+03:00</text:p>
      <text:p text:style-name="P4">
Description: Transcarpathian football players beat Kryvyi Rih Kryvbas at home (1-0) in the first match of the 21st round of the Ukrainian Football Championship among the Premier League clubs. - Ukrinform.</text:p>
      <text:p text:style-name="P4">
Images: ["<text:a xlink:type="simple" xlink:href="https://static.ukrinform.com/photos/2023_04/thumb_files/630_360_1681473836-957.jpg" text:style-name="Internet_20_link" text:visited-style-name="Visited_20_Internet_20_Link">
630_360_16814...</text:a>
"]</text:p>
      <text:p text:style-name="P4">
Tags: ['Футбол', 'Кривий Ріг', "Прем'єр-ліга", 'Минай']</text:p>
      <text:p text:style-name="P4">
Type: Article</text:p>
      <!--METADATA-->
      <text:p text:style-name="P4">
<draw:frame draw:style-name="fr1" draw:name="Image112" text:anchor-type="as-char" svg:width="6.9236in" svg:height="3.956343in" draw:z-index="0">
<draw:image xlink:href="../Images/yкринформ/2023-04-14T15-05-20-03-00/630_360_1681473836-957.jpg" xlink:type="simple" xlink:show="embed" xlink:actuate="onLoad" draw:mime-type="image/jpeg"/>
</draw:frame>
Football player "Minai" beat at home Kryvyi Rih "Kryvbas"(1:0)In the first top of the 21st round of the Ukrainian Football Championship among the Premier League clubs.</text:p>
      <text:p text:style-name="P4">
Oleg Vyshnevsky scored the ball in the 4th minute, Ukrinform reports.</text:p>
      <text:p text:style-name="P4">
The song of this game in "Minai" became 21 points(10th place in the table), Kryvbas has 28 left(7).</text:p>
      <text:p text:style-name="P4">
Нині триває поєдинок «Інгулець» (Petrova)- "Colossus"(Kovalivka). Сьогоднітакож пройде гра «Рух» (Lviv)- «Dynamo»(Kyiv).</text:p>
      <text:p text:style-name="P4">
У суботу, 15 квітня, відбудуться зустрічі між харківським «Металістом» тарівненським «Вереслм» (Start at 13.00), Lugansk Zorya and Dnipro-1(15.00), Kharkiv Metalist 1925 and Alexandria(15.00).</text:p>
      <text:p text:style-name="P4">
Завершиться 21-й тур у неділю, 16 квітня, поєдинками донецького «Шахтаря» і«Львова» (14.00), Odessa "Chernomorets" and Poltava "Vorskla"(15.00).</text:p>
      <text:p text:style-name="P4">
<text:span text:style-name="T4">
Читайте також:</text:span>
 <text:a xlink:type="simple" xlink:href="https://www.ukrinform.ua/rubric-sports/3695748-sogodni-startue-14j-tur-ukrainskoi-futbolnoi-premerligi.html" text:style-name="Internet_20_link" text:visited-style-name="Visited_20_Internet_20_Link">
 <text:span text:style-name="T4">
футбол</text:span>
 </text:a>
Leaders' position: Shakhtar - 49 points(After 20 games), Dnipro -1 - 45(19), Zorya - 40(20), «Dynamo» - 39(20), Alexandria - 32(19).</text:p>
      <text:p text:style-name="P4">
Фото: upl.ua.</text:p>
      <text:p text:style-name="P4">
News Source: <text:a xlink:type="simple" xlink:href="https://www.ukrinform.ua/rubric-sports/3695909-minaj-peremig-krivbas-u-startovij-gri-14go-turu-upl.html" text:style-name="Internet_20_link" text:visited-style-name="Visited_20_Internet_20_Link">
https://www.ukrinform.ua/rubric-sports/3695909-minaj-peremig-krivbas-u-startovij-gri-14go-turu-upl.html</text:a>
</text:p>
      <!--NEWS-->
      <text:h text:style-name="P10" text:outline-level="1">
<text:span text:style-name="T4">
The picture of a young Ukrainka decorated the juice rocket that goes to Jupiter</text:span>
</text:h>
      <text:p text:style-name="P4">
Authors: Ukrinform (Person)</text:p>
      <text:p text:style-name="P4">
Publisher: Укринформ (Organization)</text:p>
      <text:p text:style-name="P4">
Published Time: 2023-04-14T15:09:00+03:00</text:p>
      <text:p text:style-name="P4">
Modified Time: 2023-04-14T15:09:00+03:00</text:p>
      <text:p text:style-name="P4">
Description: On April 14, the Juice will leave Jupiter, sent by the European Space Agency as part of a special mission. The rocket housing depicts a picture of a young Ukrainian Yarina Zakaluzhnaya. - Ukrinform.</text:p>
      <text:p text:style-name="P4">
Images: ["<text:a xlink:type="simple" xlink:href="https://static.ukrinform.com/photos/2023_04/thumb_files/630_360_1681473872-135.jpeg" text:style-name="Internet_20_link" text:visited-style-name="Visited_20_Internet_20_Link">
630_360_16814...</text:a>
", "<text:a xlink:type="simple" xlink:href="https://static.ukrinform.com/photos/2023_04/1681473866-386.jpeg" text:style-name="Internet_20_link" text:visited-style-name="Visited_20_Internet_20_Link">
1681473866-38...</text:a>
"]</text:p>
      <text:p text:style-name="P4">
Tags: ['Конкурс', 'Україна', 'Юпітер']</text:p>
      <text:p text:style-name="P4">
Type: Article</text:p>
      <!--METADATA-->
      <text:p text:style-name="P4">
<draw:frame draw:style-name="fr1" draw:name="Image113" text:anchor-type="as-char" svg:width="6.9236in" svg:height="3.956343in" draw:z-index="0">
<draw:image xlink:href="../Images/yкринформ/2023-04-14T15-09-00-03-00/630_360_1681473872-135.jpeg" xlink:type="simple" xlink:show="embed" xlink:actuate="onLoad" draw:mime-type="image/jpeg"/>
</draw:frame>
On April 14, Jupiter will leave the Juice rocket sent by the European Space Agency as part of a special mission. The rocket housing depicts a drawing Ukrainian Yarina Source.</text:p>
      <text:p text:style-name="P4">
As Ukrinform reports, it reports <text:a xlink:type="simple" xlink:href="http://news.sky.com/story/ukraine-russia-war-latest-putins-forces-have-built-formidable-obstacles-for-ukraine-in-regaining-territory-12541713" text:style-name="Internet_20_link" text:visited-style-name="Visited_20_Internet_20_Link">
</text:a>
.</text:p>
      <text:p text:style-name="P4">
As noted, <text:a xlink:type="simple" xlink:href="https://www.ukrinform.ua/tag-evropa" text:style-name="Internet_20_link" text:visited-style-name="Visited_20_Internet_20_Link">
</text:a>
It is prepared for the start of the first special mission for Jupiter - the largest planet of the sunny system.</text:p>
      <text:p text:style-name="P4">
It is planned that the European Space Agency(ESA)Today will send a set of its rocket-researcher of icy satellites of Jupiter(more famous).</text:p>
      <text:p text:style-name="P4">
Це хвилюючий день для ентузіастів космосу, а також для Ярини Закалюжної,дівчинки з України, чий малюнок зображено на корпусі ракети.</text:p>
      <text:p text:style-name="P4">
Малюнок Ярини із зображенням Юпітера, його крижаних супутників та Землі, атакож самої ракети став переможцем мистецького конкурсу Juice up your rocket!у 2021 році.</text:p>
      <text:p text:style-name="P4">
<draw:frame draw:style-name="fr1" draw:name="Image114" text:anchor-type="as-char" svg:width="6.9236in" svg:height="4.895202in" draw:z-index="0">
<draw:image xlink:href="../Images/yкринформ/2023-04-14T15-09-00-03-00/1681473866-386.jpeg" xlink:type="simple" xlink:show="embed" xlink:actuate="onLoad" draw:mime-type="image/jpeg"/>
</draw:frame>
<text:span text:style-name="T4">
 Read also: </text:span>
 <text:a xlink:type="simple" xlink:href="https://www.ukrinform.ua/rubric-technology/3695715-gelikopter-ingenuity-zdijsniv-50j-polit-na-marsi-i-vstanoviv-novij-rekord.html" text:style-name="Internet_20_link" text:visited-style-name="Visited_20_Internet_20_Link">
</text:a>
The Jupiter Icy Moons Explorer mission, or if briefly Juice, will look for the life of Jupiter's covered satellites - Europe, Ganimedi and Kalisto. Launching should be rolled on April 13, but because of bad weather and the risk of lightning, it was postponed Friday, April 14. The start is scheduled for 15:14 for Kiev.</text:p>
      <text:p text:style-name="P4">
Photo: Europe Space Agency</text:p>
      <text:p text:style-name="P4">
News Source: <text:a xlink:type="simple" xlink:href="https://www.ukrinform.ua/rubric-technology/3695910-malunok-unoi-ukrainki-prikrasiv-raketu-juice-so-pramue-do-upitera.html" text:style-name="Internet_20_link" text:visited-style-name="Visited_20_Internet_20_Link">
https://www.ukrinform.ua/rubric-technology/3695910-malunok-unoi-ukrainki-prikrasiv-raketu-juice-so-pramue-do-upitera.html</text:a>
</text:p>
      <!--NEWS-->
      <text:h text:style-name="P10" text:outline-level="1">
<text:span text:style-name="T4">
Tankers, Easter helmets and Dnipro spill</text:span>
</text:h>
      <text:p text:style-name="P4">
Authors: Ukrinform (Person)</text:p>
      <text:p text:style-name="P4">
Publisher: Укринформ (Organization)</text:p>
      <text:p text:style-name="P4">
Published Time: 2023-04-14T15:10:00+03:00</text:p>
      <text:p text:style-name="P4">
Modified Time: 2023-04-14T15:10:00+03:00</text:p>
      <text:p text:style-name="P4">
Description: Ukraine continues to resist the full -scale invasion of the Russian Federation. Life during the war captures Ukrinform photo resumpts. - Ukrinform.</text:p>
      <text:p text:style-name="P4">
Images: ["<text:a xlink:type="simple" xlink:href="https://static.ukrinform.com/photos/2023_04/thumb_files/630_360_1681461799-150.jpg" text:style-name="Internet_20_link" text:visited-style-name="Visited_20_Internet_20_Link">
630_360_16814...</text:a>
", "<text:a xlink:type="simple" xlink:href="https://static.ukrinform.com/photos/2023_04/1681461757-359.jpg" text:style-name="Internet_20_link" text:visited-style-name="Visited_20_Internet_20_Link">
1681461757-35...</text:a>
", "<text:a xlink:type="simple" xlink:href="https://static.ukrinform.com/photos/2023_04/1681461813-285.jpg" text:style-name="Internet_20_link" text:visited-style-name="Visited_20_Internet_20_Link">
1681461813-28...</text:a>
", "<text:a xlink:type="simple" xlink:href="https://static.ukrinform.com/photos/2023_04/1681461811-985.jpg" text:style-name="Internet_20_link" text:visited-style-name="Visited_20_Internet_20_Link">
1681461811-98...</text:a>
", "<text:a xlink:type="simple" xlink:href="https://static.ukrinform.com/photos/2023_04/1681461758-393.jpg" text:style-name="Internet_20_link" text:visited-style-name="Visited_20_Internet_20_Link">
1681461758-39...</text:a>
", "<text:a xlink:type="simple" xlink:href="https://static.ukrinform.com/photos/2023_04/1681461759-455.jpg" text:style-name="Internet_20_link" text:visited-style-name="Visited_20_Internet_20_Link">
1681461759-45...</text:a>
", "<text:a xlink:type="simple" xlink:href="https://static.ukrinform.com/photos/2023_04/1681461772-486.jpg" text:style-name="Internet_20_link" text:visited-style-name="Visited_20_Internet_20_Link">
1681461772-48...</text:a>
", "<text:a xlink:type="simple" xlink:href="https://static.ukrinform.com/photos/2023_04/1681461773-378.jpg" text:style-name="Internet_20_link" text:visited-style-name="Visited_20_Internet_20_Link">
1681461773-37...</text:a>
", "<text:a xlink:type="simple" xlink:href="https://static.ukrinform.com/photos/2023_04/1681461814-667.jpg" text:style-name="Internet_20_link" text:visited-style-name="Visited_20_Internet_20_Link">
1681461814-66...</text:a>
", "<text:a xlink:type="simple" xlink:href="https://static.ukrinform.com/photos/2023_04/1681461787-429.jpg" text:style-name="Internet_20_link" text:visited-style-name="Visited_20_Internet_20_Link">
1681461787-42...</text:a>
", "<text:a xlink:type="simple" xlink:href="https://static.ukrinform.com/photos/2023_04/1681461813-849.jpg" text:style-name="Internet_20_link" text:visited-style-name="Visited_20_Internet_20_Link">
1681461813-84...</text:a>
", "<text:a xlink:type="simple" xlink:href="https://static.ukrinform.com/photos/2023_04/1681461774-759.jpg" text:style-name="Internet_20_link" text:visited-style-name="Visited_20_Internet_20_Link">
1681461774-75...</text:a>
", "<text:a xlink:type="simple" xlink:href="https://static.ukrinform.com/photos/2023_04/1681461785-125.jpg" text:style-name="Internet_20_link" text:visited-style-name="Visited_20_Internet_20_Link">
1681461785-12...</text:a>
", "<text:a xlink:type="simple" xlink:href="https://static.ukrinform.com/photos/2023_04/1681461786-621.jpg" text:style-name="Internet_20_link" text:visited-style-name="Visited_20_Internet_20_Link">
1681461786-62...</text:a>
", "<text:a xlink:type="simple" xlink:href="https://static.ukrinform.com/photos/2023_04/1681461801-552.jpg" text:style-name="Internet_20_link" text:visited-style-name="Visited_20_Internet_20_Link">
1681461801-55...</text:a>
", "<text:a xlink:type="simple" xlink:href="https://static.ukrinform.com/photos/2023_04/1681461785-473.jpeg" text:style-name="Internet_20_link" text:visited-style-name="Visited_20_Internet_20_Link">
1681461785-47...</text:a>
", "<text:a xlink:type="simple" xlink:href="https://static.ukrinform.com/photos/2023_04/1681461800-468.jpg" text:style-name="Internet_20_link" text:visited-style-name="Visited_20_Internet_20_Link">
1681461800-46...</text:a>
", "<text:a xlink:type="simple" xlink:href="https://static.ukrinform.com/photos/2023_04/1681461758-897.jpg" text:style-name="Internet_20_link" text:visited-style-name="Visited_20_Internet_20_Link">
1681461758-89...</text:a>
", "<text:a xlink:type="simple" xlink:href="https://static.ukrinform.com/photos/2023_04/1681461799-150.jpg" text:style-name="Internet_20_link" text:visited-style-name="Visited_20_Internet_20_Link">
1681461799-15...</text:a>
", "<text:a xlink:type="simple" xlink:href="https://static.ukrinform.com/photos/2023_04/1681461812-302.jpg" text:style-name="Internet_20_link" text:visited-style-name="Visited_20_Internet_20_Link">
1681461812-30...</text:a>
", "<text:a xlink:type="simple" xlink:href="https://static.ukrinform.com/photos/2023_04/1681461774-581.jpg" text:style-name="Internet_20_link" text:visited-style-name="Visited_20_Internet_20_Link">
1681461774-58...</text:a>
"]</text:p>
      <text:p text:style-name="P4">
Tags: ['Дніпро', 'Фото', 'МВС', 'Обстріл', 'Танк', 'Великдень', 'ЗСУ', 'Військові', 'Війна з росією', 'Рятувальники']</text:p>
      <text:p text:style-name="P4">
Type: Article</text:p>
      <!--METADATA-->
      <text:p text:style-name="P4">
<draw:frame draw:style-name="fr1" draw:name="Image115" text:anchor-type="as-char" svg:width="6.9236in" svg:height="3.956343in" draw:z-index="0">
<draw:image xlink:href="../Images/yкринформ/2023-04-14T15-10-00-03-00/630_360_1681461799-150.jpg" xlink:type="simple" xlink:show="embed" xlink:actuate="onLoad" draw:mime-type="image/jpeg"/>
</draw:frame>
Ukraine precisely withstand the full -scale invasion of the Russian Federation. Life during the war will be recorded by photojournalists of Ukrinform.</text:p>
      <text:p text:style-name="P4">
What got into lenses this week - see a selection of photos.</text:p>
      <text:p text:style-name="P4">
<draw:frame draw:style-name="fr1" draw:name="Image116" text:anchor-type="as-char" svg:width="6.9236in" svg:height="5.070896in" draw:z-index="0">
<draw:image xlink:href="../Images/yкринформ/2023-04-14T15-10-00-03-00/1681461757-359.jpg" xlink:type="simple" xlink:show="embed" xlink:actuate="onLoad" draw:mime-type="image/jpeg"/>
</draw:frame>
_ Photo: Ruslananyuk _</text:p>
      <text:p text:style-name="P4">
On Sofia Square there was an exhibition of drawings of children of prisoners of Ukrainian defenders "I am waiting for you ...", which was organized by the families of prisoners of the aggressor country to draw attention to those who still remain in the Russian field and wait for the exchange, Kiev, April 8, 2023.</text:p>
      <text:p text:style-name="P4">
<draw:frame draw:style-name="fr1" draw:name="Image117" text:anchor-type="as-char" svg:width="6.9236in" svg:height="4.602912in" draw:z-index="0">
<draw:image xlink:href="../Images/yкринформ/2023-04-14T15-10-00-03-00/1681461813-285.jpg" xlink:type="simple" xlink:show="embed" xlink:actuate="onLoad" draw:mime-type="image/jpeg"/>
</draw:frame>
_ Photo: Dmytrosmolynko _</text:p>
      <text:p text:style-name="P4">
A woman near the rocket attack by Russian troops, Zaporizhzhia, April 9, 2023, as a result of rocket firing.</text:p>
      <text:p text:style-name="P4">
<draw:frame draw:style-name="fr1" draw:name="Image118" text:anchor-type="as-char" svg:width="6.9236in" svg:height="4.602912in" draw:z-index="0">
<draw:image xlink:href="../Images/yкринформ/2023-04-14T15-10-00-03-00/1681461811-985.jpg" xlink:type="simple" xlink:show="embed" xlink:actuate="onLoad" draw:mime-type="image/jpeg"/>
</draw:frame>
_ Photo: Dmytrosmolynko _</text:p>
      <text:p text:style-name="P4">
The man, along with the Russian occupiers destroyed by the Constellation Gymnasium, on which the earthy struck at least 4 times, Orikhiv, Zaporizhzhya region, April 122023.</text:p>
      <text:p text:style-name="P4">
<draw:frame draw:style-name="fr1" draw:name="Image119" text:anchor-type="as-char" svg:width="6.9236in" svg:height="4.615733in" draw:z-index="0">
<draw:image xlink:href="../Images/yкринформ/2023-04-14T15-10-00-03-00/1681461758-393.jpg" xlink:type="simple" xlink:show="embed" xlink:actuate="onLoad" draw:mime-type="image/jpeg"/>
</draw:frame>
_ Photo: Yuliayannikov _</text:p>
      <text:p text:style-name="P4">
The building in the city in Donetsk, April 9, 2023, was destroyed as a result of Russian shelling.</text:p>
      <text:p text:style-name="P4">
<draw:frame draw:style-name="fr1" draw:name="Image120" text:anchor-type="as-char" svg:width="6.9236in" svg:height="4.615733in" draw:z-index="0">
<draw:image xlink:href="../Images/yкринформ/2023-04-14T15-10-00-03-00/1681461759-455.jpg" xlink:type="simple" xlink:show="embed" xlink:actuate="onLoad" draw:mime-type="image/jpeg"/>
</draw:frame>
 _ Фото: ЮліяОвсяннікова  _</text:p>
      <text:p text:style-name="P4">
Евакуаційний реанімобіль та п’ятиповерхівки, пошкоджені внаслідок обстрілувійськами рф Часового Яру, Донецька область, 10 квітня 2023 року.</text:p>
      <text:p text:style-name="P4">
<draw:frame draw:style-name="fr1" draw:name="Image121" text:anchor-type="as-char" svg:width="6.9236in" svg:height="4.615733in" draw:z-index="0">
<draw:image xlink:href="../Images/yкринформ/2023-04-14T15-10-00-03-00/1681461772-486.jpg" xlink:type="simple" xlink:show="embed" xlink:actuate="onLoad" draw:mime-type="image/jpeg"/>
</draw:frame>
_ Photo: Yuliayannikov _</text:p>
      <text:p text:style-name="P4">
The dog is on the threshold of damaged shelling of the house, the time of the ravine, the Donetsk region, on April 10, 2023.</text:p>
      <text:p text:style-name="P4">
<draw:frame draw:style-name="fr1" draw:name="Image122" text:anchor-type="as-char" svg:width="6.9236in" svg:height="4.615733in" draw:z-index="0">
<draw:image xlink:href="../Images/yкринформ/2023-04-14T15-10-00-03-00/1681461773-378.jpg" xlink:type="simple" xlink:show="embed" xlink:actuate="onLoad" draw:mime-type="image/jpeg"/>
</draw:frame>
_ Photo: Yuliayannikov _</text:p>
      <text:p text:style-name="P4">
The inscription "Donbas is Ukraine" on the wall of the building, time of ravines, Donetsk region, 10th 2023.</text:p>
      <text:p text:style-name="P4">
<draw:frame draw:style-name="fr1" draw:name="Image123" text:anchor-type="as-char" svg:width="6.9236in" svg:height="4.602912in" draw:z-index="0">
<draw:image xlink:href="../Images/yкринформ/2023-04-14T15-10-00-03-00/1681461814-667.jpg" xlink:type="simple" xlink:show="embed" xlink:actuate="onLoad" draw:mime-type="image/jpeg"/>
</draw:frame>
_ Photo: Dmytrosmolynko _</text:p>
      <text:p text:style-name="P4">
The woman goes past the "preserved" house that was mutilated as a result of Russian shelling, Zaporozhye, April 11, 2023.</text:p>
      <text:p text:style-name="P4">
<draw:frame draw:style-name="fr1" draw:name="Image124" text:anchor-type="as-char" svg:width="6.9236in" svg:height="4.602912in" draw:z-index="0">
<draw:image xlink:href="../Images/yкринформ/2023-04-14T15-10-00-03-00/1681461787-429.jpg" xlink:type="simple" xlink:show="embed" xlink:actuate="onLoad" draw:mime-type="image/jpeg"/>
</draw:frame>
_ Photo: Dmytrosmolynko _</text:p>
      <text:p text:style-name="P4">
Ukrainian T-72 tanks during offensive training, April 5, 2023.</text:p>
      <text:p text:style-name="P4">
<draw:frame draw:style-name="fr1" draw:name="Image125" text:anchor-type="as-char" svg:width="6.9236in" svg:height="4.602912in" draw:z-index="0">
<draw:image xlink:href="../Images/yкринформ/2023-04-14T15-10-00-03-00/1681461813-849.jpg" xlink:type="simple" xlink:show="embed" xlink:actuate="onLoad" draw:mime-type="image/jpeg"/>
</draw:frame>
_ Photo: Dmytrosmolynko _</text:p>
      <text:p text:style-name="P4">
<draw:frame draw:style-name="fr1" draw:name="Image126" text:anchor-type="as-char" svg:width="6.9236in" svg:height="4.615733in" draw:z-index="0">
<draw:image xlink:href="../Images/yкринформ/2023-04-14T15-10-00-03-00/1681461774-759.jpg" xlink:type="simple" xlink:show="embed" xlink:actuate="onLoad" draw:mime-type="image/jpeg"/>
</draw:frame>
_ Photo: Yuliayannikov _</text:p>
      <text:p text:style-name="P4">
The fighters of the consolidated group of UAV operators headed by commander Oleksimsinelnkov(Schumacher's call sign)In the tactical group of armed forces "Adam", which serve in the Bakhmut direction, Donetsk region, April 12, 2023.</text:p>
      <text:p text:style-name="P4">
<draw:frame draw:style-name="fr1" draw:name="Image127" text:anchor-type="as-char" svg:width="6.9236in" svg:height="4.609323in" draw:z-index="0">
<draw:image xlink:href="../Images/yкринформ/2023-04-14T15-10-00-03-00/1681461785-125.jpg" xlink:type="simple" xlink:show="embed" xlink:actuate="onLoad" draw:mime-type="image/jpeg"/>
</draw:frame>
_ Photo: Albertcoshelev _</text:p>
      <text:p text:style-name="P4">
Participants in the celebration of Palm Sunday, Zaporizhzhia, April 9, 2023.</text:p>
      <text:p text:style-name="P4">
<draw:frame draw:style-name="fr1" draw:name="Image128" text:anchor-type="as-char" svg:width="6.9236in" svg:height="4.615733in" draw:z-index="0">
<draw:image xlink:href="../Images/yкринформ/2023-04-14T15-10-00-03-00/1681461786-621.jpg" xlink:type="simple" xlink:show="embed" xlink:actuate="onLoad" draw:mime-type="image/jpeg"/>
</draw:frame>
_ Photo: Yevgenkotenko _</text:p>
      <text:p text:style-name="P4">
The clergy during the Divine Liturgy on the occasion of the holiday of the entrance to Jerusalem at the Patriarchal Cathedral of the Resurrection of Christ, Kiev, April 9, 2023.</text:p>
      <text:p text:style-name="P4">
<draw:frame draw:style-name="fr1" draw:name="Image129" text:anchor-type="as-char" svg:width="6.9236in" svg:height="4.615733in" draw:z-index="0">
<draw:image xlink:href="../Images/yкринформ/2023-04-14T15-10-00-03-00/1681461801-552.jpg" xlink:type="simple" xlink:show="embed" xlink:actuate="onLoad" draw:mime-type="image/jpeg"/>
</draw:frame>
_ Photo: Yurrylchuk _</text:p>
      <text:p text:style-name="P4">
The woman sells willow branches during the celebration of Palm Sunday at the Maidanisheptytsky, Ivano-Frankivsk, April 9, 2023.</text:p>
      <text:p text:style-name="P4">
<draw:frame draw:style-name="fr1" draw:name="Image130" text:anchor-type="as-char" svg:width="6.9236in" svg:height="4.615733in" draw:z-index="0">
<draw:image xlink:href="../Images/yкринформ/2023-04-14T15-10-00-03-00/1681461785-473.jpeg" xlink:type="simple" xlink:show="embed" xlink:actuate="onLoad" draw:mime-type="image/jpeg"/>
</draw:frame>
_ Photo: Cyrillochubotin _</text:p>
      <text:p text:style-name="P4">
Participants in the Divine Liturgy on the occasion of Palm Sunday in a refectory near the temples of Anthony and Theodosius Pechersky on the territory of Pechersky in the territory of Kievo-Pechersk Lavra, Kiev, April 9, 2023.</text:p>
      <text:p text:style-name="P4">
<draw:frame draw:style-name="fr1" draw:name="Image131" text:anchor-type="as-char" svg:width="6.9236in" svg:height="5.314504in" draw:z-index="0">
<draw:image xlink:href="../Images/yкринформ/2023-04-14T15-10-00-03-00/1681461800-468.jpg" xlink:type="simple" xlink:show="embed" xlink:actuate="onLoad" draw:mime-type="image/jpeg"/>
</draw:frame>
_ Photo: Juliusozul _</text:p>
      <text:p text:style-name="P4">
Girls are photographed in the territory of the Ancient Flea Market, Odesa, April 8, 2023.</text:p>
      <text:p text:style-name="P4">
<draw:frame draw:style-name="fr1" draw:name="Image132" text:anchor-type="as-char" svg:width="6.9236in" svg:height="4.07082in" draw:z-index="0">
<draw:image xlink:href="../Images/yкринформ/2023-04-14T15-10-00-03-00/1681461758-897.jpg" xlink:type="simple" xlink:show="embed" xlink:actuate="onLoad" draw:mime-type="image/jpeg"/>
</draw:frame>
_ Photo: Ruslananyuk _</text:p>
      <text:p text:style-name="P4">
Participants of solemn events on the occasion of the issue of cadets of higher education institutions of the Ministry of Internal Affairs of Ukraine, Kyiv, April 12, 2023.</text:p>
      <text:p text:style-name="P4">
<draw:frame draw:style-name="fr1" draw:name="Image133" text:anchor-type="as-char" svg:width="6.9236in" svg:height="4.602912in" draw:z-index="0">
<draw:image xlink:href="../Images/yкринформ/2023-04-14T15-10-00-03-00/1681461799-150.jpg" xlink:type="simple" xlink:show="embed" xlink:actuate="onLoad" draw:mime-type="image/jpeg"/>
</draw:frame>
_ Photo: Dmytrosmolynko _</text:p>
      <text:p text:style-name="P4">
The rescuer holds the improvised Easter baskets, made by Izhalomes, which Zaporizhzhya employees of the SES brought to the point of indomitability of the Primfront Orichi, Zaporizhzhya region, April 12, 2023.</text:p>
      <text:p text:style-name="P4">
<draw:frame draw:style-name="fr1" draw:name="Image134" text:anchor-type="as-char" svg:width="6.9236in" svg:height="4.602912in" draw:z-index="0">
<draw:image xlink:href="../Images/yкринформ/2023-04-14T15-10-00-03-00/1681461812-302.jpg" xlink:type="simple" xlink:show="embed" xlink:actuate="onLoad" draw:mime-type="image/jpeg"/>
</draw:frame>
_ Photo: Dmytrosmolynko _</text:p>
      <text:p text:style-name="P4">
Military servicemen decorate gingerbread during the Easter action "from the heart". Baked gingerbread and painted Easter eggs will transfer the urehabilitation center for children with disabilities in gratitude and support. Zaporizhzhya region, April 13, 2023.</text:p>
      <text:p text:style-name="P4">
<draw:frame draw:style-name="fr1" draw:name="Image135" text:anchor-type="as-char" svg:width="6.9236in" svg:height="4.615733in" draw:z-index="0">
<draw:image xlink:href="../Images/yкринформ/2023-04-14T15-10-00-03-00/1681461774-581.jpg" xlink:type="simple" xlink:show="embed" xlink:actuate="onLoad" draw:mime-type="image/jpeg"/>
</draw:frame>
_ Photo: Yevgenkotenko _</text:p>
      <text:p text:style-name="P4">
News Source: <text:a xlink:type="simple" xlink:href="https://www.ukrinform.ua/rubric-society/3695836-viskil-tankistiv-velikodni-kaski-ta-rozliv-dnipra.html" text:style-name="Internet_20_link" text:visited-style-name="Visited_20_Internet_20_Link">
https://www.ukrinform.ua/rubric-society/3695836-viskil-tankistiv-velikodni-kaski-ta-rozliv-dnipra.html</text:a>
</text:p>
      <!--NEWS-->
      <text:h text:style-name="P10" text:outline-level="1">
<text:span text:style-name="T4">
Moravetsky does not rule out that the Russian Federation against Ukraine will last for several years</text:span>
</text:h>
      <text:p text:style-name="P4">
Authors: Ukrinform (Person)</text:p>
      <text:p text:style-name="P4">
Publisher: Укринформ (Organization)</text:p>
      <text:p text:style-name="P4">
Published Time: 2023-04-14T15:11:00+03:00</text:p>
      <text:p text:style-name="P4">
Modified Time: 2023-04-14T15:11:00+03:00</text:p>
      <text:p text:style-name="P4">
Description: Polish Prime Minister Mateusz Moravetsky believes that Russia's war against Ukraine can take several years. - Ukrinform.</text:p>
      <text:p text:style-name="P4">
Images: ["<text:a xlink:type="simple" xlink:href="https://static.ukrinform.com/photos/2022_11/thumb_files/630_360_1669454871-813.jpg" text:style-name="Internet_20_link" text:visited-style-name="Visited_20_Internet_20_Link">
630_360_16694...</text:a>
"]</text:p>
      <text:p text:style-name="P4">
Tags: ['Польща', 'Україна', 'Моравецький', 'Війна з росією']</text:p>
      <text:p text:style-name="P4">
Type: Article</text:p>
      <!--METADATA-->
      <text:p text:style-name="P4">
<draw:frame draw:style-name="fr1" draw:name="Image136" text:anchor-type="as-char" svg:width="6.9236in" svg:height="3.956343in" draw:z-index="0">
<draw:image xlink:href="../Images/yкринформ/2023-04-14T15-11-00-03-00/630_360_1669454871-813.jpg" xlink:type="simple" xlink:show="embed" xlink:actuate="onLoad" draw:mime-type="image/jpeg"/>
</draw:frame>
Polish Prime Minister Mateusz Moravetsky believes that Russia's war against Ukraine can be managed for several years.</text:p>
      <text:p text:style-name="P4">
As Ukrinform reports, he said in an interview <text:a xlink:type="simple" xlink:href="https://www.facebook.com/MeetThePress/videos/724195389706824/" text:style-name="Internet_20_link" text:visited-style-name="Visited_20_Internet_20_Link">
</text:a>
.</text:p>
      <text:p text:style-name="P4">
"We do not calculate a certain date, but simply observe the fact that it is on the front, on the battlefield.(https://www.ukrinform.ua/tag-ukraina)”, - said Moravetsky.</text:p>
      <text:p text:style-name="P4">
Asked if this war can last for several years, the Polish Prime Minister replied that it was possible.</text:p>
      <text:p text:style-name="P4">
<text:span text:style-name="T4">
 Read also: </text:span>
 <text:a xlink:type="simple" xlink:href="https://www.ukrinform.ua/rubric-ato/3695588-porazka-ukraini-oznacatime-kinec-zolotogo-viku-zahodu-moraveckij.html" text:style-name="Internet_20_link" text:visited-style-name="Visited_20_Internet_20_Link">
<text:span text:style-name="T4">
 Moravetsky </text:span>
</text:a>
As reported <text:a xlink:type="simple" xlink:href="https://www.ukrinform.ua/rubric-world/3695805-nimeccina-dozvolila-polsi-peredati-ukraini-pat-vinisuvaciv-mig29.html" text:style-name="Internet_20_link" text:visited-style-name="Visited_20_Internet_20_Link">
</text:a>
, On April 13, the Government approved Poland's application for export to Ukraine by Mig-29 fighters of the former GDR.</text:p>
      <text:p text:style-name="P4">
Earlier, Poland has already handed over eight MiG-29 aircraft to Ukraine.</text:p>
      <text:p text:style-name="P4">
News Source: <text:a xlink:type="simple" xlink:href="https://www.ukrinform.ua/rubric-polytics/3695911-moraveckij-ne-viklucae-so-vijna-rf-proti-ukraini-trivatime-kilka-rokiv.html" text:style-name="Internet_20_link" text:visited-style-name="Visited_20_Internet_20_Link">
https://www.ukrinform.ua/rubric-polytics/3695911-moraveckij-ne-viklucae-so-vijna-rf-proti-ukraini-trivatime-kilka-rokiv.html</text:a>
</text:p>
      <!--NEWS-->
      <text:h text:style-name="P10" text:outline-level="1">
<text:span text:style-name="T4">
In the occupied Crimea, well -known human rights defenders were deprived of law status</text:span>
</text:h>
      <text:p text:style-name="P4">
Authors: Ukrinform (Person)</text:p>
      <text:p text:style-name="P4">
Publisher: Укринформ (Organization)</text:p>
      <text:p text:style-name="P4">
Published Time: 2023-04-14T15:16:00+03:00</text:p>
      <text:p text:style-name="P4">
Modified Time: 2023-04-14T15:16:00+03:00</text:p>
      <text:p text:style-name="P4">
Description: In the temporarily occupied Crimea on the claim of the so -called "Bar Chamber of Crimea", the lawyer's licenses of Lily Hemedja and Kamilev's recesses were canceled. - Ukrinform.</text:p>
      <text:p text:style-name="P4">
Images: ["<text:a xlink:type="simple" xlink:href="https://static.ukrinform.com/photos/2017_05/thumb_files/630_360_1494432026-9526.jpg" text:style-name="Internet_20_link" text:visited-style-name="Visited_20_Internet_20_Link">
630_360_14944...</text:a>
"]</text:p>
      <text:p text:style-name="P4">
Tags: ['Адвокат', 'Окупація Криму', 'Правозахисники', 'Війна з росією']</text:p>
      <text:p text:style-name="P4">
Type: Article</text:p>
      <!--METADATA-->
      <text:p text:style-name="P4">
<draw:frame draw:style-name="fr1" draw:name="Image137" text:anchor-type="as-char" svg:width="6.9236in" svg:height="3.956343in" draw:z-index="0">
<draw:image xlink:href="../Images/yкринформ/2023-04-14T15-16-00-03-00/630_360_1494432026-9526.jpg" xlink:type="simple" xlink:show="embed" xlink:actuate="onLoad" draw:mime-type="image/jpeg"/>
</draw:frame>
Summary of the occupied Crimea on the lawsuit of the so -called "Bar Chamber of Crimea", the lawyer's licenses Lily Hemedzhi and Kamilev's recesses were canceled.</text:p>
      <text:p text:style-name="P4">
Now lawyers cannot participate in criminal cases, defend their clients, represent them during the pre -trial investigation and in the courts, reports in <text:a xlink:type="simple" xlink:href="https://t.me/ppuark/2537" text:style-name="Internet_20_link" text:visited-style-name="Visited_20_Internet_20_Link">
</text:a>
Representation of the President of Ukraine to Crimea, Ukrinform reports.</text:p>
      <text:p text:style-name="P4">
“Another attempt of the Russian Federation illegally terminate the professional activity of independent advocates in the temporarily occupied <text:a xlink:type="simple" xlink:href="https://www.ukrinform.ua/tag-krim" text:style-name="Internet_20_link" text:visited-style-name="Visited_20_Internet_20_Link">
</text:a>
In order to allow them to protect illegally imprisoned citizens of Ukraine - under the claim of the "Bar Chamber of Crimea" the lawyer licenses of Liligamezhi and Kiamilev's restaema are canceled, ”the message reads.</text:p>
      <text:p text:style-name="P4">
It is noted that the “Bar Chamber” made it through a counterclaim when human rights activists tried to become members of this Chamber, because they are engaged in political prisoners in temporarily occupied Crimea.</text:p>
      <text:p text:style-name="P4">
Lily Hemedja and the Result Kamilev tried to challenge the refusal to accept their students in court, but the Crimean “Bar Chamber” submitted a deprivation of deprivation of their licenses.</text:p>
      <text:p text:style-name="P4">
<text:span text:style-name="T4">
 Read also: </text:span>
 <text:a xlink:type="simple" xlink:href="https://www.ukrinform.ua/rubric-crimea/3694063-zasudzenij-u-krimu-gromadanskij-zurnalistci-danilovic-obmezili-dostup-do-materialiv-ii-spravi.html" text:style-name="Internet_20_link" text:visited-style-name="Visited_20_Internet_20_Link">
<text:span text:style-name="T4">
 Crimea </text:span>
</text:a>
The representative office noted that the pressure and persecution of independent lawyers defending Ukrainian citizens, from the occupation administrations, have not been crimbing for the first year, but have increased significantly with the beginning of a large -scale invasion.</text:p>
      <text:p text:style-name="P4">
As reported <text:a xlink:type="simple" xlink:href="https://www.ukrinform.ua/rubric-crimea/3658345-cerez-politicni-peresliduvanna-u-krimu-za-gratami-perebuvaut-sonajmense-149-ukrainciv.html" text:style-name="Internet_20_link" text:visited-style-name="Visited_20_Internet_20_Link">
</text:a>
, due to politically motivated persecution, which Russian invaders do in temporarily occupied Crimea, at least 149 citizens of Ukraine are in places.</text:p>
      <text:p text:style-name="P4">
News Source: <text:a xlink:type="simple" xlink:href="https://www.ukrinform.ua/rubric-crimea/3695914-v-okupovanomu-krimu-vidomih-pravozahisnikiv-pozbavili-advokatskogo-statusu.html" text:style-name="Internet_20_link" text:visited-style-name="Visited_20_Internet_20_Link">
https://www.ukrinform.ua/rubric-crimea/3695914-v-okupovanomu-krimu-vidomih-pravozahisnikiv-pozbavili-advokatskogo-statusu.html</text:a>
</text:p>
      <!--NEWS-->
      <text:h text:style-name="P10" text:outline-level="1">
<text:span text:style-name="T4">
Zavatskaya lost Creychik in the Billi Cup match Gin King</text:span>
</text:h>
      <text:p text:style-name="P4">
Authors: Ukrinform (Person)</text:p>
      <text:p text:style-name="P4">
Publisher: Укринформ (Organization)</text:p>
      <text:p text:style-name="P4">
Published Time: 2023-04-14T15:18:38+03:00</text:p>
      <text:p text:style-name="P4">
Modified Time: 2023-04-14T15:18:38+03:00</text:p>
      <text:p text:style-name="P4">
Description: The tennis players of Ukraine with a total score of 0: 2 are inferior to the Czech team after the first game Day of the World Final of the Billy Cup of the Billy Cup Gin King. - Ukrinform.</text:p>
      <text:p text:style-name="P4">
Images: ["<text:a xlink:type="simple" xlink:href="https://static.ukrinform.com/photos/2023_04/thumb_files/630_360_1681474585-179.jpg" text:style-name="Internet_20_link" text:visited-style-name="Visited_20_Internet_20_Link">
630_360_16814...</text:a>
"]</text:p>
      <text:p text:style-name="P4">
Tags: ['Чехія', 'Теніс', 'Збірна України', 'Жінки']</text:p>
      <text:p text:style-name="P4">
Type: Article</text:p>
      <!--METADATA-->
      <text:p text:style-name="P4">
<draw:frame draw:style-name="fr1" draw:name="Image138" text:anchor-type="as-char" svg:width="6.9236in" svg:height="3.956343in" draw:z-index="0">
<draw:image xlink:href="../Images/yкринформ/2023-04-14T15-18-38-03-00/630_360_1681474585-179.jpg" xlink:type="simple" xlink:show="embed" xlink:actuate="onLoad" draw:mime-type="image/jpeg"/>
</draw:frame>
Tennis playing Ukraine with a total score of 0: 2 is inferior to the Czech team after the first game Day of the World Final of the Billy Ginkling Cup.</text:p>
      <text:p text:style-name="P4">
In the second duel Katarin Zavatskaya(№261 WTA)She lost the 12th "rackets" of the Barbory Krachikov - 4: 6, 3: 6, passing Ukrinform.</text:p>
      <text:p text:style-name="P4">
The rivals were spent on the court for 1 hour 47 minutes.</text:p>
      <text:p text:style-name="P4">
As reported by Ukrinform, in the first game Marta Kostyuk(№38 WTA)lost marketers(82)- 2: 6, 1: 6.</text:p>
      <text:p text:style-name="P4">
In the tomorrow's first meeting of the second Igor's Day, Kostyuk will play Zrechikova.</text:p>
      <text:p text:style-name="P4">
<text:span text:style-name="T4">
 Read also: </text:span>
 <text:a xlink:type="simple" xlink:href="https://www.ukrinform.ua/rubric-sports/3695824-kostuk-prograla-vondrousovij-na-starti-tenisnogo-matcu-ukraina-cehia.html" text:style-name="Internet_20_link" text:visited-style-name="Visited_20_Internet_20_Link">
<text:span text:style-name="T4">
 tennis </text:span>
</text:a>
The winner of the match meeting in early November will play Billy King King Cup in the World Bank. The losing national team will go to the playback.</text:p>
      <text:p text:style-name="P4">
Photo: btu.org.</text:p>
      <text:p text:style-name="P4">
News Source: <text:a xlink:type="simple" xlink:href="https://www.ukrinform.ua/rubric-sports/3695916-zavacka-prograla-krejcikovij-u-matci-kubka-billi-dzin-king.html" text:style-name="Internet_20_link" text:visited-style-name="Visited_20_Internet_20_Link">
https://www.ukrinform.ua/rubric-sports/3695916-zavacka-prograla-krejcikovij-u-matci-kubka-billi-dzin-king.html</text:a>
</text:p>
      <!--NEWS-->
      <text:h text:style-name="P10" text:outline-level="1">
<text:span text:style-name="T4">
Ukrainian refugees in Poland are convinced that after the war, Polish-Ukrainian relations will be better</text:span>
</text:h>
      <text:p text:style-name="P4">
Authors: Ukrinform (Person)</text:p>
      <text:p text:style-name="P4">
Publisher: Укринформ (Organization)</text:p>
      <text:p text:style-name="P4">
Published Time: 2023-04-14T15:21:00+03:00</text:p>
      <text:p text:style-name="P4">
Modified Time: 2023-04-14T15:21:00+03:00</text:p>
      <text:p text:style-name="P4">
Description: The vast majority of Ukrainian refugees in Poland (89%) have no doubt that after the war, Polish-Ukrainian relations will be better than before full-scale aggression. Only 6% of respondents believe that relations between Poland and Ukraine will not change. - Ukrinform.</text:p>
      <text:p text:style-name="P4">
Images: ["<text:a xlink:type="simple" xlink:href="https://static.ukrinform.com/photos/2023_04/thumb_files/630_360_1681471232-869.jpg" text:style-name="Internet_20_link" text:visited-style-name="Visited_20_Internet_20_Link">
630_360_16814...</text:a>
"]</text:p>
      <text:p text:style-name="P4">
Tags: ['Опитування', 'Польща', 'Біженці', 'Війна з росією']</text:p>
      <text:p text:style-name="P4">
Type: Article</text:p>
      <!--METADATA-->
      <text:p text:style-name="P4">
<draw:frame draw:style-name="fr1" draw:name="Image139" text:anchor-type="as-char" svg:width="6.9236in" svg:height="3.956343in" draw:z-index="0">
<draw:image xlink:href="../Images/yкринформ/2023-04-14T15-21-00-03-00/630_360_1681471232-869.jpg" xlink:type="simple" xlink:show="embed" xlink:actuate="onLoad" draw:mime-type="image/jpeg"/>
</draw:frame>
The vast majority of Ukrainian refugees in Poland(89%)There is no doubt that the after-end of the war of Polish-Ukrainian relations will be better than before the beginning of full-scale aggression. Only 6% of respondents believe that relations between the interior and Ukraine will not change.</text:p>
      <text:p text:style-name="P4">
This is evidenced by the survey "Military Refugees from Ukraine. Year in Poland ”, conducted by the EWL migration platform and the center of Eastern European Studio University at the request of the office of the Prime Minister of Poland, Ukrinform reports.</text:p>
      <text:p text:style-name="P4">
The authors of the study assure that such a vision is a consequence of support for taolidarity with Ukraine of Polish society in the first days of Russian tinigence. These are specific measures for assistance to Ukraine and Ukrainians on the side of the central authorities of the RP, local self -government bodies, entrepreneurs and public organizations.</text:p>
      <text:p text:style-name="P4">
<text:span text:style-name="T4">
 Read also: </text:span>
 <text:a xlink:type="simple" xlink:href="https://www.ukrinform.ua/rubric-diaspora/3695850-bilsist-bizenciv-z-ukraini-zalisautsa-u-polsi-na-velikden-doslidzenna.html" text:style-name="Internet_20_link" text:visited-style-name="Visited_20_Internet_20_Link">
<text:span text:style-name="T4">
 most </text:span>
 <text:span text:style-name="T4">
 refugee </text:span>
 <text:span text:style-name="T4">
 Ukraine </text:span>
 <text:span text:style-name="T4">
 </text:span>
 remain <text:span text:style-name="T4">
<text:span text:style-name="T5">
* Poland </text:span>
* </text:span>
 <text:span text:style-name="T4">
 Easter </text:span>
 <text:span text:style-name="T4">
 </text:span>
 research **</text:a>
“And, of course, the support of the entire Polish people, who became involved in the help of a full -scale invasion. Many Poles still live with Ukraine from Ukraine. For example, large women who are difficult to rent a housing expense, ” - Chairman of the Board of EWL Migration Platform Andrzej Korkus.</text:p>
      <text:p text:style-name="P4">
He noted that he was known for examples when women from the north or south of Ukraine had already returned home, when it became more or less safe, but in the winter, the enhanced shelling and the exclusion of light went to Polish families again, who had already taken them and invited them to wait for a difficult time. In his opinion, all this strengthens relations between countries at the human level.</text:p>
      <text:p text:style-name="P4">
“Of course, Ukrainian refugees see how active Poland is fighting for Ukraine at the same level - political, military, diplomatic. In turn, they hear the Poles with the fascination with the heroic struggle and endurance of Ukrainians, ”Corcus said.</text:p>
      <text:p text:style-name="P4">
<text:span text:style-name="T4">
 Read also: </text:span>
 <text:a xlink:type="simple" xlink:href="https://www.ukrinform.ua/rubric-world/3687653-u-polsi-vidbulasa-kampania-podaki-za-pidtrimku-ukrainciv.html" text:style-name="Internet_20_link" text:visited-style-name="Visited_20_Internet_20_Link">
<text:span text:style-name="T4">
 Poland </text:span>
 <text:span text:style-name="T4">
 </text:span>
 <text:span text:style-name="T4">
 </text:span>
 <text:span text:style-name="T4">
 campaign </text:span>
 <text:span text:style-name="T4">
 Thanks </text:span>
<text:span text:style-name="T4">
 Support </text:span>
 <text:span text:style-name="T4">
 </text:span>
 Ukrainians **</text:a>
</text:p>
      <text:p text:style-name="P4">
Poll "Military Refugees from Ukraine. The year in Poland ”was held by the EWL migration platform, the EWL Foundation and the Center for Eastern European Studies of the Warsaw University on February 10-16, 2023 to order the office of the Prime Minister. In total, 34 Polish cities interviewed 400 citizens of Ukraine who had taken to Poland after February 24, 2022.</text:p>
      <text:p text:style-name="P4">
According to preliminary data, in Poland can now be up to 3-3.5 million citizens of Ukraine, of which 1-1.2 million arrived after the start of a full-scale invasion of Russia in Ukraine last February last year.</text:p>
      <text:p text:style-name="P4">
Recall Poland in 2022 <text:a xlink:type="simple" xlink:href="https://www.ukrinform.ua/rubric-economy/3686060-polsa-torik-vidilila-ukraini-dopomogi-majze-na-7-milardiv.html" text:style-name="Internet_20_link" text:visited-style-name="Visited_20_Internet_20_Link">
</text:a>
To help Ukraine and Ukrainians about 1% of the GDP of the country- up to 30 billion zlotys(Almost $ 7 billion.).</text:p>
      <text:p text:style-name="P4">
News Source: <text:a xlink:type="simple" xlink:href="https://www.ukrinform.ua/rubric-diaspora/3695884-ukrainski-bizenci-u-polsi-perekonani-so-pisla-vijni-polskoukrainski-vzaemini-budut-krasimi.html" text:style-name="Internet_20_link" text:visited-style-name="Visited_20_Internet_20_Link">
https://www.ukrinform.ua/rubric-diaspora/3695884-ukrainski-bizenci-u-polsi-perekonani-so-pisla-vijni-polskoukrainski-vzaemini-budut-krasimi.html</text:a>
</text:p>
      <!--NEWS-->
      <text:h text:style-name="P10" text:outline-level="1">
<text:span text:style-name="T4">
Xiaomi on the List of International Sponsors of War: We are for peace around the world</text:span>
</text:h>
      <text:p text:style-name="P4">
Authors: Ukrinform (Person)</text:p>
      <text:p text:style-name="P4">
Publisher: Укринформ (Organization)</text:p>
      <text:p text:style-name="P4">
Published Time: 2023-04-14T15:22:00+03:00</text:p>
      <text:p text:style-name="P4">
Modified Time: 2023-04-14T15:22:00+03:00</text:p>
      <text:p text:style-name="P4">
Description: The Chinese company Xiaomi Corporation has responded to the decision of the National Anti -Corruption Agency for its introduction to the list of international sponsors of war. They stated that they are in favor of "peace around the world." - Ukrinform.</text:p>
      <text:p text:style-name="P4">
Images: ["<text:a xlink:type="simple" xlink:href="https://static.ukrinform.com/photos/2020_05/thumb_files/630_360_1589616436-284.jpg" text:style-name="Internet_20_link" text:visited-style-name="Visited_20_Internet_20_Link">
630_360_15896...</text:a>
"]</text:p>
      <text:p text:style-name="P4">
Tags: ['НАЗК', 'Технології', 'Xiaomi', 'Війна з росією']</text:p>
      <text:p text:style-name="P4">
Type: Article</text:p>
      <!--METADATA-->
      <text:p text:style-name="P4">
<draw:frame draw:style-name="fr1" draw:name="Image140" text:anchor-type="as-char" svg:width="6.9236in" svg:height="3.956343in" draw:z-index="0">
<draw:image xlink:href="../Images/yкринформ/2023-04-14T15-22-00-03-00/630_360_1589616436-284.jpg" xlink:type="simple" xlink:show="embed" xlink:actuate="onLoad" draw:mime-type="image/jpeg"/>
</draw:frame>
The Chinese company Xiaomi Corporation responded to the decision of the National Agency for Corruption Come on its introduction to the list of international sponsors of war. They stated that they were in favor of "peace around the world".</text:p>
      <text:p text:style-name="P4">
About it reports Ukrinform with reference to <text:a xlink:type="simple" xlink:href="https://www.mi.com/global/discover/article" text:style-name="Internet_20_link" text:visited-style-name="Visited_20_Internet_20_Link">
</text:a>
.</text:p>
      <text:p text:style-name="P4">
“We are categorically opposed(NACC)The fact that we are an "international sponsor of war". We will support any hostilities. We fully support peace throughout the world. Our mission is to allow everyone in the world to enjoy a better life with the sort of innovative technologies, ”the statement reads.</text:p>
      <text:p text:style-name="P4">
The company has said that every consumer in the world is entitled to access the internet and information on the Internet.</text:p>
      <text:p text:style-name="P4">
It emphasized that Xiaomi has a business in more than 100 countries and the regions of all laws and rules in each jurisdiction where it works.</text:p>
      <text:p text:style-name="P4">
As reported <text:a xlink:type="simple" xlink:href="https://www.ukrinform.ua/rubric-economy/3695576-ukraina-vnesla-kompaniu-xiaomi-do-pereliku-miznarodnih-sponsoriv-vijni.html" text:style-name="Internet_20_link" text:visited-style-name="Visited_20_Internet_20_Link">
</text:a>
On the eve of the National Agency for the Prevention of Corruption, the Holidays of the Xiaomi Corporation to the list of international sponsor.</text:p>
      <text:p text:style-name="P4">
<text:span text:style-name="T4">
 Read also: </text:span>
 <text:a xlink:type="simple" xlink:href="https://www.ukrinform.ua/rubric-economy/3689598-nazk-vneslo-do-pereliku-miznarodnih-sponsoriv-vijni-providnu-budivelnu-kompaniu-kitau.html" text:style-name="Internet_20_link" text:visited-style-name="Visited_20_Internet_20_Link">
<text:span text:style-name="T4">
 sponsors </text:span>
</text:a>
The reason for the list of international sponsors of the war was that the company not only continued its work in the Russian Federation after full-scale interaction, but still remains the leader in the sales of smartphones in the terrorist state.</text:p>
      <text:p text:style-name="P4">
Thus, during 2022, Xiaomi doubled its share of the market and now there are leader sales of smartphones in Russia. In July 2022, Xiaomi and its sub -Brand was occupied by 42% of the Russian smartphone market, having first in terms of sales.</text:p>
      <text:p text:style-name="P4">
News Source: <text:a xlink:type="simple" xlink:href="https://www.ukrinform.ua/rubric-technology/3695917-xiaomi-pro-vnesenna-do-spisku-miznarodnih-sponsoriv-vijni-mi-za-mir-u-vsomu-sviti.html" text:style-name="Internet_20_link" text:visited-style-name="Visited_20_Internet_20_Link">
https://www.ukrinform.ua/rubric-technology/3695917-xiaomi-pro-vnesenna-do-spisku-miznarodnih-sponsoriv-vijni-mi-za-mir-u-vsomu-sviti.html</text:a>
</text:p>
      <!--NEWS-->
      <text:h text:style-name="P10" text:outline-level="1">
<text:span text:style-name="T4">
SPMU re-exhibited the privatization of Belgorod-Dnestrovsky Port</text:span>
</text:h>
      <text:p text:style-name="P4">
Authors: Ukrinform (Person)</text:p>
      <text:p text:style-name="P4">
Publisher: Укринформ (Organization)</text:p>
      <text:p text:style-name="P4">
Published Time: 2023-04-14T15:27:45+03:00</text:p>
      <text:p text:style-name="P4">
Modified Time: 2023-04-14T15:27:45+03:00</text:p>
      <text:p text:style-name="P4">
Description: The State Property Fund will be re-exposed for privatization "Belgorod-Dnestrovsky Maritime Trade Port" due to non-payment by the buyer of funds for the object. - Ukrinform.</text:p>
      <text:p text:style-name="P4">
Images: ["<text:a xlink:type="simple" xlink:href="https://static.ukrinform.com/photos/2019_03/thumb_files/630_360_1553081163-640.jpg" text:style-name="Internet_20_link" text:visited-style-name="Visited_20_Internet_20_Link">
630_360_15530...</text:a>
"]</text:p>
      <text:p text:style-name="P4">
Tags: ['Аукціон', 'ФДМУ', 'Морпорт']</text:p>
      <text:p text:style-name="P4">
Type: Article</text:p>
      <!--METADATA-->
      <text:p text:style-name="P4">
<draw:frame draw:style-name="fr1" draw:name="Image141" text:anchor-type="as-char" svg:width="6.9236in" svg:height="3.956343in" draw:z-index="0">
<draw:image xlink:href="../Images/yкринформ/2023-04-14T15-27-45-03-00/630_360_1553081163-640.jpg" xlink:type="simple" xlink:show="embed" xlink:actuate="onLoad" draw:mime-type="image/jpeg"/>
</draw:frame>
Fund state property will re-privatize the Belgorod-Dnestrovsky Commercial Port because of non-payment by the buyer of funds for the object.</text:p>
      <text:p text:style-name="P4">
About it reports Ukrinform with reference to the press service <text:a xlink:type="simple" xlink:href="https://www.spfu.gov.ua/ua/news/9627.html" text:style-name="Internet_20_link" text:visited-style-name="Visited_20_Internet_20_Link">
</text:a>
.</text:p>
      <text:p text:style-name="P4">
"The State Property Fund will be re-exposed for privatization" Belgorod-Dnestrovsky Maritime Trade Port ". Past <text:a xlink:type="simple" xlink:href="https://www.ukrinform.ua/tag-aukcion" text:style-name="Internet_20_link" text:visited-style-name="Visited_20_Internet_20_Link">
</text:a>
The port selling did not take place because the winner was not paid for the object, ”the Verification said.</text:p>
      <text:p text:style-name="P4">
<text:span text:style-name="T4">
 Read also: </text:span>
 <text:a xlink:type="simple" xlink:href="https://www.ukrinform.ua/rubric-economy/3690232-u-berezni-fond-derzmajna-zaluciv-ponad-627-miljoniv-vid-privatizacijnih-aukcioniv.html" text:style-name="Internet_20_link" text:visited-style-name="Visited_20_Internet_20_Link">
</text:a>
As reported, on March 13, the State Property Fund <text:a xlink:type="simple" xlink:href="https://www.ukrinform.ua/rubric-ato/3681776-fond-derzmajna-z-drugoi-sprobi-prodav-bilgoroddnistrovskij-port.html" text:style-name="Internet_20_link" text:visited-style-name="Visited_20_Internet_20_Link">
</text:a>
Belgorod-Dnestrovsky Marine Trading Port for over UAH 220 million.</text:p>
      <text:p text:style-name="P4">
The port is located on the western bank of the Dniester estuary. The state of 2022 of the enterprise's debts amounted to UAH 104 million - they should be extinguished by the buyer.</text:p>
      <text:p text:style-name="P4">
News Source: <text:a xlink:type="simple" xlink:href="https://www.ukrinform.ua/rubric-economy/3695918-fdmu-povtorno-vistavit-na-privatizaciu-bilgoroddnistrovskij-port.html" text:style-name="Internet_20_link" text:visited-style-name="Visited_20_Internet_20_Link">
https://www.ukrinform.ua/rubric-economy/3695918-fdmu-povtorno-vistavit-na-privatizaciu-bilgoroddnistrovskij-port.html</text:a>
</text:p>
      <!--NEWS-->
      <text:h text:style-name="P10" text:outline-level="1">
<text:span text:style-name="T4">
Ukraine's accession to NATO will be a victory for all and catastrophe for the Russian Federation - Yatsenyuk about the statement of Le Pen</text:span>
</text:h>
      <text:p text:style-name="P4">
Authors: Ukrinform (Person)</text:p>
      <text:p text:style-name="P4">
Publisher: Укринформ (Organization)</text:p>
      <text:p text:style-name="P4">
Published Time: 2023-04-14T15:28:52+03:00</text:p>
      <text:p text:style-name="P4">
Modified Time: 2023-04-14T15:28:52+03:00</text:p>
      <text:p text:style-name="P4">
Description: French Presidential Excreation Statements Marin Le Pen about the end of war scenarios in Ukraine is a boil that cannot be missed because it will be spread throughout Europe. - Ukrinform.</text:p>
      <text:p text:style-name="P4">
Images: ["<text:a xlink:type="simple" xlink:href="https://static.ukrinform.com/photos/2021_03/thumb_files/630_360_1615391126-880.jpg" text:style-name="Internet_20_link" text:visited-style-name="Visited_20_Internet_20_Link">
630_360_16153...</text:a>
"]</text:p>
      <text:p text:style-name="P4">
Tags: ['Яценюк', 'Ле Пен', 'Україна', 'Війна з росією']</text:p>
      <text:p text:style-name="P4">
Type: Article</text:p>
      <!--METADATA-->
      <text:p text:style-name="P4">
<draw:frame draw:style-name="fr1" draw:name="Image142" text:anchor-type="as-char" svg:width="6.9236in" svg:height="3.956343in" draw:z-index="0">
<draw:image xlink:href="../Images/yкринформ/2023-04-14T15-28-52-03-00/630_360_1615391126-880.jpg" xlink:type="simple" xlink:show="embed" xlink:actuate="onLoad" draw:mime-type="image/jpeg"/>
</draw:frame>
French Presidential Presidential Statement Marin Le Pen about the end of war scenarios to Ukraine is a boil that cannot be missed because it will be spread in Europe.</text:p>
      <text:p text:style-name="P4">
This was emphasized by the Expremy Minister of Ukraine, the chairman of the Kiev Security Forum Arseniy Yatsenyuk, commenting on the words of Le Pen that "the victory of Russia is BUDGASTrophe, and the victory of Ukraine will mean entering the NATO war and solving the world", Ukrinform reports with reference to <text:a xlink:type="simple" xlink:href="http://ksf.openukraine.org/ua/news/2608-vstup-ukrajini-v-natobude-peremogoju-dlya-vsih-i-katastrofoju-dlya-rosijsykoji-imperijiarsenij-jacenyuk-pro-zajavu-le-pen" text:style-name="Internet_20_link" text:visited-style-name="Visited_20_Internet_20_Link">
</text:a>
KBF.</text:p>
      <text:p text:style-name="P4">
"What Le Pen says is the modern repetition of the Munich conspiracy's logic with a nickname in 1938. They also thought: if Hitler wins, it will be all-in-catastrophe. But if Czechoslovakia repels, then the Great War will. The conspiracy was signed. The war began. One of the first inpalafranation, ”he emphasized.</text:p>
      <text:p text:style-name="P4">
Yatsenyuk stated that “the victory of Ukraine is the liberation of our land from the enemy of the enemy in <text:a xlink:type="simple" xlink:href="https://www.ukrinform.ua/tag-nato" text:style-name="Internet_20_link" text:visited-style-name="Visited_20_Internet_20_Link">
</text:a>
”.</text:p>
      <text:p text:style-name="P4">
“Want peace? Support Ukraine with all possible forces and, without spending time, take to the North Atlantic Alliance. Stop throwing empty words in the second year of a full -scale invasion and spreading the world of imagination. Showing a common enemy that you have a true force to protect the just wick system, ”the CBF chairman said.</text:p>
      <text:p text:style-name="P4">
He is convinced that the war will end when the Ukrainian flag will rise as a flag of a full member of the Alliance before NATO's headquarters. And it will be a victory for everyone. And the catastrophe is for the Russian Imperia, ”Yatsenyuk said.</text:p>
      <text:p text:style-name="P4">
<text:span text:style-name="T4">
 Read also: </text:span>
 <text:a xlink:type="simple" xlink:href="https://www.ukrinform.ua/rubric-polytics/3695899-u-mzs-ukraini-vidreaguvali-na-zaavu-orbana-sama-ugorsina-otrimue-cimali-grosi-vid-es.html" text:style-name="Internet_20_link" text:visited-style-name="Visited_20_Internet_20_Link">
<text:span text:style-name="T4">
 Orban </text:span>
</text:a>
</text:p>
      <text:p text:style-name="P4">
News Source: <text:a xlink:type="simple" xlink:href="https://www.ukrinform.ua/rubric-polytics/3695919-vstup-ukraini-v-nato-bude-peremogou-dla-vsih-i-katastrofou-dla-rf-acenuk-pro-zaavu-le-pen.html" text:style-name="Internet_20_link" text:visited-style-name="Visited_20_Internet_20_Link">
https://www.ukrinform.ua/rubric-polytics/3695919-vstup-ukraini-v-nato-bude-peremogou-dla-vsih-i-katastrofou-dla-rf-acenuk-pro-zaavu-le-pen.html</text:a>
</text:p>
      <!--NEWS-->
      <text:h text:style-name="P10" text:outline-level="1">
<text:span text:style-name="T4">
Bukovina beat Chernihiv-SHVSM in the first league match</text:span>
</text:h>
      <text:p text:style-name="P4">
Authors: Ukrinform (Person)</text:p>
      <text:p text:style-name="P4">
Publisher: Укринформ (Organization)</text:p>
      <text:p text:style-name="P4">
Published Time: 2023-04-14T15:34:31+03:00</text:p>
      <text:p text:style-name="P4">
Modified Time: 2023-04-14T15:34:31+03:00</text:p>
      <text:p text:style-name="P4">
Description: The players of Chernivtsi "Bukovina" won the Chernihiv-SHVSM club (3: 1) in the starting game of the 2nd round of the second stage of the Ukrainian Championship among the clubs of the First League. - Ukrinform.</text:p>
      <text:p text:style-name="P4">
Images: ["<text:a xlink:type="simple" xlink:href="https://static.ukrinform.com/photos/2023_04/thumb_files/630_360_1681475578-255.jpg" text:style-name="Internet_20_link" text:visited-style-name="Visited_20_Internet_20_Link">
630_360_16814...</text:a>
"]</text:p>
      <text:p text:style-name="P4">
Tags: ['Буковина', 'Футбол', 'перша ліга', 'Чернігів']</text:p>
      <text:p text:style-name="P4">
Type: Article</text:p>
      <!--METADATA-->
      <text:p text:style-name="P4">
<draw:frame draw:style-name="fr1" draw:name="Image143" text:anchor-type="as-char" svg:width="6.9236in" svg:height="3.956343in" draw:z-index="0">
<draw:image xlink:href="../Images/yкринформ/2023-04-14T15-34-31-03-00/630_360_1681475578-255.jpg" xlink:type="simple" xlink:show="embed" xlink:actuate="onLoad" draw:mime-type="image/jpeg"/>
</draw:frame>
The Bukovina football player won the Chernihiv-SHVSM club on Friday(3:1)The Ustart Game of the 2nd round of the second stage of the Championship of Ukraine among the clubs of First League.</text:p>
      <text:p text:style-name="P4">
Goals: Ilya Skrypnyk(4 minute), Cyril Prokopchuk Cyril(80), Mikhailosergiychuk(83)- Anatoly Romanchenko(67, with a penalty), reports Ukrinform.</text:p>
      <text:p text:style-name="P4">
Leaders in the disposal group: "Chernihiv -SHVSM" - 14 points, "Skoruk"(Tomakivka) -12, «Буковина» - 11.</text:p>
      <text:p text:style-name="P4">
Лідери - «Буковина» - 14 очок.«Чернігів-ШВСМ» - 14, «Скорук» (Tomakivka)- 12.</text:p>
      <text:p text:style-name="P4">
<text:span text:style-name="T4">
 Read also: </text:span>
 <text:a xlink:type="simple" xlink:href="https://www.ukrinform.ua/rubric-sports/3695759-futbol-u-persij-lizi-u-subotu-vidbudutsa-dva-matci.html" text:style-name="Internet_20_link" text:visited-style-name="Visited_20_Internet_20_Link">
</text:a>
In the champion group the top three teams look like this: "Obolon"(Kyiv)- 17 -way, "Polesie"(Zhytomyr)- 16, LNZ(Cherkasy)- eleven.</text:p>
      <text:p text:style-name="P4">
Photo: Facebook.com/fscbc.</text:p>
      <text:p text:style-name="P4">
News Source: <text:a xlink:type="simple" xlink:href="https://www.ukrinform.ua/rubric-sports/3695922-bukovina-obigrala-cernigivsvsm-u-matci-persoi-ligi.html" text:style-name="Internet_20_link" text:visited-style-name="Visited_20_Internet_20_Link">
https://www.ukrinform.ua/rubric-sports/3695922-bukovina-obigrala-cernigivsvsm-u-matci-persoi-ligi.html</text:a>
</text:p>
      <!--NEWS-->
      <text:h text:style-name="P10" text:outline-level="1">
<text:span text:style-name="T4">
Ukraine is concentrated on the preparation of a counter -offensive - Shmigal</text:span>
</text:h>
      <text:p text:style-name="P4">
Authors: Ukrinform (Person)</text:p>
      <text:p text:style-name="P4">
Publisher: Укринформ (Organization)</text:p>
      <text:p text:style-name="P4">
Published Time: 2023-04-14T15:39:30+03:00</text:p>
      <text:p text:style-name="P4">
Modified Time: 2023-04-14T15:39:30+03:00</text:p>
      <text:p text:style-name="P4">
Description: The Ukrainian authorities are now focused on the preparation of a counter -offensive for the release of their territories from Russian invaders. - Ukrinform.</text:p>
      <text:p text:style-name="P4">
Images: ["<text:a xlink:type="simple" xlink:href="https://static.ukrinform.com/photos/2023_03/thumb_files/630_360_1677850992-592.jpg" text:style-name="Internet_20_link" text:visited-style-name="Visited_20_Internet_20_Link">
630_360_16778...</text:a>
"]</text:p>
      <text:p text:style-name="P4">
Tags: ['США', 'Шмигаль', 'Війна з росією', 'Контрнаступ']</text:p>
      <text:p text:style-name="P4">
Type: Article</text:p>
      <!--METADATA-->
      <text:p text:style-name="P4">
<draw:frame draw:style-name="fr1" draw:name="Image144" text:anchor-type="as-char" svg:width="6.9236in" svg:height="3.956343in" draw:z-index="0">
<draw:image xlink:href="../Images/yкринформ/2023-04-14T15-39-30-03-00/630_360_1677850992-592.jpg" xlink:type="simple" xlink:show="embed" xlink:actuate="onLoad" draw:mime-type="image/jpeg"/>
</draw:frame>
The Ukrainian Cavorure is now focused on the preparation of a counter -offensive to release its territories from Russian invaders.</text:p>
      <text:p text:style-name="P4">
According to Ukrinform, this is in an interview with the American TV channel <text:a xlink:type="simple" xlink:href="https://www.foxnews.com/video/6324988099112" text:style-name="Internet_20_link" text:visited-style-name="Visited_20_Internet_20_Link">
</text:a>
Prime Minister Denyshigal said.</text:p>
      <text:p text:style-name="P4">
“We are merged with our partners, especially the US. And I am sure that we are now on the right way for the counter -offensive, we will release the rest of the territories, we will win, and this is the main thing. We are now focused on the preparations of our counter -offensive, together with our partners, especially with the United States, ”he said.” He said.</text:p>
      <text:p text:style-name="P4">
<text:span text:style-name="T4">
 Read also: </text:span>
 <text:a xlink:type="simple" xlink:href="https://www.ukrinform.ua/rubric-ato/3695634-zsu-maut-ne-odin-variant-rozvitku-podij-na-fronti-danilov.html" text:style-name="Internet_20_link" text:visited-style-name="Visited_20_Internet_20_Link">
</text:a>
The prime minister added that the Ukrainian authorities are concentrated on the preparation of a counter-offensive, despite Russian psychological and information operations.</text:p>
      <text:p text:style-name="P4">
Schmigal also thanked all Americans, the US President and Congress of Zavian care and strong support for Ukraine.</text:p>
      <text:p text:style-name="P4">
<text:span text:style-name="T4">
 Read also: </text:span>
 <text:a xlink:type="simple" xlink:href="https://www.ukrinform.ua/rubric-ato/3694666-ukraina-vze-mae-bagato-mozlivostej-sobi-dosagti-uspihu-ostin.html" text:style-name="Internet_20_link" text:visited-style-name="Visited_20_Internet_20_Link">
<text:span text:style-name="T4">
 counter -offensive </text:span>
</text:a>
He noted that the Ukrainian authorities report to donors for the assistance received. “We report on each dollar received. We send administration reports(Biden - Ed.), For the World Bank for every dollar that Ukraine receives a departing. We are accountable, transparent and reforms in the country. We are very responsible for this support from the United States, ”said <text:a xlink:type="simple" xlink:href="https://www.ukrinform.ua/tag-smigal" text:style-name="Internet_20_link" text:visited-style-name="Visited_20_Internet_20_Link">
</text:a>
.</text:p>
      <text:p text:style-name="P4">
As reported by Ukrinform, <text:a xlink:type="simple" xlink:href="https://www.ukrinform.ua/rubric-economy/3695643-smigal-u-ssa-dopomoga-ukraini-ce-investicia-u-novij-svit-bez-agresii.html" text:style-name="Internet_20_link" text:visited-style-name="Visited_20_Internet_20_Link">
</text:a>
 .</text:p>
      <text:p text:style-name="P4">
News Source: <text:a xlink:type="simple" xlink:href="https://www.ukrinform.ua/rubric-ato/3695923-ukraina-skoncentrovana-na-pidgotovci-kontrnastupu-smigal.html" text:style-name="Internet_20_link" text:visited-style-name="Visited_20_Internet_20_Link">
https://www.ukrinform.ua/rubric-ato/3695923-ukraina-skoncentrovana-na-pidgotovci-kontrnastupu-smigal.html</text:a>
</text:p>
      <!--NEWS-->
      <text:h text:style-name="P10" text:outline-level="1">
<text:span text:style-name="T4">
WARNING!Children are wanted</text:span>
</text:h>
      <text:p text:style-name="P4">
Authors: Ukrinform (Person)</text:p>
      <text:p text:style-name="P4">
Publisher: Укринформ (Organization)</text:p>
      <text:p text:style-name="P4">
Published Time: 2023-04-14T15:42:00+03:00</text:p>
      <text:p text:style-name="P4">
Modified Time: 2023-04-14T15:42:00+03:00</text:p>
      <text:p text:style-name="P4">
Description: If you have information about missing children - call 116,000 - Ukrinform.</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45" text:anchor-type="as-char" svg:width="6.9236in" svg:height="3.956343in" draw:z-index="0">
<draw:image xlink:href="../Images/yкринформ/2023-04-14T15-42-00-03-00/630_360_1659527493-225.jpg" xlink:type="simple" xlink:show="embed" xlink:actuate="onLoad" draw:mime-type="image/jpeg"/>
</draw:frame>
If you have information about missing children - call 116 000</text:p>
      <text:p text:style-name="P4">
<text:span text:style-name="T4">
 Anastasia Tolstokorova, 4 years </text:span>
</text:p>
      <text:p text:style-name="P4">
<draw:frame draw:style-name="fr1" draw:name="Image146" text:anchor-type="as-char" svg:width="6.9236in" svg:height="6.9236in" draw:z-index="0">
<draw:image xlink:href="../Images/yкринформ/2023-04-14T15-42-00-03-00/1659527406-459.jpg" xlink:type="simple" xlink:show="embed" xlink:actuate="onLoad" draw:mime-type="image/jpeg"/>
</draw:frame>
On March 12, 2022, 4-year-old Anastasia Tolstokorov disappeared after the explosion of the Uchninka in Mariupol. Where it is now is unknown.</text:p>
      <text:p text:style-name="P4">
Signs of the baby: looks 4-5 years, lean, blond hair, blue.</text:p>
      <text:p text:style-name="P4">
<text:span text:style-name="T4">
 rose Kaminskaya, 2 years </text:span>
</text:p>
      <text:p text:style-name="P4">
<draw:frame draw:style-name="fr1" draw:name="Image147" text:anchor-type="as-char" svg:width="6.9236in" svg:height="6.9236in" draw:z-index="0">
<draw:image xlink:href="../Images/yкринформ/2023-04-14T15-42-00-03-00/1659527405-642.jpg" xlink:type="simple" xlink:show="embed" xlink:actuate="onLoad" draw:mime-type="image/jpeg"/>
</draw:frame>
On March 1, 2022, the 2-year Rosa Kaminskaya disappeared with her family of the Ubuchansky district in Kyiv region.</text:p>
      <text:p text:style-name="P4">
The family is likely to be in Poland.</text:p>
      <text:p text:style-name="P4">
<text:span text:style-name="T4">
 Catherine Quail, 8 years </text:span>
</text:p>
      <text:p text:style-name="P4">
<draw:frame draw:style-name="fr1" draw:name="Image148" text:anchor-type="as-char" svg:width="6.9236in" svg:height="6.9236in" draw:z-index="0">
<draw:image xlink:href="../Images/yкринформ/2023-04-14T15-42-00-03-00/1659527404-522.jpg" xlink:type="simple" xlink:show="embed" xlink:actuate="onLoad" draw:mime-type="image/jpeg"/>
</draw:frame>
In January 2022, an 8-year-old girl, together with her father, left a residence in Kharkiv region and still not contact. Provisional information,</text:p>
      <text:p text:style-name="P4">
the settlement where Katya lives with her father and grandmother, is under</text:p>
      <text:p text:style-name="P4">
temporary occupation by Russian troops.</text:p>
      <text:p text:style-name="P4">
Signs of the baby: looks 9 years old, skinny, blond hair, dark eyes.</text:p>
      <text:p text:style-name="P4">
Special signs: wears glasses.</text:p>
      <text:p text:style-name="P4">
<text:span text:style-name="T4">
 Andriy Oksenenko, 17 years old </text:span>
</text:p>
      <text:p text:style-name="P4">
<draw:frame draw:style-name="fr1" draw:name="Image149" text:anchor-type="as-char" svg:width="6.9236in" svg:height="6.9236in" draw:z-index="0">
<draw:image xlink:href="../Images/yкринформ/2023-04-14T15-42-00-03-00/1659527405-491.jpg" xlink:type="simple" xlink:show="embed" xlink:actuate="onLoad" draw:mime-type="image/jpeg"/>
</draw:frame>
17-year-old Andriy Oksenenko disappeared in Kiev.</text:p>
      <text:p text:style-name="P4">
On July 10 2022 the guy left the house and back so far.</text:p>
      <text:p text:style-name="P4">
Andrew there are still no news.</text:p>
      <text:p text:style-name="P4">
Guy signs: looks 19 years old, 180-190 cm tall, thin, dark-haired</text:p>
      <text:p text:style-name="P4">
Gray eyes.</text:p>
      <text:p text:style-name="P4">
<text:span text:style-name="T4">
 Andriy Kadigrob, 13 years old </text:span>
</text:p>
      <text:p text:style-name="P4">
<draw:frame draw:style-name="fr1" draw:name="Image150" text:anchor-type="as-char" svg:width="6.9236in" svg:height="6.9236in" draw:z-index="0">
<draw:image xlink:href="../Images/yкринформ/2023-04-14T15-42-00-03-00/1659527406-839.jpg" xlink:type="simple" xlink:show="embed" xlink:actuate="onLoad" draw:mime-type="image/jpeg"/>
</draw:frame>
Help find 13-year-old Andrew Kadigrob, who disappeared in Kirovograd region!</text:p>
      <text:p text:style-name="P4">
On July 21, 2022, the guy left home to the forest in the village. Rosdolia and up to the present time</text:p>
      <text:p text:style-name="P4">
Back never returned. Where he is now is unknown.</text:p>
      <text:p text:style-name="P4">
Signs of the baby: looks 13-14 years old, 140 cm in height, thin, dark-haired.</text:p>
      <text:p text:style-name="P4">
Clothes: white T -shirt, black pants, blue flip flops.</text:p>
      <text:p text:style-name="P4">
<text:span text:style-name="T4">
 Elizabeth Mandic, 16 years </text:span>
</text:p>
      <text:p text:style-name="P4">
<draw:frame draw:style-name="fr1" draw:name="Image151" text:anchor-type="as-char" svg:width="6.9236in" svg:height="6.9236in" draw:z-index="0">
<draw:image xlink:href="../Images/yкринформ/2023-04-14T15-42-00-03-00/1659948836-620.jpg" xlink:type="simple" xlink:show="embed" xlink:actuate="onLoad" draw:mime-type="image/jpeg"/>
</draw:frame>
On May 25, 2022, the girl disappeared in the village. Kivsharivka in Kharkiv region.</text:p>
      <text:p text:style-name="P4">
Signs of the baby: looks 17 years old, 158 cm in height, skinny, blonded, gray-green eyes.</text:p>
      <text:p text:style-name="P4">
Special signs: wears glasses.</text:p>
      <text:p text:style-name="P4">
<text:span text:style-name="T4">
 Mykola Grigoriev, 17 years old </text:span>
</text:p>
      <text:p text:style-name="P4">
<draw:frame draw:style-name="fr1" draw:name="Image152" text:anchor-type="as-char" svg:width="6.9236in" svg:height="6.9236in" draw:z-index="0">
<draw:image xlink:href="../Images/yкринформ/2023-04-14T15-42-00-03-00/1659948835-931.jpg" xlink:type="simple" xlink:show="embed" xlink:actuate="onLoad" draw:mime-type="image/jpeg"/>
</draw:frame>
</text:p>
      <text:p text:style-name="P4">
Signs: looks 17 years old, 170 cm in height, slim, light short -haired.</text:p>
      <text:p text:style-name="P4">
Clothes: black T -shirt, blue shorts, black sneakers.</text:p>
      <text:p text:style-name="P4">
<draw:frame draw:style-name="fr1" draw:name="Image153" text:anchor-type="as-char" svg:width="6.9236in" svg:height="6.9236in" draw:z-index="0">
<draw:image xlink:href="../Images/yкринформ/2023-04-14T15-42-00-03-00/1668596593-534.jpg" xlink:type="simple" xlink:show="embed" xlink:actuate="onLoad" draw:mime-type="image/jpeg"/>
</draw:frame>
11-year-old Gleb Cherepanov disappeared in Donetsk region.</text:p>
      <text:p text:style-name="P4">
On March 12, 2022, the boy, along with his grandmother, was sub -shot in Mariupol. Since then, there are no news about them. Where they are with them - it is unknown!</text:p>
      <text:p text:style-name="P4">
<draw:frame draw:style-name="fr1" draw:name="Image154" text:anchor-type="as-char" svg:width="6.9236in" svg:height="6.9236in" draw:z-index="0">
<draw:image xlink:href="../Images/yкринформ/2023-04-14T15-42-00-03-00/1668596592-605.jpg" xlink:type="simple" xlink:show="embed" xlink:actuate="onLoad" draw:mime-type="image/jpeg"/>
</draw:frame>
8-year-old Margarita Mitunina disappeared in Kherson region.</text:p>
      <text:p text:style-name="P4">
On October 10, 2022, the girl disappeared in the village. Red lighthouse. By recent information, it could be taken to Crimea.</text:p>
      <text:p text:style-name="P4">
<draw:frame draw:style-name="fr1" draw:name="Image155" text:anchor-type="as-char" svg:width="6.9236in" svg:height="6.9236in" draw:z-index="0">
<draw:image xlink:href="../Images/yкринформ/2023-04-14T15-42-00-03-00/1668596592-112.jpg" xlink:type="simple" xlink:show="embed" xlink:actuate="onLoad" draw:mime-type="image/jpeg"/>
</draw:frame>
****</text:p>
      <text:p text:style-name="P4">
16-year-old Sergei Samoilov disappeared in Donetsk region.</text:p>
      <text:p text:style-name="P4">
As early as March 2022, the teenager disappeared in Donetsk after the Missariupol. So far, there are no news about him and where he is now - it is unknown!</text:p>
      <text:p text:style-name="P4">
Signs of the baby: looks 16-17 years, medium physique, brown hair.</text:p>
      <text:p text:style-name="P4">
*!</text:p>
      <text:p text:style-name="P4">
<text:span text:style-name="T4">
 For subscribers of all mobile operators calls - free. </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In Mariupol, the invaders handed out 40 thousand passports of the Russian Federation</text:span>
</text:h>
      <text:p text:style-name="P4">
Authors: Ukrinform (Person)</text:p>
      <text:p text:style-name="P4">
Publisher: Укринформ (Organization)</text:p>
      <text:p text:style-name="P4">
Published Time: 2023-04-14T15:46:42+03:00</text:p>
      <text:p text:style-name="P4">
Modified Time: 2023-04-14T15:46:42+03:00</text:p>
      <text:p text:style-name="P4">
Description: In the temporarily captured Russian military Mariupol, the invaders gave the residents of the city 40 thousand passports of the Russian Federation, another 44 thousand people in a state of their expectation. - Ukrinform.</text:p>
      <text:p text:style-name="P4">
Images: ["<text:a xlink:type="simple" xlink:href="https://static.ukrinform.com/photos/2022_05/thumb_files/630_360_1653312041-367.jpg" text:style-name="Internet_20_link" text:visited-style-name="Visited_20_Internet_20_Link">
630_360_16533...</text:a>
"]</text:p>
      <text:p text:style-name="P4">
Tags: ['Маріуполь', 'Паспорт', 'Війна з росією']</text:p>
      <text:p text:style-name="P4">
Type: Article</text:p>
      <!--METADATA-->
      <text:p text:style-name="P4">
<draw:frame draw:style-name="fr1" draw:name="Image156" text:anchor-type="as-char" svg:width="6.9236in" svg:height="3.956343in" draw:z-index="0">
<draw:image xlink:href="../Images/yкринформ/2023-04-14T15-46-42-03-00/630_360_1653312041-367.jpg" xlink:type="simple" xlink:show="embed" xlink:actuate="onLoad" draw:mime-type="image/jpeg"/>
</draw:frame>
Timely captured by Russian military Mariupol, the invaders have removed 40,000 Russian passports to the city, another 44,000 people are in a state of echo.</text:p>
      <text:p text:style-name="P4">
As Ukrinform reports, about it in <text:a xlink:type="simple" xlink:href="https://t.me/andriyshTime/8589" text:style-name="Internet_20_link" text:visited-style-name="Visited_20_Internet_20_Link">
</text:a>
The mayor of Mariupol Petro Andryushchenko.</text:p>
      <text:p text:style-name="P4">
“280,000 people in occupied <text:a xlink:type="simple" xlink:href="https://www.ukrinform.ua/tag-mariupol" text:style-name="Internet_20_link" text:visited-style-name="Visited_20_Internet_20_Link">
</text:a>
. Remember such a statement of propaganda? But the numbers came. Official. 40,000 passports were issued in Mariupol and another 44,000 in a state of expectation. These are almost all the inhabitants of Mariupol now. And where did another 200 thousand go? ” - wroteandryushchenko.</text:p>
      <text:p text:style-name="P4">
<text:span text:style-name="T4">
 Read also: </text:span>
 <text:a xlink:type="simple" xlink:href="https://www.ukrinform.ua/rubric-regions/3689461-zagarbniki-zmusuut-studentiv-u-mariupoli-stavati-na-vijskovij-oblik-radnik-mera.html" text:style-name="Internet_20_link" text:visited-style-name="Visited_20_Internet_20_Link">
<text:span text:style-name="T4">
 Mariupoli </text:span>
</text:a>
Earlier, he reported that the residents of Mariupol are forced to receive Russian passports, because without them they do not issue to work, do not issue pensions of tadoid, salaries for employees, especially the budget sphere.</text:p>
      <text:p text:style-name="P4">
<text:span text:style-name="T4">
 Read also: </text:span>
 <text:a xlink:type="simple" xlink:href="https://www.ukrinform.ua/rubric-regions/3695677-na-doneccini-aktivizuvalas-vidaca-pasportiv-rf.html" text:style-name="Internet_20_link" text:visited-style-name="Visited_20_Internet_20_Link">
</text:a>
It was reported that Russia's aggression has caused one of the largest humanitarian catastrophes in Mariupol. The city is almost 90% destroyed as a result of hostility. Damaged and destroyed residential buildings, hospitals, schools, kindergartens.</text:p>
      <text:p text:style-name="P4">
Currently, more than 100,000 inhabitants remain in the city.</text:p>
      <text:p text:style-name="P4">
Mariupol and surrounding settlements are transformed by the invaders into a Russian army's military-logistics hub.</text:p>
      <text:p text:style-name="P4">
News Source: <text:a xlink:type="simple" xlink:href="https://www.ukrinform.ua/rubric-regions/3695927-u-mariupoli-zagarbniki-rozdali-40-tisac-pasportiv-rf.html" text:style-name="Internet_20_link" text:visited-style-name="Visited_20_Internet_20_Link">
https://www.ukrinform.ua/rubric-regions/3695927-u-mariupoli-zagarbniki-rozdali-40-tisac-pasportiv-rf.html</text:a>
</text:p>
      <!--NEWS-->
      <text:h text:style-name="P10" text:outline-level="1">
<text:span text:style-name="T4">
SBU detained the Russian agent who was looking for "weaknesses" on the border</text:span>
</text:h>
      <text:p text:style-name="P4">
Authors: Ukrinform (Person)</text:p>
      <text:p text:style-name="P4">
Publisher: Укринформ (Organization)</text:p>
      <text:p text:style-name="P4">
Published Time: 2023-04-14T15:48:00+03:00</text:p>
      <text:p text:style-name="P4">
Modified Time: 2023-04-14T15:48:00+03:00</text:p>
      <text:p text:style-name="P4">
Description: The Security Service of Ukraine detained the informant of the Russian special services, who collected for the enemy intelligence on the places of defense forces in the border of Sumy region. - Ukrinform.</text:p>
      <text:p text:style-name="P4">
Images: ["<text:a xlink:type="simple" xlink:href="https://static.ukrinform.com/photos/2023_04/thumb_files/630_360_1681476290-859.jpeg" text:style-name="Internet_20_link" text:visited-style-name="Visited_20_Internet_20_Link">
630_360_16814...</text:a>
", "<text:a xlink:type="simple" xlink:href="https://static.ukrinform.com/photos/2023_04/1681476290-312.jpeg" text:style-name="Internet_20_link" text:visited-style-name="Visited_20_Internet_20_Link">
1681476290-31...</text:a>
", "<text:a xlink:type="simple" xlink:href="https://static.ukrinform.com/photos/2023_04/1681476300-601.jpeg" text:style-name="Internet_20_link" text:visited-style-name="Visited_20_Internet_20_Link">
1681476300-60...</text:a>
"]</text:p>
      <text:p text:style-name="P4">
Tags: ['Арешт', 'СБУ', 'Шпигун', 'Сумщина', 'Кордон', 'Війна з росією']</text:p>
      <text:p text:style-name="P4">
Type: Article</text:p>
      <!--METADATA-->
      <text:p text:style-name="P4">
<draw:frame draw:style-name="fr1" draw:name="Image157" text:anchor-type="as-char" svg:width="6.9236in" svg:height="3.956343in" draw:z-index="0">
<draw:image xlink:href="../Images/yкринформ/2023-04-14T15-48-00-03-00/630_360_1681476290-859.jpeg" xlink:type="simple" xlink:show="embed" xlink:actuate="onLoad" draw:mime-type="image/jpeg"/>
</draw:frame>
The Service of Ukraine detained the informant of the Russian special services, who collected for the war in intelligence on the places of defense forces in the border of the Sumy region.</text:p>
      <text:p text:style-name="P4">
As Ukrinform reports, it reports <text:a xlink:type="simple" xlink:href="https://ssu.gov.ua/novyny/sbu-zatrymala-ahenta-rf-yakyi-shukav-slabki-mistsia-na-ukrainskorosiiskomu-kordoni" text:style-name="Internet_20_link" text:visited-style-name="Visited_20_Internet_20_Link">
</text:a>
“He was a local resident, whom the Russian intelligence service attracted Doneglass Cooperation before the start of a full -scale invasion. SBU counterintelligence, the attacker was recruited during one of the Russian trips, where he maintained contact with the Russian who worked at the FSB. After the 24th Last year, the person involved was a hostile task: to collect intelligence forces of defense forces in the border areas of the northeastern part of Ukraine, ”the message reads.</text:p>
      <text:p text:style-name="P4">
<draw:frame draw:style-name="fr1" draw:name="Image158" text:anchor-type="as-char" svg:width="6.666667in" svg:height="10.0in" draw:z-index="0">
<draw:image xlink:href="../Images/yкринформ/2023-04-14T15-48-00-03-00/1681476290-312.jpeg" xlink:type="simple" xlink:show="embed" xlink:actuate="onLoad" draw:mime-type="image/jpeg"/>
</draw:frame>
First of all, the enemy was interested in the locations of the fortifications, fortifications of Tanavanahane -weapons of Ukrainian defenders in the territory of Sumy region.</text:p>
      <text:p text:style-name="P4">
To collect information, the Russian agent traveled the settlements of Sumy region.</text:p>
      <text:p text:style-name="P4">
<text:span text:style-name="T4">
 Read also: </text:span>
 <text:a xlink:type="simple" xlink:href="https://www.ukrinform.ua/rubric-regions/3682146-na-mikolaivsini-ogolosili-pidozru-vijskovomu-akij-peredavav-rf-dani-pro-strategicni-obekti.html" text:style-name="Internet_20_link" text:visited-style-name="Visited_20_Internet_20_Link">
</text:a>
During such trips, he met with locals, in which he asked for household topics about the presence of the Ukrainian military in the border.</text:p>
      <text:p text:style-name="P4">
<draw:frame draw:style-name="fr1" draw:name="Image159" text:anchor-type="as-char" svg:width="6.666667in" svg:height="10.0in" draw:z-index="0">
<draw:image xlink:href="../Images/yкринформ/2023-04-14T15-48-00-03-00/1681476300-601.jpeg" xlink:type="simple" xlink:show="embed" xlink:actuate="onLoad" draw:mime-type="image/jpeg"/>
</draw:frame>
After that, the traitor went to the terrain, clarified information and marks the coordinates of Ukrainian objects on the electronic map for transfer.</text:p>
      <text:p text:style-name="P4">
He used a closed chat with one of the messengers to communicate with the aggressor.</text:p>
      <text:p text:style-name="P4">
The SBU counterintelligence officers detained the attacker during the intelligence.</text:p>
      <text:p text:style-name="P4">
As a result of the searches, the person seized mobile phones and computer training with evidence of blasting activities in favor of the invaders.</text:p>
      <text:p text:style-name="P4">
<text:span text:style-name="T4">
 Read also: </text:span>
 <text:a xlink:type="simple" xlink:href="https://www.ukrinform.ua/rubric-regions/3694389-rozviduvali-ukrainski-oboronni-rubezi-sbu-vikrila-dvoh-informatoriv-fsb-na-harkivsini.html" text:style-name="Internet_20_link" text:visited-style-name="Visited_20_Internet_20_Link">
</text:a>
Investigators of the SBU reported the detainee of the suspicion under Part 2 of Art. 111 of the Criminal Code of Ukraine(State betrayal committed in a state of martial law).</text:p>
      <text:p text:style-name="P4">
Йому обрано запобіжний захід – тримання під вартою. Триває розслідування длявстановлення всіх обставин злочину.</text:p>
      <text:p text:style-name="P4">
<text:span text:style-name="T5">
Foto: SBU</text:span>
</text:p>
      <text:p text:style-name="P4">
News Source: <text:a xlink:type="simple" xlink:href="https://www.ukrinform.ua/rubric-regions/3695929-sbu-zatrimala-rosijskogo-agenta-akij-sukav-slabki-misca-na-kordoni.html" text:style-name="Internet_20_link" text:visited-style-name="Visited_20_Internet_20_Link">
https://www.ukrinform.ua/rubric-regions/3695929-sbu-zatrimala-rosijskogo-agenta-akij-sukav-slabki-misca-na-kordoni.html</text:a>
</text:p>
      <!--NEWS-->
      <text:h text:style-name="P10" text:outline-level="1">
<text:span text:style-name="T4">
In Kolomyia Pysanka, which was created by the military, sold for ₴ 18 thousand to assist the Armed Forces</text:span>
</text:h>
      <text:p text:style-name="P4">
Authors: Ukrinform (Person)</text:p>
      <text:p text:style-name="P4">
Publisher: Укринформ (Organization)</text:p>
      <text:p text:style-name="P4">
Published Time: 2023-04-14T15:49:00+03:00</text:p>
      <text:p text:style-name="P4">
Modified Time: 2023-04-14T15:49:00+03:00</text:p>
      <text:p text:style-name="P4">
Description: In Kolomyia, a Pysanka created by military Oleg Kirashchuk was sold from the auction to the Armed Forces. It was estimated at 18 thousand UAH. - Ukrinform.</text:p>
      <text:p text:style-name="P4">
Images: ["<text:a xlink:type="simple" xlink:href="https://static.ukrinform.com/photos/2023_04/thumb_files/630_360_1681476409-739.jpg" text:style-name="Internet_20_link" text:visited-style-name="Visited_20_Internet_20_Link">
630_360_16814...</text:a>
"]</text:p>
      <text:p text:style-name="P4">
Tags: ['Аукціон', 'ЗСУ', 'Військові', 'Писанка']</text:p>
      <text:p text:style-name="P4">
Type: Article</text:p>
      <!--METADATA-->
      <text:p text:style-name="P4">
<draw:frame draw:style-name="fr1" draw:name="Image160" text:anchor-type="as-char" svg:width="6.9236in" svg:height="3.956343in" draw:z-index="0">
<draw:image xlink:href="../Images/yкринформ/2023-04-14T15-49-00-03-00/630_360_1681476409-739.jpg" xlink:type="simple" xlink:show="embed" xlink:actuate="onLoad" draw:mime-type="image/jpeg"/>
</draw:frame>
The Colomis of the Auction sold the Easter egg created by military Olegkirashchuk to assist the Armed Forces. It was estimated at 18 thousand UAH.</text:p>
      <text:p text:style-name="P4">
About it reports a local television company <text:a xlink:type="simple" xlink:href="https://www.ntktv.ua/news/u_kolomyyi_pysanku_prodaly_za_18_000_gryven%60_video/" text:style-name="Internet_20_link" text:visited-style-name="Visited_20_Internet_20_Link">
</text:a>
, reports Ukrinform.</text:p>
      <text:p text:style-name="P4">
“In Kolomyia, Easter eggs were sold for UAH 18,000. It is in this amount that evaluated by the harbinger on [] it is(https://www.ukrinform.ua/tag-aukcion)Chicken egg with dry ornaments, painted by Pysanar, and now a serviceman, Oleg Kirashchuk, ”the message reads.</text:p>
      <text:p text:style-name="P4">
It is noted that Pisanar Oleg Kirashchuk is now fighting as a part of 10 united mountain and assault brigade. At one time, his work inspired to create a collection of Gucci designers.</text:p>
      <text:p text:style-name="P4">
As the agency reported, more than 1 million UAH of the Armed Forces was resolved at the auction in Kolomyia. The bulk of the money was directed for the purchase of Mavik quadcopters for the 10 mountain-assault brigade "Edelweiss".</text:p>
      <text:p text:style-name="P4">
<text:span text:style-name="T4">
 Read also: </text:span>
 <text:a xlink:type="simple" xlink:href="https://www.ukrinform.ua/rubric-culture/3694778-pisanki-vidrodzenna-na-prikarpatti-pokazut-castinu-vratovanoi-kolekcii.html" text:style-name="Internet_20_link" text:visited-style-name="Visited_20_Internet_20_Link">
<text:span text:style-name="T4">
 Easter eggs </text:span>
</text:a>
Kirashchuk Oleg Petrovich - Pysanar from Kolomyia, participant of the ATO, member of the national union of masters of folk art of Ukraine, member of the national union artists. By the end of the 1990s he wrote purely authentic Easter eggs, in early 2000s, he was now creating copyright works, which are now in private collections in the USA, Canada, Luxembourg and other countries.</text:p>
      <text:p text:style-name="P4">
News Source: <text:a xlink:type="simple" xlink:href="https://www.ukrinform.ua/rubric-regions/3695930-u-kolomii-pisanku-aku-stvoriv-vijskovij-prodali-za-18-tisac-dla-dopomogi-zsu.html" text:style-name="Internet_20_link" text:visited-style-name="Visited_20_Internet_20_Link">
https://www.ukrinform.ua/rubric-regions/3695930-u-kolomii-pisanku-aku-stvoriv-vijskovij-prodali-za-18-tisac-dla-dopomogi-zsu.html</text:a>
</text:p>
      <!--NEWS-->
      <text:h text:style-name="P10" text:outline-level="1">
<text:span text:style-name="T4">
The Constitutional Court undertook to check the Kharkiv Agreements</text:span>
</text:h>
      <text:p text:style-name="P4">
Authors: Ukrinform (Person)</text:p>
      <text:p text:style-name="P4">
Publisher: Укринформ (Organization)</text:p>
      <text:p text:style-name="P4">
Published Time: 2023-04-14T15:50:51+03:00</text:p>
      <text:p text:style-name="P4">
Modified Time: 2023-04-14T15:50:51+03:00</text:p>
      <text:p text:style-name="P4">
Description: The Constitutional Court of Ukraine opened proceedings in the case of the constitutionality of the Agreement between Ukraine and the Russian Federation on the Black Sea Fleet of the Russian Federation in the territory of Ukraine of April 21, 2010. - Ukrinform.</text:p>
      <text:p text:style-name="P4">
Images: ["<text:a xlink:type="simple" xlink:href="https://static.ukrinform.com/photos/2018_03/thumb_files/630_360_1522487696-2101.jpg" text:style-name="Internet_20_link" text:visited-style-name="Visited_20_Internet_20_Link">
630_360_15224...</text:a>
"]</text:p>
      <text:p text:style-name="P4">
Tags: ['Янукович', 'Конституційний Суд', 'Харківські угоди']</text:p>
      <text:p text:style-name="P4">
Type: Article</text:p>
      <!--METADATA-->
      <text:p text:style-name="P4">
<draw:frame draw:style-name="fr1" draw:name="Image161" text:anchor-type="as-char" svg:width="6.9236in" svg:height="3.956343in" draw:z-index="0">
<draw:image xlink:href="../Images/yкринформ/2023-04-14T15-50-51-03-00/630_360_1522487696-2101.jpg" xlink:type="simple" xlink:show="embed" xlink:actuate="onLoad" draw:mime-type="image/jpeg"/>
</draw:frame>
The Constitutional Court of Ukraine opened the proceedings in the case of constitutionality between Ukraine and the Russian Federation on the Action of the Black Sea Fleet of the Russian Federation in the territory of Ukraine of April 21, 2010.</text:p>
      <text:p text:style-name="P4">
This is informed <text:a xlink:type="simple" xlink:href="https://ccu.gov.ua/novyna/konstytuciynyy-sud-ukrayiny-vidkryv-provadzhennya-u-spravi-shchodo-konstytuciynosti-ugody" text:style-name="Internet_20_link" text:visited-style-name="Visited_20_Internet_20_Link">
</text:a>
, reports Ukrinform.</text:p>
      <text:p text:style-name="P4">
“The second panel of judges of the Second Senate on April 13, 2023 opened constitutional proceedings in the case of <text:a xlink:type="simple" xlink:href="https://ccu.gov.ua/sites/default/files/3_125_2023_utochnennya.pdf" text:style-name="Internet_20_link" text:visited-style-name="Visited_20_Internet_20_Link">
_ constitutional appeal_</text:a>
49 international deputies of Ukraine on the conclusion on the constitutionality of the agreement between Ukraine and the Russian Federation on the Black Sea Flot of the Russian Federation in the territory of Ukraine of April 21, 2010, ratified by the Law of Ukraine "On Ratification of the Agreement Between Ukraine April 27, 2010 No. 2153 -VI, ”the message reads.</text:p>
      <text:p text:style-name="P4">
<text:span text:style-name="T4">
 Read also: </text:span>
 <text:a xlink:type="simple" xlink:href="https://www.ukrinform.ua/rubric-polytics/3690017-ugodu-pro-rozmisenna-cornomorskogo-flotu-rf-v-ukraini-perevirit-ksu.html" text:style-name="Internet_20_link" text:visited-style-name="Visited_20_Internet_20_Link">
<text:span text:style-name="T4">
 Black Sea </text:span>
 <text:span text:style-name="T4">
 Fleet </text:span>
</text:a>
As it is noted, the authors of the petition argue that the inconsistency of the dispute with the principles of ensuring national security, the lack of a legal framework for committing the international agreement of such content, as well as the non-compliance of the said agreement of Article 17 of the Basic Law of Ukraine “is the basis for recognition of this agreement unconstitutional.</text:p>
      <text:p text:style-name="P4">
At one of the meetings the Grand Chamber <text:a xlink:type="simple" xlink:href="https://www.ukrinform.ua/tag-konstitucijnij-sud" text:style-name="Internet_20_link" text:visited-style-name="Visited_20_Internet_20_Link">
</text:a>
Determine the form of constitutional proceedings in this case, added in court.</text:p>
      <text:p text:style-name="P4">
The rapporteur in the case is Sergey Golovaty.</text:p>
      <text:p text:style-name="P4">
<text:span text:style-name="T4">
 Read also: </text:span>
 <text:a xlink:type="simple" xlink:href="https://www.ukrinform.ua/rubric-polytics/3694085-ukraina-rozirvala-ugodu-z-rosieu-pro-poradok-peretinu-kordonu.html" text:style-name="Internet_20_link" text:visited-style-name="Visited_20_Internet_20_Link">
<text:span text:style-name="T4">
 broke </text:span>
</text:a>
As reported by Ukrinform, on April 21, 2010 in Kharkiv the then presidential quiz Yanukovych signed an agreement between Ukraine and Russia, which, for 25 years, has released the term of stay of the Black Sea Fleet of the Russian Federation in Ukraine allegedly a gas discount on gas. According to the DBR, in fact, Ukraine did not receive discounts - the signing of the agreements of the Russian Federation twice has artificially inflated.</text:p>
      <text:p text:style-name="P4">
News Source: <text:a xlink:type="simple" xlink:href="https://www.ukrinform.ua/rubric-polytics/3695932-konstitucijnij-sud-vzavsa-perevirati-harkivski-ugodi.html" text:style-name="Internet_20_link" text:visited-style-name="Visited_20_Internet_20_Link">
https://www.ukrinform.ua/rubric-polytics/3695932-konstitucijnij-sud-vzavsa-perevirati-harkivski-ugodi.html</text:a>
</text:p>
      <!--NEWS-->
      <text:h text:style-name="P10" text:outline-level="1">
<text:span text:style-name="T4">
Norway states that Russian "diplomats" worked for intelligence and FSB</text:span>
</text:h>
      <text:p text:style-name="P4">
Authors: Ukrinform (Person)</text:p>
      <text:p text:style-name="P4">
Publisher: Укринформ (Organization)</text:p>
      <text:p text:style-name="P4">
Published Time: 2023-04-14T15:54:14+03:00</text:p>
      <text:p text:style-name="P4">
Modified Time: 2023-04-14T15:54:14+03:00</text:p>
      <text:p text:style-name="P4">
Description: Fifteen Russian diplomats sent to Norway this week tried to recruit informants, intercept messages and buy advanced technologies. - Ukrinform.</text:p>
      <text:p text:style-name="P4">
Images: ["<text:a xlink:type="simple" xlink:href="https://static.ukrinform.com/photos/2023_01/thumb_files/630_360_1675168275-915.jpg" text:style-name="Internet_20_link" text:visited-style-name="Visited_20_Internet_20_Link">
630_360_16751...</text:a>
"]</text:p>
      <text:p text:style-name="P4">
Tags: ['Норвегія', 'росія', 'Вислання дипломатів']</text:p>
      <text:p text:style-name="P4">
Type: Article</text:p>
      <!--METADATA-->
      <text:p text:style-name="P4">
<draw:frame draw:style-name="fr1" draw:name="Image162" text:anchor-type="as-char" svg:width="6.9236in" svg:height="3.956343in" draw:z-index="0">
<draw:image xlink:href="../Images/yкринформ/2023-04-14T15-54-14-03-00/630_360_1675168275-915.jpg" xlink:type="simple" xlink:show="embed" xlink:actuate="onLoad" draw:mime-type="image/jpeg"/>
</draw:frame>
Fifteen Russian diplomats sent to Norway this week tried to echo in informants, intercept messages and buy advanced technologies.</text:p>
      <text:p text:style-name="P4">
This was reported on Friday by the Norwegian Security Security Service(PST), reports Ukrinform with reference to <text:a xlink:type="simple" xlink:href="https://www.reuters.com/world/europe/norway-says-expelled-russian-diplomats-sought-recruit-sources-2023-04-14/" text:style-name="Internet_20_link" text:visited-style-name="Visited_20_Internet_20_Link">
</text:a>
.</text:p>
      <text:p text:style-name="P4">
PST Inger Haugland has stated at a press conference, in fact, the FSB and the SPR.</text:p>
      <text:p text:style-name="P4">
“This reduces the threat from Russian intelligence in <text:a xlink:type="simple" xlink:href="https://www.ukrinform.ua/tag-norvegia" text:style-name="Internet_20_link" text:visited-style-name="Visited_20_Internet_20_Link">
</text:a>
By constantly reducing the number of intelligence officers acting under diplomatic cover, ”Khaugland said about the expression of Russian diplomats.</text:p>
      <text:p text:style-name="P4">
The agency notes that the decision of Norway marks the most expression of Russian diplomats and is the last in a series of similar steps of Western countries at the beginning of a full -scale invasion of the Russian Federation into Ukraine.</text:p>
      <text:p text:style-name="P4">
<text:span text:style-name="T4">
 Read also: </text:span>
 <text:a xlink:type="simple" xlink:href="https://www.ukrinform.ua/rubric-world/3686834-estonia-visilae-spivrobitnika-posolstva-rf-za-ucast-u-pidrivi-bezpeki.html" text:style-name="Internet_20_link" text:visited-style-name="Visited_20_Internet_20_Link">
</text:a>
As reported by Ukrinform, the day before, the Government of Norwegian decided to declare the persons of Grata 15 Russian intelligence officers who worked under the diplomatic fraud in the country.</text:p>
      <text:p text:style-name="P4">
News Source: <text:a xlink:type="simple" xlink:href="https://www.ukrinform.ua/rubric-world/3695933-norvegia-zaavlae-so-vislani-rosijski-diplomati-pracuvali-na-rozvidku-i-fsb.html" text:style-name="Internet_20_link" text:visited-style-name="Visited_20_Internet_20_Link">
https://www.ukrinform.ua/rubric-world/3695933-norvegia-zaavlae-so-vislani-rosijski-diplomati-pracuvali-na-rozvidku-i-fsb.html</text:a>
</text:p>
      <!--NEWS-->
      <text:h text:style-name="P10" text:outline-level="1">
<text:span text:style-name="T4">
In Kharkiv, two people exploded on mines</text:span>
</text:h>
      <text:p text:style-name="P4">
Authors: Ukrinform (Person)</text:p>
      <text:p text:style-name="P4">
Publisher: Укринформ (Organization)</text:p>
      <text:p text:style-name="P4">
Published Time: 2023-04-14T16:07:25+03:00</text:p>
      <text:p text:style-name="P4">
Modified Time: 2023-04-14T16:07:25+03:00</text:p>
      <text:p text:style-name="P4">
Description: In the Kharkiv region, on April 14, two people exploded on mines, they are in medical institutions. - Ukrinform.</text:p>
      <text:p text:style-name="P4">
Images: ["<text:a xlink:type="simple" xlink:href="https://static.ukrinform.com/photos/2023_02/thumb_files/630_360_1676281282-210.jpg" text:style-name="Internet_20_link" text:visited-style-name="Visited_20_Internet_20_Link">
630_360_16762...</text:a>
"]</text:p>
      <text:p text:style-name="P4">
Tags: ['Міна', 'Харківщина', 'Війна з росією']</text:p>
      <text:p text:style-name="P4">
Type: Article</text:p>
      <!--METADATA-->
      <text:p text:style-name="P4">
<draw:frame draw:style-name="fr1" draw:name="Image163" text:anchor-type="as-char" svg:width="6.9236in" svg:height="3.956343in" draw:z-index="0">
<draw:image xlink:href="../Images/yкринформ/2023-04-14T16-07-25-03-00/630_360_1676281282-210.jpg" xlink:type="simple" xlink:show="embed" xlink:actuate="onLoad" draw:mime-type="image/jpeg"/>
</draw:frame>
On April 14, two people were blown up on mines on April 14, and they re -interpreted in medical establishments.</text:p>
      <text:p text:style-name="P4">
According to Ukrinform, the Main Directorate of the Civil Service of Knowledge Situations of Ukraine in Kharkiv Oblast reports in <text:a xlink:type="simple" xlink:href="http://www.facebook.com/DSNSKHARKIV/posts/pfbid0F71UZuJCZ3pHBNbX5UPStxJPsKz9eN8wY2oaYg4xz63BSxhptT2tXVPc2bd6iQ9Pl" text:style-name="Internet_20_link" text:visited-style-name="Visited_20_Internet_20_Link">
</text:a>
.</text:p>
      <text:p text:style-name="P4">
“14 квітня в Ізюмському районі сталося 2 випадки підриву цивільних людей”, -ідеться в повідомленні.</text:p>
      <text:p text:style-name="P4">
Перший випадок стався біля села Степове близько 11:00 під час обходу лініїелектропередач працівниками “Харківобленерго”. Один із них, чоловік 1977 рокународження, наступив на міну, в результаті чого отримав травматичну ампутаціюправої стопи.</text:p>
      <text:p text:style-name="P4">
Другий випадок стався на ринку у місті Ізюм на вулиці Цусимській. Жінка, 1994року народження, під час господарювання поряд з кіоском наступила напротипіхотну міну (Probably PFM-1). <text:a xlink:type="simple" xlink:href="https://www.ukrinform.ua/tag-vibuh" text:style-name="Internet_20_link" text:visited-style-name="Visited_20_Internet_20_Link">
 </text:a>
She damaged her leg.</text:p>
      <text:p text:style-name="P4">
Currently, all the victims are being treated in medical facilities.</text:p>
      <text:p text:style-name="P4">
<text:span text:style-name="T4">
 Read also: </text:span>
 <text:a xlink:type="simple" xlink:href="https://www.ukrinform.ua/rubric-regions/3687728-na-hersonsini-gospitalizuvali-cotiroh-ludej-aki-pidirvalis-na-minah.html" text:style-name="Internet_20_link" text:visited-style-name="Visited_20_Internet_20_Link">
<text:span text:style-name="T4">
 mines </text:span>
</text:a>
As reported by Ukrinform, on April 13 in the village of Lukyanka Kharkiv region a tractor <text:a xlink:type="simple" xlink:href="https://www.ukrinform.ua/rubric-regions/3695253-na-harkivsini-traktor-pidirvavsa-na-vibuhivci-vodij-u-likarni.html" text:style-name="Internet_20_link" text:visited-style-name="Visited_20_Internet_20_Link">
</text:a>
As a result, the driver removed.</text:p>
      <text:p text:style-name="P4">
News Source: <text:a xlink:type="simple" xlink:href="https://www.ukrinform.ua/rubric-regions/3695936-na-harkivsini-dvoe-ludej-pidirvalis-na-minah.html" text:style-name="Internet_20_link" text:visited-style-name="Visited_20_Internet_20_Link">
https://www.ukrinform.ua/rubric-regions/3695936-na-harkivsini-dvoe-ludej-pidirvalis-na-minah.html</text:a>
</text:p>
      <!--NEWS-->
      <text:h text:style-name="P10" text:outline-level="1">
<text:span text:style-name="T4">
Russia has brought the Pacific Fleet to combat readiness and conducts a sudden check</text:span>
</text:h>
      <text:p text:style-name="P4">
Authors: Ukrinform (Person)</text:p>
      <text:p text:style-name="P4">
Publisher: Укринформ (Organization)</text:p>
      <text:p text:style-name="P4">
Published Time: 2023-04-14T16:11:00+03:00</text:p>
      <text:p text:style-name="P4">
Modified Time: 2023-04-14T16:11:00+03:00</text:p>
      <text:p text:style-name="P4">
Description: On April 14, the Ministry of Defense of Russia announced a higher degree of combat readiness of the Pacific Navy as part of a sudden inspection. - Ukrinform.</text:p>
      <text:p text:style-name="P4">
Images: ["<text:a xlink:type="simple" xlink:href="https://static.ukrinform.com/photos/2019_07/thumb_files/630_360_1564124898-959.jpg" text:style-name="Internet_20_link" text:visited-style-name="Visited_20_Internet_20_Link">
630_360_15641...</text:a>
"]</text:p>
      <text:p text:style-name="P4">
Tags: ['Курильські острови', 'росія', 'Шойгу', 'Флот']</text:p>
      <text:p text:style-name="P4">
Type: Article</text:p>
      <!--METADATA-->
      <text:p text:style-name="P4">
<draw:frame draw:style-name="fr1" draw:name="Image164" text:anchor-type="as-char" svg:width="6.9236in" svg:height="3.956343in" draw:z-index="0">
<draw:image xlink:href="../Images/yкринформ/2023-04-14T16-11-00-03-00/630_360_1564124898-959.jpg" xlink:type="simple" xlink:show="embed" xlink:actuate="onLoad" draw:mime-type="image/jpeg"/>
</draw:frame>
On April 14, the Ministry of Defense of Russia announced that the Pacific Navy within a sudden verification was brought into the higher degree readiness of the Pacific Navy.</text:p>
      <text:p text:style-name="P4">
About it reports Ukrinform with reference to <text:a xlink:type="simple" xlink:href="https://t.me/mod_russia/25631" text:style-name="Internet_20_link" text:visited-style-name="Visited_20_Internet_20_Link">
</text:a>
military department.</text:p>
      <text:p text:style-name="P4">
“Today, from 9 o'clock(By Vladivostok time, 2:00 in Kiev - ed.)піднятий за тривогою і почав приведення у вищий ступінь бойової готовностіТихоокеанський флот у повному складі. Також у заході задіяно частинуПовітряно-космічних сил, військові частини і підрозділи забезпечення», –йдеться в повідомленні.</text:p>
      <text:p text:style-name="P4">
За повідомленням, керує перевіркою головнокомандувач ВМФ <text:a xlink:type="simple" xlink:href="https://www.ukrinform.ua/tag-rosia" text:style-name="Internet_20_link" text:visited-style-name="Visited_20_Internet_20_Link">
</text:a>
Mykola Yevmenov. The main purpose of the testing is to increase the ability of Russian troops to reflect the "aggression of a probable support from the ocean and maritime directions."</text:p>
      <text:p text:style-name="P4">
<text:span text:style-name="T4">
 Read also: </text:span>
 <text:a xlink:type="simple" xlink:href="https://www.ukrinform.ua/rubric-kyiv/3695530-u-kievi-pokazali-ulamki-raketi-neptun-aka-urazila-krejser-moskva.html" text:style-name="Internet_20_link" text:visited-style-name="Visited_20_Internet_20_Link">
</text:a>
The head of the Ministry of Defense Sergey Shoigu stated that "in practice it is necessary to work out the actions of actions to prevent the deployment of enemy forces in the promptly important Memo district of the Pacific - the southern part of the Sea of Okhotsk and to prevent its release into the southern Kuril Islands and the island of Sakhalin."</text:p>
      <text:p text:style-name="P4">
The Pacific Fleet will be checked in three stages, said the head of the Russian Armed Forces, Valery Gerasimov. Initially, the fleet will be given a full-time readiness, regular air defense forces and aviation units will be checked.</text:p>
      <text:p text:style-name="P4">
<text:span text:style-name="T4">
 Read also: </text:span>
 <text:a xlink:type="simple" xlink:href="https://www.ukrinform.ua/rubric-world/3685909-rosia-stvorue-sucilnu-zonu-kontrolu-nadvodnoi-obstanovki-vzdovz-kuril.html" text:style-name="Internet_20_link" text:visited-style-name="Visited_20_Internet_20_Link">
</text:a>
The head of the Presidential Office Andriy Yermak commented on the bringing of the Pvenhouocean Fleet of Russia in combat readiness, noting that the lifting of scrap will not help them.</text:p>
      <text:p text:style-name="P4">
"Lift the scrap with anxiety or not lift - the whole world is already seeing the" screens "of the invincible army of the Russian Federation," Yermak wrote in <text:a xlink:type="simple" xlink:href="https://twitter.com/AndriyYermak/status/1646806112950185984" text:style-name="Internet_20_link" text:visited-style-name="Visited_20_Internet_20_Link">
</text:a>
 .</text:p>
      <text:p text:style-name="P4">
News Source: <text:a xlink:type="simple" xlink:href="https://www.ukrinform.ua/rubric-world/3695937-rosia-privela-tihookeanskij-flot-u-bojovu-gotovnist-i-provodit-raptovu-perevirku.html" text:style-name="Internet_20_link" text:visited-style-name="Visited_20_Internet_20_Link">
https://www.ukrinform.ua/rubric-world/3695937-rosia-privela-tihookeanskij-flot-u-bojovu-gotovnist-i-provodit-raptovu-perevirku.html</text:a>
</text:p>
      <!--NEWS-->
      <text:h text:style-name="P10" text:outline-level="1">
<text:span text:style-name="T4">
Jupiter launched the ESA spacecraft</text:span>
</text:h>
      <text:p text:style-name="P4">
Authors: Ukrinform (Person)</text:p>
      <text:p text:style-name="P4">
Publisher: Укринформ (Organization)</text:p>
      <text:p text:style-name="P4">
Published Time: 2023-04-14T16:18:46+03:00</text:p>
      <text:p text:style-name="P4">
Modified Time: 2023-04-14T16:18:46+03:00</text:p>
      <text:p text:style-name="P4">
Description: The European Space Agency (ESA) launched on Friday, April 14, the Arise 5 missile with Jupeter's mission and his satellites in space. - Ukrinform.</text:p>
      <text:p text:style-name="P4">
Images: ["<text:a xlink:type="simple" xlink:href="https://static.ukrinform.com/photos/2023_04/thumb_files/630_360_1681478031-490.jpeg" text:style-name="Internet_20_link" text:visited-style-name="Visited_20_Internet_20_Link">
630_360_16814...</text:a>
", "<text:a xlink:type="simple" xlink:href="https://static.ukrinform.com/photos/2023_04/1681478125-420.jpeg" text:style-name="Internet_20_link" text:visited-style-name="Visited_20_Internet_20_Link">
1681478125-42...</text:a>
", "<text:a xlink:type="simple" xlink:href="https://static.ukrinform.com/photos/2023_04/1681478124-748.jpeg" text:style-name="Internet_20_link" text:visited-style-name="Visited_20_Internet_20_Link">
1681478124-74...</text:a>
", "<text:a xlink:type="simple" xlink:href="https://static.ukrinform.com/photos/2023_04/1681478124-508.jpeg" text:style-name="Internet_20_link" text:visited-style-name="Visited_20_Internet_20_Link">
1681478124-50...</text:a>
"]</text:p>
      <text:p text:style-name="P4">
Tags: ['Космос', 'Супутник', 'Юпітер']</text:p>
      <text:p text:style-name="P4">
Type: Article</text:p>
      <!--METADATA-->
      <text:p text:style-name="P4">
<draw:frame draw:style-name="fr1" draw:name="Image165" text:anchor-type="as-char" svg:width="6.9236in" svg:height="3.956343in" draw:z-index="0">
<draw:image xlink:href="../Images/yкринформ/2023-04-14T16-18-46-03-00/630_360_1681478031-490.jpeg" xlink:type="simple" xlink:show="embed" xlink:actuate="onLoad" draw:mime-type="image/jpeg"/>
</draw:frame>
European Space Agency(ESA)It launched on Friday, April 14, the Array 5 rocket launcher with Jupeter's mission to study Jupiter and his satellites.</text:p>
      <text:p text:style-name="P4">
According to Ukrinform, ESA reported this <text:a xlink:type="simple" xlink:href="https://twitter.com/esa/status/1646849641827258369" text:style-name="Internet_20_link" text:visited-style-name="Visited_20_Internet_20_Link">
</text:a>
.</text:p>
      <text:p text:style-name="P4">
“Launching Ariane 5 with Juice mission on April 14, 2023. Destination: Jupiter, ”the agency said.</text:p>
      <text:p text:style-name="Quotations">

<text:p text:style-name="P4">
Another View of <text:a xlink:type="simple" xlink:href="https://twitter.com/ariane5" text:style-name="Internet_20_link" text:visited-style-name="Visited_20_Internet_20_Link">
</text:a>
 <text:a xlink:type="simple" xlink:href="https://twitter.com/hashtag/VA260" text:style-name="Internet_20_link" text:visited-style-name="Visited_20_Internet_20_Link">
&gt;
 </text:a>
liftoff&gt;
 and ascent. For real-time mission updates, follow <text:a xlink:type="simple" xlink:href="https://twitter.com/Arianespace" text:style-name="Internet_20_link" text:visited-style-name="Visited_20_Internet_20_Link">
&gt;
 </text:a>
and <text:a xlink:type="simple" xlink:href="https://twitter.com/ESA_JUICE" text:style-name="Internet_20_link" text:visited-style-name="Visited_20_Internet_20_Link">
&gt;
 </text:a>
 <text:a xlink:type="simple" xlink:href="https://t.co/1YCuYhPr2h" text:style-name="Internet_20_link" text:visited-style-name="Visited_20_Internet_20_Link">
&gt;
 </text:a>
&gt;
&gt;
 — ESA(@esa) <text:a xlink:type="simple" xlink:href="https://twitter.com/esa/status/1646851886945820673" text:style-name="Internet_20_link" text:visited-style-name="Visited_20_Internet_20_Link">
&gt;
 </text:a>
</text:p>

</text:p>
      <text:p text:style-name="P4">
<text:a xlink:type="simple" xlink:href="https://www.space.com/juice-jupiter-mission-launch-april-2023-livestream" text:style-name="Internet_20_link" text:visited-style-name="Visited_20_Internet_20_Link">
 </text:a>
It notes that the launch of Arriene 5 rocket launcher by Arrispace was recognized from the spaceport in French Guiana at 14.15 Kyiv time.</text:p>
      <text:p text:style-name="P4">
<draw:frame draw:style-name="fr1" draw:name="Image166" text:anchor-type="as-char" svg:width="6.666667in" svg:height="10.0in" draw:z-index="0">
<draw:image xlink:href="../Images/yкринформ/2023-04-14T16-18-46-03-00/1681478125-420.jpeg" xlink:type="simple" xlink:show="embed" xlink:actuate="onLoad" draw:mime-type="image/jpeg"/>
</draw:frame>
Juice spacecraft(Jupiter Icy Moons Explorer)He will arrive in Jupiter in 2031 and will hold the next three and a half years, rotating the ovaries, making close spans past three of its four main concomitants: Europe, Ganimedes and Callisto.</text:p>
      <text:p text:style-name="P4">
<draw:frame draw:style-name="fr1" draw:name="Image167" text:anchor-type="as-char" svg:width="6.666667in" svg:height="10.0in" draw:z-index="0">
<draw:image xlink:href="../Images/yкринформ/2023-04-14T16-18-46-03-00/1681478124-748.jpeg" xlink:type="simple" xlink:show="embed" xlink:actuate="onLoad" draw:mime-type="image/jpeg"/>
</draw:frame>
Since the NASA EUROPA CLIPA Ship, which is launched next year, will already study Europe in detail at that time, Juice will only take two lamps of a potentially vital satellite and focus most of the time on Ganima and Callisto.</text:p>
      <text:p text:style-name="P4">
<draw:frame draw:style-name="fr1" draw:name="Image168" text:anchor-type="as-char" svg:width="6.9236in" svg:height="4.897806in" draw:z-index="0">
<draw:image xlink:href="../Images/yкринформ/2023-04-14T16-18-46-03-00/1681478124-508.jpeg" xlink:type="simple" xlink:show="embed" xlink:actuate="onLoad" draw:mime-type="image/jpeg"/>
</draw:frame>
In December 2034, the Juice spacecraft would try to change orbit, moving from Jupiter to Ganymed, the largest natural satellite of the planet, and the mostly month in the solar system.</text:p>
      <text:p text:style-name="P4">
Thus, Juice will become the first spacecraft in history to rotate the moon other than the moon of Earth.</text:p>
      <text:p text:style-name="P4">
As reported by Ukrinform, the Japanese space startup ispace Inc. stated in the middle that his landing module can land on <text:a xlink:type="simple" xlink:href="https://www.ukrinform.ua/tag-misac" text:style-name="Internet_20_link" text:visited-style-name="Visited_20_Internet_20_Link">
</text:a>
 вже 26 квітня, що зробить його першоюприватною компанією світу, яка досягла супутника Землі.</text:p>
      <text:p text:style-name="P4">
<text:span text:style-name="T5">
Фото: ESA</text:span>
</text:p>
      <text:p text:style-name="P4">
News Source: <text:a xlink:type="simple" xlink:href="https://www.ukrinform.ua/rubric-technology/3695942-na-upiter-zapustili-kosmicnij-korabel-esa.html" text:style-name="Internet_20_link" text:visited-style-name="Visited_20_Internet_20_Link">
https://www.ukrinform.ua/rubric-technology/3695942-na-upiter-zapustili-kosmicnij-korabel-esa.html</text:a>
</text:p>
      <!--NEWS-->
      <text:h text:style-name="P10" text:outline-level="1">
<text:span text:style-name="T4">
Ukrainian business will receive support from the European Commission for € 7.5 million</text:span>
</text:h>
      <text:p text:style-name="P4">
Authors: Ukrinform (Person)</text:p>
      <text:p text:style-name="P4">
Publisher: Укринформ (Organization)</text:p>
      <text:p text:style-name="P4">
Published Time: 2023-04-14T16:30:00+03:00</text:p>
      <text:p text:style-name="P4">
Modified Time: 2023-04-14T16:30:00+03:00</text:p>
      <text:p text:style-name="P4">
Description: Within the framework of the EU "Single Market", the Ukrainian business will receive support from the European Commission of 7.5 million euros. - Ukrinform.</text:p>
      <text:p text:style-name="P4">
Images: ["<text:a xlink:type="simple" xlink:href="https://static.ukrinform.com/photos/2017_05/thumb_files/630_360_1495026894-4046.jpg" text:style-name="Internet_20_link" text:visited-style-name="Visited_20_Internet_20_Link">
630_360_14950...</text:a>
"]</text:p>
      <text:p text:style-name="P4">
Tags: ['Бізнес', 'Єврокомісія', 'Мінекономіки', 'Гроші']</text:p>
      <text:p text:style-name="P4">
Type: Article</text:p>
      <!--METADATA-->
      <text:p text:style-name="P4">
<draw:frame draw:style-name="fr1" draw:name="Image169" text:anchor-type="as-char" svg:width="6.9236in" svg:height="3.956343in" draw:z-index="0">
<draw:image xlink:href="../Images/yкринформ/2023-04-14T16-30-00-03-00/630_360_1495026894-4046.jpg" xlink:type="simple" xlink:show="embed" xlink:actuate="onLoad" draw:mime-type="image/jpeg"/>
</draw:frame>
Within the EU, the Single Market Program, the Ukrainian business will receive support from the European Commission of 7.5 million euros.</text:p>
      <text:p text:style-name="P4">
As Ukrinform reports, it reports <text:a xlink:type="simple" xlink:href="https://www.me.gov.ua/News/Detail" text:style-name="Internet_20_link" text:visited-style-name="Visited_20_Internet_20_Link">
</text:a>
 .</text:p>
      <text:p text:style-name="P4">
" <text:a xlink:type="simple" xlink:href="https://www.ukrinform.ua/tag-evrokomisia" text:style-name="Internet_20_link" text:visited-style-name="Visited_20_Internet_20_Link">
 </text:a>
She has already announced two grant proposals aimed at supporting Ukrainian entrepreneurs. The initiatives are named "Readyforeu" and a total budget of 7.5 million euros ", - it is said.</text:p>
      <text:p text:style-name="P4">
In particular, it is about the Business Space initiative with a budget of 4.5 million euros, which will be provided with financial support to Ukrainian SMEs(Including the transferred companies registered in Ukraine currently working with the EU)which were affected by the war. The purpose of this proposal is to create a consortium of support organizations <text:a xlink:type="simple" xlink:href="https://www.ukrinform.ua/tag-biznes" text:style-name="Internet_20_link" text:visited-style-name="Visited_20_Internet_20_Link">
</text:a>
, which will select up to 1,500 Ukrainian SMEs, focused on growth and sustainable development, which will receive direct support of up to 2500 euros.</text:p>
      <text:p text:style-name="P4">
Such support will cover the costs of research into the European market for the search for partners, legal, organizational or financial advice on creating a company or adaptation of the existing, consultations on intellectual rights rights, visiting European exhibitions and fairs, etc.</text:p>
      <text:p text:style-name="P4">
Another initiative of "Erasmus for young entrepreneurs - Ukraine" with a budget of 3 mlneurov will allow new Ukrainian entrepreneurs to gain experience in conducting businesses of Veuro -European countries through the current program of Erasmus for young entrepreneurs.</text:p>
      <text:p text:style-name="P4">
Such initiatives within the EU's single market will help Ukrainian entrepreneurs find new business partners in the EU and enter new markets. At the same time, this is another opportunity for European business to strengthen business communications in Ukraine, invest in Ukrainian business projects and join Ukraine.</text:p>
      <text:p text:style-name="P4">
The European Union Program "The Single Market" is a financial support program with the budget of 4.2 billion euros, which is designed for 7 years(From 2021 to 2027).Україна братиме участь у таких компонентах Програми, як зміцненняконкурентоспроможності та стійкості малих і середніх підприємств (About 1mlrd euro)as well as the creation and spread of high -quality European statistics(about 546 million euros).</text:p>
      <text:p text:style-name="P4">
This will provide various forms of business support and allow Ukraine to participate in an extended partnership aimed at developing new European statistics using many data sources, advanced data analysis, smart systems and digital technologies.</text:p>
      <text:p text:style-name="P4">
It is noted that facilitating access to the EU markets, promoting business development, studying business experience in EU countries and modernization of industrialism - these and other opportunities will be available for the Ukrainian Union within the European Union Program "Single Market". Currently, the process of ratification of the relevant agreement signed in Kyiv in early February is ongoing.</text:p>
      <text:p text:style-name="P4">
As reported by Ukrinform, the Council has decided to allocate 1 billionurov in the framework of the European Peace Fund, which will be aimed at the immediate supply of artillery ammunition to Ukraine to ensure its right to Russian aggression.</text:p>
      <text:p text:style-name="P4">
News Source: <text:a xlink:type="simple" xlink:href="https://www.ukrinform.ua/rubric-economy/3695946-ukrainskij-biznes-otrimae-pidtrimku-vid-evrokomisii-na-75-miljona.html" text:style-name="Internet_20_link" text:visited-style-name="Visited_20_Internet_20_Link">
https://www.ukrinform.ua/rubric-economy/3695946-ukrainskij-biznes-otrimae-pidtrimku-vid-evrokomisii-na-75-miljona.html</text:a>
</text:p>
      <!--NEWS-->
      <text:h text:style-name="P10" text:outline-level="1">
<text:span text:style-name="T4">
DFC and USAID will help Ukraine attract investment in reconstruction</text:span>
</text:h>
      <text:p text:style-name="P4">
Authors: Ukrinform (Person)</text:p>
      <text:p text:style-name="P4">
Publisher: Укринформ (Organization)</text:p>
      <text:p text:style-name="P4">
Published Time: 2023-04-14T16:34:00+03:00</text:p>
      <text:p text:style-name="P4">
Modified Time: 2023-04-14T16:34:00+03:00</text:p>
      <text:p text:style-name="P4">
Description: US International Financial Development Corporation (DFC) and USAID Agency (USAID) will help the Government of Ukraine to attract state and private investments to rebuild the country. - Ukrinform.</text:p>
      <text:p text:style-name="P4">
Images: ["<text:a xlink:type="simple" xlink:href="https://static.ukrinform.com/photos/2017_04/thumb_files/630_360_1493088985-4151-usaid.jpg" text:style-name="Internet_20_link" text:visited-style-name="Visited_20_Internet_20_Link">
630_360_14930...</text:a>
"]</text:p>
      <text:p text:style-name="P4">
Tags: ['Мінекономіки', 'USAID', 'Відбудова', 'DFC']</text:p>
      <text:p text:style-name="P4">
Type: Article</text:p>
      <!--METADATA-->
      <text:p text:style-name="P4">
<draw:frame draw:style-name="fr1" draw:name="Image170" text:anchor-type="as-char" svg:width="6.9236in" svg:height="3.956343in" draw:z-index="0">
<draw:image xlink:href="../Images/yкринформ/2023-04-14T16-34-00-03-00/630_360_1493088985-4151-usaid.jpg" xlink:type="simple" xlink:show="embed" xlink:actuate="onLoad" draw:mime-type="image/jpeg"/>
</draw:frame>
US International Development Corporation(DFC)and US Agency of International Development(USAID)They will help the Government of Ukraine to attract state and private investments in the country's rebuilding.</text:p>
      <text:p text:style-name="P4">
As Ukrinform reports, it reports <text:a xlink:type="simple" xlink:href="https://www.me.gov.ua/News/Detail" text:style-name="Internet_20_link" text:visited-style-name="Visited_20_Internet_20_Link">
</text:a>
.</text:p>
      <text:p text:style-name="P4">
“The Memorandum with DFC and USAID provides close cooperation with the Ministry of Economy of Ukraine team. I can say with certainty that the signing of this document will be evidenced on the support of our country by international partners and that they are confident in victory <text:a xlink:type="simple" xlink:href="https://www.ukrinform.ua/tag-ukraina" text:style-name="Internet_20_link" text:visited-style-name="Visited_20_Internet_20_Link">
</text:a>
. Ourpositions, which were reflected in the memorandum, will be a signal for other leases and investors around the world, that they can start the doluccuction of Ukraine's restoration and economy today, ”the First Vice -Vice -Minister - Minister of Economy of Ukraine Yulia Sviridenko explained.</text:p>
      <text:p text:style-name="P4">
According to her, Advantage Ukraine already interacts from the Ministry of Economy to prepare investment projects and implements preliminary selection by cooperating with Ukrainian applicants. Projects for hundreds of million dollar dollar are already directed to this organization by direct lending tools and military insurance. Upon receiving a positive DFCC, investors will be engaged in Ukraine Invest.</text:p>
      <text:p text:style-name="P4">
“American partners continue to demonstrate their support for Ukraine with the enemy and are always ready to help Ukrainian business. Thank you USA, DFC and USAID for partnerships and assistance in the country's economic recovery process, ”Sviridenko summarized.</text:p>
      <text:p text:style-name="P4">
<text:span text:style-name="T4">
 Read also: </text:span>
 <text:a xlink:type="simple" xlink:href="https://www.ukrinform.ua/rubric-vidbudova/3695346-smigal-pidpisav-ugodu-z-usaid-aka-spriatime-zrostannu-inozemnih-investicij-v-ukrainu.html" text:style-name="Internet_20_link" text:visited-style-name="Visited_20_Internet_20_Link">
<text:span text:style-name="T4">
 USAID </text:span>
</text:a>
As it was reported, the corresponding memorandums of understanding with J.P. Morgan Securities Plc and International Financial Corporation(IFC).</text:p>
      <text:p text:style-name="P4">
News Source: <text:a xlink:type="simple" xlink:href="https://www.ukrinform.ua/rubric-vidbudova/3695947-dfc-ta-usaid-dopomagatimut-ukraini-zalucati-investicii-na-vidbudovu.html" text:style-name="Internet_20_link" text:visited-style-name="Visited_20_Internet_20_Link">
https://www.ukrinform.ua/rubric-vidbudova/3695947-dfc-ta-usaid-dopomagatimut-ukraini-zalucati-investicii-na-vidbudovu.html</text:a>
</text:p>
      <!--NEWS-->
      <text:h text:style-name="P10" text:outline-level="1">
<text:span text:style-name="T4">
The Belarusian Su-25 pilots finished preparation for the use of "special ammunition"</text:span>
</text:h>
      <text:p text:style-name="P4">
Authors: Ukrinform (Person)</text:p>
      <text:p text:style-name="P4">
Publisher: Укринформ (Organization)</text:p>
      <text:p text:style-name="P4">
Published Time: 2023-04-14T16:35:28+03:00</text:p>
      <text:p text:style-name="P4">
Modified Time: 2023-04-14T16:35:28+03:00</text:p>
      <text:p text:style-name="P4">
Description: The pilots of the Su-25 Su-25 Armed Forces of Belarus have completed preparation for "the use of modern aviation means of defeat, including special ammunition", which refers to tactical nuclear weapons. - Ukrinform.</text:p>
      <text:p text:style-name="P4">
Images: ["<text:a xlink:type="simple" xlink:href="https://static.ukrinform.com/photos/2023_04/thumb_files/630_360_1681479044-528.jpg" text:style-name="Internet_20_link" text:visited-style-name="Visited_20_Internet_20_Link">
630_360_16814...</text:a>
"]</text:p>
      <text:p text:style-name="P4">
Tags: ['білорусь', 'Літак', 'Ядерна зброя']</text:p>
      <text:p text:style-name="P4">
Type: Article</text:p>
      <!--METADATA-->
      <text:p text:style-name="P4">
<draw:frame draw:style-name="fr1" draw:name="Image171" text:anchor-type="as-char" svg:width="6.9236in" svg:height="3.956343in" draw:z-index="0">
<draw:image xlink:href="../Images/yкринформ/2023-04-14T16-35-28-03-00/630_360_1681479044-528.jpg" xlink:type="simple" xlink:show="embed" xlink:actuate="onLoad" draw:mime-type="image/jpeg"/>
</draw:frame>
The Su-25 pilot compartment of the Armed Forces of Belarus has completed preparation for "the use of modern aviation means of defeat, including special ammunition", which means tactical nuclear weapons.</text:p>
      <text:p text:style-name="P4">
About it reports Ukrinform with reference to <text:a xlink:type="simple" xlink:href="http://t.me/modmilby/25768" text:style-name="Internet_20_link" text:visited-style-name="Visited_20_Internet_20_Link">
</text:a>
міноборони рб.</text:p>
      <text:p text:style-name="P4">
«Завершено допідготовку льотного та інженерно-технічного складу ВПС та військППО рб за програмою експлуатації та бойового застосування штурмовиків Су-25.Підготовка включала як теоретичний курс, так і практичні заняття підкерівництвом досвідчених російських інструкторів, що дозволило як поліпшитипрактичні навички льотного складу, а й освоїти нові способи застосуваннясучасних авіаційних засобів поразки, зокрема і спеціальних боєприпасів», -йдеться у повідомленні.</text:p>
      <text:p text:style-name="P4">
Також сьогодні міністр оборони <text:a xlink:type="simple" xlink:href="https://www.ukrinform.ua/tag-bilorus" text:style-name="Internet_20_link" text:visited-style-name="Visited_20_Internet_20_Link">
 </text:a>
Victor <text:a xlink:type="simple" xlink:href="http://t.me/modmilby/25766" text:style-name="Internet_20_link" text:visited-style-name="Visited_20_Internet_20_Link">
</text:a>
The preparation for the use of nuclear weapons by calculations of Iskander-M missile complexes will end next week.</text:p>
      <text:p text:style-name="P4">
<text:span text:style-name="T4">
 Read also: </text:span>
 <text:a xlink:type="simple" xlink:href="https://www.ukrinform.ua/rubric-world/3694889-rosijske-vtorgnenna-biloruskij-kontekst-berezen2023.html" text:style-name="Internet_20_link" text:visited-style-name="Visited_20_Internet_20_Link">
<text:span text:style-name="T4">
 Belarus </text:span>
</text:a>
As it was reported, on March 25, Russian President Vladimir Putin said that Moscow Minsk agreed to place tactical nuclear weapons in Belarus, as if he had been "long -term" asked Alexander Lukashenko. According to Putin, the construction of a special repository for these weapons will end by July 1, 2023.</text:p>
      <text:p text:style-name="P4">
In his "message to the Belarusian people", on March 31, Lukashenko stated that Putin could be introduced into Belarus and strategic nuclear weapons.</text:p>
      <text:p text:style-name="P4">
News Source: <text:a xlink:type="simple" xlink:href="https://www.ukrinform.ua/rubric-ato/3695948-biloruski-piloti-su25-zakincili-pidgotovku-do-zastosuvanna-specialnih-boepripasiv.html" text:style-name="Internet_20_link" text:visited-style-name="Visited_20_Internet_20_Link">
https://www.ukrinform.ua/rubric-ato/3695948-biloruski-piloti-su25-zakincili-pidgotovku-do-zastosuvanna-specialnih-boepripasiv.html</text:a>
</text:p>
      <!--NEWS-->
      <text:h text:style-name="P10" text:outline-level="1">
<text:span text:style-name="T4">
In Sweden at the refinery, a Russian was arrested - suspected of espionage</text:span>
</text:h>
      <text:p text:style-name="P4">
Authors: Ukrinform (Person)</text:p>
      <text:p text:style-name="P4">
Publisher: Укринформ (Organization)</text:p>
      <text:p text:style-name="P4">
Published Time: 2023-04-14T16:40:00+03:00</text:p>
      <text:p text:style-name="P4">
Modified Time: 2023-04-14T16:40:00+03:00</text:p>
      <text:p text:style-name="P4">
Description: At one of Sweden's largest refineries, the Russian woman was arrested on suspicion of corporate espionage. - Ukrinform.</text:p>
      <text:p text:style-name="P4">
Images: ["<text:a xlink:type="simple" xlink:href="https://static.ukrinform.com/photos/2023_04/thumb_files/630_360_1681479595-186.jpg" text:style-name="Internet_20_link" text:visited-style-name="Visited_20_Internet_20_Link">
630_360_16814...</text:a>
"]</text:p>
      <text:p text:style-name="P4">
Tags: ['нафта', 'Шпигун', 'Швеція', 'росія']</text:p>
      <text:p text:style-name="P4">
Type: Article</text:p>
      <!--METADATA-->
      <text:p text:style-name="P4">
<draw:frame draw:style-name="fr1" draw:name="Image172" text:anchor-type="as-char" svg:width="6.9236in" svg:height="3.956343in" draw:z-index="0">
<draw:image xlink:href="../Images/yкринформ/2023-04-14T16-40-00-03-00/630_360_1681479595-186.jpg" xlink:type="simple" xlink:show="embed" xlink:actuate="onLoad" draw:mime-type="image/jpeg"/>
</draw:frame>
At one of the largest oil refineries of Sweden, the Russian woman was arrested on suspicion of corporate espionage.</text:p>
      <text:p text:style-name="P4">
About it reports <text:a xlink:type="simple" xlink:href="https://norway.postsen.com/world/110560/Russian-woman-arrested-for-espionage-at-an-oil-refinery-in-Gothenburg.html" text:style-name="Internet_20_link" text:visited-style-name="Visited_20_Internet_20_Link">
</text:a>
, reports Ukrinform.</text:p>
      <text:p text:style-name="P4">
Police have detained and arrested a Russian citizen at the Premraff plant on Thursday, the Swedish TV4 TV4 reports. The operation was performed by conditions of strict secrecy.</text:p>
      <text:p text:style-name="P4">
“The prosecutor's office has decided <text:a xlink:type="simple" xlink:href="https://www.ukrinform.ua/tag-arest" text:style-name="Internet_20_link" text:visited-style-name="Visited_20_Internet_20_Link">
</text:a>
a person suspected of corporate espionage. The preliminary investigation is underway, which means that we cannot provide more information in accordance with the provisions concerning this, ”said police spokeswoman Caroline Carlsson.</text:p>
      <text:p text:style-name="P4">
According to the PREMRAFF representative, the detained person worked on a subcontractor.</text:p>
      <text:p text:style-name="P4">
<text:span text:style-name="T4">
 Read also: </text:span>
 <text:a xlink:type="simple" xlink:href="https://www.ukrinform.ua/rubric-world/3695074-v-estonii-fsb-sistematicno-verbue-ukrainskih-bizenciv.html" text:style-name="Internet_20_link" text:visited-style-name="Visited_20_Internet_20_Link">
</text:a>
It is noted that several people were delivered for questioning. The police also conducted the search in their homes.</text:p>
      <text:p text:style-name="P4">
As reported <text:a xlink:type="simple" xlink:href="https://www.ukrinform.ua/rubric-world/3695384-norvegia-vidvorae-15-rosijskih-diplomativ.html" text:style-name="Internet_20_link" text:visited-style-name="Visited_20_Internet_20_Link">
</text:a>
On the eve of the Government of Norway to decide to manage Non Grata 15 Russian intelligence officers who worked under diplomatic cover in the country.</text:p>
      <text:p text:style-name="P4">
<text:span text:style-name="T5">
Foto: norway.postsen.com</text:span>
</text:p>
      <text:p text:style-name="P4">
News Source: <text:a xlink:type="simple" xlink:href="https://www.ukrinform.ua/rubric-world/3695949-u-svecii-na-naftopererobnomu-zavodi-arestuvali-rosianku-pidozruut-u-spigunstvi.html" text:style-name="Internet_20_link" text:visited-style-name="Visited_20_Internet_20_Link">
https://www.ukrinform.ua/rubric-world/3695949-u-svecii-na-naftopererobnomu-zavodi-arestuvali-rosianku-pidozruut-u-spigunstvi.html</text:a>
</text:p>
      <!--NEWS-->
      <text:h text:style-name="P10" text:outline-level="1">
<text:span text:style-name="T4">
В Українському домі у США відкрили фотовиставку «Бахмут незламний» – Шмигаль</text:span>
</text:h>
      <text:p text:style-name="P4">
Authors: Ukrinform (Person)</text:p>
      <text:p text:style-name="P4">
Publisher: Укринформ (Organization)</text:p>
      <text:p text:style-name="P4">
Published Time: 2023-04-14T16:49:00+03:00</text:p>
      <text:p text:style-name="P4">
Modified Time: 2023-04-14T16:49:00+03:00</text:p>
      <text:p text:style-name="P4">
Description: In the Ukrainian House in the United States, a photo exhibition "Bakhmut is unbreakable!" Was opened, which clearly demonstrates what Russia wants to turn. - Ukrinform.</text:p>
      <text:p text:style-name="P4">
Images: ["<text:a xlink:type="simple" xlink:href="https://static.ukrinform.com/photos/2023_04/thumb_files/630_360_1681480080-423.jpg" text:style-name="Internet_20_link" text:visited-style-name="Visited_20_Internet_20_Link">
630_360_16814...</text:a>
", "<text:a xlink:type="simple" xlink:href="https://static.ukrinform.com/photos/2023_04/1681480080-638.jpg" text:style-name="Internet_20_link" text:visited-style-name="Visited_20_Internet_20_Link">
1681480080-63...</text:a>
", "<text:a xlink:type="simple" xlink:href="https://static.ukrinform.com/photos/2023_04/1681480037-595.jpg" text:style-name="Internet_20_link" text:visited-style-name="Visited_20_Internet_20_Link">
1681480037-59...</text:a>
", "<text:a xlink:type="simple" xlink:href="https://static.ukrinform.com/photos/2023_04/1681480080-440.jpg" text:style-name="Internet_20_link" text:visited-style-name="Visited_20_Internet_20_Link">
1681480080-44...</text:a>
", "<text:a xlink:type="simple" xlink:href="https://static.ukrinform.com/photos/2023_04/1681480079-309.jpg" text:style-name="Internet_20_link" text:visited-style-name="Visited_20_Internet_20_Link">
1681480079-30...</text:a>
"]</text:p>
      <text:p text:style-name="P4">
Tags: ['Бахмут', 'США', 'Виставка', 'Шмигаль', 'Війна з росією']</text:p>
      <text:p text:style-name="P4">
Type: Article</text:p>
      <!--METADATA-->
      <text:p text:style-name="P4">
<draw:frame draw:style-name="fr1" draw:name="Image173" text:anchor-type="as-char" svg:width="6.9236in" svg:height="3.956343in" draw:z-index="0">
<draw:image xlink:href="../Images/yкринформ/2023-04-14T16-49-00-03-00/630_360_1681480080-423.jpg" xlink:type="simple" xlink:show="embed" xlink:actuate="onLoad" draw:mime-type="image/jpeg"/>
</draw:frame>
In the Ukrainian House in the United States, they opened a photo exhibition "Bakhmut is unbreakable!", Which will give a clear renovation, which Russia wants to turn Russia.</text:p>
      <text:p text:style-name="P4">
About this Prime Minister Denis Shmigal, who is on a working visit of Uvashington(USA), he wrote in a telegram, reports Ukrinform.</text:p>
      <text:p text:style-name="P4">
<draw:frame draw:style-name="fr1" draw:name="Image174" text:anchor-type="as-char" svg:width="6.9236in" svg:height="4.615733in" draw:z-index="0">
<draw:image xlink:href="../Images/yкринформ/2023-04-14T16-49-00-03-00/1681480080-638.jpg" xlink:type="simple" xlink:show="embed" xlink:actuate="onLoad" draw:mime-type="image/jpeg"/>
</draw:frame>
"In the Ukrainian House in the United States, a photo exhibition" Bakhmut is unbreakable!"Was opened. These photos are an illustration of what our enemy wants to turn Ukraine. But Bakhmutzlam!And just as unbreakable every of us, ”Shmigal wrote.</text:p>
      <text:p text:style-name="P4">
<draw:frame draw:style-name="fr1" draw:name="Image175" text:anchor-type="as-char" svg:width="6.9236in" svg:height="4.615733in" draw:z-index="0">
<draw:image xlink:href="../Images/yкринформ/2023-04-14T16-49-00-03-00/1681480037-595.jpg" xlink:type="simple" xlink:show="embed" xlink:actuate="onLoad" draw:mime-type="image/jpeg"/>
</draw:frame>
According to him, it is extremely important for our country to support our compatriots in America. The Ukrainian diaspora in the United States is traditionally cohesive, energetic and initiative.</text:p>
      <text:p text:style-name="P4">
<draw:frame draw:style-name="fr1" draw:name="Image176" text:anchor-type="as-char" svg:width="6.9236in" svg:height="4.615733in" draw:z-index="0">
<draw:image xlink:href="../Images/yкринформ/2023-04-14T16-49-00-03-00/1681480080-440.jpg" xlink:type="simple" xlink:show="embed" xlink:actuate="onLoad" draw:mime-type="image/jpeg"/>
</draw:frame>
"I thank you for strengthening the two -party support of our country and for being reinstalling hostile propaganda," the Prime Minister added.</text:p>
      <text:p text:style-name="P4">
<draw:frame draw:style-name="fr1" draw:name="Image177" text:anchor-type="as-char" svg:width="6.9236in" svg:height="4.615733in" draw:z-index="0">
<draw:image xlink:href="../Images/yкринформ/2023-04-14T16-49-00-03-00/1681480079-309.jpg" xlink:type="simple" xlink:show="embed" xlink:actuate="onLoad" draw:mime-type="image/jpeg"/>
</draw:frame>
According to Ukrinform, the Russian Federation performs every day in Bakhmut from 40 to 50 storms and causes more than 500 shelling. Ukrainian defenders courageously disperse the enemy.</text:p>
      <text:p text:style-name="P4">
Secretary of the National Security and Defense Council Alexei Danilov <text:a xlink:type="simple" xlink:href="https://www.ukrinform.ua/rubric-ato/3695642-danilov-rosiani-uavlaut-vzatta-bahmuta-ak-peremogu-v-drugij-svitovij-vijni.html" text:style-name="Internet_20_link" text:visited-style-name="Visited_20_Internet_20_Link">
</text:a>
that the Ukrainian Armed Forces are not unique to retreat from Bakhmut, in the event of a threat of decisions will instantly make the military themselves.</text:p>
      <text:p text:style-name="P4">
<text:span text:style-name="T5">
Foto: Denis Shmigal / Twitter</text:span>
</text:p>
      <text:p text:style-name="P4">
News Source: <text:a xlink:type="simple" xlink:href="https://www.ukrinform.ua/rubric-diaspora/3695952-v-ukrainskomu-domi-u-ssa-vidkrili-fotovistavku-bahmut-nezlamnij-smigal.html" text:style-name="Internet_20_link" text:visited-style-name="Visited_20_Internet_20_Link">
https://www.ukrinform.ua/rubric-diaspora/3695952-v-ukrainskomu-domi-u-ssa-vidkrili-fotovistavku-bahmut-nezlamnij-smigal.html</text:a>
</text:p>
      <!--NEWS-->
      <text:h text:style-name="P10" text:outline-level="1">
<text:span text:style-name="T4">
The warehouses already have 76% of the summer form for servicemen - the Ministry of Defense</text:span>
</text:h>
      <text:p text:style-name="P4">
Authors: Ukrinform (Person)</text:p>
      <text:p text:style-name="P4">
Publisher: Укринформ (Organization)</text:p>
      <text:p text:style-name="P4">
Published Time: 2023-04-14T16:52:00+03:00</text:p>
      <text:p text:style-name="P4">
Modified Time: 2023-04-14T16:52:00+03:00</text:p>
      <text:p text:style-name="P4">
Description: As of April 10, there are already 76% of the summer form from the need for servicemen of the Armed Forces of Ukraine. - Ukrinform.</text:p>
      <text:p text:style-name="P4">
Images: ["<text:a xlink:type="simple" xlink:href="https://static.ukrinform.com/photos/2022_11/thumb_files/630_360_1669729873-277.jpg" text:style-name="Internet_20_link" text:visited-style-name="Visited_20_Internet_20_Link">
630_360_16697...</text:a>
"]</text:p>
      <text:p text:style-name="P4">
Tags: ['Міноборони', 'Військова форма', 'Військові', 'Літо']</text:p>
      <text:p text:style-name="P4">
Type: Article</text:p>
      <!--METADATA-->
      <text:p text:style-name="P4">
<draw:frame draw:style-name="fr1" draw:name="Image178" text:anchor-type="as-char" svg:width="6.9236in" svg:height="3.956343in" draw:z-index="0">
<draw:image xlink:href="../Images/yкринформ/2023-04-14T16-52-00-03-00/630_360_1669729873-277.jpg" xlink:type="simple" xlink:show="embed" xlink:actuate="onLoad" draw:mime-type="image/jpeg"/>
</draw:frame>
As of April 10, there are already 76% of the summer form of the need for military servicemen of the Armed Forces of Ukraine.</text:p>
      <text:p text:style-name="P4">
According to Ukrinform, the Ministry of Defense of Ukraine reports in <text:a xlink:type="simple" xlink:href="http://t.me/ministry_of_defense_ua/7596" text:style-name="Internet_20_link" text:visited-style-name="Visited_20_Internet_20_Link">
</text:a>
.</text:p>
      <text:p text:style-name="P4">
“As of 10.04.2023, the need for summer field costumes on real warehouses is already supplemented by 76%. Another 244 thousand kits are located on the combined provisions of providing and another 280.9 thousand kits will come from the industry by the April. That is, the total security is 100%. Even, a reserve is formed. However, the issue of distribution of and logistics in the troops should always be taken into account, ”the message reads.</text:p>
      <text:p text:style-name="P4">
The real warehouses of the Armed Forces of Ukraine have sufficient summer reserves of the elderly need.</text:p>
      <text:p text:style-name="P4">
The Ministry of Defense takes measures to provide a summer form of military personnel. This is one of the priority tasks facing the defense department.</text:p>
      <text:p text:style-name="P4">
According to the report, the process is scheduled, in accordance with the normal supply of property of the Armed Forces and the State Special Service of Transport in peacetime and a special period. For all object property, the terms of their operation are set. Content factors that may occur in the face of collision with the enemy of fighting are also taken into account.</text:p>
      <text:p text:style-name="P4">
The Ministry of Defense is involved in cooperation of domestic suppliers of clothing in order to ensure the servicemen with a summer form of high quality clothing.</text:p>
      <text:p text:style-name="P4">
It is noted that the process of concluding contracts is fully and planned. It is a difficult and long -term process that has a number of nuances and individual objects of litter -nomenclature can come from logistics forces to real compositions. Questions in safe transportation. But all the elements will come. The needs of the military are not ignored.</text:p>
      <text:p text:style-name="P4">
<text:span text:style-name="T4">
 Read also: </text:span>
 <text:a xlink:type="simple" xlink:href="https://www.ukrinform.ua/rubric-society/3694562-u-minoboroni-stvorili-ofis-z-pidtrimki-zmin.html" text:style-name="Internet_20_link" text:visited-style-name="Visited_20_Internet_20_Link">
<text:span text:style-name="T4">
 Ministry of Defense </text:span>
</text:a>
The system of material support of servicemen is constantly improving, the department is working on it.</text:p>
      <text:p text:style-name="P4">
The Ministry of Defense noted that it is systematically communicating and informs about the consumption, accumulation of a reserve and the procedure for delivery of a unicorn.</text:p>
      <text:p text:style-name="P4">
“<text:a xlink:type="simple" xlink:href="https://www.ukrinform.ua/tag-minoboroni" text:style-name="Internet_20_link" text:visited-style-name="Visited_20_Internet_20_Link">
</text:a>
provides all the needs of the Armed Forces that are informed to us from the General Staff, ”the message reads.According to Ukrinform, new samples of women's summer field form are currently undergoing a testing process, the defenders will give the developers their feedback.</text:p>
      <text:p text:style-name="P4">
News Source: <text:a xlink:type="simple" xlink:href="https://www.ukrinform.ua/rubric-ato/3695953-na-skladah-vze-e-76-litnoi-formi-dla-vijskovosluzbovciv-minoboroni.html" text:style-name="Internet_20_link" text:visited-style-name="Visited_20_Internet_20_Link">
https://www.ukrinform.ua/rubric-ato/3695953-na-skladah-vze-e-76-litnoi-formi-dla-vijskovosluzbovciv-minoboroni.html</text:a>
</text:p>
      <!--NEWS-->
      <text:h text:style-name="P10" text:outline-level="1">
<text:span text:style-name="T4">
President appointed Eugene Cloud Chief of the Center of Special Operations "A"</text:span>
</text:h>
      <text:p text:style-name="P4">
Authors: Ukrinform (Person)</text:p>
      <text:p text:style-name="P4">
Publisher: Укринформ (Organization)</text:p>
      <text:p text:style-name="P4">
Published Time: 2023-04-14T16:57:04+03:00</text:p>
      <text:p text:style-name="P4">
Modified Time: 2023-04-14T16:57:04+03:00</text:p>
      <text:p text:style-name="P4">
Description: President of Ukraine Volodymyr Zelensky dismissed Sergiy Dusyk from the post of the Head of the Center for Special Operations of Terrorism, Protection of Criminal Justice Participants and SBU law enforcement officials and appointed Eugene Cloud to his place. - Ukrinform.</text:p>
      <text:p text:style-name="P4">
Images: ["<text:a xlink:type="simple" xlink:href="https://static.ukrinform.com/photos/2022_12/thumb_files/630_360_1671115306-366.jpeg" text:style-name="Internet_20_link" text:visited-style-name="Visited_20_Internet_20_Link">
630_360_16711...</text:a>
"]</text:p>
      <text:p text:style-name="P4">
Tags: ['Призначення', 'СБУ', 'Зеленський']</text:p>
      <text:p text:style-name="P4">
Type: Article</text:p>
      <!--METADATA-->
      <text:p text:style-name="P4">
<draw:frame draw:style-name="fr1" draw:name="Image179" text:anchor-type="as-char" svg:width="6.9236in" svg:height="3.956343in" draw:z-index="0">
<draw:image xlink:href="../Images/yкринформ/2023-04-14T16-57-04-03-00/630_360_1671115306-366.jpeg" xlink:type="simple" xlink:show="embed" xlink:actuate="onLoad" draw:mime-type="image/jpeg"/>
</draw:frame>
Volodymyr Zelensky's Presidential Ukrainian dismissed Sergiy Dusyk from the post of chief of centrifugal operations to combat terrorism, protection of participants in criminal development and law enforcement officials of the SBU and appointed Eugene Kholo on his place.</text:p>
      <text:p text:style-name="P4">
The corresponding decrees are published <text:a xlink:type="simple" xlink:href="http://www.president.gov.ua/documents/2232023-46477" text:style-name="Internet_20_link" text:visited-style-name="Visited_20_Internet_20_Link">
</text:a>
reports Ukrinform.</text:p>
      <text:p text:style-name="P4">
Thus, in accordance with Decree No. 223/2023, Zelensky appointed a cloud to the Head of Special Operations for Combating Terrorism, Protection of Criminal Justice and Law Enforcement Bodies of the Security Service of Ukraine.</text:p>
      <text:p text:style-name="P4">
Another Decree No. 222/2023, the President released Dusik from this position.</text:p>
      <text:p text:style-name="P4">
<text:span text:style-name="T4">
 Read also: </text:span>
 <text:a xlink:type="simple" xlink:href="https://www.ukrinform.ua/rubric-regions/3694128-prezident-priznaciv-kravcenka-golovou-kiivskoi-oda.html" text:style-name="Internet_20_link" text:visited-style-name="Visited_20_Internet_20_Link">
</text:a>
The Center for Special Operations for Combating Terrorism, Protection of Criminal Justice and Law Enforcement Workers - a separate unit <text:a xlink:type="simple" xlink:href="https://www.ukrinform.ua/tag-sbu" text:style-name="Internet_20_link" text:visited-style-name="Visited_20_Internet_20_Link">
</text:a>
. He performs the task of reflecting terrorist acts and actions that threaten the security of the state, the release of hostages, the seizure of dangerous criminals, the protection of participants of criminal justice, employees of courts and law enforcement agencies, members of families.</text:p>
      <text:p text:style-name="P4">
News Source: <text:a xlink:type="simple" xlink:href="https://www.ukrinform.ua/rubric-polytics/3695954-prezident-priznaciv-evgenia-hmaru-nacalnikom-centru-specialnih-operacij-a.html" text:style-name="Internet_20_link" text:visited-style-name="Visited_20_Internet_20_Link">
https://www.ukrinform.ua/rubric-polytics/3695954-prezident-priznaciv-evgenia-hmaru-nacalnikom-centru-specialnih-operacij-a.html</text:a>
</text:p>
      <!--NEWS-->
      <text:h text:style-name="P10" text:outline-level="1">
<text:span text:style-name="T4">
Ukraine expects to get two tranches from the IMF this year - $ 1.8 billion</text:span>
</text:h>
      <text:p text:style-name="P4">
Authors: Ukrinform (Person)</text:p>
      <text:p text:style-name="P4">
Publisher: Укринформ (Organization)</text:p>
      <text:p text:style-name="P4">
Published Time: 2023-04-14T17:04:55+03:00</text:p>
      <text:p text:style-name="P4">
Modified Time: 2023-04-14T17:04:55+03:00</text:p>
      <text:p text:style-name="P4">
Description: Ukraine expects to receive from the International Monetary Fund (IMF) a total of $ 1.8 billion with a total of $ 1.8 billion.</text:p>
      <text:p text:style-name="P4">
Images: ["<text:a xlink:type="simple" xlink:href="https://static.ukrinform.com/photos/2016_06/thumb_files/630_360_1465217065-7750-dollary.jpg" text:style-name="Internet_20_link" text:visited-style-name="Visited_20_Internet_20_Link">
630_360_14652...</text:a>
", "<text:a xlink:type="simple" xlink:href="https://static.ukrinform.com/photos/2023_04/1681480609-757.jpeg" text:style-name="Internet_20_link" text:visited-style-name="Visited_20_Internet_20_Link">
1681480609-75...</text:a>
", "<text:a xlink:type="simple" xlink:href="https://static.ukrinform.com/photos/2023_04/1681480609-920.jpeg" text:style-name="Internet_20_link" text:visited-style-name="Visited_20_Internet_20_Link">
1681480609-92...</text:a>
", "<text:a xlink:type="simple" xlink:href="https://static.ukrinform.com/photos/2023_04/1681480609-664.jpeg" text:style-name="Internet_20_link" text:visited-style-name="Visited_20_Internet_20_Link">
1681480609-66...</text:a>
"]</text:p>
      <text:p text:style-name="P4">
Tags: ['МВФ', 'Україна', 'Гроші', 'Сергій Марченко', 'Шмигаль']</text:p>
      <text:p text:style-name="P4">
Type: Article</text:p>
      <!--METADATA-->
      <text:p text:style-name="P4">
<draw:frame draw:style-name="fr1" draw:name="Image180" text:anchor-type="as-char" svg:width="6.9236in" svg:height="3.956343in" draw:z-index="0">
<draw:image xlink:href="../Images/yкринформ/2023-04-14T17-04-55-03-00/630_360_1465217065-7750-dollary.jpg" xlink:type="simple" xlink:show="embed" xlink:actuate="onLoad" draw:mime-type="image/jpeg"/>
</draw:frame>
Ukraine expects to receive from the International Monetary Fund(IMF)Two tranches with a total volume of $ 1.8 billion.</text:p>
      <text:p text:style-name="P4">
As Ukrinform reports, it reports <text:a xlink:type="simple" xlink:href="https://www.mof.gov.ua/uk/news/denys_shmyhal_and_sergii_marchenko_met_with_imf_managing_director_kristalina_georgieva-3952" text:style-name="Internet_20_link" text:visited-style-name="Visited_20_Internet_20_Link">
</text:a>
Following the meeting of the Prime Minister of Ukraine Denis Shmigal and Minister of Finances Sergiy Marchenko with the IMF Director Chrystalinino Georgieva.</text:p>
      <text:p text:style-name="P4">
<draw:frame draw:style-name="fr1" draw:name="Image181" text:anchor-type="as-char" svg:width="6.9236in" svg:height="4.115696in" draw:z-index="0">
<draw:image xlink:href="../Images/yкринформ/2023-04-14T17-04-55-03-00/1681480609-757.jpeg" xlink:type="simple" xlink:show="embed" xlink:actuate="onLoad" draw:mime-type="image/jpeg"/>
</draw:frame>
The parties discussed the current state of cooperation between the Government of Ukraine with the International Bulk Fund.</text:p>
      <text:p text:style-name="P4">
"In March 2023, the Board of Directors of the International Monetary Fund approved the four -year program of expanded financing(Extended Fund Facility -EFF)For Ukraine in the amount of $ 15.6 billion USA. The first tranche of $ 2.7 billion was received at the State Budget of Ukraine immediately after the program is approved. Takuskraina expects to receive two more tranches during the year with a total volume of $ 1.8lrd, " - the message reads.</text:p>
      <text:p text:style-name="P4">
<draw:frame draw:style-name="fr1" draw:name="Image182" text:anchor-type="as-char" svg:width="6.9236in" svg:height="4.615733in" draw:z-index="0">
<draw:image xlink:href="../Images/yкринформ/2023-04-14T17-04-55-03-00/1681480609-920.jpeg" xlink:type="simple" xlink:show="embed" xlink:actuate="onLoad" draw:mime-type="image/jpeg"/>
</draw:frame>
Marchenko thanked the management <text:a xlink:type="simple" xlink:href="https://www.ukrinform.ua/tag-mvf" text:style-name="Internet_20_link" text:visited-style-name="Visited_20_Internet_20_Link">
</text:a>
Singing in the implementation of important measures and politicians in the tax and budgetary and finance.</text:p>
      <text:p text:style-name="P4">
<text:span text:style-name="T4">
 Read also: </text:span>
 <text:a xlink:type="simple" xlink:href="https://www.ukrinform.ua/rubric-economy/3695765-smigal-zustrivsa-z-glavou-mvf-georgievou.html" text:style-name="Internet_20_link" text:visited-style-name="Visited_20_Internet_20_Link">
<text:span text:style-name="T4">
 Shmigal </text:span>
</text:a>
</text:p>
      <text:p text:style-name="P4">
<draw:frame draw:style-name="fr1" draw:name="Image183" text:anchor-type="as-char" svg:width="6.9236in" svg:height="4.615733in" draw:z-index="0">
<draw:image xlink:href="../Images/yкринформ/2023-04-14T17-04-55-03-00/1681480609-664.jpeg" xlink:type="simple" xlink:show="embed" xlink:actuate="onLoad" draw:mime-type="image/jpeg"/>
</draw:frame>
The Government of Ukraine, together with international partners, has identified key -row areas of reforms that will limit the devastating effects, reduce risks to stability and create the basis for economic restoration.</text:p>
      <text:p text:style-name="P4">
According to Ukrinform, Ukraine will receive access to $ 115 billion in long -term support through the International Monetary Fund and G7 countries.</text:p>
      <text:p text:style-name="P4">
<text:span text:style-name="T5">
Foto: Minion</text:span>
</text:p>
      <text:p text:style-name="P4">
News Source: <text:a xlink:type="simple" xlink:href="https://www.ukrinform.ua/rubric-economy/3695958-ukraina-rozrahovue-cogoric-otrimati-vid-mvf-ise-dva-transi-na-18-milarda.html" text:style-name="Internet_20_link" text:visited-style-name="Visited_20_Internet_20_Link">
https://www.ukrinform.ua/rubric-economy/3695958-ukraina-rozrahovue-cogoric-otrimati-vid-mvf-ise-dva-transi-na-18-milarda.html</text:a>
</text:p>
      <!--NEWS-->
      <text:h text:style-name="P10" text:outline-level="1">
<text:span text:style-name="T4">
Poland has already provided to Ukraine military assistance for almost € 3 billion - Duda</text:span>
</text:h>
      <text:p text:style-name="P4">
Authors: Ukrinform (Person)</text:p>
      <text:p text:style-name="P4">
Publisher: Укринформ (Organization)</text:p>
      <text:p text:style-name="P4">
Published Time: 2023-04-14T17:10:14+03:00</text:p>
      <text:p text:style-name="P4">
Modified Time: 2023-04-14T17:10:14+03:00</text:p>
      <text:p text:style-name="P4">
Description: Poland's military assistance for Ukraine is rated at about € 3 billion today. - Ukrinform.</text:p>
      <text:p text:style-name="P4">
Images: ["<text:a xlink:type="simple" xlink:href="https://static.ukrinform.com/photos/2023_04/thumb_files/630_360_1680700410-694.jpg" text:style-name="Internet_20_link" text:visited-style-name="Visited_20_Internet_20_Link">
630_360_16807...</text:a>
"]</text:p>
      <text:p text:style-name="P4">
Tags: ['Дуда', 'Польща', 'Україна', 'допомога']</text:p>
      <text:p text:style-name="P4">
Type: Article</text:p>
      <!--METADATA-->
      <text:p text:style-name="P4">
<draw:frame draw:style-name="fr1" draw:name="Image184" text:anchor-type="as-char" svg:width="6.9236in" svg:height="3.956343in" draw:z-index="0">
<draw:image xlink:href="../Images/yкринформ/2023-04-14T17-10-14-03-00/630_360_1680700410-694.jpg" xlink:type="simple" xlink:show="embed" xlink:actuate="onLoad" draw:mime-type="image/jpeg"/>
</draw:frame>
Poland's military assistance for Ukraine is estimated at about 3 billion.</text:p>
      <text:p text:style-name="P4">
This was stated by Polish leader Andrzej Duda during a joint press conference in Vienna with Austrianexondrumber van der Bellen, the Ukrinform correspondent reported.</text:p>
      <text:p text:style-name="P4">
The President of the RP noted that Poland now transmits the MiG-29 Ukrainal. He expressed pleasure that Austria supports the transfer of aircraft to the defenders of Ukraine, which Warsaw once received Germany.</text:p>
      <text:p text:style-name="P4">
“We transmit to Ukraine different types of weapons, starting from the Krab and PIRUN MSCs, to enable Ukraine's defenders to effectively reflect Russian aggression. This help, given our capabilities, is enormous: we evaluate that it is about 3 billion euros," - said the Polish leader.</text:p>
      <text:p text:style-name="P4">
<text:span text:style-name="T4">
 Read also: </text:span>
 <text:a xlink:type="simple" xlink:href="https://www.ukrinform.ua/rubric-world/3695805-nimeccina-dozvolila-polsi-peredati-ukraini-pat-vinisuvaciv-mig29.html" text:style-name="Internet_20_link" text:visited-style-name="Visited_20_Internet_20_Link">
</text:a>
He emphasized that in Warsaw they are well aware that if Russian aggression is not stopped, then in the future it will be a threat to Poland of Taschidna Europe.</text:p>
      <text:p text:style-name="P4">
“So, we have the feeling that today Ukrainians are in fact defending Europe, protecting our country. Therefore, we consider natural military support to Ukraine, ”- emphasized <text:a xlink:type="simple" xlink:href="https://www.ukrinform.ua/tag-duda" text:style-name="Internet_20_link" text:visited-style-name="Visited_20_Internet_20_Link">
</text:a>
.</text:p>
      <text:p text:style-name="P4">
He thanked Austria as a neutral country, for the transfer of Kyiv's bulletproof vessels that save life to the Ukrainian military at the front.</text:p>
      <text:p text:style-name="P4">
“We urge Austria to pass more(Ukraine - ed.)Such assistance is because the need for this is huge. If it would be possible to transfer more bodybuilders and helmets to defenders of Ukraine, then, no doubt, they would be very gritten for it, ”the President of the RP emphasized.</text:p>
      <text:p text:style-name="P4">
<text:span text:style-name="T4">
 Read also: </text:span>
 <text:a xlink:type="simple" xlink:href="https://www.ukrinform.ua/rubric-polytics/3695599-nato-mae-nadati-ukraini-bezpekovi-garantii-vlitku-premer-polsi.html" text:style-name="Internet_20_link" text:visited-style-name="Visited_20_Internet_20_Link">
</text:a>
He noted that with the Austrian President he also discussed the issue of expansion of sanctions against Russia and the maximum complication of its trade in the face.</text:p>
      <text:p text:style-name="P4">
Duda noted that Poland has become 100% of Russia's energetically independent of Russia.</text:p>
      <text:p text:style-name="P4">
According to the Polish leader, in order to restore international order in the world, Ukraine must restore control over Russia's captured territories, the Russian Federation to have their troops from Ukraine.Therefore, the responsibility of the free world he called actions to stop Russian aggression and forced the Russian Federation to withdraw troops from Ukraine. In his opinion, it is a building of peace in Europe for decades.</text:p>
      <text:p text:style-name="P4">
<text:span text:style-name="T4">
 Read also: </text:span>
 <text:a xlink:type="simple" xlink:href="https://www.ukrinform.ua/rubric-ato/3692427-u-polsi-rozpovili-pro-detali-novogo-oboronnogo-zamovlenna-ukraini.html" text:style-name="Internet_20_link" text:visited-style-name="Visited_20_Internet_20_Link">
</text:a>
Duda noted that the Poles are so active for Ukrainians because they remember what Russian and Soviet occupation is. He recalled that in 1940 the Russians killed more than 20,000 Polish citizens.</text:p>
      <text:p text:style-name="P4">
"The events in Bucha have shown that the Russians have not changed a lot: they are over -studied in the nape of people with tied hands," the President of the RP stated.</text:p>
      <text:p text:style-name="P4">
He added that it should be done so that this will never happen again, and the guilty of the killings of Ukrainians should be punished.</text:p>
      <text:p text:style-name="P4">
As reported by Ukrinform, April 13 <text:a xlink:type="simple" xlink:href="https://www.ukrinform.ua/rubric-world/3695805-nimeccina-dozvolila-polsi-peredati-ukraini-pat-vinisuvaciv-mig29.html" text:style-name="Internet_20_link" text:visited-style-name="Visited_20_Internet_20_Link">
</text:a>
From the warehouses of the former GDR.</text:p>
      <text:p text:style-name="P4">
Earlier, Poland has already handed over eight MiG-29 aircraft to Ukraine.</text:p>
      <text:p text:style-name="P4">
<text:span text:style-name="T5">
Foto: op</text:span>
</text:p>
      <text:p text:style-name="P4">
News Source: <text:a xlink:type="simple" xlink:href="https://www.ukrinform.ua/rubric-ato/3695959-polsa-vze-nadala-ukraini-vijskovoi-dopomogi-majze-na-3-milardi-duda.html" text:style-name="Internet_20_link" text:visited-style-name="Visited_20_Internet_20_Link">
https://www.ukrinform.ua/rubric-ato/3695959-polsa-vze-nadala-ukraini-vijskovoi-dopomogi-majze-na-3-milardi-duda.html</text:a>
</text:p>
      <!--NEWS-->
      <text:h text:style-name="P10" text:outline-level="1">
<text:span text:style-name="T4">
How many Ukrainian refugees in Poland plan to spend on Easter - research</text:span>
</text:h>
      <text:p text:style-name="P4">
Authors: Ukrinform (Person)</text:p>
      <text:p text:style-name="P4">
Publisher: Укринформ (Organization)</text:p>
      <text:p text:style-name="P4">
Published Time: 2023-04-14T17:12:00+03:00</text:p>
      <text:p text:style-name="P4">
Modified Time: 2023-04-14T17:12:00+03:00</text:p>
      <text:p text:style-name="P4">
Description: More than half of refugees from Ukraine in Poland intend to spend from 101 to 300 zlotys this year (880-2600 UAH). - Ukrinform.</text:p>
      <text:p text:style-name="P4">
Images: ["<text:a xlink:type="simple" xlink:href="https://static.ukrinform.com/photos/2023_04/thumb_files/630_360_1681481499-492.jpeg" text:style-name="Internet_20_link" text:visited-style-name="Visited_20_Internet_20_Link">
630_360_16814...</text:a>
"]</text:p>
      <text:p text:style-name="P4">
Tags: ['Діаспора', 'Опитування', 'Польща', 'Великдень', 'Біженці']</text:p>
      <text:p text:style-name="P4">
Type: Article</text:p>
      <!--METADATA-->
      <text:p text:style-name="P4">
<draw:frame draw:style-name="fr1" draw:name="Image185" text:anchor-type="as-char" svg:width="6.9236in" svg:height="3.956343in" draw:z-index="0">
<draw:image xlink:href="../Images/yкринформ/2023-04-14T17-12-00-03-00/630_360_1681481499-492.jpeg" xlink:type="simple" xlink:show="embed" xlink:actuate="onLoad" draw:mime-type="image/jpeg"/>
</draw:frame>
Refugees from Ukraine who are in Poland intend to spend Easter this year from 101 to 300 PLN(880-2600 UAH).</text:p>
      <text:p text:style-name="P4">
Як передає Укрінформ, про це свідчить опитування «Воєнні біженці з України.Великдень у Польщі», проведене Міграційною платформою EWL та ЦентромСхідноєвропейських студій Варшавського університету.</text:p>
      <text:p text:style-name="P4">
Опитування показало, що майже 1/4 українських біженців, які перебувають уПольщі (24%), do not plan to celebrate Easter, but more than half(55%)intend to spend no more than 300 PLN(2600 UAH)Started purchases and travel. Only every fifth refugee(21%)Declared expenses.</text:p>
      <text:p text:style-name="P4">
<text:span text:style-name="T4">
 Read also: </text:span>
 <text:a xlink:type="simple" xlink:href="https://www.ukrinform.ua/rubric-diaspora/3695884-ukrainski-bizenci-u-polsi-perekonani-so-pisla-vijni-polskoukrainski-vzaemini-budut-krasimi.html" text:style-name="Internet_20_link" text:visited-style-name="Visited_20_Internet_20_Link">
<text:span text:style-name="T4">
 Ukrainian </text:span>
 <text:span text:style-name="T4">
 refugee </text:span>
 <text:span text:style-name="T4">
 </text:span>
 Poland <text:span text:style-name="T4">
 </text:span>
 convinced <text:span text:style-name="T4">
<text:span text:style-name="T5">
* after </text:span>
* </text:span>
 <text:span text:style-name="T4">
 VII </text:span>
 <text:span text:style-name="T4">
 </text:span>
 Polish <text:span text:style-name="T4">
 </text:span>
 <text:span text:style-name="T4">
 UKRAINE </text:span>
 <text:span text:style-name="T4">
 </text:span>
 <text:span text:style-name="T4">
 </text:span>
 <text:span text:style-name="T4">
 nsk </text:span>
 <text:span text:style-name="T4">
 relationships </text:span>
 <text:span text:style-name="T4">
 will </text:span>
<text:span text:style-name="T4">
 best </text:span>
</text:a>
According to research, among the dishes of traditional Polish cuisine, which is given to refugees, most often mentioned cabbage rolls(37%)and Ukrainian borscht(36%). Крім того, 30% респондентів зізналися, що їм найбільше подобаєтьсятрадиційний польський кислий житній суп журек, який менш відомий в Україні. Доп’ятірки страв, які найчастіше обирають українські в Польщі також увійшлисирник (27%)And apple pie(Charlock, 24%).</text:p>
      <text:p text:style-name="P4">
«Серед найсмачніших страв громадяни України на перших двох місцях вказують тістрави, які також є українською кухнею, тобто голубці та український борщ.Третє місце – типово польський суп журек», – зауважує операційний директорМіграційної платформи EWL Рафал Мруз.</text:p>
      <text:p text:style-name="P4">
Дослідження «Воєнні біженці з України. Великдень у Польщі» було проведено23-28 березня 2023 року в різних містах та регіонах Польщі, зокрема Варшаві,Кракові, Вроцлаві, Гданську та інших містах. У дослідженні взяли участь 400громадян України, які прибули до Польщі після 24 лютого 2022 року черезповномасштабне вторгнення росії в Україну.</text:p>
      <text:p text:style-name="P4">
Нагадаємо, майже три чверті біженців з України, які перебувають у Польщі, <text:a xlink:type="simple" xlink:href="https://www.ukrinform.ua/rubric-diaspora/3695850-bilsist-bizenciv-z-ukraini-zalisautsa-u-polsi-na-velikden-doslidzenna.html" text:style-name="Internet_20_link" text:visited-style-name="Visited_20_Internet_20_Link">
</text:a>
Stay in this country are holy holidays. Almost half of them will spend this time along with their rivets, which are also in Poland.</text:p>
      <text:p text:style-name="P4">
News Source: <text:a xlink:type="simple" xlink:href="https://www.ukrinform.ua/rubric-diaspora/3695962-skilki-ukrainski-bizenci-u-polsi-planuut-vitratiti-na-velikden-doslidzenna.html" text:style-name="Internet_20_link" text:visited-style-name="Visited_20_Internet_20_Link">
https://www.ukrinform.ua/rubric-diaspora/3695962-skilki-ukrainski-bizenci-u-polsi-planuut-vitratiti-na-velikden-doslidzenna.html</text:a>
</text:p>
      <!--NEWS-->
      <text:h text:style-name="P10" text:outline-level="1">
<text:span text:style-name="T4">
MKIP in three months provided about 1000 assistance letters to depart artists abroad</text:span>
</text:h>
      <text:p text:style-name="P4">
Authors: Ukrinform (Person)</text:p>
      <text:p text:style-name="P4">
Publisher: Укринформ (Organization)</text:p>
      <text:p text:style-name="P4">
Published Time: 2023-04-14T17:12:13+03:00</text:p>
      <text:p text:style-name="P4">
Modified Time: 2023-04-14T17:12:13+03:00</text:p>
      <text:p text:style-name="P4">
Description: During January-March, the Ministry of Culture and Information Policy received more than 1,500 requests to travel abroad, and at the same time the department provided about 1,000 assistance letters. - Ukrinform.</text:p>
      <text:p text:style-name="P4">
Images: ["<text:a xlink:type="simple" xlink:href="https://static.ukrinform.com/photos/2022_12/thumb_files/630_360_1670826524-230.png" text:style-name="Internet_20_link" text:visited-style-name="Visited_20_Internet_20_Link">
630_360_16708...</text:a>
"]</text:p>
      <text:p text:style-name="P4">
Tags: ['Ткаченко', 'МКІП ', 'Виїзд за кордон', 'Артисти']</text:p>
      <text:p text:style-name="P4">
Type: Article</text:p>
      <!--METADATA-->
      <text:p text:style-name="P4">
<draw:frame draw:style-name="fr1" draw:name="Image186" text:anchor-type="as-char" svg:width="6.9236in" svg:height="3.956343in" draw:z-index="0">
<draw:image xlink:href="../Images/yкринформ/2023-04-14T17-12-13-03-00/630_360_1670826524-230.png" xlink:type="simple" xlink:show="embed" xlink:actuate="onLoad" draw:mime-type="image/png"/>
</draw:frame>
The Ministry of Culture and Information Policy in the Ministry of Culture and Information Policy Non-1,500 requests for traveling abroad, at the same time, provided about 1,000 assistance letters.</text:p>
      <text:p text:style-name="P4">
This was reported by the Minister of Culture and Inform Policy Oleksandr Tkachenko Vintervi <text:a xlink:type="simple" xlink:href="https://www.liga.net/ua/politics/interview/desyatki-millionov-v-lavre-djinsa-v-marafone-i-dubinskiy-razgovor-s-aleksandrom-tkachenko" text:style-name="Internet_20_link" text:visited-style-name="Visited_20_Internet_20_Link">
</text:a>
, reports Ukrinform.</text:p>
      <text:p text:style-name="P4">
"In January -March 2023, we received more than 1,500 requests, of which there were 1,000 assistance letters of assistance, and about 300 more than 300 were clarified if something net is used," he said.</text:p>
      <text:p text:style-name="P4">
At the same time, Tkachenko noted that the MKIP established cooperation with the border service on the exchange of information about those who leave for <text:a xlink:type="simple" xlink:href="https://www.ukrinform.ua/tag-kordon" text:style-name="Internet_20_link" text:visited-style-name="Visited_20_Internet_20_Link">
</text:a>
 та повертається, задля швидкогореагування на ймовірну негідну поведінку. Він підкреслив, що чимало людей самізвітують про своє повернення.</text:p>
      <text:p text:style-name="P4">
<text:span text:style-name="T4">
Читайте також:</text:span>
 <text:a xlink:type="simple" xlink:href="https://www.ukrinform.ua/rubric-culture/3681504-viizd-artistiv-za-kordon-u-mkip-poasnili-neobhidnist-dodatkovih-dokumentiv.html" text:style-name="Internet_20_link" text:visited-style-name="Visited_20_Internet_20_Link">
 </text:a>
"If a person stands on military registration and does not return, they must be called up to the military enlistment office. If a person does not, the rules of law, according to which he or she must be directly punished, begins to apply," Tkachenko said.</text:p>
      <text:p text:style-name="P4">
The MKIP head reminded that the ministry asks the package to provide a package of documents, which undergoes contractual reality, fundraising, or that Ukraine will be decently at events. Men should also provide a certificate on the capture of the Nagivsky accounting.</text:p>
      <text:p text:style-name="P4">
<text:span text:style-name="T4">
 Read also: </text:span>
 <text:a xlink:type="simple" xlink:href="https://www.ukrinform.ua/rubric-culture/3685136-u-mkip-nazvali-obovazkovu-vimogu-dla-viizdu-mitciv-za-kordon.html" text:style-name="Internet_20_link" text:visited-style-name="Visited_20_Internet_20_Link">
</text:a>
As it was reported, after the incident with the standup comedy Andriy Swell, who <text:a xlink:type="simple" xlink:href="https://www.ukrinform.ua/rubric-society/3678279-komik-segel-utik-z-ukraini-cerez-nadanij-dozvil-u-mkip-prokomentuvali-situaciu.html" text:style-name="Internet_20_link" text:visited-style-name="Visited_20_Internet_20_Link">
</text:a>
After receiving the triasticism, the MKIP filed a more rigid order of receiving permissions for temporary departure abroad of conscript men.</text:p>
      <text:p text:style-name="P4">
News Source: <text:a xlink:type="simple" xlink:href="https://www.ukrinform.ua/rubric-culture/3695961-mkip-za-tri-misaci-nadalo-blizko-1000-listiv-sprianna-dla-viizdu-artistiv-za-kordon.html" text:style-name="Internet_20_link" text:visited-style-name="Visited_20_Internet_20_Link">
https://www.ukrinform.ua/rubric-culture/3695961-mkip-za-tri-misaci-nadalo-blizko-1000-listiv-sprianna-dla-viizdu-artistiv-za-kordon.html</text:a>
</text:p>
      <!--NEWS-->
      <text:h text:style-name="P10" text:outline-level="1">
<text:span text:style-name="T4">
Austin will visit Sweden next week</text:span>
</text:h>
      <text:p text:style-name="P4">
Authors: Ukrinform (Person)</text:p>
      <text:p text:style-name="P4">
Publisher: Укринформ (Organization)</text:p>
      <text:p text:style-name="P4">
Published Time: 2023-04-14T17:15:00+03:00</text:p>
      <text:p text:style-name="P4">
Modified Time: 2023-04-14T17:15:00+03:00</text:p>
      <text:p text:style-name="P4">
Description: The US Department of Defense officially announced the visit of Pentagon Lloyd Austin to Sweden next week, before his chairmanship in the 11th meeting in Ramstein format in Germany. - Ukrinform.</text:p>
      <text:p text:style-name="P4">
Images: ["<text:a xlink:type="simple" xlink:href="https://static.ukrinform.com/photos/2022_10/thumb_files/630_360_1666362166-807.jpg" text:style-name="Internet_20_link" text:visited-style-name="Visited_20_Internet_20_Link">
630_360_16663...</text:a>
"]</text:p>
      <text:p text:style-name="P4">
Tags: ['Німеччина', 'Швеція', 'Остін', 'Зустріч Рамштайн']</text:p>
      <text:p text:style-name="P4">
Type: Article</text:p>
      <!--METADATA-->
      <text:p text:style-name="P4">
<draw:frame draw:style-name="fr1" draw:name="Image187" text:anchor-type="as-char" svg:width="6.9236in" svg:height="3.956343in" draw:z-index="0">
<draw:image xlink:href="../Images/yкринформ/2023-04-14T17-15-00-03-00/630_360_1666362166-807.jpg" xlink:type="simple" xlink:show="embed" xlink:actuate="onLoad" draw:mime-type="image/jpeg"/>
</draw:frame>
The US Department of Defense has officially announced the visit of Pentagon Lloydaostin's head to Sweden next week, before his chairmanship in the 11th meeting of Ramstein in Germany.</text:p>
      <text:p text:style-name="P4">
This is stated in <text:a xlink:type="simple" xlink:href="http://www.defense.gov/News/Advisories/Advisory/Article/3362482/secretary-of-defense-to-visit-sweden-followed-by-ukraine-defense-contact-group/" text:style-name="Internet_20_link" text:visited-style-name="Visited_20_Internet_20_Link">
</text:a>
The US Office on Friday, Ukrinform reports.</text:p>
      <text:p text:style-name="P4">
“During a visit to <text:a xlink:type="simple" xlink:href="https://www.ukrinform.ua/tag-svecia" text:style-name="Internet_20_link" text:visited-style-name="Visited_20_Internet_20_Link">
</text:a>
The Minister Austin will take up security issues that are of mutual interest to the international two countries, and communicates with high -ranking defense officials and in the Sweden government, ”the message said.</text:p>
      <text:p text:style-name="P4">
The Pentagon Head will visit Sweden after she applied for NATO membership against the background of a full -scale Russian aggression against Ukraine, solved by a cramme in February last year. The US Defense Minister's visit to this country is planned on April 19.</text:p>
      <text:p text:style-name="P4">
From there, Austin will go to Germany, where he and the head of the Joint Committee of Staff, General Mark Millie, will be presented at the 11th Meeting of the Contact Group on Defense of Ukraine at Ramstein.</text:p>
      <text:p text:style-name="P4">
<text:span text:style-name="T4">
 Read also: </text:span>
 <text:a xlink:type="simple" xlink:href="https://www.ukrinform.ua/rubric-world/3695816-ministr-oboroni-ssa-doruciv-pereglanuti-mehanizm-dostupu-do-rozviddanih-pisla-vitoku-dokumentiv.html" text:style-name="Internet_20_link" text:visited-style-name="Visited_20_Internet_20_Link">
</text:a>
As reported by Ukrinform, <text:a xlink:type="simple" xlink:href="https://www.ukrinform.ua/rubric-ato/3694565-nastupna-zustric-ramstajn-vidbudetsa-21-kvitna-povitrani-sili-ssa.html" text:style-name="Internet_20_link" text:visited-style-name="Visited_20_Internet_20_Link">
</text:a>
The 11th "Ramstin" is scheduled for April 21. Heads of defense agencies and high-ranking commander of 50 countries are expected to take part in their participation.</text:p>
      <text:p text:style-name="P4">
Photo: EPA</text:p>
      <text:p text:style-name="P4">
News Source: <text:a xlink:type="simple" xlink:href="https://www.ukrinform.ua/rubric-world/3695964-ostin-nastupnogo-tizna-vidvidae-sveciu.html" text:style-name="Internet_20_link" text:visited-style-name="Visited_20_Internet_20_Link">
https://www.ukrinform.ua/rubric-world/3695964-ostin-nastupnogo-tizna-vidvidae-sveciu.html</text:a>
</text:p>
      <!--NEWS-->
      <text:h text:style-name="P10" text:outline-level="1">
<text:span text:style-name="T4">
Donetsk Oblast(23:13). Red Alert: aerial threat. Sirens sounding. Take cover now!</text:span>
</text:h>
      <text:p text:style-name="P4">
Authors: liveuamap (Language: en)</text:p>
      <text:p text:style-name="P4">
Time: 2023-04-14T17:15:00</text:p>
      <text:p text:style-name="P4">
Location: Donetsk Oblast (Latitude:48.72629 Longtitude:37.57869)</text:p>
      <text:p text:style-name="P4">
Videos: []</text:p>
      <text:p text:style-name="P4">
Images: []</text:p>
      <text:p text:style-name="P4">
Tags: ["Europe", "Central and Eastern Europe"]</text:p>
      <text:p text:style-name="P4">
Id: 22556206</text:p>
      <!--METADATA-->
      <text:p text:style-name="P4">
Donetsk Oblast(23:13). Red Alert: aerial threat. Sirens sounding. Take covernow!</text:p>
      <text:p text:style-name="P4">
News Collection Link: <text:a xlink:type="simple" xlink:href="https://liveuamap.com/en/2023/14-april-donetsk-oblast2313-red-alert-aerial-g" text:style-name="Internet_20_link" text:visited-style-name="Visited_20_Internet_20_Link">
https://liveuamap.com/en/2023/14-april-donetsk-oblast2313-red-alert-aerial-g</text:a>
</text:p>
      <text:p text:style-name="P4">
News Source: <text:a xlink:type="simple" xlink:href="https://t.me/air_alert_ua/43060" text:style-name="Internet_20_link" text:visited-style-name="Visited_20_Internet_20_Link">
https://t.me/air_alert_ua/43060</text:a>
</text:p>
      <!--NEWS-->
      <text:h text:style-name="P10" text:outline-level="1">
<text:span text:style-name="T4">
UPL: Dynamo lost points with "Movement", "Kolos" overcame "Ingulets"</text:span>
</text:h>
      <text:p text:style-name="P4">
Authors: Ukrinform (Person)</text:p>
      <text:p text:style-name="P4">
Publisher: Укринформ (Organization)</text:p>
      <text:p text:style-name="P4">
Published Time: 2023-04-14T17:21:55+03:00</text:p>
      <text:p text:style-name="P4">
Modified Time: 2023-04-14T17:21:55+03:00</text:p>
      <text:p text:style-name="P4">
Description: The people of Kiev remained in the fourth step in the Ukrainian football championship. - Ukrinform.</text:p>
      <text:p text:style-name="P4">
Images: ["<text:a xlink:type="simple" xlink:href="https://static.ukrinform.com/photos/2023_04/thumb_files/630_360_1681481986-658.jpeg" text:style-name="Internet_20_link" text:visited-style-name="Visited_20_Internet_20_Link">
630_360_16814...</text:a>
"]</text:p>
      <text:p text:style-name="P4">
Tags: ['Динамо', 'Футбол', 'Інгулець', 'Колос Ковалівка', 'Рух Львів']</text:p>
      <text:p text:style-name="P4">
Type: Article</text:p>
      <!--METADATA-->
      <text:p text:style-name="P4">
<draw:frame draw:style-name="fr1" draw:name="Image188" text:anchor-type="as-char" svg:width="6.9236in" svg:height="3.956343in" draw:z-index="0">
<draw:image xlink:href="../Images/yкринформ/2023-04-14T17-21-55-03-00/630_360_1681481986-658.jpeg" xlink:type="simple" xlink:show="embed" xlink:actuate="onLoad" draw:mime-type="image/jpeg"/>
</draw:frame>
The fourth step in the Ukrainian Football Championships.</text:p>
      <text:p text:style-name="P4">
The day of the 21st round of the Ukrainian Premier League ended, Ukrinform reports.</text:p>
      <text:p text:style-name="P4">
Dynamo painted a draw with a "movement" - 1: 1. Vanat was distinguished in the people of Kyivans. The Vitniks responded with an accurate blow to a long.</text:p>
      <text:p text:style-name="P4">
In another match, Kolos won the Ingulets - 1: 0. The winning goal of Naswa account recorded Milko.</text:p>
      <text:p text:style-name="P4">
As it was reported, in the first match of the Minaj UPL, Kryvbas was minimally overcome(1:0).</text:p>
      <text:p text:style-name="P4">
<text:span text:style-name="T4">
Читайте також:</text:span>
 <text:a xlink:type="simple" xlink:href="https://www.ukrinform.ua/rubric-sports/3695922-bukovina-obigrala-cernigivsvsm-u-matci-persoi-ligi.html" text:style-name="Internet_20_link" text:visited-style-name="Visited_20_Internet_20_Link">
 <text:span text:style-name="T4">
Буковина</text:span>
 </text:a>
As reported by Ukrinform, Shakhtar heads UPL, having 49 points in the asset after 20 mats.</text:p>
      <text:p text:style-name="P4">
Photo: fcrukh.com</text:p>
      <text:p text:style-name="P4">
News Source: <text:a xlink:type="simple" xlink:href="https://www.ukrinform.ua/rubric-sports/3695967-upl-dinamo-vtratilo-ocki-z-ruhom-kolos-zdolav-ingulec.html" text:style-name="Internet_20_link" text:visited-style-name="Visited_20_Internet_20_Link">
https://www.ukrinform.ua/rubric-sports/3695967-upl-dinamo-vtratilo-ocki-z-ruhom-kolos-zdolav-ingulec.html</text:a>
</text:p>
      <!--NEWS-->
      <text:h text:style-name="P10" text:outline-level="1">
<text:span text:style-name="T4">
Death toll of Russian shelling in Sloviansk increased to 9</text:span>
</text:h>
      <text:p text:style-name="P4">
Authors: liveuamap (Language: en)</text:p>
      <text:p text:style-name="P4">
Time: 2023-04-14T17:27:18</text:p>
      <text:p text:style-name="P4">
Location: Sloviansk (Latitude:48.84947 Longtitude:37.60225)</text:p>
      <text:p text:style-name="P4">
Videos: []</text:p>
      <text:p text:style-name="P4">
Images: []</text:p>
      <text:p text:style-name="P4">
Tags: ["Europe", "Central and Eastern Europe"]</text:p>
      <text:p text:style-name="P4">
Id: 22556207</text:p>
      <!--METADATA-->
      <text:p text:style-name="P4">
Death toll of Russian shelling in Sloviansk increased to 9</text:p>
      <text:p text:style-name="P4">
News Collection Link: <text:a xlink:type="simple" xlink:href="https://liveuamap.com/en/2023/14-april-death-toll-of-russian-shelling-in-sloviansk-increased" text:style-name="Internet_20_link" text:visited-style-name="Visited_20_Internet_20_Link">
https://liveuamap.com/en/2023/14-april-death-toll-of-russian-shelling-in-sloviansk-increased</text:a>
</text:p>
      <text:p text:style-name="P4">
News Source: <text:a xlink:type="simple" xlink:href="https://t.me/hromadske_ua/31558" text:style-name="Internet_20_link" text:visited-style-name="Visited_20_Internet_20_Link">
https://t.me/hromadske_ua/31558</text:a>
</text:p>
      <!--NEWS-->
      <text:h text:style-name="P10" text:outline-level="1">
<text:span text:style-name="T4">
The Russians fired again Vovchansk - a wounded medical officer</text:span>
</text:h>
      <text:p text:style-name="P4">
Authors: Ukrinform (Person)</text:p>
      <text:p text:style-name="P4">
Publisher: Укринформ (Organization)</text:p>
      <text:p text:style-name="P4">
Published Time: 2023-04-14T17:28:00+03:00</text:p>
      <text:p text:style-name="P4">
Modified Time: 2023-04-14T17:28:00+03:00</text:p>
      <text:p text:style-name="P4">
Description: The enemy again fired at the border city of Vovchansk in Kharkiv region, wounded an employee of a medical institution. - Ukrinform.</text:p>
      <text:p text:style-name="P4">
Images: ["<text:a xlink:type="simple" xlink:href="https://static.ukrinform.com/photos/2019_10/thumb_files/630_360_1572005821-673.jpg" text:style-name="Internet_20_link" text:visited-style-name="Visited_20_Internet_20_Link">
630_360_15720...</text:a>
"]</text:p>
      <text:p text:style-name="P4">
Tags: ['Обстріл', 'Поранені', 'Харківщина', 'Війна з росією']</text:p>
      <text:p text:style-name="P4">
Type: Article</text:p>
      <!--METADATA-->
      <text:p text:style-name="P4">
<draw:frame draw:style-name="fr1" draw:name="Image189" text:anchor-type="as-char" svg:width="6.9236in" svg:height="3.956343in" draw:z-index="0">
<draw:image xlink:href="../Images/yкринформ/2023-04-14T17-28-00-03-00/630_360_1572005821-673.jpg" xlink:type="simple" xlink:show="embed" xlink:actuate="onLoad" draw:mime-type="image/jpeg"/>
</draw:frame>
Vorohznov was fired at the border city of Vovchansk in Kharkiv region, a wounded employee of a medical institution.</text:p>
      <text:p text:style-name="P4">
This was reported(https://t.me/synegubov/5947), reports Ukrinform.</text:p>
      <text:p text:style-name="P4">
“Today the enemy <text:a xlink:type="simple" xlink:href="https://www.ukrinform.ua/tag-obstril" text:style-name="Internet_20_link" text:visited-style-name="Visited_20_Internet_20_Link">
</text:a>
Medical Institution of Weduchansk. She was injured and a 62 -year -old employee was hospitalized, ”Synugubov wrote.</text:p>
      <text:p text:style-name="P4">
On the air of the national marathon "Unified News" the Ova chief informed that the border areas are undergoing border areas.</text:p>
      <text:p text:style-name="P4">
“Unfortunately, the enemy continues to fire the north of our region, the northeast, Kupyan direction-there is a front line, and the enemy is beating in residential areas. There is a destruction of a private housing stock, ”Sinegubov said.</text:p>
      <text:p text:style-name="P4">
<text:span text:style-name="T4">
 Read also: </text:span>
 <text:a xlink:type="simple" xlink:href="https://www.ukrinform.ua/rubric-regions/3695774-na-hersonsini-rosiani-skinuli-vibuhivku-z-drona-na-avto-policejskih-odin-poranenij.html" text:style-name="Internet_20_link" text:visited-style-name="Visited_20_Internet_20_Link">
</text:a>
He also added that a volunteer who was engaged in the evacuation of people from a two -year -old Kupyansky district and the day before he came under Russian shelling.</text:p>
      <text:p text:style-name="P4">
"Doctors are fighting for his life," said Ova Chief.</text:p>
      <text:p text:style-name="P4">
As it was reported, there is high mine danger in Kharkiv region. On April 14, the Visum district was blown up on explosive objects of two people, they were hospitalized.</text:p>
      <text:p text:style-name="P4">
News Source: <text:a xlink:type="simple" xlink:href="https://www.ukrinform.ua/rubric-ato/3695970-vorog-znovu-obstrilav-vovcansk-poranena-spivrobitnica-medzakladu.html" text:style-name="Internet_20_link" text:visited-style-name="Visited_20_Internet_20_Link">
https://www.ukrinform.ua/rubric-ato/3695970-vorog-znovu-obstrilav-vovcansk-poranena-spivrobitnica-medzakladu.html</text:a>
</text:p>
      <!--NEWS-->
      <text:h text:style-name="P10" text:outline-level="1">
<text:span text:style-name="T4">
The enemy struck the managed airbots on the enterprise on the border of Chernihiv region</text:span>
</text:h>
      <text:p text:style-name="P4">
Authors: Ukrinform (Person)</text:p>
      <text:p text:style-name="P4">
Publisher: Укринформ (Organization)</text:p>
      <text:p text:style-name="P4">
Published Time: 2023-04-14T17:32:00+03:00</text:p>
      <text:p text:style-name="P4">
Modified Time: 2023-04-14T17:32:00+03:00</text:p>
      <text:p text:style-name="P4">
Description: Russian aviation hit the enterprise at the border of the Chernihiv region. - Ukrinform.</text:p>
      <text:p text:style-name="P4">
Images: ["<text:a xlink:type="simple" xlink:href="https://static.ukrinform.com/photos/2023_04/thumb_files/630_360_1681482570-185.jpg" text:style-name="Internet_20_link" text:visited-style-name="Visited_20_Internet_20_Link">
630_360_16814...</text:a>
", "<text:a xlink:type="simple" xlink:href="https://static.ukrinform.com/photos/2023_04/1681482570-677.jpg" text:style-name="Internet_20_link" text:visited-style-name="Visited_20_Internet_20_Link">
1681482570-67...</text:a>
", "<text:a xlink:type="simple" xlink:href="https://static.ukrinform.com/photos/2023_04/1681482571-634.jpg" text:style-name="Internet_20_link" text:visited-style-name="Visited_20_Internet_20_Link">
1681482571-63...</text:a>
", "<text:a xlink:type="simple" xlink:href="https://static.ukrinform.com/photos/2023_04/1681482570-324.jpg" text:style-name="Internet_20_link" text:visited-style-name="Visited_20_Internet_20_Link">
1681482570-32...</text:a>
", "<text:a xlink:type="simple" xlink:href="https://static.ukrinform.com/photos/2023_04/1681482570-185.jpg" text:style-name="Internet_20_link" text:visited-style-name="Visited_20_Internet_20_Link">
1681482570-18...</text:a>
"]</text:p>
      <text:p text:style-name="P4">
Tags: ['Обстріл', 'Чернігівщина', 'Бомба', 'Війна з росією']</text:p>
      <text:p text:style-name="P4">
Type: Article</text:p>
      <!--METADATA-->
      <text:p text:style-name="P4">
<draw:frame draw:style-name="fr1" draw:name="Image190" text:anchor-type="as-char" svg:width="6.9236in" svg:height="3.956343in" draw:z-index="0">
<draw:image xlink:href="../Images/yкринформ/2023-04-14T17-32-00-03-00/630_360_1681482570-185.jpg" xlink:type="simple" xlink:show="embed" xlink:actuate="onLoad" draw:mime-type="image/jpeg"/>
</draw:frame>
 російськаавіація вдарила по підприємству на прикордонні Чернігівської області.</text:p>
      <text:p text:style-name="P4">
Як передає Укрінформ, про це оперативне командування «Північ» повідомляє у <text:a xlink:type="simple" xlink:href="https://t.me/ok_pivnich1/1798" text:style-name="Internet_20_link" text:visited-style-name="Visited_20_Internet_20_Link">
</text:a>
.</text:p>
      <text:p text:style-name="P4">
"At about 4:00 pm, the enemy struck by the managed airbots on an industrial enterprise in the Semeniv district," the message reads.</text:p>
      <text:p text:style-name="P4">
<draw:frame draw:style-name="fr1" draw:name="Image191" text:anchor-type="as-char" svg:width="6.9236in" svg:height="9.231467in" draw:z-index="0">
<draw:image xlink:href="../Images/yкринформ/2023-04-14T17-32-00-03-00/1681482570-677.jpg" xlink:type="simple" xlink:show="embed" xlink:actuate="onLoad" draw:mime-type="image/jpeg"/>
</draw:frame>
<draw:frame draw:style-name="fr1" draw:name="Image192" text:anchor-type="as-char" svg:width="6.9236in" svg:height="5.1927in" draw:z-index="0">
<draw:image xlink:href="../Images/yкринформ/2023-04-14T17-32-00-03-00/1681482571-634.jpg" xlink:type="simple" xlink:show="embed" xlink:actuate="onLoad" draw:mime-type="image/jpeg"/>
</draw:frame>
The impact is the destruction of buildings. Previously, one employee of the enterprise was sold.</text:p>
      <text:p text:style-name="P4">
<draw:frame draw:style-name="fr1" draw:name="Image193" text:anchor-type="as-char" svg:width="6.9236in" svg:height="3.192549in" draw:z-index="0">
<draw:image xlink:href="../Images/yкринформ/2023-04-14T17-32-00-03-00/1681482570-324.jpg" xlink:type="simple" xlink:show="embed" xlink:actuate="onLoad" draw:mime-type="image/jpeg"/>
</draw:frame>
National police groups and rescuers work at the scene <text:a xlink:type="simple" xlink:href="https://www.ukrinform.ua/tag-dsns" text:style-name="Internet_20_link" text:visited-style-name="Visited_20_Internet_20_Link">
</text:a>
. The information is specified.</text:p>
      <text:p text:style-name="P4">
<draw:frame draw:style-name="fr1" draw:name="Image194" text:anchor-type="as-char" svg:width="6.9236in" svg:height="9.231467in" draw:z-index="0">
<draw:image xlink:href="../Images/yкринформ/2023-04-14T17-32-00-03-00/1681482570-185.jpg" xlink:type="simple" xlink:show="embed" xlink:actuate="onLoad" draw:mime-type="image/jpeg"/>
</draw:frame>
As reported by Ukrinform, the Russians per day <text:a xlink:type="simple" xlink:href="https://www.ukrinform.ua/rubric-regions/3695789-rosiani-za-dobu-obstrilali-visim-oblastej-ukraini-zvedenna-ova.html" text:style-name="Internet_20_link" text:visited-style-name="Visited_20_Internet_20_Link">
</text:a>
Eight regions of Ukraine.</text:p>
      <text:p text:style-name="P4">
_Foto: OK "North" _</text:p>
      <text:p text:style-name="P4">
News Source: <text:a xlink:type="simple" xlink:href="https://www.ukrinform.ua/rubric-ato/3695971-rosiani-vdarili-kerovanimi-aviabombami-po-pidpriemstvu-na-prikordonni-cernigivsini.html" text:style-name="Internet_20_link" text:visited-style-name="Visited_20_Internet_20_Link">
https://www.ukrinform.ua/rubric-ato/3695971-rosiani-vdarili-kerovanimi-aviabombami-po-pidpriemstvu-na-prikordonni-cernigivsini.html</text:a>
</text:p>
      <!--NEWS-->
      <text:h text:style-name="P10" text:outline-level="1">
<text:span text:style-name="T4">
UAF has submitted to the Ministry of Youth Sports on the order to ban participation in some competitions with representatives of the Russian Federation and the RB</text:span>
</text:h>
      <text:p text:style-name="P4">
Authors: Ukrinform (Person)</text:p>
      <text:p text:style-name="P4">
Publisher: Укринформ (Organization)</text:p>
      <text:p text:style-name="P4">
Published Time: 2023-04-14T17:32:45+03:00</text:p>
      <text:p text:style-name="P4">
Modified Time: 2023-04-14T17:32:45+03:00</text:p>
      <text:p text:style-name="P4">
Description: The Football Association has sent a request to the Ministry of Youth and Sports on what competitions the order to ban delegations of Ukrainian national teams will be influenced by the competitions to which Russians and Belarusians are admitted. - Ukrinform.</text:p>
      <text:p text:style-name="P4">
Images: ["<text:a xlink:type="simple" xlink:href="https://static.ukrinform.com/photos/2023_04/thumb_files/630_360_1681482633-879.jpg" text:style-name="Internet_20_link" text:visited-style-name="Visited_20_Internet_20_Link">
630_360_16814...</text:a>
"]</text:p>
      <text:p text:style-name="P4">
Tags: ['Футбол', 'Павелко', 'НОК України', 'Міністерство молоді та спорту', 'УАФ']</text:p>
      <text:p text:style-name="P4">
Type: Article</text:p>
      <!--METADATA-->
      <text:p text:style-name="P4">
<draw:frame draw:style-name="fr1" draw:name="Image195" text:anchor-type="as-char" svg:width="6.9236in" svg:height="3.956343in" draw:z-index="0">
<draw:image xlink:href="../Images/yкринформ/2023-04-14T17-32-45-03-00/630_360_1681482633-879.jpg" xlink:type="simple" xlink:show="embed" xlink:actuate="onLoad" draw:mime-type="image/jpeg"/>
</draw:frame>
The Futball Association has sent a request to the Ministry of Youth and Sports as to the fact that the order to ban delegations of Ukrainian national teams to participate in the competitions, to which Russians and Belarusians are admitted.</text:p>
      <text:p text:style-name="P4">
As Ukrinform reports, with <text:a xlink:type="simple" xlink:href="https://www.reuters.com/world/europe/ukraine-bans-its-national-teams-competing-with-russians-belarusians-2023-04-14/" text:style-name="Internet_20_link" text:visited-style-name="Visited_20_Internet_20_Link">
</text:a>
on the words of the president of UAF Andrei Pavelko for Reuters.</text:p>
      <text:p text:style-name="P4">
The UAF President noted that the UAF would adhere to the government's decision.</text:p>
      <text:p text:style-name="P4">
“We have war. We do not have the opportunity to travel abroad without reconciling the change in sports, ”he said.</text:p>
      <text:p text:style-name="P4">
In June, the Ukrainian Football team will host the following selection matches for the 2024 championship.</text:p>
      <text:p text:style-name="P4">
UEFA forbade Russia to participate in the competition due to the invasion, but Belarus was admitted, although participating in another qualifying group.</text:p>
      <text:p text:style-name="P4">
<text:span text:style-name="T4">
 Read also: </text:span>
 <text:a xlink:type="simple" xlink:href="https://www.ukrinform.ua/rubric-sports/3695638-minmolodsportu-pidgotuvalo-oficijnij-nakaz-pro-bojkot-zmagan-z-rosijskimi-ta-biloruskimi-sportsmenami.html" text:style-name="Internet_20_link" text:visited-style-name="Visited_20_Internet_20_Link">
<text:span text:style-name="T4">
 Order </text:span>
</text:a>
As it was reported, the Ministry of Youth and Sports published an order in which Ukrainian sports delegations to participate in competitions, to which representatives of Russia and Belarus were admitted. The order extends to the official national teams of Ukraine from Olympic and Non -Olympic Sports. In case of violations of delegates will be recalled from such competitions, and the relevant Federation will be deprived of national status.</text:p>
      <text:p text:style-name="P4">
Photo: UAF</text:p>
      <text:p text:style-name="P4">
News Source: <text:a xlink:type="simple" xlink:href="https://www.ukrinform.ua/rubric-sports/3695972-uaf-podala-zapit-do-minmolodsportu-sodo-nakazu-pro-zaboronu-ucasti-v-odnih-zmagannah-z-predstavnikami-rf-i-rb.html" text:style-name="Internet_20_link" text:visited-style-name="Visited_20_Internet_20_Link">
https://www.ukrinform.ua/rubric-sports/3695972-uaf-podala-zapit-do-minmolodsportu-sodo-nakazu-pro-zaboronu-ucasti-v-odnih-zmagannah-z-predstavnikami-rf-i-rb.html</text:a>
</text:p>
      <!--NEWS-->
      <text:h text:style-name="P10" text:outline-level="1">
<text:span text:style-name="T4">
Ambassadors of Germany and the EU have opened a modular town for displaced persons in Chernivtsi</text:span>
</text:h>
      <text:p text:style-name="P4">
Authors: Ukrinform (Person)</text:p>
      <text:p text:style-name="P4">
Publisher: Укринформ (Organization)</text:p>
      <text:p text:style-name="P4">
Published Time: 2023-04-14T17:33:00+03:00</text:p>
      <text:p text:style-name="P4">
Modified Time: 2023-04-14T17:33:00+03:00</text:p>
      <text:p text:style-name="P4">
Description: German Ambassador to Ukraine Anka Felguzen and the EU Delegation Chairman in Ukraine Matti Maasikas solemnly opened a modular town for displaced persons in Chernivtsi, built with the support of the European Union and the German Government. - Ukrinform.</text:p>
      <text:p text:style-name="P4">
Images: ["<text:a xlink:type="simple" xlink:href="https://static.ukrinform.com/photos/2023_04/thumb_files/630_360_1681482737-538.jpg" text:style-name="Internet_20_link" text:visited-style-name="Visited_20_Internet_20_Link">
630_360_16814...</text:a>
"]</text:p>
      <text:p text:style-name="P4">
Tags: ['Німеччина', 'Переселенці', 'Чернівці', 'Модульні будинки']</text:p>
      <text:p text:style-name="P4">
Type: Article</text:p>
      <!--METADATA-->
      <text:p text:style-name="P4">
<draw:frame draw:style-name="fr1" draw:name="Image196" text:anchor-type="as-char" svg:width="6.9236in" svg:height="3.956343in" draw:z-index="0">
<draw:image xlink:href="../Images/yкринформ/2023-04-14T17-33-00-03-00/630_360_1681482737-538.jpg" xlink:type="simple" xlink:show="embed" xlink:actuate="onLoad" draw:mime-type="image/jpeg"/>
</draw:frame>
Ambassadors in Ukraine Anka Felguzen and the EU Delegation Chairman in Ukraine Masicas solemnly opened in Chernivtsi a modular town for Peretsetans, built with the support of the European Union and the German Government.</text:p>
      <text:p text:style-name="P4">
As the German embassy in Ukraine in [] reported(https://www.facebook.com/deutschebotschaftkiew/posts/pfbid027HMBVZb8qNMBUtFFxHotvgp2bW36X3EjT1KaV8v9tLh54iuBs2vECsGL141DyY2Ml), the modular town is designed to accommodate up to 250 internally moved, half of the modules - family type, Ukrinform reports.</text:p>
      <text:p text:style-name="P4">
“I want this housing to really become temporary for <text:a xlink:type="simple" xlink:href="https://www.ukrinform.ua/tag-pereselenci" text:style-name="Internet_20_link" text:visited-style-name="Visited_20_Internet_20_Link">
</text:a>
. It is very important to me personally, since 2014, I am here in Ukraine, I am opening a modular housing. We all work for a victory. Germany is side by side with you, we are helping weapons financially, so we will win together, ”Felguzen said.</text:p>
      <text:p text:style-name="P4">
Mayor of Chernivtsi Roman Klychuk informed that 60 people live in a modular town. The first was inhabited by large families, people with disabilities whose men are now in the army.</text:p>
      <text:p text:style-name="P4">
The town is equipped with solar panels and batteries to remain with zelectrogenation even with an emergency. On its territory there is a gazebo for a family holiday and a playground.</text:p>
      <text:p text:style-name="P4">
<text:span text:style-name="T4">
 Read also: </text:span>
 <text:a xlink:type="simple" xlink:href="https://www.ukrinform.ua/rubric-regions/3694336-na-hersonsini-vstanovili-25-modulnih-budinkiv-dla-tih-hto-vtrativ-zitlo.html" text:style-name="Internet_20_link" text:visited-style-name="Visited_20_Internet_20_Link">
<text:span text:style-name="T4">
 modules </text:span>
</text:a>
A modular town in Chernivtsi was built within the EU program of the Strown Region - a special program of support of Ukraine ", which is co -financed by the EU by the Ministry of Economic Cooperation and Development of Germany(BMZ)Tavu is a GIZ.</text:p>
      <text:p text:style-name="P4">
It was reported that Germany has delivered 800 tonnes of transformer oil to the liberated and frontier areas for stable energy supply of Ukraine.</text:p>
      <text:p text:style-name="P4">
<text:span text:style-name="T5">
Foto: Embassy of Germany in Kiev</text:span>
</text:p>
      <text:p text:style-name="P4">
News Source: <text:a xlink:type="simple" xlink:href="https://www.ukrinform.ua/rubric-regions/3695973-posli-nimeccini-ta-es-vidkrili-u-cernivcah-modulne-mistecko-dla-pereselenciv.html" text:style-name="Internet_20_link" text:visited-style-name="Visited_20_Internet_20_Link">
https://www.ukrinform.ua/rubric-regions/3695973-posli-nimeccini-ta-es-vidkrili-u-cernivcah-modulne-mistecko-dla-pereselenciv.html</text:a>
</text:p>
      <!--NEWS-->
      <text:h text:style-name="P10" text:outline-level="1">
<text:span text:style-name="T4">
The enemy hit the three five -storey buildings of Slavyansk, known about the dead and six wounded</text:span>
</text:h>
      <text:p text:style-name="P4">
Authors: Ukrinform (Person)</text:p>
      <text:p text:style-name="P4">
Publisher: Укринформ (Organization)</text:p>
      <text:p text:style-name="P4">
Published Time: 2023-04-14T17:44:00+03:00</text:p>
      <text:p text:style-name="P4">
Modified Time: 2023-04-14T17:44:00+03:00</text:p>
      <text:p text:style-name="P4">
Description: The Russian military fired Slavyansk in Donetsk region, known about one dead and six wounded. - Ukrinform.</text:p>
      <text:p text:style-name="P4">
Images: ["<text:a xlink:type="simple" xlink:href="https://static.ukrinform.com/photos/2023_04/thumb_files/630_360_1681483699-751.jpg" text:style-name="Internet_20_link" text:visited-style-name="Visited_20_Internet_20_Link">
630_360_16814...</text:a>
"]</text:p>
      <text:p text:style-name="P4">
Tags: ['Обстріл', 'Поранені', 'Загибель', "Слов'янськ", 'Війна з росією']</text:p>
      <text:p text:style-name="P4">
Type: Article</text:p>
      <!--METADATA-->
      <text:p text:style-name="P4">
<draw:frame draw:style-name="fr1" draw:name="Image197" text:anchor-type="as-char" svg:width="6.9236in" svg:height="3.956343in" draw:z-index="0">
<draw:image xlink:href="../Images/yкринформ/2023-04-14T17-44-00-03-00/630_360_1681483699-751.jpg" xlink:type="simple" xlink:show="embed" xlink:actuate="onLoad" draw:mime-type="image/jpeg"/>
</draw:frame>
Russian fired Slavyansk in Donetsk region, known about one killed and wounded.</text:p>
      <text:p text:style-name="P4">
As Ukrinform reports, he reported in <text:a xlink:type="simple" xlink:href="http://t.me/ermaka2022/2445" text:style-name="Internet_20_link" text:visited-style-name="Visited_20_Internet_20_Link">
</text:a>
Presidential Office Head Andriy Yermak.</text:p>
      <text:p text:style-name="P4">
"Russian terrorists <text:a xlink:type="simple" xlink:href="https://www.ukrinform.ua/tag-obstril" text:style-name="Internet_20_link" text:visited-style-name="Visited_20_Internet_20_Link">
</text:a>
Slovian, at least 7 explosions in the area of secondary school №8 ... It is known about one zoom and 6 victims, "he wrote.</text:p>
      <text:p text:style-name="P4">
<text:span text:style-name="T4">
 Read also: </text:span>
 <text:a xlink:type="simple" xlink:href="https://www.ukrinform.ua/rubric-ato/3695971-rosiani-vdarili-kerovanimi-aviabombami-po-pidpriemstvu-na-prikordonni-cernigivsini.html" text:style-name="Internet_20_link" text:visited-style-name="Visited_20_Internet_20_Link">
</text:a>
According to Yermak, the enemy hit three five -storey buildings, one house was partially destroyed, and two of the apartments occurred. Also damaged houses around.</text:p>
      <text:p text:style-name="P4">
The head of the Donetsk Regional Military Administration, Pavel Kirilenko was published in <text:a xlink:type="simple" xlink:href="http://www.facebook.com/pavlokyrylenko.donoda/posts/pfbid0w5YE5JgRzwk2KPWdq6rugoWU6J7dyLqXzmVkZkWtWxjbYhTsF8AeUR6G3a5CexSLl" text:style-name="Internet_20_link" text:visited-style-name="Visited_20_Internet_20_Link">
</text:a>
Photos of destruction from the shelling places and wrote that there are still people under the rubble of one, including a child. The rescue operation is currently ongoing.</text:p>
      <text:p text:style-name="P4">
Kirilenko also added that at the same time with Slavic invaders struck Pokramatorsk and Konstantinovka. According to preliminary information, there was a mentally.</text:p>
      <text:p text:style-name="P4">
Kirilenko again called on the inhabitants of the region to evacuate: “It is dangerous to stay in Nadonechna. Evacuate. "</text:p>
      <text:p text:style-name="P4">
As reported by Ukrinform, Russian troops of last day fired at 102 -wealthy points of eight regions of Ukraine, with hostile fire, three civilians were killed, eight more civilians were wounded.</text:p>
      <text:p text:style-name="P4">
News Source: <text:a xlink:type="simple" xlink:href="https://www.ukrinform.ua/rubric-ato/3695978-vorog-vluciv-u-tri-patipoverhivki-slovanska-vidomo-zagiblogo-i-sistoh-poranenih.html" text:style-name="Internet_20_link" text:visited-style-name="Visited_20_Internet_20_Link">
https://www.ukrinform.ua/rubric-ato/3695978-vorog-vluciv-u-tri-patipoverhivki-slovanska-vidomo-zagiblogo-i-sistoh-poranenih.html</text:a>
</text:p>
      <!--NEWS-->
      <text:h text:style-name="P10" text:outline-level="1">
<text:span text:style-name="T4">
The President noted 183 servicemen awards, 43 of them posthumously</text:span>
</text:h>
      <text:p text:style-name="P4">
Authors: Ukrinform (Person)</text:p>
      <text:p text:style-name="P4">
Publisher: Укринформ (Organization)</text:p>
      <text:p text:style-name="P4">
Published Time: 2023-04-14T17:49:00+03:00</text:p>
      <text:p text:style-name="P4">
Modified Time: 2023-04-14T17:49:00+03:00</text:p>
      <text:p text:style-name="P4">
Description: President Volodymyr Zelenskyy celebrated 183 defenders of Ukraine state awards, of which 43 were posthumously. - Ukrinform.</text:p>
      <text:p text:style-name="P4">
Images: ["<text:a xlink:type="simple" xlink:href="https://static.ukrinform.com/photos/2022_12/thumb_files/630_360_1671115306-366.jpeg" text:style-name="Internet_20_link" text:visited-style-name="Visited_20_Internet_20_Link">
630_360_16711...</text:a>
"]</text:p>
      <text:p text:style-name="P4">
Tags: ['Нагорода', 'Військові', 'Зеленський', 'Війна з росією']</text:p>
      <text:p text:style-name="P4">
Type: Article</text:p>
      <!--METADATA-->
      <text:p text:style-name="P4">
<draw:frame draw:style-name="fr1" draw:name="Image198" text:anchor-type="as-char" svg:width="6.9236in" svg:height="3.956343in" draw:z-index="0">
<draw:image xlink:href="../Images/yкринформ/2023-04-14T17-49-00-03-00/630_360_1671115306-366.jpeg" xlink:type="simple" xlink:show="embed" xlink:actuate="onLoad" draw:mime-type="image/jpeg"/>
</draw:frame>
The Presidential Lordir Zelensky celebrated 183 defenders of Ukraine state awards, of which 43 were posthumously.</text:p>
      <text:p text:style-name="P4">
As Ukrinform reports, appropriate <text:a xlink:type="simple" xlink:href="http://www.president.gov.ua/documents/2242023-46469" text:style-name="Internet_20_link" text:visited-style-name="Visited_20_Internet_20_Link">
</text:a>
Published on the state site.</text:p>
      <text:p text:style-name="P4">
The awards were awarded "for personal courage, revealed in the protection of state -sevotory and territorial integrity of Ukraine, selfless fulfillment of a military duty."</text:p>
      <text:p text:style-name="P4">
The President awarded the defenders by the orders of Bohdan Khmelnytsky, Danilagalitsky, "For Courage", medals "for military service of Ukraine", "Defender of Current" and "For Rescued Life".</text:p>
      <text:p text:style-name="P4">
<text:span text:style-name="T4">
 Read also: </text:span>
 <text:a xlink:type="simple" xlink:href="https://www.ukrinform.ua/rubric-ato/3691011-zelenskij-na-cernigivsini-vidvidav-gospital-i-vruciv-nagorodi-poranenim-vijskovim.html" text:style-name="Internet_20_link" text:visited-style-name="Visited_20_Internet_20_Link">
</text:a>
As reported by Ukrinform, April 13 <text:a xlink:type="simple" xlink:href="https://www.ukrinform.ua/tag-prezident" text:style-name="Internet_20_link" text:visited-style-name="Visited_20_Internet_20_Link">
</text:a>
He celebrated 349 Ukrainian servicemen, 45 air forces, 152-landing troops and 152 fighting for troops.</text:p>
      <text:p text:style-name="P4">
News Source: <text:a xlink:type="simple" xlink:href="https://www.ukrinform.ua/rubric-ato/3695977-prezident-vidznaciv-nagorodami-183-vijskovosluzbovciv-iz-nih-43-posmertno.html" text:style-name="Internet_20_link" text:visited-style-name="Visited_20_Internet_20_Link">
https://www.ukrinform.ua/rubric-ato/3695977-prezident-vidznaciv-nagorodami-183-vijskovosluzbovciv-iz-nih-43-posmertno.html</text:a>
</text:p>
      <!--NEWS-->
      <text:h text:style-name="P10" text:outline-level="1">
<text:span text:style-name="T4">
President of Lithuania discussed with the Prosecutor General of Ukraine the creation of a special about a joint -of -law for the Russian Federation</text:span>
</text:h>
      <text:p text:style-name="P4">
Authors: Ukrinform (Person)</text:p>
      <text:p text:style-name="P4">
Publisher: Укринформ (Organization)</text:p>
      <text:p text:style-name="P4">
Published Time: 2023-04-14T17:50:07+03:00</text:p>
      <text:p text:style-name="P4">
Modified Time: 2023-04-14T17:50:07+03:00</text:p>
      <text:p text:style-name="P4">
Description: Lithuanian President Hitanas Nauseda discussed with the Prosecutor General of Ukraine Andriy Kostin, the issue of Russia's responsibility for military crimes in Ukraine and the creation of a special tribunal to investigate the crime of aggression of the Russian Federation. - Ukrinform.</text:p>
      <text:p text:style-name="P4">
Images: ["<text:a xlink:type="simple" xlink:href="https://static.ukrinform.com/photos/2023_04/thumb_files/630_360_1681482608-179.jpg" text:style-name="Internet_20_link" text:visited-style-name="Visited_20_Internet_20_Link">
630_360_16814...</text:a>
"]</text:p>
      <text:p text:style-name="P4">
Tags: ['Литва', 'Трибунал', 'Україна', 'Андрій Костін']</text:p>
      <text:p text:style-name="P4">
Type: Article</text:p>
      <!--METADATA-->
      <text:p text:style-name="P4">
<draw:frame draw:style-name="fr1" draw:name="Image199" text:anchor-type="as-char" svg:width="6.9236in" svg:height="3.956343in" draw:z-index="0">
<draw:image xlink:href="../Images/yкринформ/2023-04-14T17-50-07-03-00/630_360_1681482608-179.jpg" xlink:type="simple" xlink:show="embed" xlink:actuate="onLoad" draw:mime-type="image/jpeg"/>
</draw:frame>
Gitanas Nauseda Presidentials discussed with the Prosecutor General of Ukraine Andriimkostin the issue of Russia's responsibility for war crimes in Ukraine the Tasting of a Special Tribunal for Investigation of the Crime of Aggression of the Russian Federation.</text:p>
      <text:p text:style-name="P4">
About it reports Ukrinform with reference to <text:a xlink:type="simple" xlink:href="http://www.lrp.lt/ru/prezident-vse-kto-soversil-voennye-prestuplenija-i-prestuplenija-agressii-v-ukraine-dolzny-byt-privletcheny-k-otvetstvennosti/40281" text:style-name="Internet_20_link" text:visited-style-name="Visited_20_Internet_20_Link">
</text:a>
Heads of the Republic of Lithuania.</text:p>
      <text:p text:style-name="P4">
During the meeting, Nauseda stressed that the only way to stop Russian imperialism is the victory of Ukraine. He noted that peace should be reached for Ukraine, and <text:a xlink:type="simple" xlink:href="https://www.ukrinform.ua/tag-rosia" text:style-name="Internet_20_link" text:visited-style-name="Visited_20_Internet_20_Link">
</text:a>
It must be responsible for war crimes and aggression crimes committed in Ukraine. According to Naused, only if the crimes are prosecuted can be prosecuted can be prevented in the future.</text:p>
      <text:p text:style-name="P4">
"Lithuania will continue to actively support Ukraine's idea of creating a special tribunal to investigate the crime of Russia's aggression against Ukraine. Clear who committed crimes in Ukraine or ordered them to commit them," President Lithuania said.</text:p>
      <text:p text:style-name="P4">
He noted that in order to bring the aggressor to the responsibility, a consistent collection of evidence was made. At the same time he noted a coordinated work -working on the initiative of Lithuania, Ukraine and Poland of a joint investigative group for the document of crimes <text:a xlink:type="simple" xlink:href="https://www.ukrinform.ua/tag-rosia" text:style-name="Internet_20_link" text:visited-style-name="Visited_20_Internet_20_Link">
</text:a>
in Ukraine(JIT).</text:p>
      <text:p text:style-name="P4">
<text:span text:style-name="T4">
Читайте також:</text:span>
 <text:a xlink:type="simple" xlink:href="https://www.ukrinform.ua/rubric-polytics/3678091-miznarodnij-centr-rozsliduvanna-zlocinu-agresii-rf-v-gaazi-vidkrietsa-do-lipna-kostin.html" text:style-name="Internet_20_link" text:visited-style-name="Visited_20_Internet_20_Link">
 </text:a>
In addition, as reported by the Office of the Prosecutor General of Ukraine in <text:a xlink:type="simple" xlink:href="http://t.me/pgo_gov_ua/11255" text:style-name="Internet_20_link" text:visited-style-name="Visited_20_Internet_20_Link">
</text:a>
. In Vilnius, members of a joint investigative group signing an agreement on investigation not only of war crimes but also of a delincy crime.</text:p>
      <text:p text:style-name="P4">
“International cooperation in investigation and judicial prosecution is genochydrate to a new level. We combine efforts with partners to investigate this "crime crime". The agreement will promote the exchange of evidence and information, JIT will strengthen international experts, ”said the Prosecutor General Kostin.</text:p>
      <text:p text:style-name="P4">
He also noted that "from the first days of a full -scale invasion, the mass and systematicity of war crimes committed in the temporary -occupied territories of Ukraine has the signs of a campaign for the persecution of Ukrainians of the national group."The OGP reports that during a two -day coordination meeting in Vilnius -participants discussed the course of the investigations, their directions and consulted on the important decisions in JIT. As well as the possibility of joining jitopol.</text:p>
      <text:p text:style-name="P4">
<text:span text:style-name="T4">
 Read also: </text:span>
 <text:a xlink:type="simple" xlink:href="https://www.ukrinform.ua/rubric-polytics/3693437-evrosouz-obgovorue-z-krainami-g7-spectribunal-sodo-zlocinu-agresii-rosii-evrokomisar.html" text:style-name="Internet_20_link" text:visited-style-name="Visited_20_Internet_20_Link">
<text:span text:style-name="T4">
 special tribunal </text:span>
</text:a>
It was reported that a joint investigative group to collect evidence and investigation of Russian -based ranking in Ukraine(JIT), was created with the support of Eurast. Its composition includes the International Criminal Court, Ukraine, Lithuania, Poland, Estonia, Latvia, Slovakia, Romania and Estonia.</text:p>
      <text:p text:style-name="P4">
News Source: <text:a xlink:type="simple" xlink:href="https://www.ukrinform.ua/rubric-polytics/3695979-prezident-litvi-obgovoriv-z-genprokurorom-ukraini-stvorenna-spectribunalu-dla-rf.html" text:style-name="Internet_20_link" text:visited-style-name="Visited_20_Internet_20_Link">
https://www.ukrinform.ua/rubric-polytics/3695979-prezident-litvi-obgovoriv-z-genprokurorom-ukraini-stvorenna-spectribunalu-dla-rf.html</text:a>
</text:p>
      <!--NEWS-->
      <text:h text:style-name="P10" text:outline-level="1">
<text:span text:style-name="T4">
The Supreme Court has canceled the recovery of funds from Privatbank in favor of former owners</text:span>
</text:h>
      <text:p text:style-name="P4">
Authors: Ukrinform (Person)</text:p>
      <text:p text:style-name="P4">
Publisher: Укринформ (Organization)</text:p>
      <text:p text:style-name="P4">
Published Time: 2023-04-14T17:58:43+03:00</text:p>
      <text:p text:style-name="P4">
Modified Time: 2023-04-14T17:58:43+03:00</text:p>
      <text:p text:style-name="P4">
Description: The Supreme Court overturned the illegal decisions of the courts of Dnipropetrovsk region to recover funds from Privatbank in favor of the person related to the exit owners. - Ukrinform.</text:p>
      <text:p text:style-name="P4">
Images: ["<text:a xlink:type="simple" xlink:href="https://static.ukrinform.com/photos/2019_10/thumb_files/630_360_1570614345-214.jpg" text:style-name="Internet_20_link" text:visited-style-name="Visited_20_Internet_20_Link">
630_360_15706...</text:a>
"]</text:p>
      <text:p text:style-name="P4">
Tags: ['Нацбанк', 'Приватбанк', 'Верховний Суд']</text:p>
      <text:p text:style-name="P4">
Type: Article</text:p>
      <!--METADATA-->
      <text:p text:style-name="P4">
<draw:frame draw:style-name="fr1" draw:name="Image200" text:anchor-type="as-char" svg:width="6.9236in" svg:height="3.956343in" draw:z-index="0">
<draw:image xlink:href="../Images/yкринформ/2023-04-14T17-58-43-03-00/630_360_1570614345-214.jpg" xlink:type="simple" xlink:show="embed" xlink:actuate="onLoad" draw:mime-type="image/jpeg"/>
</draw:frame>
The Supreme Court questioned the illegal decisions of the courts of Dnipropetrovsk region to recover the consolidation of funds in favor of the person related to the exit owners.</text:p>
      <text:p text:style-name="P4">
According to Ukrinform, this is stated in the Prescribe of the Bank, which is in the disposal of the agency.</text:p>
      <text:p text:style-name="P4">
"The Supreme Court on April 12, 2023 satisfied the cassation complaint <text:a xlink:type="simple" xlink:href="https://www.ukrinform.ua/tag-privatbank" text:style-name="Internet_20_link" text:visited-style-name="Visited_20_Internet_20_Link">
</text:a>
and canceled the illegal decisions of the Court of the Dnipropropetrovsk region to recover funds from the State Bank in favor of the person associated with the former owners of Privatbank, " - it is said.</text:p>
      <text:p text:style-name="P4">
<text:span text:style-name="T4">
 Read also: </text:span>
 <text:a xlink:type="simple" xlink:href="https://www.ukrinform.ua/rubric-economy/3692918-sud-ne-dozvoliv-eksakcioneru-privatbanku-anuluvati-kreditni-dogovori-z-nbu.html" text:style-name="Internet_20_link" text:visited-style-name="Visited_20_Internet_20_Link">
<text:span text:style-name="T4">
 PrivatBank </text:span>
</text:a>
It is noted that this case has been considered by the courts since 2017, its subject of merchantation of money related to the former owners of a privatatbank of a person in the operation "Bail-in", which was carried out in accordance In 2016.</text:p>
      <text:p text:style-name="P4">
The Supreme Court agreed with PrivatBank's arguments that the plaintiff had not been unproven with PJSC CB "PrivatBank", and the writing off the plaintiff was made from the plaintiff's accounts if there was a corresponding legal basis for this legal basis, which is a contract for the acquisition of shares concluded The name of the plaintiff as his representative of the skills of the law.</text:p>
      <text:p text:style-name="P4">
<text:span text:style-name="T4">
 Read also: </text:span>
 <text:a xlink:type="simple" xlink:href="https://www.ukrinform.ua/rubric-economy/3679711-sud-skasuvav-bankrutstvo-kompanii-so-zaborguvala-privatbanku-majze-3-milardi.html" text:style-name="Internet_20_link" text:visited-style-name="Visited_20_Internet_20_Link">
<text:span text:style-name="T4">
 PrivatBank </text:span>
</text:a>
The bank reminds that in 2016, when the rescue of the PrivatBank cost 155 billion UAH, thanks to the Bail-in operation, the authorized capital of Privatatbank managed to increase by almost UAH 29.4 billion. However, despite the adequate legality of this procedure, some related to the former owners of the top management of the bank have been storming the Ukrainian courts for years to hope for Privatbank, and therefore billions of hryvnias in the states.As reported by Ukrinform, on April 7, 2023, the Supreme Court granted the law of the National Bank and confirmed the legality of five credit entities concluded between the National Bank and Privatbank in 2008–2015 and the surety agreements that ensured their implementation.</text:p>
      <text:p text:style-name="P4">
News Source: <text:a xlink:type="simple" xlink:href="https://www.ukrinform.ua/rubric-economy/3695982-verhovnij-sud-skasuvav-stagnenna-kostiv-iz-privatbanku-na-korist-kolisnih-vlasnikiv.html" text:style-name="Internet_20_link" text:visited-style-name="Visited_20_Internet_20_Link">
https://www.ukrinform.ua/rubric-economy/3695982-verhovnij-sud-skasuvav-stagnenna-kostiv-iz-privatbanku-na-korist-kolisnih-vlasnikiv.html</text:a>
</text:p>
      <!--NEWS-->
      <text:h text:style-name="P10" text:outline-level="1">
<text:span text:style-name="T4">
Ukraine will receive 19 Caesar Artsystems in the coming weeks - Denmark Ministry of Defense</text:span>
</text:h>
      <text:p text:style-name="P4">
Authors: Ukrinform (Person)</text:p>
      <text:p text:style-name="P4">
Publisher: Укринформ (Organization)</text:p>
      <text:p text:style-name="P4">
Published Time: 2023-04-14T18:00:00+03:00</text:p>
      <text:p text:style-name="P4">
Modified Time: 2023-04-14T18:00:00+03:00</text:p>
      <text:p text:style-name="P4">
Description: Ukraine will receive 19 Self -propelled Caesar artillery systems in the next weeks. - Ukrinform.</text:p>
      <text:p text:style-name="P4">
Images: ["<text:a xlink:type="simple" xlink:href="https://static.ukrinform.com/photos/2022_07/thumb_files/630_360_1657198092-671.jpg" text:style-name="Internet_20_link" text:visited-style-name="Visited_20_Internet_20_Link">
630_360_16571...</text:a>
"]</text:p>
      <text:p text:style-name="P4">
Tags: ['Данія', 'Україна', 'CAESAR']</text:p>
      <text:p text:style-name="P4">
Type: Article</text:p>
      <!--METADATA-->
      <text:p text:style-name="P4">
<draw:frame draw:style-name="fr1" draw:name="Image201" text:anchor-type="as-char" svg:width="6.9236in" svg:height="3.956343in" draw:z-index="0">
<draw:image xlink:href="../Images/yкринформ/2023-04-14T18-00-00-03-00/630_360_1657198092-671.jpg" xlink:type="simple" xlink:show="embed" xlink:actuate="onLoad" draw:mime-type="image/jpeg"/>
</draw:frame>
The next weeks will receive 19 self -propelled artillery systems of Caesarfrench production.</text:p>
      <text:p text:style-name="P4">
This is stated in the statement of the Denmark Ministry on Friday, reports Ukrinform with reference to <text:a xlink:type="simple" xlink:href="http://www.theguardian.com/world/live/2023/apr/14/russia-ukraine-war-live-pentagon-leak-suspect-to-appear-in-court-on-friday-eu-adds-wagner-to-sanctions-list#top-of-blog" text:style-name="Internet_20_link" text:visited-style-name="Visited_20_Internet_20_Link">
</text:a>
.</text:p>
      <text:p text:style-name="P4">
"Ukraine will receive 19 howy artillery systems of the Caesar French production in the coming weeks," - writes the newspaper with reference to Naminoborons <text:a xlink:type="simple" xlink:href="https://www.ukrinform.ua/tag-dania" text:style-name="Internet_20_link" text:visited-style-name="Visited_20_Internet_20_Link">
</text:a>
.</text:p>
      <text:p text:style-name="P4">
Ministry of Defense also <text:a xlink:type="simple" xlink:href="http://twitter.com/Forsvarsmin/status/1646873285873868800" text:style-name="Internet_20_link" text:visited-style-name="Visited_20_Internet_20_Link">
</text:a>
that the Acting Officers of the Defense Minister Troels Lund Polesen visited the last group of Ukrainians who are trained in Denmark today.</text:p>
      <text:p text:style-name="P4">
In total, Denmark provided Ukraine support for 6.2 billion Danish crowns.</text:p>
      <text:p text:style-name="P4">
<text:span text:style-name="T4">
 Read also: </text:span>
 <text:a xlink:type="simple" xlink:href="https://www.ukrinform.ua/rubric-world/3695805-nimeccina-dozvolila-polsi-peredati-ukraini-pat-vinisuvaciv-mig29.html" text:style-name="Internet_20_link" text:visited-style-name="Visited_20_Internet_20_Link">
</text:a>
According to Ukrinform, the Denmark government has decided to transfer to Ukraine all of its self -propelled howar of the Caesar French -made.</text:p>
      <text:p text:style-name="P4">
By summer, Ukraine will start receiving <text:a xlink:type="simple" xlink:href="https://www.ukrinform.ua/rubric-ato/3694082-dania-peredast-ukraini-100-tankiv-leopard.html" text:style-name="Internet_20_link" text:visited-style-name="Visited_20_Internet_20_Link">
</text:a>
from Denmark.</text:p>
      <text:p text:style-name="P4">
<text:span text:style-name="T5">
Foto: General Staff</text:span>
</text:p>
      <text:p text:style-name="P4">
News Source: <text:a xlink:type="simple" xlink:href="https://www.ukrinform.ua/rubric-ato/3695983-ukraina-otrimae-19-artsistem-caesar-najblizcimi-tiznami-minoboroni-danii.html" text:style-name="Internet_20_link" text:visited-style-name="Visited_20_Internet_20_Link">
https://www.ukrinform.ua/rubric-ato/3695983-ukraina-otrimae-19-artsistem-caesar-najblizcimi-tiznami-minoboroni-danii.html</text:a>
</text:p>
      <!--NEWS-->
      <text:h text:style-name="P10" text:outline-level="1">
<text:span text:style-name="T4">
WAKS rejected the extension of the investigation against Kobolev</text:span>
</text:h>
      <text:p text:style-name="P4">
Authors: Ukrinform (Person)</text:p>
      <text:p text:style-name="P4">
Publisher: Укринформ (Organization)</text:p>
      <text:p text:style-name="P4">
Published Time: 2023-04-14T18:01:00+03:00</text:p>
      <text:p text:style-name="P4">
Modified Time: 2023-04-14T18:01:00+03:00</text:p>
      <text:p text:style-name="P4">
Description: The Supreme Anti -Corruption Court rejected the National Anti -Corruption Bureau in extending the timing of the investigation of Naftogaz of Ukraine Andrei Kobolev. - Ukrinform.</text:p>
      <text:p text:style-name="P4">
Images: ["<text:a xlink:type="simple" xlink:href="https://static.ukrinform.com/photos/2023_04/thumb_files/630_360_1681315565-767.jpg" text:style-name="Internet_20_link" text:visited-style-name="Visited_20_Internet_20_Link">
630_360_16813...</text:a>
"]</text:p>
      <text:p text:style-name="P4">
Tags: ['Коболєв', 'НАБУ', 'Нафтогаз', 'Антикорупційний суд']</text:p>
      <text:p text:style-name="P4">
Type: Article</text:p>
      <!--METADATA-->
      <text:p text:style-name="P4">
<draw:frame draw:style-name="fr1" draw:name="Image202" text:anchor-type="as-char" svg:width="6.9236in" svg:height="3.956343in" draw:z-index="0">
<draw:image xlink:href="../Images/yкринформ/2023-04-14T18-01-00-03-00/630_360_1681315565-767.jpg" xlink:type="simple" xlink:show="embed" xlink:actuate="onLoad" draw:mime-type="image/jpeg"/>
</draw:frame>
The High Anti -Corruption Court rejected the National Anti -Corruption Bureau during the investigation into the expert of Naftogaz of Ukraine Andriyakobolev.</text:p>
      <text:p text:style-name="P4">
Kobolev wrote about it in <text:a xlink:type="simple" xlink:href="https://www.facebook.com/andriy.kobolyev" text:style-name="Internet_20_link" text:visited-style-name="Visited_20_Internet_20_Link">
</text:a>
Transfers Ukrinform.</text:p>
      <text:p text:style-name="P4">
“WAKS refused to re -request NABU detectives and SAP prosecutors. Now either transferring the case to court or closing. We will find out soon, ” - reported.</text:p>
      <text:p text:style-name="P4">
This information was also confirmed in <text:a xlink:type="simple" xlink:href="https://t.me/sap_gov_ua/1305" text:style-name="Internet_20_link" text:visited-style-name="Visited_20_Internet_20_Link">
</text:a>
"April 14, investigating judge <text:a xlink:type="simple" xlink:href="https://www.ukrinform.ua/tag-antikorupcijnij-sud" text:style-name="Internet_20_link" text:visited-style-name="Visited_20_Internet_20_Link">
</text:a>
He left without considering the petition of NABU detectives, agreed by the SAP prosecutor, the proceedings of up to 6 months of the pre -trial investigation in criminal proceedings against the former chairman of the board of Naftogaz of Ukraine, which is subordinated in the seizure of money in the amount of more than UAH 260 million. The term investigation in the said criminal proceedings expires on December 199.04.2023, " - said in the department.</text:p>
      <text:p text:style-name="P4">
<text:span text:style-name="T4">
 Read also: </text:span>
 <text:a xlink:type="simple" xlink:href="https://www.ukrinform.ua/rubric-economy/3695751-nabu-zaavlae-pro-novi-dokazi-u-spravi-koboleva.html" text:style-name="Internet_20_link" text:visited-style-name="Visited_20_Internet_20_Link">
<text:span text:style-name="T4">
 Kobolev </text:span>
</text:a>
The SAP added that in connection with the said court decision, the issue of completion of the pre -trial investigation and the opening of criminal proceedings is now resolved.</text:p>
      <text:p text:style-name="P4">
As reported by Ukrinform, on April 14, NABU stated the need to continue the research against Kobolev due to the emergence of new evidence - correspondence of persons who were involved in the premium of UAH 229 million.</text:p>
      <text:p text:style-name="P4">
The bureau published some of the seized materials, which, as explained in the department, decided to publish in view of public resonance and a number of applications from the side of the defense.</text:p>
      <text:p text:style-name="P4">
On April 12, the investigating judge of VAKS refused to grant the request to continue the termins of the pre -trial investigation of criminal proceedings against Naftogaz's exglavinak Kobolev.</text:p>
      <text:p text:style-name="P4">
<text:span text:style-name="T4">
 Read also: </text:span>
 <text:a xlink:type="simple" xlink:href="https://www.ukrinform.ua/rubric-economy/3679296-kobolev-ne-vnis-zastavu-ale-jogo-rahunki-sud-ne-arestovuvav-sap.html" text:style-name="Internet_20_link" text:visited-style-name="Visited_20_Internet_20_Link">
<text:span text:style-name="T4">
 Kobolev </text:span>
</text:a>
The pre -trial investigation terms expire on April 19.</text:p>
      <text:p text:style-name="P4">
Exchanging Naftogaz of Ukraine <text:a xlink:type="simple" xlink:href="https://www.ukrinform.ua/rubric-economy/3655231-eksglavu-pravlinna-naftogazu-pidozruut-u-privlasnenni-ponad-229-miljoniv.html" text:style-name="Internet_20_link" text:visited-style-name="Visited_20_Internet_20_Link">
</text:a>
. According to the investigation, it was illegal to ensure the payment of bonuses for more than 229 million UAH.</text:p>
      <text:p text:style-name="P4">
News Source: <text:a xlink:type="simple" xlink:href="https://www.ukrinform.ua/rubric-economy/3695987-vaks-povtorno-vidmoviv-u-prodovzenni-terminiv-slidstva-sodo-koboleva.html" text:style-name="Internet_20_link" text:visited-style-name="Visited_20_Internet_20_Link">
https://www.ukrinform.ua/rubric-economy/3695987-vaks-povtorno-vidmoviv-u-prodovzenni-terminiv-slidstva-sodo-koboleva.html</text:a>
</text:p>
      <!--NEWS-->
      <text:h text:style-name="P10" text:outline-level="1">
<text:span text:style-name="T4">
More than half of Ukrainians plan to visit the temple for Easter holidays</text:span>
</text:h>
      <text:p text:style-name="P4">
Authors: Ukrinform (Person)</text:p>
      <text:p text:style-name="P4">
Publisher: Укринформ (Organization)</text:p>
      <text:p text:style-name="P4">
Published Time: 2023-04-14T18:04:08+03:00</text:p>
      <text:p text:style-name="P4">
Modified Time: 2023-04-14T18:04:08+03:00</text:p>
      <text:p text:style-name="P4">
Description: More than half of Ukrainians (53%) have plans to visit the temple for Easter holidays. - Ukrinform.</text:p>
      <text:p text:style-name="P4">
Images: ["<text:a xlink:type="simple" xlink:href="https://static.ukrinform.com/photos/2020_04/thumb_files/630_360_1587131530-548.jpg" text:style-name="Internet_20_link" text:visited-style-name="Visited_20_Internet_20_Link">
630_360_15871...</text:a>
"]</text:p>
      <text:p text:style-name="P4">
Tags: ['Церква', 'Опитування', 'Свято', 'Великдень']</text:p>
      <text:p text:style-name="P4">
Type: Article</text:p>
      <!--METADATA-->
      <text:p text:style-name="P4">
<draw:frame draw:style-name="fr1" draw:name="Image203" text:anchor-type="as-char" svg:width="6.9236in" svg:height="3.956343in" draw:z-index="0">
<draw:image xlink:href="../Images/yкринформ/2023-04-14T18-04-08-03-00/630_360_1587131530-548.jpg" xlink:type="simple" xlink:show="embed" xlink:actuate="onLoad" draw:mime-type="image/jpeg"/>
</draw:frame>
More as a half of Ukrainians(53%)They have plans to visit the temple for Easter holidays.</text:p>
      <text:p text:style-name="P4">
This is evidenced by <text:a xlink:type="simple" xlink:href="http://drive.google.com/drive/folders/1tU57MOXBEtUXdB6Mnn6LcpWBBLV8CAWo" text:style-name="Internet_20_link" text:visited-style-name="Visited_20_Internet_20_Link">
</text:a>
Gradus research conducted on the eve of the holiday, Ukrinform reports.</text:p>
      <text:p text:style-name="P4">
According to research, 90% of Ukrainians surveyed plan to celebrate this year <text:a xlink:type="simple" xlink:href="https://www.ukrinform.ua/tag-velikden" text:style-name="Internet_20_link" text:visited-style-name="Visited_20_Internet_20_Link">
</text:a>
 (or already celebrated on April 9).Переважна більшість респондентів (95%)They refer themselves to Christians of the Eastern Order, so they will celebrate Easter on April 16.</text:p>
      <text:p text:style-name="P4">
<text:span text:style-name="T4">
 Read also: </text:span>
 <text:a xlink:type="simple" xlink:href="https://www.ukrinform.ua/rubric-regions/3695818-na-velikden-prognozuut-dosi-ta-grozi.html" text:style-name="Internet_20_link" text:visited-style-name="Visited_20_Internet_20_Link">
<text:span text:style-name="T4">
 Easter </text:span>
</text:a>
Also more than half of them(53%)They have plans to visit the temple for a long time, the most willing to go to church falls on Saturday and Sunday. The proportion of those who plan to attend the Church for the Easter Holy have increased from 42% to 53% with 2021.</text:p>
      <text:p text:style-name="P4">
<text:span text:style-name="T4">
 Read also: </text:span>
 <text:a xlink:type="simple" xlink:href="https://www.ukrinform.ua/rubric-society/3695834-sbu-zaklikae-ukrainciv-ne-vidviduvati-masovih-zibran-na-velikden.html" text:style-name="Internet_20_link" text:visited-style-name="Visited_20_Internet_20_Link">
<text:span text:style-name="T4">
 Easter </text:span>
</text:a>
The survey was conducted by a research company Gradus Research by the method of sensation of the questionnaire in the mobile application. Sample: 1330 respondents aged 18-60 years who live in settlements more than 50,000 inhabitants. Period: April 13-14, 2023.</text:p>
      <text:p text:style-name="P4">
News Source: <text:a xlink:type="simple" xlink:href="https://www.ukrinform.ua/rubric-society/3695985-ponad-polovina-ukrainciv-planuut-vidvidati-hram-na-velikodni-svata.html" text:style-name="Internet_20_link" text:visited-style-name="Visited_20_Internet_20_Link">
https://www.ukrinform.ua/rubric-society/3695985-ponad-polovina-ukrainciv-planuut-vidvidati-hram-na-velikodni-svata.html</text:a>
</text:p>
      <!--NEWS-->
      <text:h text:style-name="P10" text:outline-level="1">
<text:span text:style-name="T4">
У ЗСУ перевіряють, чи справді мобілізованого без підготовки направили у підрозділ</text:span>
</text:h>
      <text:p text:style-name="P4">
Authors: Ukrinform (Person)</text:p>
      <text:p text:style-name="P4">
Publisher: Укринформ (Organization)</text:p>
      <text:p text:style-name="P4">
Published Time: 2023-04-14T18:09:00+03:00</text:p>
      <text:p text:style-name="P4">
Modified Time: 2023-04-14T18:09:00+03:00</text:p>
      <text:p text:style-name="P4">
Description: The command of the Armed Forces forces of the Armed Forces was assigned to check the information voiced in the video, where the author claims that their unit was allegedly sent without proper preparation of the mobilized, who is the father of five children. - Ukrinform.</text:p>
      <text:p text:style-name="P4">
Images: ["<text:a xlink:type="simple" xlink:href="https://static.ukrinform.com/photos/2018_04/thumb_files/630_360_1522694239-9529.jpg" text:style-name="Internet_20_link" text:visited-style-name="Visited_20_Internet_20_Link">
630_360_15226...</text:a>
"]</text:p>
      <text:p text:style-name="P4">
Tags: ['Мобілізація', 'ЗСУ', 'Тероборона', 'Ганна Маляр']</text:p>
      <text:p text:style-name="P4">
Type: Article</text:p>
      <!--METADATA-->
      <text:p text:style-name="P4">
<draw:frame draw:style-name="fr1" draw:name="Image204" text:anchor-type="as-char" svg:width="6.9236in" svg:height="3.956343in" draw:z-index="0">
<draw:image xlink:href="../Images/yкринформ/2023-04-14T18-09-00-03-00/630_360_1522694239-9529.jpg" xlink:type="simple" xlink:show="embed" xlink:actuate="onLoad" draw:mime-type="image/jpeg"/>
</draw:frame>
The command of the Armed Forces forces of the Armed Forces was assigned to check information, voiced in a video, where the author claims that in their unit allegedly guided the proper preparation of the mobilized, who is the father of five children.</text:p>
      <text:p text:style-name="P4">
This was reported in <text:a xlink:type="simple" xlink:href="https://t.me/annamaliar/641" text:style-name="Internet_20_link" text:visited-style-name="Visited_20_Internet_20_Link">
</text:a>
Deputy Minister of Defense Anna Malyar, Ukrinform reports.</text:p>
      <text:p text:style-name="P4">
"According to confirmed information, no child <text:a xlink:type="simple" xlink:href="https://www.ukrinform.ua/tag-vijskovi" text:style-name="Internet_20_link" text:visited-style-name="Visited_20_Internet_20_Link">
</text:a>
, which is not officially registered in the video, he does not appear in the certificate of children's children as a father. The guardianship is not designed. The delay from mobilization for large children is provided subject to the provision of documents confirming the maintenance of for three or more children under 18 years of age, " - the message reads.</text:p>
      <text:p text:style-name="P4">
The command of the Armed Forces forces of the Armed Forces emphasizes that the military personnel of the Armed Forces after receiving a mobilization order at the territorial center of acquisition and social support(TCC and SP)The basic general military training and professional training of the TV Armed Forces of the Armed Forces are compulsory. Depending on the health and full or restricted suitability, fighters can be trained in battalion reservoirs ....</text:p>
      <text:p text:style-name="P4">
The term of further professional training depends on military-accounting. After the expiration of the period of study and the acquisition of the necessary skills, they are sent to military units to fulfill certain tasks.</text:p>
      <text:p text:style-name="P4">
All cases of failure to comply with the procedure for working out the program of training of military servicemen are carefully studied by the command of the Forces of the Armed Forces and are being taken to prevent them. In order to consult the preparation or report cases of violations of the preparation procedure, you can contact the hot line of the Troy Forces Command at 0 800 507028. All appeals will be considered, the painter said.</text:p>
      <text:p text:style-name="P4">
<text:span text:style-name="T4">
 Read also: </text:span>
 <text:a xlink:type="simple" xlink:href="https://www.ukrinform.ua/rubric-regions/3691755-pered-sudom-postane-komandir-vzvodu-z-zitomirsini-akij-pobiv-soldata.html" text:style-name="Internet_20_link" text:visited-style-name="Visited_20_Internet_20_Link">
<text:span text:style-name="T4">
 commander </text:span>
</text:a>
Further checking the information announced in the video is continues to be examined, the Minister of Defense Minister's attachment.As it was reported, earlier in the Ministry of Defense of Ukraine denied information that the mobilized, which did not undergo military training, immediately sent the first time. The ministry also claims that they do not issue and do not intend to issue summons through "action".</text:p>
      <text:p text:style-name="P4">
News Source: <text:a xlink:type="simple" xlink:href="https://www.ukrinform.ua/rubric-ato/3695990-u-zsu-pereviraut-ci-spravdi-mobilizovanogo-bez-pidgotovki-napravili-u-pidrozdil.html" text:style-name="Internet_20_link" text:visited-style-name="Visited_20_Internet_20_Link">
https://www.ukrinform.ua/rubric-ato/3695990-u-zsu-pereviraut-ci-spravdi-mobilizovanogo-bez-pidgotovki-napravili-u-pidrozdil.html</text:a>
</text:p>
      <!--NEWS-->
      <text:h text:style-name="P10" text:outline-level="1">
<text:span text:style-name="T4">
Poor: There are many countries that view options to strict response to the admission of Russians and Belarus</text:span>
</text:h>
      <text:p text:style-name="P4">
Authors: Ukrinform (Person)</text:p>
      <text:p text:style-name="P4">
Publisher: Укринформ (Organization)</text:p>
      <text:p text:style-name="P4">
Published Time: 2023-04-14T18:09:22+03:00</text:p>
      <text:p text:style-name="P4">
Modified Time: 2023-04-14T18:09:22+03:00</text:p>
      <text:p text:style-name="P4">
Description: Deputy Minister of Youth and Sports of Ukraine Matthew Poor told whether other countries would join the boycott of competitions if Russians and Belarusians have been admitted there. - Ukrinform.</text:p>
      <text:p text:style-name="P4">
Images: ["<text:a xlink:type="simple" xlink:href="https://static.ukrinform.com/photos/2023_04/thumb_files/630_360_1681484844-255.jpg" text:style-name="Internet_20_link" text:visited-style-name="Visited_20_Internet_20_Link">
630_360_16814...</text:a>
"]</text:p>
      <text:p text:style-name="P4">
Tags: ['Олімпіада', 'Міністерство молоді та спорту', 'Вадим Гутцайт']</text:p>
      <text:p text:style-name="P4">
Type: Article</text:p>
      <!--METADATA-->
      <text:p text:style-name="P4">
<draw:frame draw:style-name="fr1" draw:name="Image205" text:anchor-type="as-char" svg:width="6.9236in" svg:height="3.956343in" draw:z-index="0">
<draw:image xlink:href="../Images/yкринформ/2023-04-14T18-09-22-03-00/630_360_1681484844-255.jpg" xlink:type="simple" xlink:show="embed" xlink:actuate="onLoad" draw:mime-type="image/jpeg"/>
</draw:frame>
The Deputy Minister of Youth and Sports of Ukraine Matthew Poor told whether other countries would join the boycott of competitions if the Russians of Ibilorus are admitted there.</text:p>
      <text:p text:style-name="P4">
As Ukrinform reports, with <text:a xlink:type="simple" xlink:href="https://www.youtube.com/watch" text:style-name="Internet_20_link" text:visited-style-name="Visited_20_Internet_20_Link">
</text:a>
Infantry.</text:p>
      <text:p text:style-name="P4">
“Several countries have expressed our support. There are many countries that also consider the variants of a rather rigid response to this demarche. I just don't want to say it now, because it is a diplomatic work that needs silence, ”the poor said.</text:p>
      <text:p text:style-name="P4">
As it was reported, the Ministry of Youth and Sports published an order in which Ukrainian sports delegations to participate in competitions, to which representatives of Russia and Belarus were admitted. The order extends to the official national teams of Ukraine from Olympic and Non -Olympic Sports. In case of violations of delegates will be recalled from such competitions, and the relevant Federation will be deprived of national status.</text:p>
      <text:p text:style-name="P4">
<text:span text:style-name="T4">
 Read also: </text:span>
 <text:a xlink:type="simple" xlink:href="https://www.ukrinform.ua/rubric-sports/3695972-uaf-podala-zapit-do-minmolodsportu-sodo-nakazu-pro-zaboronu-ucasti-v-odnih-zmagannah-z-predstavnikami-rf-i-rb.html" text:style-name="Internet_20_link" text:visited-style-name="Visited_20_Internet_20_Link">
<text:span text:style-name="T4">
 UAF </text:span>
</text:a>
As reported by Ukrinform, earlier the IOC executive committee recommended to return the Russian athletes to Russian athletes to international competitions in neutral status. In this case, teams from Russia and Belarus are not allowed to the tournaments, as well as sportsmen who support the war or have a contract with the army of Russian Abopelorus.</text:p>
      <text:p text:style-name="P4">
Photo: Ministry of Youth and Sports of Ukraine</text:p>
      <text:p text:style-name="P4">
News Source: <text:a xlink:type="simple" xlink:href="https://www.ukrinform.ua/rubric-sports/3695989-bidnij-e-bagato-krain-aki-rozgladaut-varianti-zorstkoi-reakcii-na-dopusk-rosian-i-bilorusiv.html" text:style-name="Internet_20_link" text:visited-style-name="Visited_20_Internet_20_Link">
https://www.ukrinform.ua/rubric-sports/3695989-bidnij-e-bagato-krain-aki-rozgladaut-varianti-zorstkoi-reakcii-na-dopusk-rosian-i-bilorusiv.html</text:a>
</text:p>
      <!--NEWS-->
      <text:h text:style-name="P10" text:outline-level="1">
<text:span text:style-name="T4">
Detained through the leakage of Pentagon Taishery's Pentagon Officially charged</text:span>
</text:h>
      <text:p text:style-name="P4">
Authors: Ukrinform (Person)</text:p>
      <text:p text:style-name="P4">
Publisher: Укринформ (Organization)</text:p>
      <text:p text:style-name="P4">
Published Time: 2023-04-14T18:14:00+03:00</text:p>
      <text:p text:style-name="P4">
Modified Time: 2023-04-14T18:14:00+03:00</text:p>
      <text:p text:style-name="P4">
Description: The US Air Force Serviceman Jack Tesheryi has officially charged the seizure, storage and transmission of secret information. - Ukrinform.</text:p>
      <text:p text:style-name="P4">
Images: ["<text:a xlink:type="simple" xlink:href="https://static.ukrinform.com/photos/2023_04/thumb_files/630_360_1681485235-215.jpg" text:style-name="Internet_20_link" text:visited-style-name="Visited_20_Internet_20_Link">
630_360_16814...</text:a>
"]</text:p>
      <text:p text:style-name="P4">
Tags: ['Пентагон', 'Документи', 'Витік']</text:p>
      <text:p text:style-name="P4">
Type: Article</text:p>
      <!--METADATA-->
      <text:p text:style-name="P4">
<draw:frame draw:style-name="fr1" draw:name="Image206" text:anchor-type="as-char" svg:width="6.9236in" svg:height="3.956343in" draw:z-index="0">
<draw:image xlink:href="../Images/yкринформ/2023-04-14T18-14-00-03-00/630_360_1681485235-215.jpg" xlink:type="simple" xlink:show="embed" xlink:actuate="onLoad" draw:mime-type="image/jpeg"/>
</draw:frame>
The US Air Force serviceman Jack Tusheiri has officially charged the seizure, storage and transmission of secret information.</text:p>
      <text:p text:style-name="P4">
As Ukrinform reports, it reports <text:a xlink:type="simple" xlink:href="http://edition.cnn.com/politics/live-news/pentagon-leak-jack-teixeira-court-04-14-23/h_048da9bb7477b00efb0b835a2e6948ee" text:style-name="Internet_20_link" text:visited-style-name="Visited_20_Internet_20_Link">
</text:a>
.</text:p>
      <text:p text:style-name="P4">
Serviceman Jack Taishei, who was detained by US law enforcement communication with the massive leakage of secret documents <text:a xlink:type="simple" xlink:href="https://www.ukrinform.ua/tag-pentagon" text:style-name="Internet_20_link" text:visited-style-name="Visited_20_Internet_20_Link">
</text:a>
, charged with the incidental receipt, storage and transmission of information on the defense of Ukraine, as well as in unauthorized removal of secret information of Tamatha lives.</text:p>
      <text:p text:style-name="P4">
<text:span text:style-name="T4">
 Read also: </text:span>
 <text:a xlink:type="simple" xlink:href="https://www.ukrinform.ua/rubric-world/3695816-ministr-oboroni-ssa-doruciv-pereglanuti-mehanizm-dostupu-do-rozviddanih-pisla-vitoku-dokumentiv.html" text:style-name="Internet_20_link" text:visited-style-name="Visited_20_Internet_20_Link">
</text:a>
As reported by Ukrinform, the detained US military Jack Tusheir, who is submitted in the organization of the leakage of secret documents of the Pentagon, <text:a xlink:type="simple" xlink:href="https://www.ukrinform.ua/rubric-world/3695776-vitik-dokumentiv-pentagonu-zatrimanij-tejsejra-nazivav-vijnu-v-ukraini-gnitucou-bitvou.html" text:style-name="Internet_20_link" text:visited-style-name="Visited_20_Internet_20_Link">
</text:a>
.</text:p>
      <text:p text:style-name="P4">
Last week, The New York Times reported that the Pentagon was investigating the secret documents on the social network concerning the US and NATO plans for the Armed Forces of the Armed Forces. Meanwhile, the BellingCatcati investigators have conducted their own investigation into the search for primary sources of fused documentary.</text:p>
      <text:p text:style-name="P4">
The US Department of Justice has announced that the investigation of American intelligence rates that have been published on social networks in recent weeks.</text:p>
      <text:p text:style-name="P4">
News Source: <text:a xlink:type="simple" xlink:href="https://www.ukrinform.ua/rubric-world/3695992-zatrimanomu-cerez-vitik-dokumentiv-pentagonu-tejsejri-oficijno-visunuli-zvinuvacenna.html" text:style-name="Internet_20_link" text:visited-style-name="Visited_20_Internet_20_Link">
https://www.ukrinform.ua/rubric-world/3695992-zatrimanomu-cerez-vitik-dokumentiv-pentagonu-tejsejri-oficijno-visunuli-zvinuvacenna.html</text:a>
</text:p>
      <!--NEWS-->
      <text:h text:style-name="P10" text:outline-level="1">
<text:span text:style-name="T4">
The invaders fired Kramatorsk, damaged high -rise buildings</text:span>
</text:h>
      <text:p text:style-name="P4">
Authors: Ukrinform (Person)</text:p>
      <text:p text:style-name="P4">
Publisher: Укринформ (Organization)</text:p>
      <text:p text:style-name="P4">
Published Time: 2023-04-14T18:20:00+03:00</text:p>
      <text:p text:style-name="P4">
Modified Time: 2023-04-14T18:20:00+03:00</text:p>
      <text:p text:style-name="P4">
Description: In Donetsk, the army of the Russian Federation fired at Kramatorsk again, the educational institution, high -rise building, garage cooperative were damaged. - Ukrinform.</text:p>
      <text:p text:style-name="P4">
Images: ["<text:a xlink:type="simple" xlink:href="https://static.ukrinform.com/photos/2023_04/thumb_files/630_360_1681485506-465.jpg" text:style-name="Internet_20_link" text:visited-style-name="Visited_20_Internet_20_Link">
630_360_16814...</text:a>
"]</text:p>
      <text:p text:style-name="P4">
Tags: ['Краматорськ', 'Обстріл', 'Війна з росією']</text:p>
      <text:p text:style-name="P4">
Type: Article</text:p>
      <!--METADATA-->
      <text:p text:style-name="P4">
<draw:frame draw:style-name="fr1" draw:name="Image207" text:anchor-type="as-char" svg:width="6.9236in" svg:height="3.956343in" draw:z-index="0">
<draw:image xlink:href="../Images/yкринформ/2023-04-14T18-20-00-03-00/630_360_1681485506-465.jpg" xlink:type="simple" xlink:show="embed" xlink:actuate="onLoad" draw:mime-type="image/jpeg"/>
</draw:frame>
The Nadonechyna army of the Russian Federation again fired at Kramatorsk, damaged the educational institution, high -rise building, garage cooperative.</text:p>
      <text:p text:style-name="P4">
As Ukrinform reports, about it in <text:a xlink:type="simple" xlink:href="https://www.facebook.com/alexander.vasilyevich.goncharenko/posts/pfbid0aqkPh2njtLjfuNJwdhLoSe8eYZS7G6kaEadjhzzyA8GrD5aZrJfgZZassV1sjUuNl" text:style-name="Internet_20_link" text:visited-style-name="Visited_20_Internet_20_Link">
</text:a>
Kramatorsk mayor Oleksandr Goncharenko reported and published corresponding photos of destruction.</text:p>
      <text:p text:style-name="P4">
“Russia <text:a xlink:type="simple" xlink:href="https://www.ukrinform.ua/tag-obstril" text:style-name="Internet_20_link" text:visited-style-name="Visited_20_Internet_20_Link">
</text:a>
Kramatorsk. Destruction is a vague cooperative, damaged glazing of the educational institution and several churchyard homes, ”the city head wrote.</text:p>
      <text:p text:style-name="P4">
He noted that the information about the damage is being collected. Professional information, without victims.</text:p>
      <text:p text:style-name="P4">
<text:span text:style-name="T4">
 Read also: </text:span>
 <text:a xlink:type="simple" xlink:href="https://www.ukrinform.ua/rubric-ato/3695900-zagarbniki-vdarili-z-aviacii-po-orihovu-e-poskodzenna.html" text:style-name="Internet_20_link" text:visited-style-name="Visited_20_Internet_20_Link">
<text:span text:style-name="T4">
 school </text:span>
</text:a>
It was reported that Donetsk region is constantly under the fire of Russian, every day the enemy kills and injures civilians, destroys infrastructure objects.</text:p>
      <text:p text:style-name="P4">
News Source: <text:a xlink:type="simple" xlink:href="https://www.ukrinform.ua/rubric-ato/3695993-zagarbniki-obstrilali-kramatorsk-poskodzeni-bagatopoverhivki.html" text:style-name="Internet_20_link" text:visited-style-name="Visited_20_Internet_20_Link">
https://www.ukrinform.ua/rubric-ato/3695993-zagarbniki-obstrilali-kramatorsk-poskodzeni-bagatopoverhivki.html</text:a>
</text:p>
      <!--NEWS-->
      <text:h text:style-name="P10" text:outline-level="1">
<text:span text:style-name="T4">
Shmigal discussed with US Minister of Transport Recovery of Critical Infrastructure</text:span>
</text:h>
      <text:p text:style-name="P4">
Authors: Ukrinform (Person)</text:p>
      <text:p text:style-name="P4">
Publisher: Укринформ (Organization)</text:p>
      <text:p text:style-name="P4">
Published Time: 2023-04-14T18:20:58+03:00</text:p>
      <text:p text:style-name="P4">
Modified Time: 2023-04-14T18:20:58+03:00</text:p>
      <text:p text:style-name="P4">
Description: Prime Minister of Ukraine Denis Shmigal, who is on a working visit to Washington, discussed with the US Minister of Transport, Peter Genera, the restoration of the critical infrastructure of our country. - Ukrinform.</text:p>
      <text:p text:style-name="P4">
Images: ["<text:a xlink:type="simple" xlink:href="https://static.ukrinform.com/photos/2023_04/thumb_files/630_360_1681485375-217.jpg" text:style-name="Internet_20_link" text:visited-style-name="Visited_20_Internet_20_Link">
630_360_16814...</text:a>
"]</text:p>
      <text:p text:style-name="P4">
Tags: ['США', 'Шмигаль', 'Критична інфраструктура', 'Відновлення України']</text:p>
      <text:p text:style-name="P4">
Type: Article</text:p>
      <!--METADATA-->
      <text:p text:style-name="P4">
<draw:frame draw:style-name="fr1" draw:name="Image208" text:anchor-type="as-char" svg:width="6.9236in" svg:height="3.956343in" draw:z-index="0">
<draw:image xlink:href="../Images/yкринформ/2023-04-14T18-20-58-03-00/630_360_1681485375-217.jpg" xlink:type="simple" xlink:show="embed" xlink:actuate="onLoad" draw:mime-type="image/jpeg"/>
</draw:frame>
Prime Minister of Ukraine Denis Shmigal, who is on a working visit to Washington, discussed with the US Minister of Transport, Peter Genera, the restoration of the critical infrastructure of our country.</text:p>
      <text:p text:style-name="P4">
The head of government wrote about it in <text:a xlink:type="simple" xlink:href="http://t.me/Denys_Smyhal/5002" text:style-name="Internet_20_link" text:visited-style-name="Visited_20_Internet_20_Link">
</text:a>
, reports Ukrinform.</text:p>
      <text:p text:style-name="P4">
“With US Minister of Transport, Peter Generaji has spoken to recover critical infrastructure. Logistics is an important aspect of the economy, we so we want Western routes. We implement a concession to attract private companies. Barrierity and Build Back Better are through aspects of reconstruction, ”Shmigal said.</text:p>
      <text:p text:style-name="P4">
He added that he had discussed the increased economic capacity of Gina Raymondo's trade. The parties focused on the programs of support for small and medium -sized businesses, the development of processing and logistics. <text:a xlink:type="simple" xlink:href="https://www.ukrinform.ua/tag-smigal" text:style-name="Internet_20_link" text:visited-style-name="Visited_20_Internet_20_Link">
</text:a>
He urged to impose sanctions of the anti -nuclear industry of Russia.</text:p>
      <text:p text:style-name="P4">
"The United States will continue to stand side by side with Ukraine in the struggle for freedom of yoccratic values," the Prime Minister added.</text:p>
      <text:p text:style-name="P4">
He also noted that strengthening the economic sustainability, restoration and sanction in Russia are the key topics of each meeting in the United States.</text:p>
      <text:p text:style-name="P4">
<text:span text:style-name="T4">
 Read also: </text:span>
 <text:a xlink:type="simple" xlink:href="https://www.ukrinform.ua/rubric-economy/3695869-bilij-dim-spivpracuvatime-z-uradom-ukraini-v-mezah-koordinacijnoi-platformi-donoriv.html" text:style-name="Internet_20_link" text:visited-style-name="Visited_20_Internet_20_Link">
</text:a>
As reported by Ukrinform, the head of government is on a working visit to Washington. He participated in the annual Spring Meetings Forum organized by a group bank and the International Monetary Fund. Schmigal held a change in the defense of the United States by Lloyd Austin, Minister of Trade by Shatzhina Raymomondo, Finance Minister Janet Ellen, as well as with the management of the IMF. The program - meetings with representatives of the World Bank, European Investment Bank.</text:p>
      <text:p text:style-name="P4">
<text:span text:style-name="T4">
 Read also: </text:span>
 <text:a xlink:type="simple" xlink:href="https://www.ukrinform.ua/rubric-economy/3695765-smigal-zustrivsa-z-glavou-mvf-georgievou.html" text:style-name="Internet_20_link" text:visited-style-name="Visited_20_Internet_20_Link">
<text:span text:style-name="T4">
 Shmigal </text:span>
</text:a>
The head of the government made a working visit to Canada on April 11. He met with Canada's Department Minister Justin Trudeau and Viceremier-Minister, Canadian Minister of Finans, Christmas Friland.</text:p>
      <text:p text:style-name="P4">
News Source: <text:a xlink:type="simple" xlink:href="https://www.ukrinform.ua/rubric-vidbudova/3695994-smigal-obgovoriv-z-ministrom-transportu-ssa-vidnovlenna-kriticnoi-infrastrukturi.html" text:style-name="Internet_20_link" text:visited-style-name="Visited_20_Internet_20_Link">
https://www.ukrinform.ua/rubric-vidbudova/3695994-smigal-obgovoriv-z-ministrom-transportu-ssa-vidnovlenna-kriticnoi-infrastrukturi.html</text:a>
</text:p>
      <!--NEWS-->
      <text:h text:style-name="P10" text:outline-level="1">
<text:span text:style-name="T4">
In Poland, a volunteer who died under Bakhmut was buried</text:span>
</text:h>
      <text:p text:style-name="P4">
Authors: Ukrinform (Person)</text:p>
      <text:p text:style-name="P4">
Publisher: Укринформ (Organization)</text:p>
      <text:p text:style-name="P4">
Published Time: 2023-04-14T18:24:00+03:00</text:p>
      <text:p text:style-name="P4">
Modified Time: 2023-04-14T18:24:00+03:00</text:p>
      <text:p text:style-name="P4">
Description: A Polish Volunteer burial ceremony was held in Bralin (southwest of Poland), who died in the war in Ukraine-45-year-old Michal Zaburek. - Ukrinform.</text:p>
      <text:p text:style-name="P4">
Images: ["<text:a xlink:type="simple" xlink:href="https://static.ukrinform.com/photos/2023_04/thumb_files/630_360_1681485653-2221.jpeg" text:style-name="Internet_20_link" text:visited-style-name="Visited_20_Internet_20_Link">
630_360_16814...</text:a>
", "<text:a xlink:type="simple" xlink:href="https://static.ukrinform.com/photos/2023_04/thumb_files/630_360_1681485653-2849.jpeg" text:style-name="Internet_20_link" text:visited-style-name="Visited_20_Internet_20_Link">
630_360_16814...</text:a>
", "<text:a xlink:type="simple" xlink:href="https://static.ukrinform.com/photos/2023_04/thumb_files/630_360_1681485653-6200.jpeg" text:style-name="Internet_20_link" text:visited-style-name="Visited_20_Internet_20_Link">
630_360_16814...</text:a>
", "<text:a xlink:type="simple" xlink:href="https://static.ukrinform.com/photos/2023_04/thumb_files/630_360_1681485653-1985.jpeg" text:style-name="Internet_20_link" text:visited-style-name="Visited_20_Internet_20_Link">
630_360_16814...</text:a>
", "<text:a xlink:type="simple" xlink:href="https://static.ukrinform.com/photos/2023_04/thumb_files/630_360_1681485653-4624.jpeg" text:style-name="Internet_20_link" text:visited-style-name="Visited_20_Internet_20_Link">
630_360_16814...</text:a>
", "<text:a xlink:type="simple" xlink:href="https://static.ukrinform.com/photos/2023_04/thumb_files/630_360_1681485653-2380.jpeg" text:style-name="Internet_20_link" text:visited-style-name="Visited_20_Internet_20_Link">
630_360_16814...</text:a>
", "<text:a xlink:type="simple" xlink:href="https://static.ukrinform.com/photos/2023_04/1681487813-859.jpg" text:style-name="Internet_20_link" text:visited-style-name="Visited_20_Internet_20_Link">
1681487813-85...</text:a>
", "<text:a xlink:type="simple" xlink:href="https://static.ukrinform.com/photos/2023_04/1681487813-508.jpg" text:style-name="Internet_20_link" text:visited-style-name="Visited_20_Internet_20_Link">
1681487813-50...</text:a>
"]</text:p>
      <text:p text:style-name="P4">
Tags: ['Доброволець', 'Похорон', 'Польща', 'Іноземний легіон']</text:p>
      <text:p text:style-name="P4">
Type: Article</text:p>
      <!--METADATA-->
      <text:p text:style-name="P4">
<draw:frame draw:style-name="fr1" draw:name="Image209" text:anchor-type="as-char" svg:width="6.9236in" svg:height="3.956343in" draw:z-index="0">
<draw:image xlink:href="../Images/yкринформ/2023-04-14T18-24-00-03-00/630_360_1681485653-2221.jpeg" xlink:type="simple" xlink:show="embed" xlink:actuate="onLoad" draw:mime-type="image/jpeg"/>
</draw:frame>
Bulini(Southwest of Poland) відбулася церемонія поховання польськогодобровольця, який загинув на війні в Україні – 45-річного Міхала Журека.</text:p>
      <text:p text:style-name="P4">
У жалобних заходах взяла участь українська делегація, зокрема генконсулУкраїни у Вроцлаві Юрій Токар та українські військові, передає власнийкореспондент Укрінформу.</text:p>
      <text:p text:style-name="P4">
Під час церемонії прощання на труну загиблого було покладено українськийпрапор, який потім було передано найближчим Героя, на його могилу українськаделегація поклала вінки від військових побратимів та від українського народу.</text:p>
      <text:p text:style-name="P4">
<draw:frame draw:style-name="fr1" draw:name="Image210" text:anchor-type="as-char" svg:width="6.9236in" svg:height="3.956343in" draw:z-index="0">
<draw:image xlink:href="../Images/yкринформ/2023-04-14T18-24-00-03-00/630_360_1681485653-2849.jpeg" xlink:type="simple" xlink:show="embed" xlink:actuate="onLoad" draw:mime-type="image/jpeg"/>
</draw:frame>
In Poland, volunteers Michal Zhurek, who died under Bakhmut / Photo: Pap / Tomasz Wojtasik <text:a xlink:type="simple" xlink:href="https://static.ukrinform.com/photos/2023_04/1681485653-2849.jpeg" text:style-name="Internet_20_link" text:visited-style-name="Visited_20_Internet_20_Link">
<draw:frame draw:style-name="fr1" draw:name="Image211" text:anchor-type="as-char" svg:width="6.9236in" svg:height="3.956343in" draw:z-index="0">
<draw:image xlink:href="../Images/yкринформ/2023-04-14T18-24-00-03-00/630_360_1681485653-2849.jpeg" xlink:type="simple" xlink:show="embed" xlink:actuate="onLoad" draw:mime-type="image/jpeg"/>
</draw:frame>
</text:a>
 <text:a xlink:type="simple" xlink:href="https://static.ukrinform.com/photos/2023_04/1681485653-6200.jpeg" text:style-name="Internet_20_link" text:visited-style-name="Visited_20_Internet_20_Link">
<draw:frame draw:style-name="fr1" draw:name="Image212" text:anchor-type="as-char" svg:width="6.9236in" svg:height="3.956343in" draw:z-index="0">
<draw:image xlink:href="../Images/yкринформ/2023-04-14T18-24-00-03-00/630_360_1681485653-6200.jpeg" xlink:type="simple" xlink:show="embed" xlink:actuate="onLoad" draw:mime-type="image/jpeg"/>
</draw:frame>
</text:a>
 <text:a xlink:type="simple" xlink:href="https://static.ukrinform.com/photos/2023_04/1681485653-1985.jpeg" text:style-name="Internet_20_link" text:visited-style-name="Visited_20_Internet_20_Link">
<draw:frame draw:style-name="fr1" draw:name="Image213" text:anchor-type="as-char" svg:width="6.9236in" svg:height="3.956343in" draw:z-index="0">
<draw:image xlink:href="../Images/yкринформ/2023-04-14T18-24-00-03-00/630_360_1681485653-1985.jpeg" xlink:type="simple" xlink:show="embed" xlink:actuate="onLoad" draw:mime-type="image/jpeg"/>
</draw:frame>
</text:a>
 <text:a xlink:type="simple" xlink:href="https://static.ukrinform.com/photos/2023_04/1681485653-4624.jpeg" text:style-name="Internet_20_link" text:visited-style-name="Visited_20_Internet_20_Link">
<draw:frame draw:style-name="fr1" draw:name="Image214" text:anchor-type="as-char" svg:width="6.9236in" svg:height="3.956343in" draw:z-index="0">
<draw:image xlink:href="../Images/yкринформ/2023-04-14T18-24-00-03-00/630_360_1681485653-4624.jpeg" xlink:type="simple" xlink:show="embed" xlink:actuate="onLoad" draw:mime-type="image/jpeg"/>
</draw:frame>
</text:a>
 <text:a xlink:type="simple" xlink:href="https://static.ukrinform.com/photos/2023_04/1681485653-2221.jpeg" text:style-name="Internet_20_link" text:visited-style-name="Visited_20_Internet_20_Link">
<draw:frame draw:style-name="fr1" draw:name="Image215" text:anchor-type="as-char" svg:width="6.9236in" svg:height="3.956343in" draw:z-index="0">
<draw:image xlink:href="../Images/yкринформ/2023-04-14T18-24-00-03-00/630_360_1681485653-2221.jpeg" xlink:type="simple" xlink:show="embed" xlink:actuate="onLoad" draw:mime-type="image/jpeg"/>
</draw:frame>
</text:a>
 <text:a xlink:type="simple" xlink:href="https://static.ukrinform.com/photos/2023_04/1681485653-2380.jpeg" text:style-name="Internet_20_link" text:visited-style-name="Visited_20_Internet_20_Link">
<draw:frame draw:style-name="fr1" draw:name="Image216" text:anchor-type="as-char" svg:width="6.9236in" svg:height="3.956343in" draw:z-index="0">
<draw:image xlink:href="../Images/yкринформ/2023-04-14T18-24-00-03-00/630_360_1681485653-2380.jpeg" xlink:type="simple" xlink:show="embed" xlink:actuate="onLoad" draw:mime-type="image/jpeg"/>
</draw:frame>
</text:a>
The Ukrainian delegation expressed their condolences to the mother, wife and children of the hero.</text:p>
      <text:p text:style-name="P4">
"They were moved and wished Ukraine to chase the enemy from their land as soon as possible," the General Consul of Ukraine said in Wroclaw Yuritokar in a comment to the agency.</text:p>
      <text:p text:style-name="P4">
<draw:frame draw:style-name="fr1" draw:name="Image217" text:anchor-type="as-char" svg:width="6.9236in" svg:height="4.615733in" draw:z-index="0">
<draw:image xlink:href="../Images/yкринформ/2023-04-14T18-24-00-03-00/1681487813-859.jpg" xlink:type="simple" xlink:show="embed" xlink:actuate="onLoad" draw:mime-type="image/jpeg"/>
</draw:frame>
Photo: Lukash Tsikh /borniki.naszemiasto.pl</text:p>
      <text:p text:style-name="P4">
Michal Zhurek was a platoon commander in the foreign legion of the Armed Forces and was considered one nearby soldiers of this unit. As a result of the assault of hostile positions Podbakhmut, the Polish volunteer suffered numerous wounds and died on March 25 in the Dnieper.</text:p>
      <text:p text:style-name="P4">
<text:span text:style-name="T4">
 Read also: </text:span>
 <text:a xlink:type="simple" xlink:href="https://www.ukrinform.ua/rubric-ato/3687204-na-fronti-v-ukraini-zaginuv-gromadanin-polsi.html" text:style-name="Internet_20_link" text:visited-style-name="Visited_20_Internet_20_Link">
</text:a>
In a comment to the Polish media, his wife Agatha Zhrek noted that the day was joined by the Armed Forces of the Armed Forces last April.“He said he would fight for the freedom of Ukraine and security <text:a xlink:type="simple" xlink:href="https://www.ukrinform.ua/tag-polsa" text:style-name="Internet_20_link" text:visited-style-name="Visited_20_Internet_20_Link">
</text:a>
”, She stressed in the PAP comment.</text:p>
      <text:p text:style-name="P4">
According to her, in April he ended a contract and he planned to turn to Poland to transfer experience in Ukraine in Polish Army.</text:p>
      <text:p text:style-name="P4">
The deceased has four children aged 12-18.</text:p>
      <text:p text:style-name="P4">
He also has Ukrainian awards for participation in the war with Russian ash.</text:p>
      <text:p text:style-name="P4">
News Source: <text:a xlink:type="simple" xlink:href="https://www.ukrinform.ua/rubric-ato/3695997-u-polsi-pohovali-dobrovolca-akij-zaginuv-pid-bahmutom.html" text:style-name="Internet_20_link" text:visited-style-name="Visited_20_Internet_20_Link">
https://www.ukrinform.ua/rubric-ato/3695997-u-polsi-pohovali-dobrovolca-akij-zaginuv-pid-bahmutom.html</text:a>
</text:p>
      <!--NEWS-->
      <text:h text:style-name="P10" text:outline-level="1">
<text:span text:style-name="T4">
Tkachenko denied the presence of "political jeans" on the air</text:span>
</text:h>
      <text:p text:style-name="P4">
Authors: Ukrinform (Person)</text:p>
      <text:p text:style-name="P4">
Publisher: Укринформ (Organization)</text:p>
      <text:p text:style-name="P4">
Published Time: 2023-04-14T18:31:39+03:00</text:p>
      <text:p text:style-name="P4">
Modified Time: 2023-04-14T18:31:39+03:00</text:p>
      <text:p text:style-name="P4">
Description: The Uniform News Telearaphone does not contain advertising and "no money from anyone", which makes it impossible to implement "political jeans". - Ukrinform.</text:p>
      <text:p text:style-name="P4">
Images: ["<text:a xlink:type="simple" xlink:href="https://static.ukrinform.com/photos/2023_03/thumb_files/630_360_1680089704-293.jpg" text:style-name="Internet_20_link" text:visited-style-name="Visited_20_Internet_20_Link">
630_360_16800...</text:a>
"]</text:p>
      <text:p text:style-name="P4">
Tags: ['Ткаченко', 'Телемарафон']</text:p>
      <text:p text:style-name="P4">
Type: Article</text:p>
      <!--METADATA-->
      <text:p text:style-name="P4">
<draw:frame draw:style-name="fr1" draw:name="Image218" text:anchor-type="as-char" svg:width="6.9236in" svg:height="3.956343in" draw:z-index="0">
<draw:image xlink:href="../Images/yкринформ/2023-04-14T18-31-39-03-00/630_360_1680089704-293.jpg" xlink:type="simple" xlink:show="embed" xlink:actuate="onLoad" draw:mime-type="image/jpeg"/>
</draw:frame>
The Uniform News Telearaphone does not contain advertising and "no one collects from anyone", which makes it impossible to implement "political jeans".</text:p>
      <text:p text:style-name="P4">
This was stated by the Miner of Culture and Information Policy Oleksandr Tkachenko Wintervi <text:a xlink:type="simple" xlink:href="http://www.liga.net/ua/politics/interview/desyatki-millionov-v-lavre-djinsa-v-marafone-i-dubinskiy-razgovor-s-aleksandrom-tkachenko" text:style-name="Internet_20_link" text:visited-style-name="Visited_20_Internet_20_Link">
</text:a>
Commenting on March 31 in the slot "1+1" the story about the Yakrumun law enforcement officers detained the truck with the inscription "Roshen" with contrabary cigarettes, Ukrinform reports.</text:p>
      <text:p text:style-name="P4">
“The marathon does not raise any money from anyone. There is no advertisement. It causes the emergence of what we call political gin soybean, ”he said.</text:p>
      <text:p text:style-name="P4">
At the same time <text:a xlink:type="simple" xlink:href="https://www.ukrinform.ua/tag-tkacenko" text:style-name="Internet_20_link" text:visited-style-name="Visited_20_Internet_20_Link">
</text:a>
He emphasized that the previous time was kept not at the expense of taxpayers, but the allocation of channel owners.</text:p>
      <text:p text:style-name="P4">
“The telecommunication has actually worked without public funds throughout the year. Only those who worked on the Freedom channel have received some money, ”the minister said.</text:p>
      <text:p text:style-name="P4">
At the same time, he noted that the funds of the state budget "have not yet reached" to financing the technology. At the same time, information that certain amounts were allocated, wedded in such a way that does not meet the facts and has "signs of political jeans".</text:p>
      <text:p text:style-name="P4">
<text:span text:style-name="T4">
 Read also: </text:span>
 <text:a xlink:type="simple" xlink:href="https://www.ukrinform.ua/rubric-society/3685831-tkacenko-ne-bacit-zrostanna-popularnosti-telegramkanaliv-v-ukraini.html" text:style-name="Internet_20_link" text:visited-style-name="Visited_20_Internet_20_Link">
</text:a>
As reported by Ukrinform, <text:a xlink:type="simple" xlink:href="https://www.ukrinform.ua/rubric-society/3685856-rejting-telemarafonu-na-rivni-1315-bo-ukrainci-stali-mense-divitisa-tb-tkacenko.html" text:style-name="Internet_20_link" text:visited-style-name="Visited_20_Internet_20_Link">
</text:a>
As Ukrainians in general have become less viewed.</text:p>
      <text:p text:style-name="P4">
The only news - an information telemorathon that combined the six largest telephones of the country was launched on February 24, 2022 in order to inform the situation in Ukraine from the beginning of full -scale Russian reinforcement in Ukraine.</text:p>
      <text:p text:style-name="P4">
News Source: <text:a xlink:type="simple" xlink:href="https://www.ukrinform.ua/rubric-society/3696001-tkacenko-zapereciv-naavnist-politicnoi-dzinsi-v-efiri-telemarafonu.html" text:style-name="Internet_20_link" text:visited-style-name="Visited_20_Internet_20_Link">
https://www.ukrinform.ua/rubric-society/3696001-tkacenko-zapereciv-naavnist-politicnoi-dzinsi-v-efiri-telemarafonu.html</text:a>
</text:p>
      <!--NEWS-->
      <text:h text:style-name="P10" text:outline-level="1">
<text:span text:style-name="T4">
China and Brazil have urged the world to promote the political settlement of "crisis in Ukraine"</text:span>
</text:h>
      <text:p text:style-name="P4">
Authors: Ukrinform (Person)</text:p>
      <text:p text:style-name="P4">
Publisher: Укринформ (Organization)</text:p>
      <text:p text:style-name="P4">
Published Time: 2023-04-14T18:36:00+03:00</text:p>
      <text:p text:style-name="P4">
Modified Time: 2023-04-14T18:36:00+03:00</text:p>
      <text:p text:style-name="P4">
Description: China Si Jinping and Brazil President Lula da Silva exchanged thoughts on "crisis in Ukraine" during negotiations in Beijing and called on the world to play a constructive role in its political settlement. - Ukrinform.</text:p>
      <text:p text:style-name="P4">
Images: ["<text:a xlink:type="simple" xlink:href="https://static.ukrinform.com/photos/2023_04/thumb_files/630_360_1681486667-199.jpg" text:style-name="Internet_20_link" text:visited-style-name="Visited_20_Internet_20_Link">
630_360_16814...</text:a>
"]</text:p>
      <text:p text:style-name="P4">
Tags: ['Бразилія', 'Китай', 'Україна', 'Війна з росією']</text:p>
      <text:p text:style-name="P4">
Type: Article</text:p>
      <!--METADATA-->
      <text:p text:style-name="P4">
<draw:frame draw:style-name="fr1" draw:name="Image219" text:anchor-type="as-char" svg:width="6.9236in" svg:height="3.956343in" draw:z-index="0">
<draw:image xlink:href="../Images/yкринформ/2023-04-14T18-36-00-03-00/630_360_1681486667-199.jpg" xlink:type="simple" xlink:show="embed" xlink:actuate="onLoad" draw:mime-type="image/jpeg"/>
</draw:frame>
The Chairman of the Principle Jinping and the President of Brazil Lula da Silva during negotiations in Pekingese, they changed their thoughts on the "crisis in Ukraine" and called on the countries to light a constructive role in its political settlement.</text:p>
      <text:p text:style-name="P4">
According to Ukrinform correspondent, this is, among other things, in <text:a xlink:type="simple" xlink:href="https://www.fmprc.gov.cn/mfa_eng/zxxx_662805/202304/t20230414_11059515.html" text:style-name="Internet_20_link" text:visited-style-name="Visited_20_Internet_20_Link">
</text:a>
About today's meeting of two leaders.</text:p>
      <text:p text:style-name="P4">
It marks the consent of SI and Silva with the fact that "the only possible way to regulate" crisis in <text:a xlink:type="simple" xlink:href="https://www.ukrinform.ua/tag-ukraina" text:style-name="Internet_20_link" text:visited-style-name="Visited_20_Internet_20_Link">
</text:a>
"There is a dialogue and intervals" and all efforts that contribute to its peaceful solution should be encouraged and maintained.</text:p>
      <text:p text:style-name="P4">
"The leaders of the two states called on more countries to play a constructive role in the" crisis in Ukraine "," the Foreign Ministry said, adding that the presidents have agreed to continue to communicate on this issue.</text:p>
      <text:p text:style-name="P4">
According to Ukrinform, Brazil President Luis Inasio Lula da Silva is a visit to China on 12-14 April.</text:p>
      <text:p text:style-name="P4">
<text:span text:style-name="T4">
 Read also: </text:span>
 <text:a xlink:type="simple" xlink:href="https://www.ukrinform.ua/rubric-polytics/3695907-kanada-spiratimetsa-na-poziciu-ukraini-v-pitanni-stavlenna-do-mirnogo-planu-kitau-posol.html" text:style-name="Internet_20_link" text:visited-style-name="Visited_20_Internet_20_Link">
<text:span text:style-name="T4">
 China </text:span>
</text:a>
On the eve of the visit, Brazil's Foreign Minister of Brazil Vieira reported that Da Silva during a meeting with his Chinese colleague, Xi Jinping, has to be able to speak the war against Ukraine.</text:p>
      <text:p text:style-name="P4">
At the end of February, China presented its "position on the political settlement of the Ukrainian crisis" from 12 points. They were discussed by the China's Head of the China Si Jinping during a visit to Moscow 20-23. This "position" of the PRC was skeptical of many countries.</text:p>
      <text:p text:style-name="P4">
News Source: <text:a xlink:type="simple" xlink:href="https://www.ukrinform.ua/rubric-world/3696006-kitaj-i-brazilia-zaklikali-svit-spriati-politicnomu-vreguluvannu-krizi-v-ukraini.html" text:style-name="Internet_20_link" text:visited-style-name="Visited_20_Internet_20_Link">
https://www.ukrinform.ua/rubric-world/3696006-kitaj-i-brazilia-zaklikali-svit-spriati-politicnomu-vreguluvannu-krizi-v-ukraini.html</text:a>
</text:p>
      <!--NEWS-->
      <text:h text:style-name="P10" text:outline-level="1">
<text:span text:style-name="T4">
Police closed the case of an accident in which journalist Tkach was injured</text:span>
</text:h>
      <text:p text:style-name="P4">
Authors: Ukrinform (Person)</text:p>
      <text:p text:style-name="P4">
Publisher: Укринформ (Organization)</text:p>
      <text:p text:style-name="P4">
Published Time: 2023-04-14T18:43:00+03:00</text:p>
      <text:p text:style-name="P4">
Modified Time: 2023-04-14T18:43:00+03:00</text:p>
      <text:p text:style-name="P4">
Description: The city police closed the criminal proceedings on a traffic accident on October 13, in which journalist Mikhail Tkach was injured. - Ukrinform.</text:p>
      <text:p text:style-name="P4">
Images: ["<text:a xlink:type="simple" xlink:href="https://static.ukrinform.com/photos/2019_11/thumb_files/630_360_1573046418-822.jpg" text:style-name="Internet_20_link" text:visited-style-name="Visited_20_Internet_20_Link">
630_360_15730...</text:a>
"]</text:p>
      <text:p text:style-name="P4">
Tags: ['ДТП', 'Поліція', 'Журналіст']</text:p>
      <text:p text:style-name="P4">
Type: Article</text:p>
      <!--METADATA-->
      <text:p text:style-name="P4">
<draw:frame draw:style-name="fr1" draw:name="Image220" text:anchor-type="as-char" svg:width="6.9236in" svg:height="3.956343in" draw:z-index="0">
<draw:image xlink:href="../Images/yкринформ/2023-04-14T18-43-00-03-00/630_360_1573046418-822.jpg" xlink:type="simple" xlink:show="embed" xlink:actuate="onLoad" draw:mime-type="image/jpeg"/>
</draw:frame>
The city police closed the criminal proceedings on a traffic accident 13 October, in which journalist Mikhail Tkach was injured.</text:p>
      <text:p text:style-name="P4">
This is stated in the response of the Investigative Directorate of the National Police in Kyiv for information request of Ukrinform.</text:p>
      <text:p text:style-name="P4">
“After the fact <text:a xlink:type="simple" xlink:href="https://www.ukrinform.ua/tag-dtp" text:style-name="Internet_20_link" text:visited-style-name="Visited_20_Internet_20_Link">
</text:a>
, which was a participant of weaving, the Shevchenkivsky Police Department of the SUNP in the city of Kyiv began criminal proceedings on the basis of a criminal offense provided for in part 1 of Article 286 of the Criminal Code. According to the results of the investigative actions in the specified criminal proceedings, a decision was made to close in connection with the prosecution of the composition of a criminal offense, ”the police said.</text:p>
      <text:p text:style-name="P4">
As it was reported, on October 13, 2022, journalist Mikhail Tkach stated that his pedestrian crossing was knocked down by a car. He was hospitalized.</text:p>
      <text:p text:style-name="P4">
<text:span text:style-name="T4">
 Read also: </text:span>
 <text:a xlink:type="simple" xlink:href="https://www.ukrinform.ua/rubric-uarazom/3549088-zurnalist-mihajlo-tkac-pererahuvav-5-miljoniv-na-armiu-droniv.html" text:style-name="Internet_20_link" text:visited-style-name="Visited_20_Internet_20_Link">
<text:span text:style-name="T4">
 Michael </text:span>
 <text:span text:style-name="T4">
 Weaver </text:span>
</text:a>
For their part, law enforcement officers opened criminal proceedings on the accident. 286(порушення правил безпеки дорожнього руху або експлуатації транспортуособами, які керують транспортними засобами).</text:p>
      <text:p text:style-name="P4">
News Source: <text:a xlink:type="simple" xlink:href="https://www.ukrinform.ua/rubric-society/3696009-policia-zakrila-spravu-pro-dtp-u-akij-postrazdav-zurnalist-tkac.html" text:style-name="Internet_20_link" text:visited-style-name="Visited_20_Internet_20_Link">
https://www.ukrinform.ua/rubric-society/3696009-policia-zakrila-spravu-pro-dtp-u-akij-postrazdav-zurnalist-tkac.html</text:a>
</text:p>
      <!--NEWS-->
      <text:h text:style-name="P10" text:outline-level="1">
<text:span text:style-name="T4">
Europe's dependence on Russian gas has decreased to 10% of the beginning of the war - the IMF</text:span>
</text:h>
      <text:p text:style-name="P4">
Authors: Ukrinform (Person)</text:p>
      <text:p text:style-name="P4">
Publisher: Укринформ (Organization)</text:p>
      <text:p text:style-name="P4">
Published Time: 2023-04-14T18:43:07+03:00</text:p>
      <text:p text:style-name="P4">
Modified Time: 2023-04-14T18:43:07+03:00</text:p>
      <text:p text:style-name="P4">
Description: After the commencement of full -scale aggression of the Russian Federation in Ukraine and the introduction of restrictive economic measures against Russia in Europe, Europe has significantly reduced their dependence on Russian gas - from 40% before the war to 10% at the present stage. - Ukrinform.</text:p>
      <text:p text:style-name="P4">
Images: ["<text:a xlink:type="simple" xlink:href="https://static.ukrinform.com/photos/2018_08/thumb_files/630_360_1535565724-6095.jpg" text:style-name="Internet_20_link" text:visited-style-name="Visited_20_Internet_20_Link">
630_360_15355...</text:a>
"]</text:p>
      <text:p text:style-name="P4">
Tags: ['Європа', 'Газ', 'МВФ', 'росія']</text:p>
      <text:p text:style-name="P4">
Type: Article</text:p>
      <!--METADATA-->
      <text:p text:style-name="P4">
<draw:frame draw:style-name="fr1" draw:name="Image221" text:anchor-type="as-char" svg:width="6.9236in" svg:height="3.956343in" draw:z-index="0">
<draw:image xlink:href="../Images/yкринформ/2023-04-14T18-43-07-03-00/630_360_1535565724-6095.jpg" xlink:type="simple" xlink:show="embed" xlink:actuate="onLoad" draw:mime-type="image/jpeg"/>
</draw:frame>
The post -start of full -scale aggression of the Russian Federation in Ukraine and the introduction of restrictive economic measures against Russia in Europe of Europe significantly reduced their dependence on Russian gas - from 40% before the war to 10% in the current regime.</text:p>
      <text:p text:style-name="P4">
This was stated on Friday during a press conference in Washington by the IMF Director of the IMF Alfred Cammer, reports his own correspondentation.</text:p>
      <text:p text:style-name="P4">
"Dependence(Europe - ed.)From gas imports, it has fallen significantly, from 40% to 10% now, ”the Fund's representative said.</text:p>
      <text:p text:style-name="P4">
He stressed that the European market is now more filled with such gas supplies. In this regard, he pointed to, in particular, supply to <text:a xlink:type="simple" xlink:href="https://www.ukrinform.ua/tag-evropa" text:style-name="Internet_20_link" text:visited-style-name="Visited_20_Internet_20_Link">
</text:a>
LNG liquefied gase, supplied by the sea.</text:p>
      <text:p text:style-name="P4">
"The same applies to the oil industry where Russian oil and oil products are supplies from other imported channels," Kammer said.</text:p>
      <text:p text:style-name="P4">
In addition, he stressed that financial relations with the Russian economy are very limited and "declining" even more.</text:p>
      <text:p text:style-name="P4">
<text:span text:style-name="T4">
 Read also: </text:span>
 <text:a xlink:type="simple" xlink:href="https://www.ukrinform.ua/rubric-economy/3683294-pributki-gazpromu-za-rik-vpali-bils-ak-utrici.html" text:style-name="Internet_20_link" text:visited-style-name="Visited_20_Internet_20_Link">
<text:span text:style-name="T4">
 Gazprom </text:span>
</text:a>
As reported by Ukrinform, the IMF repeatedly called Russia's war on Ukraine's war, as well as the consequences of the pandemic among the main reasons for reducing the development of the global economy.</text:p>
      <text:p text:style-name="P4">
News Source: <text:a xlink:type="simple" xlink:href="https://www.ukrinform.ua/rubric-economy/3696008-zaleznist-evropi-vid-rosijskogo-gazu-skorotilasa-do-10-vid-pocatku-vijni-mvf.html" text:style-name="Internet_20_link" text:visited-style-name="Visited_20_Internet_20_Link">
https://www.ukrinform.ua/rubric-economy/3696008-zaleznist-evropi-vid-rosijskogo-gazu-skorotilasa-do-10-vid-pocatku-vijni-mvf.html</text:a>
</text:p>
      <!--NEWS-->
      <text:h text:style-name="P10" text:outline-level="1">
<text:span text:style-name="T4">
Zelensky-about the shelling of Slovianskaya: the state-zlo once again demonstrates its essence</text:span>
</text:h>
      <text:p text:style-name="P4">
Authors: Ukrinform (Person)</text:p>
      <text:p text:style-name="P4">
Publisher: Укринформ (Organization)</text:p>
      <text:p text:style-name="P4">
Published Time: 2023-04-14T18:44:09+03:00</text:p>
      <text:p text:style-name="P4">
Modified Time: 2023-04-14T18:44:09+03:00</text:p>
      <text:p text:style-name="P4">
Description: There will be fair responsibility for every manifestation of terrorism for Russia. - Ukrinform.</text:p>
      <text:p text:style-name="P4">
Images: ["<text:a xlink:type="simple" xlink:href="https://static.ukrinform.com/photos/2023_04/thumb_files/630_360_1681486915-114.jpg" text:style-name="Internet_20_link" text:visited-style-name="Visited_20_Internet_20_Link">
630_360_16814...</text:a>
"]</text:p>
      <text:p text:style-name="P4">
Tags: ['Обстріл', "Слов'янськ", 'Зеленський', 'Війна з росією']</text:p>
      <text:p text:style-name="P4">
Type: Article</text:p>
      <!--METADATA-->
      <text:p text:style-name="P4">
<draw:frame draw:style-name="fr1" draw:name="Image222" text:anchor-type="as-char" svg:width="6.9236in" svg:height="3.956343in" draw:z-index="0">
<draw:image xlink:href="../Images/yкринформ/2023-04-14T18-44-09-03-00/630_360_1681486915-114.jpg" xlink:type="simple" xlink:show="embed" xlink:actuate="onLoad" draw:mime-type="image/jpeg"/>
</draw:frame>
There will be fair responsibility for every terrorism for Russia.</text:p>
      <text:p text:style-name="P4">
President Volodymyr Zelenskyy wrote about it <text:a xlink:type="simple" xlink:href="https://t.me/V_Zelenskiy_official/5854" text:style-name="Internet_20_link" text:visited-style-name="Visited_20_Internet_20_Link">
</text:a>
, reports Ukrinform.</text:p>
      <text:p text:style-name="P4">
"Slavyansk. The invaders were brutally firing the city. They hit the dwellings. Unfortunately, there are wounded and dead. The state-Zlo once again demonstrates its essence. Simultaneously in the day of killing people. Destroying, destroying everything alive. We will not leave any trace of Russia on our land. And we will not leave any enemy with unpunished, " - wrote <text:a xlink:type="simple" xlink:href="https://www.ukrinform.ua/tag-prezident" text:style-name="Internet_20_link" text:visited-style-name="Visited_20_Internet_20_Link">
</text:a>
.</text:p>
      <text:p text:style-name="P4">
<text:span text:style-name="T4">
 Read also: </text:span>
 <text:a xlink:type="simple" xlink:href="https://www.ukrinform.ua/rubric-ato/3695971-rosiani-vdarili-kerovanimi-aviabombami-po-pidpriemstvu-na-prikordonni-cernigivsini.html" text:style-name="Internet_20_link" text:visited-style-name="Visited_20_Internet_20_Link">
</text:a>
As it was reported, in Slavyansk in Donetsk region <text:a xlink:type="simple" xlink:href="https://www.ukrinform.ua/rubric-ato/3695978-vorog-vluciv-u-tri-patipoverhivki-slovanska-vidomo-zagiblogo-i-sistoh-poranenih.html" text:style-name="Internet_20_link" text:visited-style-name="Visited_20_Internet_20_Link">
</text:a>
One person has given at least five wounds, there are still people under the rubble, there are a child.</text:p>
      <text:p text:style-name="P4">
News Source: <text:a xlink:type="simple" xlink:href="https://www.ukrinform.ua/rubric-ato/3696010-zelenskij-pro-obstril-slovanska-derzavazlo-vkotre-demonstrue-svou-sutnist.html" text:style-name="Internet_20_link" text:visited-style-name="Visited_20_Internet_20_Link">
https://www.ukrinform.ua/rubric-ato/3696010-zelenskij-pro-obstril-slovanska-derzavazlo-vkotre-demonstrue-svou-sutnist.html</text:a>
</text:p>
      <!--NEWS-->
      <text:h text:style-name="P10" text:outline-level="1">
<text:span text:style-name="T4">
The most fierce battles go beyond Bakhmut and Marinka - Defense forces reflected about 40 attacks</text:span>
</text:h>
      <text:p text:style-name="P4">
Authors: Ukrinform (Person)</text:p>
      <text:p text:style-name="P4">
Publisher: Укринформ (Organization)</text:p>
      <text:p text:style-name="P4">
Published Time: 2023-04-14T19:04:47+03:00</text:p>
      <text:p text:style-name="P4">
Modified Time: 2023-04-14T19:04:47+03:00</text:p>
      <text:p text:style-name="P4">
Description: The enemy continues to focus on the main efforts on the offensive actions in Liman, Bakhmut, Avdiiv and Mariinsky. The most fierce battles continue for Bakhmut and Marinka. About 40 enemy attacks were reflected during the day. - Ukrinform.</text:p>
      <text:p text:style-name="P4">
Images: ["<text:a xlink:type="simple" xlink:href="https://static.ukrinform.com/photos/2023_03/thumb_files/630_360_1679140260-730.jpg" text:style-name="Internet_20_link" text:visited-style-name="Visited_20_Internet_20_Link">
630_360_16791...</text:a>
"]</text:p>
      <text:p text:style-name="P4">
Tags: ['Генштаб', 'Реформа ЗСУ', 'Війна з росією']</text:p>
      <text:p text:style-name="P4">
Type: Article</text:p>
      <!--METADATA-->
      <text:p text:style-name="P4">
<draw:frame draw:style-name="fr1" draw:name="Image223" text:anchor-type="as-char" svg:width="6.9236in" svg:height="3.956343in" draw:z-index="0">
<draw:image xlink:href="../Images/yкринформ/2023-04-14T19-04-47-03-00/630_360_1679140260-730.jpg" xlink:type="simple" xlink:show="embed" xlink:actuate="onLoad" draw:mime-type="image/jpeg"/>
</draw:frame>
It is enemy to focus the basic efforts on the offensive actions of Nalimansk, Bakhmut, Avdiiv and Mariinsky directions. During the day, 40 enemy attacks were reflected.</text:p>
      <text:p text:style-name="P4">
This is stated in the summary <text:a xlink:type="simple" xlink:href="https://www.facebook.com/GeneralStaff.ua" text:style-name="Internet_20_link" text:visited-style-name="Visited_20_Internet_20_Link">
</text:a>
, reports Ukrinform.</text:p>
      <text:p text:style-name="P4">
"During the day, the enemy has caused 6 aviation and 19 missile strikes, 13 of them -e -ZRK C -300 in the peaceful cities of Slavyansk and Kramatorsk. In addition, about 20 [].(https://www.ukrinform.ua/tag-obstril)From the reactive systems of volley fire, " - the message reads.</text:p>
      <text:p text:style-name="P4">
At _ <text:span text:style-name="T4">
 Volyn, Polissya, Siversky and Slobozhansky directions </text:span>
 _obaccots the formation of offensive groups of the enemy was not revealed. A comprehensive verification of the combat readiness of the Armed Forces of the Republic of Belarus continues.</text:p>
      <text:p text:style-name="P4">
During the day, Russian invaders fired at the settlements of the Galaganivka Chernihiv region; Studenok, Rivne, Iskrykivshchyna, Volphin Sumy region, as well as Kozacha Lopan, Tokarivka, small aisles, shooters, Lukyanka, Neskutny, Old Taritsa, Vovchansk, Nesterne and dugouts in Kharkiv region.</text:p>
      <text:p text:style-name="P4">
On the _ <text:span text:style-name="T4">
 Kupyansk direction </text:span>
 _ enemy shellings were suffered by Stroiivka, two -year -old, Krasne first, Novomlinsk, two -year, Western, Lyman First, Kindrashivka, Masyutivka, Tabaivka and Berestovo of Kharkiv region.</text:p>
      <text:p text:style-name="P4">
On the _ <text:span text:style-name="T4">
 Liman direction </text:span>
 _ during the day the enemy conducted unsuccessful successive actions in the area of the south of the Dibrova and not far from Bigorivka. The artillery shelling was suffered by Novoselselovskoye, Stelmakhivka, Nevskoe, Bigorivka of Lugansk region and Torne, Dibrova, Spirne Donetsk region.</text:p>
      <text:p text:style-name="P4">
On the _ <text:span text:style-name="T4">
 Bakhmut direction </text:span>
 _ the enemy continues to take offensive actions. Hardly fighting the city of Bakhmut. The units of the defense forces repelled about 15 Attacus the enemy on the specified section of the front. Vasyukivka, Orikhovo-Vasylivka, Novomarka, Grigorivka, Bogdanivka, Bakhmut, Ivanivske, Yar, Stupochka, Diliyivka, Toretsk and New Yorkdonetsk region were from enemy shelling.</text:p>
      <text:p text:style-name="P4">
<text:span text:style-name="T4">
 Read also: </text:span>
 <text:a xlink:type="simple" xlink:href="https://www.ukrinform.ua/rubric-ato/3695642-danilov-rosiani-uavlaut-vzatta-bahmuta-ak-peremogu-v-drugij-svitovij-vijni.html" text:style-name="Internet_20_link" text:visited-style-name="Visited_20_Internet_20_Link">
<text:span text:style-name="T4">
 Bakhmut </text:span>
</text:a>
On the _ <text:span text:style-name="T4">
 Avdeevsky direction </text:span>
 _ the enemy conducted offensive actions in the districts of Navokalin and Pervomaisk, did not success. He fired inhabits inhabited. Among them is Novokalinovo, Avdiivka, Pervomaisk and Karlovka of Donetsk region.On the _ <text:span text:style-name="T4">
 mining direction </text:span>
 _ during the day the enemy of offensive actions was not. He fired at the settlements of Bogoyavlenko, Shakhtarskoe, Novoukrainka, Veliky Novosilka, Neskchuny, Golden Niva, Village of Donetsk Region.</text:p>
      <text:p text:style-name="P4">
On _ <text:span text:style-name="T4">
 Zaporizhzhya and Kherson directions </text:span>
 _ the enemy continues to be conducted. During the day, he fired at settlements near the combat clash. Among them - Vremivka and Novopol of Donetsk region; Olgivske, Malynivka, Chervona, Guliaypole, small Tokmachka, Orikhiv Zaporizhzhia region; Golden Balka, Novoberislav, Cossack, Ivanivka, Mykilsk, Dniprovske Kherson region and Kherson city.</text:p>
      <text:p text:style-name="P4">
<text:span text:style-name="T4">
 Read also: </text:span>
 <text:a xlink:type="simple" xlink:href="https://www.ukrinform.ua/rubric-ato/3694743-rosiani-v-ocikuvanni-nastupu-zsu-na-melitopol-pobuduvali-tri-linii-oboroni-rozvidka-britanii.html" text:style-name="Internet_20_link" text:visited-style-name="Visited_20_Internet_20_Link">
<text:span text:style-name="T4">
 intelligence </text:span>
</text:a>
</text:p>
      <text:p text:style-name="P4">
Противник продовжує використовувати медичні заклади тимчасово окупованихтериторій України у власних цілях. Так, після проведення операцій ухірургічному корпусі міської лікарні № 2 міста Горлівка, поранених російськихвійськовослужбовців переводять до поліклініки Горлівського машинобудівногозаводу. Наразі у цих цивільних медичних закладах працює близько 185 російськихмедиків. Вони надають свої послуги виключно російським військовослужбовцям.</text:p>
      <text:p text:style-name="P4">
Авіація Сил оборони за добу завдала 5 ударів по районах зосередженняокупантів.</text:p>
      <text:p text:style-name="P4">
Підрозділи ракетних військ і артилерії протягом доби уразили 1 пунктуправління, 3 райони зосередження живої сили, озброєння та військової технікипротивника, а також 1 ворожу станцію радіоелектронної боротьби.</text:p>
      <text:p text:style-name="P4">
<text:span text:style-name="T4">
Читайте також:</text:span>
 <text:a xlink:type="simple" xlink:href="https://www.ukrinform.ua/rubric-ato/3694845-rosia-vikoristovue-vagnerivciv-u-bahmuti-abi-zmensiti-vtrati-armii-isw.html" text:style-name="Internet_20_link" text:visited-style-name="Visited_20_Internet_20_Link">
 </text:a>
As it was reported, the Russians hit the Slavic missiles C-300-five, 15 wounded</text:p>
      <text:p text:style-name="P4">
News Source: <text:a xlink:type="simple" xlink:href="https://www.ukrinform.ua/rubric-ato/3696015-najzapeklisi-boi-jdut-za-bahmut-ta-marinku-sili-oboroni-vidbili-blizko-40-atak.html" text:style-name="Internet_20_link" text:visited-style-name="Visited_20_Internet_20_Link">
https://www.ukrinform.ua/rubric-ato/3696015-najzapeklisi-boi-jdut-za-bahmut-ta-marinku-sili-oboroni-vidbili-blizko-40-atak.html</text:a>
</text:p>
      <!--NEWS-->
      <text:h text:style-name="P10" text:outline-level="1">
<text:span text:style-name="T4">
Harlan - about the Order of the Ministry of Youth: a very difficult decision that probably had to be made</text:span>
</text:h>
      <text:p text:style-name="P4">
Authors: Ukrinform (Person)</text:p>
      <text:p text:style-name="P4">
Publisher: Укринформ (Organization)</text:p>
      <text:p text:style-name="P4">
Published Time: 2023-04-14T19:12:45+03:00</text:p>
      <text:p text:style-name="P4">
Modified Time: 2023-04-14T19:12:45+03:00</text:p>
      <text:p text:style-name="P4">
Description: Olympic fencing champion Olga Harlan shared her thoughts on the expense of the Ministry of Youth and Sports, in which Ukrainian athletes were banned from participating in competitions with representatives of Russia and Belarus. - Ukrinform.</text:p>
      <text:p text:style-name="P4">
Images: ["<text:a xlink:type="simple" xlink:href="https://static.ukrinform.com/photos/2023_04/thumb_files/630_360_1681488611-689.jpg" text:style-name="Internet_20_link" text:visited-style-name="Visited_20_Internet_20_Link">
630_360_16814...</text:a>
"]</text:p>
      <text:p text:style-name="P4">
Tags: ['Фехтування', 'Харлан']</text:p>
      <text:p text:style-name="P4">
Type: Article</text:p>
      <!--METADATA-->
      <text:p text:style-name="P4">
<draw:frame draw:style-name="fr1" draw:name="Image224" text:anchor-type="as-char" svg:width="6.9236in" svg:height="3.956343in" draw:z-index="0">
<draw:image xlink:href="../Images/yкринформ/2023-04-14T19-12-45-03-00/630_360_1681488611-689.jpg" xlink:type="simple" xlink:show="embed" xlink:actuate="onLoad" draw:mime-type="image/jpeg"/>
</draw:frame>
Olympic fencing champion Olga Harlan shared her thoughts on the order of the Ministry of Youth and Sports, in which the Ukrainian athlete was involved to participate in competitions with representatives of Russia and Belarus.</text:p>
      <text:p text:style-name="P4">
She told about it exclusively in a comment to Ukrinform correspondent after the trainery at the Ukrainian Fencing Championship.</text:p>
      <text:p text:style-name="P4">
“We cannot participate in competitions with athletes from Russia and Belarus, so if they come, we will not compete. The decision of the Ministry of Sports of Sports is very difficult, which is probably both the President of Ukraine and the Ministry of Justice. I cannot say that it will all be supported by 100 percent. We have one enemy, Russia, which is now on our earth, to do everything that is not allowed. If they are allowed, for sports, including fencing, very difficult times will come, ”she said.</text:p>
      <text:p text:style-name="P4">
Harlan also emphasized that it was necessary to do everything to keep Russians and Belarus not to the Olympics.</text:p>
      <text:p text:style-name="P4">
“I would say a lot(President and Mok Thomasu Bachu - Red.), but, I think, all athletes, in particular I, we make comments to foreign media, in which we express my opinion. It is very difficult to hold back emotions, but we need to convey to the world what is happening, and why the Russians should not be at the Olympics, ” - said.</text:p>
      <text:p text:style-name="P4">
Today, on April 14, Olga Harlan took part in the Ukrainian Failure Championship in Kiev, where she took first place.</text:p>
      <text:p text:style-name="P4">
“I missed Kiev very much, for Ukraine. At home is always good. It is even better. I evaluate my physical condition well. It is more difficult about psychological, moral state to speak. I train regularly, get ready for the Olympic selection. Since the situation is very difficult with everything, the big question is whether we can get to the competition, ”the Olympic fencing champion said.</text:p>
      <text:p text:style-name="P4">
<text:span text:style-name="T4">
 Read also: </text:span>
 <text:a xlink:type="simple" xlink:href="https://www.ukrinform.ua/rubric-sports/3695989-bidnij-e-bagato-krain-aki-rozgladaut-varianti-zorstkoi-reakcii-na-dopusk-rosian-i-bilorusiv.html" text:style-name="Internet_20_link" text:visited-style-name="Visited_20_Internet_20_Link">
<text:span text:style-name="T4">
 poor </text:span>
</text:a>
As it was reported, the Ministry of Youth and Sports published an order in which Ukrainian sports delegations to participate in competitions, to which representatives of Russia and Belarus were admitted. The order extends to the official national teams of Ukraine from Olympic and Non -Olympic Sports. In case of violations of delegates will be recalled from such competitions, and the relevant Federation will be deprived of national status.</text:p>
      <text:p text:style-name="P4">
Photo: facebook.com</text:p>
      <text:p text:style-name="P4">
News Source: <text:a xlink:type="simple" xlink:href="https://www.ukrinform.ua/rubric-sports/3696022-harlan-pro-nakaz-minmolodsportu-duze-vazke-risenna-ake-napevno-neobhidno-bulo-uhvaliti.html" text:style-name="Internet_20_link" text:visited-style-name="Visited_20_Internet_20_Link">
https://www.ukrinform.ua/rubric-sports/3696022-harlan-pro-nakaz-minmolodsportu-duze-vazke-risenna-ake-napevno-neobhidno-bulo-uhvaliti.html</text:a>
</text:p>
      <!--NEWS-->
      <text:h text:style-name="P10" text:outline-level="1">
<text:span text:style-name="T4">
В Іспанії звільнили під заставу пенсіонера, підозрюваного у розсиланні листів із вибухівкою</text:span>
</text:h>
      <text:p text:style-name="P4">
Authors: Ukrinform (Person)</text:p>
      <text:p text:style-name="P4">
Publisher: Укринформ (Organization)</text:p>
      <text:p text:style-name="P4">
Published Time: 2023-04-14T19:13:00+03:00</text:p>
      <text:p text:style-name="P4">
Modified Time: 2023-04-14T19:13:00+03:00</text:p>
      <text:p text:style-name="P4">
Description: The judge of the National Court of Spain dismissed a 74-year-old pensioner on Friday, who is suspected of sending letters with explosive ministers, defense companies and the Embassy of Ukraine. - Ukrinform.</text:p>
      <text:p text:style-name="P4">
Images: ["<text:a xlink:type="simple" xlink:href="https://static.ukrinform.com/photos/2023_04/thumb_files/630_360_1681488504-979.jpg" text:style-name="Internet_20_link" text:visited-style-name="Visited_20_Internet_20_Link">
630_360_16814...</text:a>
"]</text:p>
      <text:p text:style-name="P4">
Tags: ['Іспанія', 'Посольство', 'Вибухівка', 'Застава']</text:p>
      <text:p text:style-name="P4">
Type: Article</text:p>
      <!--METADATA-->
      <text:p text:style-name="P4">
<draw:frame draw:style-name="fr1" draw:name="Image225" text:anchor-type="as-char" svg:width="6.9236in" svg:height="3.956343in" draw:z-index="0">
<draw:image xlink:href="../Images/yкринформ/2023-04-14T19-13-00-03-00/630_360_1681488504-979.jpg" xlink:type="simple" xlink:show="embed" xlink:actuate="onLoad" draw:mime-type="image/jpeg"/>
</draw:frame>
Spain's Judgment Court dismissed Friday on the pledge of a 74-year-old pensioner, who is suspected of sending letters with explosions of Spanish ministers, defense companies and the Embassy of Ukraine.</text:p>
      <text:p text:style-name="P4">
About it reports <text:a xlink:type="simple" xlink:href="http://www.theguardian.com/world/live/2023/apr/14/russia-ukraine-war-live-pentagon-leak-suspect-to-appear-in-court-on-friday-eu-adds-wagner-to-sanctions-list#top-of-blog" text:style-name="Internet_20_link" text:visited-style-name="Visited_20_Internet_20_Link">
</text:a>
, reports Ukrinform.</text:p>
      <text:p text:style-name="P4">
Precautionary measures were also taken against the suspect - he must appear in court and pass the passport so that he could not leave Spain.</text:p>
      <text:p text:style-name="P4">
The judge stated that such a decision was made because it was no longer risky that the suspect could destroy the evidence and there is no evidence that he would repeat the crimes he was accused of.</text:p>
      <text:p text:style-name="P4">
If the suspect is found guilty, he may be threatened with up to 20 years of imprisonment for terrorist crimes.</text:p>
      <text:p text:style-name="P4">
<text:span text:style-name="T4">
 Read also: </text:span>
 <text:a xlink:type="simple" xlink:href="https://www.ukrinform.ua/rubric-world/3695704-do-posolstva-finlandii-u-moskvi-nadislali-konverti-z-bilim-poroskom-zmi.html" text:style-name="Internet_20_link" text:visited-style-name="Visited_20_Internet_20_Link">
<text:span text:style-name="T4">
 embassies </text:span>
 <text:span text:style-name="T4">
 Finland </text:span>
 <text:span text:style-name="T4">
 </text:span>
 Moscow <text:span text:style-name="T4">
 </text:span>
 <text:span text:style-name="T4">
 sent </text:span>
<text:span text:style-name="T4">
 envelopes </text:span>
 <text:span text:style-name="T4">
 </text:span>
 with white <text:span text:style-name="T4">
 </text:span>
 <text:span text:style-name="T4">
 by powder </text:span>
 <text:span text:style-name="T4">
 </text:span>
 mass media **</text:a>
In December, the Spanish media reported an explosion in the Ukrainian police in Madrid. Dipulast's commandant suffered minor injuries and was hosted - the envelope exploded in his hands. The rest of the employees were unmarried.</text:p>
      <text:p text:style-name="P4">
Subsequently the Ministry of Defense <text:a xlink:type="simple" xlink:href="https://www.ukrinform.ua/tag-ispania" text:style-name="Internet_20_link" text:visited-style-name="Visited_20_Internet_20_Link">
</text:a>
It has stated that security forces found a probable explosive device in the envelope sent by the Air Force base to Torrehon de Irdos near Madrid.</text:p>
      <text:p text:style-name="P4">
In addition, the office of Spain Prime Minister Pedro Sanchez was received on November 24 with an explosive device similar to those mentioned. The US Embassy in Madrid received a similar letter.</text:p>
      <text:p text:style-name="P4">
In January, the court in Spain sued a pensioner terrorism, which was fed in involvement in the sending of postal packages with explosives. The man was placed in custody because he believed that he "could escape the napuian territory with the help of Russian citizens."</text:p>
      <text:p text:style-name="P4">
<text:span text:style-name="T5">
Foto: efe/sergio pérez</text:span>
</text:p>
      <text:p text:style-name="P4">
News Source: <text:a xlink:type="simple" xlink:href="https://www.ukrinform.ua/rubric-world/3696023-v-ispanii-zvilnili-pid-zastavu-pensionera-pidozruvanogo-u-rozsilanna-listiv-iz-vibuhivkou.html" text:style-name="Internet_20_link" text:visited-style-name="Visited_20_Internet_20_Link">
https://www.ukrinform.ua/rubric-world/3696023-v-ispanii-zvilnili-pid-zastavu-pensionera-pidozruvanogo-u-rozsilanna-listiv-iz-vibuhivkou.html</text:a>
</text:p>
      <!--NEWS-->
      <text:h text:style-name="P10" text:outline-level="1">
<text:span text:style-name="T4">
Great Water: In the two areas, the roads up to 30 settlements were blurred</text:span>
</text:h>
      <text:p text:style-name="P4">
Authors: Ukrinform (Person)</text:p>
      <text:p text:style-name="P4">
Publisher: Укринформ (Organization)</text:p>
      <text:p text:style-name="P4">
Published Time: 2023-04-14T19:14:00+03:00</text:p>
      <text:p text:style-name="P4">
Modified Time: 2023-04-14T19:14:00+03:00</text:p>
      <text:p text:style-name="P4">
Description: In the Chernihiv and Kyiv regions, the transportation of up to 30 settlements has been violated due to raising the water level. - Ukrinform.</text:p>
      <text:p text:style-name="P4">
Images: ["<text:a xlink:type="simple" xlink:href="https://static.ukrinform.com/photos/2023_04/thumb_files/630_360_1681494487-2119.jpeg" text:style-name="Internet_20_link" text:visited-style-name="Visited_20_Internet_20_Link">
630_360_16814...</text:a>
", "<text:a xlink:type="simple" xlink:href="https://static.ukrinform.com/photos/2023_04/thumb_files/630_360_1681494486-8368.jpeg" text:style-name="Internet_20_link" text:visited-style-name="Visited_20_Internet_20_Link">
630_360_16814...</text:a>
", "<text:a xlink:type="simple" xlink:href="https://static.ukrinform.com/photos/2023_04/thumb_files/630_360_1681494486-2868.jpeg" text:style-name="Internet_20_link" text:visited-style-name="Visited_20_Internet_20_Link">
630_360_16814...</text:a>
", "<text:a xlink:type="simple" xlink:href="https://static.ukrinform.com/photos/2023_04/thumb_files/630_360_1681494486-4863.jpeg" text:style-name="Internet_20_link" text:visited-style-name="Visited_20_Internet_20_Link">
630_360_16814...</text:a>
", "<text:a xlink:type="simple" xlink:href="https://static.ukrinform.com/photos/2023_04/thumb_files/630_360_1681494487-5849.jpeg" text:style-name="Internet_20_link" text:visited-style-name="Visited_20_Internet_20_Link">
630_360_16814...</text:a>
", "<text:a xlink:type="simple" xlink:href="https://static.ukrinform.com/photos/2023_04/thumb_files/630_360_1681494487-8567.jpeg" text:style-name="Internet_20_link" text:visited-style-name="Visited_20_Internet_20_Link">
630_360_16814...</text:a>
", "<text:a xlink:type="simple" xlink:href="https://static.ukrinform.com/photos/2023_04/thumb_files/630_360_1681494571-5460.jpeg" text:style-name="Internet_20_link" text:visited-style-name="Visited_20_Internet_20_Link">
630_360_16814...</text:a>
", "<text:a xlink:type="simple" xlink:href="https://static.ukrinform.com/photos/2023_04/thumb_files/630_360_1681494571-4766.jpeg" text:style-name="Internet_20_link" text:visited-style-name="Visited_20_Internet_20_Link">
630_360_16814...</text:a>
", "<text:a xlink:type="simple" xlink:href="https://static.ukrinform.com/photos/2023_04/thumb_files/630_360_1681486884-5522.jpeg" text:style-name="Internet_20_link" text:visited-style-name="Visited_20_Internet_20_Link">
630_360_16814...</text:a>
", "<text:a xlink:type="simple" xlink:href="https://static.ukrinform.com/photos/2023_04/thumb_files/630_360_1681486884-4279.jpeg" text:style-name="Internet_20_link" text:visited-style-name="Visited_20_Internet_20_Link">
630_360_16814...</text:a>
", "<text:a xlink:type="simple" xlink:href="https://static.ukrinform.com/photos/2023_04/thumb_files/630_360_1681486884-3545.jpeg" text:style-name="Internet_20_link" text:visited-style-name="Visited_20_Internet_20_Link">
630_360_16814...</text:a>
", "<text:a xlink:type="simple" xlink:href="https://static.ukrinform.com/photos/2023_04/thumb_files/630_360_1681486884-7015.jpeg" text:style-name="Internet_20_link" text:visited-style-name="Visited_20_Internet_20_Link">
630_360_16814...</text:a>
", "<text:a xlink:type="simple" xlink:href="https://static.ukrinform.com/photos/2023_04/thumb_files/630_360_1681486884-9392.jpeg" text:style-name="Internet_20_link" text:visited-style-name="Visited_20_Internet_20_Link">
630_360_16814...</text:a>
", "<text:a xlink:type="simple" xlink:href="https://static.ukrinform.com/photos/2023_04/thumb_files/630_360_1681486884-8502.jpeg" text:style-name="Internet_20_link" text:visited-style-name="Visited_20_Internet_20_Link">
630_360_16814...</text:a>
", "<text:a xlink:type="simple" xlink:href="https://static.ukrinform.com/photos/2023_04/1681486884-4279.jpeg" text:style-name="Internet_20_link" text:visited-style-name="Visited_20_Internet_20_Link">
1681486884-42...</text:a>
"]</text:p>
      <text:p text:style-name="P4">
Tags: ['ДСНС', 'Повінь', 'Чернігівщина', 'Київщина']</text:p>
      <text:p text:style-name="P4">
Type: Article</text:p>
      <!--METADATA-->
      <text:p text:style-name="P4">
<draw:frame draw:style-name="fr1" draw:name="Image226" text:anchor-type="as-char" svg:width="6.9236in" svg:height="3.956343in" draw:z-index="0">
<draw:image xlink:href="../Images/yкринформ/2023-04-14T19-14-00-03-00/630_360_1681494487-2119.jpeg" xlink:type="simple" xlink:show="embed" xlink:actuate="onLoad" draw:mime-type="image/jpeg"/>
</draw:frame>
Unernihiv and Kyiv regions due to the raising of water levels of transportation of up to 30 settlements.</text:p>
      <text:p text:style-name="P4">
According to Ukrinform, the State Emergency Service reports in <text:a xlink:type="simple" xlink:href="https://www.facebook.com/MNS.GOV.UA/posts/pfbid0fsELPxBDhhXrgZJ4YKgwrCZW4CnV2U5Z1wdpmNJobuoBEoPi5NnWwau2kTGwQNpVl" text:style-name="Internet_20_link" text:visited-style-name="Visited_20_Internet_20_Link">
</text:a>
.</text:p>
      <text:p text:style-name="P4">
“У Волинській, Рівненській та Черкаській областях підтоплено понад 10 тис. гасільгоспугідь. Порушено транспортне сполучення до 30 населених пунктів:Чернігівська – 29 та Київська – 1. Організовано об’їзд до цих населенихпунктів”, - ідеться в повідомленні.</text:p>
      <text:p text:style-name="P4">
На даний час гідрологічна ситуація контрольована. Залишаються підтопленіблизько 470 дворогосподарств (Cities, yards).</text:p>
      <text:p text:style-name="P4">
<text:span text:style-name="T4">
Читайте також:</text:span>
 <text:a xlink:type="simple" xlink:href="https://www.ukrinform.ua/rubric-regions/3695897-cerez-povin-na-cerkasini-ogolosili-cervonij-riven-nebezpeki.html" text:style-name="Internet_20_link" text:visited-style-name="Visited_20_Internet_20_Link">
 <text:span text:style-name="T4">
повінь</text:span>
 </text:a>
The SESU reminded that according to the Hydrometeorological Center, there is a seasonal raising of water levels within the rivers Dnipro, Desna, the Seimas, Pripyat, Goryn and the Western Bug in the territories of Volyn, Kyiv, Rivne, Cherkasy and Chernihiv regions.</text:p>
      <text:p text:style-name="P4">
<draw:frame draw:style-name="fr1" draw:name="Image227" text:anchor-type="as-char" svg:width="6.9236in" svg:height="3.956343in" draw:z-index="0">
<draw:image xlink:href="../Images/yкринформ/2023-04-14T19-14-00-03-00/630_360_1681494486-8368.jpeg" xlink:type="simple" xlink:show="embed" xlink:actuate="onLoad" draw:mime-type="image/jpeg"/>
</draw:frame>
Increasing the water level in Kiev and the region / Photo: Nadiya Zvyagina, Ukrinform <text:a xlink:type="simple" xlink:href="https://static.ukrinform.com/photos/2023_04/1681494486-8368.jpeg" text:style-name="Internet_20_link" text:visited-style-name="Visited_20_Internet_20_Link">
<draw:frame draw:style-name="fr1" draw:name="Image228" text:anchor-type="as-char" svg:width="6.9236in" svg:height="3.956343in" draw:z-index="0">
<draw:image xlink:href="../Images/yкринформ/2023-04-14T19-14-00-03-00/630_360_1681494486-8368.jpeg" xlink:type="simple" xlink:show="embed" xlink:actuate="onLoad" draw:mime-type="image/jpeg"/>
</draw:frame>
</text:a>
 <text:a xlink:type="simple" xlink:href="https://static.ukrinform.com/photos/2023_04/1681494486-2868.jpeg" text:style-name="Internet_20_link" text:visited-style-name="Visited_20_Internet_20_Link">
<draw:frame draw:style-name="fr1" draw:name="Image229" text:anchor-type="as-char" svg:width="6.9236in" svg:height="3.956343in" draw:z-index="0">
<draw:image xlink:href="../Images/yкринформ/2023-04-14T19-14-00-03-00/630_360_1681494486-2868.jpeg" xlink:type="simple" xlink:show="embed" xlink:actuate="onLoad" draw:mime-type="image/jpeg"/>
</draw:frame>
</text:a>
 <text:a xlink:type="simple" xlink:href="https://static.ukrinform.com/photos/2023_04/1681494486-4863.jpeg" text:style-name="Internet_20_link" text:visited-style-name="Visited_20_Internet_20_Link">
<draw:frame draw:style-name="fr1" draw:name="Image230" text:anchor-type="as-char" svg:width="6.9236in" svg:height="3.956343in" draw:z-index="0">
<draw:image xlink:href="../Images/yкринформ/2023-04-14T19-14-00-03-00/630_360_1681494486-4863.jpeg" xlink:type="simple" xlink:show="embed" xlink:actuate="onLoad" draw:mime-type="image/jpeg"/>
</draw:frame>
</text:a>
 <text:a xlink:type="simple" xlink:href="https://static.ukrinform.com/photos/2023_04/1681494487-5849.jpeg" text:style-name="Internet_20_link" text:visited-style-name="Visited_20_Internet_20_Link">
<draw:frame draw:style-name="fr1" draw:name="Image231" text:anchor-type="as-char" svg:width="6.9236in" svg:height="3.956343in" draw:z-index="0">
<draw:image xlink:href="../Images/yкринформ/2023-04-14T19-14-00-03-00/630_360_1681494487-5849.jpeg" xlink:type="simple" xlink:show="embed" xlink:actuate="onLoad" draw:mime-type="image/jpeg"/>
</draw:frame>
</text:a>
 <text:a xlink:type="simple" xlink:href="https://static.ukrinform.com/photos/2023_04/1681494487-2119.jpeg" text:style-name="Internet_20_link" text:visited-style-name="Visited_20_Internet_20_Link">
<draw:frame draw:style-name="fr1" draw:name="Image232" text:anchor-type="as-char" svg:width="6.9236in" svg:height="3.956343in" draw:z-index="0">
<draw:image xlink:href="../Images/yкринформ/2023-04-14T19-14-00-03-00/630_360_1681494487-2119.jpeg" xlink:type="simple" xlink:show="embed" xlink:actuate="onLoad" draw:mime-type="image/jpeg"/>
</draw:frame>
</text:a>
 <text:a xlink:type="simple" xlink:href="https://static.ukrinform.com/photos/2023_04/1681494487-8567.jpeg" text:style-name="Internet_20_link" text:visited-style-name="Visited_20_Internet_20_Link">
<draw:frame draw:style-name="fr1" draw:name="Image233" text:anchor-type="as-char" svg:width="6.9236in" svg:height="3.956343in" draw:z-index="0">
<draw:image xlink:href="../Images/yкринформ/2023-04-14T19-14-00-03-00/630_360_1681494487-8567.jpeg" xlink:type="simple" xlink:show="embed" xlink:actuate="onLoad" draw:mime-type="image/jpeg"/>
</draw:frame>
</text:a>
 <text:a xlink:type="simple" xlink:href="https://static.ukrinform.com/photos/2023_04/1681494571-5460.jpeg" text:style-name="Internet_20_link" text:visited-style-name="Visited_20_Internet_20_Link">
<draw:frame draw:style-name="fr1" draw:name="Image234" text:anchor-type="as-char" svg:width="6.9236in" svg:height="3.956343in" draw:z-index="0">
<draw:image xlink:href="../Images/yкринформ/2023-04-14T19-14-00-03-00/630_360_1681494571-5460.jpeg" xlink:type="simple" xlink:show="embed" xlink:actuate="onLoad" draw:mime-type="image/jpeg"/>
</draw:frame>
</text:a>
 <text:a xlink:type="simple" xlink:href="https://static.ukrinform.com/photos/2023_04/1681494571-4766.jpeg" text:style-name="Internet_20_link" text:visited-style-name="Visited_20_Internet_20_Link">
<draw:frame draw:style-name="fr1" draw:name="Image235" text:anchor-type="as-char" svg:width="6.9236in" svg:height="3.956343in" draw:z-index="0">
<draw:image xlink:href="../Images/yкринформ/2023-04-14T19-14-00-03-00/630_360_1681494571-4766.jpeg" xlink:type="simple" xlink:show="embed" xlink:actuate="onLoad" draw:mime-type="image/jpeg"/>
</draw:frame>
</text:a>
</text:p>
      <text:p text:style-name="P4">
<draw:frame draw:style-name="fr1" draw:name="Image236" text:anchor-type="as-char" svg:width="6.9236in" svg:height="3.956343in" draw:z-index="0">
<draw:image xlink:href="../Images/yкринформ/2023-04-14T19-14-00-03-00/630_360_1681486884-5522.jpeg" xlink:type="simple" xlink:show="embed" xlink:actuate="onLoad" draw:mime-type="image/jpeg"/>
</draw:frame>
Elimination of the consequences of partial flooding in the territory of Ukraine / Photo: SESSUCK <text:a xlink:type="simple" xlink:href="https://static.ukrinform.com/photos/2023_04/1681486884-5522.jpeg" text:style-name="Internet_20_link" text:visited-style-name="Visited_20_Internet_20_Link">
<draw:frame draw:style-name="fr1" draw:name="Image237" text:anchor-type="as-char" svg:width="6.9236in" svg:height="3.956343in" draw:z-index="0">
<draw:image xlink:href="../Images/yкринформ/2023-04-14T19-14-00-03-00/630_360_1681486884-5522.jpeg" xlink:type="simple" xlink:show="embed" xlink:actuate="onLoad" draw:mime-type="image/jpeg"/>
</draw:frame>
</text:a>
 <text:a xlink:type="simple" xlink:href="https://static.ukrinform.com/photos/2023_04/1681486884-4279.jpeg" text:style-name="Internet_20_link" text:visited-style-name="Visited_20_Internet_20_Link">
<draw:frame draw:style-name="fr1" draw:name="Image238" text:anchor-type="as-char" svg:width="6.9236in" svg:height="3.956343in" draw:z-index="0">
<draw:image xlink:href="../Images/yкринформ/2023-04-14T19-14-00-03-00/630_360_1681486884-4279.jpeg" xlink:type="simple" xlink:show="embed" xlink:actuate="onLoad" draw:mime-type="image/jpeg"/>
</draw:frame>
</text:a>
 <text:a xlink:type="simple" xlink:href="https://static.ukrinform.com/photos/2023_04/1681486884-3545.jpeg" text:style-name="Internet_20_link" text:visited-style-name="Visited_20_Internet_20_Link">
<draw:frame draw:style-name="fr1" draw:name="Image239" text:anchor-type="as-char" svg:width="6.9236in" svg:height="3.956343in" draw:z-index="0">
<draw:image xlink:href="../Images/yкринформ/2023-04-14T19-14-00-03-00/630_360_1681486884-3545.jpeg" xlink:type="simple" xlink:show="embed" xlink:actuate="onLoad" draw:mime-type="image/jpeg"/>
</draw:frame>
</text:a>
 <text:a xlink:type="simple" xlink:href="https://static.ukrinform.com/photos/2023_04/1681486884-7015.jpeg" text:style-name="Internet_20_link" text:visited-style-name="Visited_20_Internet_20_Link">
<draw:frame draw:style-name="fr1" draw:name="Image240" text:anchor-type="as-char" svg:width="6.9236in" svg:height="3.956343in" draw:z-index="0">
<draw:image xlink:href="../Images/yкринформ/2023-04-14T19-14-00-03-00/630_360_1681486884-7015.jpeg" xlink:type="simple" xlink:show="embed" xlink:actuate="onLoad" draw:mime-type="image/jpeg"/>
</draw:frame>
</text:a>
 <text:a xlink:type="simple" xlink:href="https://static.ukrinform.com/photos/2023_04/1681486884-9392.jpeg" text:style-name="Internet_20_link" text:visited-style-name="Visited_20_Internet_20_Link">
<draw:frame draw:style-name="fr1" draw:name="Image241" text:anchor-type="as-char" svg:width="6.9236in" svg:height="3.956343in" draw:z-index="0">
<draw:image xlink:href="../Images/yкринформ/2023-04-14T19-14-00-03-00/630_360_1681486884-9392.jpeg" xlink:type="simple" xlink:show="embed" xlink:actuate="onLoad" draw:mime-type="image/jpeg"/>
</draw:frame>
</text:a>
 <text:a xlink:type="simple" xlink:href="https://static.ukrinform.com/photos/2023_04/1681486884-8502.jpeg" text:style-name="Internet_20_link" text:visited-style-name="Visited_20_Internet_20_Link">
<draw:frame draw:style-name="fr1" draw:name="Image242" text:anchor-type="as-char" svg:width="6.9236in" svg:height="3.956343in" draw:z-index="0">
<draw:image xlink:href="../Images/yкринформ/2023-04-14T19-14-00-03-00/630_360_1681486884-8502.jpeg" xlink:type="simple" xlink:show="embed" xlink:actuate="onLoad" draw:mime-type="image/jpeg"/>
</draw:frame>
</text:a>
For monitoring and coordination of actions in the Kyiv and Chernihiv regions, mobile operational groups of SES, which carry out air intelligence areas with the use of unmanned aircraft.</text:p>
      <text:p text:style-name="P4">
From other areas to the Chernihiv region, five bogun and two vessels were additionally sent.</text:p>
      <text:p text:style-name="P4">
<text:span text:style-name="T4">
 Read also: </text:span>
 <text:a xlink:type="simple" xlink:href="https://www.ukrinform.ua/rubric-regions/3695875-na-cernigivsini-povin-zagrozue-22-naselenim-punktam.html" text:style-name="Internet_20_link" text:visited-style-name="Visited_20_Internet_20_Link">
<text:span text:style-name="T4">
 Flood </text:span>
</text:a>
In total, more than 260 people and 90 days were involved in assistance to the population from the SES. techniques.</text:p>
      <text:p text:style-name="P4">
<draw:frame draw:style-name="fr1" draw:name="Image243" text:anchor-type="as-char" svg:width="6.9236in" svg:height="5.394638in" draw:z-index="0">
<draw:image xlink:href="../Images/yкринформ/2023-04-14T19-14-00-03-00/1681486884-4279.jpeg" xlink:type="simple" xlink:show="embed" xlink:actuate="onLoad" draw:mime-type="image/jpeg"/>
</draw:frame>
The hydrological situation is under increased control of the SES.</text:p>
      <text:p text:style-name="P4">
As reported by Ukrinform, <text:a xlink:type="simple" xlink:href="https://www.ukrinform.ua/rubric-regions/3695875-na-cernigivsini-povin-zagrozue-22-naselenim-punktam.html" text:style-name="Internet_20_link" text:visited-style-name="Visited_20_Internet_20_Link">
</text:a>
The Unernihiv region threatens the flooding of 22 settlements with 4 thousand people.</text:p>
      <text:p text:style-name="P4">
News Source: <text:a xlink:type="simple" xlink:href="https://www.ukrinform.ua/rubric-regions/3696025-velika-voda-u-dvoh-oblastah-rozmilo-dorogi-do-30-naselenih-punktiv.html" text:style-name="Internet_20_link" text:visited-style-name="Visited_20_Internet_20_Link">
https://www.ukrinform.ua/rubric-regions/3696025-velika-voda-u-dvoh-oblastah-rozmilo-dorogi-do-30-naselenih-punktiv.html</text:a>
</text:p>
      <!--NEWS-->
      <text:h text:style-name="P10" text:outline-level="1">
<text:span text:style-name="T4">
The Strategic Communications and IMI Center has developed a dictionary of terminology on events in Ukraine</text:span>
</text:h>
      <text:p text:style-name="P4">
Authors: Ukrinform (Person)</text:p>
      <text:p text:style-name="P4">
Publisher: Укринформ (Organization)</text:p>
      <text:p text:style-name="P4">
Published Time: 2023-04-14T19:19:00+03:00</text:p>
      <text:p text:style-name="P4">
Modified Time: 2023-04-14T19:19:00+03:00</text:p>
      <text:p text:style-name="P4">
Description: The Center for Strategic Communications and Information Security, together with the Media Institute, prepared recommendations and reservations for the use of terminology regarding the events and phenomena of the Russian-Ukrainian war. - Ukrinform.</text:p>
      <text:p text:style-name="P4">
Images: ["<text:a xlink:type="simple" xlink:href="https://static.ukrinform.com/photos/2023_04/thumb_files/630_360_1680350088-387.jpg" text:style-name="Internet_20_link" text:visited-style-name="Visited_20_Internet_20_Link">
630_360_16803...</text:a>
"]</text:p>
      <text:p text:style-name="P4">
Tags: ['Центр стратегічних комунікацій', 'Війна з росією']</text:p>
      <text:p text:style-name="P4">
Type: Article</text:p>
      <!--METADATA-->
      <text:p text:style-name="P4">
<draw:frame draw:style-name="fr1" draw:name="Image244" text:anchor-type="as-char" svg:width="6.9236in" svg:height="3.956343in" draw:z-index="0">
<draw:image xlink:href="../Images/yкринформ/2023-04-14T19-19-00-03-00/630_360_1680350088-387.jpg" xlink:type="simple" xlink:show="embed" xlink:actuate="onLoad" draw:mime-type="image/jpeg"/>
</draw:frame>
Central strategic communications and information security, together with the Institute of Mass Information, prepared recommendations and reservations for the use of terminology with the event and phenomena of the Russian-Ukrainian war.</text:p>
      <text:p text:style-name="P4">
As Ukrinform reports, it reports <text:a xlink:type="simple" xlink:href="https://spravdi.gov.ua/slovnyk-terminologiyi-shhodo-podij-v-ukrayini/" text:style-name="Internet_20_link" text:visited-style-name="Visited_20_Internet_20_Link">
</text:a>
.</text:p>
      <text:p text:style-name="P4">
“Since the full -scale Russian invasion <text:a xlink:type="simple" xlink:href="https://www.ukrinform.ua/tag-vijna" text:style-name="Internet_20_link" text:visited-style-name="Visited_20_Internet_20_Link">
</text:a>
It has been going on for over a year. Not able to interfere on the battlefield, Russia does not leave attempts to impose the world by the power of what is happening in Ukraine and Ukraine. Unfortunately, the echoes of war in the form of the interested vocabulary of war can also be displayed even on the pages of respectable Western publications, ”the Verification reads.</text:p>
      <text:p text:style-name="P4">
In particular, compilers <text:a xlink:type="simple" xlink:href="https://spravdi.gov.ua/slovnyk-terminologiyi-shhodo-podij-v-ukrayini/" text:style-name="Internet_20_link" text:visited-style-name="Visited_20_Internet_20_Link">
</text:a>
It is noted that it is wrong to write and speak Ukrainian. Correct formulations: "Russian invasion of Ukraine", "Russian-Ukrainian war". Formulations such as "Ukrainian War" mask the role of the aggressor and translate responsibility for the problem to Ukraine.</text:p>
      <text:p text:style-name="P4">
<text:span text:style-name="T4">
 Read also: </text:span>
 <text:a xlink:type="simple" xlink:href="https://www.ukrinform.ua/rubric-society/3689971-ukrinform-znov-uvijsov-do-bilogo-spisku-najakisnisih-onlajnmedia-za-versieu-imi.html" text:style-name="Internet_20_link" text:visited-style-name="Visited_20_Internet_20_Link">
<text:span text:style-name="T4">
 IMI </text:span>
</text:a>
Also not "controversial territories", but "temporarily occupied territories", "illegally -annexed territories". The territory of Russia's territory invaded and controlled by Russia was not the subject of international debate. The vast majority of the countries recognize the territorial integrity of Ukraine.</text:p>
      <text:p text:style-name="P4">
According to Ukrinform, almost 12 thousand journalists are covered in Ukraine, eight of them were killed.</text:p>
      <text:p text:style-name="P4">
News Source: <text:a xlink:type="simple" xlink:href="https://www.ukrinform.ua/rubric-society/3696026-centr-strategicnih-komunikacij-ta-imi-rozrobili-slovnik-terminologii-sodo-podij-v-ukraini.html" text:style-name="Internet_20_link" text:visited-style-name="Visited_20_Internet_20_Link">
https://www.ukrinform.ua/rubric-society/3696026-centr-strategicnih-komunikacij-ta-imi-rozrobili-slovnik-terminologii-sodo-podij-v-ukraini.html</text:a>
</text:p>
      <!--NEWS-->
      <text:h text:style-name="P10" text:outline-level="1">
<text:span text:style-name="T4">
Ukraine is preparing to start electricity exports to Slovakia</text:span>
</text:h>
      <text:p text:style-name="P4">
Authors: Ukrinform (Person)</text:p>
      <text:p text:style-name="P4">
Publisher: Укринформ (Organization)</text:p>
      <text:p text:style-name="P4">
Published Time: 2023-04-14T19:19:36+03:00</text:p>
      <text:p text:style-name="P4">
Modified Time: 2023-04-14T19:19:36+03:00</text:p>
      <text:p text:style-name="P4">
Description: Ukraine plans to start electricity exports to Slovakia in the coming days. - Ukrinform.</text:p>
      <text:p text:style-name="P4">
Images: ["<text:a xlink:type="simple" xlink:href="https://static.ukrinform.com/photos/2022_12/thumb_files/630_360_1671200709-575.png" text:style-name="Internet_20_link" text:visited-style-name="Visited_20_Internet_20_Link">
630_360_16712...</text:a>
"]</text:p>
      <text:p text:style-name="P4">
Tags: ['Експорт', 'Електроенергія', 'Словаччина', 'Єдині новини']</text:p>
      <text:p text:style-name="P4">
Type: Article</text:p>
      <!--METADATA-->
      <text:p text:style-name="P4">
<draw:frame draw:style-name="fr1" draw:name="Image245" text:anchor-type="as-char" svg:width="6.9236in" svg:height="3.956343in" draw:z-index="0">
<draw:image xlink:href="../Images/yкринформ/2023-04-14T19-19-36-03-00/630_360_1671200709-575.png" xlink:type="simple" xlink:show="embed" xlink:actuate="onLoad" draw:mime-type="image/png"/>
</draw:frame>
Ukraine plans to start export of electricity to Slovakia in the coming days.</text:p>
      <text:p text:style-name="P4">
According to Ukrinform, the head of the NEC "Ukrenergo" Volodymyrkudrytsky said in the TV.</text:p>
      <text:p text:style-name="P4">
“Today, there are excess electricity in the power system. Electricity is currently exported to Poland and Moldova. And we are also getting ready to open a third -tier - in <text:a xlink:type="simple" xlink:href="https://www.ukrinform.ua/tag-slovaccina" text:style-name="Internet_20_link" text:visited-style-name="Visited_20_Internet_20_Link">
</text:a>
. I hope that at the next day this decision will be made by our Slovak colleagues, ”Kudrytsky said.</text:p>
      <text:p text:style-name="P4">
According to him, the money that is earned for export is a resource that is needed by the energy system to partially finance the recovery by the next winter.</text:p>
      <text:p text:style-name="P4">
“Ukraine has to occupy its place in the European energy market of the energy system. Ukraine should become one of the key suppliers of clean, cheap energy to the European market, ”Kudritsky added.</text:p>
      <text:p text:style-name="P4">
<text:span text:style-name="T4">
 Read also: </text:span>
 <text:a xlink:type="simple" xlink:href="https://www.ukrinform.ua/rubric-economy/3695829-elektriki-dostatno-dla-pokritta-potrebi-spozivaciv-e-eksport-u-moldovu-ta-slovaccinu-ukrenergo.html" text:style-name="Internet_20_link" text:visited-style-name="Visited_20_Internet_20_Link">
<text:span text:style-name="T4">
 Export </text:span>
</text:a>
As it was reported, Ukraine has begun exporting electricity to Europe for June 2022. In October, exports were discontinued because of Russian energy infrastructure.</text:p>
      <text:p text:style-name="P4">
Subsequently, the situation stabilized, after which the parties began to discuss the recovery of the supply of e/e to Europe. On April 7, Energy Minister Galushchenko signed an administrative document that allows the process of renewal of electricity exports in the face of generating capacity.</text:p>
      <text:p text:style-name="P4">
News Source: <text:a xlink:type="simple" xlink:href="https://www.ukrinform.ua/rubric-economy/3696027-ukraina-gotuetsa-rozpocati-eksport-elektroenergii-do-slovaccini.html" text:style-name="Internet_20_link" text:visited-style-name="Visited_20_Internet_20_Link">
https://www.ukrinform.ua/rubric-economy/3696027-ukraina-gotuetsa-rozpocati-eksport-elektroenergii-do-slovaccini.html</text:a>
</text:p>
      <!--NEWS-->
      <text:h text:style-name="P10" text:outline-level="1">
<text:span text:style-name="T4">
NATO Summit will not be historic without the decision to invite Ukraine - Stephanyshyn</text:span>
</text:h>
      <text:p text:style-name="P4">
Authors: Ukrinform (Person)</text:p>
      <text:p text:style-name="P4">
Publisher: Укринформ (Organization)</text:p>
      <text:p text:style-name="P4">
Published Time: 2023-04-14T19:25:43+03:00</text:p>
      <text:p text:style-name="P4">
Modified Time: 2023-04-14T19:25:43+03:00</text:p>
      <text:p text:style-name="P4">
Description: Ukraine conducts long and thorough preparation for the NATO summit, which will be held in Vilnius on July 11-12, and has clear expectations of the event. - Ukrinform.</text:p>
      <text:p text:style-name="P4">
Images: ["<text:a xlink:type="simple" xlink:href="https://static.ukrinform.com/photos/2022_07/thumb_files/630_360_1657893087-901.jpg" text:style-name="Internet_20_link" text:visited-style-name="Visited_20_Internet_20_Link">
630_360_16578...</text:a>
"]</text:p>
      <text:p text:style-name="P4">
Tags: ['НАТО', 'Україна', 'Стефанішина']</text:p>
      <text:p text:style-name="P4">
Type: Article</text:p>
      <!--METADATA-->
      <text:p text:style-name="P4">
<draw:frame draw:style-name="fr1" draw:name="Image246" text:anchor-type="as-char" svg:width="6.9236in" svg:height="3.956343in" draw:z-index="0">
<draw:image xlink:href="../Images/yкринформ/2023-04-14T19-25-43-03-00/630_360_1657893087-901.jpg" xlink:type="simple" xlink:show="embed" xlink:actuate="onLoad" draw:mime-type="image/jpeg"/>
</draw:frame>
Ukraine provides long and thorough preparation for the NATO summit, which will be held on July 11-12, and has clear expectations of the West.</text:p>
      <text:p text:style-name="P4">
This was stated by Viceremier-Minister on European and Euro-Atlantic Integration of Ukraine Olga Stephanyshyn on the broadcasting of the only news, Ukrinform reports.</text:p>
      <text:p text:style-name="P4">
“Despite the scale of preparation for the summit, this event will not be historical without clearly about the invitation of Ukraine to NATO. To date, we see positive ones in this direction, in particular the decisions of the Lithuanian Parliament that NATO Ukraine should be invited to membership with further determination of the proceedings of accession to <text:a xlink:type="simple" xlink:href="https://www.ukrinform.ua/tag-nato" text:style-name="Internet_20_link" text:visited-style-name="Visited_20_Internet_20_Link">
</text:a>
Given the current security situation. This is an important message. We also drew the attention of Poland about the importance of providing Ukraine with a security guarantee within the Summit, ”Stephanishina said.</text:p>
      <text:p text:style-name="P4">
She added that the need for integration of Ukraine into transatlantic security structures as a full member is also referred to in the published receipt of US leaders of opinion to NATO member states.</text:p>
      <text:p text:style-name="P4">
Viceremierka expressed the expectation that, despite the fears and a certain restraint of the separate allies on the beginning of the Ukrainian accession process, important political decisions would be made.</text:p>
      <text:p text:style-name="P4">
Stephanyshina also spoke about the preparation of Ukraine for a summit in Vilnius: from its leads, it refers not only to political issues, but also about the achievement of full-extent of Ukraine with the Alliance Member States.</text:p>
      <text:p text:style-name="P4">
Viceremierka stressed that today on the battlefield of the Armed Forces of Ukraine they have compatible with Nativsky, in particular, they master the modern technique of Western display; The processes of achieving NATO standards in the organization of state -capacity are ongoing.</text:p>
      <text:p text:style-name="P4">
“I can already say that arrangements(On practical cooperation - ed.)which we prepare for Vilnius have support. But, of course, they will not be of greater importance without clear security guarantees for Ukraine and clear strategic certainty and invitation of Ukraine to NATO, ” - noted.</text:p>
      <text:p text:style-name="P4">
<text:span text:style-name="T4">
 Read also: </text:span>
 <text:a xlink:type="simple" xlink:href="https://www.ukrinform.ua/rubric-polytics/3695545-reznikov-obgovoriv-iz-zastupnikom-genseka-nato-pidgotovku-do-samitu-u-vilnusi.html" text:style-name="Internet_20_link" text:visited-style-name="Visited_20_Internet_20_Link">
<text:span text:style-name="T4">
 NATO </text:span>
</text:a>
As reported by Ukrinform, on April 5, Polish President Andrzej Duda said that the Poland is trying to obtain additional NATO safety guarantees for Ukraine in July in Vilnius.</text:p>
      <text:p text:style-name="P4">
News Source: <text:a xlink:type="simple" xlink:href="https://www.ukrinform.ua/rubric-polytics/3696029-samit-nato-ne-bude-istoricnim-bez-risenna-pro-zaprosenna-ukraini-stefanisina.html" text:style-name="Internet_20_link" text:visited-style-name="Visited_20_Internet_20_Link">
https://www.ukrinform.ua/rubric-polytics/3696029-samit-nato-ne-bude-istoricnim-bez-risenna-pro-zaprosenna-ukraini-stefanisina.html</text:a>
</text:p>
      <!--NEWS-->
      <text:h text:style-name="P10" text:outline-level="1">
<text:span text:style-name="T4">
Saved from under rubble to Slavic child died in an ambulance</text:span>
</text:h>
      <text:p text:style-name="P4">
Authors: Ukrinform (Person)</text:p>
      <text:p text:style-name="P4">
Publisher: Укринформ (Organization)</text:p>
      <text:p text:style-name="P4">
Published Time: 2023-04-14T19:28:00+03:00</text:p>
      <text:p text:style-name="P4">
Modified Time: 2023-04-14T19:28:00+03:00</text:p>
      <text:p text:style-name="P4">
Description: A child rescued from the rubble in the Slavyansk Donetsk region died in an ambulance. - Ukrinform.</text:p>
      <text:p text:style-name="P4">
Images: ["<text:a xlink:type="simple" xlink:href="https://static.ukrinform.com/photos/2023_04/thumb_files/630_360_1681489602-722.jpg" text:style-name="Internet_20_link" text:visited-style-name="Visited_20_Internet_20_Link">
630_360_16814...</text:a>
"]</text:p>
      <text:p text:style-name="P4">
Tags: ['Діти', "Слов'янськ", 'Війна з росією', 'Рятувальники']</text:p>
      <text:p text:style-name="P4">
Type: Article</text:p>
      <!--METADATA-->
      <text:p text:style-name="P4">
<draw:frame draw:style-name="fr1" draw:name="Image247" text:anchor-type="as-char" svg:width="6.9236in" svg:height="3.956343in" draw:z-index="0">
<draw:image xlink:href="../Images/yкринформ/2023-04-14T19-28-00-03-00/630_360_1681489602-722.jpg" xlink:type="simple" xlink:show="embed" xlink:actuate="onLoad" draw:mime-type="image/jpeg"/>
</draw:frame>
Rescuanase under the rubble, a child in the Slavyansk Donetsk region died in the ambulance car.</text:p>
      <text:p text:style-name="P4">
This was reported by the advisor to communications of Presidential Office Dariyazarivna in <text:a xlink:type="simple" xlink:href="https://t.me/dashazarivna/658" text:style-name="Internet_20_link" text:visited-style-name="Visited_20_Internet_20_Link">
</text:a>
, reports Ukrinform.</text:p>
      <text:p text:style-name="P4">
"Unfortunately, <text:a xlink:type="simple" xlink:href="https://www.ukrinform.ua/tag-diti" text:style-name="Internet_20_link" text:visited-style-name="Visited_20_Internet_20_Link">
 </text:a>
She died in the car of the ambulance ... ", - Zarivna wrote.</text:p>
      <text:p text:style-name="P4">
As it was reported, in Slavyansk Donetsk region, from under Zaliv was taken out Zhivuditin.</text:p>
      <text:p text:style-name="P4">
On April 14, the Russian military fired Sloviansk, in the city, there were no more than 7 explosions in the area of secondary school №8.</text:p>
      <text:p text:style-name="P4">
<text:span text:style-name="T4">
 Read also: </text:span>
 <text:a xlink:type="simple" xlink:href="https://www.ukrinform.ua/rubric-ato/3695970-vorog-znovu-obstrilav-vovcansk-poranena-spivrobitnica-medzakladu.html" text:style-name="Internet_20_link" text:visited-style-name="Visited_20_Internet_20_Link">
<text:span text:style-name="T4">
 firing </text:span>
</text:a>
The number of dead as a result of the Russian rocket stroke has increased to five, and people still remain.</text:p>
      <text:p text:style-name="P4">
<text:span text:style-name="T5">
Foto: Radio Liberty</text:span>
</text:p>
      <text:p text:style-name="P4">
News Source: <text:a xlink:type="simple" xlink:href="https://www.ukrinform.ua/rubric-regions/3696031-u-slovansku-zpid-zavaliv-uratuvali-ditinu.html" text:style-name="Internet_20_link" text:visited-style-name="Visited_20_Internet_20_Link">
https://www.ukrinform.ua/rubric-regions/3696031-u-slovansku-zpid-zavaliv-uratuvali-ditinu.html</text:a>
</text:p>
      <!--NEWS-->
      <text:h text:style-name="P10" text:outline-level="1">
<text:span text:style-name="T4">
Lithuanian President vetoed the law on sanctions for Russians and Belarus to "equalize</text:span>
</text:h>
      <text:p text:style-name="P4">
Authors: Ukrinform (Person)</text:p>
      <text:p text:style-name="P4">
Publisher: Укринформ (Organization)</text:p>
      <text:p text:style-name="P4">
Published Time: 2023-04-14T19:33:58+03:00</text:p>
      <text:p text:style-name="P4">
Modified Time: 2023-04-14T19:33:58+03:00</text:p>
      <text:p text:style-name="P4">
Description: Lithuania President Gitanas Nauseda vetoed the law that imposes new restrictions on Russian and Belarus citizens, and suggested that the Seimas deputies to observe a single position and to equalize sanctions against Russians and Belarus. - Ukrinform.</text:p>
      <text:p text:style-name="P4">
Images: ["<text:a xlink:type="simple" xlink:href="https://static.ukrinform.com/photos/2020_04/thumb_files/630_360_1588010444-230.jpg" text:style-name="Internet_20_link" text:visited-style-name="Visited_20_Internet_20_Link">
630_360_15880...</text:a>
"]</text:p>
      <text:p text:style-name="P4">
Tags: ['Антиросійські санкції', 'білорусь', 'Литва', 'Вето', 'Ґітанас Науседа']</text:p>
      <text:p text:style-name="P4">
Type: Article</text:p>
      <!--METADATA-->
      <text:p text:style-name="P4">
<draw:frame draw:style-name="fr1" draw:name="Image248" text:anchor-type="as-char" svg:width="6.9236in" svg:height="3.956343in" draw:z-index="0">
<draw:image xlink:href="../Images/yкринформ/2023-04-14T19-33-58-03-00/630_360_1588010444-230.jpg" xlink:type="simple" xlink:show="embed" xlink:actuate="onLoad" draw:mime-type="image/jpeg"/>
</draw:frame>
Gitanas Nauseda Presidentials vetoed the law that introduces new limits for citizens of Russia and Belarus, and suggested that the deputies of the Seymomy build a single position and equalize sanctions against Russians and Belarus.</text:p>
      <text:p text:style-name="P4">
This is reported on <text:a xlink:type="simple" xlink:href="https://www.lrp.lt/lt/naujienos/prezidento-veto-nacionalinio-saugumo-poziuriu-nera-pagrindo-skirtingai-vertinti-saliu-agresoriu-piliecius/40278" text:style-name="Internet_20_link" text:visited-style-name="Visited_20_Internet_20_Link">
</text:a>
Lithuania.</text:p>
      <text:p text:style-name="P4">
"In Lithuania, we are well aware that the war against Ukraine, which Russia is the second year, together with its ally Belarus, has brought two aggressors closer that both threatens not only their neighbors, the region, but all Europe, but the only militarized, hatred of territorial formation. , - said Nausad.</text:p>
      <text:p text:style-name="P4">
Therefore, in his opinion, from the point of view of Lithuania's national security, there is no reason to evaluate the citizens of Belarus and Russia. At the same time, he also noted that the names of these countries still are people who do not support the current regimes, which are resisted by war crimes. For these people, "the doors have always been and will open," Nauseda added.</text:p>
      <text:p text:style-name="P4">
<text:span text:style-name="T4">
 Read also: </text:span>
 <text:a xlink:type="simple" xlink:href="https://www.ukrinform.ua/rubric-polytics/3695979-prezident-litvi-obgovoriv-z-genprokurorom-ukraini-stvorenna-spectribunalu-dla-rf.html" text:style-name="Internet_20_link" text:visited-style-name="Visited_20_Internet_20_Link">
</text:a>
In the report of the Presidential Service, it is reminded that approved by the Seimas Lithuania establishes 7 different restrictive measures, 4 of which will be referred to as citizens of Russia and to citizens of Belarus, and 3 - only the Russian citizens of Russia.</text:p>
      <text:p text:style-name="P4">
Thus, the president of Lithuania, approving the purpose of the law, which is to apply restricting measures against citizens of Russia and Belarus in connection with their aggression in the opposite citizens of both states.</text:p>
      <text:p text:style-name="P4">
In addition, Naussed proposes to finalize the law to provide for a new National Security Instrument. The possibility of revocation of cancellation procedures of already issued visas and types for Lithuania is considered.</text:p>
      <text:p text:style-name="P4">
<text:span text:style-name="T4">
 Read also: </text:span>
 <text:a xlink:type="simple" xlink:href="https://www.ukrinform.ua/rubric-vidbudova/3695323-litva-vidilit-cerez-svitovij-bank-10-miljoniv-na-vidnovlenna-ukraini.html" text:style-name="Internet_20_link" text:visited-style-name="Visited_20_Internet_20_Link">
<text:span text:style-name="T4">
 Lithuania </text:span>
</text:a>
</text:p>
      <text:p text:style-name="P4">
<text:span text:style-name="T5">
FTO: lrp.lt</text:span>
</text:p>
      <text:p text:style-name="P4">
News Source: <text:a xlink:type="simple" xlink:href="https://www.ukrinform.ua/rubric-world/3696032-prezident-litvi-vetuvav-zakon-pro-sankcii-dla-rosian-i-bilorusiv-sob-ih-urivnati.html" text:style-name="Internet_20_link" text:visited-style-name="Visited_20_Internet_20_Link">
https://www.ukrinform.ua/rubric-world/3696032-prezident-litvi-vetuvav-zakon-pro-sankcii-dla-rosian-i-bilorusiv-sob-ih-urivnati.html</text:a>
</text:p>
      <!--NEWS-->
      <text:h text:style-name="P10" text:outline-level="1">
<text:span text:style-name="T4">
Canada has already sent to Europe all promised to Ukraine LOOPARD tanks - Minister of Defense</text:span>
</text:h>
      <text:p text:style-name="P4">
Authors: Ukrinform (Person)</text:p>
      <text:p text:style-name="P4">
Publisher: Укринформ (Organization)</text:p>
      <text:p text:style-name="P4">
Published Time: 2023-04-14T19:35:12+03:00</text:p>
      <text:p text:style-name="P4">
Modified Time: 2023-04-14T19:35:12+03:00</text:p>
      <text:p text:style-name="P4">
Description: Усі вісім обіцяних Канадою Україні танків Leopard 2 уже були доставлені до Європи. — Укрінформ.</text:p>
      <text:p text:style-name="P4">
Images: ["<text:a xlink:type="simple" xlink:href="https://static.ukrinform.com/photos/2023_02/thumb_files/630_360_1676292716-3499.jpeg" text:style-name="Internet_20_link" text:visited-style-name="Visited_20_Internet_20_Link">
630_360_16762...</text:a>
"]</text:p>
      <text:p text:style-name="P4">
Tags: ['Канада', 'Україна', ' танк Leopard']</text:p>
      <text:p text:style-name="P4">
Type: Article</text:p>
      <!--METADATA-->
      <text:p text:style-name="P4">
<draw:frame draw:style-name="fr1" draw:name="Image249" text:anchor-type="as-char" svg:width="6.9236in" svg:height="3.956343in" draw:z-index="0">
<draw:image xlink:href="../Images/yкринформ/2023-04-14T19-35-12-03-00/630_360_1676292716-3499.jpeg" xlink:type="simple" xlink:show="embed" xlink:actuate="onLoad" draw:mime-type="image/jpeg"/>
</draw:frame>
Supporting the promised Canada to Ukraine LEOPARD 2 tanks have already been taken to Europe.</text:p>
      <text:p text:style-name="P4">
According to Ukrinform correspondent, about it on his page in <text:a xlink:type="simple" xlink:href="http://twitter.com/AnitaAnandMP/status/1646888049064673282" text:style-name="Internet_20_link" text:visited-style-name="Visited_20_Internet_20_Link">
</text:a>
Anita Ananda Ministry wrote.</text:p>
      <text:p text:style-name="P4">
"Now officially: all eight major LEOPARD 2 combat tanks, promised Canada, have already arrived in Poland," Anand said.</text:p>
      <text:p text:style-name="P4">
She added that Canada will "continue to support Ukraine and give Ukrainian masks they needed to fight and victory in this war."</text:p>
      <text:p text:style-name="P4">
<text:span text:style-name="T4">
 Read also: </text:span>
 <text:a xlink:type="simple" xlink:href="https://www.ukrinform.ua/rubric-ato/3695983-ukraina-otrimae-19-artsistem-caesar-najblizcimi-tiznami-minoboroni-danii.html" text:style-name="Internet_20_link" text:visited-style-name="Visited_20_Internet_20_Link">
</text:a>
As reported by Ukrinform, in the beginning of this year, Canada announced that she would join the international "tank coalition" and transmit to Ukraine the eight -member Leopard 2. <text:a xlink:type="simple" xlink:href="https://www.ukrinform.ua/tag-kanada" text:style-name="Internet_20_link" text:visited-style-name="Visited_20_Internet_20_Link">
</text:a>
It was also agreed to buy NASAMS air defense and 200 armored vehicles for Ukraine.</text:p>
      <text:p text:style-name="P4">
News Source: <text:a xlink:type="simple" xlink:href="https://www.ukrinform.ua/rubric-ato/3696035-kanada-uze-vidpravila-do-evropi-usi-obicani-ukraini-tanki-leopard-ministr-oboroni.html" text:style-name="Internet_20_link" text:visited-style-name="Visited_20_Internet_20_Link">
https://www.ukrinform.ua/rubric-ato/3696035-kanada-uze-vidpravila-do-evropi-usi-obicani-ukraini-tanki-leopard-ministr-oboroni.html</text:a>
</text:p>
      <!--NEWS-->
      <text:h text:style-name="P10" text:outline-level="1">
<text:span text:style-name="T4">
Klitschko urged Kyivans to stay home on Easter night</text:span>
</text:h>
      <text:p text:style-name="P4">
Authors: Ukrinform (Person)</text:p>
      <text:p text:style-name="P4">
Publisher: Укринформ (Organization)</text:p>
      <text:p text:style-name="P4">
Published Time: 2023-04-14T19:37:00+03:00</text:p>
      <text:p text:style-name="P4">
Modified Time: 2023-04-14T19:37:00+03:00</text:p>
      <text:p text:style-name="P4">
Description: Kyiv Mayor Vitaliy Klitschko urged residents of the city to stay at home on Easter night and give the advantage of broadcasting services from temples. - Ukrinform.</text:p>
      <text:p text:style-name="P4">
Images: ["<text:a xlink:type="simple" xlink:href="https://static.ukrinform.com/photos/2022_11/thumb_files/630_360_1669634972-155.jpg" text:style-name="Internet_20_link" text:visited-style-name="Visited_20_Internet_20_Link">
630_360_16696...</text:a>
"]</text:p>
      <text:p text:style-name="P4">
Tags: ['Великдень', 'Віталій Кличко', 'Київ', 'Комендантська година']</text:p>
      <text:p text:style-name="P4">
Type: Article</text:p>
      <!--METADATA-->
      <text:p text:style-name="P4">
<draw:frame draw:style-name="fr1" draw:name="Image250" text:anchor-type="as-char" svg:width="6.9236in" svg:height="3.956343in" draw:z-index="0">
<draw:image xlink:href="../Images/yкринформ/2023-04-14T19-37-00-03-00/630_360_1669634972-155.jpg" xlink:type="simple" xlink:show="embed" xlink:actuate="onLoad" draw:mime-type="image/jpeg"/>
</draw:frame>
Kyiv City Chairman Vitaliy Klitschko urged the residents of the city to stay at home with an upright night and to give the advantage of broadcasts of worship from temples.</text:p>
      <text:p text:style-name="P4">
About it reports <text:a xlink:type="simple" xlink:href="https://kyivcity.gov.ua/news/vitaliy_klichko_zaklikav_meshkantsiv_stolitsi_zalishitisya_vdoma_u_velikodnyu_nich/" text:style-name="Internet_20_link" text:visited-style-name="Visited_20_Internet_20_Link">
</text:a>
, reports Ukrinform.</text:p>
      <text:p text:style-name="P4">
“I remind you that the celebration of the Easter holidays this year is happening in the face of the state. The residents of the capital I ask to stay at home in <text:a xlink:type="simple" xlink:href="https://www.ukrinform.ua/tag-velikden" text:style-name="Internet_20_link" text:visited-style-name="Visited_20_Internet_20_Link">
</text:a>
Night and give preference to broadcasting services from temples. Remember the curfew that is valid from 00:00 to 05:00, ”Klitschko said.</text:p>
      <text:p text:style-name="P4">
He noted that the city appealed to the heads of religious communities to seek to carry out mass worship services and to maximize online broadcasting from religious buildings on Ukrainian TV channels and through the Internet.</text:p>
      <text:p text:style-name="P4">
“Ukraine continues to live in a state of war, so we must be conscious citizens and act taking into account the recommendations of the military, avoiding the massive people of people. Because the enemy is insidious, and can arrange shelling on holidays, ”the mayor added.</text:p>
      <text:p text:style-name="P4">
<text:span text:style-name="T4">
 Read also: </text:span>
 <text:a xlink:type="simple" xlink:href="https://www.ukrinform.ua/rubric-society/3695985-ponad-polovina-ukrainciv-planuut-vidvidati-hram-na-velikodni-svata.html" text:style-name="Internet_20_link" text:visited-style-name="Visited_20_Internet_20_Link">
<text:span text:style-name="T4">
 Easter </text:span>
</text:a>
According to Ukrinform, Natalia Humeniuk, the head of the united coordination press center of the south, said that the forces of the South Defense are not fastened in their direction too actively preparing the enemy for shelling, but urging citizens to be vigilant and avoid masses.</text:p>
      <text:p text:style-name="P4">
<text:span text:style-name="T5">
Foto: kyivcity.gov.ua</text:span>
</text:p>
      <text:p text:style-name="P4">
News Source: <text:a xlink:type="simple" xlink:href="https://www.ukrinform.ua/rubric-kyiv/3696037-klicko-zaklikav-kian-zalisatisa-vdoma-u-velikodnu-nic.html" text:style-name="Internet_20_link" text:visited-style-name="Visited_20_Internet_20_Link">
https://www.ukrinform.ua/rubric-kyiv/3696037-klicko-zaklikav-kian-zalisatisa-vdoma-u-velikodnu-nic.html</text:a>
</text:p>
      <!--NEWS-->
      <text:h text:style-name="P10" text:outline-level="1">
<text:span text:style-name="T4">
The Anti -Corruption Council at the Defense Ministry has started work</text:span>
</text:h>
      <text:p text:style-name="P4">
Authors: Ukrinform (Person)</text:p>
      <text:p text:style-name="P4">
Publisher: Укринформ (Organization)</text:p>
      <text:p text:style-name="P4">
Published Time: 2023-04-14T19:41:28+03:00</text:p>
      <text:p text:style-name="P4">
Modified Time: 2023-04-14T19:41:28+03:00</text:p>
      <text:p text:style-name="P4">
Description: Today, on April 14, a constituent meeting of the Public Anti -Corruption Council at the Ministry of Defense of Ukraine was held at the initiative of the Minister of Defense Ministry Alexei Reznikov. - Ukrinform.</text:p>
      <text:p text:style-name="P4">
Images: ["<text:a xlink:type="simple" xlink:href="https://static.ukrinform.com/photos/2023_02/thumb_files/630_360_1675274147-718.jpeg" text:style-name="Internet_20_link" text:visited-style-name="Visited_20_Internet_20_Link">
630_360_16752...</text:a>
"]</text:p>
      <text:p text:style-name="P4">
Tags: ['Міноборони', 'антикорупційна рада']</text:p>
      <text:p text:style-name="P4">
Type: Article</text:p>
      <!--METADATA-->
      <text:p text:style-name="P4">
<draw:frame draw:style-name="fr1" draw:name="Image251" text:anchor-type="as-char" svg:width="6.9236in" svg:height="3.956343in" draw:z-index="0">
<draw:image xlink:href="../Images/yкринформ/2023-04-14T19-41-28-03-00/630_360_1675274147-718.jpeg" xlink:type="simple" xlink:show="embed" xlink:actuate="onLoad" draw:mime-type="image/jpeg"/>
</draw:frame>
Today, on April 14, a constituent meeting of the Public Anti -Corruption Council was held to the Ministry of Defense of Ukraine, formed at the initiative of the Minister of Defense Alexei Alexei Reznikov.</text:p>
      <text:p text:style-name="P4">
This was reported in <text:a xlink:type="simple" xlink:href="http://www.mil.gov.ua/news/2023/04/14/gromadska-antikorupczijna-rada-pri-ministerstvi-oboroni-ukraini-rozpochala-svoyu-robotu/" text:style-name="Internet_20_link" text:visited-style-name="Visited_20_Internet_20_Link">
</text:a>
, reports Ukrinform.</text:p>
      <text:p text:style-name="P4">
State Secretary of the Ministry of Defense Konstantin Vashchenko congratulated the newly elected members of the first composition of the Anti -Corruption Council on the beginning of the workflow and expressing the reconciliation in the constructive activity of the council. He assured that the Ministry of Defense would make every effort to create the appropriate conditions for the productive activity of this advisory and advisory body.</text:p>
      <text:p text:style-name="P4">
During the constituent meeting, members of the Public Anti -Corruption Council elected the chairman of Yevgeny Grushovts, the deputy - Anastasia Shub, and the secretary - Viktorprudvsky.</text:p>
      <text:p text:style-name="P4">
<text:span text:style-name="T4">
 Read also: </text:span>
 <text:a xlink:type="simple" xlink:href="https://www.ukrinform.ua/rubric-society/3694562-u-minoboroni-stvorili-ofis-z-pidtrimki-zmin.html" text:style-name="Internet_20_link" text:visited-style-name="Visited_20_Internet_20_Link">
</text:a>
As reported, Reznikov [] April 10 <text:a xlink:type="simple" xlink:href="https://www.ukrinform.ua/rubric-society/3694196-u-minoboroni-zatverdili-sklad-gromadskoi-antikorupcijnoi-radi.html" text:style-name="Internet_20_link" text:visited-style-name="Visited_20_Internet_20_Link">
</text:a>
"On approval of the composition of the Public Anti -Corruption Council to the Ministry of Defense of Ukraine". It included 15 representatives of several educational organizations.</text:p>
      <text:p text:style-name="P4">
News Source: <text:a xlink:type="simple" xlink:href="https://www.ukrinform.ua/rubric-society/3696038-antikorupcijna-rada-pri-minoboroni-rozpocala-robotu.html" text:style-name="Internet_20_link" text:visited-style-name="Visited_20_Internet_20_Link">
https://www.ukrinform.ua/rubric-society/3696038-antikorupcijna-rada-pri-minoboroni-rozpocala-robotu.html</text:a>
</text:p>
      <!--NEWS-->
      <text:h text:style-name="P10" text:outline-level="1">
<text:span text:style-name="T4">
Ukrainian Basketball player Yagupova will play in the Eurolege finals</text:span>
</text:h>
      <text:p text:style-name="P4">
Authors: Ukrinform (Person)</text:p>
      <text:p text:style-name="P4">
Publisher: Укринформ (Organization)</text:p>
      <text:p text:style-name="P4">
Published Time: 2023-04-14T19:42:00+03:00</text:p>
      <text:p text:style-name="P4">
Modified Time: 2023-04-14T19:42:00+03:00</text:p>
      <text:p text:style-name="P4">
Description: The Ukrainka Club in the semifinals was beaten by the Italian Skio. - Ukrinform.</text:p>
      <text:p text:style-name="P4">
Images: ["<text:a xlink:type="simple" xlink:href="https://static.ukrinform.com/photos/2023_04/thumb_files/630_360_1681490377-864.jpg" text:style-name="Internet_20_link" text:visited-style-name="Visited_20_Internet_20_Link">
630_360_16814...</text:a>
"]</text:p>
      <text:p text:style-name="P4">
Tags: ['Баскетбол', 'Євроліга']</text:p>
      <text:p text:style-name="P4">
Type: Article</text:p>
      <!--METADATA-->
      <text:p text:style-name="P4">
<draw:frame draw:style-name="fr1" draw:name="Image252" text:anchor-type="as-char" svg:width="6.9236in" svg:height="3.956343in" draw:z-index="0">
<draw:image xlink:href="../Images/yкринформ/2023-04-14T19-42-00-03-00/630_360_1681490377-864.jpg" xlink:type="simple" xlink:show="embed" xlink:actuate="onLoad" draw:mime-type="image/jpeg"/>
</draw:frame>
The club of Ukrainian in the semifinals beat the Italian Skio.</text:p>
      <text:p text:style-name="P4">
The Fenerbahche, for which Ukrainian Alina Yagupova acts, will play for the fifth time in the last 11 seeses in the Final of the Women's Eurolege, Ukrinform reports.</text:p>
      <text:p text:style-name="P4">
In the semifinals, the Turkish club won the Italian Skio with a score of 77: 70. Yagupova played 23 minutes, scored 12 points, made 4 picks and gave 3 assistants.</text:p>
      <text:p text:style-name="P4">
In the final "Fenerbahche" will play with the winner of the Prague pair - Merced.</text:p>
      <text:p text:style-name="P4">
Earlier, the Turkish club played in the finals in 2013, 2014, 2017 and 2022, once not successful.</text:p>
      <text:p text:style-name="P4">
<text:span text:style-name="T4">
 Read also: </text:span>
 <text:a xlink:type="simple" xlink:href="https://www.ukrinform.ua/rubric-sports/3695731-ukrainska-basketbolistka-alina-agupova-zigrae-v-finali-cotiroh-evroligi.html" text:style-name="Internet_20_link" text:visited-style-name="Visited_20_Internet_20_Link">
<text:span text:style-name="T4">
 Jagupova </text:span>
</text:a>
As reported by Ukrinform, Jagupova - Two MVP of the Women's Eurolege(2020,2021).</text:p>
      <text:p text:style-name="P4">
Фото: Getty Image</text:p>
      <text:p text:style-name="P4">
News Source: <text:a xlink:type="simple" xlink:href="https://www.ukrinform.ua/rubric-sports/3696039-ukrainka-agupova-zigrae-v-finali-evroligi.html" text:style-name="Internet_20_link" text:visited-style-name="Visited_20_Internet_20_Link">
https://www.ukrinform.ua/rubric-sports/3696039-ukrainka-agupova-zigrae-v-finali-evroligi.html</text:a>
</text:p>
      <!--NEWS-->
      <text:h text:style-name="P10" text:outline-level="1">
<text:span text:style-name="T4">
Preparation of active action of the Armed Forces: Zelensky held a meeting with the baby and Budanov</text:span>
</text:h>
      <text:p text:style-name="P4">
Authors: Ukrinform (Person)</text:p>
      <text:p text:style-name="P4">
Publisher: Укринформ (Organization)</text:p>
      <text:p text:style-name="P4">
Published Time: 2023-04-14T19:46:00+03:00</text:p>
      <text:p text:style-name="P4">
Modified Time: 2023-04-14T19:46:00+03:00</text:p>
      <text:p text:style-name="P4">
Description: President of Ukraine Volodymyr Zelensky reported that today he held a meeting with the chairman of the SBU and the head of GUR, where he discussed the issue of preparation of active actions of the Armed Forces. - Ukrinform.</text:p>
      <text:p text:style-name="P4">
Images: ["<text:a xlink:type="simple" xlink:href="https://static.ukrinform.com/photos/2023_04/thumb_files/630_360_1681490886-620.png" text:style-name="Internet_20_link" text:visited-style-name="Visited_20_Internet_20_Link">
630_360_16814...</text:a>
"]</text:p>
      <text:p text:style-name="P4">
Tags: ['Розвідка', 'СБУ', 'Зеленський', 'Буданов', 'Війна з росією', 'Василь Малюк']</text:p>
      <text:p text:style-name="P4">
Type: Article</text:p>
      <!--METADATA-->
      <text:p text:style-name="P4">
<draw:frame draw:style-name="fr1" draw:name="Image253" text:anchor-type="as-char" svg:width="6.9236in" svg:height="3.956343in" draw:z-index="0">
<draw:image xlink:href="../Images/yкринформ/2023-04-14T19-46-00-03-00/630_360_1681490886-620.png" xlink:type="simple" xlink:show="embed" xlink:actuate="onLoad" draw:mime-type="image/png"/>
</draw:frame>
President of Ukraine Volodymyr Zelensky reported that today he held a meeting with the Goloviv and Head of GUR, where he discussed the preparation of active actions of the Armed Forces.</text:p>
      <text:p text:style-name="P4">
The head of state told about it in <text:a xlink:type="simple" xlink:href="https://t.me/OP_UA/9235" text:style-name="Internet_20_link" text:visited-style-name="Visited_20_Internet_20_Link">
</text:a>
, reports Ukrinform</text:p>
      <text:p text:style-name="P4">
"During the day he was in touch with the military, held a meeting with the Head of the Service of Ukraine of Ukraine, he held a meeting with GUR Budanov's head. Key is the constant destruction , this contrast work, "he said.</text:p>
      <text:p text:style-name="P4">
The President expressed gratitude to all the soldiers who provide it, who remember that for every Russian blow to our cities and villages, in our positions, the killing of Ukrainians - the occupier should carry his most tangible loss.</text:p>
      <text:p text:style-name="P4">
<text:span text:style-name="T4">
 Read also: </text:span>
 <text:a xlink:type="simple" xlink:href="https://www.ukrinform.ua/rubric-ato/3695977-prezident-vidznaciv-nagorodami-183-vijskovosluzbovciv-iz-nih-43-posmertno.html" text:style-name="Internet_20_link" text:visited-style-name="Visited_20_Internet_20_Link">
</text:a>
"Each meter of Ukrainian land should mean for the occupier the inevitability of a degradation in this war, the inevitability that for the enemy - there will be no vague on the land of Ukraine," stressed <text:a xlink:type="simple" xlink:href="https://www.ukrinform.ua/tag-zelenskij" text:style-name="Internet_20_link" text:visited-style-name="Visited_20_Internet_20_Link">
</text:a>
.</text:p>
      <text:p text:style-name="P4">
<text:span text:style-name="T5">
Source:<text:a xlink:type="simple" xlink:href="https://www.youtube.com/redirect" text:style-name="Internet_20_link" text:visited-style-name="Visited_20_Internet_20_Link">
</text:a>
</text:span>
</text:p>
      <text:p text:style-name="P4">
Ukrinform provides the full text of the President of Ukraine.</text:p>
      <text:p text:style-name="P4">
<text:span text:style-name="T4">
 _ I wish health, dear Ukrainians!_ </text:span>
</text:p>
      <text:p text:style-name="P4">
He spoke with Rice Sunak today, Prime Minister of Great Britain.</text:p>
      <text:p text:style-name="P4">
First of all, I am grateful to him and all the leaders of the world who have condemned the brutal murder of a more soldier, the murder to whom the invaders swayed.</text:p>
      <text:p text:style-name="P4">
The invaders feel what it means when the world is condemned.</text:p>
      <text:p text:style-name="P4">
We discussed with Prime Minister Sunak's weapons for our soldiers-we were about to speak with Britain, what will help our active actions, quite fair actions. Discussed the acceleration of supply…</text:p>
      <text:p text:style-name="P4">
The more farm the Ukrainian actions, the faster the Russian relations will end.</text:p>
      <text:p text:style-name="P4">
Of course, we continue our work on the aviation coalition for Ukraine, the preparation of various international events that will give us all in Europe more and protection.It is obvious that the place of Ukraine is in NATO, a legitimate place. And we do not want to have the same illusions, which still held back our accession to the Alliance, and also aumed time to take time from Ukraine and partners. We develop correspondence.</text:p>
      <text:p text:style-name="P4">
Today, however, he held a meeting on the restoration of our country - the restoration of post -fighting. First Vice Prime Minister Yulia Sviridenko, Vice Prime Minister and Ministry of Recovery ...</text:p>
      <text:p text:style-name="P4">
They discussed what is concerned with infrastructure, economy and many other questions that need answers, very costly answers. We work in the countries of the country, and with partners for the sake of the systematic restoration, for the kind, that the result meets the expectations of our society - quite highly. I am sure we will do everything.</text:p>
      <text:p text:style-name="P4">
During the day he was in touch with the military, held a meeting with the head of the Service of Ukraine of Ukraine, he held a meeting with the head of GUR Budanov.</text:p>
      <text:p text:style-name="P4">
The key is the constant destruction of the invaders, it is the "minus" of their logistics and any potential in the occupied territories, it is the preparation of our active events, it is countercurrent work. And I thank all our warrior soldiers, who remember that for every Russian blow to our cities, in our positions, for every murder of Ukrainians, the occupier must suggest their maximum loss. Each meter of Ukrainian land should be determined for the occupier by the inevitability of the loss of Russia in this war, the inevitable that there will be no prospect for the enemy on the land of Ukraine.</text:p>
      <text:p text:style-name="P4">
The 14th Brigade and the 1st Presidential Brigade of Operations Guard-Thank you guys for sustainability!54th Separate Mechanical Oblast named after Hetman Ivan Mazepa, 5th Separate Storm Brigade, 77-MOROCE APPRY BRANCE-Well done, warriors!Keeping defense on Donetskinarase is the hardest. But it gives life to Ukraine.</text:p>
      <text:p text:style-name="P4">
Rescue work is now underway in the Slovian Donetsk region. Another strike of terrorists. C-300 rockets in residential quarters, on ordinary civilian. There are people under the rubble. Everything is done to save them, everything is done to save the wounded. There are first data on the dead. My condolences to the herself, he wrapped my relatives.</text:p>
      <text:p text:style-name="P4">
One hour this week was not without Russian murder of Irotera. This is a state-zlo, and it is program <text:span text:style-name="T5">
a</text:span>
. To win is our duty as a pre -person. And we will win!Thank you all who oppose evil with Ukraine!Glory to all our soldiers who are now in battle for the state and people!</text:p>
      <text:p text:style-name="P4">
<text:span text:style-name="T4">
<text:span text:style-name="T5">
Glory to Ukraine!</text:span>
 </text:span>
</text:p>
      <text:p text:style-name="P4">
News Source: <text:a xlink:type="simple" xlink:href="https://www.ukrinform.ua/rubric-ato/3696044-pidgotovka-aktivnih-dij-zsu-zelenskij-proviv-naradu-z-malukom-i-budanovim.html" text:style-name="Internet_20_link" text:visited-style-name="Visited_20_Internet_20_Link">
https://www.ukrinform.ua/rubric-ato/3696044-pidgotovka-aktivnih-dij-zsu-zelenskij-proviv-naradu-z-malukom-i-budanovim.html</text:a>
</text:p>
      <!--NEWS-->
      <text:h text:style-name="P10" text:outline-level="1">
<text:span text:style-name="T4">
Russia's oil revenues fell by 43% per year - international energy agency</text:span>
</text:h>
      <text:p text:style-name="P4">
Authors: Ukrinform (Person)</text:p>
      <text:p text:style-name="P4">
Publisher: Укринформ (Organization)</text:p>
      <text:p text:style-name="P4">
Published Time: 2023-04-14T19:51:00+03:00</text:p>
      <text:p text:style-name="P4">
Modified Time: 2023-04-14T19:51:00+03:00</text:p>
      <text:p text:style-name="P4">
Description: Western sanctions against Russia have shown their influence - although oil exports in March were the highest of the pandemic, the Russian income decreased by 43%, that is, twice, compared to last year. - Ukrinform.</text:p>
      <text:p text:style-name="P4">
Images: ["<text:a xlink:type="simple" xlink:href="https://static.ukrinform.com/photos/2020_01/thumb_files/630_360_1579083187-457.jpg" text:style-name="Internet_20_link" text:visited-style-name="Visited_20_Internet_20_Link">
630_360_15790...</text:a>
"]</text:p>
      <text:p text:style-name="P4">
Tags: ['Антиросійські санкції', 'нафта', 'росія', 'Війна з росією']</text:p>
      <text:p text:style-name="P4">
Type: Article</text:p>
      <!--METADATA-->
      <text:p text:style-name="P4">
<draw:frame draw:style-name="fr1" draw:name="Image254" text:anchor-type="as-char" svg:width="6.9236in" svg:height="3.956343in" draw:z-index="0">
<draw:image xlink:href="../Images/yкринформ/2023-04-14T19-51-00-03-00/630_360_1579083187-457.jpg" xlink:type="simple" xlink:show="embed" xlink:actuate="onLoad" draw:mime-type="image/jpeg"/>
</draw:frame>
Westernanctions against Russia demonstrated their influence - although oil exports in March were the highest pandemic, the Russian Federation has decreased by 43%, that is, twice, compared to last year.</text:p>
      <text:p text:style-name="P4">
This is evidenced by the data of the international energy agency(May), reports Ukrinform with reference to <text:a xlink:type="simple" xlink:href="https://www.bloomberg.com/news/articles/2023-04-14/russia-sanctions-work-as-designed-with-oil-flow-up-revenue-down" text:style-name="Internet_20_link" text:visited-style-name="Visited_20_Internet_20_Link">
</text:a>
.</text:p>
      <text:p text:style-name="P4">
As it is noted, daily exports of Russian oil on average amounted to 8.1 million in the day of last month, which is the highest indicator since April 2020. The Mea emphasized that the discounts made by Russia, attract traders, prepare.</text:p>
      <text:p text:style-name="P4">
At the same time, export revenues have recovered somewhat after February, reached $ 12.7 billion. "But they are still 43% lower than last year," the message said.</text:p>
      <text:p text:style-name="P4">
<text:span text:style-name="T4">
 Read also: </text:span>
 <text:a xlink:type="simple" xlink:href="https://www.ukrinform.ua/rubric-economy/3696008-zaleznist-evropi-vid-rosijskogo-gazu-skorotilasa-do-10-vid-pocatku-vijni-mvf.html" text:style-name="Internet_20_link" text:visited-style-name="Visited_20_Internet_20_Link">
</text:a>
However, in the coming months, the situation can be more difficult, the agency writes, as reducing production by the organization of exporting countries of oil, including Russia, leads to an increase in oil prices.</text:p>
      <text:p text:style-name="P4">
Western countries and their allies have approved several waves of sanctions to reduce Russia's exports from oil exports, a key source of income for its national budget. Restrictions are aimed at limiting the opportunity to finance his war in Ukraine.</text:p>
      <text:p text:style-name="P4">
This forced Russia to look for alternative markets in the Middle East and Latin amite, as well as to expand supply to Asia, but price restrictions on countries G made these new clients have the opportunity to negotiate discounts. Restrictions are predicted that buyers from third countries can access Western services, such as insurance and delivery, only if they are maintained.</text:p>
      <text:p text:style-name="P4">
According to Mea, last month Russian crude oil and petroleum products were sold much cheaper than price limits. The average export price for Russian oil was $ 50.67 per barrel compared to the ceiling of $ 60, calculated by the IEA based on Argus Media Group and Kpler data. According to this agency, it is also almost $ 2 a barrel below the average price for February.</text:p>
      <text:p text:style-name="P4">
<text:span text:style-name="T4">
 Read also: </text:span>
 <text:a xlink:type="simple" xlink:href="https://www.ukrinform.ua/rubric-economy/3692570-u-bolgarii-ostrafuvali-rosijskij-lukojl-na-100-miljoniv.html" text:style-name="Internet_20_link" text:visited-style-name="Visited_20_Internet_20_Link">
</text:a>
</text:p>
      <text:p text:style-name="P4">
Mea noted that raw production <text:a xlink:type="simple" xlink:href="https://www.ukrinform.ua/tag-nafta" text:style-name="Internet_20_link" text:visited-style-name="Visited_20_Internet_20_Link">
</text:a>
Last month, the last month amounted to 9.58 million barrels a day, which is only 290,000 in the day below the level of February. The agency has stated that the country has not been reduced by the goals of reduction because "it seems that it directs its barrels of donors of marketing, despite the EU sanction."</text:p>
      <text:p text:style-name="P4">
<text:span text:style-name="T4">
 Read also: </text:span>
 <text:a xlink:type="simple" xlink:href="https://www.ukrinform.ua/rubric-economy/3691920-polska-pkn-orlen-rozirvala-vsi-naftovi-kontrakti-z-rosieu.html" text:style-name="Internet_20_link" text:visited-style-name="Visited_20_Internet_20_Link">
</text:a>
</text:p>
      <text:p text:style-name="P4">
Як повідомляв Укрінформ, директор Європейського департаменту МВФ АльфредКаммер заявив, що після початку повномасштабної агресії рф в Україні тазапровадження обмежувальних економічних заходів проти росії країни Європисуттєво скоротили свою залежність від російського газу – від 40% перед війноюдо 10% на нинішньому етапі.</text:p>
      <text:p text:style-name="P4">
News Source: <text:a xlink:type="simple" xlink:href="https://www.ukrinform.ua/rubric-economy/3696047-naftovi-dohodi-rosii-vpali-na-43-za-rik-miznarodne-energeticne-agentstvo.html" text:style-name="Internet_20_link" text:visited-style-name="Visited_20_Internet_20_Link">
https://www.ukrinform.ua/rubric-economy/3696047-naftovi-dohodi-rosii-vpali-na-43-za-rik-miznarodne-energeticne-agentstvo.html</text:a>
</text:p>
      <!--NEWS-->
      <text:h text:style-name="P10" text:outline-level="1">
<text:span text:style-name="T4">
Easter is predicted by rains and thunderstorms</text:span>
</text:h>
      <text:p text:style-name="P4">
Authors: Ukrinform (Person)</text:p>
      <text:p text:style-name="P4">
Publisher: Укринформ (Organization)</text:p>
      <text:p text:style-name="P4">
Published Time: 2023-04-14T19:55:00+03:00</text:p>
      <text:p text:style-name="P4">
Modified Time: 2023-04-14T19:55:00+03:00</text:p>
      <text:p text:style-name="P4">
Description: It will be warm in Ukraine, but in many regions rains and thunderstorms are expected. - Ukrinform.</text:p>
      <text:p text:style-name="P4">
Images: ["<text:a xlink:type="simple" xlink:href="https://static.ukrinform.com/photos/2019_06/thumb_files/630_360_1561643524-548.jpg" text:style-name="Internet_20_link" text:visited-style-name="Visited_20_Internet_20_Link">
630_360_15616...</text:a>
"]</text:p>
      <text:p text:style-name="P4">
Tags: ['Дощ', 'Гроза', 'Великдень', 'Прогноз']</text:p>
      <text:p text:style-name="P4">
Type: Article</text:p>
      <!--METADATA-->
      <text:p text:style-name="P4">
<draw:frame draw:style-name="fr1" draw:name="Image255" text:anchor-type="as-char" svg:width="6.9236in" svg:height="3.956343in" draw:z-index="0">
<draw:image xlink:href="../Images/yкринформ/2023-04-14T19-55-00-03-00/630_360_1561643524-548.jpg" xlink:type="simple" xlink:show="embed" xlink:actuate="onLoad" draw:mime-type="image/jpeg"/>
</draw:frame>
Tagrose rains are expected in Ukraine.</text:p>
      <text:p text:style-name="P4">
Ukrinform was reported in <text:a xlink:type="simple" xlink:href="https://ua.sinoptik.ua/%D1%83%D0%BA%D1%80%D0%B0%D1%97%D0%BD%D0%B0" text:style-name="Internet_20_link" text:visited-style-name="Visited_20_Internet_20_Link">
</text:a>
.</text:p>
      <text:p text:style-name="P4">
According to the forecasters, on Saturday, April 15, in most regions of Ukraine, the temperature of the air will meet the April norm, only on <text:a xlink:type="simple" xlink:href="https://ua.sinoptik.ua/%D0%BF%D0%BE%D0%B3%D0%BE%D0%B4%D0%B0-%D1%81%D1%83%D0%BC%D0%B8" text:style-name="Internet_20_link" text:visited-style-name="Visited_20_Internet_20_Link">
</text:a>
and <text:a xlink:type="simple" xlink:href="https://ua.sinoptik.ua/%D0%BF%D0%BE%D0%B3%D0%BE%D0%B4%D0%B0-%D1%85%D0%B0%D1%80%D0%BA%D1%96%D0%B2" text:style-name="Internet_20_link" text:visited-style-name="Visited_20_Internet_20_Link">
</text:a>
It will be cooler - +7… +9 ° C. In <text:a xlink:type="simple" xlink:href="https://ua.sinoptik.ua/%D0%BF%D0%BE%D0%B3%D0%BE%D0%B4%D0%B0-%D0%B4%D0%BE%D0%BD%D0%B5%D1%86%D1%8C%D0%BA" text:style-name="Internet_20_link" text:visited-style-name="Visited_20_Internet_20_Link">
</text:a>
, <text:a xlink:type="simple" xlink:href="https://ua.sinoptik.ua/%D0%BF%D0%BE%D0%B3%D0%BE%D0%B4%D0%B0-%D0%BB%D1%83%D0%B3%D0%B0%D0%BD%D1%81%D1%8C%D0%BA" text:style-name="Internet_20_link" text:visited-style-name="Visited_20_Internet_20_Link">
</text:a>
and <text:a xlink:type="simple" xlink:href="https://ua.sinoptik.ua/%D0%BF%D0%BE%D0%B3%D0%BE%D0%B4%D0%B0-%D1%87%D0%B5%D1%80%D0%BD%D1%96%D0%B3%D1%96%D0%B2" text:style-name="Internet_20_link" text:visited-style-name="Visited_20_Internet_20_Link">
</text:a>
The air areas warm up to +12 ° C, in the central and western regions - to +13… +15 ° C, in the south - up to +17… +19 ° C.</text:p>
      <text:p text:style-name="P4">
In the north, all Right -Bank Ukraine, in <text:a xlink:type="simple" xlink:href="https://ua.sinoptik.ua/%D0%BF%D0%BE%D0%B3%D0%BE%D0%B4%D0%B0-%D0%BC%D0%B8%D0%BA%D0%BE%D0%BB%D0%B0%D1%97%D0%B2" text:style-name="Internet_20_link" text:visited-style-name="Visited_20_Internet_20_Link">
</text:a>
and <text:a xlink:type="simple" xlink:href="https://ua.sinoptik.ua/%D0%BF%D0%BE%D0%B3%D0%BE%D0%B4%D0%B0-%D0%BE%D0%B4%D0%B5%D1%81%D0%B0" text:style-name="Internet_20_link" text:visited-style-name="Visited_20_Internet_20_Link">
</text:a>
areas will pass <text:a xlink:type="simple" xlink:href="https://www.ukrinform.ua/tag-dos" text:style-name="Internet_20_link" text:visited-style-name="Visited_20_Internet_20_Link">
</text:a>
With thunderstorms, in the exist will be cloudy with clearings.</text:p>
      <text:p text:style-name="P4">
On Sunday, April 16, thermometers in the eastern, northern, central regions and <text:a xlink:type="simple" xlink:href="https://ua.sinoptik.ua/%D0%BF%D0%BE%D0%B3%D0%BE%D0%B4%D0%B0-%D0%BA%D0%B8%D1%97%D0%B2" text:style-name="Internet_20_link" text:visited-style-name="Visited_20_Internet_20_Link">
</text:a>
They will show +12… +14 ° C, in the western regions - +13… +15 ° C, in the south and <text:a xlink:type="simple" xlink:href="https://ua.sinoptik.ua/%D0%BF%D0%BE%D0%B3%D0%BE%D0%B4%D0%B0-%D1%83%D0%B6%D0%B3%D0%BE%D1%80%D0%BE%D0%B4" text:style-name="Internet_20_link" text:visited-style-name="Visited_20_Internet_20_Link">
</text:a>
- +15… +17 ° C.</text:p>
      <text:p text:style-name="P4">
Thunderstorms will be held in the west of the country and Odessa, and in <text:a xlink:type="simple" xlink:href="https://ua.sinoptik.ua/%D0%BF%D0%BE%D0%B3%D0%BE%D0%B4%D0%B0-%D0%BB%D1%83%D1%86%D1%8C%D0%BA" text:style-name="Internet_20_link" text:visited-style-name="Visited_20_Internet_20_Link">
</text:a>
, in <text:a xlink:type="simple" xlink:href="https://ua.sinoptik.ua/%D0%BF%D0%BE%D0%B3%D0%BE%D0%B4%D0%B0-%D1%80%D1%96%D0%B2%D0%BD%D0%B5" text:style-name="Internet_20_link" text:visited-style-name="Visited_20_Internet_20_Link">
</text:a>
, Nikolaevskaya, <text:a xlink:type="simple" xlink:href="https://ua.sinoptik.ua/%D0%BF%D0%BE%D0%B3%D0%BE%D0%B4%D0%B0-%D1%85%D0%B5%D1%80%D1%81%D0%BE%D0%BD" text:style-name="Internet_20_link" text:visited-style-name="Visited_20_Internet_20_Link">
</text:a>
, <text:a xlink:type="simple" xlink:href="https://ua.sinoptik.ua/%D0%BF%D0%BE%D0%B3%D0%BE%D0%B4%D0%B0-%D1%87%D0%B5%D1%80%D0%BA%D0%B0%D1%81%D0%B8" text:style-name="Internet_20_link" text:visited-style-name="Visited_20_Internet_20_Link">
</text:a>
and <text:a xlink:type="simple" xlink:href="https://ua.sinoptik.ua/%D1%83%D0%BA%D1%80%D0%B0%D1%97%D0%BD%D0%B0/%D0%BA%D1%96%D1%80%D0%BE%D0%B2%D0%BE%D0%B3%D1%80%D0%B0%D0%B4%D1%81%D1%8C%D0%BA%D0%B0-%D0%BE%D0%B1%D0%BB%D0%B0%D1%81%D1%82%D1%8C" text:style-name="Internet_20_link" text:visited-style-name="Visited_20_Internet_20_Link">
</text:a>
Small rains are possible.The weather is expected to be cloudy earlier, but without precipitation in the majority. On Monday, small rains will only occur in the western and south. In the east, north and Transcarpathia, the air warms up to +14… +16 ° C. At the west of the country, Volyn, Cherkasy and Vinnytsia regions will be cooler - up to +10… +12 ° C.</text:p>
      <text:p text:style-name="P4">
News Source: <text:a xlink:type="simple" xlink:href="https://www.ukrinform.ua/rubric-regions/3695818-na-velikden-prognozuut-dosi-ta-grozi.html" text:style-name="Internet_20_link" text:visited-style-name="Visited_20_Internet_20_Link">
https://www.ukrinform.ua/rubric-regions/3695818-na-velikden-prognozuut-dosi-ta-grozi.html</text:a>
</text:p>
      <!--NEWS-->
      <text:h text:style-name="P10" text:outline-level="1">
<text:span text:style-name="T4">
Zelensky urged to provide Saakashvili proper treatment</text:span>
</text:h>
      <text:p text:style-name="P4">
Authors: Ukrinform (Person)</text:p>
      <text:p text:style-name="P4">
Publisher: Укринформ (Organization)</text:p>
      <text:p text:style-name="P4">
Published Time: 2023-04-14T20:01:00+03:00</text:p>
      <text:p text:style-name="P4">
Modified Time: 2023-04-14T20:01:00+03:00</text:p>
      <text:p text:style-name="P4">
Description: President of Ukraine Volodymyr Zelensky called for a citizen of Ukraine Mikheil Saakashvili appropriate medical care. - Ukrinform.</text:p>
      <text:p text:style-name="P4">
Images: ["<text:a xlink:type="simple" xlink:href="https://static.ukrinform.com/photos/2023_02/thumb_files/630_360_1677220159-612.png" text:style-name="Internet_20_link" text:visited-style-name="Visited_20_Internet_20_Link">
630_360_16772...</text:a>
"]</text:p>
      <text:p text:style-name="P4">
Tags: ['Грузія', 'Медицина', 'Саакашвілі', 'Зеленський']</text:p>
      <text:p text:style-name="P4">
Type: Article</text:p>
      <!--METADATA-->
      <text:p text:style-name="P4">
<draw:frame draw:style-name="fr1" draw:name="Image256" text:anchor-type="as-char" svg:width="6.9236in" svg:height="3.956343in" draw:z-index="0">
<draw:image xlink:href="../Images/yкринформ/2023-04-14T20-01-00-03-00/630_360_1677220159-612.png" xlink:type="simple" xlink:show="embed" xlink:actuate="onLoad" draw:mime-type="image/png"/>
</draw:frame>
President of Ukraine Volodymyr Zelensky called for a citizen of Ukraine Mikhailusakashvili appropriate medical care.</text:p>
      <text:p text:style-name="P4">
The Head of State reported this in his <text:a xlink:type="simple" xlink:href="https://t.me/OP_UA/9235" text:style-name="Internet_20_link" text:visited-style-name="Visited_20_Internet_20_Link">
</text:a>
, reports Ukrinform</text:p>
      <text:p text:style-name="P4">
"The life of Mikhail Saakashvili depends now not on the political, not on some personal, but purely on an ethical decision that has a pure and significant legal framework. If a person needs medical help, if life depends on it, then this step is needed. <text:a xlink:type="simple" xlink:href="https://www.ukrinform.ua/tag-saakasvili" text:style-name="Internet_20_link" text:visited-style-name="Visited_20_Internet_20_Link">
</text:a>
They have now submitted an urgent request of the Assumption to provide him with proper treatment. And it seems that it is the only way to save his life, "the President said.</text:p>
      <text:p text:style-name="P4">
<text:span text:style-name="T5">
Viso: <text:a xlink:type="simple" xlink:href="https://t.me/OP_UA/9235" text:style-name="Internet_20_link" text:visited-style-name="Visited_20_Internet_20_Link">
</text:a>
</text:span>
</text:p>
      <text:p text:style-name="P4">
It was reported that the citizen of Ukraine Saakashvili was detained in Georgia on October 12021, when he arrived in his homeland after eight years. which transported a truck with dairy products.</text:p>
      <text:p text:style-name="P4">
On February 1, 2023, during a press conference with Austrian President Alexandertwan, President of Ukraine Volodymyr Zelenskyy demonstrated photography of Mikheil Saakashvili and expressed his conviction that Georgia's power was torturing and killing him.</text:p>
      <text:p text:style-name="P4">
The Verkhovna Rada appealed to Georgia, the European Parliament, the EU Council, the European Commission, the PACE and the Parliaments of the EU Member States on the need for immediate transfer of the third President of Georgia to treatment abroad.</text:p>
      <text:p text:style-name="P4">
<text:span text:style-name="T4">
 Read also: </text:span>
 <text:a xlink:type="simple" xlink:href="https://www.ukrinform.ua/rubric-world/3682536-urad-gruzii-musit-zabezpeciti-prava-saakasvili-evrokomisar.html" text:style-name="Internet_20_link" text:visited-style-name="Visited_20_Internet_20_Link">
<text:span text:style-name="T4">
 Saakashvili </text:span>
</text:a>
On March 2, the Tbilisi Court of Appeal rejected the lawsuit of Saakashvili's lawyers. He tried to appeal against the court's decision of February 6, which left him in prison, declaring a claim as unfounded to defer the sentence and dismissal.</text:p>
      <text:p text:style-name="P4">
<text:a xlink:type="simple" xlink:href="https://www.ukrinform.ua/rubric-world/3693067-saakasvili-zaaviv-so-pomirae-v-gruzinskij-vaznici.html" text:style-name="Internet_20_link" text:visited-style-name="Visited_20_Internet_20_Link">
</text:a>
<text:span text:style-name="T5">
Foto: op</text:span>
</text:p>
      <text:p text:style-name="P4">
News Source: <text:a xlink:type="simple" xlink:href="https://www.ukrinform.ua/rubric-polytics/3696046-zelenskij-zaklikav-zabezpeciti-saakasvili-nalezne-likuvanna.html" text:style-name="Internet_20_link" text:visited-style-name="Visited_20_Internet_20_Link">
https://www.ukrinform.ua/rubric-polytics/3696046-zelenskij-zaklikav-zabezpeciti-saakasvili-nalezne-likuvanna.html</text:a>
</text:p>
      <!--NEWS-->
      <text:h text:style-name="P10" text:outline-level="1">
<text:span text:style-name="T4">
USAID handed over 100 generators from Howard Buffett's Fund</text:span>
</text:h>
      <text:p text:style-name="P4">
Authors: Ukrinform (Person)</text:p>
      <text:p text:style-name="P4">
Publisher: Укринформ (Organization)</text:p>
      <text:p text:style-name="P4">
Published Time: 2023-04-14T20:11:00+03:00</text:p>
      <text:p text:style-name="P4">
Modified Time: 2023-04-14T20:11:00+03:00</text:p>
      <text:p text:style-name="P4">
Description: The US Agency for International Development has submitted 100 generators to the State Emergency Service of Ukraine from the Howard G. Buffett. - Ukrinform.</text:p>
      <text:p text:style-name="P4">
Images: ["<text:a xlink:type="simple" xlink:href="https://static.ukrinform.com/photos/2023_04/thumb_files/630_360_1681492098-265.jpg" text:style-name="Internet_20_link" text:visited-style-name="Visited_20_Internet_20_Link">
630_360_16814...</text:a>
", "<text:a xlink:type="simple" xlink:href="https://static.ukrinform.com/photos/2023_04/1681492098-359.jpg" text:style-name="Internet_20_link" text:visited-style-name="Visited_20_Internet_20_Link">
1681492098-35...</text:a>
"]</text:p>
      <text:p text:style-name="P4">
Tags: ['ДСНС', 'USAID', 'Баффетт', 'генератор']</text:p>
      <text:p text:style-name="P4">
Type: Article</text:p>
      <!--METADATA-->
      <text:p text:style-name="P4">
<draw:frame draw:style-name="fr1" draw:name="Image257" text:anchor-type="as-char" svg:width="6.9236in" svg:height="3.956343in" draw:z-index="0">
<draw:image xlink:href="../Images/yкринформ/2023-04-14T20-11-00-03-00/630_360_1681492098-265.jpg" xlink:type="simple" xlink:show="embed" xlink:actuate="onLoad" draw:mime-type="image/jpeg"/>
</draw:frame>
The International Development Agency has submitted 100 generators to the State Service of Ukraine's Uncertainty Situations from the Howard G. Buffett.</text:p>
      <text:p text:style-name="P4">
The United States Ambassador to Ukraine Bridget Bridk in [] reported this to Ukraine.(https://twitter.com/USAmbKyiv/status/1646896866108252165), reports Ukrinform.</text:p>
      <text:p text:style-name="P4">
“A wonderful partnership with the Howard G. Buffett Foundation in support of the people of Ukraine.(https://www.ukrinform.ua/tag-dsns)Ukraine to respond to the consequences of Russian shelling to allow rescuers throughout Ukraine, ”Ms. Ambassador said.</text:p>
      <text:p text:style-name="P4">
<draw:frame draw:style-name="fr1" draw:name="Image258" text:anchor-type="as-char" svg:width="6.9236in" svg:height="4.622144in" draw:z-index="0">
<draw:image xlink:href="../Images/yкринформ/2023-04-14T20-11-00-03-00/1681492098-359.jpg" xlink:type="simple" xlink:show="embed" xlink:actuate="onLoad" draw:mime-type="image/jpeg"/>
</draw:frame>
<text:span text:style-name="T4">
 Read also: </text:span>
 <text:a xlink:type="simple" xlink:href="https://www.ukrinform.ua/rubric-uarazom/3680458-predstavniki-estonii-peredali-ukrainskim-ratuvalnikam-avto-zaradnu-stanciu-ta-metalodetektori.html" text:style-name="Internet_20_link" text:visited-style-name="Visited_20_Internet_20_Link">
<text:span text:style-name="T4">
 Rescuers </text:span>
</text:a>
As it was reported, April 13 LLC "Operator of GTSU of Ukraine"(OgTu)He received US deviations from international development 6 generators.</text:p>
      <text:p text:style-name="P4">
<text:span text:style-name="T5">
Foto: Ambassador Bridget A. brink / tweet</text:span>
</text:p>
      <text:p text:style-name="P4">
News Source: <text:a xlink:type="simple" xlink:href="https://www.ukrinform.ua/rubric-society/3696049-usaid-peredalo-ratuvalnikam-100-generatoriv-vid-fondu-govarda-baffeta.html" text:style-name="Internet_20_link" text:visited-style-name="Visited_20_Internet_20_Link">
https://www.ukrinform.ua/rubric-society/3696049-usaid-peredalo-ratuvalnikam-100-generatoriv-vid-fondu-govarda-baffeta.html</text:a>
</text:p>
      <!--NEWS-->
      <text:h text:style-name="P10" text:outline-level="1">
<text:span text:style-name="T4">
Kobolev's investigation is completed - NABU</text:span>
</text:h>
      <text:p text:style-name="P4">
Authors: Ukrinform (Person)</text:p>
      <text:p text:style-name="P4">
Publisher: Укринформ (Organization)</text:p>
      <text:p text:style-name="P4">
Published Time: 2023-04-14T20:12:00+03:00</text:p>
      <text:p text:style-name="P4">
Modified Time: 2023-04-14T20:12:00+03:00</text:p>
      <text:p text:style-name="P4">
Description: The National Anti -Corruption Bureau of Ukraine and the Specialized Anti -Corruption Prosecutor's Office have completed an investigation into Naftogaz of Ukraine's extolist Andrei Kobolev. - Ukrinform.</text:p>
      <text:p text:style-name="P4">
Images: ["<text:a xlink:type="simple" xlink:href="https://static.ukrinform.com/photos/2018_03/thumb_files/630_360_1520953428-2217.jpg" text:style-name="Internet_20_link" text:visited-style-name="Visited_20_Internet_20_Link">
630_360_15209...</text:a>
"]</text:p>
      <text:p text:style-name="P4">
Tags: ['Коболєв', 'НАБУ', 'САП', 'Антикорупційний суд']</text:p>
      <text:p text:style-name="P4">
Type: Article</text:p>
      <!--METADATA-->
      <text:p text:style-name="P4">
<draw:frame draw:style-name="fr1" draw:name="Image259" text:anchor-type="as-char" svg:width="6.9236in" svg:height="3.956343in" draw:z-index="0">
<draw:image xlink:href="../Images/yкринформ/2023-04-14T20-12-00-03-00/630_360_1520953428-2217.jpg" xlink:type="simple" xlink:show="embed" xlink:actuate="onLoad" draw:mime-type="image/jpeg"/>
</draw:frame>
The National Anti -Corruption Bureau of Ukraine and the Specialized Anti -Corruption Prosecutor's Office have completed an investigation into the expert of NaftogazukUkUkraine NJSC Andrei Kobolev.</text:p>
      <text:p text:style-name="P4">
As Ukrinform reports, NABU reports in <text:a xlink:type="simple" xlink:href="https://t.me/nab_ukraine/1755" text:style-name="Internet_20_link" text:visited-style-name="Visited_20_Internet_20_Link">
</text:a>
.</text:p>
      <text:p text:style-name="P4">
“On April 14, 2023, NABU and the SAP completed the investigation on the suspicion of the former chairman of the Board of Naftogaz of Ukraine in the seizure of more than 229 million UAH in 2018. The actions of the person qualified under Part 5 of Art. 191 of the Criminal Code of Ukraine, ”the message reads.</text:p>
      <text:p text:style-name="P4">
In <text:a xlink:type="simple" xlink:href="https://www.ukrinform.ua/tag-nabu" text:style-name="Internet_20_link" text:visited-style-name="Visited_20_Internet_20_Link">
</text:a>
It was reported that the decision to open the materials of the defense party was made through the decision of the Higher Anti -Corruption Court, which was denied the extension of the investigation.</text:p>
      <text:p text:style-name="P4">
<text:span text:style-name="T4">
 Read also: </text:span>
 <text:a xlink:type="simple" xlink:href="https://www.ukrinform.ua/rubric-economy/3695987-vaks-povtorno-vidmoviv-u-prodovzenni-terminiv-slidstva-sodo-koboleva.html" text:style-name="Internet_20_link" text:visited-style-name="Visited_20_Internet_20_Link">
<text:span text:style-name="T4">
 Kobolev </text:span>
</text:a>
As reported by Ukrinform, on April 14 WACS rejected NABU in <text:a xlink:type="simple" xlink:href="https://www.ukrinform.ua/rubric-economy/3695987-vaks-povtorno-vidmoviv-u-prodovzenni-terminiv-slidstva-sodo-koboleva.html" text:style-name="Internet_20_link" text:visited-style-name="Visited_20_Internet_20_Link">
</text:a>
Concerning Andrei Kobolev, Naftogaz of Ukraine.</text:p>
      <text:p text:style-name="P4">
Earlier, NABU stated the need to continue the investigation against Kobolevic Cholevicurisa of new evidence - correspondence of persons who were attracted to the accrual of the premium in the amount of UAH 229 million.</text:p>
      <text:p text:style-name="P4">
The bureau published some of the seized materials, which, as explained in the department, decided to publish in view of public resonance and a number of applications from the side of the defense.</text:p>
      <text:p text:style-name="P4">
<text:span text:style-name="T4">
 Read also: </text:span>
 <text:a xlink:type="simple" xlink:href="https://www.ukrinform.ua/rubric-economy/3695751-nabu-zaavlae-pro-novi-dokazi-u-spravi-koboleva.html" text:style-name="Internet_20_link" text:visited-style-name="Visited_20_Internet_20_Link">
<text:span text:style-name="T4">
 Kobolev </text:span>
</text:a>
On April 12, the investigating judge of the Wax refused to grant the request to continue the termins of the pre -trial investigation of criminal proceedings against Kobolev.</text:p>
      <text:p text:style-name="P4">
The pre -trial investigation terms expire on April 19.</text:p>
      <text:p text:style-name="P4">
Kobolev on January 19 <text:a xlink:type="simple" xlink:href="https://www.ukrinform.ua/rubric-economy/3655231-eksglavu-pravlinna-naftogazu-pidozruut-u-privlasnenni-ponad-229-miljoniv.html" text:style-name="Internet_20_link" text:visited-style-name="Visited_20_Internet_20_Link">
</text:a>
. According to the investigation, it was illegal to ensure the payment of bonuses for more than 229 million UAH.</text:p>
      <text:p text:style-name="P4">
Cobolev is a precautionary measure in the form of a collateral of 229 million grams, to wear an electronic bracelet.</text:p>
      <text:p text:style-name="P4">
News Source: <text:a xlink:type="simple" xlink:href="https://www.ukrinform.ua/rubric-economy/3696053-rozsliduvanna-sodo-koboleva-zaversene-nabu.html" text:style-name="Internet_20_link" text:visited-style-name="Visited_20_Internet_20_Link">
https://www.ukrinform.ua/rubric-economy/3696053-rozsliduvanna-sodo-koboleva-zaversene-nabu.html</text:a>
</text:p>
      <!--NEWS-->
      <text:h text:style-name="P10" text:outline-level="1">
<text:span text:style-name="T4">
The European Commission is studying ways to direct the frozen assets of the Russian Federation for the rebuilding of Ukraine</text:span>
</text:h>
      <text:p text:style-name="P4">
Authors: Ukrinform (Person)</text:p>
      <text:p text:style-name="P4">
Publisher: Укринформ (Organization)</text:p>
      <text:p text:style-name="P4">
Published Time: 2023-04-14T20:13:07+03:00</text:p>
      <text:p text:style-name="P4">
Modified Time: 2023-04-14T20:13:07+03:00</text:p>
      <text:p text:style-name="P4">
Description: The European Commission is determined to make Russia pay for the damage and destruction caused during its invasion of Ukraine. - Ukrinform.</text:p>
      <text:p text:style-name="P4">
Images: ["<text:a xlink:type="simple" xlink:href="https://static.ukrinform.com/photos/2017_05/thumb_files/630_360_1495026894-4046.jpg" text:style-name="Internet_20_link" text:visited-style-name="Visited_20_Internet_20_Link">
630_360_14950...</text:a>
"]</text:p>
      <text:p text:style-name="P4">
Tags: ['Єврокомісія', 'Україна', 'росія', 'Відбудова']</text:p>
      <text:p text:style-name="P4">
Type: Article</text:p>
      <!--METADATA-->
      <text:p text:style-name="P4">
<draw:frame draw:style-name="fr1" draw:name="Image260" text:anchor-type="as-char" svg:width="6.9236in" svg:height="3.956343in" draw:z-index="0">
<draw:image xlink:href="../Images/yкринформ/2023-04-14T20-13-07-03-00/630_360_1495026894-4046.jpg" xlink:type="simple" xlink:show="embed" xlink:actuate="onLoad" draw:mime-type="image/jpeg"/>
</draw:frame>
The European Commission is strongly tuned to force Russia to pay the injury and destruction caused during its invasion of Ukraine.</text:p>
      <text:p text:style-name="P4">
In response to a written request, Ukrinform was informed by a spokesman for the European Commission Christian Vigand.</text:p>
      <text:p text:style-name="P4">
“We intend to provide <text:a xlink:type="simple" xlink:href="https://www.ukrinform.ua/tag-rosia" text:style-name="Internet_20_link" text:visited-style-name="Visited_20_Internet_20_Link">
</text:a>
She paid for the damage caused in Ukraine. The European Commission has been studying possible ways to take advantage of Russian frozen or blocked assets to finance Ukraine's reconstruction, and presented some in November 2022, in accordance with the conclusions of the European Council of October 20-21. Further interruptions continue at the level of a specially created working group, which was raised by the EU Council on February 15, 2023, ”the spokesman said.</text:p>
      <text:p text:style-name="P4">
He noted that one of the variants made by the European Commission to review the member states is the proposal to work with the blocked assets of the Russian Central Bank, and to take advantage of the interest from such work.</text:p>
      <text:p text:style-name="P4">
“We are working closely with the Swedish chairmanship in the EU in order to prompt the discussion forward. Discussions also continue with our international partners(such as G7)to ensure the required coordination of the international level. These measures remain complex from both legal and technical points of view, ”Vigand added.</text:p>
      <text:p text:style-name="P4">
<text:span text:style-name="T4">
 Read also: </text:span>
 <text:a xlink:type="simple" xlink:href="https://www.ukrinform.ua/rubric-vidbudova/3695652-ssa-ta-souzniki-pracuut-nad-zalucennam-zamorozenih-aktiviv-rf-dla-vidbudovi-ukraini-nuland.html" text:style-name="Internet_20_link" text:visited-style-name="Visited_20_Internet_20_Link">
</text:a>
As it was reported, on November 30 last year, the European Commission presented to Member States various options for holding Russia reference for crimes committed during aggression against Ukraine, including the possible use of frozen Russian assets for the refund and 300 billion euros of RCB assets blocked by the GP and in G7.</text:p>
      <text:p text:style-name="P4">
The use or confiscation of assets of Russian oligarchs is only possible to settle the court.</text:p>
      <text:p text:style-name="P4">
For the use of RCB assets, the European Commission has proposed short -term tadorene variants.</text:p>
      <text:p text:style-name="P4">
In particular, short -term measures should allow for assistance to Ukraine now - they provide for the structural organization of frozen state funds of Russia, their investment and directing income from this activity in favor of Ukraine.</text:p>
      <text:p text:style-name="P4">
News Source: <text:a xlink:type="simple" xlink:href="https://www.ukrinform.ua/rubric-vidbudova/3696050-evrokomisia-vivcae-slahi-sob-skeruvati-zamorozeni-aktivi-rf-na-vidbudovu-ukraini.html" text:style-name="Internet_20_link" text:visited-style-name="Visited_20_Internet_20_Link">
https://www.ukrinform.ua/rubric-vidbudova/3696050-evrokomisia-vivcae-slahi-sob-skeruvati-zamorozeni-aktivi-rf-na-vidbudovu-ukraini.html</text:a>
</text:p>
      <!--NEWS-->
      <text:h text:style-name="P10" text:outline-level="1">
<text:span text:style-name="T4">
Mikhail Romanchuk won the second license for Olympic games in Paris in swimming</text:span>
</text:h>
      <text:p text:style-name="P4">
Authors: Ukrinform (Person)</text:p>
      <text:p text:style-name="P4">
Publisher: Укринформ (Organization)</text:p>
      <text:p text:style-name="P4">
Published Time: 2023-04-14T20:17:00+03:00</text:p>
      <text:p text:style-name="P4">
Modified Time: 2023-04-14T20:17:00+03:00</text:p>
      <text:p text:style-name="P4">
Description: The Ukrainian fulfilled the standard in 1,500 meters in free style. - Ukrinform.</text:p>
      <text:p text:style-name="P4">
Images: ["<text:a xlink:type="simple" xlink:href="https://static.ukrinform.com/photos/2023_04/thumb_files/630_360_1681492578-949.jpg" text:style-name="Internet_20_link" text:visited-style-name="Visited_20_Internet_20_Link">
630_360_16814...</text:a>
"]</text:p>
      <text:p text:style-name="P4">
Tags: ['Романчук', 'плавання', 'Олімпійські ігри']</text:p>
      <text:p text:style-name="P4">
Type: Article</text:p>
      <!--METADATA-->
      <text:p text:style-name="P4">
<draw:frame draw:style-name="fr1" draw:name="Image261" text:anchor-type="as-char" svg:width="6.9236in" svg:height="3.956343in" draw:z-index="0">
<draw:image xlink:href="../Images/yкринформ/2023-04-14T20-17-00-03-00/630_360_1681492578-949.jpg" xlink:type="simple" xlink:show="embed" xlink:actuate="onLoad" draw:mime-type="image/jpeg"/>
</draw:frame>
The Ukrainian fulfilled the standard in 1,500 meters in free style.</text:p>
      <text:p text:style-name="P4">
The Ukrainian swimmer will perform for the third time at a distance of 1500 m at the Olympic games, Ukrinform reports.</text:p>
      <text:p text:style-name="P4">
In the final swim, Romanchuk was able to fulfill the Olympic standard - 15: 00.99 minutes. The Ukrainian swimmer approached the finals with a personal record at this period of 14: 36.10 min, set for Euro-2022.</text:p>
      <text:p text:style-name="P4">
Romanchuk managed to swim in the finals with time close to the record. He showed the result 14: 40.21 min, ahead of the normative indicators for 20 seconds.</text:p>
      <text:p text:style-name="P4">
Mikhail Romanchuk took the third time for Olympic games for 1500 meters in freestyle. It was at this distance that the Ukrainian swimmer made his debut at Rio-2016, and he became a silver medalist in Tokyo.</text:p>
      <text:p text:style-name="P4">
<text:span text:style-name="T4">
 Read also: </text:span>
 <text:a xlink:type="simple" xlink:href="https://www.ukrinform.ua/rubric-sports/3695585-romancuk-zdobuv-persu-olimpijsku-licenziu-u-plavanni-dla-ukraini-na-igri-v-parizi.html" text:style-name="Internet_20_link" text:visited-style-name="Visited_20_Internet_20_Link">
<text:span text:style-name="T4">
 Romanchuk </text:span>
</text:a>
As reported by Ukrinform, yesterday, April 13, Mikhail Romanchuk made the normative distance of 400 meters free style and became the author of the first Olympic Licension of Ukraine in swimming for games in Paris.</text:p>
      <text:p text:style-name="P4">
Photo: Getty Image</text:p>
      <text:p text:style-name="P4">
News Source: <text:a xlink:type="simple" xlink:href="https://www.ukrinform.ua/rubric-sports/3696052-romancuk-viborov-drugu-olimpijsku-licenziu-na-olimpijsku-igri-v-parizi-u-plavanni.html" text:style-name="Internet_20_link" text:visited-style-name="Visited_20_Internet_20_Link">
https://www.ukrinform.ua/rubric-sports/3696052-romancuk-viborov-drugu-olimpijsku-licenziu-na-olimpijsku-igri-v-parizi-u-plavanni.html</text:a>
</text:p>
      <!--NEWS-->
      <text:h text:style-name="P10" text:outline-level="1">
<text:span text:style-name="T4">
Finland has transferred 136 tons of energy equipment to Ukraine</text:span>
</text:h>
      <text:p text:style-name="P4">
Authors: Ukrinform (Person)</text:p>
      <text:p text:style-name="P4">
Publisher: Укринформ (Organization)</text:p>
      <text:p text:style-name="P4">
Published Time: 2023-04-14T20:23:58+03:00</text:p>
      <text:p text:style-name="P4">
Modified Time: 2023-04-14T20:23:58+03:00</text:p>
      <text:p text:style-name="P4">
Description: Finland has received 13 humanitarian aid cargoes from Finland - power transformers, current transformers, mobile gas boiler rooms, generators, and a total weight of almost 136 tons. - Ukrinform.</text:p>
      <text:p text:style-name="P4">
Images: ["<text:a xlink:type="simple" xlink:href="https://static.ukrinform.com/photos/2023_04/thumb_files/630_360_1681492867-411.jpg" text:style-name="Internet_20_link" text:visited-style-name="Visited_20_Internet_20_Link">
630_360_16814...</text:a>
", "<text:a xlink:type="simple" xlink:href="https://static.ukrinform.com/photos/2023_04/1681492881-662.jpg" text:style-name="Internet_20_link" text:visited-style-name="Visited_20_Internet_20_Link">
1681492881-66...</text:a>
", "<text:a xlink:type="simple" xlink:href="https://static.ukrinform.com/photos/2023_04/1681492861-157.jpg" text:style-name="Internet_20_link" text:visited-style-name="Visited_20_Internet_20_Link">
1681492861-15...</text:a>
"]</text:p>
      <text:p text:style-name="P4">
Tags: ['Економіка', 'Фінляндія', 'Міненерго']</text:p>
      <text:p text:style-name="P4">
Type: Article</text:p>
      <!--METADATA-->
      <text:p text:style-name="P4">
<draw:frame draw:style-name="fr1" draw:name="Image262" text:anchor-type="as-char" svg:width="6.9236in" svg:height="3.956343in" draw:z-index="0">
<draw:image xlink:href="../Images/yкринформ/2023-04-14T20-23-58-03-00/630_360_1681492867-411.jpg" xlink:type="simple" xlink:show="embed" xlink:actuate="onLoad" draw:mime-type="image/jpeg"/>
</draw:frame>
Finland has received 13 humanitarian aid cargoes for energy needs -power transformers, current transformers, mobile gas boiler rooms, generators, and a total weight of almost 136 tons.</text:p>
      <text:p text:style-name="P4">
As Ukrinform reports, it reports <text:a xlink:type="simple" xlink:href="http://mev.gov.ua/novyna/finlyandiya-peredala-ukrayini-136-tonn-obladnannya-dlya-vidnovlennya-enerhetychnoyi" text:style-name="Internet_20_link" text:visited-style-name="Visited_20_Internet_20_Link">
</text:a>
.</text:p>
      <text:p text:style-name="P4">
The Ministry of Energy has distributed equipment for energy enterprises of Vinnytsia, Mykolaiv, Ivano-Frankivsk, Sumy, Kharkiv, Kherson, Chernihiv regions and Ukrzaliznytsia.</text:p>
      <text:p text:style-name="P4">
<draw:frame draw:style-name="fr1" draw:name="Image263" text:anchor-type="as-char" svg:width="6.9236in" svg:height="9.231467in" draw:z-index="0">
<draw:image xlink:href="../Images/yкринформ/2023-04-14T20-23-58-03-00/1681492881-662.jpg" xlink:type="simple" xlink:show="embed" xlink:actuate="onLoad" draw:mime-type="image/jpeg"/>
</draw:frame>
“We thank our partners with <text:a xlink:type="simple" xlink:href="https://www.ukrinform.ua/tag-finlandia" text:style-name="Internet_20_link" text:visited-style-name="Visited_20_Internet_20_Link">
</text:a>
Recovery of the Ukrainian energy sector. The transferred equipment is important to restore and stabilize the work of our power system, and so much tried to destroy the enemy, ” - said the Minister of Energy Ukraine, Ukraine, Herman Galushchenko.</text:p>
      <text:p text:style-name="P4">
<draw:frame draw:style-name="fr1" draw:name="Image264" text:anchor-type="as-char" svg:width="6.9236in" svg:height="9.231467in" draw:z-index="0">
<draw:image xlink:href="../Images/yкринформ/2023-04-14T20-23-58-03-00/1681492861-157.jpg" xlink:type="simple" xlink:show="embed" xlink:actuate="onLoad" draw:mime-type="image/jpeg"/>
</draw:frame>
<text:span text:style-name="T4">
 Read also: </text:span>
 <text:a xlink:type="simple" xlink:href="https://www.ukrinform.ua/rubric-economy/3688052-belgia-nadala-ukraini-ponad-36-tonn-energoobladnanna.html" text:style-name="Internet_20_link" text:visited-style-name="Visited_20_Internet_20_Link">
<text:span text:style-name="T4">
 energy equipment </text:span>
</text:a>
As reported by Ukrinform, the Finnish company Kerabit Aurinkosähkö with the assistance of the Ukrainian Land in Finland has delivered and installed a hundred solar panels at the Chernihiv Regional Center of Emergency Medical Assistance.</text:p>
      <text:p text:style-name="P4">
<text:span text:style-name="T5">
Foto: Ministry of Energy</text:span>
</text:p>
      <text:p text:style-name="P4">
News Source: <text:a xlink:type="simple" xlink:href="https://www.ukrinform.ua/rubric-economy/3696055-finlandia-peredala-ukraini-136-tonn-energoobladnanna.html" text:style-name="Internet_20_link" text:visited-style-name="Visited_20_Internet_20_Link">
https://www.ukrinform.ua/rubric-economy/3696055-finlandia-peredala-ukraini-136-tonn-energoobladnanna.html</text:a>
</text:p>
      <!--NEWS-->
      <text:h text:style-name="P10" text:outline-level="1">
<text:span text:style-name="T4">
In France, recognized as constitutional pension reform that caused mass protests</text:span>
</text:h>
      <text:p text:style-name="P4">
Authors: Ukrinform (Person)</text:p>
      <text:p text:style-name="P4">
Publisher: Укринформ (Organization)</text:p>
      <text:p text:style-name="P4">
Published Time: 2023-04-14T20:25:00+03:00</text:p>
      <text:p text:style-name="P4">
Modified Time: 2023-04-14T20:25:00+03:00</text:p>
      <text:p text:style-name="P4">
Description: The French Constitutional Council approved the unpopular plan of the retirement age from 62 to 64, reform, which was promoted by President Emmanuel Macron and which caused mass protests among the population. - Ukrinform.</text:p>
      <text:p text:style-name="P4">
Images: ["<text:a xlink:type="simple" xlink:href="https://static.ukrinform.com/photos/2017_03/thumb_files/630_360_1489839267-1837.jpg" text:style-name="Internet_20_link" text:visited-style-name="Visited_20_Internet_20_Link">
630_360_14898...</text:a>
"]</text:p>
      <text:p text:style-name="P4">
Tags: ['Франція', 'Пенсійна реформа', 'Протест']</text:p>
      <text:p text:style-name="P4">
Type: Article</text:p>
      <!--METADATA-->
      <text:p text:style-name="P4">
<draw:frame draw:style-name="fr1" draw:name="Image265" text:anchor-type="as-char" svg:width="6.9236in" svg:height="3.956343in" draw:z-index="0">
<draw:image xlink:href="../Images/yкринформ/2023-04-14T20-25-00-03-00/630_360_1489839267-1837.jpg" xlink:type="simple" xlink:show="embed" xlink:actuate="onLoad" draw:mime-type="image/jpeg"/>
</draw:frame>
Конституційна рада Франції в п’ятницю схвалила непопулярний план підвищенняпенсійного віку з 62 до 64 років, реформу, яку просував президент ЕммануельМакрон і яка викликала масові протести серед населення.</text:p>
      <text:p text:style-name="P4">
Про це повідомляє <text:a xlink:type="simple" xlink:href="https://apnews.com/article/france-retirement-age-constitutional-7b104135e43250d1eb3617230738a6bb" text:style-name="Internet_20_link" text:visited-style-name="Visited_20_Internet_20_Link">
 </text:a>
, reports Ukrinform.</text:p>
      <text:p text:style-name="P4">
Thus, the decision of the Constitutional Council overcomes the last legal obstacle to the approval <text:a xlink:type="simple" xlink:href="https://www.ukrinform.ua/tag-pensijna-reforma" text:style-name="Internet_20_link" text:visited-style-name="Visited_20_Internet_20_Link">
</text:a>
.</text:p>
      <text:p text:style-name="P4">
Macron is expected to adopt a bill on raising the pension age for 15 days. Political opponents of the French leader have promised the pressure on the government to revoke the bill.</text:p>
      <text:p text:style-name="P4">
Meanwhile, protesters gathered in many cities of France on Friday. The construction of the Constitutional Council, enclosed by a metal fence, protected by silica.</text:p>
      <text:p text:style-name="P4">
<text:span text:style-name="T4">
 Read also: </text:span>
 <text:a xlink:type="simple" xlink:href="https://www.ukrinform.ua/rubric-world/3695392-u-francii-vidnovilisa-strajki-proti-pensijnoi-reformi.html" text:style-name="Internet_20_link" text:visited-style-name="Visited_20_Internet_20_Link">
<text:span text:style-name="T4">
 Pension </text:span>
 <text:span text:style-name="T4">
 </text:span>
 Reforms **</text:a>
As reported by Ukrinform, the proposed French reform provides an increase in the Pension Age from 62 to 64 years. The government is convinced that this is a forced step necessary for the stable work of the country's social security system.</text:p>
      <text:p text:style-name="P4">
News Source: <text:a xlink:type="simple" xlink:href="https://www.ukrinform.ua/rubric-world/3696056-u-francii-viznali-konstitucijnou-pensijnu-reformu-aka-viklikala-masovi-protesti.html" text:style-name="Internet_20_link" text:visited-style-name="Visited_20_Internet_20_Link">
https://www.ukrinform.ua/rubric-world/3696056-u-francii-viznali-konstitucijnou-pensijnu-reformu-aka-viklikala-masovi-protesti.html</text:a>
</text:p>
      <!--NEWS-->
      <text:h text:style-name="P10" text:outline-level="1">
<text:span text:style-name="T4">
Austria President promises to personally control the assistance of Ukraine in demining</text:span>
</text:h>
      <text:p text:style-name="P4">
Authors: Ukrinform (Person)</text:p>
      <text:p text:style-name="P4">
Publisher: Укринформ (Organization)</text:p>
      <text:p text:style-name="P4">
Published Time: 2023-04-14T20:32:31+03:00</text:p>
      <text:p text:style-name="P4">
Modified Time: 2023-04-14T20:32:31+03:00</text:p>
      <text:p text:style-name="P4">
Description: Austrian Federal President Alexander Van der Belllen said that the government is currently working on providing assistance to Ukraine in demining territories, and he personally monitors that this issue is "not forgotten." - Ukrinform.</text:p>
      <text:p text:style-name="P4">
Images: ["<text:a xlink:type="simple" xlink:href="https://static.ukrinform.com/photos/2023_04/thumb_files/630_360_1681493517-800.jpg" text:style-name="Internet_20_link" text:visited-style-name="Visited_20_Internet_20_Link">
630_360_16814...</text:a>
"]</text:p>
      <text:p text:style-name="P4">
Tags: ['Австрія', 'Розмінування', 'Україна']</text:p>
      <text:p text:style-name="P4">
Type: Article</text:p>
      <!--METADATA-->
      <text:p text:style-name="P4">
<draw:frame draw:style-name="fr1" draw:name="Image266" text:anchor-type="as-char" svg:width="6.9236in" svg:height="3.956343in" draw:z-index="0">
<draw:image xlink:href="../Images/yкринформ/2023-04-14T20-32-31-03-00/630_360_1681493517-800.jpg" xlink:type="simple" xlink:show="embed" xlink:actuate="onLoad" draw:mime-type="image/jpeg"/>
</draw:frame>
The Austrian Federal President Alexander Van der Belllen said that the government is currently working on providing Ukraine with assistance in demining territories, and Ivin personally monitors that this issue is "not forgotten."</text:p>
      <text:p text:style-name="P4">
According to the Ukrinform correspondent, the Austrian president said this on Thursday during a joint press conference with President of Poland Andrzejududa.</text:p>
      <text:p text:style-name="P4">
"In his speech in the Austrian Parliament, President Zelensky first and foreseeing about demining, assistance in mineing for Ukrainian territories, houses, gardens and cities, everything where mines can be. And <text:a xlink:type="simple" xlink:href="https://www.ukrinform.ua/tag-avstria" text:style-name="Internet_20_link" text:visited-style-name="Visited_20_Internet_20_Link">
</text:a>
Indeed, he has a certain know-how. As far as I know, this issue is in a way of contagion ... and I personally take care that this issue is not forgiven, "Van der Belllen said.</text:p>
      <text:p text:style-name="P4">
At the same time, he once again repeated Austria's position on refusing to provide Ukrainian assistance. The Austrian President has stated that the republic is now being equipped with the equipment of its army, since in the past the financing of the tent budget was neglected.</text:p>
      <text:p text:style-name="P4">
<text:span text:style-name="T4">
 Read also: </text:span>
 <text:a xlink:type="simple" xlink:href="https://www.ukrinform.ua/rubric-vidbudova/3694139-ukraini-potribno-pat-tisac-fahivciv-dla-rozminuvanna-reznikov.html" text:style-name="Internet_20_link" text:visited-style-name="Visited_20_Internet_20_Link">
<text:span text:style-name="T4">
 demining </text:span>
</text:a>
As reported by Ukrinform, earlier on February 1, President Vladimir Zelensky, during the joint President of the President of the Press Conference in Kiev, stated that the Automairsstream could assist Ukraine with antitrone systems, systems of radiolectronic struggle, as well as in demining.</text:p>
      <text:p text:style-name="P4">
<text:span text:style-name="T5">
Foto: @vanderbellen</text:span>
</text:p>
      <text:p text:style-name="P4">
News Source: <text:a xlink:type="simple" xlink:href="https://www.ukrinform.ua/rubric-world/3696058-prezident-avstrii-obicae-osobisto-prokontroluvati-dopomogu-ukraini-u-rozminuvanni.html" text:style-name="Internet_20_link" text:visited-style-name="Visited_20_Internet_20_Link">
https://www.ukrinform.ua/rubric-world/3696058-prezident-avstrii-obicae-osobisto-prokontroluvati-dopomogu-ukraini-u-rozminuvanni.html</text:a>
</text:p>
      <!--NEWS-->
      <text:h text:style-name="P10" text:outline-level="1">
<text:span text:style-name="T4">
Latvia has made instance to the "black list"</text:span>
</text:h>
      <text:p text:style-name="P4">
Authors: Ukrinform (Person)</text:p>
      <text:p text:style-name="P4">
Publisher: Укринформ (Organization)</text:p>
      <text:p text:style-name="P4">
Published Time: 2023-04-14T20:33:00+03:00</text:p>
      <text:p text:style-name="P4">
Modified Time: 2023-04-14T20:33:00+03:00</text:p>
      <text:p text:style-name="P4">
Description: Latvia Foreign Minister Edgar Rinkevich decided to add Russian singer and Instablogger Darya Skoteyev, known under the pseudonym Instasamka, to the list of unwanted people for the Latvian Republic of Latvian Republic. - Ukrinform.</text:p>
      <text:p text:style-name="P4">
Images: ["<text:a xlink:type="simple" xlink:href="https://static.ukrinform.com/photos/2023_04/thumb_files/630_360_1681493307-879.jpg" text:style-name="Internet_20_link" text:visited-style-name="Visited_20_Internet_20_Link">
630_360_16814...</text:a>
"]</text:p>
      <text:p text:style-name="P4">
Tags: ['Латвія', 'росія', 'Чорний список', 'Співачка']</text:p>
      <text:p text:style-name="P4">
Type: Article</text:p>
      <!--METADATA-->
      <text:p text:style-name="P4">
<draw:frame draw:style-name="fr1" draw:name="Image267" text:anchor-type="as-char" svg:width="6.9236in" svg:height="3.956343in" draw:z-index="0">
<draw:image xlink:href="../Images/yкринформ/2023-04-14T20-33-00-03-00/630_360_1681493307-879.jpg" xlink:type="simple" xlink:show="embed" xlink:actuate="onLoad" draw:mime-type="image/jpeg"/>
</draw:frame>
Latvia's Minister of Law, Edgar Rinkevich decided to add Russian singer and Instablogerkudari Shteyev, known under the pseudonym Instasamka, to the Latvian Republic of Latvian Republic.</text:p>
      <text:p text:style-name="P4">
According to Ukrinform, Rinkevich wrote about it in his <text:a xlink:type="simple" xlink:href="https://twitter.com/edgarsrinkevics/status/1646908066703523843" text:style-name="Internet_20_link" text:visited-style-name="Visited_20_Internet_20_Link">
</text:a>
.</text:p>
      <text:p text:style-name="P4">
“On the basis of Article 61, paragraph 21 of the Law on Immigration, I made a decision to stamp the citizen of the Russian Federation Daria Skteyev in the list of undesirable persons for <text:a xlink:type="simple" xlink:href="https://www.ukrinform.ua/tag-latvia" text:style-name="Internet_20_link" text:visited-style-name="Visited_20_Internet_20_Link">
</text:a>
with the ban on the entrance of the doltwa republic for an indefinite period, ”Rinkevich wrote.</text:p>
      <text:p text:style-name="P4">
The singer's concert was to take place in Riga at a night club on January 14, but it was transferred on February 17. That performance was also canceled, after which the concert was listed on April 22.</text:p>
      <text:p text:style-name="P4">
<text:span text:style-name="T4">
 Read also: </text:span>
 <text:a xlink:type="simple" xlink:href="https://www.ukrinform.ua/rubric-culture/3625691-u-litvi-vse-z-skasuvali-koncerti-spivacki-lobodi-zmi.html" text:style-name="Internet_20_link" text:visited-style-name="Visited_20_Internet_20_Link">
<text:span text:style-name="T4">
 Loboda </text:span>
</text:a>
As reported by Ukrinform, Latvia Foreign Minister Edgar Rinkevich made a decision to add 35 persons who supported Russia's aggression against Ukraine to the Latvian Republic of Latvian Republic of Latvian Republic. He is the first to be marked by singer Yaroslav Dronov(Shaman), performer of the song "I -Russian", which became one of the symbols of Russian aggression against Ukraine.</text:p>
      <text:p text:style-name="P4">
News Source: <text:a xlink:type="simple" xlink:href="https://www.ukrinform.ua/rubric-culture/3696059-latvia-vnesla-instasamku-do-cornogo-spisku.html" text:style-name="Internet_20_link" text:visited-style-name="Visited_20_Internet_20_Link">
https://www.ukrinform.ua/rubric-culture/3696059-latvia-vnesla-instasamku-do-cornogo-spisku.html</text:a>
</text:p>
      <!--NEWS-->
      <text:h text:style-name="P10" text:outline-level="1">
<text:span text:style-name="T4">
Ukraine in partnership with UNDP and UNOPS will restore more than 100 schools in 14 regions</text:span>
</text:h>
      <text:p text:style-name="P4">
Authors: Ukrinform (Person)</text:p>
      <text:p text:style-name="P4">
Publisher: Укринформ (Organization)</text:p>
      <text:p text:style-name="P4">
Published Time: 2023-04-14T20:55:00+03:00</text:p>
      <text:p text:style-name="P4">
Modified Time: 2023-04-14T20:55:00+03:00</text:p>
      <text:p text:style-name="P4">
Description: The Ministry of Restoration, the United Nations Development Program (UNDP) and the Office of the United Nations Service Nations (UNOPS) have agreed to repair and modernize more than 100 schools in 14 regions of Ukraine. - Ukrinform.</text:p>
      <text:p text:style-name="P4">
Images: ["<text:a xlink:type="simple" xlink:href="https://static.ukrinform.com/photos/2023_04/thumb_files/630_360_1681494692-546.jpg" text:style-name="Internet_20_link" text:visited-style-name="Visited_20_Internet_20_Link">
630_360_16814...</text:a>
"]</text:p>
      <text:p text:style-name="P4">
Tags: ['ПРООН', 'Школа', 'Україна', 'Відбудова']</text:p>
      <text:p text:style-name="P4">
Type: Article</text:p>
      <!--METADATA-->
      <text:p text:style-name="P4">
<draw:frame draw:style-name="fr1" draw:name="Image268" text:anchor-type="as-char" svg:width="6.9236in" svg:height="3.956343in" draw:z-index="0">
<draw:image xlink:href="../Images/yкринформ/2023-04-14T20-55-00-03-00/630_360_1681494692-546.jpg" xlink:type="simple" xlink:show="embed" xlink:actuate="onLoad" draw:mime-type="image/jpeg"/>
</draw:frame>
Ministry of Restoration, UN Development Program(UNDP)and Office of the United Nations Management for Project Service(Unops)They have agreed to repair and modernize more than 100 schools in 14 regions of Ukraine.</text:p>
      <text:p text:style-name="P4">
This was reported by Viceremier-Minister for Recovery-Minister of Community, Territories and Infrastructure Development Alexander Kubrakov, Ukrinform reports with a reference to the Ministry's Ministry press service <text:a xlink:type="simple" xlink:href="https://www.facebook.com/MinInfra.UA/posts/pfbid0uXsrnv3TovL3m7De7oPFAZqQJj2UVShyk2xzGBJoMmLnqBXbS3gjEaYLUn7mMjoWl" text:style-name="Internet_20_link" text:visited-style-name="Visited_20_Internet_20_Link">
</text:a>
.</text:p>
      <text:p text:style-name="P4">
«Відновлення та оснащення освітньої інфраструктури є однією з необхідних умовдля повернення українців додому. Розуміємо, наскільки важливою для українськихсімей є захищена та сучасна шкільна інфраструктура, тому цими проєктамизробимо не тільки так, як було, але й краще. Так, особливий акцент в обохпроєктах зроблено на покращенні безпечності інфраструктури, зокрема шляхомремонту та необхідного оснащення бомбосховищ», - зазначив він.</text:p>
      <text:p text:style-name="P4">
Кубраков уточнив, що відновлення навчальних закладів відбуватиметься в межахдвох проєктів. Перший з них «ECHO4SCHOOLS-UA: Ремонт/модернізація <text:a xlink:type="simple" xlink:href="https://www.ukrinform.ua/tag-skola" text:style-name="Internet_20_link" text:visited-style-name="Visited_20_Internet_20_Link">
</text:a>
in victims of war regions, which sells UNDP. At least 50 schools in 10 regions of Ukraine are planned within it. The program budget is about 14 million euros.</text:p>
      <text:p text:style-name="P4">
<text:span text:style-name="T4">
 Read also: </text:span>
 <text:a xlink:type="simple" xlink:href="https://www.ukrinform.ua/rubric-vidbudova/3696065-ukraina-ta-aponia-pidpisali-grantovu-ugodu-pro-vidilenna-400-miljoniv-na-vidbudovu.html" text:style-name="Internet_20_link" text:visited-style-name="Visited_20_Internet_20_Link">
<text:span text:style-name="T4">
 Japan </text:span>
</text:a>
Another project is the "restoration of schools in Ukraine", which is sold by UNOPS with a margin of 20 million euros. It provides for school repairs in 4 regions: Kyiv, Sumy, Kharkiv and Chernihiv regions. 54 establishments that need recovery have already been selected. For 8 objects, the preparation of documentation for tender procedures is already ongoing.</text:p>
      <text:p text:style-name="P4">
It was reported that Lithuania has undertaken to allocate 10 million euros to restore Ukraine through a special mechanism created by the World Bank for the Financing the process of rebuilding the Ukrainian state and improving the stability of Moldova.</text:p>
      <text:p text:style-name="P4">
<text:span text:style-name="T5">
Foto: Ministry of Community Development, Territories and Infrastructure of Ukraine</text:span>
</text:p>
      <text:p text:style-name="P4">
News Source: <text:a xlink:type="simple" xlink:href="https://www.ukrinform.ua/rubric-vidbudova/3696069-ukraina-u-partnerstvi-z-proon-ta-unops-vidnovit-ponad-100-skil-u-14-regionah.html" text:style-name="Internet_20_link" text:visited-style-name="Visited_20_Internet_20_Link">
https://www.ukrinform.ua/rubric-vidbudova/3696069-ukraina-u-partnerstvi-z-proon-ta-unops-vidnovit-ponad-100-skil-u-14-regionah.html</text:a>
</text:p>
      <!--NEWS-->
      <text:h text:style-name="P10" text:outline-level="1">
<text:span text:style-name="T4">
Russia plans from May to October to shake internal issues in Ukraine - Danilov</text:span>
</text:h>
      <text:p text:style-name="P4">
Authors: Ukrinform (Person)</text:p>
      <text:p text:style-name="P4">
Publisher: Укринформ (Organization)</text:p>
      <text:p text:style-name="P4">
Published Time: 2023-04-14T20:57:00+03:00</text:p>
      <text:p text:style-name="P4">
Modified Time: 2023-04-14T20:57:00+03:00</text:p>
      <text:p text:style-name="P4">
Description: The Russian Federation understands that they may not hold the situation because of the war in their country, so they intend to shake Ukraine because of internal issues. - Ukrinform.</text:p>
      <text:p text:style-name="P4">
Images: ["<text:a xlink:type="simple" xlink:href="https://static.ukrinform.com/photos/2023_04/thumb_files/630_360_1680783799-703.jpg" text:style-name="Internet_20_link" text:visited-style-name="Visited_20_Internet_20_Link">
630_360_16807...</text:a>
"]</text:p>
      <text:p text:style-name="P4">
Tags: ['РНБО', 'Данілов', 'Війна з росією', 'Єдині новини']</text:p>
      <text:p text:style-name="P4">
Type: Article</text:p>
      <!--METADATA-->
      <text:p text:style-name="P4">
<draw:frame draw:style-name="fr1" draw:name="Image269" text:anchor-type="as-char" svg:width="6.9236in" svg:height="3.956343in" draw:z-index="0">
<draw:image xlink:href="../Images/yкринформ/2023-04-14T20-57-00-03-00/630_360_1680783799-703.jpg" xlink:type="simple" xlink:show="embed" xlink:actuate="onLoad" draw:mime-type="image/jpeg"/>
</draw:frame>
In the RSF, they understand that they may not hold the situation because of the war in their country, therefore intention to loosen Ukraine through internal issues.</text:p>
      <text:p text:style-name="P4">
This was stated in Efir's Thalemarachon "The only news" by the NSDC Secretary Alexeydanilov, Ukrinform reports.</text:p>
      <text:p text:style-name="P4">
“We enter from May to October in a very complex and difficult period of timebulence through internal issues. This is the task of them(In the Russian Federation - ed.)Because they understand that in the future they may not hold the situation in their country ... They are aware that they need to try to end as soon as possible, so called "Ukrainian issue". We will track it all. Our analysts give understanding analysts that we can expect in the near future. Unfortunately, it is dangerous for us to be in mind in our territory(collaborators - ed). Не всіх ми почистили. СБУ кожен день звітує про тихколаборантів і зрадників, яких вони знаходять», - сказав Данілов.</text:p>
      <text:p text:style-name="P4">
<text:span text:style-name="T4">
Читайте також:</text:span>
 <text:a xlink:type="simple" xlink:href="https://www.ukrinform.ua/rubric-ato/3695634-zsu-maut-ne-odin-variant-rozvitku-podij-na-fronti-danilov.html" text:style-name="Internet_20_link" text:visited-style-name="Visited_20_Internet_20_Link">
 <text:span text:style-name="T4">
Данілов</text:span>
 </text:a>
He explained that the so-called political process in our country has intensified the last two to three weeks.</text:p>
      <text:p text:style-name="P4">
“Someone invented that there would be some elections in October. I do not understand Yakivibori can happen during the war? ”He said.</text:p>
      <text:p text:style-name="P4">
<text:span text:style-name="T4">
 Read also: </text:span>
 <text:a xlink:type="simple" xlink:href="https://www.ukrinform.ua/rubric-ato/3694340-ukraina-uhvalit-risenna-pro-kontrnastup-v-ostannij-moment-danilov.html" text:style-name="Internet_20_link" text:visited-style-name="Visited_20_Internet_20_Link">
<text:span text:style-name="T4">
 Danilov </text:span>
</text:a>
In addition, some figures who have had a business in the past with Medvedchuk are now combining and trying to shake the country.</text:p>
      <text:p text:style-name="P4">
"I would like to address them with a simple request - it will be amazed first. Keep in mind that the war will not end until we release all our territories. Then we will do populism and the rest of the questions. And the contagion in a single coordination system side by side, as it was on February 24, 2022, to work for the country, ”the secretary emphasized <text:a xlink:type="simple" xlink:href="https://www.ukrinform.ua/tag-rnbo" text:style-name="Internet_20_link" text:visited-style-name="Visited_20_Internet_20_Link">
</text:a>
.</text:p>
      <text:p text:style-name="P4">
As reported by Ukrinform, earlier the secretary of the National Security and Defense Council Alexei Danilov stated that the institutions relevant to Domoskovia cannot and will not work in Ukraine.</text:p>
      <text:p text:style-name="P4">
News Source: <text:a xlink:type="simple" xlink:href="https://www.ukrinform.ua/rubric-polytics/3696071-rosia-planue-z-travna-po-zovten-rozhituvati-v-ukraini-vnutrisni-pitanna-danilov.html" text:style-name="Internet_20_link" text:visited-style-name="Visited_20_Internet_20_Link">
https://www.ukrinform.ua/rubric-polytics/3696071-rosia-planue-z-travna-po-zovten-rozhituvati-v-ukraini-vnutrisni-pitanna-danilov.html</text:a>
</text:p>
      <!--NEWS-->
      <text:h text:style-name="P10" text:outline-level="1">
<text:span text:style-name="T4">
Another Fake of the Russian Federation about Bakhmut aims to undermine confidence in military command - painter</text:span>
</text:h>
      <text:p text:style-name="P4">
Authors: Ukrinform (Person)</text:p>
      <text:p text:style-name="P4">
Publisher: Укринформ (Organization)</text:p>
      <text:p text:style-name="P4">
Published Time: 2023-04-14T21:10:34+03:00</text:p>
      <text:p text:style-name="P4">
Modified Time: 2023-04-14T21:10:34+03:00</text:p>
      <text:p text:style-name="P4">
Description: Deputy Minister of Defense Anna Malyar reports that today Russian IPSOs have been concentrated on Bakhmut again and all one narrative is launched - allegedly Ukrainian military command does not spare the lives of the military. - Ukrinform.</text:p>
      <text:p text:style-name="P4">
Images: ["<text:a xlink:type="simple" xlink:href="https://static.ukrinform.com/photos/2023_02/thumb_files/630_360_1677152977-764.jpg" text:style-name="Internet_20_link" text:visited-style-name="Visited_20_Internet_20_Link">
630_360_16771...</text:a>
"]</text:p>
      <text:p text:style-name="P4">
Tags: ['Бахмут', 'Фейк', 'Міноборони', 'росія', 'Війна з росією', 'Ганна Маляр']</text:p>
      <text:p text:style-name="P4">
Type: Article</text:p>
      <!--METADATA-->
      <text:p text:style-name="P4">
<draw:frame draw:style-name="fr1" draw:name="Image270" text:anchor-type="as-char" svg:width="6.9236in" svg:height="3.956343in" draw:z-index="0">
<draw:image xlink:href="../Images/yкринформ/2023-04-14T21-10-34-03-00/630_360_1677152977-764.jpg" xlink:type="simple" xlink:show="embed" xlink:actuate="onLoad" draw:mime-type="image/jpeg"/>
</draw:frame>
Deputy Defense Minister Anna Malyar reports that today the Russian IPSO has re -concentrated on Bakhmut and all one narrative is launched - the alleged Ukrainian military command does not spare the lives of the military.</text:p>
      <text:p text:style-name="P4">
She wrote about it in <text:a xlink:type="simple" xlink:href="https://t.me/annamaliar/642" text:style-name="Internet_20_link" text:visited-style-name="Visited_20_Internet_20_Link">
</text:a>
, reports Ukrinform.</text:p>
      <text:p text:style-name="P4">
The painter noticed that this is not the first time, "when Russians take our texts of the Prony and give out for their own. The purpose of such Russian <text:a xlink:type="simple" xlink:href="https://www.ukrinform.ua/tag-fejk" text:style-name="Internet_20_link" text:visited-style-name="Visited_20_Internet_20_Link">
</text:a>
- to undermine confidence in the decisions of our military command and provoke dissatisfaction with Ukrainian social society. "</text:p>
      <text:p text:style-name="P4">
According to her, in fact, numbers and facts speak for themselves. The loss of Russian Bakhmuti is several times higher. There are days when the difference reaches 10 times.</text:p>
      <text:p text:style-name="P4">
"Those who give the command to step on our land and someone concentrated in Bakhmut are the greatest efforts in Bakhmut to take control at any cost. We instead defend and stop the enemy to mark the territory. Unfortunately, this war, and without Defense is impossible, ”the painter emphasized.</text:p>
      <text:p text:style-name="P4">
<text:span text:style-name="T4">
 Read also: </text:span>
 <text:a xlink:type="simple" xlink:href="https://www.ukrinform.ua/rubric-ato/3695607-na-shodi-vorog-skoncentruvav-usi-svoi-sili-na-cotiroh-napramkah-malar.html" text:style-name="Internet_20_link" text:visited-style-name="Visited_20_Internet_20_Link">
<text:span text:style-name="T4">
 painter </text:span>
</text:a>
She emphasized that the preservation of our fighters's lives is a priority of military commanding command, which has repeatedly explained the decisions made during the public communications.</text:p>
      <text:p text:style-name="P4">
As it was reported, earlier in the Ministry of Defense of Ukraine denied information that the mobilized, which did not undergo military training, immediately sent the first time. The ministry also claims that they do not issue and do not intend to issue summons through "action".</text:p>
      <text:p text:style-name="P4">
News Source: <text:a xlink:type="simple" xlink:href="https://www.ukrinform.ua/rubric-ato/3696073-cergovij-fejk-rf-pro-bahmut-mae-na-meti-pidirvati-doviru-do-vijskovogo-komanduvanna-malar.html" text:style-name="Internet_20_link" text:visited-style-name="Visited_20_Internet_20_Link">
https://www.ukrinform.ua/rubric-ato/3696073-cergovij-fejk-rf-pro-bahmut-mae-na-meti-pidirvati-doviru-do-vijskovogo-komanduvanna-malar.html</text:a>
</text:p>
      <!--NEWS-->
      <text:h text:style-name="P10" text:outline-level="1">
<text:span text:style-name="T4">
Finland started building a fence on the border with Russia</text:span>
</text:h>
      <text:p text:style-name="P4">
Authors: Ukrinform (Person)</text:p>
      <text:p text:style-name="P4">
Publisher: Укринформ (Organization)</text:p>
      <text:p text:style-name="P4">
Published Time: 2023-04-14T21:18:00+03:00</text:p>
      <text:p text:style-name="P4">
Modified Time: 2023-04-14T21:18:00+03:00</text:p>
      <text:p text:style-name="P4">
Description: Finland began building the first plot of the fence on its border with Russia. - Ukrinform.</text:p>
      <text:p text:style-name="P4">
Images: ["<text:a xlink:type="simple" xlink:href="https://static.ukrinform.com/photos/2022_01/thumb_files/630_360_1641889848-628.jpg" text:style-name="Internet_20_link" text:visited-style-name="Visited_20_Internet_20_Link">
630_360_16418...</text:a>
"]</text:p>
      <text:p text:style-name="P4">
Tags: ['Фінляндія', 'росія', 'Кордон', 'Паркан']</text:p>
      <text:p text:style-name="P4">
Type: Article</text:p>
      <!--METADATA-->
      <text:p text:style-name="P4">
<draw:frame draw:style-name="fr1" draw:name="Image271" text:anchor-type="as-char" svg:width="6.9236in" svg:height="3.956343in" draw:z-index="0">
<draw:image xlink:href="../Images/yкринформ/2023-04-14T21-18-00-03-00/630_360_1641889848-628.jpg" xlink:type="simple" xlink:show="embed" xlink:actuate="onLoad" draw:mime-type="image/jpeg"/>
</draw:frame>
Finland has been building the first part of the fence on its border with Russia.</text:p>
      <text:p text:style-name="P4">
About it reports <text:a xlink:type="simple" xlink:href="https://www.reuters.com/world/europe/finland-starts-fence-russian-border-amid-migration-security-concerns-2023-04-14/" text:style-name="Internet_20_link" text:visited-style-name="Visited_20_Internet_20_Link">
</text:a>
, reports Ukrinform.</text:p>
      <text:p text:style-name="P4">
It is noted that this way <text:a xlink:type="simple" xlink:href="https://www.ukrinform.ua/tag-finlandia" text:style-name="Internet_20_link" text:visited-style-name="Visited_20_Internet_20_Link">
</text:a>
He seeks to protect himself from the repetition of events on the eastern border of the European Union in Poland in the winter of 2021, when the block accused Belarus of the organization of the Crisis, bringing migrants from the Middle East.</text:p>
      <text:p text:style-name="P4">
It is planned that by the end of 2026 a fence made of steel grid of Izavvvyshka 3 meters will cover about 200 kilometers of the most critical areas. Also, the fence will be equipped with the equipment for the observation will be tasted from barbed wire. The cost of its installation will be approximately 380 million euros.</text:p>
      <text:p text:style-name="P4">
“The situation on the Finnish-Russian border has been stable and remains steady at the moment. But in this situation, which has completely changed with a remand, Finland should have a more reliable and independent border control. And Finland should depend less on the Russian border control, ”said the brigade General of Border Guard Service Yar Tolpanen.</text:p>
      <text:p text:style-name="P4">
<text:span text:style-name="T4">
 Read also: </text:span>
 <text:a xlink:type="simple" xlink:href="https://www.ukrinform.ua/rubric-world/3693565-latvia-pobudue-se-ponad-60-kilometriv-parkanu-na-kordoni-z-bilorussu.html" text:style-name="Internet_20_link" text:visited-style-name="Visited_20_Internet_20_Link">
<text:span text:style-name="T4">
 fence </text:span>
</text:a>
It was reported that Poland built a fence on the border with Belarus in a long time over 186 km.</text:p>
      <text:p text:style-name="P4">
Latvia also plans to start the second stage of construction of the fence longitudinal-Belarusian border-this time 63.9 km long.</text:p>
      <text:p text:style-name="P4">
News Source: <text:a xlink:type="simple" xlink:href="https://www.ukrinform.ua/rubric-world/3696074-finlandia-pocala-buduvati-parkan-na-kordoni-z-rosieu.html" text:style-name="Internet_20_link" text:visited-style-name="Visited_20_Internet_20_Link">
https://www.ukrinform.ua/rubric-world/3696074-finlandia-pocala-buduvati-parkan-na-kordoni-z-rosieu.html</text:a>
</text:p>
      <!--NEWS-->
      <text:h text:style-name="P10" text:outline-level="1">
<text:span text:style-name="T4">
Biden instructed to take measures to protect secret information</text:span>
</text:h>
      <text:p text:style-name="P4">
Authors: Ukrinform (Person)</text:p>
      <text:p text:style-name="P4">
Publisher: Укринформ (Organization)</text:p>
      <text:p text:style-name="P4">
Published Time: 2023-04-14T21:21:00+03:00</text:p>
      <text:p text:style-name="P4">
Modified Time: 2023-04-14T21:21:00+03:00</text:p>
      <text:p text:style-name="P4">
Description: US President Joe Biden has instructed to take measures to further protect the secret information after the Pentagon's leakage. - Ukrinform.</text:p>
      <text:p text:style-name="P4">
Images: ["<text:a xlink:type="simple" xlink:href="https://static.ukrinform.com/photos/2023_03/thumb_files/630_360_1677699284-883.jpg" text:style-name="Internet_20_link" text:visited-style-name="Visited_20_Internet_20_Link">
630_360_16776...</text:a>
"]</text:p>
      <text:p text:style-name="P4">
Tags: ['Байден', 'Пентагон', 'захист', 'Білий дім']</text:p>
      <text:p text:style-name="P4">
Type: Article</text:p>
      <!--METADATA-->
      <text:p text:style-name="P4">
<draw:frame draw:style-name="fr1" draw:name="Image272" text:anchor-type="as-char" svg:width="6.9236in" svg:height="3.956343in" draw:z-index="0">
<draw:image xlink:href="../Images/yкринформ/2023-04-14T21-21-00-03-00/630_360_1677699284-883.jpg" xlink:type="simple" xlink:show="embed" xlink:actuate="onLoad" draw:mime-type="image/jpeg"/>
</draw:frame>
Presidential Joe Biden has instructed to take steps to further protect the secret information after the Pentagon's leakage.</text:p>
      <text:p text:style-name="P4">
This is stated in Baiden's statement on <text:a xlink:type="simple" xlink:href="https://www.whitehouse.gov/briefing-room/statements-releases/2023/04/14/statement-from-president-joe-biden-on-arrest-in-national-security-leak-case/" text:style-name="Internet_20_link" text:visited-style-name="Visited_20_Internet_20_Link">
</text:a>
, reports Ukrinform.</text:p>
      <text:p text:style-name="P4">
"I highly evaluate the prompt actions of law enforcement agencies to investigate the Tareague to the recent dissemination of government secret documents <text:a xlink:type="simple" xlink:href="https://www.ukrinform.ua/tag-ssa" text:style-name="Internet_20_link" text:visited-style-name="Visited_20_Internet_20_Link">
</text:a>
”, - Biden said.</text:p>
      <text:p text:style-name="P4">
According to him, the US continues to find out the accuracy of these documents.</text:p>
      <text:p text:style-name="P4">
"I instructed our military and intelligence community to take measures to protect and limit the dissemination of classified information, and our national security commands coordinated our actions with our partners with tassels," Biden added.</text:p>
      <text:p text:style-name="P4">
As reported by Ukrinform, last week, The New York Times reported that the Pentagon was investigating the leakage of secret documents on the social network concerning the US and NATO plans for the planned counter -offensive of the Armed Forces. Meanwhile, Bellingcat investigators have conducted their own investigation into the search for primary sources of Pentagon documents.</text:p>
      <text:p text:style-name="P4">
<text:span text:style-name="T4">
 Read also: </text:span>
 <text:a xlink:type="simple" xlink:href="https://www.ukrinform.ua/rubric-world/3695359-bilij-dim-provede-zakritij-brifing-dla-senatoriv-sodo-vitoku-dokumentiv-pentagonu.html" text:style-name="Internet_20_link" text:visited-style-name="Visited_20_Internet_20_Link">
</text:a>
The US Department of Justice has announced that the investigation of American intelligence rates that have been published on social networks in recent weeks.</text:p>
      <text:p text:style-name="P4">
Earlier, on Friday, US Air Force Sergeant Jack Tesheii, whom detention of American law enforcement officers in connection with the massive leakage of secret documentary documentary, officially made accusations of seizure, storage and transmission.</text:p>
      <text:p text:style-name="P4">
News Source: <text:a xlink:type="simple" xlink:href="https://www.ukrinform.ua/rubric-world/3696076-bajden-doruciv-vziti-zahodiv-sodo-zahistu-sekretnoi-informacii.html" text:style-name="Internet_20_link" text:visited-style-name="Visited_20_Internet_20_Link">
https://www.ukrinform.ua/rubric-world/3696076-bajden-doruciv-vziti-zahodiv-sodo-zahistu-sekretnoi-informacii.html</text:a>
</text:p>
      <!--NEWS-->
      <text:h text:style-name="P10" text:outline-level="1">
<text:span text:style-name="T4">
Slavyansk disassembles the gaps, the number of victims and the wounded increased</text:span>
</text:h>
      <text:p text:style-name="P4">
Authors: Ukrinform (Person)</text:p>
      <text:p text:style-name="P4">
Publisher: Укринформ (Organization)</text:p>
      <text:p text:style-name="P4">
Published Time: 2023-04-14T21:26:00+03:00</text:p>
      <text:p text:style-name="P4">
Modified Time: 2023-04-14T21:26:00+03:00</text:p>
      <text:p text:style-name="P4">
Description: In Slavyansk, the number of people who died under the rubble of Russian shelling increased to six, at least 17 people were injured. The parsing is ongoing. - Ukrinform.</text:p>
      <text:p text:style-name="P4">
Images: ["<text:a xlink:type="simple" xlink:href="https://static.ukrinform.com/photos/2023_04/thumb_files/630_360_1681487035-743.jpg" text:style-name="Internet_20_link" text:visited-style-name="Visited_20_Internet_20_Link">
630_360_16814...</text:a>
"]</text:p>
      <text:p text:style-name="P4">
Tags: ['Донеччина', 'Обстріл', "Слов'янськ", 'Війна з росією']</text:p>
      <text:p text:style-name="P4">
Type: Article</text:p>
      <!--METADATA-->
      <text:p text:style-name="P4">
<draw:frame draw:style-name="fr1" draw:name="Image273" text:anchor-type="as-char" svg:width="6.9236in" svg:height="3.956343in" draw:z-index="0">
<draw:image xlink:href="../Images/yкринформ/2023-04-14T21-26-00-03-00/630_360_1681487035-743.jpg" xlink:type="simple" xlink:show="embed" xlink:actuate="onLoad" draw:mime-type="image/jpeg"/>
</draw:frame>
The Slavic number of those killed under the rubble of Russian shelling of Russian buildings increased to six, at least 17 people were injured. The parsing is cooled.</text:p>
      <text:p text:style-name="P4">
According to Ukrinform, the Kramatorsk City Council reported to the Patrol Police Oleksiy Biloshitsky in the telegram.</text:p>
      <text:p text:style-name="P4">
“According to preliminary information, six people were killed(just became known that the child was taken from the rubble-died)At least 17 injured, ”the policeman said.</text:p>
      <text:p text:style-name="P4">
The parsing of the rubble continues, as people can still be held under the rubble.</text:p>
      <text:p text:style-name="P4">
<text:span text:style-name="T4">
 Read also: </text:span>
 <text:a xlink:type="simple" xlink:href="https://www.ukrinform.ua/rubric-ato/3696010-zelenskij-pro-obstril-slovanska-derzavazlo-vkotre-demonstrue-svou-sutnist.html" text:style-name="Internet_20_link" text:visited-style-name="Visited_20_Internet_20_Link">
<text:span text:style-name="T4">
 firing </text:span>
</text:a>
As reported by Ukrinform, the communications advisor to the head of the office Presidentialadarius Zarivna reported that the child was saved from the rubble in <text:a xlink:type="simple" xlink:href="https://www.ukrinform.ua/tag-slovansk" text:style-name="Internet_20_link" text:visited-style-name="Visited_20_Internet_20_Link">
</text:a>
died in <text:a xlink:type="simple" xlink:href="https://www.ukrinform.ua/rubric-regions/3696031-u-slovansku-zpid-zavaliv-uratuvali-ditinu.html" text:style-name="Internet_20_link" text:visited-style-name="Visited_20_Internet_20_Link">
</text:a>
.</text:p>
      <text:p text:style-name="P4">
The pre -trial investigation into the firing of Russian troops of the Slavic Donetsk region.</text:p>
      <text:p text:style-name="P4">
<text:span text:style-name="T5">
Foto: Pavel Kirilenko, telegram</text:span>
</text:p>
      <text:p text:style-name="P4">
News Source: <text:a xlink:type="simple" xlink:href="https://www.ukrinform.ua/rubric-regions/3696079-u-slovansku-rozbiraut-zavali-kilkist-zertv-i-poranenih-zrosla.html" text:style-name="Internet_20_link" text:visited-style-name="Visited_20_Internet_20_Link">
https://www.ukrinform.ua/rubric-regions/3696079-u-slovansku-rozbiraut-zavali-kilkist-zertv-i-poranenih-zrosla.html</text:a>
</text:p>
      <!--NEWS-->
      <text:h text:style-name="P10" text:outline-level="1">
<text:span text:style-name="T4">
Poland will gradually transfer to Ukraine MiG-29, which is still in service-Duda</text:span>
</text:h>
      <text:p text:style-name="P4">
Authors: Ukrinform (Person)</text:p>
      <text:p text:style-name="P4">
Publisher: Укринформ (Organization)</text:p>
      <text:p text:style-name="P4">
Published Time: 2023-04-14T21:31:00+03:00</text:p>
      <text:p text:style-name="P4">
Modified Time: 2023-04-14T21:31:00+03:00</text:p>
      <text:p text:style-name="P4">
Description: Poland will pass to Ukraine the MiG-29 aircraft gradually, as the FA-50 fighter fighters and subsequently F-35 are replenished. - Ukrinform.</text:p>
      <text:p text:style-name="P4">
Images: ["<text:a xlink:type="simple" xlink:href="https://static.ukrinform.com/photos/2017_12/thumb_files/630_360_1513676906-8053.jpeg" text:style-name="Internet_20_link" text:visited-style-name="Visited_20_Internet_20_Link">
630_360_15136...</text:a>
"]</text:p>
      <text:p text:style-name="P4">
Tags: ['Дуда', 'Літак', 'Польща', 'Україна']</text:p>
      <text:p text:style-name="P4">
Type: Article</text:p>
      <!--METADATA-->
      <text:p text:style-name="P4">
<draw:frame draw:style-name="fr1" draw:name="Image274" text:anchor-type="as-char" svg:width="6.9236in" svg:height="3.956343in" draw:z-index="0">
<draw:image xlink:href="../Images/yкринформ/2023-04-14T21-31-00-03-00/630_360_1513676906-8053.jpeg" xlink:type="simple" xlink:show="embed" xlink:actuate="onLoad" draw:mime-type="image/jpeg"/>
</draw:frame>
Poland will transfer to Ukraine the MiG-29 aircraft gradually, as the FA-50 fighter jets and subsequently F-35 are replenished.</text:p>
      <text:p text:style-name="P4">
Polish President Andrzej Duda said this in Vienna, answering questions of journalists during a press conference with Austrian leader Alexander Vander Bellen, Ukrinform correspondent reports.</text:p>
      <text:p text:style-name="P4">
“We are now sending MiG-29 planes to Ukraine. Probably we are <text:a xlink:type="simple" xlink:href="https://www.ukrinform.ua/tag-litak" text:style-name="Internet_20_link" text:visited-style-name="Visited_20_Internet_20_Link">
</text:a>
, what we still remain, we will gradually pass(Ukraine - ed.)From our resources. However, we will be able to do it how these resources will be replenished with new NATO standards that we buy for the Polish army, ”Duda said.</text:p>
      <text:p text:style-name="P4">
He noted that it was a FA-50 aircraft that Poland has purchased in the Southern Korea, and the first units of which will fall to Poland in the summer of this year, and it is also about F-35 planes from the United States.</text:p>
      <text:p text:style-name="P4">
Duda reported that the production of the F -35 for the Poland's Armed Forces has already begun, and the Mateusz Moravetsky, the head of Mateusz, who was a visit to the United States recently with a visit to the topic with the American manufacturer - Lokheed Martin.</text:p>
      <text:p text:style-name="P4">
<text:span text:style-name="T4">
 Read also: </text:span>
 <text:a xlink:type="simple" xlink:href="https://www.ukrinform.ua/rubric-world/3695805-nimeccina-dozvolila-polsi-peredati-ukraini-pat-vinisuvaciv-mig29.html" text:style-name="Internet_20_link" text:visited-style-name="Visited_20_Internet_20_Link">
<text:span text:style-name="T4">
 MIG </text:span>
</text:a>
The Polish leader also noted that Poland ranks third, after the United States by Ilya Britain, in terms of military assistance to Ukraine. He recalled that the prashawa handed over 300 PT-91 and T-72 tanks to Kiev, as well as Leopard 2, SUKRAB, PIRUN MAS and more. He noted that Poland, at the call of the Ukrainian page, was the initiator of the creation of the so -called tank coalition to provide Ukraine with modern tanks to improve defense opportunities.</text:p>
      <text:p text:style-name="P4">
As reported by Ukrinform, Poland has already handed over eight aircraft-29 to Ukraine and prepares six more fighters for transfer.</text:p>
      <text:p text:style-name="P4">
<text:span text:style-name="T5">
Foto: wartime.org.ua</text:span>
</text:p>
      <text:p text:style-name="P4">
News Source: <text:a xlink:type="simple" xlink:href="https://www.ukrinform.ua/rubric-ato/3696080-polsa-postupovo-peredavatime-ukraini-mig29-aki-se-mae-na-ozbroenni-duda.html" text:style-name="Internet_20_link" text:visited-style-name="Visited_20_Internet_20_Link">
https://www.ukrinform.ua/rubric-ato/3696080-polsa-postupovo-peredavatime-ukraini-mig29-aki-se-mae-na-ozbroenni-duda.html</text:a>
</text:p>
      <!--NEWS-->
      <text:h text:style-name="P10" text:outline-level="1">
<text:span text:style-name="T4">
The SBU declared suspicion to the Russian deputy who "commanded" the shelling of positions of the Armed Forces</text:span>
</text:h>
      <text:p text:style-name="P4">
Authors: Ukrinform (Person)</text:p>
      <text:p text:style-name="P4">
Publisher: Укринформ (Organization)</text:p>
      <text:p text:style-name="P4">
Published Time: 2023-04-14T21:33:00+03:00</text:p>
      <text:p text:style-name="P4">
Modified Time: 2023-04-14T21:33:00+03:00</text:p>
      <text:p text:style-name="P4">
Description: The Security Service of Ukraine has declared suspicion of the deputy of the State Duma of the Russian Federation Viktor Vodolatsky, who performs Moscow's task for the spread of the invading regime in the temporarily captured territories of Luhansk region. - Ukrinform.</text:p>
      <text:p text:style-name="P4">
Images: ["<text:a xlink:type="simple" xlink:href="https://static.ukrinform.com/photos/2022_12/thumb_files/630_360_1669983394-548.jpg" text:style-name="Internet_20_link" text:visited-style-name="Visited_20_Internet_20_Link">
630_360_16699...</text:a>
", "<text:a xlink:type="simple" xlink:href="https://static.ukrinform.com/photos/2023_04/1681479381-523.jpg" text:style-name="Internet_20_link" text:visited-style-name="Visited_20_Internet_20_Link">
1681479381-52...</text:a>
"]</text:p>
      <text:p text:style-name="P4">
Tags: ['Депутат', 'СБУ', 'Держдума РФ', 'Воєнні злочини', 'Війна з росією']</text:p>
      <text:p text:style-name="P4">
Type: Article</text:p>
      <!--METADATA-->
      <text:p text:style-name="P4">
<draw:frame draw:style-name="fr1" draw:name="Image275" text:anchor-type="as-char" svg:width="6.9236in" svg:height="3.956343in" draw:z-index="0">
<draw:image xlink:href="../Images/yкринформ/2023-04-14T21-33-00-03-00/630_360_1669983394-548.jpg" xlink:type="simple" xlink:show="embed" xlink:actuate="onLoad" draw:mime-type="image/jpeg"/>
</draw:frame>
The service of Ukraine has declared suspicion of the deputy of the State Duma of the Russian Federation Viktor Vodolatsky, who performs Moscow's task for the spread of the Zagarbitsky regime in the temporarily captured territories of Luhansk region.</text:p>
      <text:p text:style-name="P4">
As Ukrinform reports, this has reported <text:a xlink:type="simple" xlink:href="https://ssu.gov.ua/novyny/sbu-povidomyla-pro-pidozru-deputatu-derzhdumy-rf-yakyi-na-kameru-rostb-komanduvav-artobstrilom-pozytsii-zsu-na-luhanshchyni" text:style-name="Internet_20_link" text:visited-style-name="Visited_20_Internet_20_Link">
</text:a>
.</text:p>
      <text:p text:style-name="P4">
A proof base was assembled for the State Duma deputy. He is charged with the commission of the Criminal Code of Ukraine:</text:p>
      <ul>
        <li>
h. 2 Art. 110(deliberate actions to change the boundaries of the territory and the state border of Ukraine for violation of the order established by the Constitution of Ukraine, by prior conspiracy by a group of persons); * h. 3 s. 436-2(justification, recognition of legitimate armed aggression of the Russian Federation against Ukraine and temporary occupation of its territory, glorification of persons who carried out armed aggression of the Russian Federation against Ukraine, using the media).</li>
      </ul>
      <text:p text:style-name="P4">
За даними <text:a xlink:type="simple" xlink:href="https://www.ukrinform.ua/tag-sbu" text:style-name="Internet_20_link" text:visited-style-name="Visited_20_Internet_20_Link">
 </text:a>
, Vodolatsky includes the pre -Kremlin faction of "Unified Russia" and from the beginning of full -scale intensification to Ukraine publicly supported Russian invaders.</text:p>
      <text:p text:style-name="P4">
<draw:frame draw:style-name="fr1" draw:name="Image276" text:anchor-type="as-char" svg:width="6.9236in" svg:height="7.359732in" draw:z-index="0">
<draw:image xlink:href="../Images/yкринформ/2023-04-14T21-33-00-03-00/1681479381-523.jpg" xlink:type="simple" xlink:show="embed" xlink:actuate="onLoad" draw:mime-type="image/jpeg"/>
</draw:frame>
It was established that after February 24, 2022, the suspect was illegally crossing the border and "inspected" the activities of the occupation bodies of Ulugansk, Popasna, happiness and the village of Lugansk.</text:p>
      <text:p text:style-name="P4">
During the trip, the person organized the distribution of local collaborators of the Unicor Party and called on the so -called LNR deputies to unify the "legislation" of pseudo -republics on the Russian model.</text:p>
      <text:p text:style-name="P4">
Vodolatsky also visited the places of the Russian Federation on the Eastern Front, where he starred in a propaganda video, at which he gives the team to charge the guntoat shoot at the positions of defense forces.</text:p>
      <text:p text:style-name="P4">
According to the investigation, the Russian deputy regularly organizes a "voluntary" collection of logistical assistance for the needs of the invading groups of the Southern military district of the Armed Forces of the Russian Federation.</text:p>
      <text:p text:style-name="P4">
<text:span text:style-name="T4">
 Read also: </text:span>
 <text:a xlink:type="simple" xlink:href="https://www.ukrinform.ua/rubric-regions/3695929-sbu-zatrimala-rosijskogo-agenta-akij-sukav-slabki-misca-na-kordoni.html" text:style-name="Internet_20_link" text:visited-style-name="Visited_20_Internet_20_Link">
<text:span text:style-name="T4">
 SBU </text:span>
</text:a>
</text:p>
      <text:p text:style-name="P4">
As they added to <text:a xlink:type="simple" xlink:href="https://gp.gov.ua/ua/posts/povidomleno-pro-pidozru-deputatu-derzdumi-rf-yakii-pid-cas-vizitu-na-luganshhinu-viddav-nakaz-obstrilyati-poziciyi-ukrayinskix-viiskovix" text:style-name="Internet_20_link" text:visited-style-name="Visited_20_Internet_20_Link">
</text:a>
, it was established that the person involved in the information of the Russian Armed Forces to capture Ukrainian terminals, recognize the affiliation of the LNR pseudo -republic and the entry of its accession of Russia.</text:p>
      <text:p text:style-name="P4">
Among other things, the deputy participated in a number of propaganda projects of the Lugansk 24. He publicly urged people to support the "military special operation" and the physical destruction of units of the Armed Forces of Ukraine.</text:p>
      <text:p text:style-name="P4">
"At the end of 2022, the deputy of the State Duma of the Russian Federation visited" Combat Cossack units ", which are stationed in Popasna. He personally gave the team to carry out the artillery firing of positions of Ukrainian servicemen," - said Frop.</text:p>
      <text:p text:style-name="P4">
Complex measures are underway to bring a crime against Ukraine to the suspect.</text:p>
      <text:p text:style-name="P4">
<text:span text:style-name="T4">
 Read also: </text:span>
 <text:a xlink:type="simple" xlink:href="https://www.ukrinform.ua/rubric-regions/3686348-sbu-povidomila-pro-pidozru-deputatu-derzdumi-akogo-rf-zrobila-kuratorom-hersonsini.html" text:style-name="Internet_20_link" text:visited-style-name="Visited_20_Internet_20_Link">
<text:span text:style-name="T4">
 State Duma </text:span>
</text:a>
As reported by Ukrinform, earlier SBU <text:a xlink:type="simple" xlink:href="https://www.ukrinform.ua/rubric-regions/3686348-sbu-povidomila-pro-pidozru-deputatu-derzdumi-akogo-rf-zrobila-kuratorom-hersonsini.html" text:style-name="Internet_20_link" text:visited-style-name="Visited_20_Internet_20_Link">
</text:a>
In the organization of pseudo -referendum, the territory of the Kherson region of Russian state state states Igor Kastyukevich.</text:p>
      <text:p text:style-name="P4">
News Source: <text:a xlink:type="simple" xlink:href="https://www.ukrinform.ua/rubric-ato/3695950-sbu-ogolosila-pidozru-rosijskomu-deputatu-akij-komanduvav-obstrilom-pozicij-zsu.html" text:style-name="Internet_20_link" text:visited-style-name="Visited_20_Internet_20_Link">
https://www.ukrinform.ua/rubric-ato/3695950-sbu-ogolosila-pidozru-rosijskomu-deputatu-akij-komanduvav-obstrilom-pozicij-zsu.html</text:a>
</text:p>
      <!--NEWS-->
      <text:h text:style-name="P10" text:outline-level="1">
<text:span text:style-name="T4">
Venice will help Odessa in preserving cultural heritage and in the development of the port</text:span>
</text:h>
      <text:p text:style-name="P4">
Authors: Ukrinform (Person)</text:p>
      <text:p text:style-name="P4">
Publisher: Укринформ (Organization)</text:p>
      <text:p text:style-name="P4">
Published Time: 2023-04-14T21:36:00+03:00</text:p>
      <text:p text:style-name="P4">
Modified Time: 2023-04-14T21:36:00+03:00</text:p>
      <text:p text:style-name="P4">
Description: On April 14, the city authorities of Odessa and Venice signed a memorandum on mutual understanding on cooperation in the sphere of preservation and development of cultural heritage. - Ukrinform.</text:p>
      <text:p text:style-name="P4">
Images: ["<text:a xlink:type="simple" xlink:href="https://static.ukrinform.com/photos/2023_04/thumb_files/630_360_1681494713-1675.jpeg" text:style-name="Internet_20_link" text:visited-style-name="Visited_20_Internet_20_Link">
630_360_16814...</text:a>
", "<text:a xlink:type="simple" xlink:href="https://static.ukrinform.com/photos/2023_04/thumb_files/630_360_1681494712-1124.jpeg" text:style-name="Internet_20_link" text:visited-style-name="Visited_20_Internet_20_Link">
630_360_16814...</text:a>
", "<text:a xlink:type="simple" xlink:href="https://static.ukrinform.com/photos/2023_04/thumb_files/630_360_1681494712-3336.jpeg" text:style-name="Internet_20_link" text:visited-style-name="Visited_20_Internet_20_Link">
630_360_16814...</text:a>
", "<text:a xlink:type="simple" xlink:href="https://static.ukrinform.com/photos/2023_04/thumb_files/630_360_1681494712-5677.jpeg" text:style-name="Internet_20_link" text:visited-style-name="Visited_20_Internet_20_Link">
630_360_16814...</text:a>
", "<text:a xlink:type="simple" xlink:href="https://static.ukrinform.com/photos/2023_04/thumb_files/630_360_1681494712-9504.jpeg" text:style-name="Internet_20_link" text:visited-style-name="Visited_20_Internet_20_Link">
630_360_16814...</text:a>
", "<text:a xlink:type="simple" xlink:href="https://static.ukrinform.com/photos/2023_04/thumb_files/630_360_1681494712-3933.jpeg" text:style-name="Internet_20_link" text:visited-style-name="Visited_20_Internet_20_Link">
630_360_16814...</text:a>
", "<text:a xlink:type="simple" xlink:href="https://static.ukrinform.com/photos/2023_04/thumb_files/630_360_1681494713-5283.jpeg" text:style-name="Internet_20_link" text:visited-style-name="Visited_20_Internet_20_Link">
630_360_16814...</text:a>
", "<text:a xlink:type="simple" xlink:href="https://static.ukrinform.com/photos/2023_04/thumb_files/630_360_1681494713-7225.jpeg" text:style-name="Internet_20_link" text:visited-style-name="Visited_20_Internet_20_Link">
630_360_16814...</text:a>
", "<text:a xlink:type="simple" xlink:href="https://static.ukrinform.com/photos/2023_04/thumb_files/630_360_1681494713-6456.jpeg" text:style-name="Internet_20_link" text:visited-style-name="Visited_20_Internet_20_Link">
630_360_16814...</text:a>
"]</text:p>
      <text:p text:style-name="P4">
Tags: ['Культурна спадщина', 'Одеса', 'Порт', 'Венеція']</text:p>
      <text:p text:style-name="P4">
Type: Article</text:p>
      <!--METADATA-->
      <text:p text:style-name="P4">
<draw:frame draw:style-name="fr1" draw:name="Image277" text:anchor-type="as-char" svg:width="6.9236in" svg:height="3.956343in" draw:z-index="0">
<draw:image xlink:href="../Images/yкринформ/2023-04-14T21-36-00-03-00/630_360_1681494713-1675.jpeg" xlink:type="simple" xlink:show="embed" xlink:actuate="onLoad" draw:mime-type="image/jpeg"/>
</draw:frame>
On April 14, the city's city and Venice signed a memorandum on mutual understanding on the conservation and development of cultural heritage.</text:p>
      <text:p text:style-name="P4">
This was reported by Ukrinform correspondent.</text:p>
      <text:p text:style-name="P4">
“We are waiting for the end of the military conflict, but we are now thinking how to develop development <text:a xlink:type="simple" xlink:href="https://www.ukrinform.ua/tag-odesa" text:style-name="Internet_20_link" text:visited-style-name="Visited_20_Internet_20_Link">
</text:a>
, which is very similar to Venice. We have extensive experience in conducting restoration work, we will help in this case Odessa, ”said Venice Mayor Luigi Brunyaro.</text:p>
      <text:p text:style-name="P4">
<draw:frame draw:style-name="fr1" draw:name="Image278" text:anchor-type="as-char" svg:width="6.9236in" svg:height="3.956343in" draw:z-index="0">
<draw:image xlink:href="../Images/yкринформ/2023-04-14T21-36-00-03-00/630_360_1681494712-1124.jpeg" xlink:type="simple" xlink:show="embed" xlink:actuate="onLoad" draw:mime-type="image/jpeg"/>
</draw:frame>
Venice will help Odessa in preserving cultural heritage and in the development of the port / Photo: Nina Lymook, Ukrinform <text:a xlink:type="simple" xlink:href="https://static.ukrinform.com/photos/2023_04/1681494712-1124.jpeg" text:style-name="Internet_20_link" text:visited-style-name="Visited_20_Internet_20_Link">
<draw:frame draw:style-name="fr1" draw:name="Image279" text:anchor-type="as-char" svg:width="6.9236in" svg:height="3.956343in" draw:z-index="0">
<draw:image xlink:href="../Images/yкринформ/2023-04-14T21-36-00-03-00/630_360_1681494712-1124.jpeg" xlink:type="simple" xlink:show="embed" xlink:actuate="onLoad" draw:mime-type="image/jpeg"/>
</draw:frame>
</text:a>
 <text:a xlink:type="simple" xlink:href="https://static.ukrinform.com/photos/2023_04/1681494712-3336.jpeg" text:style-name="Internet_20_link" text:visited-style-name="Visited_20_Internet_20_Link">
<draw:frame draw:style-name="fr1" draw:name="Image280" text:anchor-type="as-char" svg:width="6.9236in" svg:height="3.956343in" draw:z-index="0">
<draw:image xlink:href="../Images/yкринформ/2023-04-14T21-36-00-03-00/630_360_1681494712-3336.jpeg" xlink:type="simple" xlink:show="embed" xlink:actuate="onLoad" draw:mime-type="image/jpeg"/>
</draw:frame>
</text:a>
 <text:a xlink:type="simple" xlink:href="https://static.ukrinform.com/photos/2023_04/1681494712-5677.jpeg" text:style-name="Internet_20_link" text:visited-style-name="Visited_20_Internet_20_Link">
<draw:frame draw:style-name="fr1" draw:name="Image281" text:anchor-type="as-char" svg:width="6.9236in" svg:height="3.956343in" draw:z-index="0">
<draw:image xlink:href="../Images/yкринформ/2023-04-14T21-36-00-03-00/630_360_1681494712-5677.jpeg" xlink:type="simple" xlink:show="embed" xlink:actuate="onLoad" draw:mime-type="image/jpeg"/>
</draw:frame>
</text:a>
 <text:a xlink:type="simple" xlink:href="https://static.ukrinform.com/photos/2023_04/1681494712-9504.jpeg" text:style-name="Internet_20_link" text:visited-style-name="Visited_20_Internet_20_Link">
<draw:frame draw:style-name="fr1" draw:name="Image282" text:anchor-type="as-char" svg:width="6.9236in" svg:height="3.956343in" draw:z-index="0">
<draw:image xlink:href="../Images/yкринформ/2023-04-14T21-36-00-03-00/630_360_1681494712-9504.jpeg" xlink:type="simple" xlink:show="embed" xlink:actuate="onLoad" draw:mime-type="image/jpeg"/>
</draw:frame>
</text:a>
 <text:a xlink:type="simple" xlink:href="https://static.ukrinform.com/photos/2023_04/1681494712-3933.jpeg" text:style-name="Internet_20_link" text:visited-style-name="Visited_20_Internet_20_Link">
<draw:frame draw:style-name="fr1" draw:name="Image283" text:anchor-type="as-char" svg:width="6.9236in" svg:height="3.956343in" draw:z-index="0">
<draw:image xlink:href="../Images/yкринформ/2023-04-14T21-36-00-03-00/630_360_1681494712-3933.jpeg" xlink:type="simple" xlink:show="embed" xlink:actuate="onLoad" draw:mime-type="image/jpeg"/>
</draw:frame>
</text:a>
 <text:a xlink:type="simple" xlink:href="https://static.ukrinform.com/photos/2023_04/1681494713-5283.jpeg" text:style-name="Internet_20_link" text:visited-style-name="Visited_20_Internet_20_Link">
<draw:frame draw:style-name="fr1" draw:name="Image284" text:anchor-type="as-char" svg:width="6.9236in" svg:height="3.956343in" draw:z-index="0">
<draw:image xlink:href="../Images/yкринформ/2023-04-14T21-36-00-03-00/630_360_1681494713-5283.jpeg" xlink:type="simple" xlink:show="embed" xlink:actuate="onLoad" draw:mime-type="image/jpeg"/>
</draw:frame>
</text:a>
 <text:a xlink:type="simple" xlink:href="https://static.ukrinform.com/photos/2023_04/1681494713-7225.jpeg" text:style-name="Internet_20_link" text:visited-style-name="Visited_20_Internet_20_Link">
<draw:frame draw:style-name="fr1" draw:name="Image285" text:anchor-type="as-char" svg:width="6.9236in" svg:height="3.956343in" draw:z-index="0">
<draw:image xlink:href="../Images/yкринформ/2023-04-14T21-36-00-03-00/630_360_1681494713-7225.jpeg" xlink:type="simple" xlink:show="embed" xlink:actuate="onLoad" draw:mime-type="image/jpeg"/>
</draw:frame>
</text:a>
 <text:a xlink:type="simple" xlink:href="https://static.ukrinform.com/photos/2023_04/1681494713-1675.jpeg" text:style-name="Internet_20_link" text:visited-style-name="Visited_20_Internet_20_Link">
<draw:frame draw:style-name="fr1" draw:name="Image286" text:anchor-type="as-char" svg:width="6.9236in" svg:height="3.956343in" draw:z-index="0">
<draw:image xlink:href="../Images/yкринформ/2023-04-14T21-36-00-03-00/630_360_1681494713-1675.jpeg" xlink:type="simple" xlink:show="embed" xlink:actuate="onLoad" draw:mime-type="image/jpeg"/>
</draw:frame>
</text:a>
 <text:a xlink:type="simple" xlink:href="https://static.ukrinform.com/photos/2023_04/1681494713-6456.jpeg" text:style-name="Internet_20_link" text:visited-style-name="Visited_20_Internet_20_Link">
<draw:frame draw:style-name="fr1" draw:name="Image287" text:anchor-type="as-char" svg:width="6.9236in" svg:height="3.956343in" draw:z-index="0">
<draw:image xlink:href="../Images/yкринформ/2023-04-14T21-36-00-03-00/630_360_1681494713-6456.jpeg" xlink:type="simple" xlink:show="embed" xlink:actuate="onLoad" draw:mime-type="image/jpeg"/>
</draw:frame>
</text:a>
He noted that Italy plans not only to help preserving the cultural occupation of Odessa, but also intends to cooperate for the development of the Odessa port.</text:p>
      <text:p text:style-name="P4">
“Odesa is a port of international importance. The port of Odessa helps to make it more Ukraine, ”the mayor of Venice emphasized.</text:p>
      <text:p text:style-name="P4">
The mayor of Odessa Gennady Trukhanov, in turn, noted that Venice not simply helped Odessa during the war, but stretched out the "real hand of his brotherhood."He also added that Odesa and Venice will continue to develop friendships, in particular in the issue of preserving architectural masterpieces.</text:p>
      <text:p text:style-name="P4">
"In our plans to involve Italian specialists in architectural competitions, for example, the arrangement of fountains on Catherine Square," - reported.</text:p>
      <text:p text:style-name="P4">
<text:span text:style-name="T4">
 Read also: </text:span>
 <text:a xlink:type="simple" xlink:href="https://www.ukrinform.ua/rubric-uarazom/3643740-odesa-otrimala-vid-nimeccini-partiu-generatoriv.html" text:style-name="Internet_20_link" text:visited-style-name="Visited_20_Internet_20_Link">
</text:a>
After signing the memorandum, the mayor of Brunyaro re-discovered the pointer of Venice with a memorial sign to the twin cities near the house of the Odessa City Hall. Tables were made to the memorial on September 2, 2022 while celebrating the day.</text:p>
      <text:p text:style-name="P4">
As it was reported, UNESCO CEO Azuli Azule arrived on April 4, where she visited the solemn ceremony <text:a xlink:type="simple" xlink:href="https://www.ukrinform.ua/rubric-regions/3691492-v-odesi-vidkrili-tablicku-pro-vklucenna-centru-mista-do-spisku-unesko.html" text:style-name="Internet_20_link" text:visited-style-name="Visited_20_Internet_20_Link">
</text:a>
On the inclusion of part of the historical center of Odessa in the list of World Cultural Heritage.</text:p>
      <text:p text:style-name="P4">
News Source: <text:a xlink:type="simple" xlink:href="https://www.ukrinform.ua/rubric-regions/3696083-venecia-dopomoze-odesi-u-zberezenni-kulturnoi-spadsini-ta-u-rozvitku-portu.html" text:style-name="Internet_20_link" text:visited-style-name="Visited_20_Internet_20_Link">
https://www.ukrinform.ua/rubric-regions/3696083-venecia-dopomoze-odesi-u-zberezenni-kulturnoi-spadsini-ta-u-rozvitku-portu.html</text:a>
</text:p>
      <!--NEWS-->
      <text:h text:style-name="P10" text:outline-level="1">
<text:span text:style-name="T4">
The Ambassador of Ukraine to France criticized France24 from the Russian camp, the video was removed</text:span>
</text:h>
      <text:p text:style-name="P4">
Authors: Ukrinform (Person)</text:p>
      <text:p text:style-name="P4">
Publisher: Укринформ (Organization)</text:p>
      <text:p text:style-name="P4">
Published Time: 2023-04-14T21:42:00+03:00</text:p>
      <text:p text:style-name="P4">
Modified Time: 2023-04-14T21:42:00+03:00</text:p>
      <text:p text:style-name="P4">
Description: The Ambassador of Ukraine to France, Vadim Omelchenko, criticized the story of France 24, whose journalists visited the camp where Russian troops were fighting against Ukraine. - Ukrinform.</text:p>
      <text:p text:style-name="P4">
Images: ["<text:a xlink:type="simple" xlink:href="https://static.ukrinform.com/photos/2020_06/thumb_files/630_360_1591895384-840.jpg" text:style-name="Internet_20_link" text:visited-style-name="Visited_20_Internet_20_Link">
630_360_15918...</text:a>
"]</text:p>
      <text:p text:style-name="P4">
Tags: ['Франція', 'Посол', 'Україна', 'Війна з росією']</text:p>
      <text:p text:style-name="P4">
Type: Article</text:p>
      <!--METADATA-->
      <text:p text:style-name="P4">
<draw:frame draw:style-name="fr1" draw:name="Image288" text:anchor-type="as-char" svg:width="6.9236in" svg:height="3.956343in" draw:z-index="0">
<draw:image xlink:href="../Images/yкринформ/2023-04-14T21-42-00-03-00/630_360_1591895384-840.jpg" xlink:type="simple" xlink:show="embed" xlink:actuate="onLoad" draw:mime-type="image/jpeg"/>
</draw:frame>
Vadim Omelchenko, Ambassador in France, criticized the story of France 24, whose journalists visited the camp where the Russian training is being trained in the Russian.</text:p>
      <text:p text:style-name="P4">
About it reports Ukrinform with reference to <text:a xlink:type="simple" xlink:href="https://twitter.com/OmelchenkoVadym/status/1646929862832144384" text:style-name="Internet_20_link" text:visited-style-name="Visited_20_Internet_20_Link">
</text:a>
Ukrainian Diplomat.</text:p>
      <text:p text:style-name="P4">
"A bad example of so -called" neutral journalism ": reporting France 24 in positions of occupiers who learn to kill Ukrainians(and prepare for the duty). Навряд чи можна уявити собі такий репортаж з нацистських позицій вНормандії напередодні висадки. Чи я помиляюся, хіба це нормально? Більш того,говорячи про українську армію, журналіст згадує про "контрнаступ ворога"», -написав Омельченко.</text:p>
      <text:p text:style-name="P4">
Пізніше посол <text:a xlink:type="simple" xlink:href="https://twitter.com/OmelchenkoVadym/status/1646936096465362952" text:style-name="Internet_20_link" text:visited-style-name="Visited_20_Internet_20_Link">
</text:a>
that the video was deleted from the TV channel site.</text:p>
      <text:p text:style-name="P4">
"An encouraging," the ambassador added.</text:p>
      <text:p text:style-name="P4">
As reported <text:a xlink:type="simple" xlink:href="https://www.ukrinform.ua/rubric-ato/3695966-france-24-pokazav-suzet-iz-taboru-rosian-ta-nazvav-vorozim-kontrnastup-zsu.html" text:style-name="Internet_20_link" text:visited-style-name="Visited_20_Internet_20_Link">
</text:a>
, journalists of France 24, financed by France, visited the camp where the Russian training troops fighting against Ukraine.</text:p>
      <text:p text:style-name="P4">
<text:span text:style-name="T4">
 Read also: </text:span>
 <text:a xlink:type="simple" xlink:href="https://www.ukrinform.ua/rubric-world/3693274-sud-uhvaliv-risenna-pro-likvidaciu-rt-france.html" text:style-name="Internet_20_link" text:visited-style-name="Visited_20_Internet_20_Link">
<text:span text:style-name="T4">
 France </text:span>
</text:a>
The material on the TV channel's website was under the heading: "War in Ukraine: Russian troops are preparing for battle for a counter -offensive." The plot does not mention about the fact that Russian invaders carry out illegal aggression on the territory of Ukraine instead in the plot can be seen elements of Russian propaganda. For example, the Russian military praise that their weapons are better than Western analogues, in particular, German tanks Leopard.</text:p>
      <text:p text:style-name="P4">
News Source: <text:a xlink:type="simple" xlink:href="https://www.ukrinform.ua/rubric-polytics/3696086-posol-ukraini-u-francii-rozkritikuvav-suzet-france24-iz-taboru-rosian-video-vidalili.html" text:style-name="Internet_20_link" text:visited-style-name="Visited_20_Internet_20_Link">
https://www.ukrinform.ua/rubric-polytics/3696086-posol-ukraini-u-francii-rozkritikuvav-suzet-france24-iz-taboru-rosian-video-vidalili.html</text:a>
</text:p>
      <!--NEWS-->
      <text:h text:style-name="P10" text:outline-level="1">
<text:span text:style-name="T4">
The Russians fired the border community of Sumy region</text:span>
</text:h>
      <text:p text:style-name="P4">
Authors: Ukrinform (Person)</text:p>
      <text:p text:style-name="P4">
Publisher: Укринформ (Organization)</text:p>
      <text:p text:style-name="P4">
Published Time: 2023-04-14T21:46:54+03:00</text:p>
      <text:p text:style-name="P4">
Modified Time: 2023-04-14T21:46:54+03:00</text:p>
      <text:p text:style-name="P4">
Description: Russian troops fired one territorial community of Sumy region on Friday. - Ukrinform.</text:p>
      <text:p text:style-name="P4">
Images: ["<text:a xlink:type="simple" xlink:href="https://static.ukrinform.com/photos/2016_07/thumb_files/630_360_1469087094-3763.jpg" text:style-name="Internet_20_link" text:visited-style-name="Visited_20_Internet_20_Link">
630_360_14690...</text:a>
"]</text:p>
      <text:p text:style-name="P4">
Tags: ['Обстріл', 'Сумщина', 'Війна з росією']</text:p>
      <text:p text:style-name="P4">
Type: Article</text:p>
      <!--METADATA-->
      <text:p text:style-name="P4">
<draw:frame draw:style-name="fr1" draw:name="Image289" text:anchor-type="as-char" svg:width="6.9236in" svg:height="3.956343in" draw:z-index="0">
<draw:image xlink:href="../Images/yкринформ/2023-04-14T21-46-54-03-00/630_360_1469087094-3763.jpg" xlink:type="simple" xlink:show="embed" xlink:actuate="onLoad" draw:mime-type="image/jpeg"/>
</draw:frame>
On Friday, the Russian territorial community of Sumy region was fired on Friday.</text:p>
      <text:p text:style-name="P4">
According to Ukrinform, the Sumy Regional Military Administration reports in <text:a xlink:type="simple" xlink:href="https://t.me/Sumy_news_ODA/15443" text:style-name="Internet_20_link" text:visited-style-name="Visited_20_Internet_20_Link">
</text:a>
.</text:p>
      <text:p text:style-name="P4">
“Today, during the day, the Russians made <text:a xlink:type="simple" xlink:href="https://www.ukrinform.ua/tag-obstril" text:style-name="Internet_20_link" text:visited-style-name="Visited_20_Internet_20_Link">
</text:a>
The middle -Budsk community: beaten from mortars -two "arrivals" ", -goes in the message.</text:p>
      <text:p text:style-name="P4">
Also, from the enemy drone in the middle of the city.</text:p>
      <text:p text:style-name="P4">
<text:span text:style-name="T4">
 Read also: </text:span>
 <text:a xlink:type="simple" xlink:href="https://www.ukrinform.ua/rubric-regions/3695929-sbu-zatrimala-rosijskogo-agenta-akij-sukav-slabki-misca-na-kordoni.html" text:style-name="Internet_20_link" text:visited-style-name="Visited_20_Internet_20_Link">
</text:a>
According to Ova, there were no casualties. Damaged one private homeownership of Tatra car.</text:p>
      <text:p text:style-name="P4">
As reported by Ukrinform, April 14 <text:a xlink:type="simple" xlink:href="https://www.ukrinform.ua/rubric-ato/3695971-rosiani-vdarili-kerovanimi-aviabombami-po-pidpriemstvu-na-prikordonni-cernigivsini.html" text:style-name="Internet_20_link" text:visited-style-name="Visited_20_Internet_20_Link">
</text:a>
on the enterprise on the border of the Chernihiv region.</text:p>
      <text:p text:style-name="P4">
News Source: <text:a xlink:type="simple" xlink:href="https://www.ukrinform.ua/rubric-ato/3696089-rosiani-obstrilali-prikordonnu-gromadu-sumsini.html" text:style-name="Internet_20_link" text:visited-style-name="Visited_20_Internet_20_Link">
https://www.ukrinform.ua/rubric-ato/3696089-rosiani-obstrilali-prikordonnu-gromadu-sumsini.html</text:a>
</text:p>
      <!--NEWS-->
      <text:h text:style-name="P10" text:outline-level="1">
<text:span text:style-name="T4">
Ukraine will not make surrogate decisions of the Vilnius Summit on its entry into NATO - Kuleba</text:span>
</text:h>
      <text:p text:style-name="P4">
Authors: Ukrinform (Person)</text:p>
      <text:p text:style-name="P4">
Publisher: Укринформ (Organization)</text:p>
      <text:p text:style-name="P4">
Published Time: 2023-04-14T21:51:00+03:00</text:p>
      <text:p text:style-name="P4">
Modified Time: 2023-04-14T21:51:00+03:00</text:p>
      <text:p text:style-name="P4">
Description: It will be unacceptable for Ukraine if allies at NATO summit in Vilnius once again declare the open door policy and do not take any step towards membership. - Ukrinform.</text:p>
      <text:p text:style-name="P4">
Images: ["<text:a xlink:type="simple" xlink:href="https://static.ukrinform.com/photos/2022_12/thumb_files/630_360_1670682428-944.jpg" text:style-name="Internet_20_link" text:visited-style-name="Visited_20_Internet_20_Link">
630_360_16706...</text:a>
"]</text:p>
      <text:p text:style-name="P4">
Tags: ['Кулеба', 'Саміт НАТО', 'Україна']</text:p>
      <text:p text:style-name="P4">
Type: Article</text:p>
      <!--METADATA-->
      <text:p text:style-name="P4">
<draw:frame draw:style-name="fr1" draw:name="Image290" text:anchor-type="as-char" svg:width="6.9236in" svg:height="3.956343in" draw:z-index="0">
<draw:image xlink:href="../Images/yкринформ/2023-04-14T21-51-00-03-00/630_360_1670682428-944.jpg" xlink:type="simple" xlink:show="embed" xlink:actuate="onLoad" draw:mime-type="image/jpeg"/>
</draw:frame>
For Ukraine, it will be unacceptable if the NATO Allies in Vilnius have a lot of open doors and do not take a single step of the dawn.</text:p>
      <text:p text:style-name="P4">
This was stated by the Minister of Foreign Affairs of Ukraine Dmitry Kuleb during a location in <text:a xlink:type="simple" xlink:href="http://www.instagram.com/p/CrBfvJ-gTlB/" text:style-name="Internet_20_link" text:visited-style-name="Visited_20_Internet_20_Link">
</text:a>
, reports Ukrinform.</text:p>
      <text:p text:style-name="P4">
“If the Allies decide that in the question of NATO membership, they simply confirmed the 130th time of the open door policy, then for Ukraine it is an unacceptable result of the Vilnius summit. If they try to offer us some positive things about deepening NATO cooperation, but will not take any step towards Ukraine's membership in NATO, then it is an unacceptable one for us, ”the Foreign Minister said.</text:p>
      <text:p text:style-name="P4">
Kuleba explained that the position of Ukraine is that in Vilnius NATO should take a step towards Ukraine's membership and resolve the issue of safety for Ukraine between the current and the moment when Ukraine becomes the Alliance.</text:p>
      <text:p text:style-name="P4">
"But we will in no way make surrogate decisions ... This is the same as a candidate:" But let's not candidate, give some alternative, special ..., half -measures. " No need to repeat the same game at the level <text:a xlink:type="simple" xlink:href="https://www.ukrinform.ua/tag-nato" text:style-name="Internet_20_link" text:visited-style-name="Visited_20_Internet_20_Link">
</text:a>
. It is necessary to provide what is in line with the interests of both NATO and Ukraine, ”the minister emphasized.</text:p>
      <text:p text:style-name="P4">
<text:span text:style-name="T4">
 Read also: </text:span>
 <text:a xlink:type="simple" xlink:href="https://www.ukrinform.ua/rubric-polytics/3696063-ukrainska-vlada-mae-konsolidovanu-poziciu-sodo-nepotribnosti-pdc-v-nato-kuleba.html" text:style-name="Internet_20_link" text:visited-style-name="Visited_20_Internet_20_Link">
<text:span text:style-name="T4">
 Kuleba </text:span>
</text:a>
As reported by Ukrinform, on September 30, 2022, President Volodymyr Zelenskyy, Verkhovna Rada Chairman Ruslan Stefanchuk and Prime Minister Denis Schmigaligal signed the application of Ukraine for joining NATO in an accelerated manner.</text:p>
      <text:p text:style-name="P4">
<text:span text:style-name="T5">
Foto: Foreign</text:span>
</text:p>
      <text:p text:style-name="P4">
News Source: <text:a xlink:type="simple" xlink:href="https://www.ukrinform.ua/rubric-polytics/3696067-ukraina-ne-prijme-surogatnih-risen-vilnuskogo-samitu-sodo-svogo-vstupu-do-nato-kuleba.html" text:style-name="Internet_20_link" text:visited-style-name="Visited_20_Internet_20_Link">
https://www.ukrinform.ua/rubric-polytics/3696067-ukraina-ne-prijme-surogatnih-risen-vilnuskogo-samitu-sodo-svogo-vstupu-do-nato-kuleba.html</text:a>
</text:p>
      <!--NEWS-->
      <text:h text:style-name="P10" text:outline-level="1">
<text:span text:style-name="T4">
Duda about nuclear weapons in Belarus: Putin is trying to intimidate Western Europe</text:span>
</text:h>
      <text:p text:style-name="P4">
Authors: Ukrinform (Person)</text:p>
      <text:p text:style-name="P4">
Publisher: Укринформ (Organization)</text:p>
      <text:p text:style-name="P4">
Published Time: 2023-04-14T21:53:00+03:00</text:p>
      <text:p text:style-name="P4">
Modified Time: 2023-04-14T21:53:00+03:00</text:p>
      <text:p text:style-name="P4">
Description: Russia is trying to call psychosis and intimidate Western Europe in Belarus. - Ukrinform.</text:p>
      <text:p text:style-name="P4">
Images: ["<text:a xlink:type="simple" xlink:href="https://static.ukrinform.com/photos/2023_02/thumb_files/630_360_1676662412-513.jpg" text:style-name="Internet_20_link" text:visited-style-name="Visited_20_Internet_20_Link">
630_360_16766...</text:a>
"]</text:p>
      <text:p text:style-name="P4">
Tags: ['білорусь', 'Дуда', 'Євросоюз', 'Польща', 'Ядерна зброя', 'росія']</text:p>
      <text:p text:style-name="P4">
Type: Article</text:p>
      <!--METADATA-->
      <text:p text:style-name="P4">
<draw:frame draw:style-name="fr1" draw:name="Image291" text:anchor-type="as-char" svg:width="6.9236in" svg:height="3.956343in" draw:z-index="0">
<draw:image xlink:href="../Images/yкринформ/2023-04-14T21-53-00-03-00/630_360_1676662412-513.jpg" xlink:type="simple" xlink:show="embed" xlink:actuate="onLoad" draw:mime-type="image/jpeg"/>
</draw:frame>
Russia is trying to cause psychosis and intimidate Western Europe in Belarus.</text:p>
      <text:p text:style-name="P4">
Polish President Andrzej Duda said this in Vienna, answering questions of journalists during a press conference with Austrian leader Alexander Vander Bellen, Ukrinform correspondent reports.</text:p>
      <text:p text:style-name="P4">
“I'm not afraid of that. We are trying to intimidate, to cause psychosis. Putinama is frightening, first of all, Western Europe, that he will unfold nuclear Ararsenal, to bring nuclear warheads closer to the borders of Western Europe, ”he said <text:a xlink:type="simple" xlink:href="https://www.ukrinform.ua/tag-duda" text:style-name="Internet_20_link" text:visited-style-name="Visited_20_Internet_20_Link">
</text:a>
.</text:p>
      <text:p text:style-name="P4">
<text:span text:style-name="T4">
 Read also: </text:span>
 <text:a xlink:type="simple" xlink:href="https://www.ukrinform.ua/rubric-ato/3696080-polsa-postupovo-peredavatime-ukraini-mig29-aki-se-mae-na-ozbroenni-duda.html" text:style-name="Internet_20_link" text:visited-style-name="Visited_20_Internet_20_Link">
<text:span text:style-name="T4">
 Duda </text:span>
</text:a>
He noted that Poland has information, and this has been happening for many years, which contrary to all arrangements and international agreements, Russia has been militizing the Kaliningrad region for many years, placing a weapon there, which is innocent.</text:p>
      <text:p text:style-name="P4">
The President of the RP expressed his belief that the presence of NATO and the increased presence of US army in Eastern Europe, including Poland, "weaken the possibility of aggressive Russia."</text:p>
      <text:p text:style-name="P4">
Duda emphasized that he has more concern for the fate of Ukrainian NPPs, which are now in danger, including the captured by the Russians of Zaporizhzhya.</text:p>
      <text:p text:style-name="P4">
He stressed that this kind of nuclear threat from the Russians is more concern than, allegedly, the deployment of nuclear weapons in Belarus.</text:p>
      <text:p text:style-name="P4">
<text:span text:style-name="T4">
 Read also: </text:span>
 <text:a xlink:type="simple" xlink:href="https://www.ukrinform.ua/rubric-ato/3695959-polsa-vze-nadala-ukraini-vijskovoi-dopomogi-majze-na-3-milardi-duda.html" text:style-name="Internet_20_link" text:visited-style-name="Visited_20_Internet_20_Link">
<text:span text:style-name="T4">
 Duda </text:span>
</text:a>
“It is obvious that in the light of the resistance of Ukraine and the world the Russian imperial plans, Russian authorities and Putin are trying to play with muscles and in various ways frightening. But we do not let ourselves intimidate: we are strong because we are united, ”Duda stated.</text:p>
      <text:p text:style-name="P4">
News Source: <text:a xlink:type="simple" xlink:href="https://www.ukrinform.ua/rubric-world/3696084-duda-pro-adernu-zbrou-v-bilorusi-putin-namagaetsa-zalakati-zahidnu-evropu.html" text:style-name="Internet_20_link" text:visited-style-name="Visited_20_Internet_20_Link">
https://www.ukrinform.ua/rubric-world/3696084-duda-pro-adernu-zbrou-v-bilorusi-putin-namagaetsa-zalakati-zahidnu-evropu.html</text:a>
</text:p>
      <!--NEWS-->
      <text:h text:style-name="P10" text:outline-level="1">
<text:span text:style-name="T4">
Nadal will miss the tournament in Barcelona</text:span>
</text:h>
      <text:p text:style-name="P4">
Authors: Ukrinform (Person)</text:p>
      <text:p text:style-name="P4">
Publisher: Укринформ (Organization)</text:p>
      <text:p text:style-name="P4">
Published Time: 2023-04-14T22:13:54+03:00</text:p>
      <text:p text:style-name="P4">
Modified Time: 2023-04-14T22:13:54+03:00</text:p>
      <text:p text:style-name="P4">
Description: Alexander Shevchenko will take the place of the Spaniard in the main grid. - Ukrinform.</text:p>
      <text:p text:style-name="P4">
Images: ["<text:a xlink:type="simple" xlink:href="https://static.ukrinform.com/photos/2023_04/thumb_files/630_360_1681499566-567.jpg" text:style-name="Internet_20_link" text:visited-style-name="Visited_20_Internet_20_Link">
630_360_16814...</text:a>
"]</text:p>
      <text:p text:style-name="P4">
Tags: ['Теніс', 'Надаль']</text:p>
      <text:p text:style-name="P4">
Type: Article</text:p>
      <!--METADATA-->
      <text:p text:style-name="P4">
<draw:frame draw:style-name="fr1" draw:name="Image292" text:anchor-type="as-char" svg:width="6.9236in" svg:height="3.956343in" draw:z-index="0">
<draw:image xlink:href="../Images/yкринформ/2023-04-14T22-13-54-03-00/630_360_1681499566-567.jpg" xlink:type="simple" xlink:show="embed" xlink:actuate="onLoad" draw:mime-type="image/jpeg"/>
</draw:frame>
Alexander Shevchenko will occupy the location in the main grid.</text:p>
      <text:p text:style-name="P4">
The former leader of the world ranking Rafael Nadal for the second year in a row will miss the ATP 500 in Barcelona, which previously won 12 times, about it <text:a xlink:type="simple" xlink:href="https://twitter.com/RafaelNadal/status/1646809091086360576" text:style-name="Internet_20_link" text:visited-style-name="Visited_20_Internet_20_Link">
</text:a>
The tennis player is a tweet, reports Ukrinform.</text:p>
      <text:p text:style-name="P4">
The place of Nadal in the main grid will be occupied by Alexander Shevchenko.</text:p>
      <text:p text:style-name="P4">
Raphael Nadal did not play after Australian Open, he recovers after a traumatic thigh.</text:p>
      <text:p text:style-name="P4">
<text:span text:style-name="T4">
 Read also: </text:span>
 <text:a xlink:type="simple" xlink:href="https://www.ukrinform.ua/rubric-sports/3691480-nadal-znavsa-z-mastersa-v-montekarlo.html" text:style-name="Internet_20_link" text:visited-style-name="Visited_20_Internet_20_Link">
<text:span text:style-name="T4">
 Nadal </text:span>
</text:a>
As reported by Ukrinform, the next tournament, where it plans to play Nadal - a Grunted Master in Madrid, which will take place from April 25 to May 7.</text:p>
      <text:p text:style-name="P4">
Photo: Getty Image</text:p>
      <text:p text:style-name="P4">
News Source: <text:a xlink:type="simple" xlink:href="https://www.ukrinform.ua/rubric-sports/3696095-nadal-propustit-turnir-u-barseloni.html" text:style-name="Internet_20_link" text:visited-style-name="Visited_20_Internet_20_Link">
https://www.ukrinform.ua/rubric-sports/3696095-nadal-propustit-turnir-u-barseloni.html</text:a>
</text:p>
      <!--NEWS-->
      <text:h text:style-name="P10" text:outline-level="1">
<text:span text:style-name="T4">
Missile blow to Slavyansk: The number of dead increased to eight, 21 wounded</text:span>
</text:h>
      <text:p text:style-name="P4">
Authors: Ukrinform (Person)</text:p>
      <text:p text:style-name="P4">
Publisher: Укринформ (Organization)</text:p>
      <text:p text:style-name="P4">
Published Time: 2023-04-14T22:19:00+03:00</text:p>
      <text:p text:style-name="P4">
Modified Time: 2023-04-14T22:19:00+03:00</text:p>
      <text:p text:style-name="P4">
Description: The number of Russians killed as a result of rocket stroke has increased to eight people, and is also known about 21 wounded. - Ukrinform.</text:p>
      <text:p text:style-name="P4">
Images: ["<text:a xlink:type="simple" xlink:href="https://static.ukrinform.com/photos/2023_04/thumb_files/630_360_1681499682-1968.jpeg" text:style-name="Internet_20_link" text:visited-style-name="Visited_20_Internet_20_Link">
630_360_16814...</text:a>
", "<text:a xlink:type="simple" xlink:href="https://static.ukrinform.com/photos/2023_04/thumb_files/630_360_1681499682-8059.jpeg" text:style-name="Internet_20_link" text:visited-style-name="Visited_20_Internet_20_Link">
630_360_16814...</text:a>
", "<text:a xlink:type="simple" xlink:href="https://static.ukrinform.com/photos/2023_04/thumb_files/630_360_1681499682-5661.jpeg" text:style-name="Internet_20_link" text:visited-style-name="Visited_20_Internet_20_Link">
630_360_16814...</text:a>
", "<text:a xlink:type="simple" xlink:href="https://static.ukrinform.com/photos/2023_04/thumb_files/630_360_1681499682-4128.jpeg" text:style-name="Internet_20_link" text:visited-style-name="Visited_20_Internet_20_Link">
630_360_16814...</text:a>
", "<text:a xlink:type="simple" xlink:href="https://static.ukrinform.com/photos/2023_04/thumb_files/630_360_1681499682-2528.jpeg" text:style-name="Internet_20_link" text:visited-style-name="Visited_20_Internet_20_Link">
630_360_16814...</text:a>
", "<text:a xlink:type="simple" xlink:href="https://static.ukrinform.com/photos/2023_04/thumb_files/630_360_1681499682-7267.jpeg" text:style-name="Internet_20_link" text:visited-style-name="Visited_20_Internet_20_Link">
630_360_16814...</text:a>
", "<text:a xlink:type="simple" xlink:href="https://static.ukrinform.com/photos/2023_04/thumb_files/630_360_1681499682-8387.jpeg" text:style-name="Internet_20_link" text:visited-style-name="Visited_20_Internet_20_Link">
630_360_16814...</text:a>
", "<text:a xlink:type="simple" xlink:href="https://static.ukrinform.com/photos/2023_04/thumb_files/630_360_1681499683-2536.jpeg" text:style-name="Internet_20_link" text:visited-style-name="Visited_20_Internet_20_Link">
630_360_16814...</text:a>
", "<text:a xlink:type="simple" xlink:href="https://static.ukrinform.com/photos/2023_04/thumb_files/630_360_1681499683-8411.jpeg" text:style-name="Internet_20_link" text:visited-style-name="Visited_20_Internet_20_Link">
630_360_16814...</text:a>
", "<text:a xlink:type="simple" xlink:href="https://static.ukrinform.com/photos/2023_04/thumb_files/630_360_1681499683-7890.jpeg" text:style-name="Internet_20_link" text:visited-style-name="Visited_20_Internet_20_Link">
630_360_16814...</text:a>
", "<text:a xlink:type="simple" xlink:href="https://static.ukrinform.com/photos/2023_04/thumb_files/630_360_1681500608-3052.jpeg" text:style-name="Internet_20_link" text:visited-style-name="Visited_20_Internet_20_Link">
630_360_16815...</text:a>
", "<text:a xlink:type="simple" xlink:href="https://static.ukrinform.com/photos/2023_04/thumb_files/630_360_1681500608-5003.jpeg" text:style-name="Internet_20_link" text:visited-style-name="Visited_20_Internet_20_Link">
630_360_16815...</text:a>
", "<text:a xlink:type="simple" xlink:href="https://static.ukrinform.com/photos/2023_04/thumb_files/630_360_1681500608-9957.jpeg" text:style-name="Internet_20_link" text:visited-style-name="Visited_20_Internet_20_Link">
630_360_16815...</text:a>
", "<text:a xlink:type="simple" xlink:href="https://static.ukrinform.com/photos/2023_04/thumb_files/630_360_1681500608-6121.jpeg" text:style-name="Internet_20_link" text:visited-style-name="Visited_20_Internet_20_Link">
630_360_16815...</text:a>
", "<text:a xlink:type="simple" xlink:href="https://static.ukrinform.com/photos/2023_04/thumb_files/630_360_1681500608-3258.jpeg" text:style-name="Internet_20_link" text:visited-style-name="Visited_20_Internet_20_Link">
630_360_16815...</text:a>
", "<text:a xlink:type="simple" xlink:href="https://static.ukrinform.com/photos/2023_04/thumb_files/630_360_1681500608-3632.jpeg" text:style-name="Internet_20_link" text:visited-style-name="Visited_20_Internet_20_Link">
630_360_16815...</text:a>
", "<text:a xlink:type="simple" xlink:href="https://static.ukrinform.com/photos/2023_04/thumb_files/630_360_1681500609-2106.jpeg" text:style-name="Internet_20_link" text:visited-style-name="Visited_20_Internet_20_Link">
630_360_16815...</text:a>
", "<text:a xlink:type="simple" xlink:href="https://static.ukrinform.com/photos/2023_04/thumb_files/630_360_1681500610-9902.jpeg" text:style-name="Internet_20_link" text:visited-style-name="Visited_20_Internet_20_Link">
630_360_16815...</text:a>
"]</text:p>
      <text:p text:style-name="P4">
Tags: ['Донеччина', 'Кириленко', 'Обстріл', "Слов'янськ", 'Війна з росією']</text:p>
      <text:p text:style-name="P4">
Type: Article</text:p>
      <!--METADATA-->
      <text:p text:style-name="P4">
<draw:frame draw:style-name="fr1" draw:name="Image293" text:anchor-type="as-char" svg:width="6.9236in" svg:height="3.956343in" draw:z-index="0">
<draw:image xlink:href="../Images/yкринформ/2023-04-14T22-19-00-03-00/630_360_1681499682-1968.jpeg" xlink:type="simple" xlink:show="embed" xlink:actuate="onLoad" draw:mime-type="image/jpeg"/>
</draw:frame>
The number of Russians killed as a result of the Russian rocket strike has increased by the Blessed people, and is also known about 21 wounded.</text:p>
      <text:p text:style-name="P4">
This was reported in <text:a xlink:type="simple" xlink:href="https://t.me/pavlokyrylenko_donoda/7537" text:style-name="Internet_20_link" text:visited-style-name="Visited_20_Internet_20_Link">
</text:a>
Pavel Kirilenko, Olovadonian Ova, reports Ukrinform.</text:p>
      <text:p text:style-name="P4">
<draw:frame draw:style-name="fr1" draw:name="Image294" text:anchor-type="as-char" svg:width="6.9236in" svg:height="3.956343in" draw:z-index="0">
<draw:image xlink:href="../Images/yкринформ/2023-04-14T22-19-00-03-00/630_360_1681499682-8059.jpeg" xlink:type="simple" xlink:show="embed" xlink:actuate="onLoad" draw:mime-type="image/jpeg"/>
</draw:frame>
Rocket Audio on Slavyansk: The number of dead and wounded increased / Photo: Pavlokirilenko / Donetsk Regional State Administration(This)  <text:a xlink:type="simple" xlink:href="https://static.ukrinform.com/photos/2023_04/1681499682-8059.jpeg" text:style-name="Internet_20_link" text:visited-style-name="Visited_20_Internet_20_Link">
<draw:frame draw:style-name="fr1" draw:name="Image295" text:anchor-type="as-char" svg:width="6.9236in" svg:height="3.956343in" draw:z-index="0">
<draw:image xlink:href="../Images/yкринформ/2023-04-14T22-19-00-03-00/630_360_1681499682-8059.jpeg" xlink:type="simple" xlink:show="embed" xlink:actuate="onLoad" draw:mime-type="image/jpeg"/>
</draw:frame>
</text:a>
 <text:a xlink:type="simple" xlink:href="https://static.ukrinform.com/photos/2023_04/1681499682-5661.jpeg" text:style-name="Internet_20_link" text:visited-style-name="Visited_20_Internet_20_Link">
<draw:frame draw:style-name="fr1" draw:name="Image296" text:anchor-type="as-char" svg:width="6.9236in" svg:height="3.956343in" draw:z-index="0">
<draw:image xlink:href="../Images/yкринформ/2023-04-14T22-19-00-03-00/630_360_1681499682-5661.jpeg" xlink:type="simple" xlink:show="embed" xlink:actuate="onLoad" draw:mime-type="image/jpeg"/>
</draw:frame>
</text:a>
 <text:a xlink:type="simple" xlink:href="https://static.ukrinform.com/photos/2023_04/1681499682-4128.jpeg" text:style-name="Internet_20_link" text:visited-style-name="Visited_20_Internet_20_Link">
<draw:frame draw:style-name="fr1" draw:name="Image297" text:anchor-type="as-char" svg:width="6.9236in" svg:height="3.956343in" draw:z-index="0">
<draw:image xlink:href="../Images/yкринформ/2023-04-14T22-19-00-03-00/630_360_1681499682-4128.jpeg" xlink:type="simple" xlink:show="embed" xlink:actuate="onLoad" draw:mime-type="image/jpeg"/>
</draw:frame>
</text:a>
 <text:a xlink:type="simple" xlink:href="https://static.ukrinform.com/photos/2023_04/1681499682-1968.jpeg" text:style-name="Internet_20_link" text:visited-style-name="Visited_20_Internet_20_Link">
<draw:frame draw:style-name="fr1" draw:name="Image298" text:anchor-type="as-char" svg:width="6.9236in" svg:height="3.956343in" draw:z-index="0">
<draw:image xlink:href="../Images/yкринформ/2023-04-14T22-19-00-03-00/630_360_1681499682-1968.jpeg" xlink:type="simple" xlink:show="embed" xlink:actuate="onLoad" draw:mime-type="image/jpeg"/>
</draw:frame>
</text:a>
 <text:a xlink:type="simple" xlink:href="https://static.ukrinform.com/photos/2023_04/1681499682-2528.jpeg" text:style-name="Internet_20_link" text:visited-style-name="Visited_20_Internet_20_Link">
<draw:frame draw:style-name="fr1" draw:name="Image299" text:anchor-type="as-char" svg:width="6.9236in" svg:height="3.956343in" draw:z-index="0">
<draw:image xlink:href="../Images/yкринформ/2023-04-14T22-19-00-03-00/630_360_1681499682-2528.jpeg" xlink:type="simple" xlink:show="embed" xlink:actuate="onLoad" draw:mime-type="image/jpeg"/>
</draw:frame>
</text:a>
 <text:a xlink:type="simple" xlink:href="https://static.ukrinform.com/photos/2023_04/1681499682-7267.jpeg" text:style-name="Internet_20_link" text:visited-style-name="Visited_20_Internet_20_Link">
<draw:frame draw:style-name="fr1" draw:name="Image300" text:anchor-type="as-char" svg:width="6.9236in" svg:height="3.956343in" draw:z-index="0">
<draw:image xlink:href="../Images/yкринформ/2023-04-14T22-19-00-03-00/630_360_1681499682-7267.jpeg" xlink:type="simple" xlink:show="embed" xlink:actuate="onLoad" draw:mime-type="image/jpeg"/>
</draw:frame>
</text:a>
 <text:a xlink:type="simple" xlink:href="https://static.ukrinform.com/photos/2023_04/1681499682-8387.jpeg" text:style-name="Internet_20_link" text:visited-style-name="Visited_20_Internet_20_Link">
<draw:frame draw:style-name="fr1" draw:name="Image301" text:anchor-type="as-char" svg:width="6.9236in" svg:height="3.956343in" draw:z-index="0">
<draw:image xlink:href="../Images/yкринформ/2023-04-14T22-19-00-03-00/630_360_1681499682-8387.jpeg" xlink:type="simple" xlink:show="embed" xlink:actuate="onLoad" draw:mime-type="image/jpeg"/>
</draw:frame>
</text:a>
 <text:a xlink:type="simple" xlink:href="https://static.ukrinform.com/photos/2023_04/1681499683-2536.jpeg" text:style-name="Internet_20_link" text:visited-style-name="Visited_20_Internet_20_Link">
<draw:frame draw:style-name="fr1" draw:name="Image302" text:anchor-type="as-char" svg:width="6.9236in" svg:height="3.956343in" draw:z-index="0">
<draw:image xlink:href="../Images/yкринформ/2023-04-14T22-19-00-03-00/630_360_1681499683-2536.jpeg" xlink:type="simple" xlink:show="embed" xlink:actuate="onLoad" draw:mime-type="image/jpeg"/>
</draw:frame>
</text:a>
 <text:a xlink:type="simple" xlink:href="https://static.ukrinform.com/photos/2023_04/1681499683-8411.jpeg" text:style-name="Internet_20_link" text:visited-style-name="Visited_20_Internet_20_Link">
<draw:frame draw:style-name="fr1" draw:name="Image303" text:anchor-type="as-char" svg:width="6.9236in" svg:height="3.956343in" draw:z-index="0">
<draw:image xlink:href="../Images/yкринформ/2023-04-14T22-19-00-03-00/630_360_1681499683-8411.jpeg" xlink:type="simple" xlink:show="embed" xlink:actuate="onLoad" draw:mime-type="image/jpeg"/>
</draw:frame>
</text:a>
 <text:a xlink:type="simple" xlink:href="https://static.ukrinform.com/photos/2023_04/1681499683-7890.jpeg" text:style-name="Internet_20_link" text:visited-style-name="Visited_20_Internet_20_Link">
<draw:frame draw:style-name="fr1" draw:name="Image304" text:anchor-type="as-char" svg:width="6.9236in" svg:height="3.956343in" draw:z-index="0">
<draw:image xlink:href="../Images/yкринформ/2023-04-14T22-19-00-03-00/630_360_1681499683-7890.jpeg" xlink:type="simple" xlink:show="embed" xlink:actuate="onLoad" draw:mime-type="image/jpeg"/>
</draw:frame>
</text:a>
“8 dead and 21 wounded - such operational data on the impact on <text:a xlink:type="simple" xlink:href="https://www.ukrinform.ua/tag-slovansk" text:style-name="Internet_20_link" text:visited-style-name="Visited_20_Internet_20_Link">
</text:a>
as of 21:00. Among the dead are a two-year-old child, who, unfortunately, could not be saved after pulled out under rubble. Another 5 people are probably under the wreckage of the destroyed house, ”the message reads.The Russians released around the city at least 7 rockets(According to preliminary information, C-300), 6 of them were hit in the residential sector, another 1 on the territory of the landscape park.</text:p>
      <text:p text:style-name="P4">
<text:span text:style-name="T4">
 Read also: </text:span>
 <text:a xlink:type="simple" xlink:href="https://www.ukrinform.ua/rubric-ato/3696089-rosiani-obstrilali-prikordonnu-gromadu-sumsini.html" text:style-name="Internet_20_link" text:visited-style-name="Visited_20_Internet_20_Link">
<text:span text:style-name="T4">
 firing </text:span>
</text:a>
5 high -rise buildings, 5 private homes, school, base, administrative building, shop, household and 12 cars are damaged.</text:p>
      <text:p text:style-name="P4">
Pavel Kirilenko emphasizes that all the information provided is preliminary. The strokes will be known later.</text:p>
      <text:p text:style-name="P4">
<text:span text:style-name="T4">
 Read also: </text:span>
 <text:a xlink:type="simple" xlink:href="https://www.ukrinform.ua/rubric-ato/3695993-zagarbniki-obstrilali-kramatorsk-poskodzeni-bagatopoverhivki.html" text:style-name="Internet_20_link" text:visited-style-name="Visited_20_Internet_20_Link">
<text:span text:style-name="T4">
 firing </text:span>
</text:a>
The pre -trial investigation into the firing of Russian troops of the Slavic Donetsk region.</text:p>
      <text:p text:style-name="P4">
News Source: <text:a xlink:type="simple" xlink:href="https://www.ukrinform.ua/rubric-regions/3696096-raketnij-udar-po-slovansku-kilkist-zagiblih-zrosla-do-vosmi-21-poranenij.html" text:style-name="Internet_20_link" text:visited-style-name="Visited_20_Internet_20_Link">
https://www.ukrinform.ua/rubric-regions/3696096-raketnij-udar-po-slovansku-kilkist-zagiblih-zrosla-do-vosmi-21-poranenij.html</text:a>
</text:p>
      <!--NEWS-->
      <text:h text:style-name="P10" text:outline-level="1">
<text:span text:style-name="T4">
In Ukraine, 70% of citizens support the ban on the activities of the UOC MP</text:span>
</text:h>
      <text:p text:style-name="P4">
Authors: Ukrinform (Person)</text:p>
      <text:p text:style-name="P4">
Publisher: Укринформ (Organization)</text:p>
      <text:p text:style-name="P4">
Published Time: 2023-04-14T22:42:00+03:00</text:p>
      <text:p text:style-name="P4">
Modified Time: 2023-04-14T22:42:00+03:00</text:p>
      <text:p text:style-name="P4">
Description: In Ukraine, 70% of citizens support the idea of banning the activity of the Ukrainian Orthodox Church of the Moscow Patriarchate. - Ukrinform.</text:p>
      <text:p text:style-name="P4">
Images: ["<text:a xlink:type="simple" xlink:href="https://static.ukrinform.com/photos/2019_01/thumb_files/630_360_1547809133-586.jpg" text:style-name="Internet_20_link" text:visited-style-name="Visited_20_Internet_20_Link">
630_360_15478...</text:a>
"]</text:p>
      <text:p text:style-name="P4">
Tags: ['Опитування', 'УПЦ МП', 'Заборона']</text:p>
      <text:p text:style-name="P4">
Type: Article</text:p>
      <!--METADATA-->
      <text:p text:style-name="P4">
<draw:frame draw:style-name="fr1" draw:name="Image305" text:anchor-type="as-char" svg:width="6.9236in" svg:height="3.956343in" draw:z-index="0">
<draw:image xlink:href="../Images/yкринформ/2023-04-14T22-42-00-03-00/630_360_1547809133-586.jpg" xlink:type="simple" xlink:show="embed" xlink:actuate="onLoad" draw:mime-type="image/jpeg"/>
</draw:frame>
In Ukraine ,70% of citizens support the idea of banning the activity of the Ukrainian Orthodox Church of the Moscow Patriarchate.</text:p>
      <text:p text:style-name="P4">
This is evidenced by <text:a xlink:type="simple" xlink:href="http://drive.google.com/drive/folders/1tU57MOXBEtUXdB6Mnn6LcpWBBLV8CAWo" text:style-name="Internet_20_link" text:visited-style-name="Visited_20_Internet_20_Link">
</text:a>
Gradus research conducted on the eve of the holiday, Ukrinform reports.</text:p>
      <text:p text:style-name="P4">
Thus, 70% of respondents support the ban on the activities of the UOC -MP in the territory of Ukraine, while in 2021 there were just more than half(55%).</text:p>
      <text:p text:style-name="P4">
<text:span text:style-name="T4">
Читайте також:</text:span>
 <text:a xlink:type="simple" xlink:href="https://www.ukrinform.ua/rubric-society/3695094-danilov-institucii-aki-maut-vidnosenna-do-moskvi-ne-pracuvatimut-na-teritorii-ukraini.html" text:style-name="Internet_20_link" text:visited-style-name="Visited_20_Internet_20_Link">
 </text:a>
In addition, two -thirds of respondents(66%)They treat the decision on the Vistles of the UOC-MP from the Kiev-Pechersk Lavra positively(very or rather).</text:p>
      <text:p text:style-name="P4">
Опитування проведено дослідницькою компанією Gradus Research методомсамозаповнення анкети в мобільному додатку. Вибірка: 1330 респондентів у віці18-60 років, які мешкають у населених пунктах, де проживає понад 50 000жителів. Період проведення: 13-14 квітня 2023 року.</text:p>
      <text:p text:style-name="P4">
<text:span text:style-name="T4">
Читайте також:</text:span>
 <text:a xlink:type="simple" xlink:href="https://www.ukrinform.ua/rubric-diaspora/3695962-skilki-ukrainski-bizenci-u-polsi-planuut-vitratiti-na-velikden-doslidzenna.html" text:style-name="Internet_20_link" text:visited-style-name="Visited_20_Internet_20_Link">
 </text:a>
As it was reported, the National Reserve "<text:a xlink:type="simple" xlink:href="https://www.ukrinform.ua/tag-kiivska-lavra" text:style-name="Internet_20_link" text:visited-style-name="Visited_20_Internet_20_Link">
</text:a>
"He announced the break of the lease with the Ukrainian Orthodox Church of the Moscow Patriarchate from March 29, 2023, the protuberance supporters of the UOC -MP hindered the beginning of the activity of the Commission of Zinventing Property.</text:p>
      <text:p text:style-name="P4">
News Source: <text:a xlink:type="simple" xlink:href="https://www.ukrinform.ua/rubric-society/3696005-v-ukraini-70-gromadan-pidtrimuut-zaboronu-dialnosti-upc-mp.html" text:style-name="Internet_20_link" text:visited-style-name="Visited_20_Internet_20_Link">
https://www.ukrinform.ua/rubric-society/3696005-v-ukraini-70-gromadan-pidtrimuut-zaboronu-dialnosti-upc-mp.html</text:a>
</text:p>
      <!--NEWS-->
      <text:h text:style-name="P10" text:outline-level="1">
<text:span text:style-name="T4">
Costa Rica joined the coalition for the creation</text:span>
</text:h>
      <text:p text:style-name="P4">
Authors: Ukrinform (Person)</text:p>
      <text:p text:style-name="P4">
Publisher: Укринформ (Organization)</text:p>
      <text:p text:style-name="P4">
Published Time: 2023-04-14T22:53:00+03:00</text:p>
      <text:p text:style-name="P4">
Modified Time: 2023-04-14T22:53:00+03:00</text:p>
      <text:p text:style-name="P4">
Description: Costa Rica joined the coalition of the countries for the creation of a special tribunal on the crime against Ukraine. - Ukrinform.</text:p>
      <text:p text:style-name="P4">
Images: ["<text:a xlink:type="simple" xlink:href="https://static.ukrinform.com/photos/2016_12/thumb_files/630_360_1482999669-1652-kostarika.jpg" text:style-name="Internet_20_link" text:visited-style-name="Visited_20_Internet_20_Link">
630_360_14829...</text:a>
"]</text:p>
      <text:p text:style-name="P4">
Tags: ['Кулеба', 'МЗС', 'Трибунал', 'Україна', 'Агресія РФ', 'Коста-Рика']</text:p>
      <text:p text:style-name="P4">
Type: Article</text:p>
      <!--METADATA-->
      <text:p text:style-name="P4">
<draw:frame draw:style-name="fr1" draw:name="Image306" text:anchor-type="as-char" svg:width="6.9236in" svg:height="3.956343in" draw:z-index="0">
<draw:image xlink:href="../Images/yкринформ/2023-04-14T22-53-00-03-00/630_360_1482999669-1652-kostarika.jpg" xlink:type="simple" xlink:show="embed" xlink:actuate="onLoad" draw:mime-type="image/jpeg"/>
</draw:frame>
Costa Rica has joined the coalition of the countries for the creation of a special tribunal on the crime of aggression.</text:p>
      <text:p text:style-name="P4">
This was reported in <text:a xlink:type="simple" xlink:href="https://twitter.com/DmytroKuleba" text:style-name="Internet_20_link" text:visited-style-name="Visited_20_Internet_20_Link">
</text:a>
Minister of Foreign Affairs of Ukraine Dmytro Kuleba, Ukrinform reports.</text:p>
      <text:p text:style-name="Quotations">

<text:p text:style-name="P4">
Dringing Our Call Today, FM Arnoldo Tinoco Informed Me That Costa Rica Has&gt;
 Decided To Join The Core Group on the Special Tribunal For the Crime of&gt;
 Aggressionnstinstinstnst. Further Boost Bilateral Cooperation. &gt;
&gt;
 - DMYTRO KULEBA(Dmitrykuleba) <text:a xlink:type="simple" xlink:href="https://twitter.com/DmytroKuleba/status/1646917261490282510" text:style-name="Internet_20_link" text:visited-style-name="Visited_20_Internet_20_Link">
&gt;
 </text:a>
"During our conversation today, the Foreign Minister Arnoldo Tinoco told me that Costa Rica decided to join the main group for creation <text:a xlink:type="simple" xlink:href="https://www.ukrinform.ua/tag-tribunal" text:style-name="Internet_20_link" text:visited-style-name="Visited_20_Internet_20_Link">
</text:a>
in the case of crime of aggression of anti -Ukraine. As a result, the total number of states reached 34. We have also completed ways to strengthen bilateral cooperation, "Kuleba wrote.</text:p>

</text:p>
      <text:p text:style-name="P4">
<text:span text:style-name="T4">
 Read also: </text:span>
 <text:a xlink:type="simple" xlink:href="https://www.ukrinform.ua/rubric-polytics/3693437-evrosouz-obgovorue-z-krainami-g7-spectribunal-sodo-zlocinu-agresii-rosii-evrokomisar.html" text:style-name="Internet_20_link" text:visited-style-name="Visited_20_Internet_20_Link">
<text:span text:style-name="T4">
 special tribunal </text:span>
</text:a>
As reported by Ukrinform, the Ministry of Foreign Affairs of Ukraine <text:a xlink:type="simple" xlink:href="https://www.ukrinform.ua/rubric-polytics/3675976-koalicia-zi-stvorenna-spectribunalu-dla-rf-prodovzit-zrostati-kuleba.html" text:style-name="Internet_20_link" text:visited-style-name="Visited_20_Internet_20_Link">
</text:a>
over the expansion of the international coalition for the creation of a special tribunal on the crime of aggression against Ukraine and the prosecution of military and political leadership of the Russian Federation of reference.</text:p>
      <text:p text:style-name="P4">
News Source: <text:a xlink:type="simple" xlink:href="https://www.ukrinform.ua/rubric-polytics/3696104-kostarika-dolucilasa-do-koalicii-za-stvorenna-spectribunalu-dla-rf.html" text:style-name="Internet_20_link" text:visited-style-name="Visited_20_Internet_20_Link">
https://www.ukrinform.ua/rubric-polytics/3696104-kostarika-dolucilasa-do-koalicii-za-stvorenna-spectribunalu-dla-rf.html</text:a>
</text:p>
      <!--NEWS-->
      <text:h text:style-name="P10" text:outline-level="1">
<text:span text:style-name="T4">
The largest German manufacturer of military equipment and ammunition was cyberatum</text:span>
</text:h>
      <text:p text:style-name="P4">
Authors: Ukrinform (Person)</text:p>
      <text:p text:style-name="P4">
Publisher: Укринформ (Organization)</text:p>
      <text:p text:style-name="P4">
Published Time: 2023-04-14T22:59:00+03:00</text:p>
      <text:p text:style-name="P4">
Modified Time: 2023-04-14T22:59:00+03:00</text:p>
      <text:p text:style-name="P4">
Description: The largest German manufacturer of military equipment and ammunition - the RheinMetall concern - has undergone another cyberattack. - Ukrinform.</text:p>
      <text:p text:style-name="P4">
Images: ["<text:a xlink:type="simple" xlink:href="https://static.ukrinform.com/photos/2022_09/thumb_files/630_360_1662202935-829.jpg" text:style-name="Internet_20_link" text:visited-style-name="Visited_20_Internet_20_Link">
630_360_16622...</text:a>
"]</text:p>
      <text:p text:style-name="P4">
Tags: ['Кібератака', 'Німеччина', 'Хакери', 'Військова техніка']</text:p>
      <text:p text:style-name="P4">
Type: Article</text:p>
      <!--METADATA-->
      <text:p text:style-name="P4">
<draw:frame draw:style-name="fr1" draw:name="Image307" text:anchor-type="as-char" svg:width="6.9236in" svg:height="3.956343in" draw:z-index="0">
<draw:image xlink:href="../Images/yкринформ/2023-04-14T22-59-00-03-00/630_360_1662202935-829.jpg" xlink:type="simple" xlink:show="embed" xlink:actuate="onLoad" draw:mime-type="image/jpeg"/>
</draw:frame>
The largest manufacturer of military equipment and ammunition - the Rheinmetall concern - has brought another cyberattack.</text:p>
      <text:p text:style-name="P4">
About it, as Ukrinform reports, reports <text:a xlink:type="simple" xlink:href="https://www.spiegel.de/netzwelt/rheinmetall-cyberangriff-auf-ruestungskonzern-a-dca34503-412d-4186-ac20-9769654e8e00" text:style-name="Internet_20_link" text:visited-style-name="Visited_20_Internet_20_Link">
</text:a>
.</text:p>
      <text:p text:style-name="P4">
This time the victim <text:a xlink:type="simple" xlink:href="https://www.ukrinform.ua/tag-hakeri" text:style-name="Internet_20_link" text:visited-style-name="Visited_20_Internet_20_Link">
</text:a>
became a civil business company. The victim of cybercriminals was the Dax Rheinmetall group: several subsidiaries of RheinMetall around the world were injured, including Kolbenschmidt company, where various systems failed on Friday. Production is intended primarily for industrial customers and companies with the Vatmobin Sector.</text:p>
      <text:p text:style-name="P4">
"The failure will not affect the military business of three VEHICLE Systems, Weaponand Ammunities and Electronic Solutions," the group spokesman assured.</text:p>
      <text:p text:style-name="P4">
The amount of losses caused is now being clarified. The prosecutor's office of Cologna has violated the criminal case. It is not yet known who is behind the attack.</text:p>
      <text:p text:style-name="P4">
<text:span text:style-name="T4">
 Read also: </text:span>
 <text:a xlink:type="simple" xlink:href="https://www.ukrinform.ua/rubric-technology/3694978-rosijski-hakeri-vidstezuut-gumkonvoi-v-ukraini-cerez-kameri-sposterezenna-u-kafe.html" text:style-name="Internet_20_link" text:visited-style-name="Visited_20_Internet_20_Link">
<text:span text:style-name="T4">
 hacker </text:span>
</text:a>
According to its own statements, RheinMetall is one of the top three manufacturers of military equipment and ammunition in the Western world. Currently, the market value of REINMETALL is over 10 billion euros. The cost of the shares increased more than the Russian invasion of Ukraine a year ago. In civilian spheres, it is a supplier, in particular for the automotive industry.</text:p>
      <text:p text:style-name="P4">
News Source: <text:a xlink:type="simple" xlink:href="https://www.ukrinform.ua/rubric-technology/3696105-najbilsij-nimeckij-virobnik-vijskovoi-tehniki-ta-boepripasiv-zaznav-kiberataki.html" text:style-name="Internet_20_link" text:visited-style-name="Visited_20_Internet_20_Link">
https://www.ukrinform.ua/rubric-technology/3696105-najbilsij-nimeckij-virobnik-vijskovoi-tehniki-ta-boepripasiv-zaznav-kiberataki.html</text:a>
</text:p>
      <!--NEWS-->
      <text:h text:style-name="P10" text:outline-level="1">
<text:span text:style-name="T4">
Canada has transferred three training simulators to tanks to Ukraine</text:span>
</text:h>
      <text:p text:style-name="P4">
Authors: Ukrinform (Person)</text:p>
      <text:p text:style-name="P4">
Publisher: Укринформ (Organization)</text:p>
      <text:p text:style-name="P4">
Published Time: 2023-04-14T23:06:00+03:00</text:p>
      <text:p text:style-name="P4">
Modified Time: 2023-04-14T23:06:00+03:00</text:p>
      <text:p text:style-name="P4">
Description: Canada has allocated three simulators of fire from the Leopard Tank to train the Armed Forces of the Armed Forces of Ukraine. - Ukrinform.</text:p>
      <text:p text:style-name="P4">
Images: ["<text:a xlink:type="simple" xlink:href="https://static.ukrinform.com/photos/2023_04/thumb_files/630_360_1681502735-790.jpg" text:style-name="Internet_20_link" text:visited-style-name="Visited_20_Internet_20_Link">
630_360_16815...</text:a>
"]</text:p>
      <text:p text:style-name="P4">
Tags: ['Канада', 'Танк', 'Україна', 'Симулятор']</text:p>
      <text:p text:style-name="P4">
Type: Article</text:p>
      <!--METADATA-->
      <text:p text:style-name="P4">
<draw:frame draw:style-name="fr1" draw:name="Image308" text:anchor-type="as-char" svg:width="6.9236in" svg:height="3.956343in" draw:z-index="0">
<draw:image xlink:href="../Images/yкринформ/2023-04-14T23-06-00-03-00/630_360_1681502735-790.jpg" xlink:type="simple" xlink:show="embed" xlink:actuate="onLoad" draw:mime-type="image/jpeg"/>
</draw:frame>
Canadian for training in the Armed Forces of the Armed Forces of Ukraine three simulators of the fire of LEOPARD 2.</text:p>
      <text:p text:style-name="P4">
According to Ukrinform correspondent, about it on its page on the network <text:a xlink:type="simple" xlink:href="https://twitter.com/AnitaAnandMP/status/1646941403086200855" text:style-name="Internet_20_link" text:visited-style-name="Visited_20_Internet_20_Link">
</text:a>
Canadian Defense Writing Anita Anand.</text:p>
      <text:p text:style-name="P4">
“In addition to eight Leopard 2 tanks that we have already delivered to Poland <text:a xlink:type="simple" xlink:href="https://www.ukrinform.ua/tag-kanada" text:style-name="Internet_20_link" text:visited-style-name="Visited_20_Internet_20_Link">
</text:a>
She launched three Simulators of the SEPARD to help Ukrainian tankers in mastering the use of these tanks and tactics of handling them, ”Anand said.</text:p>
      <text:p text:style-name="P4">
She stressed that "our support of Ukraine is all -aged and will continue."</text:p>
      <text:p text:style-name="P4">
<text:span text:style-name="T4">
 Read also: </text:span>
 <text:a xlink:type="simple" xlink:href="https://www.ukrinform.ua/rubric-polytics/3695907-kanada-spiratimetsa-na-poziciu-ukraini-v-pitanni-stavlenna-do-mirnogo-planu-kitau-posol.html" text:style-name="Internet_20_link" text:visited-style-name="Visited_20_Internet_20_Link">
<text:span text:style-name="T4">
 Canada </text:span>
</text:a>
Recall: earlier Anand announced that <text:a xlink:type="simple" xlink:href="https://www.ukrinform.ua/rubric-ato/3696035-kanada-uze-vidpravila-do-evropi-usi-obicani-ukraini-tanki-leopard-ministr-oboroni.html" text:style-name="Internet_20_link" text:visited-style-name="Visited_20_Internet_20_Link">
</text:a>
, promised to Ukraine.  Photo: Anita Anand / Twitter</text:p>
      <text:p text:style-name="P4">
News Source: <text:a xlink:type="simple" xlink:href="https://www.ukrinform.ua/rubric-ato/3696106-kanada-peredala-ukraini-tri-navcalni-simulatori-strilbi-z-tankiv.html" text:style-name="Internet_20_link" text:visited-style-name="Visited_20_Internet_20_Link">
https://www.ukrinform.ua/rubric-ato/3696106-kanada-peredala-ukraini-tri-navcalni-simulatori-strilbi-z-tankiv.html</text:a>
</text:p>
      <!--NEWS-->
      <text:h text:style-name="P10" text:outline-level="1">
<text:span text:style-name="T4">
In Russia, the Carnegie Foundation, the Multiplier and another singer were recognized as "inagents"</text:span>
</text:h>
      <text:p text:style-name="P4">
Authors: Ukrinform (Person)</text:p>
      <text:p text:style-name="P4">
Publisher: Укринформ (Organization)</text:p>
      <text:p text:style-name="P4">
Published Time: 2023-04-14T23:20:00+03:00</text:p>
      <text:p text:style-name="P4">
Modified Time: 2023-04-14T23:20:00+03:00</text:p>
      <text:p text:style-name="P4">
Description: The Ministry of Justice of Russia has introduced to the register of "foreign agents" author-executor Semen Slepakov, publicist Igor Yakovenko, multiplier Pavel Muntyan, journalist Pavel Kanigin, "Carnegie Foundation for International Peace", Agency, Polygon and Association " Rainbow Association. " - Ukrinform.</text:p>
      <text:p text:style-name="P4">
Images: ["<text:a xlink:type="simple" xlink:href="https://static.ukrinform.com/photos/2022_04/thumb_files/630_360_1650942309-851.jpg" text:style-name="Internet_20_link" text:visited-style-name="Visited_20_Internet_20_Link">
630_360_16509...</text:a>
"]</text:p>
      <text:p text:style-name="P4">
Tags: ['росія', 'Іноагент']</text:p>
      <text:p text:style-name="P4">
Type: Article</text:p>
      <!--METADATA-->
      <text:p text:style-name="P4">
<draw:frame draw:style-name="fr1" draw:name="Image309" text:anchor-type="as-char" svg:width="6.9236in" svg:height="3.956343in" draw:z-index="0">
<draw:image xlink:href="../Images/yкринформ/2023-04-14T23-20-00-03-00/630_360_1650942309-851.jpg" xlink:type="simple" xlink:show="embed" xlink:actuate="onLoad" draw:mime-type="image/jpeg"/>
</draw:frame>
The Ministry of Justice introduced to the register of "foreign agents" author-executor Semen Slepakov, publicist Igor Yakovenko, multiplier Pavel Muntyan, journalist Pavlakanyigin, "Carnegie Foundation for International Peace", "Agency" .</text:p>
      <text:p text:style-name="P4">
About it reports Ukrinform with reference to <text:a xlink:type="simple" xlink:href="https://minjust.gov.ru/ru/events/49437/" text:style-name="Internet_20_link" text:visited-style-name="Visited_20_Internet_20_Link">
</text:a>
.</text:p>
      <text:p text:style-name="P4">
According to the Ministry of Justice, Slepakov received support from foreign sources, opposed the war in Ukraine and "formed a negative attitude towards military service of the civil service as a whole", as well as "negatively spoke about citizens [] <text:a xlink:type="simple" xlink:href="https://www.ukrinform.ua/tag-rosia" text:style-name="Internet_20_link" text:visited-style-name="Visited_20_Internet_20_Link">
</text:a>
".</text:p>
      <text:p text:style-name="P4">
The rest are made similar claims, except for the "Rainbow Association". The reason for its introduction to the list of "inagents" was "the propaganda of unconventional sexual relations."</text:p>
      <text:p text:style-name="P4">
<text:span text:style-name="T4">
 Read also: </text:span>
 <text:a xlink:type="simple" xlink:href="https://www.ukrinform.ua/rubric-world/3694963-u-rosii-napisali-donos-u-genprokuraturu-na-allu-pugacovu.html" text:style-name="Internet_20_link" text:visited-style-name="Visited_20_Internet_20_Link">
</text:a>
Also, in connection with the liquidation from the Register of "Inagents" excluded the regional -public organization "Ecological watch of Sakhalin" and the autonomous non -profit organization "Center for conservation and study of salmon species of fish and their places of residence".</text:p>
      <text:p text:style-name="P4">
Currently, in the register of "inagents", in which both physical and legal staff are located - <text:a xlink:type="simple" xlink:href="https://minjust.gov.ru/uploaded/files/reestr-inostrannyih-agentov-14-04-2023.pdf" text:style-name="Internet_20_link" text:visited-style-name="Visited_20_Internet_20_Link">
</text:a>
 .</text:p>
      <text:p text:style-name="P4">
News Source: <text:a xlink:type="simple" xlink:href="https://www.ukrinform.ua/rubric-world/3696093-u-rosii-viznali-inoagentami-fond-karnegi-multiplikatora-i-se-odnogo-spivaka.html" text:style-name="Internet_20_link" text:visited-style-name="Visited_20_Internet_20_Link">
https://www.ukrinform.ua/rubric-world/3696093-u-rosii-viznali-inoagentami-fond-karnegi-multiplikatora-i-se-odnogo-spivaka.html</text:a>
</text:p>
      <!--NEWS-->
      <text:h text:style-name="P10" text:outline-level="1">
<text:span text:style-name="T4">
Al-Ain will play in the UAE Presidential Cup finals</text:span>
</text:h>
      <text:p text:style-name="P4">
Authors: Ukrinform (Person)</text:p>
      <text:p text:style-name="P4">
Publisher: Укринформ (Organization)</text:p>
      <text:p text:style-name="P4">
Published Time: 2023-04-14T23:30:13+03:00</text:p>
      <text:p text:style-name="P4">
Modified Time: 2023-04-14T23:30:13+03:00</text:p>
      <text:p text:style-name="P4">
Description: Yarmolenko took part in his naked team. - Ukrinform.</text:p>
      <text:p text:style-name="P4">
Images: ["<text:a xlink:type="simple" xlink:href="https://static.ukrinform.com/photos/2023_04/thumb_files/630_360_1681504170-604.jpg" text:style-name="Internet_20_link" text:visited-style-name="Visited_20_Internet_20_Link">
630_360_16815...</text:a>
"]</text:p>
      <text:p text:style-name="P4">
Tags: ['Ярмоленко', 'Футбол', 'Ребров']</text:p>
      <text:p text:style-name="P4">
Type: Article</text:p>
      <!--METADATA-->
      <text:p text:style-name="P4">
<draw:frame draw:style-name="fr1" draw:name="Image310" text:anchor-type="as-char" svg:width="6.9236in" svg:height="3.956343in" draw:z-index="0">
<draw:image xlink:href="../Images/yкринформ/2023-04-14T23-30-13-03-00/630_360_1681504170-604.jpg" xlink:type="simple" xlink:show="embed" xlink:actuate="onLoad" draw:mime-type="image/jpeg"/>
</draw:frame>
Yarmolenkov participated in his naked team.</text:p>
      <text:p text:style-name="P4">
Al-Ain's Ukrainian coach Sergei Rebrov won Al-Vasl in the second 1/2 finals of the UAE Presidential Cup-1: 0, Ukrinform reports.</text:p>
      <text:p text:style-name="P4">
Eric scored in the 23rd minute. The decisive touch of the ball in front of the goal of his partner was held by Ukrainian Andriy Yarmolenko, who came out in the starting lineup and prevailed in the field for a little more than an hour.</text:p>
      <text:p text:style-name="P4">
Another goal of the owners - the palace ball - was canceled after VAR viewing.</text:p>
      <text:p text:style-name="P4">
It should be noted that the teams completed the 10x10 meeting after the removal of Khalidales in the 29th minute with the owners and Benlamry in the 86th minute.</text:p>
      <text:p text:style-name="P4">
<text:span text:style-name="T4">
 Read also: </text:span>
 <text:a xlink:type="simple" xlink:href="https://www.ukrinform.ua/rubric-sports/3693703-armolenko-vidznacivsa-za-al-ajn-u-matci-proti-haurfakkana.html" text:style-name="Internet_20_link" text:visited-style-name="Visited_20_Internet_20_Link">
<text:span text:style-name="T4">
 Yarmolenko </text:span>
</text:a>
As reported by Ukrinform, the opponent of Al-Aina will be the winner of the Agman-Al-Sharja.</text:p>
      <text:p text:style-name="P4">
Photo: twitter.com/alainfcae</text:p>
      <text:p text:style-name="P4">
News Source: <text:a xlink:type="simple" xlink:href="https://www.ukrinform.ua/rubric-sports/3696109-alajn-zigrae-u-finali-kubka-prezidenta-oae.html" text:style-name="Internet_20_link" text:visited-style-name="Visited_20_Internet_20_Link">
https://www.ukrinform.ua/rubric-sports/3696109-alajn-zigrae-u-finali-kubka-prezidenta-oae.html</text:a>
</text:p>
      <!--NEWS-->
      <text:h text:style-name="P10" text:outline-level="1">
<text:span text:style-name="T4">
Ukraine hopes by the end of June to collect an annual package of funds for a quick recovery</text:span>
</text:h>
      <text:p text:style-name="P4">
Authors: Ukrinform (Person)</text:p>
      <text:p text:style-name="P4">
Publisher: Укринформ (Organization)</text:p>
      <text:p text:style-name="P4">
Published Time: 2023-04-14T23:34:00+03:00</text:p>
      <text:p text:style-name="P4">
Modified Time: 2023-04-14T23:34:00+03:00</text:p>
      <text:p text:style-name="P4">
Description: Prime Minister of Ukraine Denis Shmigal expressed the hope that the funds needed to carry out the immediate restoration of the destroyed infrastructure of Ukraine in 2023 will be able to collect by the end of June. - Ukrinform.</text:p>
      <text:p text:style-name="P4">
Images: ["<text:a xlink:type="simple" xlink:href="https://static.ukrinform.com/photos/2023_04/thumb_files/630_360_1681504378-959.jpg" text:style-name="Internet_20_link" text:visited-style-name="Visited_20_Internet_20_Link">
630_360_16815...</text:a>
", "<text:a xlink:type="simple" xlink:href="https://static.ukrinform.com/photos/2023_04/thumb_files/630_360_1681504934-7184.jpeg" text:style-name="Internet_20_link" text:visited-style-name="Visited_20_Internet_20_Link">
630_360_16815...</text:a>
", "<text:a xlink:type="simple" xlink:href="https://static.ukrinform.com/photos/2023_04/thumb_files/630_360_1681504934-6665.jpeg" text:style-name="Internet_20_link" text:visited-style-name="Visited_20_Internet_20_Link">
630_360_16815...</text:a>
", "<text:a xlink:type="simple" xlink:href="https://static.ukrinform.com/photos/2023_04/thumb_files/630_360_1681504934-8827.jpeg" text:style-name="Internet_20_link" text:visited-style-name="Visited_20_Internet_20_Link">
630_360_16815...</text:a>
", "<text:a xlink:type="simple" xlink:href="https://static.ukrinform.com/photos/2023_04/thumb_files/630_360_1681504934-5109.jpeg" text:style-name="Internet_20_link" text:visited-style-name="Visited_20_Internet_20_Link">
630_360_16815...</text:a>
", "<text:a xlink:type="simple" xlink:href="https://static.ukrinform.com/photos/2023_04/thumb_files/630_360_1681504934-9208.jpeg" text:style-name="Internet_20_link" text:visited-style-name="Visited_20_Internet_20_Link">
630_360_16815...</text:a>
", "<text:a xlink:type="simple" xlink:href="https://static.ukrinform.com/photos/2023_04/thumb_files/630_360_1681504934-6763.jpeg" text:style-name="Internet_20_link" text:visited-style-name="Visited_20_Internet_20_Link">
630_360_16815...</text:a>
", "<text:a xlink:type="simple" xlink:href="https://static.ukrinform.com/photos/2023_04/thumb_files/630_360_1681504935-6808.jpeg" text:style-name="Internet_20_link" text:visited-style-name="Visited_20_Internet_20_Link">
630_360_16815...</text:a>
", "<text:a xlink:type="simple" xlink:href="https://static.ukrinform.com/photos/2023_04/thumb_files/630_360_1681504935-6005.jpeg" text:style-name="Internet_20_link" text:visited-style-name="Visited_20_Internet_20_Link">
630_360_16815...</text:a>
", "<text:a xlink:type="simple" xlink:href="https://static.ukrinform.com/photos/2023_04/thumb_files/630_360_1681504935-6813.jpeg" text:style-name="Internet_20_link" text:visited-style-name="Visited_20_Internet_20_Link">
630_360_16815...</text:a>
", "<text:a xlink:type="simple" xlink:href="https://static.ukrinform.com/photos/2023_04/thumb_files/630_360_1681504935-6584.jpeg" text:style-name="Internet_20_link" text:visited-style-name="Visited_20_Internet_20_Link">
630_360_16815...</text:a>
", "<text:a xlink:type="simple" xlink:href="https://static.ukrinform.com/photos/2023_04/thumb_files/630_360_1681504935-1933.jpeg" text:style-name="Internet_20_link" text:visited-style-name="Visited_20_Internet_20_Link">
630_360_16815...</text:a>
", "<text:a xlink:type="simple" xlink:href="https://static.ukrinform.com/photos/2023_04/thumb_files/630_360_1681504935-9526.jpeg" text:style-name="Internet_20_link" text:visited-style-name="Visited_20_Internet_20_Link">
630_360_16815...</text:a>
"]</text:p>
      <text:p text:style-name="P4">
Tags: ['Економіка', 'США', 'Україна', 'Гроші', 'Шмигаль', 'Відбудова']</text:p>
      <text:p text:style-name="P4">
Type: Article</text:p>
      <!--METADATA-->
      <text:p text:style-name="P4">
<draw:frame draw:style-name="fr1" draw:name="Image311" text:anchor-type="as-char" svg:width="6.9236in" svg:height="3.956343in" draw:z-index="0">
<draw:image xlink:href="../Images/yкринформ/2023-04-14T23-34-00-03-00/630_360_1681504378-959.jpg" xlink:type="simple" xlink:show="embed" xlink:actuate="onLoad" draw:mime-type="image/jpeg"/>
</draw:frame>
Prime Minister of Ukraine Denis Shmigal expressed the hope that the funds needed to carry out the immediate restoration of the destroyed infrastructure of Ukraine in 2023 will be able to collect by the end of June.</text:p>
      <text:p text:style-name="P4">
He said this on Friday during a press conference in Washington with a visit to the United States, reports Ukrinform's own correspondent.</text:p>
      <text:p text:style-name="P4">
<draw:frame draw:style-name="fr1" draw:name="Image312" text:anchor-type="as-char" svg:width="6.9236in" svg:height="3.956343in" draw:z-index="0">
<draw:image xlink:href="../Images/yкринформ/2023-04-14T23-34-00-03-00/630_360_1681504934-7184.jpeg" xlink:type="simple" xlink:show="embed" xlink:actuate="onLoad" draw:mime-type="image/jpeg"/>
</draw:frame>
Prime Minister of Ukraine Denis Shmigal in Washington/Photo: kmu.gov.ua <text:a xlink:type="simple" xlink:href="https://static.ukrinform.com/photos/2023_04/1681504934-7184.jpeg" text:style-name="Internet_20_link" text:visited-style-name="Visited_20_Internet_20_Link">
<draw:frame draw:style-name="fr1" draw:name="Image313" text:anchor-type="as-char" svg:width="6.9236in" svg:height="3.956343in" draw:z-index="0">
<draw:image xlink:href="../Images/yкринформ/2023-04-14T23-34-00-03-00/630_360_1681504934-7184.jpeg" xlink:type="simple" xlink:show="embed" xlink:actuate="onLoad" draw:mime-type="image/jpeg"/>
</draw:frame>
</text:a>
 <text:a xlink:type="simple" xlink:href="https://static.ukrinform.com/photos/2023_04/1681504934-6665.jpeg" text:style-name="Internet_20_link" text:visited-style-name="Visited_20_Internet_20_Link">
<draw:frame draw:style-name="fr1" draw:name="Image314" text:anchor-type="as-char" svg:width="6.9236in" svg:height="3.956343in" draw:z-index="0">
<draw:image xlink:href="../Images/yкринформ/2023-04-14T23-34-00-03-00/630_360_1681504934-6665.jpeg" xlink:type="simple" xlink:show="embed" xlink:actuate="onLoad" draw:mime-type="image/jpeg"/>
</draw:frame>
</text:a>
 <text:a xlink:type="simple" xlink:href="https://static.ukrinform.com/photos/2023_04/1681504934-8827.jpeg" text:style-name="Internet_20_link" text:visited-style-name="Visited_20_Internet_20_Link">
<draw:frame draw:style-name="fr1" draw:name="Image315" text:anchor-type="as-char" svg:width="6.9236in" svg:height="3.956343in" draw:z-index="0">
<draw:image xlink:href="../Images/yкринформ/2023-04-14T23-34-00-03-00/630_360_1681504934-8827.jpeg" xlink:type="simple" xlink:show="embed" xlink:actuate="onLoad" draw:mime-type="image/jpeg"/>
</draw:frame>
</text:a>
 <text:a xlink:type="simple" xlink:href="https://static.ukrinform.com/photos/2023_04/1681504934-5109.jpeg" text:style-name="Internet_20_link" text:visited-style-name="Visited_20_Internet_20_Link">
<draw:frame draw:style-name="fr1" draw:name="Image316" text:anchor-type="as-char" svg:width="6.9236in" svg:height="3.956343in" draw:z-index="0">
<draw:image xlink:href="../Images/yкринформ/2023-04-14T23-34-00-03-00/630_360_1681504934-5109.jpeg" xlink:type="simple" xlink:show="embed" xlink:actuate="onLoad" draw:mime-type="image/jpeg"/>
</draw:frame>
</text:a>
 <text:a xlink:type="simple" xlink:href="https://static.ukrinform.com/photos/2023_04/1681504934-9208.jpeg" text:style-name="Internet_20_link" text:visited-style-name="Visited_20_Internet_20_Link">
<draw:frame draw:style-name="fr1" draw:name="Image317" text:anchor-type="as-char" svg:width="6.9236in" svg:height="3.956343in" draw:z-index="0">
<draw:image xlink:href="../Images/yкринформ/2023-04-14T23-34-00-03-00/630_360_1681504934-9208.jpeg" xlink:type="simple" xlink:show="embed" xlink:actuate="onLoad" draw:mime-type="image/jpeg"/>
</draw:frame>
</text:a>
 <text:a xlink:type="simple" xlink:href="https://static.ukrinform.com/photos/2023_04/1681504934-6763.jpeg" text:style-name="Internet_20_link" text:visited-style-name="Visited_20_Internet_20_Link">
<draw:frame draw:style-name="fr1" draw:name="Image318" text:anchor-type="as-char" svg:width="6.9236in" svg:height="3.956343in" draw:z-index="0">
<draw:image xlink:href="../Images/yкринформ/2023-04-14T23-34-00-03-00/630_360_1681504934-6763.jpeg" xlink:type="simple" xlink:show="embed" xlink:actuate="onLoad" draw:mime-type="image/jpeg"/>
</draw:frame>
</text:a>
 <text:a xlink:type="simple" xlink:href="https://static.ukrinform.com/photos/2023_04/1681504935-6808.jpeg" text:style-name="Internet_20_link" text:visited-style-name="Visited_20_Internet_20_Link">
<draw:frame draw:style-name="fr1" draw:name="Image319" text:anchor-type="as-char" svg:width="6.9236in" svg:height="3.956343in" draw:z-index="0">
<draw:image xlink:href="../Images/yкринформ/2023-04-14T23-34-00-03-00/630_360_1681504935-6808.jpeg" xlink:type="simple" xlink:show="embed" xlink:actuate="onLoad" draw:mime-type="image/jpeg"/>
</draw:frame>
</text:a>
 <text:a xlink:type="simple" xlink:href="https://static.ukrinform.com/photos/2023_04/1681504935-6005.jpeg" text:style-name="Internet_20_link" text:visited-style-name="Visited_20_Internet_20_Link">
<draw:frame draw:style-name="fr1" draw:name="Image320" text:anchor-type="as-char" svg:width="6.9236in" svg:height="3.956343in" draw:z-index="0">
<draw:image xlink:href="../Images/yкринформ/2023-04-14T23-34-00-03-00/630_360_1681504935-6005.jpeg" xlink:type="simple" xlink:show="embed" xlink:actuate="onLoad" draw:mime-type="image/jpeg"/>
</draw:frame>
</text:a>
 <text:a xlink:type="simple" xlink:href="https://static.ukrinform.com/photos/2023_04/1681504935-6813.jpeg" text:style-name="Internet_20_link" text:visited-style-name="Visited_20_Internet_20_Link">
<draw:frame draw:style-name="fr1" draw:name="Image321" text:anchor-type="as-char" svg:width="6.9236in" svg:height="3.956343in" draw:z-index="0">
<draw:image xlink:href="../Images/yкринформ/2023-04-14T23-34-00-03-00/630_360_1681504935-6813.jpeg" xlink:type="simple" xlink:show="embed" xlink:actuate="onLoad" draw:mime-type="image/jpeg"/>
</draw:frame>
</text:a>
 <text:a xlink:type="simple" xlink:href="https://static.ukrinform.com/photos/2023_04/1681504935-6584.jpeg" text:style-name="Internet_20_link" text:visited-style-name="Visited_20_Internet_20_Link">
<draw:frame draw:style-name="fr1" draw:name="Image322" text:anchor-type="as-char" svg:width="6.9236in" svg:height="3.956343in" draw:z-index="0">
<draw:image xlink:href="../Images/yкринформ/2023-04-14T23-34-00-03-00/630_360_1681504935-6584.jpeg" xlink:type="simple" xlink:show="embed" xlink:actuate="onLoad" draw:mime-type="image/jpeg"/>
</draw:frame>
</text:a>
 <text:a xlink:type="simple" xlink:href="https://static.ukrinform.com/photos/2023_04/1681504935-1933.jpeg" text:style-name="Internet_20_link" text:visited-style-name="Visited_20_Internet_20_Link">
<draw:frame draw:style-name="fr1" draw:name="Image323" text:anchor-type="as-char" svg:width="6.9236in" svg:height="3.956343in" draw:z-index="0">
<draw:image xlink:href="../Images/yкринформ/2023-04-14T23-34-00-03-00/630_360_1681504935-1933.jpeg" xlink:type="simple" xlink:show="embed" xlink:actuate="onLoad" draw:mime-type="image/jpeg"/>
</draw:frame>
</text:a>
 <text:a xlink:type="simple" xlink:href="https://static.ukrinform.com/photos/2023_04/1681504935-9526.jpeg" text:style-name="Internet_20_link" text:visited-style-name="Visited_20_Internet_20_Link">
<draw:frame draw:style-name="fr1" draw:name="Image324" text:anchor-type="as-char" svg:width="6.9236in" svg:height="3.956343in" draw:z-index="0">
<draw:image xlink:href="../Images/yкринформ/2023-04-14T23-34-00-03-00/630_360_1681504935-9526.jpeg" xlink:type="simple" xlink:show="embed" xlink:actuate="onLoad" draw:mime-type="image/jpeg"/>
</draw:frame>
</text:a>
</text:p>
      <text:p text:style-name="P4">
In this context, he added that our country already has a certain part of financing. So, according to him, $ 3.2 billion is already in the state budget, another $ 2.3 billion this year is provided by the United States to restore the energy network and other critically important infrastructure. In addition, Ukraine has received assurances from the European Commission for the allocation of € 1 milliors.</text:p>
      <text:p text:style-name="P4">
<text:span text:style-name="T4">
 Read also: </text:span>
 <text:a xlink:type="simple" xlink:href="https://www.ukrinform.ua/rubric-vidbudova/3695994-smigal-obgovoriv-z-ministrom-transportu-ssa-vidnovlenna-kriticnoi-infrastrukturi.html" text:style-name="Internet_20_link" text:visited-style-name="Visited_20_Internet_20_Link">
<text:span text:style-name="T4">
 Shmigal </text:span>
</text:a>
As for the rest, as the Prime Minister noted, the Ukrainian delegation discussed this issue in Washington with partners, including G7 countries and received confidence guarantees of about € 5 billion.</text:p>
      <text:p text:style-name="P4">
"I hope that the Conference on the Restoration of Ukraine in London we will have all the necessary funds for the rapid recovery in Ukraine, the necessary year," Shmigal said.</text:p>
      <text:p text:style-name="P4">
He stressed that this should provide people with a minimum level of social tagumanitarian services.</text:p>
      <text:p text:style-name="P4">
<text:span text:style-name="T4">
 Read also: </text:span>
 <text:a xlink:type="simple" xlink:href="https://www.ukrinform.ua/rubric-vidbudova/3695947-dfc-ta-usaid-dopomagatimut-ukraini-zalucati-investicii-na-vidbudovu.html" text:style-name="Internet_20_link" text:visited-style-name="Visited_20_Internet_20_Link">
</text:a>
As reported, the Conference on Recovery of Ukraine(URC 2023)Vlondona is scheduled for June 21-23. It will continue a series of annual events, the last of which was carried out by Switzerland together with Ukraine in Lugano.</text:p>
      <text:p text:style-name="P4">
News Source: <text:a xlink:type="simple" xlink:href="https://www.ukrinform.ua/rubric-economy/3696110-ukraina-spodivaetsa-do-kinca-cervna-zibrati-ricnij-paket-kostiv-dla-svidkogo-vidnovlenna.html" text:style-name="Internet_20_link" text:visited-style-name="Visited_20_Internet_20_Link">
https://www.ukrinform.ua/rubric-economy/3696110-ukraina-spodivaetsa-do-kinca-cervna-zibrati-ricnij-paket-kostiv-dla-svidkogo-vidnovlenna.html</text:a>
</text:p>
      <!--NEWS-->
      <text:h text:style-name="P10" text:outline-level="1">
<text:span text:style-name="T4">
In Odessa, the name of the designer and propagandist Lebedev erased from the tourist symbol of the city</text:span>
</text:h>
      <text:p text:style-name="P4">
Authors: Ukrinform (Person)</text:p>
      <text:p text:style-name="P4">
Publisher: Укринформ (Organization)</text:p>
      <text:p text:style-name="P4">
Published Time: 2023-04-14T23:51:00+03:00</text:p>
      <text:p text:style-name="P4">
Modified Time: 2023-04-14T23:51:00+03:00</text:p>
      <text:p text:style-name="P4">
Description: The name of the Russian designer and blogger Artemy Lebedev, who called on Odessa and "return" the city of Russia was erased from the Yakir-heart sculpture. - Ukrinform.</text:p>
      <text:p text:style-name="P4">
Images: ["<text:a xlink:type="simple" xlink:href="https://static.ukrinform.com/photos/2023_04/thumb_files/630_360_1681491058-589.jpg" text:style-name="Internet_20_link" text:visited-style-name="Visited_20_Internet_20_Link">
630_360_16814...</text:a>
", "<text:a xlink:type="simple" xlink:href="https://static.ukrinform.com/photos/2023_04/1681491032-392.jpg" text:style-name="Internet_20_link" text:visited-style-name="Visited_20_Internet_20_Link">
1681491032-39...</text:a>
", "<text:a xlink:type="simple" xlink:href="https://static.ukrinform.com/photos/2023_04/1681491048-397.jpg" text:style-name="Internet_20_link" text:visited-style-name="Visited_20_Internet_20_Link">
1681491048-39...</text:a>
"]</text:p>
      <text:p text:style-name="P4">
Tags: ['Одеса', 'Туризм', 'росія', 'Логотип']</text:p>
      <text:p text:style-name="P4">
Type: Article</text:p>
      <!--METADATA-->
      <text:p text:style-name="P4">
<draw:frame draw:style-name="fr1" draw:name="Image325" text:anchor-type="as-char" svg:width="6.9236in" svg:height="3.956343in" draw:z-index="0">
<draw:image xlink:href="../Images/yкринформ/2023-04-14T23-51-00-03-00/630_360_1681491058-589.jpg" xlink:type="simple" xlink:show="embed" xlink:actuate="onLoad" draw:mime-type="image/jpeg"/>
</draw:frame>
The name of the designer and blogger Artemy Lebedev, who called on the capture of Odessa and "return" the city of Russia was erased from the Yakir-heart sculpture.</text:p>
      <text:p text:style-name="P4">
About it reports Ukrinform.</text:p>
      <text:p text:style-name="P4">
On the morning of April 14, unknown paint was painted by Artemy Lebedev in the natural symbol of Odessa, the Yakir-heart sculpture. The author of the Odessa-Heart tourist dummy is the design company of the propagandist.</text:p>
      <text:p text:style-name="P4">
<draw:frame draw:style-name="fr1" draw:name="Image326" text:anchor-type="as-char" svg:width="6.9236in" svg:height="9.193002in" draw:z-index="0">
<draw:image xlink:href="../Images/yкринформ/2023-04-14T23-51-00-03-00/1681491032-392.jpg" xlink:type="simple" xlink:show="embed" xlink:actuate="onLoad" draw:mime-type="image/jpeg"/>
</draw:frame>
</text:p>
      <text:p text:style-name="P4">
<draw:frame draw:style-name="fr1" draw:name="Image327" text:anchor-type="as-char" svg:width="6.9236in" svg:height="5.211932in" draw:z-index="0">
<draw:image xlink:href="../Images/yкринформ/2023-04-14T23-51-00-03-00/1681491048-397.jpg" xlink:type="simple" xlink:show="embed" xlink:actuate="onLoad" draw:mime-type="image/jpeg"/>
</draw:frame>
Ukrinform addressed whether the tourist symbol of the city of Odessa City Council is planned to be replaced.</text:p>
      <text:p text:style-name="P4">
"Not yet. Personally, Artemy Lebedev did not develop him, his development of lax, which was presented in Kiev at that time. The logo was developed 12 years. It is incorrect to associate the "Yakir-heart" with the name of the "heart". We have long stopped with him any imprisonment, and the logo belongs to the Odessa and the city, ” - said Ivanptuga, the Chief of Culture, International Cooperation and European Integration.</text:p>
      <text:p text:style-name="P4">
According to the liptug, to create a new tourist brand, which will take place all stages of critics, recognition, use of society, business and politics - oblong.</text:p>
      <text:p text:style-name="P4">
“This sign(Anchor -heart)was the result of five -year discussions that should be a trial symbol <text:a xlink:type="simple" xlink:href="https://www.ukrinform.ua/tag-odesa" text:style-name="Internet_20_link" text:visited-style-name="Visited_20_Internet_20_Link">
</text:a>
, there were options. Now it has thousands of integrations into different commercial isocial projects and it will be difficult to replace it, ”said Leptuga.</text:p>
      <text:p text:style-name="P4">
The Leptuga added that the sculpture from which the name Lebedev was erased, differs from the graphic image of the city's logo. It was developed by a sculptoromole Chornoivanov from Kiev and has a different form.</text:p>
      <text:p text:style-name="P4">
<text:span text:style-name="T4">
 Read also: </text:span>
 <text:a xlink:type="simple" xlink:href="https://www.ukrinform.ua/rubric-regions/3642766-ne-tilki-katerina-ii-v-odesi-demontuvali-pamatnik-suvorovu.html" text:style-name="Internet_20_link" text:visited-style-name="Visited_20_Internet_20_Link">
<text:span text:style-name="T4">
 </text:span>
 <text:span text:style-name="T4">
 </text:span>
 <text:span text:style-name="T4">
 Catherine </text:span>
 <text:span text:style-name="T4">
 Odessa </text:span>
 <text:span text:style-name="T4">
 </text:span>
 dismantled <text:span text:style-name="T4">
<text:span text:style-name="T5">
* monument </text:span>
* </text:span>
 <text:span text:style-name="T4">
 Suvorov </text:span>
</text:a>
As reported, since 2017 Artemia Lebedev <text:a xlink:type="simple" xlink:href="https://reyestr.court.gov.ua/Review/94973609" text:style-name="Internet_20_link" text:visited-style-name="Visited_20_Internet_20_Link">
</text:a>
Entry to Ukraine for 5 years. The showman of the showman illegally <text:a xlink:type="simple" xlink:href="https://t.me/SBUkr/7614" text:style-name="Internet_20_link" text:visited-style-name="Visited_20_Internet_20_Link">
</text:a>
on the territory of the core nuclear power plant. There, he filmed a custom report for Kremliv Media Aries on the capture of the energy object and distributed through his audience on social networks. Because of this, it was introduced in <text:a xlink:type="simple" xlink:href="https://t.me/SBUkr/2250" text:style-name="Internet_20_link" text:visited-style-name="Visited_20_Internet_20_Link">
</text:a>
Ukraine.</text:p>
      <text:p text:style-name="P4">
<text:span text:style-name="T5">
Foto: Anna Botrova</text:span>
</text:p>
      <text:p text:style-name="P4">
News Source: <text:a xlink:type="simple" xlink:href="https://www.ukrinform.ua/rubric-regions/3696045-v-odesi-z-turisticnogo-simvolu-mista-sterli-ima-dizajnera-ta-propagandista-lebedeva.html" text:style-name="Internet_20_link" text:visited-style-name="Visited_20_Internet_20_Link">
https://www.ukrinform.ua/rubric-regions/3696045-v-odesi-z-turisticnogo-simvolu-mista-sterli-ima-dizajnera-ta-propagandista-lebedeva.html</text:a>
</text:p>
      <!--NEWS-->
      <text:h text:style-name="P10" text:outline-level="1">
<text:span text:style-name="T4">
In 2023, Ukraine will receive $ 3.5 billion in direct budget support from Japan</text:span>
</text:h>
      <text:p text:style-name="P4">
Author: ['АРМІЯINFORM']</text:p>
      <text:p text:style-name="P4">
Time: 2023-04-14T37:00:00-04:00</text:p>
      <text:p text:style-name="P4">
Description: Thrustly with Robomi Vizit in the United States, Ministra Financies Ukrainian Sergey Marchenko Proviv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b89df50deeba3d0c381bdc6b874022cb.jpeg" text:style-name="Internet_20_link" text:visited-style-name="Visited_20_Internet_20_Link">
b89df50deeba3d0c381bdc6b874022cb.jpeg</text:a>
']</text:p>
      <text:p text:style-name="P4">
Tags: ['STOPRUSSIA', 'АГРЕСІЯ РФ', 'ВТОРГНЕННЯ РФ', 'ДОПОМОГА ПАРТНЕРІВ', 'СВІТ ПІДТРИМУЄ УКРАЇНУ']</text:p>
      <text:p text:style-name="P4">
Category: News</text:p>
      <!--METADATA-->
      <text:p text:style-name="P4">
<draw:frame draw:style-name="fr1" draw:name="Image328" text:anchor-type="as-char" svg:width="6.9236in" svg:height="4.332834in" draw:z-index="0">
<draw:image xlink:href="../Images/AРМІЯINFORM/2023-04-14T37-00-00-04-00/b89df50deeba3d0c381bdc6b874022cb.jpeg" xlink:type="simple" xlink:show="embed" xlink:actuate="onLoad" draw:mime-type="image/jpeg"/>
</draw:frame>
Illustrative photo</text:p>
      <text:p text:style-name="P4">
While on a working visit to the United States, the Minister of Finance of Ukraine Serhiy Marchenko has a meeting with the Minister of Finance of Japan Sunichi Sudzuki.</text:p>
      <text:p text:style-name="P4">
The meeting was also attended by Deputy Minister of Finance Olga Zikova, Deputy Minister of Finance on European Integration Yuriy Draganchuk, Government Commissioner for Public Debt Management, Yuri Buts.</text:p>
      <text:p text:style-name="P4">
The parties discussed the needs of the State Budget of Ukraine for priority directions for the country's restoration and reconstruction.</text:p>
      <text:p text:style-name="P4">
“Ukraine is extremely appreciating Japan's contribution to the acceleration of our victory, in particular through the systematic provision of financial and humanitarian assistance, the Tasancial pressure on Russia. While chairman in G7 in 2023, Japan demonstrates predecessor leadership in supporting the Ukrainian issue on the agenda of international events, as well as in improving the coordination of financial assistance for Ukraine, ”said Sergey Marchenko.</text:p>
      <text:p text:style-name="P4">
The Minister of Finance of Ukraine stressed that in war, external financing is a key role in maintaining macroeconomic stability due to a significant increase in expenditures for defense and defense.</text:p>
      <text:p text:style-name="P4">
Sunichi Suzuki confirmed the intentions of the Japan Government to direct $ 3.5 billion dodolers to Ukraine direct budget support during 2023. These funds will allow priority, including social and humanitarian expenditures.</text:p>
      <text:p text:style-name="P4">
Since the beginning of a full -scale war, Japan provided Ukraine $ 581 million in funding.</text:p>
      <text:p text:style-name="P4">
During the discussion of the country's restoration and reconstruction, Sergei Marchenko reinforced that, in order to implement a rapid restoration in 2023, the Ukrainians were deducted in support of international partners and private sector.</text:p>
      <text:p text:style-name="P4">
It should be reminded that according to the Government of Ukraine, the World Bank, the European Commission and the UN, the needs of Ukraine for rapid restoration in 2023 are estimated at $ 14.1 billion.</text:p>
      <text:p text:style-name="P4">
Representatives of the Ministry of Finance of Japan expressed their readiness to support Ukraine in rebuilding, in particular through potential joint projects with the Japanese Agency of International Cooperation "Jaika"(JICA).</text:p>
      <text:p text:style-name="P4">
<text:span text:style-name="T4">
Джерело:</text:span>
 <text:a xlink:type="simple" xlink:href="https://www.kmu.gov.ua/news/ukraina-otrymaie-35-mlrd-dolariv-ssha-vid-iaponii-u-2023-rotsi-ministr-finansiv-iaponii-pid-chas-zustrichi-z-serhiiem-marchenkom" text:style-name="Internet_20_link" text:visited-style-name="Visited_20_Internet_20_Link">
<text:span text:style-name="T5">
Урядовий портал</text:span>
</text:a>
</text:p>
      <text:p text:style-name="P4">
News Source: <text:a xlink:type="simple" xlink:href="https://armyinform.com.ua/2023/04/14/u-2023-roczi-ukrayina-otrymaye-vid-yaponiyi-35-mlrd-dolariv-ssha-pryamoyi-byudzhetnoyi-pidtrymky/" text:style-name="Internet_20_link" text:visited-style-name="Visited_20_Internet_20_Link">
https://armyinform.com.ua/2023/04/14/u-2023-roczi-ukrayina-otrymaye-vid-yaponiyi-35-mlrd-dolariv-ssha-pryamoyi-byudzhetnoyi-pidtrymky/</text:a>
</text:p>
      <!--NEWS-->
      <text:h text:style-name="P10" text:outline-level="1">
<text:span text:style-name="T4">
Witnesses of war crimes and victims of war will receive comprehensive and qualified assistance</text:span>
</text:h>
      <text:p text:style-name="P4">
Author: ['АРМІЯINFORM']</text:p>
      <text:p text:style-name="P4">
Time: 2023-04-14T38:00:00-04:00</text:p>
      <text:p text:style-name="P4">
Description: General Prosecutor Andriy Kostіn Piding by the concept of real realization of the Pіddrimki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20-1-scaled.jpg" text:style-name="Internet_20_link" text:visited-style-name="Visited_20_Internet_20_Link">
20-1-scaled.jpg</text:a>
']</text:p>
      <text:p text:style-name="P4">
Tags: ['STOPRUSSIA', 'АГРЕСІЯ РФ', 'ОФІС ГЕНЕРАЛЬНОГО ПРОКУРОРА УКРАЇНИ']</text:p>
      <text:p text:style-name="P4">
Category: News</text:p>
      <!--METADATA-->
      <text:p text:style-name="P4">
<draw:frame draw:style-name="fr1" draw:name="Image329" text:anchor-type="as-char" svg:width="6.9236in" svg:height="6.9236in" draw:z-index="0">
<draw:image xlink:href="../Images/AРМІЯINFORM/2023-04-14T38-00-00-04-00/20-1-scaled.jpg" xlink:type="simple" xlink:show="embed" xlink:actuate="onLoad" draw:mime-type="image/jpeg"/>
</draw:frame>
Prosecutor General Andriy Kostin signed the concept of implementing the mechanism of support of victims and witnesses of military and other international crimes.</text:p>
      <text:p text:style-name="P4">
The Prosecutor General's Office will create a coordination center. It will have coordinators of the support of victims and witnesses in the regional prosecutor's offices. These will not be prosecutors, but experts with spray skills to work with people who have experienced psychological trauma.</text:p>
      <text:p text:style-name="P4">
They will inform the victims and witnesses about their rights and a state of investigation, prevent recurrent traumatization, coordinate the provisions of psychological, medical and social assistance, etc. In general, everything is to ensure the protection, support and justice for those who have survived the horror.</text:p>
      <ul>
        <li>
Previously, similar practices were applied to the most sensitive categories: sexual abuse related to conflict and anti -service crimes. Today, we are introducing support for participants in all proceedings against races caused by aggression of the Russian Federation. I hope that these practices will soon become a nation in the entire prosecutor's office. Despite all the challenges of the war, we work on this day, - said Andrei Kostin.</li>
      </ul>
      <text:p text:style-name="P4">
The competition for the positions of such coordinators will begin in the near future.</text:p>
      <ul>
        <li>
          <text:p text:style-name="P4">
ensuring the connection between the victims/witnesses and prosecutors in the proceedings;</text:p>
        </li>
        <li>
          <text:p text:style-name="P4">
assistance in obtaining legal advice, sending an application for material assistance;</text:p>
        </li>
        <li>
          <text:p text:style-name="P4">
informing the victims and witnesses about their rights and the state of investigation;</text:p>
        </li>
        <li>
          <text:p text:style-name="P4">
taking measures to prevent repeated injury;</text:p>
        </li>
        <li>
          <text:p text:style-name="P4">
coordination of providing psychological, medical and social assistance with relevant services and non -governmental organizations;</text:p>
        </li>
        <li>
          <text:p text:style-name="P4">
physical support of victims/witnesses in court, assistance with a congress/residence;</text:p>
        </li>
        <li>
          <text:p text:style-name="P4">
providing necessary assistance to people with disabilities and other individual categories.</text:p>
        </li>
      </ul>
      <text:p text:style-name="P4">
<text:span text:style-name="T4">
 Source: </text:span>
 _ <text:a xlink:type="simple" xlink:href="https://gp.gov.ua/ua/posts/andrii-kostin-svidki-vojennix-zlociniv-ta-poterpili-vid-viini-otrimayut-kompleksnu-ta-kvalifikovanu-dopomogu" text:style-name="Internet_20_link" text:visited-style-name="Visited_20_Internet_20_Link">
Office of Prosecutor General Ukraine</text:a>
_</text:p>
      <text:p text:style-name="P4">
News Source: <text:a xlink:type="simple" xlink:href="https://armyinform.com.ua/2023/04/14/svidky-voyennyh-zlochyniv-ta-poterpili-vid-vijny-otrymayut-kompleksnu-ta-kvalifikovanu-dopomogu/" text:style-name="Internet_20_link" text:visited-style-name="Visited_20_Internet_20_Link">
https://armyinform.com.ua/2023/04/14/svidky-voyennyh-zlochyniv-ta-poterpili-vid-vijny-otrymayut-kompleksnu-ta-kvalifikovanu-dopomogu/</text:a>
</text:p>
      <!--NEWS-->
      <text:h text:style-name="P10" text:outline-level="1">
<text:span text:style-name="T4">
In Ukraine, the project of testing world unmanned technologies for the detection of mines in real conditions has started</text:span>
</text:h>
      <text:p text:style-name="P4">
Author: ['АРМІЯINFORM']</text:p>
      <text:p text:style-name="P4">
Time: 2023-04-14T39:00:00-04:00</text:p>
      <text:p text:style-name="P4">
Description: In Ukrainian, having started the project, plugging the Svytov’s svytov, I can do it ... the war with Ukraine 2022, the war with Ukraine is the latest news today, the News War with Ukraine 2022 is the last for today, whether there will be a war between Ukraine and Russia and when, the war with Ukraine will b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1-50.jpg" text:style-name="Internet_20_link" text:visited-style-name="Visited_20_Internet_20_Link">
1-50.jpg</text:a>
']</text:p>
      <text:p text:style-name="P4">
Tags: ['STOPRUSSIA', 'АГРЕСІЯ РФ', 'ВТОРГНЕННЯ РФ', 'МІННА БЕЗПЕКА']</text:p>
      <text:p text:style-name="P4">
Category: News</text:p>
      <!--METADATA-->
      <text:p text:style-name="P4">
<draw:frame draw:style-name="fr1" draw:name="Image330" text:anchor-type="as-char" svg:width="6.9236in" svg:height="4.617987in" draw:z-index="0">
<draw:image xlink:href="../Images/AРМІЯINFORM/2023-04-14T39-00-00-04-00/1-50.jpg" xlink:type="simple" xlink:show="embed" xlink:actuate="onLoad" draw:mime-type="image/jpeg"/>
</draw:frame>
In Ukraine, a project was designed to involve world companies that have advanced technologies in the field of mine activity in the demining of the territory. The project is initiated by the UN Development Program(UNDP), at the Ministry of Economy of Ukraine, it will be implemented at one of the landfills removed from the war zone in cooperation with the Ministry of Defense of Ukraine by the state of Ukraine in May 2023.</text:p>
      <text:p text:style-name="P4">
UNDP has addressed the project to companies and private entrepreneurs who have experience with unmanned technologies in spherric changes.</text:p>
      <text:p text:style-name="P4">
To date, about 174 thousand square kilometers of Ukraine are epotentially contaminated, require non -technical and technical inspection and, if necessary, demining. This is an extremely large amount of work. At the same time, technologies can significantly accelerate the demining process.</text:p>
      <text:p text:style-name="P4">
“We are working to ensure that everything new, high -tech, effective, which is in the world of Ugaluga, demining has worked here in Ukraine for cleaning our lands. We release the project of testing the latest technologies for the detection of mines in real -life. According to the results of the tests, we will invite manufacturers whose products of Tatekhnology gave better results to participate in the survey and demining of Ukrainian lands, ”-said the First Vice Prime Minister of Ukraine-Minister of Ukraine Yulia Sviridenko.</text:p>
      <text:p text:style-name="P4">
The pilot projection project provides testing for the technologies of survey of potentially dangerous areas with the help of unmanned technologies. Manufacturers have been surveyed and mapping an area of up to 50 hectares with available mines.(під поверхнею)and ammunition that have not exploded(on the surface).Умови проекту передбачають складну місцевість з наявністю рослинності, невиключають складні погодні умови. Компанії, що візьмуть участь в пілотномупроекті, можуть застосовувати будь-яку технологію, яку вважають необхідною,для збору і аналізу даних з об’єкта.</text:p>
      <text:p text:style-name="P4">
За підсумками тестів учасники мають представити звіт, що включатиме, зокрема,нанесені на карту точні координати виявлених вибухонебезпечних предметів, типоб’єкта, фотографії, примітки до поля, позначку часу, метадані тощо.</text:p>
      <text:p text:style-name="P4">
Також учасникам пропонується представити план масштабування пілотного проектуна роботи з розмінування території України, включно з вартістю робіт, потребоюв персоналі тощо.</text:p>
      <text:p text:style-name="P4">
News Source: <text:a xlink:type="simple" xlink:href="https://armyinform.com.ua/2023/04/14/v-ukrayini-startuvav-proekt-testuvannya-svitovyh-bezpilotnyh-tehnologij-z-vyyavlennya-min-v-realnyh-umovah/" text:style-name="Internet_20_link" text:visited-style-name="Visited_20_Internet_20_Link">
https://armyinform.com.ua/2023/04/14/v-ukrayini-startuvav-proekt-testuvannya-svitovyh-bezpilotnyh-tehnologij-z-vyyavlennya-min-v-realnyh-umovah/</text:a>
</text:p>
      <!--NEWS-->
      <text:h text:style-name="P10" text:outline-level="1">
<text:span text:style-name="T4">
Ukraine, Romania and Moldova will counteract Russian propaganda together</text:span>
</text:h>
      <text:p text:style-name="P4">
Author: ['АРМІЯINFORM']</text:p>
      <text:p text:style-name="P4">
Time: 2023-04-14T40:00:00-04:00</text:p>
      <text:p text:style-name="P4">
Description: 13 KVITENT BIKHANTED BIMILE TRILITHENSICH BIMITE, YAKII fed pier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6437fb2fde860255949489.jpeg" text:style-name="Internet_20_link" text:visited-style-name="Visited_20_Internet_20_Link">
6437fb2fde860255949489.jpeg</text:a>
']</text:p>
      <text:p text:style-name="P4">
Tags: ['STOPRUSSIA', 'АГРЕСІЯ РФ', 'ДОПОМОГА ПАРТНЕРІВ', 'ОЛЕКСІЙ РЕЗНІКОВ', 'СВІТ ПІДТРИМУЄ УКРАЇНУ']</text:p>
      <text:p text:style-name="P4">
Category: News</text:p>
      <!--METADATA-->
      <text:p text:style-name="P4">
<draw:frame draw:style-name="fr1" draw:name="Image331" text:anchor-type="as-char" svg:width="6.9236in" svg:height="3.894525in" draw:z-index="0">
<draw:image xlink:href="../Images/AРМІЯINFORM/2023-04-14T40-00-00-04-00/6437fb2fde860255949489.jpeg" xlink:type="simple" xlink:show="embed" xlink:actuate="onLoad" draw:mime-type="image/jpeg"/>
</draw:frame>
On April 13, a tripartite meeting took place in Bucharest, which was attended by the first Deputy Minister of Foreign Affairs of Ukraine Emine Dzhaparov, Vice Prime Minister, Minister of Foreign Affairs and European Integration of the Republic of Moldova Nick Popezka, Minister of Ukraine's Foreign Minister Bogdanoreska, as well Alexei Reznikov, Minister of Defense Deviation Moldova Anatoly Nosyaty and National Defense Minister Romania Tilver.</text:p>
      <text:p text:style-name="P4">
The ministerial meeting in the format "Ukraine-Republic of Moldova-Romania" takes place for the second time and is devoted to issues of regional security and military-technical cooperation.</text:p>
      <text:p text:style-name="P4">
The parties exchanged views on counteracting Russian armed aggression and safe situation in Ukraine and the Black Sea region. The interlocutors noted that Russia continues to use a wide range of hybrid tacticists aimed at further intimidation of Ukraine, the Republic of Moldova and other countries of the region.</text:p>
      <text:p text:style-name="P4">
The parties emphasized that Russia's invasion of Ukraine is a gross violation of international law, and confirmed the intention to continue the cooperation of the quotation of the de -occupation and the full withdrawal of Russian troops from the sovereign territories of Ukraine and the Republic of Moldova.</text:p>
      <text:p text:style-name="P4">
Romania and the Republic of Moldova have confirmed the attitude towards interaction with the purpose of implementing the formula of President Zelensky Peace for a comprehensive, just and prolonged peace.</text:p>
      <text:p text:style-name="P4">
The parties agreed to intensify efforts to ensure the full members of Ukraine and the Republic of Moldova in the EU. For its part, Romania has confirmed the support of Ukraine's accession to NATO.</text:p>
      <text:p text:style-name="P4">
Ukraine, Romania and Moldova have expressed their willingness to work closely in order to simulate common potential to counteract Russian propaganda, strengthen the security and stability of society for misinformation.</text:p>
      <text:p text:style-name="P4">
According to the results of a tripartite meeting in Bucharest, the parties signed <text:a xlink:type="simple" xlink:href="https://mfa.gov.ua/news/spilna-zayava-ministriv-zakordonnih-sprav-ta-ministriv-oboroni-rumuniyi-respubliki-moldova-ta-ukkrayini" text:style-name="Internet_20_link" text:visited-style-name="Visited_20_Internet_20_Link">
jointly</text:a>
Confirming the readiness to continue coordination in this format, in particular, have agreed to hold the next round of tripartite negotiations at the level of ministers and ministers responsible for infrastructure.</text:p>
      <text:p text:style-name="P4">
<text:span text:style-name="T4">
 Source: </text:span>
 <text:a xlink:type="simple" xlink:href="https://www.kmu.gov.ua/news/u-bukharesti-u-formati-trykutnyka-vidbulasia-zustrich-kerivnytstva-zovnishnopolitychnykh-ta-oboronnykh-vidomstv-ukrainy-rumunii-ta-respubliky-moldova" text:style-name="Internet_20_link" text:visited-style-name="Visited_20_Internet_20_Link">
<text:span text:style-name="T5">
asor portal</text:span>
</text:a>
</text:p>
      <text:p text:style-name="P4">
News Source: <text:a xlink:type="simple" xlink:href="https://armyinform.com.ua/2023/04/14/ukrayina-rumuniya-ta-moldova-razom-protydiyatymut-rosijskyj-propagandy/" text:style-name="Internet_20_link" text:visited-style-name="Visited_20_Internet_20_Link">
https://armyinform.com.ua/2023/04/14/ukrayina-rumuniya-ta-moldova-razom-protydiyatymut-rosijskyj-propagandy/</text:a>
</text:p>
      <!--NEWS-->
      <text:h text:style-name="P10" text:outline-level="1">
<text:span text:style-name="T4">
According to SBU materials, prison terms received three more FSB informants</text:span>
</text:h>
      <text:p text:style-name="P4">
Author: ['АРМІЯINFORM']</text:p>
      <text:p text:style-name="P4">
Time: 2023-04-14T41:00:00-04:00</text:p>
      <text:p text:style-name="P4">
Description: Behind the mother -in -law of the SBU, the lines were chopped down by three INFORMALS of the FSB, Yaki Korigali ... The war with Ukraine 2022, the war with Ukraine is the latest news today, the News War with Ukraine 2022 is the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341106661_1257875911514359_179677918761403631_n.jpg" text:style-name="Internet_20_link" text:visited-style-name="Visited_20_Internet_20_Link">
341106661_1257875911514359_179677918761403631_n.jpg</text:a>
', '<text:a xlink:type="simple" xlink:href="https://armyinform.com.ua/wp-content/uploads/2023/04/341081285_134011946193560_5001982322747916927_n-150x150.jpg" text:style-name="Internet_20_link" text:visited-style-name="Visited_20_Internet_20_Link">
341081285_134011946193560_5001982322747916927_n-150x150.jpg</text:a>
', '<text:a xlink:type="simple" xlink:href="https://armyinform.com.ua/wp-content/uploads/2023/04/341097400_993076168713069_407305119421883148_n-150x150.jpg" text:style-name="Internet_20_link" text:visited-style-name="Visited_20_Internet_20_Link">
341097400_993076168713069_407305119421883148_n-150x150.jpg</text:a>
']</text:p>
      <text:p text:style-name="P4">
Tags: ['STOPRUSSIA', 'АГРЕСІЯ РФ', 'ВТОРГНЕННЯ РФ', 'ІНФОРМАТОРИ ФСБ', 'КОЛАБОРАНТИ', 'СБУ', 'СУД']</text:p>
      <text:p text:style-name="P4">
Category: News</text:p>
      <!--METADATA-->
      <text:p text:style-name="P4">
<draw:frame draw:style-name="fr1" draw:name="Image332" text:anchor-type="as-char" svg:width="6.9236in" svg:height="4.615733in" draw:z-index="0">
<draw:image xlink:href="../Images/AРМІЯINFORM/2023-04-14T41-00-00-04-00/341106661_1257875911514359_179677918761403631_n.jpg" xlink:type="simple" xlink:show="embed" xlink:actuate="onLoad" draw:mime-type="image/jpeg"/>
</draw:frame>
According to the materials of the SBU, prison terms received three more FSB informants, which corrected Russian blows in Bakhmut and Kramatorsk. About it <text:a xlink:type="simple" xlink:href="https://www.facebook.com/SecurSerUkraine/posts/pfbid0381q6VweCheDDgLbJWgWkuM6Tn9CtQ1HG4NpgLYo3MbHxKcaMCoexKDQ9ixihMe9Bl" text:style-name="Internet_20_link" text:visited-style-name="Visited_20_Internet_20_Link">
reports</text:a>
SBU press service.</text:p>
      <text:p text:style-name="P4">
The Security Service gathered unconditional evidence of the fault of three more FSB informants, which conducted intelligence and subversive activities in the frontline areas of Donetsk region.</text:p>
      <text:p text:style-name="P4">
The attackers gathered information about the places of base and move the defense forces of the area of active fighting in the eastern direction.</text:p>
      <text:p text:style-name="P4">
First of all, they tried to identify the fortifications and fortifications of the Armed Forces of the Armed Forces, as well as "hunted" for the positions of Himars reactive artillery systems.</text:p>
      <text:p text:style-name="P4">
In addition, hostile associates passed the coordinates of the object social infrastructure, including local schools.</text:p>
      <text:p text:style-name="P4">
<text:a xlink:type="simple" xlink:href="https://armyinform.com.ua/wp-content/uploads/2023/04/341081285_134011946193560_5001982322747916927_n.jpg" text:style-name="Internet_20_link" text:visited-style-name="Visited_20_Internet_20_Link">
!(Images/AРМІЯINFORM/2023-04-14T41-00-00-04-00/341081285_134011946193560_5001982322747916927_n-150x150.jpg)</text:a>
</text:p>
      <text:p text:style-name="P4">
<text:a xlink:type="simple" xlink:href="https://armyinform.com.ua/wp-content/uploads/2023/04/341097400_993076168713069_407305119421883148_n.jpg" text:style-name="Internet_20_link" text:visited-style-name="Visited_20_Internet_20_Link">
<draw:frame draw:style-name="fr1" draw:name="Image333" text:anchor-type="as-char" svg:width="6.9236in" svg:height="6.9236in" draw:z-index="0">
<draw:image xlink:href="../Images/AРМІЯINFORM/2023-04-14T41-00-00-04-00/341097400_993076168713069_407305119421883148_n-150x150.jpg" xlink:type="simple" xlink:show="embed" xlink:actuate="onLoad" draw:mime-type="image/jpeg"/>
</draw:frame>
</text:a>
SBU staff detained enemy informants during counter -pride -leaning in the region in the summer and last fall.</text:p>
      <text:p text:style-name="P4">
According to the materials of the Ukrainian special service, the court appointed the attackers from 8 to 12 years prison.</text:p>
      <text:p text:style-name="P4">
Among the convicts is the engineer of one of the strategic enterprises of Donetsk region.</text:p>
      <text:p text:style-name="P4">
During June last year, the official explored the locations of the Siloboron under Bakhmut and transmitted the information collected to the aggressor through the messenger.</text:p>
      <text:p text:style-name="P4">
On the basis of the evidence collected, he was found guilty under Part 7 of Art. 111-1 of the Criminal Code of Ukraine(Providing illegal armed or paramilitary forming assistance in combat against the Armed Forces of Ukraine and other military formations).</text:p>
      <text:p text:style-name="P4">
Ще одним ворожим поплічником виявився мешканець Краматорська, який передававдо фсб локації міських об’єктів критичної та соціальної інфраструктури.</text:p>
      <text:p text:style-name="P4">
For this purpose he created and personally administered three pro-Russian telegrams with more than 10 thousand subscribers with a general audience.</text:p>
      <text:p text:style-name="P4">
Intelligence was needed by occupiers to carry out sighting rocket launchers in the city.</text:p>
      <text:p text:style-name="P4">
Also, a resident of the Pokrovsky district was convicted by the real term of imprisonment, which the FSB has been involved in cooperation through forbidden social networks "VKontakte" and "Classmates".</text:p>
      <text:p text:style-name="P4">
At the instructions of the aggressor, she hiddenly photographed the location of the personnel and military equipment of the defense forces in the Avdeevsky direction.</text:p>
      <text:p text:style-name="P4">
Both malefactors were found guilty under Art. 114-2 of the Criminal Code of Ukraine(Unauthorized dissemination of information about the direction, movement of weapons, weapons and ammunition to Ukraine, movement, movement or placement of the Armory forces of Ukraine or other formed in accordance with the laws).</text:p>
      <text:p text:style-name="P4">
Розслідування проводили співробітники СБУ у Донецькій та Луганській областяхза процесуального керівництва Донецької обласної прокуратури.</text:p>
      <text:p text:style-name="P4">
News Source: <text:a xlink:type="simple" xlink:href="https://armyinform.com.ua/2023/04/14/za-materialamy-sbu-tyuremni-stroky-otrymaly-shhe-try-informatory-fsb/" text:style-name="Internet_20_link" text:visited-style-name="Visited_20_Internet_20_Link">
https://armyinform.com.ua/2023/04/14/za-materialamy-sbu-tyuremni-stroky-otrymaly-shhe-try-informatory-fsb/</text:a>
</text:p>
      <!--NEWS-->
      <text:h text:style-name="P10" text:outline-level="1">
<text:span text:style-name="T4">
Minister of Energy of Ukraine: Until the Russians leave the NPP nuclear danger to all humanity</text:span>
</text:h>
      <text:p text:style-name="P4">
Author: ['АРМІЯINFORM']</text:p>
      <text:p text:style-name="P4">
Time: 2023-04-14T42:00:00-04:00</text:p>
      <text:p text:style-name="P4">
Description: The presence of the Rosiysky terrorists at the Teritator of Nybilshi in the nuclear atomic Electrostan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126201234_gettyimages-1240384896.jpg" text:style-name="Internet_20_link" text:visited-style-name="Visited_20_Internet_20_Link">
126201234_gettyimages-1240384896.jpg</text:a>
']</text:p>
      <text:p text:style-name="P4">
Tags: ['STOPRUSSIA', 'АГРЕСІЯ РФ', 'ЗАЄС']</text:p>
      <text:p text:style-name="P4">
Category: News</text:p>
      <!--METADATA-->
      <text:p text:style-name="P4">
<draw:frame draw:style-name="fr1" draw:name="Image334" text:anchor-type="as-char" svg:width="6.9236in" svg:height="3.894525in" draw:z-index="0">
<draw:image xlink:href="../Images/AРМІЯINFORM/2023-04-14T42-00-00-04-00/126201234_gettyimages-1240384896.jpg" xlink:type="simple" xlink:show="embed" xlink:actuate="onLoad" draw:mime-type="image/jpeg"/>
</draw:frame>
Illustrative photo</text:p>
      <text:p text:style-name="P4">
The presence of Russian terrorists in the territory of the largest nuclear power plant in Europe - the Zaporizhzhya NPP - carries direct threats to nuclear security of all -humanity.</text:p>
      <text:p text:style-name="P4">
This was emphasized by the Minister of Energy of Ukraine Herman Galushchenko in the essential telephone "Unified News", commenting on alarming signals everywhere from the station. Today, a hostile mine exploded because of the actions of Russian invaders near one Zenerglok blocks.</text:p>
      <text:p text:style-name="P4">
“Fortunately, the power unit is not damaged. But the danger is already in fact that the terrorists control the largest nuclear power plant in Europe. To hope, we were missing a catastrophe and can be looked at tomorrow, we can not. There is a very clear feeling: until the barbarians leave our atomic object, the danger will exist for all humanity, ”he emphasized.</text:p>
      <text:p text:style-name="P4">
Herman Galushchenko noted that the Ukrainian side receives signals that the Russians incorrectly operate the equipment of the occupied ZPP.</text:p>
      <text:p text:style-name="P4">
“We do not understand in what condition we will get back our station. We expect that the permanent mission of IAEA experts, which is present at the station, can be able to run the destruction of equipment, prevent incorrect operation of the Samoyoyoyoyoyoyoyoyoyosta, ”the minister added.</text:p>
      <text:p text:style-name="P4">
At the same time, he emphasized that Ukraine, for its part, does everything proper, and the depatage of the station was safe, in particular, supplies electricity to the Ukrainian power system, which allows to provide power to the safety systems of the nuclear facility.</text:p>
      <text:p text:style-name="P4">
The Minister stressed that Russia in Ukraine violates all the principle and radiation safety, and the response of the free world to these violations is to impose sanctions on the nuclear industry of the terrorist state and the refusal of transient nuclear fuel.</text:p>
      <text:p text:style-name="P4">
Herman Galushchenko also emphasized that, despite the daily sighting of enemy attacks of energy infrastructure, during the heating season, Ukraine was maintained to keep the power system and win the battle on the energy front.</text:p>
      <text:p text:style-name="P4">
The head of the Ministry of Energy noted that the preparation for the next RAM has already been started, and the key tasks in this direction is the restoration of damaged objects, the formation of the necessary stocks of equipment to respond to the possible enemy's subsequently, as well as the maximum protection of critical infrastructure.</text:p>
      <text:p text:style-name="P4">
News Source: <text:a xlink:type="simple" xlink:href="https://armyinform.com.ua/2023/04/14/ministr-energetyky-ukrayiny-poky-rosiyany-ne-zalyshat-stancziyu-isnuye-yaderna-nebezpeka-dlya-usogo-lyudstva/" text:style-name="Internet_20_link" text:visited-style-name="Visited_20_Internet_20_Link">
https://armyinform.com.ua/2023/04/14/ministr-energetyky-ukrayiny-poky-rosiyany-ne-zalyshat-stancziyu-isnuye-yaderna-nebezpeka-dlya-usogo-lyudstva/</text:a>
</text:p>
      <!--NEWS-->
      <text:h text:style-name="P10" text:outline-level="1">
<text:span text:style-name="T4">
The Center for Combating Misinformation has released fakes and manipulations that the Russian Federation has spread over the past day</text:span>
</text:h>
      <text:p text:style-name="P4">
Author: ['АРМІЯINFORM']</text:p>
      <text:p text:style-name="P4">
Time: 2023-04-14T43:00:00-04:00</text:p>
      <text:p text:style-name="P4">
Description: The Center for the Wizin -Format at the RNBO of Ukrainian Viyavlya: the manipulayya “Bilshist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341161820_938190977604237_8555941823154899628_n.jpg" text:style-name="Internet_20_link" text:visited-style-name="Visited_20_Internet_20_Link">
341161820_938190977604237_8555941823154899628_n.jpg</text:a>
']</text:p>
      <text:p text:style-name="P4">
Tags: ['ДЕЗІНФОРМАЦІЯ РФ', 'РОСІЙСЬКІ ФЕЙКИ', 'ФЕЙКИ', 'ФЕЙКИ РФ', 'ЦПД РНБО']</text:p>
      <text:p text:style-name="P4">
Category: News</text:p>
      <!--METADATA-->
      <text:p text:style-name="P4">
<draw:frame draw:style-name="fr1" draw:name="Image335" text:anchor-type="as-char" svg:width="6.9236in" svg:height="6.9236in" draw:z-index="0">
<draw:image xlink:href="../Images/AРМІЯINFORM/2023-04-14T43-00-00-04-00/341161820_938190977604237_8555941823154899628_n.jpg" xlink:type="simple" xlink:show="embed" xlink:actuate="onLoad" draw:mime-type="image/jpeg"/>
</draw:frame>
The Center for Combating Misinformation in NSPO of Ukraine <text:a xlink:type="simple" xlink:href="https://www.facebook.com/hashtag/%D1%86%D0%BF%D0%B4_%D0%B2%D0%B8%D1%8F%D0%B2%D0%BB%D1%8F%D1%94" text:style-name="Internet_20_link" text:visited-style-name="Visited_20_Internet_20_Link">
identifies</text:a>
:</text:p>
      <text:p text:style-name="P4">
<text:span text:style-name="T4">
<text:span text:style-name="T5">
*</text:span>
*Manipulation</text:span>
</text:p>
      <text:p text:style-name="P4">
“Most of the prudent people still cannot understand the reason for pumping billions to Ukraine, when the eyes of people in other countries of the world are closed to suffering. Experts call this approach of the countries of the West "moral bankruptcy", - said the Vice -Rector of the Dipacademy of the Ministry of Foreign Affairs of the Russian Federation O. Karpovich.</text:p>
      <text:p text:style-name="P4">
<text:span text:style-name="T4">
Misinformation</text:span>
</text:p>
      <text:p text:style-name="P4">
The Ministry of Foreign Affairs of the Russian Federation reported: "We note that despite all the splendid statements about global food safety and assistance to the countries that need it," Black Sea Initiative "continues to serve only the commercial export of Kyiv Winteresses in Western countries."</text:p>
      <text:p text:style-name="P4">
<text:span text:style-name="T4">
Manipulation</text:span>
</text:p>
      <text:p text:style-name="P4">
Commenting on the transfer of state information of Ukraine to Amazon Cloud Corporation, the Russian Foreign Ministry spokeswoman M. Zakharov stated that "among other things, now Amazon has data from hundreds of thousands of Ukrainian children who study on one outlet, so Zelensky sold Ukrainian citizens."</text:p>
      <text:p text:style-name="P4">
News Source: <text:a xlink:type="simple" xlink:href="https://armyinform.com.ua/2023/04/14/czentr-protydiyi-dezinformacziyi-oprylyudnyv-fejky-ta-manipulyacziyi-yaki-rf-poshyryuvala-protyagom-mynuloyi-doby/" text:style-name="Internet_20_link" text:visited-style-name="Visited_20_Internet_20_Link">
https://armyinform.com.ua/2023/04/14/czentr-protydiyi-dezinformacziyi-oprylyudnyv-fejky-ta-manipulyacziyi-yaki-rf-poshyryuvala-protyagom-mynuloyi-doby/</text:a>
</text:p>
      <!--NEWS-->
      <text:h text:style-name="P10" text:outline-level="1">
<text:span text:style-name="T4">
Defense forces in a day repelled 49 attacks of Russian troops</text:span>
</text:h>
      <text:p text:style-name="P4">
Author: ['АРМІЯINFORM']</text:p>
      <text:p text:style-name="P4">
Time: 2023-04-14T44:00:00-04:00</text:p>
      <text:p text:style-name="P4">
Description: About the General Headquarters of the ZSU. “The Russian Federation is not the same time by the WID Planwa Shtoo ... The war with Ukraine 2022, the war with Ukraine is the latest news today, the news war with Ukraine 2022 is the last for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4/341067113_961828834834972_2734841567832883168_n.jpg" text:style-name="Internet_20_link" text:visited-style-name="Visited_20_Internet_20_Link">
341067113_961828834834972_2734841567832883168_n.jpg</text:a>
']</text:p>
      <text:p text:style-name="P4">
Tags: ['STOPRUSSIA', 'ВТОРГНЕННЯ РФ', 'ГШ ЗСУ']</text:p>
      <text:p text:style-name="P4">
Category: News</text:p>
      <!--METADATA-->
      <text:p text:style-name="P4">
<draw:frame draw:style-name="fr1" draw:name="Image336" text:anchor-type="as-char" svg:width="6.9236in" svg:height="6.9236in" draw:z-index="0">
<draw:image xlink:href="../Images/AРМІЯINFORM/2023-04-14T44-00-00-04-00/341067113_961828834834972_2734841567832883168_n.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LiLw3C7Yu2rWntsAWZbZ7Zstx4VENoPEy6qkuLUMb2Yr5eH12fgXEX8hYhjhu8Z3l" text:style-name="Internet_20_link" text:visited-style-name="Visited_20_Internet_20_Link">
reports</text:a>
The General Staff of the Armed Forces.</text:p>
      <text:p text:style-name="P4">
“The Russian Federation does not give up its plans for the occupation of our territory, despite significant losses. He continues to focus on the Vedennninpatal Actions on Liman, Bakhmut, Avdiivsky and Marinskaya. The most fierce battles continue for Bakhmut and Marinka. During the past, thanks to the coordination of the actions of the units of the Defense and the Heroism of our Vapovnovs, 49 attacks of Russian troops were reflected, ”the message reads.</text:p>
      <text:p text:style-name="P4">
News Source: <text:a xlink:type="simple" xlink:href="https://armyinform.com.ua/2023/04/14/syly-oborony-za-dobu-vidbyly-49-atak-rosijskyh-vijsk/" text:style-name="Internet_20_link" text:visited-style-name="Visited_20_Internet_20_Link">
https://armyinform.com.ua/2023/04/14/syly-oborony-za-dobu-vidbyly-49-atak-rosijskyh-vijsk/</text:a>
</text:p>
      <!--NEWS-->
      <text:h text:style-name="P10" text:outline-level="1">
<text:span text:style-name="T4">
For us every meter of land is strategically important - Anna Malyar</text:span>
</text:h>
      <text:p text:style-name="P4">
Author: ['Андрій Агєєв']</text:p>
      <text:p text:style-name="P4">
Time: 2023-04-14T45:00:00-04:00</text:p>
      <text:p text:style-name="P4">
Description: “Rosiyani at the vulichy battles, to violichnoye, Torusna Ruinivna Tactics Yak in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ganna-malyar-778-1.jpg" text:style-name="Internet_20_link" text:visited-style-name="Visited_20_Internet_20_Link">
ganna-malyar-778-1.jpg</text:a>
']</text:p>
      <text:p text:style-name="P4">
Tags: ['STOPRUSSIA', 'АГРЕСІЯ РФ', 'ВТОРГНЕННЯ РФ', 'ГАННА МАЛЯР']</text:p>
      <text:p text:style-name="P4">
Category: News</text:p>
      <!--METADATA-->
      <text:p text:style-name="P4">
<draw:frame draw:style-name="fr1" draw:name="Image337" text:anchor-type="as-char" svg:width="6.9236in" svg:height="3.894525in" draw:z-index="0">
<draw:image xlink:href="../Images/AРМІЯINFORM/2023-04-14T45-00-00-04-00/ganna-malyar-778-1.jpg" xlink:type="simple" xlink:show="embed" xlink:actuate="onLoad" draw:mime-type="image/jpeg"/>
</draw:frame>
“The Russians lose in street battles, so they use a terrible devastation as in Syria, they simply level all homes with the ground. Thus, they are to deprive our defenders of the opportunity to keep positions in the city community, ”said Anna Malyar, on the air of the Unified Information Teleterna of Ukraine.</text:p>
      <ul>
        <li>
It's their style, otherwise they lose. You look at what they do. The enemy has now concentrated there, in addition to the Wagnets, his elite units, landing units and special forces. In order to stop them, IIU answer must concentrate more of their efforts. It is important to understand here - why we stop them and why we stand in Bakhmut!First, Bakhmut is important for the Russians, if they concentrate such forces and means there.</li>
      </ul>
      <text:p text:style-name="P4">
Secondly-if we do not defend Bakhmut, and in fact his defense continues in August, then the enemy will move on. Therefore, this issue, discussion, and discussions are some kind of narrative. For Ukrainians, there can be no land more important. For us, every meter of land is strategically important, - said the deputy of Ukraine.</text:p>
      <text:p text:style-name="P4">
Anna Malyar also noted that in these 8 months of defense of Bakhmut the forces of defense of Ukraine, our courageous warriors destroyed thousands of Russian the most professional fighters, a huge number of their equipment, and reduced essentially their offensive potential. And focusing the efforts of the enemy, where we do not allow him to overcome these forces and means to another area of the front.</text:p>
      <ul>
        <li>
At the same time, I remind that the enemy today comes not only on the Bakhmut Napryamka, but on four at the same time - it is also Avdiivsky, Marinski, Lymansky. The enemy still seeks to go to administrative bordondone and Luhansk regions. Their ultimate goal is to capture and destroy all Ukraine. But after the defense forces were liberated Kyiv, North Ukraine, Kharkiv, Kherson, they decided to move in stages, so now they have a first -line task - our East.</li>
      </ul>
      <text:p text:style-name="P4">
News Source: <text:a xlink:type="simple" xlink:href="https://armyinform.com.ua/2023/04/14/dlya-nas-kozhen-metr-zemli-ye-strategichno-vazhlyvym-ganna-malyar/" text:style-name="Internet_20_link" text:visited-style-name="Visited_20_Internet_20_Link">
https://armyinform.com.ua/2023/04/14/dlya-nas-kozhen-metr-zemli-ye-strategichno-vazhlyvym-ganna-malyar/</text:a>
</text:p>
      <!--NEWS-->
      <text:h text:style-name="P10" text:outline-level="1">
<text:span text:style-name="T4">
The Russians during the day struck 19 air strikes in the territory of Ukraine, the civilians - the General Staff were injured</text:span>
</text:h>
      <text:p text:style-name="P4">
Author: ['АРМІЯINFORM']</text:p>
      <text:p text:style-name="P4">
Time: 2023-04-14T46:00:00-04:00</text:p>
      <text:p text:style-name="P4">
Description: About the General Headquarters of the ZSU. “The Chotirist P'ytnadtsyata was born ... The war with Ukraine 2022, the war with Ukraine is the latest news today, the news war with Ukraine 2022 is the last today, will there be a war between Ukraine and Russia, and when, the war with Ukraine will or not be or not in 2022 , Will there be a war with Ukraine in the near future, they say, the war with Ukraine, Ukrainian news today, Ukrainian news in Ukrainian media in Russian</text:p>
      <text:p text:style-name="P4">
Images: ['<text:a xlink:type="simple" xlink:href="https://armyinform.com.ua/wp-content/uploads/2022/10/image-8.jpg" text:style-name="Internet_20_link" text:visited-style-name="Visited_20_Internet_20_Link">
image-8.jpg</text:a>
']</text:p>
      <text:p text:style-name="P4">
Tags: []</text:p>
      <text:p text:style-name="P4">
Category: News</text:p>
      <!--METADATA-->
      <text:p text:style-name="P4">
<draw:frame draw:style-name="fr1" draw:name="Image338" text:anchor-type="as-char" svg:width="6.9236in" svg:height="3.894525in" draw:z-index="0">
<draw:image xlink:href="../Images/AРМІЯINFORM/2023-04-14T46-00-00-04-00/image-8.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LiLw3C7Yu2rWntsAWZbZ7Zstx4VENoPEy6qkuLUMb2Yr5eH12fgXEX8hYhjhu8Z3l" text:style-name="Internet_20_link" text:visited-style-name="Visited_20_Internet_20_Link">
reports</text:a>
The General Staff of the Armed Forces.</text:p>
      <text:p text:style-name="P4">
“The four hundred fifteenth days of large -scale armed aggression of the Russian Federation against our country began.</text:p>
      <text:p text:style-name="P4">
The Russian Federation continues to conduct the invading war. It continues to exalt international humanitarian law, strikes, fired at the positions of our troops, but also the civil infrastructure of settlements.</text:p>
      <text:p text:style-name="P4">
Over the past day, the enemy has struck 19 aviation strikes, made 39 tunes from rocket launchers, and are affected among civilian regulations.</text:p>
      <text:p text:style-name="P4">
The likelihood of missile and aviation strikes throughout Ukraine is quite high, ”the message reads.</text:p>
      <text:p text:style-name="P4">
It is also reported that during the last day the enemy has fired such settlements:</text:p>
      <text:p text:style-name="P4">
«On <text:span text:style-name="T4">
 Volyn, Polissya, Siversky and Slobozhansky </text:span>
 Directorshoperative situation without significant changes, signs of formation of offensive groups of the enemy were not revealed. In the territory of the Republic of Belarus, some units of territorial troops of the Armed Forces of the Russian Federation continue to interpret.</text:p>
      <text:p text:style-name="P4">
The military presence of the enemy in the border with Ukraine district of Kursk and Belgorod regions is maintained.</text:p>
      <text:p text:style-name="P4">
During the past day, the enemy fired at the settlement of the settlement Galavanivka <text:span text:style-name="T4">
 Chernihiv region </text:span>
; Studenok, Iskryskivshchyna and Volfinesum region, as well as Uda, Kozacha Lopan, Ternov, Old Taritsa, Gatyshche, Mykolaivka and Budarka in Kharkiv region.</text:p>
      <text:p text:style-name="P4">
<text:span text:style-name="T4">
 In Kupyansk direction </text:span>
 enemy shellings were presented by Krasne first, Novomlinsk, two -year, Western, Masyutivka and Tabaivka of Kharkiv region.</text:p>
      <text:p text:style-name="P4">
<text:span text:style-name="T4">
 In the Liman direction </text:span>
 during the last day the enemy conducted unsuccessful successive actions near the settlements of Dibrov and Bigorivka. The artillery shelling was suffered by Novoselsev, Stelmakhivka, Andriyivka, Nevskoe, Bigorivka of Lugansk region and disputed Donetsk region.<text:span text:style-name="T4">
 In the Avdeevsky direction </text:span>
 the enemy conducted unsuccessful offensive actions by the Severenovka, performed artillery shelling, in particular, Novokalin, Stepov, Avdiivka, Severenovka, Pervomaisky, Nedaylovy, Karlovkidonetsk region.</text:p>
      <text:p text:style-name="P4">
<text:span text:style-name="T4">
 In the Mariinsky direction </text:span>
 Over the past day, our defenders have repelled numerous attacks in the area of the settlement of Marinka of Donetsk region. At the same time, hostile shelling was suffered by settlements Nevelskoye, Krasnogorivka, Marinka, Venta, Novomikhailivka of Donetsk region.</text:p>
      <text:p text:style-name="P4">
In the mineral direction of the last day, the enemy did not carry out the offensive actions. The firing of the settlements of Shakhtarske, Veliky Novosilka, Kalledar, Novoukrainka, Prychistivka and Golden Niva of Donetsk region.</text:p>
      <text:p text:style-name="P4">
<text:span text:style-name="T4">
 In the Zaporizhzhya and Kherson directions </text:span>
 the enemy continues the Valioron actions. He fired at the settlements, which is along with the combat line. Among them - Olgiv, Red, Gulyaipole, Gulyaypil, Magic, Mala Tokmachka, Novodanilovka, Orikhiv, Novoandriivka, Stepnogorsk Zaporizhzhya region; Stepanivka, Antonivka of Kherson region and the city of Kherson ", - the General Staff reports.</text:p>
      <text:p text:style-name="P4">
News Source: <text:a xlink:type="simple" xlink:href="https://armyinform.com.ua/2023/04/14/rosiyany-zavdaly-19-aviaudariv-po-terytoriyi-ukrayiny-postrazhdaly-myrni-gromadyany-genshtab/" text:style-name="Internet_20_link" text:visited-style-name="Visited_20_Internet_20_Link">
https://armyinform.com.ua/2023/04/14/rosiyany-zavdaly-19-aviaudariv-po-terytoriyi-ukrayiny-postrazhdaly-myrni-gromadyany-genshtab/</text:a>
</text:p>
      <!--NEWS-->
      <text:h text:style-name="P10" text:outline-level="1">
<text:span text:style-name="T4">
The occupiers continue forced "certification" and force people to re -register vehicles</text:span>
</text:h>
      <text:p text:style-name="P4">
Author: ['АРМІЯINFORM']</text:p>
      <text:p text:style-name="P4">
Time: 2023-04-14T47:00:00-04:00</text:p>
      <text:p text:style-name="P4">
Description: About the General Headquarters of the ZSU. “Rosiyska of the federalium is a damage to Nasajuvati ... The war with Ukraine 2022, the war with Ukraine is the latest news today, the News War with Ukraine 2022 is the last today, will there be a war between Ukraine and Russia and when, there will be a war with Ukraine in 2022, there will be or not, it will be, whether the war with Ukraine in the near future says, the war with Ukraine, Ukrainian news today, Ukrainian news in Ukrainian media in Russian</text:p>
      <text:p text:style-name="P4">
Images: ['<text:a xlink:type="simple" xlink:href="https://armyinform.com.ua/wp-content/uploads/2023/03/okupanty.jpg" text:style-name="Internet_20_link" text:visited-style-name="Visited_20_Internet_20_Link">
okupanty.jpg</text:a>
']</text:p>
      <text:p text:style-name="P4">
Tags: ['STOPRUSSIA', 'АГРЕСІЯ РФ', 'ВТОРГНЕННЯ РФ', 'ПРИМУСОВА ПАСПОРТИЗАЦІЯ', 'ТИМЧАСОВО ОКУПОВАНІ ТЕРИТОРІЇ']</text:p>
      <text:p text:style-name="P4">
Category: News</text:p>
      <!--METADATA-->
      <text:p text:style-name="P4">
<draw:frame draw:style-name="fr1" draw:name="Image339" text:anchor-type="as-char" svg:width="6.9236in" svg:height="5.140773in" draw:z-index="0">
<draw:image xlink:href="../Images/AРМІЯINFORM/2023-04-14T47-00-00-04-00/okupanty.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LiLw3C7Yu2rWntsAWZbZ7Zstx4VENoPEy6qkuLUMb2Yr5eH12fgXEX8hYhjhu8Z3l" text:style-name="Internet_20_link" text:visited-style-name="Visited_20_Internet_20_Link">
reports</text:a>
The General Staff of the Armed Forces.</text:p>
      <text:p text:style-name="P4">
“The Russian Federation continues to plant the so -called" certification "to the citizens of Ukraine. In some settlements of the Kakhovsky district of the Kherson region, Russian invaders force people to re-register transportation facilities according to Russian normative legal acts, for which owners need Russian passports.</text:p>
      <text:p text:style-name="P4">
Particularly intensified the activity to accelerate the issuance of Russian passports temporarily occupied territories of Donetsk region. It is known that the departmental service of the Russian Federation work without weekends. Priority has the state employees and servicemen of the First Army Corps, ”the message goes.</text:p>
      <text:p text:style-name="P4">
News Source: <text:a xlink:type="simple" xlink:href="https://armyinform.com.ua/2023/04/14/okupanty-prodovzhuyut-prymusovu-pasportyzacziyu-ta-zmushuyut-lyudej-perereyestrovuvaty-transportni-zasoby/" text:style-name="Internet_20_link" text:visited-style-name="Visited_20_Internet_20_Link">
https://armyinform.com.ua/2023/04/14/okupanty-prodovzhuyut-prymusovu-pasportyzacziyu-ta-zmushuyut-lyudej-perereyestrovuvaty-transportni-zasoby/</text:a>
</text:p>
      <!--NEWS-->
      <text:h text:style-name="P10" text:outline-level="1">
<text:span text:style-name="T4">
Missile troops and artillery of defense forces struck 3 management points and 3 areas of concentration of Russians</text:span>
</text:h>
      <text:p text:style-name="P4">
Author: ['АРМІЯINFORM']</text:p>
      <text:p text:style-name="P4">
Time: 2023-04-14T48:00:00-04:00</text:p>
      <text:p text:style-name="P4">
Description: About the General Headquarters of the ZSU. “Avіaatsіya defense forces for Doba, I passed ... the war with Ukraine 2022, the war with Ukraine is the latest news today, the news with Ukraine 2022 is the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336363968_1337814716796335_6533682989779640257_n-e1681445496570.jpg" text:style-name="Internet_20_link" text:visited-style-name="Visited_20_Internet_20_Link">
336363968_1337814716796335_6533682989779640257_n-e1681445496570.jpg</text:a>
']</text:p>
      <text:p text:style-name="P4">
Tags: ['STOPRUSSIA', 'АГРЕСІЯ РФ', 'ВТОРГНЕННЯ РФ', 'РАКЕТНІ ВІЙСЬКА', 'УКРАЇНСЬКА АРТИЛЕРІЯ']</text:p>
      <text:p text:style-name="P4">
Category: News</text:p>
      <!--METADATA-->
      <text:p text:style-name="P4">
<draw:frame draw:style-name="fr1" draw:name="Image340" text:anchor-type="as-char" svg:width="6.9236in" svg:height="5.075721in" draw:z-index="0">
<draw:image xlink:href="../Images/AРМІЯINFORM/2023-04-14T48-00-00-04-00/336363968_1337814716796335_6533682989779640257_n-e1681445496570.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LiLw3C7Yu2rWntsAWZbZ7Zstx4VENoPEy6qkuLUMb2Yr5eH12fgXEX8hYhjhu8Z3l" text:style-name="Internet_20_link" text:visited-style-name="Visited_20_Internet_20_Link">
reports</text:a>
The General Staff of the Armed Forces.</text:p>
      <text:p text:style-name="P4">
“The aircraft forces of the past 24 hours made 3 strikes in the areas of personnel and military equipment of the occupiers.</text:p>
      <text:p text:style-name="P4">
Divisions of missile troops and artillery were struck by 3 management points, 3 areas of living force, weapons and military equipment of the enemy, storage, as well as a radar station and a radio -electron -electronic station, ”the statement reads.</text:p>
      <text:p text:style-name="P4">
News Source: <text:a xlink:type="simple" xlink:href="https://armyinform.com.ua/2023/04/14/raketni-vijska-ta-artyleriya-syl-oborony-urazyly-3-punkty-upravlinnya-ta-3-rajony-zoseredzhennya-rosiyan/" text:style-name="Internet_20_link" text:visited-style-name="Visited_20_Internet_20_Link">
https://armyinform.com.ua/2023/04/14/raketni-vijska-ta-artyleriya-syl-oborony-urazyly-3-punkty-upravlinnya-ta-3-rajony-zoseredzhennya-rosiyan/</text:a>
</text:p>
      <!--NEWS-->
      <text:h text:style-name="P10" text:outline-level="1">
<text:span text:style-name="T4">
In the border with Ukraine, areas of Kursk and Belgorod regions there is a military presence of Russians</text:span>
</text:h>
      <text:p text:style-name="P4">
Author: ['АРМІЯINFORM']</text:p>
      <text:p text:style-name="P4">
Time: 2023-04-14T49:00:00-04:00</text:p>
      <text:p text:style-name="P4">
Description: About the General Headquarters of the ZSU. To be embraced, the Prordordonnitsy ... war with Ukraine 2022, the war with Ukraine is the latest news today, the news war with Ukraine 2022 The last for today, will there be a war between Ukraine and Russia and when, the war with Ukraine will be or not, it will be or not, there will be a war with Ukraine. whether the war with Ukraine in the near future says, the war with Ukraine, Ukrainian news today, Ukrainian news in Ukrainian media in Russian</text:p>
      <text:p text:style-name="P4">
Images: ['<text:a xlink:type="simple" xlink:href="https://armyinform.com.ua/wp-content/uploads/2019/10/rosiyane.jpg" text:style-name="Internet_20_link" text:visited-style-name="Visited_20_Internet_20_Link">
rosiyane.jpg</text:a>
']</text:p>
      <text:p text:style-name="P4">
Tags: ['STOPRUSSIA', 'АГРЕСІЯ РФ', 'АРМІЯ РФ', 'БЄЛГОРОДСЬКА ОБЛАСТЬ', 'ВТОРГНЕННЯ РФ', 'КУРСЬКА ОБЛАСТЬ']</text:p>
      <text:p text:style-name="P4">
Category: News</text:p>
      <!--METADATA-->
      <text:p text:style-name="P4">
<draw:frame draw:style-name="fr1" draw:name="Image341" text:anchor-type="as-char" svg:width="6.9236in" svg:height="4.751321in" draw:z-index="0">
<draw:image xlink:href="../Images/AРМІЯINFORM/2023-04-14T49-00-00-04-00/rosiyane.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LiLw3C7Yu2rWntsAWZbZ7Zstx4VENoPEy6qkuLUMb2Yr5eH12fgXEX8hYhjhu8Z3l" text:style-name="Internet_20_link" text:visited-style-name="Visited_20_Internet_20_Link">
reports</text:a>
The General Staff of the Armed Forces.</text:p>
      <text:p text:style-name="P4">
It is noted that in the border with the Russian Federation and Belarus districts, namely: in Volyn, Polissya, Sivershchyna and Slobozhanshchina the situation of Russian invasion of this economic remained without significant changes, but the military presence of Russian in the territory of the Russian Federation and Belarus is preserved.</text:p>
      <text:p text:style-name="P4">
“There were no signs of formation of offensive groups of the enemy in these areas.</text:p>
      <text:p text:style-name="P4">
Some subdivisions of the Armed Forces of the Russian Federation continue to be in the territory of the Republic of Belarus.</text:p>
      <text:p text:style-name="P4">
The military presence of the enemy in the border with Ukraine district of Kursk and Belgorod regions is maintained, ”the message reads.</text:p>
      <text:p text:style-name="P4">
News Source: <text:a xlink:type="simple" xlink:href="https://armyinform.com.ua/2023/04/14/u-prykordonnyh-z-ukrayinoyu-rajonah-kurskoyi-ta-byelgorodskoyi-oblastej-zberigayetsya-vijskova-prysutnist-rosiyan/" text:style-name="Internet_20_link" text:visited-style-name="Visited_20_Internet_20_Link">
https://armyinform.com.ua/2023/04/14/u-prykordonnyh-z-ukrayinoyu-rajonah-kurskoyi-ta-byelgorodskoyi-oblastej-zberigayetsya-vijskova-prysutnist-rosiyan/</text:a>
</text:p>
      <!--NEWS-->
      <text:h text:style-name="P10" text:outline-level="1">
<text:span text:style-name="T4">
Defense forces eliminated 500 invaders and destroyed 4 tanks</text:span>
</text:h>
      <text:p text:style-name="P4">
Author: ['АРМІЯINFORM']</text:p>
      <text:p text:style-name="P4">
Time: 2023-04-14T50:00:00-04:00</text:p>
      <text:p text:style-name="P4">
Description: Zagalni Boyov, Find the enemy on 02/24/22 to 04/14/23 Orintovo to become: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photo_5314704738547256263_w-scaled.jpg" text:style-name="Internet_20_link" text:visited-style-name="Visited_20_Internet_20_Link">
photo_5314704738547256263_w-scaled.jpg</text:a>
']</text:p>
      <text:p text:style-name="P4">
Tags: ['STOPRUSSIA', 'АГРЕСІЯ РФ', 'ВІЙНА', 'ВТОРГНЕННЯ РФ', 'ВТРАТИ ВОРОГА']</text:p>
      <text:p text:style-name="P4">
Category: News</text:p>
      <!--METADATA-->
      <text:p text:style-name="P4">
<draw:frame draw:style-name="fr1" draw:name="Image342" text:anchor-type="as-char" svg:width="6.9236in" svg:height="6.969757in" draw:z-index="0">
<draw:image xlink:href="../Images/AРМІЯINFORM/2023-04-14T50-00-00-04-00/photo_5314704738547256263_w-scaled.jpg" xlink:type="simple" xlink:show="embed" xlink:actuate="onLoad" draw:mime-type="image/jpeg"/>
</draw:frame>
<text:span text:style-name="T4">
 🔥 Situation of the Russian invasion </text:span>
</text:p>
      <text:p text:style-name="P4">
The total combat loss of the enemy from 24.02.22 to 14.04.23 will be orientated:</text:p>
      <text:p text:style-name="P4">
<text:span text:style-name="T4">
<text:span text:style-name="T5">
 Personnel - </text:span>
* 181090(+500)persons eliminated</text:span>
<text:span text:style-name="T5">
 tanks - </text:span>
<text:span text:style-name="T5">
 3650(+4)</text:span>
<text:span text:style-name="T4">
 combat armored vehicles - </text:span>
 7069(+16)<text:span text:style-name="T4">
<text:span text:style-name="T5">
 Artillery Systems - </text:span>
<text:span text:style-name="T5">
 2784(+7)</text:span>
 </text:span>
 RSZV - <text:span text:style-name="T4">
 535(0)</text:span>
<text:span text:style-name="T5">
 air defense means - </text:span>
<text:span text:style-name="T5">
 283(0)</text:span>
<text:span text:style-name="T4">
 aircraft - </text:span>
 307(0)<text:span text:style-name="T4">
<text:span text:style-name="T5">
 helicopters - </text:span>
* 293(0)</text:span>
<text:span text:style-name="T5">
 UAV Operative Tactical Level-</text:span>
<text:span text:style-name="T5">
 2339(0)</text:span>
<text:span text:style-name="T4">
 Winged missiles - </text:span>
 911(0)<text:span text:style-name="T4">
<text:span text:style-name="T5">
 ships / boats - </text:span>
* 18(0)</text:span>
<text:span text:style-name="T5">
 Automobile equipment and tanks - </text:span>
<text:span text:style-name="T5">
 5640(+3)</text:span>
<text:span text:style-name="T4">
 Special Technique - </text:span>
 321(+1)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September 14, 23.</text:p>
      <text:p text:style-name="P4">
News Source: <text:a xlink:type="simple" xlink:href="https://armyinform.com.ua/2023/04/14/syly-oborony-likviduvaly-500-okupantiv-ta-znyshhyly-4-tanky/" text:style-name="Internet_20_link" text:visited-style-name="Visited_20_Internet_20_Link">
https://armyinform.com.ua/2023/04/14/syly-oborony-likviduvaly-500-okupantiv-ta-znyshhyly-4-tanky/</text:a>
</text:p>
      <!--NEWS-->
      <text:h text:style-name="P10" text:outline-level="1">
<text:span text:style-name="T4">
The Ministry of Health told how the prescription medicines for the needs of the front will be released</text:span>
</text:h>
      <text:p text:style-name="P4">
Author: ['АРМІЯINFORM']</text:p>
      <text:p text:style-name="P4">
Time: 2023-04-14T51:00:00-04:00</text:p>
      <text:p text:style-name="P4">
Description: Prescription for consuming the front, okrim of narcotic, psychotropic, radioactive,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liky.jpg" text:style-name="Internet_20_link" text:visited-style-name="Visited_20_Internet_20_Link">
liky.jpg</text:a>
']</text:p>
      <text:p text:style-name="P4">
Tags: ['ВІДПУСК РЕЦЕПТУРНИХ ПРЕПАРАТІВ', 'ЛІКИ ДЛЯ ФРОНТУ', 'МОЗ УКРАЇНИ', 'РЕЦЕПТУРНІ ЛІКИ']</text:p>
      <text:p text:style-name="P4">
Category: News</text:p>
      <!--METADATA-->
      <text:p text:style-name="P4">
<draw:frame draw:style-name="fr1" draw:name="Image343" text:anchor-type="as-char" svg:width="6.9236in" svg:height="4.621847in" draw:z-index="0">
<draw:image xlink:href="../Images/AРМІЯINFORM/2023-04-14T51-00-00-04-00/liky.jpg" xlink:type="simple" xlink:show="embed" xlink:actuate="onLoad" draw:mime-type="image/jpeg"/>
</draw:frame>
Recipe medicines for the needs of the front, in addition to narcotic, psychotropic, radioactive, poisonous, potent substances and precursors, volunteers can buy without a prescription from distributors. About it informs <text:a xlink:type="simple" xlink:href="https://moz.gov.ua/article/news/chi-potriben-recept-dlja-pridbannja-likiv-dlja-potreb-frontu-%e2%80%93-pojasnennja-moz" text:style-name="Internet_20_link" text:visited-style-name="Visited_20_Internet_20_Link">
press service</text:a>
Ministry of Health.</text:p>
      <text:p text:style-name="P4">
“Access to medication for defenders is the highest level priority. They will be overlooked without a prescription through appropriate distributors. The mechanism is unchanged: volunteer and charitable organizations of the relevant institution, military unit or health care institution can buy prescription drugs directly from the distributions of the recipe, ”the message reads.</text:p>
      <text:p text:style-name="P4">
It is noted that the possibility, in which distributors can release medicines to military administrations, units of the Armed Forces, organizations and institutions involved in their activities of volunteers and provide humanitarian assistance, are envisaged for the period of martial law.</text:p>
      <text:p text:style-name="P4">
“This opportunity is envisaged for the period of martial law, so distributors(Subjects licensed to conduct production activity, wholesale trade in medicinal products)They can release medicines to military administrations, units of armed units of Ukraine, organizations and institutions involved in their activities and provide humanitarian assistance.</text:p>
      <text:p text:style-name="P4">
Thus, the mechanism remains unchanged: volunteer tabs at the request of the relevant institution, the military unit of health care, can buy prescription medicines directly from distributors without a prescription, ”the Ministry of Health says.</text:p>
      <text:p text:style-name="P4">
At the same time, the Ministry of Health emphasizes that the norm does not apply to the purchase of narcotic drugs, psychotropic substances and precursors, as well as potent, poisonous Iradioactive substances.</text:p>
      <text:p text:style-name="P4">
The ministry also reminds that since the beginning of April, prescription medicines at the pharmacy can be purchased not only on paper but also on electronic prescription. The Ministry emphasizes that the Ministry of Health did not change the status of the category of release of any zuprepara:Purchase an electronic prescription at a pharmacy can be purchased for 10 days(If cenarcotic(Psychotropic)medicine)or within 30 days(For the rest of the prescription drugs).</text:p>
      <text:p text:style-name="P4">
News Source: <text:a xlink:type="simple" xlink:href="https://armyinform.com.ua/2023/04/14/u-moz-rozpovily-yak-vidpuskatymutsya-reczepturni-liky-dlya-potreb-frontu/" text:style-name="Internet_20_link" text:visited-style-name="Visited_20_Internet_20_Link">
https://armyinform.com.ua/2023/04/14/u-moz-rozpovily-yak-vidpuskatymutsya-reczepturni-liky-dlya-potreb-frontu/</text:a>
</text:p>
      <!--NEWS-->
      <text:h text:style-name="P10" text:outline-level="1">
<text:span text:style-name="T4">
The Ministry of Foreign Affairs of Ukraine named the three immediate steps necessary for the success of the Armed Forces on the battlefield</text:span>
</text:h>
      <text:p text:style-name="P4">
Author: ['АРМІЯINFORM']</text:p>
      <text:p text:style-name="P4">
Time: 2023-04-14T52:00:00-04:00</text:p>
      <text:p text:style-name="P4">
Description: The main of the law enforcement officers of the Ukrainian Dmitro Kuleba, calling Kroki, Yaki, on Yogo Dumka,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a332c6da7eeb9dcd3a7795ef59ef9156.jpeg" text:style-name="Internet_20_link" text:visited-style-name="Visited_20_Internet_20_Link">
a332c6da7eeb9dcd3a7795ef59ef9156.jpeg</text:a>
']</text:p>
      <text:p text:style-name="P4">
Tags: ['STOPRUSSIA', 'ГЛАВА МЗС УКРАЇНИ', 'ДМИТРО КУЛЕБА', 'ЗСУ']</text:p>
      <text:p text:style-name="P4">
Category: News</text:p>
      <!--METADATA-->
      <text:p text:style-name="P4">
<draw:frame draw:style-name="fr1" draw:name="Image344" text:anchor-type="as-char" svg:width="6.9236in" svg:height="3.63489in" draw:z-index="0">
<draw:image xlink:href="../Images/AРМІЯINFORM/2023-04-14T52-00-00-04-00/a332c6da7eeb9dcd3a7795ef59ef9156.jpeg" xlink:type="simple" xlink:show="embed" xlink:actuate="onLoad" draw:mime-type="image/jpeg"/>
</draw:frame>
</text:p>
      <text:p text:style-name="P4">
Міністр закордонних справ України Дмитро Кулеба назвав кроки, які, на йогодумку, мають забезпечити успіх України на полі бою.</text:p>
      <text:p text:style-name="P4">
Про це глава МЗС України<text:a xlink:type="simple" xlink:href="https://twitter.com/DmytroKuleba/status/1646525827432214532" text:style-name="Internet_20_link" text:visited-style-name="Visited_20_Internet_20_Link">
написав</text:a>
Twitter.</text:p>
      <text:p text:style-name="P4">
“There are three immediate steps to ensure the success of Ukraine on the battlefield.</text:p>
      <text:p text:style-name="P4">
1 . To accelerate the delivery of the promised weapons and ammunition.</text:p>
      <text:p text:style-name="P4">
2 . Provide long -term additional deliveries.</text:p>
      <text:p text:style-name="P4">
3 . To start the preparation of Ukrainian pilots for the control of western type combat aircraft, ”the post reads.</text:p>
      <text:p text:style-name="P4">
News Source: <text:a xlink:type="simple" xlink:href="https://armyinform.com.ua/2023/04/14/u-mzs-ukrayiny-nazvaly-try-negajnyh-kroky-neobhidnyh-dlya-uspihu-zsu-na-poli-boyu/" text:style-name="Internet_20_link" text:visited-style-name="Visited_20_Internet_20_Link">
https://armyinform.com.ua/2023/04/14/u-mzs-ukrayiny-nazvaly-try-negajnyh-kroky-neobhidnyh-dlya-uspihu-zsu-na-poli-boyu/</text:a>
</text:p>
      <!--NEWS-->
      <text:h text:style-name="P10" text:outline-level="1">
<text:span text:style-name="T4">
Bakhmut fighting: "Kholodnoyarivka" showed how they destroy Russian</text:span>
</text:h>
      <text:p text:style-name="P4">
Author: ['Євген Тристан']</text:p>
      <text:p text:style-name="P4">
Time: 2023-04-14T53:00:00-04:00</text:p>
      <text:p text:style-name="P4">
Description: https://www.youtube.com/watch?v=gzob3dral0s nearby Bakhmut Minometing Rozrahunki ... War with Ukraine 2022, War with Ukraine today, News War with Ukraine 2022 Last today, will there be a war between Ukraine and Russia And when, the war with Ukraine in 2022 will be or not, whether there will be a war with Ukraine in the near future, the war with Ukraine, Ukrainian news today, Ukrainian news in Ukrainian media in Russian</text:p>
      <text:p text:style-name="P4">
Images: []</text:p>
      <text:p text:style-name="P4">
Tags: ['БАХМУТ', 'ВТОРГНЕННЯ РФ', 'ХОЛОДНИЙ ЯР']</text:p>
      <text:p text:style-name="P4">
Category: News</text:p>
      <!--METADATA-->
      <text:p text:style-name="P4">
Near Bakhmut, mortar calculations of a separate mechanized brigade "Kholodnoyar" show jewelry accuracy in the destruction of the racists. Despite the counter -batteries of the enemy artillery, Ukrainian mortars in this direction confidently operate all combat missions. During this time, they have already demilitated by the occupants who tried to storm Ukrainian positions.</text:p>
      <text:p text:style-name="P4">
Each shot is exactly the target. And this despite the fact that the experience in the calculations, the author, was not so rich, because they were staffed for the most part by mobilized soldiers. But they have learned very quickly.</text:p>
      <text:p text:style-name="P4">
News Source: <text:a xlink:type="simple" xlink:href="https://armyinform.com.ua/2023/04/14/boyi-za-bahmut-holodnoyarivczi-pokazaly-yak-nyshhat-rusnyu/" text:style-name="Internet_20_link" text:visited-style-name="Visited_20_Internet_20_Link">
https://armyinform.com.ua/2023/04/14/boyi-za-bahmut-holodnoyarivczi-pokazaly-yak-nyshhat-rusnyu/</text:a>
</text:p>
      <!--NEWS-->
      <text:h text:style-name="P10" text:outline-level="1">
<text:span text:style-name="T4">
Army Ilya Kovtun is a bronze medalist of the European Gymnastics Championship</text:span>
</text:h>
      <text:p text:style-name="P4">
Author: ['АРМІЯINFORM']</text:p>
      <text:p text:style-name="P4">
Time: 2023-04-14T54:00:00-04:00</text:p>
      <text:p text:style-name="P4">
Description: Ukrainian Gimnast, Armyts Ill Kovtun at Turkishkiy Antali Viborov “Bronze” on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kovtun-illja.jpg" text:style-name="Internet_20_link" text:visited-style-name="Visited_20_Internet_20_Link">
kovtun-illja.jpg</text:a>
']</text:p>
      <text:p text:style-name="P4">
Tags: ['АРМІЙСЬКИЙ СПОРТСМЕН', 'ІЛЛЯ КОВТУН', 'СПОРТИВНА ГІМНАСТИКА']</text:p>
      <text:p text:style-name="P4">
Category: News</text:p>
      <!--METADATA-->
      <text:p text:style-name="P4">
<draw:frame draw:style-name="fr1" draw:name="Image345" text:anchor-type="as-char" svg:width="6.9236in" svg:height="4.290682in" draw:z-index="0">
<draw:image xlink:href="../Images/AРМІЯINFORM/2023-04-14T54-00-00-04-00/kovtun-illja.jpg" xlink:type="simple" xlink:show="embed" xlink:actuate="onLoad" draw:mime-type="image/jpeg"/>
</draw:frame>
Ukrainian gymnast, Army Ilya Kovtun in Turkish Antalya won Bronze at the European Gymnastics Championships in Personal Affiliation.</text:p>
      <text:p text:style-name="P4">
About it <text:a xlink:type="simple" xlink:href="https%3A%2F%2Fwww.facebook.com%2Fugf.org.ua%2Fposts%2Fpfbid0K57ahgtEnrQy2hTk8AL3cQR6i9JELPss9mFfPZpGk99AQgpmShoewAFeejUDb78Dl&amp;show_text=true&amp;width=500" text:style-name="Internet_20_link" text:visited-style-name="Visited_20_Internet_20_Link">
reports</text:a>
Ukrainian Gymnastics Federation.</text:p>
      <text:p text:style-name="P4">
According to the results of the competition, the Army was scored 83.032 points and behind the winner, the Turkish athlete Adam Asila, for almost two points. The second was British Dzheik Jarman.</text:p>
      <text:p text:style-name="P4">
News Source: <text:a xlink:type="simple" xlink:href="https://armyinform.com.ua/2023/04/14/armiyecz-illya-kovtun-bronzovyj-pryze-chempionatu-yevropy-zi-sportyvnoyi-gimnastyky/" text:style-name="Internet_20_link" text:visited-style-name="Visited_20_Internet_20_Link">
https://armyinform.com.ua/2023/04/14/armiyecz-illya-kovtun-bronzovyj-pryze-chempionatu-yevropy-zi-sportyvnoyi-gimnastyky/</text:a>
</text:p>
      <!--NEWS-->
      <text:h text:style-name="P10" text:outline-level="1">
<text:span text:style-name="T4">
In Bakhmut, Ukrainians demilitarize and elite Russian units - Sergey Cherevaty</text:span>
</text:h>
      <text:p text:style-name="P4">
Author: ['Тарас Грень']</text:p>
      <text:p text:style-name="P4">
Time: 2023-04-14T55:00:00-04:00</text:p>
      <text:p text:style-name="P4">
Description: About the PID hour of direct EFIRA in the telemarathon “єdini novel”, the launch of the SCIDER REMOCHER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10/sergij-cherevatyj.webp" text:style-name="Internet_20_link" text:visited-style-name="Visited_20_Internet_20_Link">
sergij-cherevatyj.webp</text:a>
']</text:p>
      <text:p text:style-name="P4">
Tags: ['БАХМУТ', 'ВТОРГНЕННЯ РФ', 'ЄДИНІ НОВИНИ', 'СЕРГІЙ ЧЕРЕВАТИЙ']</text:p>
      <text:p text:style-name="P4">
Category: News</text:p>
      <!--METADATA-->
      <text:p text:style-name="P4">
<draw:frame draw:style-name="fr1" draw:name="Image346" text:anchor-type="as-char" svg:width="6.9236in" svg:height="4.613552in" draw:z-index="0">
<draw:image xlink:href="../ConvertedIMGs/AРМІЯINFORM/2023-04-14T55-00-00-04-00/sergij-cherevatyj.png" xlink:type="simple" xlink:show="embed" xlink:actuate="onLoad" draw:mime-type="image/png"/>
</draw:frame>
About it during a live broadcast in <text:a xlink:type="simple" xlink:href="https://www.youtube.com/watch" text:style-name="Internet_20_link" text:visited-style-name="Visited_20_Internet_20_Link">
Telelorphone</text:a>
The only news was informed by a spokesman for the Eastern Grouping of the Armed Forces of Ukraine Colonel Cherevaty.</text:p>
      <ul>
        <li>
Over the past day, the enemy struck 260 strokes on Bakhmut from the barrel and reactive artillery, 26 combat clashes, two enemy aircraft, - said. - Ukrainian units destroyed 84 and injured 92 invaders. Pion -moving artillery installation and infantry fighting machine. Their field composition of the ammunition of the invaders was destroyed.</li>
      </ul>
      <text:p text:style-name="P4">
The main shock force of the enemy is the mercenaries with the Wagner PEC, who will be attacking the attack under the fear of execution. At the same time, due to the great loss of the management of this terrorist company, it is forced to involve in its formations to support the regulatory landing units of the Armed Forces of Russia, which we will also successfully.</text:p>
      <text:p text:style-name="P4">
“The heroic actions of our defenders are the enemy,” said the spokesman. - And it has been around for about nine months. Such actions do not only significantly reduce the potential of our enemy, but also to win the time to prepare our troops for offensive actions. Also, the Russians try to dacha in the Kupyansk-Liman direction. However, there is a significant development of the activity of their actions. There were two fighting collisions a day. At this time, 413 shellings of different artillery, seven aircraft were recorded there during this time. Ukrainians destroyed 35 invaders and 68 wounded. The T-72 Tratan, three infantry vehicles, including BMP-1, were also destroyed.</text:p>
      <text:p text:style-name="P4">
-It was on the destruction of BMP-1 that you would like to focus on,-the officer added. The year is that the leadership of the Russian Armed Forces at one time was redeveloped that it had re-equipped its troops and completely reduced from the armament of BMP-1. But now we see that this does not match the realization.</text:p>
      <text:p text:style-name="P4">
News Source: <text:a xlink:type="simple" xlink:href="https://armyinform.com.ua/2023/04/14/u-bahmuti-ukrayinczi-demilitaryzuyut-i-elitni-rosijski-pidrozdily-sergij-cherevatyj/" text:style-name="Internet_20_link" text:visited-style-name="Visited_20_Internet_20_Link">
https://armyinform.com.ua/2023/04/14/u-bahmuti-ukrayinczi-demilitaryzuyut-i-elitni-rosijski-pidrozdily-sergij-cherevatyj/</text:a>
</text:p>
      <!--NEWS-->
      <text:h text:style-name="P10" text:outline-level="1">
<text:span text:style-name="T4">
The Ministry of Defense of Ukraine announced a competition for the name of Bohdan Khmelnitsky for 2023</text:span>
</text:h>
      <text:p text:style-name="P4">
Author: ['АРМІЯINFORM']</text:p>
      <text:p text:style-name="P4">
Time: 2023-04-14T56:00:00-04:00</text:p>
      <text:p text:style-name="P4">
Description: At the Minіsteniy defense of Ukraine, 1 injury 2023 Rocklers are fired by the Document for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foto2-2-1.jpg" text:style-name="Internet_20_link" text:visited-style-name="Visited_20_Internet_20_Link">
foto2-2-1.jpg</text:a>
']</text:p>
      <text:p text:style-name="P4">
Tags: ['МІНІСТЕРСТВО ОБОРОНИ УКРАЇНИ', 'ПРЕМІЯ']</text:p>
      <text:p text:style-name="P4">
Category: News</text:p>
      <!--METADATA-->
      <text:p text:style-name="P4">
<draw:frame draw:style-name="fr1" draw:name="Image347" text:anchor-type="as-char" svg:width="6.9236in" svg:height="4.583423in" draw:z-index="0">
<draw:image xlink:href="../Images/AРМІЯINFORM/2023-04-14T56-00-00-04-00/foto2-2-1.jpg" xlink:type="simple" xlink:show="embed" xlink:actuate="onLoad" draw:mime-type="image/jpeg"/>
</draw:frame>
As of May 1, 2023, the Ministry of Defense of Ukraine announces the receptions for the competition for the Bogdan Khmelnytsky Prize of the Covering of Military Topic in Literature and Art in 2023.</text:p>
      <text:p text:style-name="P4">
About it <text:a xlink:type="simple" xlink:href="https://www.mil.gov.ua/news/2023/04/14/konkurs-shhodo-zdobuttya-premii-imeni-bogdana-hmelniczkogo-za-krashhe-visvitlennya-vijskovoi-tematiki-u-tvorah-literaturi-ta-mistecztva-v-2023-roczi/" text:style-name="Internet_20_link" text:visited-style-name="Visited_20_Internet_20_Link">
reports</text:a>
Ministry of Defence Ukraine.</text:p>
      <text:p text:style-name="P4">
The procedure for holding the competition is determined by the Regulations on the Bogdanakhmelnytsky Prize for the best coverage of military topics in the works of literature of the Tamystestics, approved by the order of the Ministry of Defense of Ukraine of May 182015 No. 217, registered at the Ministry of Justice of Ukraine on June 04, 2015 under No. 655/27100.</text:p>
      <text:p text:style-name="P4">
The Defense Ministry reminded that the award is awarded every year(to the day of the Armed Forces - December 6)For the works of literature and art, journalism of Ijuralism aimed at asserting high humanistic, state -making, raising the prestige of the Armed Forces of Ukraine, promoting military service, formation of military personnel and young people of national consciousness, dignity, spirituality and culture.</text:p>
      <text:p text:style-name="P4">
<text:span text:style-name="T4">
 Award is awarded in five nominations: </text:span>
</text:p>
      <ol>
        <li>
Literary works of military topics; 2. Musical works of military topics; 3. works of theatrical art of military topics; 4. works of cinema of military topics; 5. Works of fine arts of military topics.</li>
      </ol>
      <text:p text:style-name="P4">
The amount of the premium is <text:span text:style-name="T4">
 ten subsistence minimums </text:span>
 <text:span text:style-name="T4">
 for able -bodied persons </text:span>
 set at the beginning of the budget year.</text:p>
      <text:p text:style-name="P4">
New original works are presented for the premium(Made)in a complete form of three years, but <text:span text:style-name="T4">
 not later than May 01 of the current year. </text:span>
</text:p>
      <text:p text:style-name="P4">
The staff of the authors of the work nominated for the premium may not exceed 5 persons, the staff of the performers of the work - 7 people.</text:p>
      <text:p text:style-name="P4">
The staff of the authors of the work presented for the premium is not staged by persons who are awarded for the work presented.* request for awarding the award; * materials certifying the creative achievements of the applicant in the form of printed products, audio or video recordings, exhibitions of projects of sculptural and memorial complexes and paintings, photo exhibitions, etc.; * photocopies of reviews and other critical materials for the work of the applicant in special publications and * mass media; * characteristics and photos of the applicant; * Copies of the first and second pages of the passport and the registration number of the taxpayer's account card(Next is a registration number)or series and passport number(For individuals who, because of their religious beliefs, refuse to accept the registration number of the taxpayer's registration card and officially informed the relevant state tax service and have a passport mark) (Next is the series and passport number)the applicant or when the applicant is the team of authors of the work, * copies of the first and second pages of passports and registration numbers or series and passport numbers of each member of the collective, and when the applicant is a collective of performers of the work, * copies of the first and second pages of the passport and registration number or series and the passport number of its manager.</text:p>
      <text:p text:style-name="P4">
<text:span text:style-name="T4">
 Self -nomination to the premium is not allowed. </text:span>
 Documents are sent to the Committee on the award of the Prize at: 30/1, Kyiv, 01021, Central House of Officers of Armed Forces(library).</text:p>
      <text:p text:style-name="P4">
News Source: <text:a xlink:type="simple" xlink:href="https://armyinform.com.ua/2023/04/14/u-minoborony-ukrayiny-ogolosyly-konkurs-na-zdobuttya-premiyi-im-bogdana-hmelnyczkogo-na-2023-rik/" text:style-name="Internet_20_link" text:visited-style-name="Visited_20_Internet_20_Link">
https://armyinform.com.ua/2023/04/14/u-minoborony-ukrayiny-ogolosyly-konkurs-na-zdobuttya-premiyi-im-bogdana-hmelnyczkogo-na-2023-rik/</text:a>
</text:p>
      <!--NEWS-->
      <text:h text:style-name="P10" text:outline-level="1">
<text:span text:style-name="T4">
За добу рятувальники майже двісті разів виїжджали на ліквідацію наслідків ворожих обстрілів</text:span>
</text:h>
      <text:p text:style-name="P4">
Author: ['АРМІЯINFORM']</text:p>
      <text:p text:style-name="P4">
Time: 2023-04-14T57:00:00-04:00</text:p>
      <text:p text:style-name="P4">
Description: Last of Passing, 13 Kvіnynya, the Holder Service of Ukraine Zvozvichahi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pozhezha-1.jpg" text:style-name="Internet_20_link" text:visited-style-name="Visited_20_Internet_20_Link">
pozhezha-1.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348" text:anchor-type="as-char" svg:width="6.9236in" svg:height="4.635046in" draw:z-index="0">
<draw:image xlink:href="../Images/AРМІЯINFORM/2023-04-14T57-00-00-04-00/pozhezha-1.jpg" xlink:type="simple" xlink:show="embed" xlink:actuate="onLoad" draw:mime-type="image/jpeg"/>
</draw:frame>
Illustrative photo</text:p>
      <text:p text:style-name="P4">
During the last day, <text:span text:style-name="T4">
 April 13, </text:span>
 Divisions of the Civil Service of Ukraine of Uncertain Situations <text:span text:style-name="T4">
 160 trips </text:span>
 to eliminate the consequences of the occupants of settlements and infrastructure. Fire was eliminated. Psychological assistance was provided to 119 persons.</text:p>
      <text:p text:style-name="P4">
This is stated in <text:a xlink:type="simple" xlink:href="https://dsns.gov.ua/uk/news/nadzvicaini-podiyi/operativna-informaciia-dsns-shhodo-naslidkiv-vedennia-boiovix-dii-rosiiskoiu-federacijeiu-126" text:style-name="Internet_20_link" text:visited-style-name="Visited_20_Internet_20_Link">
message</text:a>
SES of Ukraine.</text:p>
      <text:p text:style-name="P4">
Since the beginning of the war, 89 138 departures for the elimination of the consequences of shelling have been made, 14 287 fires have been liquidated, 3,994 persons were rescued, psychological assistance was provided210 067.</text:p>
      <text:p text:style-name="P4">
News Source: <text:a xlink:type="simple" xlink:href="https://armyinform.com.ua/2023/04/14/za-dobu-ryatuvalnyky-majzhe-dvisti-raziv-vyyizhdzhaly-na-likvidacziyu-naslidkiv-vorozhyh-obstriliv-4/" text:style-name="Internet_20_link" text:visited-style-name="Visited_20_Internet_20_Link">
https://armyinform.com.ua/2023/04/14/za-dobu-ryatuvalnyky-majzhe-dvisti-raziv-vyyizhdzhaly-na-likvidacziyu-naslidkiv-vorozhyh-obstriliv-4/</text:a>
</text:p>
      <!--NEWS-->
      <text:h text:style-name="P10" text:outline-level="1">
<text:span text:style-name="T4">
Relatives of captive defenders of the Mariupol Brigade met with representatives of the coordination headquarters</text:span>
</text:h>
      <text:p text:style-name="P4">
Author: ['АРМІЯINFORM']</text:p>
      <text:p text:style-name="P4">
Time: 2023-04-14T58:00:00-04:00</text:p>
      <text:p text:style-name="P4">
Description: Ziinitivatitiv GO “Poligon 56” I was online online-Zustinich Zhisnikiv Smremo ... War with Ukraine 2022, War with Ukraine Latest news today,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ksh3-1.jpg" text:style-name="Internet_20_link" text:visited-style-name="Visited_20_Internet_20_Link">
ksh3-1.jpg</text:a>
']</text:p>
      <text:p text:style-name="P4">
Tags: ['АГРЕСІЯ РФ', 'ВІЙСЬКОВОПОЛОНЕНІ', 'ЗАХИСНИКИ МАРІУПОЛЯ', 'КООРДИНАЦІЙНИЙ ШТАБ З ПИТАНЬ ПОВОДЖЕННЯ З ВІЙСЬКОВОПОЛОНЕНИМИ']</text:p>
      <text:p text:style-name="P4">
Category: News</text:p>
      <!--METADATA-->
      <text:p text:style-name="P4">
<draw:frame draw:style-name="fr1" draw:name="Image349" text:anchor-type="as-char" svg:width="6.9236in" svg:height="4.823441in" draw:z-index="0">
<draw:image xlink:href="../Images/AРМІЯINFORM/2023-04-14T58-00-00-04-00/ksh3-1.jpg" xlink:type="simple" xlink:show="embed" xlink:actuate="onLoad" draw:mime-type="image/jpeg"/>
</draw:frame>
On the initiative of NGO "Polygon 56", an online meeting with the families of defenders of the individual infantry Mariupol brigade, who disappeared or captured, took place with the families of the defenders of the individual infantry of the Mariupol brigade. Representatives of the coordination headquarters of the Tavi part took part in the event.</text:p>
      <text:p text:style-name="P4">
About it <text:a xlink:type="simple" xlink:href="https://t.me/Koord_shtab/834" text:style-name="Internet_20_link" text:visited-style-name="Visited_20_Internet_20_Link">
reports</text:a>
Coordinating headquarters for the issue of prisoners of war.</text:p>
      <text:p text:style-name="P4">
One of the issues that was raised during the meeting was related to the communication of greeks with the military unit. As the representative of the part noted, the excerpts from the acting investigation can be obtained by contacting the territorial centers of completing and social support(TCC and JV - former military enlistment offices).Також він додав, що проблеми, пов’язані з доставкою документів, можутьвиникати через те, що військова частина виконує бойові завдання і змінює місцерозташування.</text:p>
      <text:p text:style-name="P4">
Представник Штабу зауважив, що облікову категорію військовослужбовця можназмінити, коли з’являються нові докази і, відповідно, командир має на цезаконні підстави.</text:p>
      <text:p text:style-name="P4">
Представник фінансового відділу військової частини пояснив процедурунарахування грошового забезпечення родині зниклого безвістивійськовослужбовця. Він зазначив, що за результатами службового розслідуваннявіддається наказ про виплату. Збережені особисті речі зниклих безвістивійськовослужбовців військова частина надсилає родичам.</text:p>
      <text:p text:style-name="P4">
News Source: <text:a xlink:type="simple" xlink:href="https://armyinform.com.ua/2023/04/14/rodychi-polonenyh-zahysnykiv-mariupolskoyi-brygady-zustrilysya-z-predstavnykamy-koordynaczijnogo-shtabu/" text:style-name="Internet_20_link" text:visited-style-name="Visited_20_Internet_20_Link">
https://armyinform.com.ua/2023/04/14/rodychi-polonenyh-zahysnykiv-mariupolskoyi-brygady-zustrilysya-z-predstavnykamy-koordynaczijnogo-shtabu/</text:a>
</text:p>
      <!--NEWS-->
      <text:h text:style-name="P10" text:outline-level="1">
<text:span text:style-name="T4">
We are fruitfully working on the creation of a modern model of military education compatible with NATO and EU countries - Alexander Pavlyuk</text:span>
</text:h>
      <text:p text:style-name="P4">
Author: ['АРМІЯINFORM']</text:p>
      <text:p text:style-name="P4">
Time: 2023-04-14T59:00:00-04:00</text:p>
      <text:p text:style-name="P4">
Description: Transformation of the systems of the VIISKOVOKY, managing the personnel, reformovnia ZSU before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8c038b3e1d7102b539853ac237aa71247761142e-e1681457724998.jpg" text:style-name="Internet_20_link" text:visited-style-name="Visited_20_Internet_20_Link">
8c038b3e1d7102b539853ac237aa71247761142e-e1681457724998.jpg</text:a>
', '<text:a xlink:type="simple" xlink:href="https://armyinform.com.ua/wp-content/uploads/2023/04/421f2690e1e29662f3b5eb23e98fc9c42b89f1e7.jpg" text:style-name="Internet_20_link" text:visited-style-name="Visited_20_Internet_20_Link">
421f2690e1e29662f3b5eb23e98fc9c42b89f1e7.jpg</text:a>
']</text:p>
      <text:p text:style-name="P4">
Tags: ['ГЕНЕРАЛ-ЛЕЙТЕНАНТ ОЛЕКСАНДР ПАВЛЮК', 'ЛИТВА', 'СТРАТЕГІЧНИЙ РАДНИК ВИСОКОГО РІВНЯ ВІТАЛІЮС ВАЙКШНОРАС']</text:p>
      <text:p text:style-name="P4">
Category: News</text:p>
      <!--METADATA-->
      <text:p text:style-name="P4">
<draw:frame draw:style-name="fr1" draw:name="Image350" text:anchor-type="as-char" svg:width="6.9236in" svg:height="3.582963in" draw:z-index="0">
<draw:image xlink:href="../Images/AРМІЯINFORM/2023-04-14T59-00-00-04-00/8c038b3e1d7102b539853ac237aa71247761142e-e1681457724998.jpg" xlink:type="simple" xlink:show="embed" xlink:actuate="onLoad" draw:mime-type="image/jpeg"/>
</draw:frame>
Transformation of the military education system, personnel management, reforming NATO standards and priorities for further cooperation. These important issues were resolved in Kyiv by the First Deputy Minister of Defense of Ukraine Lieutenant General Pavlyuk and a high-level strategic advisor, Major General(Construction)Vitalius Waykshnoras.</text:p>
      <text:p text:style-name="P4">
About this <text:a xlink:type="simple" xlink:href="https://www.mil.gov.ua/news/2023/04/14/uchasnoi-modeli-vijskovoi-osviti-sumisnoi-z-krainami-nato-ta-es-oleksandr-pavlyuk/" text:style-name="Internet_20_link" text:visited-style-name="Visited_20_Internet_20_Link">
informs</text:a>
Ministry of Defence Ukraine.</text:p>
      <text:p text:style-name="P4">
Lieutenant General Oleksandr Pavlyuk thanked the Lithuanian partners with support and assistance in the reform of systematic education and science. The first deputy head of the Ministry of Defense informed the foreign guest about the implementation of new conceptual principal policy in the military and educational sphere.</text:p>
      <ul>
        <li>
Despite the war that Russia resolved, we are moving to victory. We are working fruitfully on the creation of a modern model of military education in Ukraine. Transformation processes are ongoing and the system is gradually changing to become better and interdependent with NATO and EU countries. It is possible for national legislation and regulatory basaculates to the North Atlantic standards. We are looking for the best ways to realize our ambitious plans and take a step forward daily,-said Lieutenant General Alexander Pavlyuk.</li>
      </ul>
      <text:p text:style-name="P4">
The First Deputy Minister of Defense also focused on the development of the Armed Forces after the victory of Ukraine in the war with the aggressor and improving the career of servicemen.</text:p>
      <text:p text:style-name="P4">
Vitalius Vitalyus Strategic Advisor confirmed the readiness to help the Ministry of Defense in the further implementation of reforms and improvement. He noted the positive experience of preparing the Ukrainian military in the educational institutions of the Lithuanian Republic and highly evaluating the Armed Forces soldiers on the battlefield.</text:p>
      <text:p text:style-name="P4">
<draw:frame draw:style-name="fr1" draw:name="Image351" text:anchor-type="as-char" svg:width="6.9236in" svg:height="4.188778in" draw:z-index="0">
<draw:image xlink:href="../Images/AРМІЯINFORM/2023-04-14T59-00-00-04-00/421f2690e1e29662f3b5eb23e98fc9c42b89f1e7.jpg" xlink:type="simple" xlink:show="embed" xlink:actuate="onLoad" draw:mime-type="image/jpeg"/>
</draw:frame>
</text:p>
      <text:p text:style-name="P4">
Генерал-лейтенант Олександр Павлюк також поінформував іноземного радника продіяльність консультативно-дорадчих органів в системі Міноборони України —Стратегічну раду та Офіс з підтримки змін.</text:p>
      <text:p text:style-name="P4">
News Source: <text:a xlink:type="simple" xlink:href="https://armyinform.com.ua/2023/04/14/plidno-praczyuyemo-nad-stvorennyam-suchasnoyi-modeli-vijskovoyi-osvity-sumisnoyi-z-krayinamy-nato-ta-yes-oleksandr-pavlyuk/" text:style-name="Internet_20_link" text:visited-style-name="Visited_20_Internet_20_Link">
https://armyinform.com.ua/2023/04/14/plidno-praczyuyemo-nad-stvorennyam-suchasnoyi-modeli-vijskovoyi-osvity-sumisnoyi-z-krayinamy-nato-ta-yes-oleksandr-pavlyuk/</text:a>
</text:p>
      <!--NEWS-->
      <text:h text:style-name="P10" text:outline-level="1">
<text:span text:style-name="T4">
Polish MiG-29 aircraft will improve the capabilities of our aviation brigades-Yuri Ignat</text:span>
</text:h>
      <text:p text:style-name="P4">
Author: ['Тарас Грень']</text:p>
      <text:p text:style-name="P4">
Time: 2023-04-14T60:00:00-04:00</text:p>
      <text:p text:style-name="P4">
Description: About Tse in Efiri “єdin novin” Rospovyv Rechnik commandanni of the dousy forces of the Zbroyshny forces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ee38ae64.jpg" text:style-name="Internet_20_link" text:visited-style-name="Visited_20_Internet_20_Link">
ee38ae64.jpg</text:a>
']</text:p>
      <text:p text:style-name="P4">
Tags: ['МІГ-29', 'ЮРІЙ ІГНАТ']</text:p>
      <text:p text:style-name="P4">
Category: News</text:p>
      <!--METADATA-->
      <text:p text:style-name="P4">
<draw:frame draw:style-name="fr1" draw:name="Image352" text:anchor-type="as-char" svg:width="6.9236in" svg:height="3.631496in" draw:z-index="0">
<draw:image xlink:href="../Images/AРМІЯINFORM/2023-04-14T60-00-00-04-00/ee38ae64.jpg" xlink:type="simple" xlink:show="embed" xlink:actuate="onLoad" draw:mime-type="image/jpeg"/>
</draw:frame>
Illustrative photo</text:p>
      <text:p text:style-name="P4">
Colonel Yuriy Ignat, spokeswoman for the United Nations Air Force forces of Ukraine, told this on the only news.</text:p>
      <text:p text:style-name="P4">
-Using this technique, we can restore our own fighter-mmig-29 park,-he stressed. - add a certain amount of modern weapons to them. And it will improve our capabilities in the current tasks. But to win, to achieve the preference in the air, we need fighters, which are now all over-F-16 planes. That is why we are waiting for a modern weapon that can be able to reconnect the course of the war.</text:p>
      <text:p text:style-name="P4">
With regard to the possible mass production of Russia, the winged rockets of the type X-50, Colonel Yuri Ignat noted:</text:p>
      <ul>
        <li>
The Russians have used their main stock of missiles to strikes in critical infrastructure of Ukraine. Since the fall of last year, or more precisely since September 11, they have used more than 850 winged missiles of different types. This is very significant for them.</li>
      </ul>
      <text:p text:style-name="P4">
According to the officer, the statement of the Russian leadership to restore the production of vascular missiles X-50, which were developed in the Soviet Union, is due to the fact that our enemy has more resources to produce this kind of preference.</text:p>
      <text:p text:style-name="P4">
"This is a rush rocket winged at a speed of 850-900 kilometers per hour," he said. - And the fact that Russia has declared the intentions of its production, only a blank statement. Because it is not so easy to start such production in the conditions of sanctions.</text:p>
      <text:p text:style-name="P4">
However, Ukrainians should not relax and neglect airy.</text:p>
      <text:p text:style-name="P4">
News Source: <text:a xlink:type="simple" xlink:href="https://armyinform.com.ua/2023/04/14/polski-litaky-mig-29-pokrashhat-spromozhnosti-nashyh-aviaczijnyh-brygad-yurij-ignat/" text:style-name="Internet_20_link" text:visited-style-name="Visited_20_Internet_20_Link">
https://armyinform.com.ua/2023/04/14/polski-litaky-mig-29-pokrashhat-spromozhnosti-nashyh-aviaczijnyh-brygad-yurij-ignat/</text:a>
</text:p>
      <!--NEWS-->
      <text:h text:style-name="P10" text:outline-level="1">
<text:span text:style-name="T4">
The date of the next meeting of the Contact Group on Defense of Ukraine in Ramstein format became known</text:span>
</text:h>
      <text:p text:style-name="P4">
Author: ['АРМІЯINFORM']</text:p>
      <text:p text:style-name="P4">
Time: 2023-04-14T61:00:00-04:00</text:p>
      <text:p text:style-name="P4">
Description: Chergova Zustrich Contact Grups Zwan defense of Ukraine at the format "Ramstein"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ramstein-8-e1681459353561.jpg" text:style-name="Internet_20_link" text:visited-style-name="Visited_20_Internet_20_Link">
ramstein-8-e1681459353561.jpg</text:a>
']</text:p>
      <text:p text:style-name="P4">
Tags: ['ЛЛОЙД ОСТІН', 'ОЛЕКСІЙ РЕЗНІКОВ', 'РАМШТАЙН']</text:p>
      <text:p text:style-name="P4">
Category: News</text:p>
      <!--METADATA-->
      <text:p text:style-name="P4">
<draw:frame draw:style-name="fr1" draw:name="Image353" text:anchor-type="as-char" svg:width="6.9236in" svg:height="3.877216in" draw:z-index="0">
<draw:image xlink:href="../Images/AРМІЯINFORM/2023-04-14T61-00-00-04-00/ramstein-8-e1681459353561.jpg" xlink:type="simple" xlink:show="embed" xlink:actuate="onLoad" draw:mime-type="image/jpeg"/>
</draw:frame>
Illustrative photo</text:p>
      <text:p text:style-name="P4">
The next meeting of the Defense Group of Ukraine in the Ramstein format will be held on April 21, 2023.</text:p>
      <text:p text:style-name="P4">
This became known from <text:a xlink:type="simple" xlink:href="https://www.defense.gov/News/Transcripts/Transcript/Article/3362413/pentagon-press-secretary-air-force-brig-gen-pat-ryder-holds-a-press-briefing/" text:style-name="Internet_20_link" text:visited-style-name="Visited_20_Internet_20_Link">
message</text:a>
Pentagon's Pentagon Pentagon Peta Rider during a briefing.</text:p>
      <text:p text:style-name="P4">
According to the above information, the US Secretary of Defense Lloyd Austin will go to Germany after a nesting in Europe, where he and the chairman of the United States Committee on US Headquarters Mark Millie will hold a personal meeting on April 21 on April 21 on the Ramstein Air Defense Group on Defense of Ukraine.</text:p>
      <text:p text:style-name="P4">
News Source: <text:a xlink:type="simple" xlink:href="https://armyinform.com.ua/2023/04/14/stala-vidoma-data-nastupnoyi-zustrichi-kontaktnoyi-grupy-z-pytan-oborony-ukrayiny-u-formati-ramshtajn/" text:style-name="Internet_20_link" text:visited-style-name="Visited_20_Internet_20_Link">
https://armyinform.com.ua/2023/04/14/stala-vidoma-data-nastupnoyi-zustrichi-kontaktnoyi-grupy-z-pytan-oborony-ukrayiny-u-formati-ramshtajn/</text:a>
</text:p>
      <!--NEWS-->
      <text:h text:style-name="P10" text:outline-level="1">
<text:span text:style-name="T4">
Pentagon at the end of the month will replace a combat group that trains Ukrainian military in Germany</text:span>
</text:h>
      <text:p text:style-name="P4">
Author: ['АРМІЯINFORM']</text:p>
      <text:p text:style-name="P4">
Time: 2023-04-14T62:00:00-04:00</text:p>
      <text:p text:style-name="P4">
Description: Nakrikinzi of the Strail Mysyats Boyova Grup 39- Pikhnoi brigades of National Guards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39th-infantry-brigade.jpg" text:style-name="Internet_20_link" text:visited-style-name="Visited_20_Internet_20_Link">
39th-infantry-brigade.jpg</text:a>
']</text:p>
      <text:p text:style-name="P4">
Tags: ['STOPRUSSIA', 'ВІЙСЬКОВІ НАВЧАННЯ', 'НІМЕЧЧИНА', 'ПЕНТАГОН']</text:p>
      <text:p text:style-name="P4">
Category: News</text:p>
      <!--METADATA-->
      <text:p text:style-name="P4">
<draw:frame draw:style-name="fr1" draw:name="Image354" text:anchor-type="as-char" svg:width="6.9236in" svg:height="3.894525in" draw:z-index="0">
<draw:image xlink:href="../Images/AРМІЯINFORM/2023-04-14T62-00-00-04-00/39th-infantry-brigade.jpg" xlink:type="simple" xlink:show="embed" xlink:actuate="onLoad" draw:mime-type="image/jpeg"/>
</draw:frame>
At the end of the current month, the Battle Group of the 39th Infantry Brigade of the National Guard of Arkansas will replace the combat group of the 27th Brigade of the Infantry of the New York Army and the united command of the United Multinational Training Group-Ukraine(Jmtgu)At the training ground, the graphene in Germany.</text:p>
      <text:p text:style-name="P4">
About it <text:a xlink:type="simple" xlink:href="https://www.defense.gov/News/Transcripts/Transcript/Article/3362413/pentagon-press-secretary-air-force-brig-gen-pat-ryder-holds-a-press-briefing/" text:style-name="Internet_20_link" text:visited-style-name="Visited_20_Internet_20_Link">
reported</text:a>
The spokesman of the brigade General Pet Ryder.</text:p>
      <text:p text:style-name="P4">
“The 27th Infantry Brigade has assumed the JMTGU leadership during the premium transfer of powers in August 2022, becoming the first and unified unit in the eight-year history of the JMTGU, which assumed the mission of the unit for a second time. And we are looking forward to the arrival of the group from the 39th Brigade of Tapestation of Important Work to provide Ukraine with what it needs for learning, ”Pet Ryder said.</text:p>
      <text:p text:style-name="P4">
News Source: <text:a xlink:type="simple" xlink:href="https://armyinform.com.ua/2023/04/14/pentagon-naprykinczi-misyaczya-provede-zaminu-bojovoyi-grupy-yaka-trenuye-ukrayinskyh-vijskovyh-u-nimechchyni/" text:style-name="Internet_20_link" text:visited-style-name="Visited_20_Internet_20_Link">
https://armyinform.com.ua/2023/04/14/pentagon-naprykinczi-misyaczya-provede-zaminu-bojovoyi-grupy-yaka-trenuye-ukrayinskyh-vijskovyh-u-nimechchyni/</text:a>
</text:p>
      <!--NEWS-->
      <text:h text:style-name="P10" text:outline-level="1">
<text:span text:style-name="T4">
У РНБО України закликали демократичний світ активно реагувати на воєнні злочини росії</text:span>
</text:h>
      <text:p text:style-name="P4">
Author: ['АРМІЯINFORM']</text:p>
      <text:p text:style-name="P4">
Time: 2023-04-14T63:00:00-04:00</text:p>
      <text:p text:style-name="P4">
Description: The secretary for the sake of National Bezpeki, the defense of Ukraine Oleksiy Danylov, is an arrogant, Shi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4/z1645619117a275i.jpg" text:style-name="Internet_20_link" text:visited-style-name="Visited_20_Internet_20_Link">
z1645619117a275i.jpg</text:a>
']</text:p>
      <text:p text:style-name="P4">
Tags: ['ОЛЕКСІЙ ДАНІЛОВ', 'РНБО']</text:p>
      <text:p text:style-name="P4">
Category: News</text:p>
      <!--METADATA-->
      <text:p text:style-name="P4">
<draw:frame draw:style-name="fr1" draw:name="Image355" text:anchor-type="as-char" svg:width="6.9236in" svg:height="3.956343in" draw:z-index="0">
<draw:image xlink:href="../Images/AРМІЯINFORM/2023-04-14T63-00-00-04-00/z1645619117a275i.jpg" xlink:type="simple" xlink:show="embed" xlink:actuate="onLoad" draw:mime-type="image/jpeg"/>
</draw:frame>
The secretary of the National Security and Defense Council of Ukraine Alexei Danilov noted that the democratic world should actively respond to Russia's crimes.</text:p>
      <text:p text:style-name="P4">
About it <text:a xlink:type="simple" xlink:href="https://www.rnbo.gov.ua/ua/Diialnist/6260.html" text:style-name="Internet_20_link" text:visited-style-name="Visited_20_Internet_20_Link">
reports</text:a>
NSDC.</text:p>
      <text:p text:style-name="P4">
The NSDC Secretary compared modern Russia with the Nazi Reich, remembering the video of the execution of the Ukrainian military invaders.</text:p>
      <text:p text:style-name="P4">
“The Fourth Reich actions are predictable because the civilized world has been overwhelmed by its creation and development. And today, without the elimination of the Russian Fourth Reich, the removal of its military-political cultivation from the authorities, this cancer can continue to spread to the territory of Europe of other countries. It is very dangerous for the world. I do not know that these inhumans should do so that the world has to respond as actively as possible, ”Alexeydanilov said.</text:p>
      <text:p text:style-name="P4">
At the same time, he stressed that Russia's military crimes could not be forgiven.</text:p>
      <text:p text:style-name="Horizontal_20_Line"/>
      <text:p text:style-name="P4">
News Source: <text:a xlink:type="simple" xlink:href="https://armyinform.com.ua/2023/04/14/u-rnbo-ukrayiny-zaklykaly-demokratychnyj-svit-aktyvno-reaguvaty-na-voyenni-zlochyny-rosiyi/" text:style-name="Internet_20_link" text:visited-style-name="Visited_20_Internet_20_Link">
https://armyinform.com.ua/2023/04/14/u-rnbo-ukrayiny-zaklykaly-demokratychnyj-svit-aktyvno-reaguvaty-na-voyenni-zlochyny-rosiyi/</text:a>
</text:p>
      <!--NEWS-->
      <text:h text:style-name="P10" text:outline-level="1">
<text:span text:style-name="T4">
The EU imposed sanctions against Wagner PEC</text:span>
</text:h>
      <text:p text:style-name="P4">
Author: ['АРМІЯINFORM']</text:p>
      <text:p text:style-name="P4">
Time: 2023-04-14T64:00:00-04:00</text:p>
      <text:p text:style-name="P4">
Description: Rada, the Union, stood the mentioned to the mention of the Rosiysko PVC "Wagner".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4/d2c569ed-a277-4a7b-8101-04ca4e5a635b.jpg" text:style-name="Internet_20_link" text:visited-style-name="Visited_20_Internet_20_Link">
d2c569ed-a277-4a7b-8101-04ca4e5a635b.jpg</text:a>
']</text:p>
      <text:p text:style-name="P4">
Tags: ['STOPRUSSIA', 'АНТИРОСІЙСЬКІ САНКЦІЇ', 'ЕКОНОМІКА РФ', 'ЄВРОПЕЙСЬКА РАДА', 'КРАХ РОСІЙСЬКОЇ ЕКОНОМІКИ', 'ПВК ВАГНЕРА']</text:p>
      <text:p text:style-name="P4">
Category: News</text:p>
      <!--METADATA-->
      <text:p text:style-name="P4">
<draw:frame draw:style-name="fr1" draw:name="Image356" text:anchor-type="as-char" svg:width="6.9236in" svg:height="3.894525in" draw:z-index="0">
<draw:image xlink:href="../Images/AРМІЯINFORM/2023-04-14T64-00-00-04-00/d2c569ed-a277-4a7b-8101-04ca4e5a635b.jpg" xlink:type="simple" xlink:show="embed" xlink:actuate="onLoad" draw:mime-type="image/jpeg"/>
</draw:frame>
The Council of the European Union applied restrictive measures against the Russian PEC "Wagner".</text:p>
      <text:p text:style-name="P4">
About this <text:a xlink:type="simple" xlink:href="https://eur-lex.europa.eu/legal-content/EN/TXT/PDF/" text:style-name="Internet_20_link" text:visited-style-name="Visited_20_Internet_20_Link">
it is referred</text:a>
EU Voffial Journal.</text:p>
      <text:p text:style-name="P4">
As noted in the justification, the European Council confirms its determination of Russia's aggression against Ukraine, which is a clear violation of the statutory of the United Nations. The European Council also confirmed that the EC remains dedicated to preserving and increasing the collective pressure on Russia, in particular through possible further restrictive measures.</text:p>
      <text:p text:style-name="P4">
The EU Council believes that two organizations are responsible for actions that undermine or threaten the territorial integrity, sovereignty and independence of Ukraine.</text:p>
      <text:p text:style-name="P4">
The sanction list includes Wagner Group, which is associated with Dmitrymutkin and Yevgeny Prigogin.</text:p>
      <text:p text:style-name="P4">
In addition, the restriction of the St. Petersburg news agency Ria Fan, as they also be associated with Eugene Prigogin.</text:p>
      <text:p text:style-name="P4">
Recall that December 22, 2022 <text:a xlink:type="simple" xlink:href="https://armyinform.com.ua/2022/12/22/ssha-zaprovadyly-novi-sankcziyi-proty-pvk-vagnera/" text:style-name="Internet_20_link" text:visited-style-name="Visited_20_Internet_20_Link">
introduced</text:a>
Sanctions against the Russian PEC "Wagner" because of the war against Ukraine.</text:p>
      <text:p text:style-name="P4">
News Source: <text:a xlink:type="simple" xlink:href="https://armyinform.com.ua/2023/04/14/yevrosoyuz-zaprovadyv-sankcziyi-proty-pvk-vagner/" text:style-name="Internet_20_link" text:visited-style-name="Visited_20_Internet_20_Link">
https://armyinform.com.ua/2023/04/14/yevrosoyuz-zaprovadyv-sankcziyi-proty-pvk-vagner/</text:a>
</text:p>
      <!--NEWS-->
      <text:h text:style-name="P10" text:outline-level="1">
<text:span text:style-name="T4">
Ukraine returned the bodies of another 82 fallen defenders</text:span>
</text:h>
      <text:p text:style-name="P4">
Author: ['АРМІЯINFORM']</text:p>
      <text:p text:style-name="P4">
Time: 2023-04-14T65:00:00-04:00</text:p>
      <text:p text:style-name="P4">
Description: Sogodni, it was turned to the Dodoma Tail of the Klablykh Khokatyskiye Viezikovikh.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4/ad8eb912-e246d635.jpg" text:style-name="Internet_20_link" text:visited-style-name="Visited_20_Internet_20_Link">
ad8eb912-e246d635.jpg</text:a>
']</text:p>
      <text:p text:style-name="P4">
Tags: ['МІНРЕІНТЕГРАЦІЇ', 'ПОВЕРНЕННЯ ТІЛ ЗАХИСНИКІВ']</text:p>
      <text:p text:style-name="P4">
Category: News</text:p>
      <!--METADATA-->
      <text:p text:style-name="P4">
<draw:frame draw:style-name="fr1" draw:name="Image357" text:anchor-type="as-char" svg:width="6.9236in" svg:height="3.943823in" draw:z-index="0">
<draw:image xlink:href="../Images/AРМІЯINFORM/2023-04-14T65-00-00-04-00/ad8eb912-e246d635.jpg" xlink:type="simple" xlink:show="embed" xlink:actuate="onLoad" draw:mime-type="image/jpeg"/>
</draw:frame>
Today it was possible to return home the bodies of the dead Ukrainian military.</text:p>
      <text:p text:style-name="P4">
About this <text:a xlink:type="simple" xlink:href="https://minre.gov.ua/2023/04/14/ukrayina-povernula-tila-shhe-82-poleglyh-zahysnykiv/" text:style-name="Internet_20_link" text:visited-style-name="Visited_20_Internet_20_Link">
informs</text:a>
Ministry of reintegration press service.</text:p>
      <text:p text:style-name="P4">
The transfer of bodies from the temporarily occupied territories of Ukraine took place with the assistance of the office of the Commissioner from the missing persons in the Ministry of Reintegration in cooperation of by post -sewing structures.</text:p>
      <text:p text:style-name="P4">
It should be noted that the transfer of the bodies of dead defenders is carried out in accordance with the Normzhzhevsk Convention.</text:p>
      <text:p text:style-name="P4">
We remind you that the hotline of the Ombudsman is working: 0 800 339247. You can also report the missing personally by phone:(099)792-01-26. On weekends you can send a message to Viber and Telegram Nanomer:(095)896-04-21.</text:p>
      <text:p text:style-name="P4">
News Source: <text:a xlink:type="simple" xlink:href="https://armyinform.com.ua/2023/04/14/ukrayina-povernula-tila-shhe-82-poleglyh-zahysnykiv/" text:style-name="Internet_20_link" text:visited-style-name="Visited_20_Internet_20_Link">
https://armyinform.com.ua/2023/04/14/ukrayina-povernula-tila-shhe-82-poleglyh-zahysnykiv/</text:a>
</text:p>
      <!--NEWS-->
      <text:h text:style-name="P10" text:outline-level="1">
<text:span text:style-name="T4">
Over the past day, the occupiers fired at 8 regions of Ukraine: 3 persons were killed</text:span>
</text:h>
      <text:p text:style-name="P4">
Author: ['АРМІЯINFORM']</text:p>
      <text:p text:style-name="P4">
Time: 2023-04-14T66:00:00-04:00</text:p>
      <text:p text:style-name="P4">
Description: Behind the Nadani Sittle Center of the Mini -Construction of the Defense of Ukraine, INFORMASIY, the last ...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_5316832323611771772_y.jpg" text:style-name="Internet_20_link" text:visited-style-name="Visited_20_Internet_20_Link">
photo_5316832323611771772_y.jpg</text:a>
']</text:p>
      <text:p text:style-name="P4">
Tags: ['MILITARY MEDIA CENTER', 'STOPRUSSIA', 'ХАРКІВСЬКИЙ ТРИБУНАЛ']</text:p>
      <text:p text:style-name="P4">
Category: News</text:p>
      <!--METADATA-->
      <text:p text:style-name="P4">
<draw:frame draw:style-name="fr1" draw:name="Image358" text:anchor-type="as-char" svg:width="6.9236in" svg:height="4.992716in" draw:z-index="0">
<draw:image xlink:href="../Images/AРМІЯINFORM/2023-04-14T66-00-00-04-00/photo_5316832323611771772_y.jpg" xlink:type="simple" xlink:show="embed" xlink:actuate="onLoad" draw:mime-type="image/jpeg"/>
</draw:frame>
According to the situational center of the Ministry of Defense of Ukraine information, during the last day, Russian troops fired the territory of 8 regions of Ukraine.</text:p>
      <text:p text:style-name="P4">
About this <text:a xlink:type="simple" xlink:href="https://t.me/militarymediacenter/1707" text:style-name="Internet_20_link" text:visited-style-name="Visited_20_Internet_20_Link">
informs</text:a>
Military Mediacenter.</text:p>
      <text:p text:style-name="P4">
“In general from different types of weapons(mortars, tanks, artillery, RSZV, S-300 ZRC, UAV, tactical aviation)The shelling of 102 settlements was carried out, the defeat of 62 infrastructure objects was confirmed, ”the message reads.</text:p>
      <text:p text:style-name="P4">
According to preliminary information, 3 people were killed and 8 were injured.</text:p>
      <text:p text:style-name="P4">
News Source: <text:a xlink:type="simple" xlink:href="https://armyinform.com.ua/2023/04/14/za-mynulu-dobu-okupanty-obstrilyaly-8-oblastej-ukrayiny-zagynulo-3-osoby-2/" text:style-name="Internet_20_link" text:visited-style-name="Visited_20_Internet_20_Link">
https://armyinform.com.ua/2023/04/14/za-mynulu-dobu-okupanty-obstrilyaly-8-oblastej-ukrayiny-zagynulo-3-osoby-2/</text:a>
</text:p>
      <!--NEWS-->
      <text:h text:style-name="P10" text:outline-level="1">
<text:span text:style-name="T4">
Ambassador United24 Mark Hemilli spent online meetings with Ukrainian warriors</text:span>
</text:h>
      <text:p text:style-name="P4">
Author: ['АРМІЯINFORM']</text:p>
      <text:p text:style-name="P4">
Time: 2023-04-14T67:00:00-04:00</text:p>
      <text:p text:style-name="P4">
Description: The legend of Hollywood Ta Ambassador Fandraizi Platform United24 Mark Gemill itching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d85146ed55445480.jpg" text:style-name="Internet_20_link" text:visited-style-name="Visited_20_Internet_20_Link">
d85146ed55445480.jpg</text:a>
']</text:p>
      <text:p text:style-name="P4">
Tags: ['STOPRUSSIA', 'МИХАЙЛО ФЕДОРОВ', 'МІНЦИФРИ', 'ПЛАТФОРМА UNITED24']</text:p>
      <text:p text:style-name="P4">
Category: News</text:p>
      <!--METADATA-->
      <text:p text:style-name="P4">
<draw:frame draw:style-name="fr1" draw:name="Image359" text:anchor-type="as-char" svg:width="6.9236in" svg:height="3.896222in" draw:z-index="0">
<draw:image xlink:href="../Images/AРМІЯINFORM/2023-04-14T67-00-00-04-00/d85146ed55445480.jpg" xlink:type="simple" xlink:show="embed" xlink:actuate="onLoad" draw:mime-type="image/jpeg"/>
</draw:frame>
Hollywood legend and ambassador Fanderasing platform United24 Mark Hemillzust was online with the Ukrainian military.</text:p>
      <text:p text:style-name="P4">
About it <text:a xlink:type="simple" xlink:href="https://t.me/zedigital/3045" text:style-name="Internet_20_link" text:visited-style-name="Visited_20_Internet_20_Link">
reported</text:a>
Viceremier-Minister of Zinnovations, Development of Education, Science and Technology-Minister of Digital Transformation of Ukraine Mikhail Fedorov.</text:p>
      <text:p text:style-name="P4">
“The warriors told the brand about specific cases, as intelligence drones retain their life not only by the military but also by the civilian. They thanked the collection for RQ -35 Heidrun. The actor has already collected more than $ 705,000.</text:p>
      <text:p text:style-name="P4">
Mark Hemill emphasized that there is no doubt about the victory of Ukraine and to help how much it will be needed. He also called Ukrainian warriors real heroes.</text:p>
      <text:p text:style-name="P4">
“First of all, I want to say that it is a great honor for me to meet you. I am a playful movie, and you are the real heroes of the real war, ”he said.</text:p>
      <text:p text:style-name="P4">
At the meeting there were a military separate mechanized brigade named after Ivan Sirko, the 45th Brigade, Air Intelligence of the 98th Battalion, the Magura Brigade, Sarmat's separate Battalion, the 25th Brigade, the Omega Special Forces, 120-Kholodnaya Brigade Battalion and the Brigade Ravine"</text:p>
      <text:p text:style-name="P4">
News Source: <text:a xlink:type="simple" xlink:href="https://armyinform.com.ua/2023/04/14/ambasador-united24-mark-gemill-proviv-onlajn-zustrich-z-ukrayinskymy-voyinamy/" text:style-name="Internet_20_link" text:visited-style-name="Visited_20_Internet_20_Link">
https://armyinform.com.ua/2023/04/14/ambasador-united24-mark-gemill-proviv-onlajn-zustrich-z-ukrayinskymy-voyinamy/</text:a>
</text:p>
      <!--NEWS-->
      <text:h text:style-name="P10" text:outline-level="1">
<text:span text:style-name="T4">
President of Ukraine: There is only one way to stop Russian terror - a military victory of Ukraine</text:span>
</text:h>
      <text:p text:style-name="P4">
Author: ['АРМІЯINFORM']</text:p>
      <text:p text:style-name="P4">
Time: 2023-04-14T68:00:00-04:00</text:p>
      <text:p text:style-name="P4">
Description: About the President of Ukraine, Volodymyr Zelensky, having written with Facebook: “є Lesha alon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336364676_503262938525529_8352210281552727899_n.jpg" text:style-name="Internet_20_link" text:visited-style-name="Visited_20_Internet_20_Link">
336364676_503262938525529_8352210281552727899_n.jpg</text:a>
', '<text:a xlink:type="simple" xlink:href="https://armyinform.com.ua/wp-content/uploads/2023/04/336360848_162634849739778_1208725442412593655_n-150x150.jpg" text:style-name="Internet_20_link" text:visited-style-name="Visited_20_Internet_20_Link">
336360848_162634849739778_1208725442412593655_n-150x150.jpg</text:a>
', '<text:a xlink:type="simple" xlink:href="https://armyinform.com.ua/wp-content/uploads/2023/04/336361975_1938560796491359_6233000384720792443_n-150x150.jpg" text:style-name="Internet_20_link" text:visited-style-name="Visited_20_Internet_20_Link">
336361975_1938560796491359_6233000384720792443_n-150x150.jpg</text:a>
', '<text:a xlink:type="simple" xlink:href="https://armyinform.com.ua/wp-content/uploads/2023/04/336367246_6076272162440033_6917474715400550519_n-150x150.jpg" text:style-name="Internet_20_link" text:visited-style-name="Visited_20_Internet_20_Link">
336367246_6076272162440033_6917474715400550519_n-150x150.jpg</text:a>
', '<text:a xlink:type="simple" xlink:href="https://armyinform.com.ua/wp-content/uploads/2023/04/341080584_780866586990744_6975295721198283641_n-150x150.jpg" text:style-name="Internet_20_link" text:visited-style-name="Visited_20_Internet_20_Link">
341080584_780866586990744_6975295721198283641_n-150x150.jpg</text:a>
', '<text:a xlink:type="simple" xlink:href="https://armyinform.com.ua/wp-content/uploads/2023/04/341086875_624055029107932_4009358244662171882_n-150x150.jpg" text:style-name="Internet_20_link" text:visited-style-name="Visited_20_Internet_20_Link">
341086875_624055029107932_4009358244662171882_n-150x150.jpg</text:a>
', '<text:a xlink:type="simple" xlink:href="https://armyinform.com.ua/wp-content/uploads/2023/04/341088186_950744882626060_2087594240827431193_n-150x150.jpg" text:style-name="Internet_20_link" text:visited-style-name="Visited_20_Internet_20_Link">
341088186_950744882626060_2087594240827431193_n-150x150.jpg</text:a>
', '<text:a xlink:type="simple" xlink:href="https://armyinform.com.ua/wp-content/uploads/2023/04/341125191_953363955852501_8397249463443318471_n-150x150.jpg" text:style-name="Internet_20_link" text:visited-style-name="Visited_20_Internet_20_Link">
341125191_953363955852501_8397249463443318471_n-150x150.jpg</text:a>
', '<text:a xlink:type="simple" xlink:href="https://armyinform.com.ua/wp-content/uploads/2023/04/341143507_931565741520481_7717617660585230308_n-150x150.jpg" text:style-name="Internet_20_link" text:visited-style-name="Visited_20_Internet_20_Link">
341143507_931565741520481_7717617660585230308_n-150x150.jpg</text:a>
', '<text:a xlink:type="simple" xlink:href="https://armyinform.com.ua/wp-content/uploads/2023/04/341516092_228449379863957_2801251617734598481_n-150x150.jpg" text:style-name="Internet_20_link" text:visited-style-name="Visited_20_Internet_20_Link">
341516092_228449379863957_2801251617734598481_n-150x150.jpg</text:a>
']</text:p>
      <text:p text:style-name="P4">
Tags: ['STOPRUSSIA', 'АГРЕСІЯ РФ']</text:p>
      <text:p text:style-name="P4">
Category: News</text:p>
      <!--METADATA-->
      <text:p text:style-name="P4">
<draw:frame draw:style-name="fr1" draw:name="Image360" text:anchor-type="as-char" svg:width="6.9236in" svg:height="4.609323in" draw:z-index="0">
<draw:image xlink:href="../Images/AРМІЯINFORM/2023-04-14T68-00-00-04-00/336364676_503262938525529_8352210281552727899_n.jpg" xlink:type="simple" xlink:show="embed" xlink:actuate="onLoad" draw:mime-type="image/jpeg"/>
</draw:frame>
President of Ukraine Volodymyr Zelenskyy [wrote] about it(https://www.facebook.com/zelenskiy.official/posts/pfbid0XRyBRzxtcC3K9LiM8sbCsFKvVywH5H2GpFXNdygEaPwdWw8WokPQMsHfPoWgtpsNl)On Facebook:</text:p>
      <text:p text:style-name="P4">
“There is only one way to stop Russian terror, to regain security for all our mists and communities, from Sumy to the Donbass, from Kharkiv to Kherson region, District to Yalta. And this path is the military victory of Ukraine. "</text:p>
      <text:p text:style-name="P4">
<text:a xlink:type="simple" xlink:href="https://armyinform.com.ua/wp-content/uploads/2023/04/336360848_162634849739778_1208725442412593655_n.jpg" text:style-name="Internet_20_link" text:visited-style-name="Visited_20_Internet_20_Link">
!(Images/AРМІЯINFORM/2023-04-14T68-00-00-04-00/336360848_162634849739778_1208725442412593655_n-150x150.jpg)</text:a>
</text:p>
      <text:p text:style-name="P4">
<text:a xlink:type="simple" xlink:href="https://armyinform.com.ua/wp-content/uploads/2023/04/336361975_1938560796491359_6233000384720792443_n.jpg" text:style-name="Internet_20_link" text:visited-style-name="Visited_20_Internet_20_Link">
<draw:frame draw:style-name="fr1" draw:name="Image361" text:anchor-type="as-char" svg:width="6.9236in" svg:height="6.9236in" draw:z-index="0">
<draw:image xlink:href="../Images/AРМІЯINFORM/2023-04-14T68-00-00-04-00/336361975_1938560796491359_6233000384720792443_n-150x150.jpg" xlink:type="simple" xlink:show="embed" xlink:actuate="onLoad" draw:mime-type="image/jpeg"/>
</draw:frame>
</text:a>
</text:p>
      <text:p text:style-name="P4">
<text:a xlink:type="simple" xlink:href="https://armyinform.com.ua/wp-content/uploads/2023/04/336367246_6076272162440033_6917474715400550519_n.jpg" text:style-name="Internet_20_link" text:visited-style-name="Visited_20_Internet_20_Link">
<draw:frame draw:style-name="fr1" draw:name="Image362" text:anchor-type="as-char" svg:width="6.9236in" svg:height="6.9236in" draw:z-index="0">
<draw:image xlink:href="../Images/AРМІЯINFORM/2023-04-14T68-00-00-04-00/336367246_6076272162440033_6917474715400550519_n-150x150.jpg" xlink:type="simple" xlink:show="embed" xlink:actuate="onLoad" draw:mime-type="image/jpeg"/>
</draw:frame>
</text:a>
</text:p>
      <text:p text:style-name="P4">
<text:a xlink:type="simple" xlink:href="https://armyinform.com.ua/wp-content/uploads/2023/04/341080584_780866586990744_6975295721198283641_n.jpg" text:style-name="Internet_20_link" text:visited-style-name="Visited_20_Internet_20_Link">
<draw:frame draw:style-name="fr1" draw:name="Image363" text:anchor-type="as-char" svg:width="6.9236in" svg:height="6.9236in" draw:z-index="0">
<draw:image xlink:href="../Images/AРМІЯINFORM/2023-04-14T68-00-00-04-00/341080584_780866586990744_6975295721198283641_n-150x150.jpg" xlink:type="simple" xlink:show="embed" xlink:actuate="onLoad" draw:mime-type="image/jpeg"/>
</draw:frame>
</text:a>
</text:p>
      <text:p text:style-name="P4">
<text:a xlink:type="simple" xlink:href="https://armyinform.com.ua/wp-content/uploads/2023/04/341086875_624055029107932_4009358244662171882_n.jpg" text:style-name="Internet_20_link" text:visited-style-name="Visited_20_Internet_20_Link">
<draw:frame draw:style-name="fr1" draw:name="Image364" text:anchor-type="as-char" svg:width="6.9236in" svg:height="6.9236in" draw:z-index="0">
<draw:image xlink:href="../Images/AРМІЯINFORM/2023-04-14T68-00-00-04-00/341086875_624055029107932_4009358244662171882_n-150x150.jpg" xlink:type="simple" xlink:show="embed" xlink:actuate="onLoad" draw:mime-type="image/jpeg"/>
</draw:frame>
</text:a>
</text:p>
      <text:p text:style-name="P4">
<text:a xlink:type="simple" xlink:href="https://armyinform.com.ua/wp-content/uploads/2023/04/341088186_950744882626060_2087594240827431193_n.jpg" text:style-name="Internet_20_link" text:visited-style-name="Visited_20_Internet_20_Link">
<draw:frame draw:style-name="fr1" draw:name="Image365" text:anchor-type="as-char" svg:width="6.9236in" svg:height="6.9236in" draw:z-index="0">
<draw:image xlink:href="../Images/AРМІЯINFORM/2023-04-14T68-00-00-04-00/341088186_950744882626060_2087594240827431193_n-150x150.jpg" xlink:type="simple" xlink:show="embed" xlink:actuate="onLoad" draw:mime-type="image/jpeg"/>
</draw:frame>
</text:a>
</text:p>
      <text:p text:style-name="P4">
<text:a xlink:type="simple" xlink:href="https://armyinform.com.ua/wp-content/uploads/2023/04/341125191_953363955852501_8397249463443318471_n.jpg" text:style-name="Internet_20_link" text:visited-style-name="Visited_20_Internet_20_Link">
<draw:frame draw:style-name="fr1" draw:name="Image366" text:anchor-type="as-char" svg:width="6.9236in" svg:height="6.9236in" draw:z-index="0">
<draw:image xlink:href="../Images/AРМІЯINFORM/2023-04-14T68-00-00-04-00/341125191_953363955852501_8397249463443318471_n-150x150.jpg" xlink:type="simple" xlink:show="embed" xlink:actuate="onLoad" draw:mime-type="image/jpeg"/>
</draw:frame>
</text:a>
</text:p>
      <text:p text:style-name="P4">
<text:a xlink:type="simple" xlink:href="https://armyinform.com.ua/wp-content/uploads/2023/04/341143507_931565741520481_7717617660585230308_n.jpg" text:style-name="Internet_20_link" text:visited-style-name="Visited_20_Internet_20_Link">
<draw:frame draw:style-name="fr1" draw:name="Image367" text:anchor-type="as-char" svg:width="6.9236in" svg:height="6.9236in" draw:z-index="0">
<draw:image xlink:href="../Images/AРМІЯINFORM/2023-04-14T68-00-00-04-00/341143507_931565741520481_7717617660585230308_n-150x150.jpg" xlink:type="simple" xlink:show="embed" xlink:actuate="onLoad" draw:mime-type="image/jpeg"/>
</draw:frame>
</text:a>
</text:p>
      <text:p text:style-name="P4">
<text:a xlink:type="simple" xlink:href="https://armyinform.com.ua/wp-content/uploads/2023/04/341516092_228449379863957_2801251617734598481_n.jpg" text:style-name="Internet_20_link" text:visited-style-name="Visited_20_Internet_20_Link">
<draw:frame draw:style-name="fr1" draw:name="Image368" text:anchor-type="as-char" svg:width="6.9236in" svg:height="6.9236in" draw:z-index="0">
<draw:image xlink:href="../Images/AРМІЯINFORM/2023-04-14T68-00-00-04-00/341516092_228449379863957_2801251617734598481_n-150x150.jpg" xlink:type="simple" xlink:show="embed" xlink:actuate="onLoad" draw:mime-type="image/jpeg"/>
</draw:frame>
</text:a>
</text:p>
      <text:p text:style-name="P4">
News Source: <text:a xlink:type="simple" xlink:href="https://armyinform.com.ua/2023/04/14/prezydent-ukrayiny-ye-lyshe-odyn-shlyah-zupynyty-rosijskyj-teror-vijskova-peremoga-ukrayiny/" text:style-name="Internet_20_link" text:visited-style-name="Visited_20_Internet_20_Link">
https://armyinform.com.ua/2023/04/14/prezydent-ukrayiny-ye-lyshe-odyn-shlyah-zupynyty-rosijskyj-teror-vijskova-peremoga-ukrayiny/</text:a>
</text:p>
      <!--NEWS-->
      <text:h text:style-name="P10" text:outline-level="1">
<text:span text:style-name="T4">
Ukrainians are urged not to attend mass gatherings on the eve of Easter</text:span>
</text:h>
      <text:p text:style-name="P4">
Author: ['АРМІЯINFORM']</text:p>
      <text:p text:style-name="P4">
Time: 2023-04-14T69:00:00-04:00</text:p>
      <text:p text:style-name="P4">
Description: About the work of the Bezpeki of Ukraine, “The Vorog Miraculo Rosumi, Shi School ... War with Ukraine 2022, War with Ukraine Latest news today, News War with Ukraine 2022 Last today, will there be a war between Ukraine and Russia and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341331001_244567464745244_5688352234503766108_n.jpg" text:style-name="Internet_20_link" text:visited-style-name="Visited_20_Internet_20_Link">
341331001_244567464745244_5688352234503766108_n.jpg</text:a>
']</text:p>
      <text:p text:style-name="P4">
Tags: ['STOPRUSSIA', 'АГРЕСІЯ РФ']</text:p>
      <text:p text:style-name="P4">
Category: News</text:p>
      <!--METADATA-->
      <text:p text:style-name="P4">
<draw:frame draw:style-name="fr1" draw:name="Image369" text:anchor-type="as-char" svg:width="6.9236in" svg:height="7.362095in" draw:z-index="0">
<draw:image xlink:href="../Images/AРМІЯINFORM/2023-04-14T69-00-00-04-00/341331001_244567464745244_5688352234503766108_n.jpg" xlink:type="simple" xlink:show="embed" xlink:actuate="onLoad" draw:mime-type="image/jpeg"/>
</draw:frame>
About this <text:a xlink:type="simple" xlink:href="https://www.facebook.com/SecurSerUkraine/posts/pfbid02sRn9usiAczbztb8JvwSFJkuVeGER3vnFX5rrXoBZ8yU4VUw4NqQC8RKkqV1FCq8dl" text:style-name="Internet_20_link" text:visited-style-name="Visited_20_Internet_20_Link">
it is referred</text:a>
In the message of the Security Service of Ukraine:</text:p>
      <text:p text:style-name="P4">
“The enemy is well aware that it is defeated on the battlefield, so it does not leave to try to make provocations in order to shake the unity of Ukrainian society. For this Russian Federation, he tries to use a variety of tools and, among other things, pays special attention to religious topics.</text:p>
      <text:p text:style-name="P4">
Today, the Security Service of Ukraine is making every effort to neutralize the enemy into the church environment and not to give the Russian Federation at least a minimal opportunity to use a religious issue to achieve its own goals.</text:p>
      <text:p text:style-name="P4">
In its actions, the SBU relies on the laws, interests of the state and the conscious ipatriotic position of Ukrainian citizens. That is why vigilance, care of each of us, is important now.</text:p>
      <text:p text:style-name="P4">
Therefore, the Security Service calls on citizens on the eve of the holidays:</text:p>
      <text:p text:style-name="P4">
▪️ Limit a visit to mass events under any slogans they would not take place;</text:p>
      <text:p text:style-name="P4">
▪️ not to be provoked or incited for illegal actions;</text:p>
      <text:p text:style-name="P4">
▪️ adhere to the curfew set for your region;</text:p>
      <text:p text:style-name="P4">
▪️ Do not ignore air alarm signals and vulpies during it;</text:p>
      <text:p text:style-name="P4">
▪️ unnecessarily not to linger in the temples during the consecration of the Easter basket;</text:p>
      <text:p text:style-name="P4">
▪️ notify law enforcement agencies about suspicious objects and persons who can establish provocations or pose a potential threat.</text:p>
      <text:p text:style-name="P4">
We remind you that the SBU has a special hotline 0-800-501-482, as well as an e-mail: [[Email Protected]]]](https://armyinform.com.ua/cdn-cgi/l/email-protection)The information obtained through the SBU's trust phone is confidential and viability.</text:p>
      <text:p text:style-name="P4">
For the second year in a row, Ukrainians will celebrate Easter in the Military Stan. But we are confident in our victory and do everything to bring it closer!</text:p>
      <text:p text:style-name="P4">
We ask you to be vigilant and follow secure recommendations. "</text:p>
      <text:p text:style-name="P4">
News Source: <text:a xlink:type="simple" xlink:href="https://armyinform.com.ua/2023/04/14/ukrayincziv-zaklykayut-ne-vidviduvaty-masovyh-zibran-naperedodni-velykodnya/" text:style-name="Internet_20_link" text:visited-style-name="Visited_20_Internet_20_Link">
https://armyinform.com.ua/2023/04/14/ukrayincziv-zaklykayut-ne-vidviduvaty-masovyh-zibran-naperedodni-velykodnya/</text:a>
</text:p>
      <!--NEWS-->
      <text:h text:style-name="P10" text:outline-level="1">
<text:span text:style-name="T4">
They will judge the Russian intelligence agent who collected data on logistics paths of defense forces in Odesa region</text:span>
</text:h>
      <text:p text:style-name="P4">
Author: ['АРМІЯINFORM']</text:p>
      <text:p text:style-name="P4">
Time: 2023-04-14T70:00:00-04:00</text:p>
      <text:p text:style-name="P4">
Description: The prosecutors of the Oblast prosecutors scored to the court the accusatory act of Stosomno ... The war with Ukraine 2022, the war with Ukraine is the latest news today, the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341128592_260945752953531_6969086031824953138_n.jpg" text:style-name="Internet_20_link" text:visited-style-name="Visited_20_Internet_20_Link">
341128592_260945752953531_6969086031824953138_n.jpg</text:a>
']</text:p>
      <text:p text:style-name="P4">
Tags: ['STOPRUSSIA', 'АГРЕСІЯ РФ']</text:p>
      <text:p text:style-name="P4">
Category: News</text:p>
      <!--METADATA-->
      <text:p text:style-name="P4">
<draw:frame draw:style-name="fr1" draw:name="Image370" text:anchor-type="as-char" svg:width="6.9236in" svg:height="6.508184in" draw:z-index="0">
<draw:image xlink:href="../Images/AРМІЯINFORM/2023-04-14T70-00-00-04-00/341128592_260945752953531_6969086031824953138_n.jpg" xlink:type="simple" xlink:show="embed" xlink:actuate="onLoad" draw:mime-type="image/jpeg"/>
</draw:frame>
Prosecutors of the Odessa Regional Prosecutor's Office sent an indictment to the former employee of one of the district police departments in Odessa by facts(Part 2 of Art. 111, Part 1 of Art. 263 of the Criminal Code of Ukraine).</text:p>
      <text:p text:style-name="P4">
Про це<text:a xlink:type="simple" xlink:href="https://www.facebook.com/pgo.gov.ua/posts/pfbid02RhXrhremDYTQjWBtcHzB8JME6a3JQLAKTHpyeuYPCxExeMMneL5TrppPMEwcBkvYl" text:style-name="Internet_20_link" text:visited-style-name="Visited_20_Internet_20_Link">
повідомляє</text:a>
Office of the Prosecutor General of Ukraine.</text:p>
      <text:p text:style-name="P4">
The investigation found that after the start of a full-scale coaching was recruited by a representative of the GRU for carrying out intelligence and subversive activities in the region.</text:p>
      <text:p text:style-name="P4">
He collected intelligence on the places of dislocation and movement of military equipment of units of the Armed Forces, the situation in the ports of Odessa, the Black Sea and the railway combination.</text:p>
      <text:p text:style-name="P4">
For the tasks of the Russian curators, the informant purchased three camcorders - so called "photo traps", which he installed along the railway tracks in the suburban deeds for fixing passing freight trains.</text:p>
      <text:p text:style-name="P4">
The data that recorded the cameras in real time through mobile addition was used by representatives of the special services of the Russian Federation. The agent received 50 thousand UAH for purchase and installation of Photo Photo Photo.</text:p>
      <text:p text:style-name="P4">
The man was detained during the next task of the enemy of the bunicular tracks. Then he was seized explosives and ammunition, including 12 TNT checkers weighing 3.2 kg, detonators, blasting and anti -tankomin.</text:p>
      <text:p text:style-name="P4">
The accused is now in custody.</text:p>
      <text:p text:style-name="P4">
Pre -trial investigation and operational support - SBU.</text:p>
      <text:p text:style-name="P4">
News Source: <text:a xlink:type="simple" xlink:href="https://armyinform.com.ua/2023/04/14/sudytymut-agenta-rosijskoyi-rozvidky-yakyj-zbyrav-dani-pro-logistychni-shlyahy-syl-oborony-na-odeshhyni/" text:style-name="Internet_20_link" text:visited-style-name="Visited_20_Internet_20_Link">
https://armyinform.com.ua/2023/04/14/sudytymut-agenta-rosijskoyi-rozvidky-yakyj-zbyrav-dani-pro-logistychni-shlyahy-syl-oborony-na-odeshhyni/</text:a>
</text:p>
      <!--NEWS-->
      <text:h text:style-name="P10" text:outline-level="1">
<text:span text:style-name="T4">
NATO countries have provided to Ukraine about € 150 billion of assistance, 65 billion of them are military support</text:span>
</text:h>
      <text:p text:style-name="P4">
Author: ['АРМІЯINFORM']</text:p>
      <text:p text:style-name="P4">
Time: 2023-04-14T71:00:00-04:00</text:p>
      <text:p text:style-name="P4">
Description: The large -scale invoice of the Russian NATO of the Country of the Alliance set up Ukrainian Piditrimka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1/12/dcc5a71290b1c2e7172448eca40405b0adbfa62e.jpg" text:style-name="Internet_20_link" text:visited-style-name="Visited_20_Internet_20_Link">
dcc5a71290b1c2e7172448eca40405b0adbfa62e.jpg</text:a>
']</text:p>
      <text:p text:style-name="P4">
Tags: ['ВІЙСЬКОВА ДОПОМОГА УКРАЇНІ', 'ДОПОМОГА ПАРТНЕРІВ', 'НАТО', 'СВІТ ПІДТРИМУЄ УКРАЇНУ']</text:p>
      <text:p text:style-name="P4">
Category: News</text:p>
      <!--METADATA-->
      <text:p text:style-name="P4">
<draw:frame draw:style-name="fr1" draw:name="Image371" text:anchor-type="as-char" svg:width="6.9236in" svg:height="3.934913in" draw:z-index="0">
<draw:image xlink:href="../Images/AРМІЯINFORM/2023-04-14T71-00-00-04-00/dcc5a71290b1c2e7172448eca40405b0adbfa62e.jpg" xlink:type="simple" xlink:show="embed" xlink:actuate="onLoad" draw:mime-type="image/jpeg"/>
</draw:frame>
After the large -scale invasion of Russia and the Alliance, the Alliance was provided to Ukraine with nearly 150 billion euros, of which 65 billion is military support.</text:p>
      <text:p text:style-name="P4">
As <text:a xlink:type="simple" xlink:href="https://www.facebook.com/GeneralStaff.ua/posts/pfbid02XbgqbabZxjCxbLRyPSRXBs1h1YefoPP1kVyjkSef9wZvEP2Gvcb2ccnuTVFZvddel" text:style-name="Internet_20_link" text:visited-style-name="Visited_20_Internet_20_Link">
informs</text:a>
The General Staff of the Armed Forces, members of the Alliance support Ukraine through a contact group of US defense issues and through a comprehensive assistance package.</text:p>
      <text:p text:style-name="P4">
“Since March 2022, the Alliance members through a comprehensive help ensure Ukraine with food, fuel, medical products, vehicles, fire trucks, tires, batteries, wintering, shelters and generators, military training equipment, equipment for deprivation landing and germinal systems, ”the message goes.</text:p>
      <text:p text:style-name="P4">
In parallel, NATO members strengthen their bilateral support and weapons, equipment and training.</text:p>
      <text:p text:style-name="P4">
"The members of the Alliance do this to help Ukraine defend their right to amobon, enshrined in the UN Charter," - added in the department.</text:p>
      <text:p text:style-name="P4">
At the Munich Security Conference, NATO Secretary General Yenstoltenberg said: "We must give Ukraine everything it needs to win as a sovereign and independent state in Europe."</text:p>
      <text:p text:style-name="P4">
News Source: <text:a xlink:type="simple" xlink:href="https://armyinform.com.ua/2023/04/14/krayiny-nato-za-rik-nadaly-ukrayini-blyzko-e150-mlrd-dopomogy-z-nyh-65-mlrd-cze-vijskova-pidtrymka/" text:style-name="Internet_20_link" text:visited-style-name="Visited_20_Internet_20_Link">
https://armyinform.com.ua/2023/04/14/krayiny-nato-za-rik-nadaly-ukrayini-blyzko-e150-mlrd-dopomogy-z-nyh-65-mlrd-cze-vijskova-pidtrymka/</text:a>
</text:p>
      <!--NEWS-->
      <text:h text:style-name="P10" text:outline-level="1">
<text:span text:style-name="T4">
In Estonia, a unique exhibition of an independent Ukraine awards was presented</text:span>
</text:h>
      <text:p text:style-name="P4">
Author: ['Володимир Загребельний']</text:p>
      <text:p text:style-name="P4">
Time: 2023-04-14T72:00:00-04:00</text:p>
      <text:p text:style-name="P4">
Description: At the Tallinnsky Museum of the Facial Orders, the Presentation of the Vista Vista Vista Vistas ... the war with Ukraine 2022, the war with Ukraine is the latest news today, the News War with Ukraine 2022 The last ones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foto-01.jpg" text:style-name="Internet_20_link" text:visited-style-name="Visited_20_Internet_20_Link">
foto-01.jpg</text:a>
', '<text:a xlink:type="simple" xlink:href="https://armyinform.com.ua/wp-content/uploads/2023/04/foto-02-150x150.jpg" text:style-name="Internet_20_link" text:visited-style-name="Visited_20_Internet_20_Link">
foto-02-150x150.jpg</text:a>
', '<text:a xlink:type="simple" xlink:href="https://armyinform.com.ua/wp-content/uploads/2023/04/golovna-31-150x150.jpg" text:style-name="Internet_20_link" text:visited-style-name="Visited_20_Internet_20_Link">
golovna-31-150x150.jpg</text:a>
', '<text:a xlink:type="simple" xlink:href="https://armyinform.com.ua/wp-content/uploads/2023/04/foto-03-150x150.jpg" text:style-name="Internet_20_link" text:visited-style-name="Visited_20_Internet_20_Link">
foto-03-150x150.jpg</text:a>
', '<text:a xlink:type="simple" xlink:href="https://armyinform.com.ua/wp-content/uploads/2023/04/foto-04-150x150.jpg" text:style-name="Internet_20_link" text:visited-style-name="Visited_20_Internet_20_Link">
foto-04-150x150.jpg</text:a>
', '<text:a xlink:type="simple" xlink:href="https://armyinform.com.ua/wp-content/uploads/2023/04/foto-05-150x150.jpg" text:style-name="Internet_20_link" text:visited-style-name="Visited_20_Internet_20_Link">
foto-05-150x150.jpg</text:a>
', '<text:a xlink:type="simple" xlink:href="https://armyinform.com.ua/wp-content/uploads/2023/04/foto-06-150x150.jpg" text:style-name="Internet_20_link" text:visited-style-name="Visited_20_Internet_20_Link">
foto-06-150x150.jpg</text:a>
', '<text:a xlink:type="simple" xlink:href="https://armyinform.com.ua/wp-content/uploads/2023/04/foto-07-150x150.jpg" text:style-name="Internet_20_link" text:visited-style-name="Visited_20_Internet_20_Link">
foto-07-150x150.jpg</text:a>
', '<text:a xlink:type="simple" xlink:href="https://armyinform.com.ua/wp-content/uploads/2023/04/foto-08-150x150.jpg" text:style-name="Internet_20_link" text:visited-style-name="Visited_20_Internet_20_Link">
foto-08-150x150.jpg</text:a>
']</text:p>
      <text:p text:style-name="P4">
Tags: ['ВИСТАВКА', 'ВТОРГНЕННЯ РФ', 'ДОПОМОГА ПАРТНЕРІВ', 'ЕСТОНІЯ', 'СВІТ ПІДТРИМУЄ УКРАЇНУ']</text:p>
      <text:p text:style-name="P4">
Category: News</text:p>
      <!--METADATA-->
      <text:p text:style-name="P4">
<draw:frame draw:style-name="fr1" draw:name="Image372" text:anchor-type="as-char" svg:width="6.9236in" svg:height="4.794593in" draw:z-index="0">
<draw:image xlink:href="../Images/AРМІЯINFORM/2023-04-14T72-00-00-04-00/foto-01.jpg" xlink:type="simple" xlink:show="embed" xlink:actuate="onLoad" draw:mime-type="image/jpeg"/>
</draw:frame>
The Tallinn Museum of Knightly Order took place a presentation of the exhibition of independent Ukraine, created after the beginning of a large -scale aggression of the Russian Federation. For the first time in Europe presented documents, copyrights, industrial designs of military awards of Ukraine.</text:p>
      <text:p text:style-name="P4">
The Tallinn Museum of Knightly Orders is a private museum that began its work in 2017. The main theme of the museum is the history of knightly orders and merit of the world. The permanent exhibit has about a thousand original notes, collars, stars, badges and other items related to knightly warriors. The oldest exhibits are dated to the beginning of the eighteenth century.</text:p>
      <text:p text:style-name="P4">
The title exhibit of the Ukrainian exhibition was the original distinction <text:a xlink:type="simple" xlink:href="https://armyinform.com.ua/2022/06/28/vidznaka-hrest-bojovyh-zaslug-cze-vidrodzhennya-vijskovyh-tradyczij-ukrayinskogo-narodu/" text:style-name="Internet_20_link" text:visited-style-name="Visited_20_Internet_20_Link">
"Cross -Cross"</text:a>
, the second state of state awards after the title of Hero of Ukraine. One of the awarded military specially handed it to exhibit at this exhibition.</text:p>
      <text:p text:style-name="P4">
<text:a xlink:type="simple" xlink:href="https://armyinform.com.ua/wp-content/uploads/2023/04/foto-02.jpg" text:style-name="Internet_20_link" text:visited-style-name="Visited_20_Internet_20_Link">
!(Images/AРМІЯINFORM/2023-04-14T72-00-00-04-00/foto-02-150x150.jpg)</text:a>
</text:p>
      <text:p text:style-name="P4">
<text:a xlink:type="simple" xlink:href="https://armyinform.com.ua/wp-content/uploads/2023/04/golovna-31.jpg" text:style-name="Internet_20_link" text:visited-style-name="Visited_20_Internet_20_Link">
<draw:frame draw:style-name="fr1" draw:name="Image373" text:anchor-type="as-char" svg:width="6.9236in" svg:height="6.9236in" draw:z-index="0">
<draw:image xlink:href="../Images/AРМІЯINFORM/2023-04-14T72-00-00-04-00/golovna-31-150x150.jpg" xlink:type="simple" xlink:show="embed" xlink:actuate="onLoad" draw:mime-type="image/jpeg"/>
</draw:frame>
</text:a>
</text:p>
      <text:p text:style-name="P4">
<text:a xlink:type="simple" xlink:href="https://armyinform.com.ua/wp-content/uploads/2023/04/foto-03.jpg" text:style-name="Internet_20_link" text:visited-style-name="Visited_20_Internet_20_Link">
<draw:frame draw:style-name="fr1" draw:name="Image374" text:anchor-type="as-char" svg:width="6.9236in" svg:height="6.9236in" draw:z-index="0">
<draw:image xlink:href="../Images/AРМІЯINFORM/2023-04-14T72-00-00-04-00/foto-03-150x150.jpg" xlink:type="simple" xlink:show="embed" xlink:actuate="onLoad" draw:mime-type="image/jpeg"/>
</draw:frame>
</text:a>
In an exclusive commentary for the Armyinform, the CEO of the National Museum of History of Ukraine in the Second World War Yuriy Savchuk, who is a member of state awards and heraldry under the President of Ukraine, said that the work was over the honors of the Cross of Combat Merit(https://armyinform.com.ua/2022/08/05/prezydent-zaprovadyv-novu-vidznaku-za-oboronu-ukrayiny/)It began on the initiative of the President of Ukraine Zelensky in March 2022. The decision to start Nongorod was made at a time when the capital of Ukraine was still audible artillery cannonads. In no time, enormous work was carried out as soon as possible, and the decrees for their installation were signed within a few months, May 5 and August 5, respectively. All objects presented in Estonia demonstrate the processing of a system of military awards of modern Ukraine.</text:p>
      <text:p text:style-name="P4">
Read also:During the opening of the exhibition, the Ambassador Extraordinary and Plenipotentiary of Ukraine to Estonia Maryana Bez emphasized that Estonia became a reliable partner of Ukraine with the aggressor, its support is enormous. Estonia is a country that is deep -looking for us.</text:p>
      <text:p text:style-name="P4">
It is worth noting that the idea of conducting an exhibition at the Tallinn Museum of Knightskhordeni was born during the opening of another exposition, namely Ukrainian uniforms(https://armyinform.com.ua/2022/09/22/u-lytvi-vidkrylasya-vystavka-uniformy-ukrayinskogo-vijska-za-volyu-ukrayiny/)In the Military Museum of Namedautas the Great in the cities of Kaunas(Lithuania)last fall. During the discovery, the Estonian museums offered Ukrainian colleagues to hold their museums in their museum.</text:p>
      <text:p text:style-name="P4">
Also at the opening ceremony were present representatives of Estonia forces, in particular the Union of Defense of Estonia(Defense League), and Volodymyr Palamar - the head of ascent of Ukraine in Estonia(Association of UkrainianOrganizations in Estonia).</text:p>
      <text:p text:style-name="P4">
<text:a xlink:type="simple" xlink:href="https://armyinform.com.ua/wp-content/uploads/2023/04/foto-04.jpg" text:style-name="Internet_20_link" text:visited-style-name="Visited_20_Internet_20_Link">
<draw:frame draw:style-name="fr1" draw:name="Image375" text:anchor-type="as-char" svg:width="6.9236in" svg:height="6.9236in" draw:z-index="0">
<draw:image xlink:href="../Images/AРМІЯINFORM/2023-04-14T72-00-00-04-00/foto-04-150x150.jpg" xlink:type="simple" xlink:show="embed" xlink:actuate="onLoad" draw:mime-type="image/jpeg"/>
</draw:frame>
</text:a>
</text:p>
      <text:p text:style-name="P4">
<text:a xlink:type="simple" xlink:href="https://armyinform.com.ua/wp-content/uploads/2023/04/foto-05.jpg" text:style-name="Internet_20_link" text:visited-style-name="Visited_20_Internet_20_Link">
<draw:frame draw:style-name="fr1" draw:name="Image376" text:anchor-type="as-char" svg:width="6.9236in" svg:height="6.9236in" draw:z-index="0">
<draw:image xlink:href="../Images/AРМІЯINFORM/2023-04-14T72-00-00-04-00/foto-05-150x150.jpg" xlink:type="simple" xlink:show="embed" xlink:actuate="onLoad" draw:mime-type="image/jpeg"/>
</draw:frame>
</text:a>
</text:p>
      <text:p text:style-name="P4">
<text:a xlink:type="simple" xlink:href="https://armyinform.com.ua/wp-content/uploads/2023/04/foto-06.jpg" text:style-name="Internet_20_link" text:visited-style-name="Visited_20_Internet_20_Link">
<draw:frame draw:style-name="fr1" draw:name="Image377" text:anchor-type="as-char" svg:width="6.9236in" svg:height="6.9236in" draw:z-index="0">
<draw:image xlink:href="../Images/AРМІЯINFORM/2023-04-14T72-00-00-04-00/foto-06-150x150.jpg" xlink:type="simple" xlink:show="embed" xlink:actuate="onLoad" draw:mime-type="image/jpeg"/>
</draw:frame>
</text:a>
</text:p>
      <text:p text:style-name="P4">
<text:a xlink:type="simple" xlink:href="https://armyinform.com.ua/wp-content/uploads/2023/04/foto-07.jpg" text:style-name="Internet_20_link" text:visited-style-name="Visited_20_Internet_20_Link">
<draw:frame draw:style-name="fr1" draw:name="Image378" text:anchor-type="as-char" svg:width="6.9236in" svg:height="6.9236in" draw:z-index="0">
<draw:image xlink:href="../Images/AРМІЯINFORM/2023-04-14T72-00-00-04-00/foto-07-150x150.jpg" xlink:type="simple" xlink:show="embed" xlink:actuate="onLoad" draw:mime-type="image/jpeg"/>
</draw:frame>
</text:a>
</text:p>
      <text:p text:style-name="P4">
<text:a xlink:type="simple" xlink:href="https://armyinform.com.ua/wp-content/uploads/2023/04/foto-08.jpg" text:style-name="Internet_20_link" text:visited-style-name="Visited_20_Internet_20_Link">
<draw:frame draw:style-name="fr1" draw:name="Image379" text:anchor-type="as-char" svg:width="6.9236in" svg:height="6.9236in" draw:z-index="0">
<draw:image xlink:href="../Images/AРМІЯINFORM/2023-04-14T72-00-00-04-00/foto-08-150x150.jpg" xlink:type="simple" xlink:show="embed" xlink:actuate="onLoad" draw:mime-type="image/jpeg"/>
</draw:frame>
</text:a>
“It can be said that today Estonia is the world's first per capita population with the number of Ukrainian exhibitions conducted. During this year, only our museum held Estonia three exhibitions.</text:p>
      <text:p text:style-name="P4">
The staff of our museum is sincerely grateful to Estonian colleagues for the opportunity to present the Ukrainian exhibition in one of the best European museums, ”Yuri Savchuk researched.</text:p>
      <text:p text:style-name="P4">
The exhibition of Ukrainian awards will be exhibited in Tallinn until September this year.</text:p>
      <text:p text:style-name="P4">
<text:span text:style-name="T5">
Poto provided by the Pallinn Museum of Knightly Orders</text:span>
 <text:span text:style-name="T5">
.</text:span>
</text:p>
      <text:p text:style-name="P4">
News Source: <text:a xlink:type="simple" xlink:href="https://armyinform.com.ua/2023/04/14/v-estoniyi-prezentuvaly-unikalnu-vystavku-nagorod-nezalezhnoyi-ukrayiny/" text:style-name="Internet_20_link" text:visited-style-name="Visited_20_Internet_20_Link">
https://armyinform.com.ua/2023/04/14/v-estoniyi-prezentuvaly-unikalnu-vystavku-nagorod-nezalezhnoyi-ukrayiny/</text:a>
</text:p>
      <!--NEWS-->
      <text:h text:style-name="P10" text:outline-level="1">
<text:span text:style-name="T4">
More than 300 explosive objects and airbags were neutralized per day</text:span>
</text:h>
      <text:p text:style-name="P4">
Author: ['АРМІЯINFORM']</text:p>
      <text:p text:style-name="P4">
Time: 2023-04-14T73:00:00-04:00</text:p>
      <text:p text:style-name="P4">
Description: Lent out, 13 kvіtyni, pirotechnici pirdrodili of the Holder Service of Ukraine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nebezpechno-miny.jpg" text:style-name="Internet_20_link" text:visited-style-name="Visited_20_Internet_20_Link">
nebezpechno-miny.jpg</text:a>
', '<text:a xlink:type="simple" xlink:href="https://armyinform.com.ua/wp-content/uploads/2023/04/336357603_3278920755753309_8781317167368385221_n.jpg" text:style-name="Internet_20_link" text:visited-style-name="Visited_20_Internet_20_Link">
336357603_3278920755753309_8781317167368385221_n.jpg</text:a>
']</text:p>
      <text:p text:style-name="P4">
Tags: ['STOPRUSSIA', 'АГРЕСІЯ РФ', 'ВІЙНА', 'ВТОРГНЕННЯ РФ', 'ДСНС УКРАЇНИ', 'РОЗМІНОВУВАННЯ']</text:p>
      <text:p text:style-name="P4">
Category: News</text:p>
      <!--METADATA-->
      <text:p text:style-name="P4">
<draw:frame draw:style-name="fr1" draw:name="Image380" text:anchor-type="as-char" svg:width="6.9236in" svg:height="4.619339in" draw:z-index="0">
<draw:image xlink:href="../Images/AРМІЯINFORM/2023-04-14T73-00-00-04-00/nebezpechno-miny.jpg" xlink:type="simple" xlink:show="embed" xlink:actuate="onLoad" draw:mime-type="image/jpeg"/>
</draw:frame>
"Dangerously. Mines. " Illustrative photo</text:p>
      <text:p text:style-name="P4">
<text:span text:style-name="T4">
 Over the past day, </text:span>
 <text:span text:style-name="T4">
 April 13 </text:span>
 <text:span text:style-name="T4">
, </text:span>
 pyrotechnic units of Ukraine for emergency situations <text:span text:style-name="T4">
 131 times </text:span>
 have been involved in finishing tasks.</text:p>
      <text:p text:style-name="P4">
About it _ <text:a xlink:type="simple" xlink:href="https://dsns.gov.ua/uk/news/nadzvicaini-podiyi/operativna-informaciia-dsns-shhodo-naslidkiv-vedennia-boiovix-dii-rosiiskoiu-federacijeiu-125" text:style-name="Internet_20_link" text:visited-style-name="Visited_20_Internet_20_Link">
reports</text:a>
_ SES of Ukraine.</text:p>
      <text:p text:style-name="P4">
Pyrotechnical units have identified, seized and disposed of <text:span text:style-name="T4">
 309 exquisite </text:span>
 <text:span text:style-name="T4">
 items, including 1 aviation bomb. </text:span>
 examined(cleared)territory over <text:span text:style-name="T4">
 97 hectares </text:span>
.</text:p>
      <text:p text:style-name="P4">
Most often pyrotechnic units worked: in the Kharkiv region 16 735 times, Kyiv region - 7427, Donetsk region - 4661, Chernihiv - 4438, Mykolaiv region - 4367, Kherson region - 4119, Sumy - 1808, Cherkasy region - 1085.</text:p>
      <text:p text:style-name="P4">
Background: from the beginning of large -scale aggression of the Russian Federation of Ukrainian Pyrotechnical units of the SES of Ukraine, the Pyrotechnical units of the SES of Ukraine were involved <text:span text:style-name="T4">
 50 786 times </text:span>
 to perform demining tasks. Disposed of <text:span text:style-name="T4">
 344 708 extinguishing items </text:span>
, including <text:span text:style-name="T4">
 2206 Aviation bombs </text:span>
. Examined(cleared)area of area <text:span text:style-name="T4">
 82 103 hectares </text:span>
.</text:p>
      <text:p text:style-name="P4">
A total of 174 thousand square meters remain. km of potentially dangerous territories, measuring 30% of the total area of the state.</text:p>
      <text:p text:style-name="P4">
<draw:frame draw:style-name="fr1" draw:name="Image381" text:anchor-type="as-char" svg:width="6.9236in" svg:height="5.804039in" draw:z-index="0">
<draw:image xlink:href="../Images/AРМІЯINFORM/2023-04-14T73-00-00-04-00/336357603_3278920755753309_8781317167368385221_n.jpg" xlink:type="simple" xlink:show="embed" xlink:actuate="onLoad" draw:mime-type="image/jpeg"/>
</draw:frame>
We would like to remind you if you find suspicious objects similar to wreckage from rockets or rockets, in no case touch your finds yourself and do not allow it to be made by others.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4/14/za-dobu-pirotehniky-dsns-zneshkodyly-ponad-300-vybuhonebezpechnyh-predmetiv-ta-aviabombu/" text:style-name="Internet_20_link" text:visited-style-name="Visited_20_Internet_20_Link">
https://armyinform.com.ua/2023/04/14/za-dobu-pirotehniky-dsns-zneshkodyly-ponad-300-vybuhonebezpechnyh-predmetiv-ta-aviabombu/</text:a>
</text:p>
      <!--NEWS-->
      <text:h text:style-name="P10" text:outline-level="1">
<text:span text:style-name="T4">
Germany granted Poland permission to transfer to Ukraine the fighters of the MiG-29</text:span>
</text:h>
      <text:p text:style-name="P4">
Author: ['АРМІЯINFORM']</text:p>
      <text:p text:style-name="P4">
Time: 2023-04-14T74:00:00-04:00</text:p>
      <text:p text:style-name="P4">
Description: The Federal Trite of Nimechini Schooling the Requort of the Polshi for the transfer of Ukrainian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mig-29-polshha.jpeg" text:style-name="Internet_20_link" text:visited-style-name="Visited_20_Internet_20_Link">
mig-29-polshha.jpeg</text:a>
']</text:p>
      <text:p text:style-name="P4">
Tags: ['МІГ-29', 'НІМЕЧЧИНА', 'СВІТ ПІДТРИМУЄ УКРАЇНУ', 'УКРАЇНА - ПОЛЬЩА']</text:p>
      <text:p text:style-name="P4">
Category: News</text:p>
      <!--METADATA-->
      <text:p text:style-name="P4">
<draw:frame draw:style-name="fr1" draw:name="Image382" text:anchor-type="as-char" svg:width="6.9236in" svg:height="4.397568in" draw:z-index="0">
<draw:image xlink:href="../Images/AРМІЯINFORM/2023-04-14T74-00-00-04-00/mig-29-polshha.jpeg" xlink:type="simple" xlink:show="embed" xlink:actuate="onLoad" draw:mime-type="image/jpeg"/>
</draw:frame>
Illustrative photo</text:p>
      <text:p text:style-name="P4">
The Federal Government of Germany approved Poland's re-export application at the transfer of the MiG-29 fighters from the former warehouses of the National People's Army.</text:p>
      <text:p text:style-name="P4">
This is stated in <text:a xlink:type="simple" xlink:href="https://www.bmvg.de/de/aktuelles/entscheidung-mig-29-polen-ukraine-5612178" text:style-name="Internet_20_link" text:visited-style-name="Visited_20_Internet_20_Link">
message</text:a>
German Defense Office.</text:p>
      <text:p text:style-name="P4">
The said application was received in Berlin on April 13, 2023.</text:p>
      <text:p text:style-name="P4">
“I am glad that we can promise our Polish partners to supply the MiG-29 fighter fighters from the former National People's Army. I am the fact that we came to this decision together in the federal government. It will guarantee that you can rely on Germany!” - said Boris Pistorius, Golovanimets Defense Office.</text:p>
      <text:p text:style-name="P4">
We will remind, earlier Poland has already <text:a xlink:type="simple" xlink:href="https://armyinform.com.ua/2023/04/05/polshha-peredala-ukrayini-8-vynyshhuvachiv-mig-29-ta-gotova-nadaty-shhe-6/" text:style-name="Internet_20_link" text:visited-style-name="Visited_20_Internet_20_Link">
transferred</text:a>
The MiG-29 quadrilaterals will be delivered in the near future to Ukraine.</text:p>
      <text:p text:style-name="P4">
News Source: <text:a xlink:type="simple" xlink:href="https://armyinform.com.ua/2023/04/14/nimechchyna-nadala-dozvil-polshhi-peredaty-ukrayini-vynyshhuvachi-mig-29/" text:style-name="Internet_20_link" text:visited-style-name="Visited_20_Internet_20_Link">
https://armyinform.com.ua/2023/04/14/nimechchyna-nadala-dozvil-polshhi-peredaty-ukrayini-vynyshhuvachi-mig-29/</text:a>
</text:p>
      <!--NEWS-->
      <text:h text:style-name="P10" text:outline-level="1">
<text:span text:style-name="T4">
Russian invaders can block staff at the Zaporozhye NPP</text:span>
</text:h>
      <text:p text:style-name="P4">
Author: ['АРМІЯINFORM']</text:p>
      <text:p text:style-name="P4">
Time: 2023-04-14T75:00:00-04:00</text:p>
      <text:p text:style-name="P4">
Description: Fatfound Moil Defhycite Fakhovikh Atomonikiv, Yaki Trinibni for ex -spinal Timchasovo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_5316687222436644186_y.jpg" text:style-name="Internet_20_link" text:visited-style-name="Visited_20_Internet_20_Link">
photo_5316687222436644186_y.jpg</text:a>
']</text:p>
      <text:p text:style-name="P4">
Tags: ['STOPRUSSIA', 'ЕНЕРГОАТОМ', 'ЯДЕРНА БЕЗПЕКА']</text:p>
      <text:p text:style-name="P4">
Category: News</text:p>
      <!--METADATA-->
      <text:p text:style-name="P4">
<draw:frame draw:style-name="fr1" draw:name="Image383" text:anchor-type="as-char" svg:width="6.9236in" svg:height="3.894525in" draw:z-index="0">
<draw:image xlink:href="../Images/AРМІЯINFORM/2023-04-14T75-00-00-04-00/photo_5316687222436644186_y.jpg" xlink:type="simple" xlink:show="embed" xlink:actuate="onLoad" draw:mime-type="image/jpeg"/>
</draw:frame>
Given the frantic deficiency of professional atomic, which is needed for the operation of the occupied Zaporizhzhya NPP, and fearing the Ukrainian offensive, the racists are preparing for long -term maintenance of hostages of workers.</text:p>
      <text:p text:style-name="P4">
About it <text:a xlink:type="simple" xlink:href="https://t.me/energoatom_ua/12725" text:style-name="Internet_20_link" text:visited-style-name="Visited_20_Internet_20_Link">
reports</text:a>
SE "Energoatom".</text:p>
      <text:p text:style-name="P4">
“The invaders have already brought a lot of provisions and water to the station. The occupant will probably be released by the staff of the station after one of the regular working changes, forcefully giving them to the ZPP, ”the message reads.</text:p>
      <text:p text:style-name="P4">
The occupiers were already similar at the beginning of a large -scale invasion when they closed the change of the station at the Chernobyl NPP.</text:p>
      <text:p text:style-name="P4">
"At that time, the invaders did not release the staff of the station at home, holding people in hostages until they are de -occupation," Energoatom noted.</text:p>
      <text:p text:style-name="P4">
News Source: <text:a xlink:type="simple" xlink:href="https://armyinform.com.ua/2023/04/14/rosijski-okupanty-mozhut-zablokuvaty-personal-na-zaporizkij-aes/" text:style-name="Internet_20_link" text:visited-style-name="Visited_20_Internet_20_Link">
https://armyinform.com.ua/2023/04/14/rosijski-okupanty-mozhut-zablokuvaty-personal-na-zaporizkij-aes/</text:a>
</text:p>
      <!--NEWS-->
      <text:h text:style-name="P10" text:outline-level="1">
<text:span text:style-name="T4">
The land of the Ministry of Defense was returned to the land of 2.35 hectares</text:span>
</text:h>
      <text:p text:style-name="P4">
Author: ['АРМІЯINFORM']</text:p>
      <text:p text:style-name="P4">
Time: 2023-04-14T76:00:00-04:00</text:p>
      <text:p text:style-name="P4">
Description: The Greek court of the Kiwsko region, having gone to the pose of Darnitsyko specialized ... War with Ukraine 2022, war with Ukraine Latest news today, News War with Ukraine 2022 The last ones for today, will there be a war between Ukraine and Russia and when the war with Ukraine will be either in 2022 or there will be or there No, will there be a war with Ukraine in the near future, they say, the war with Ukraine, Ukrainian news today, Ukrainian news in Ukrainian media in Russian</text:p>
      <text:p text:style-name="P4">
Images: ['<text:a xlink:type="simple" xlink:href="https://armyinform.com.ua/wp-content/uploads/2020/09/77acfef9ac002e47cfc3020e10de49c60959d638.jpg" text:style-name="Internet_20_link" text:visited-style-name="Visited_20_Internet_20_Link">
77acfef9ac002e47cfc3020e10de49c60959d638.jpg</text:a>
']</text:p>
      <text:p text:style-name="P4">
Tags: ['МІНІСТЕРСТВО ОБОРОНИ УКРАЇНИ', 'СПЕЦІАЛЬНА ПРОКУРАТУРА У СФЕРІ ОБОРОНИ']</text:p>
      <text:p text:style-name="P4">
Category: News</text:p>
      <!--METADATA-->
      <text:p text:style-name="P4">
<draw:frame draw:style-name="fr1" draw:name="Image384" text:anchor-type="as-char" svg:width="6.9236in" svg:height="4.615733in" draw:z-index="0">
<draw:image xlink:href="../Images/AРМІЯINFORM/2023-04-14T76-00-00-04-00/77acfef9ac002e47cfc3020e10de49c60959d638.jpg" xlink:type="simple" xlink:show="embed" xlink:actuate="onLoad" draw:mime-type="image/jpeg"/>
</draw:frame>
The Commercial Court of Kyiv region satisfied the claim of Darnytskyi specialized prosecutor's office to invalidate the decision of the Boryspil city to transfer the ownership of the land plot, which is part of the land of defense. According to the court decision, the right of use of the Ministry of Defense of Ukraine was renewed with a land plot of 2.35 hectares of estimation of more than UAH 73 million.</text:p>
      <text:p text:style-name="P4">
About it <text:a xlink:type="simple" xlink:href="https://vppnr.gp.gov.ua/ua/news.html" text:style-name="Internet_20_link" text:visited-style-name="Visited_20_Internet_20_Link">
reports</text:a>
Special Prosecutor's Office in the Central Region Defense.</text:p>
      <text:p text:style-name="P4">
Special prosecutors proved in court that in 2007, the Boryspil City Council of the Kikov Oblast, contrary to the requirements of the Land Code of Ukraine, the Law of Ukraine "On the Use of Defense Lands", an unlawful decision was made which was actually attributed to the right of permanent use of a land plot of more stationed in Boryspil, and it was transferred to the private enterprise for the construction of apartment buildings.</text:p>
      <text:p text:style-name="P4">
In order to protect the interests of the state, the prosecutors of the Darnytsky Special Prosecutor's Office have been awarded to court with a claim for declaring the said decision invalid.</text:p>
      <text:p text:style-name="P4">
The Commercial Court of the Kiev region agreed with the arguments of the Special Prosecutor's Office, canceled the illegal decision of the Boryspil City Council and the state registration of the said land plot with the simultaneous termination of all property rights, they were registered by the City Council.</text:p>
      <text:p text:style-name="P4">
The claims of the Darnytsky Specialized Prosecutor's Office were satisfied with the court.</text:p>
      <text:p text:style-name="P4">
News Source: <text:a xlink:type="simple" xlink:href="https://armyinform.com.ua/2023/04/14/do-sfery-upravlinnya-minoborony-povernuto-zemelnu-dilyanku-ploshheyu-235-gektariv/" text:style-name="Internet_20_link" text:visited-style-name="Visited_20_Internet_20_Link">
https://armyinform.com.ua/2023/04/14/do-sfery-upravlinnya-minoborony-povernuto-zemelnu-dilyanku-ploshheyu-235-gektariv/</text:a>
</text:p>
      <!--NEWS-->
      <text:h text:style-name="P10" text:outline-level="1">
<text:span text:style-name="T4">
Russia has increased the number of ships in the Black Sea</text:span>
</text:h>
      <text:p text:style-name="P4">
Author: ['АРМІЯINFORM']</text:p>
      <text:p text:style-name="P4">
Time: 2023-04-14T77:00:00-04:00</text:p>
      <text:p text:style-name="P4">
Description: Rosiyski Vіsyska Zbilshili Kilkiy Ugroopannni at the Chorny Morin up to 9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9/raketa-kalibr-pusk-chorne-more.jpg" text:style-name="Internet_20_link" text:visited-style-name="Visited_20_Internet_20_Link">
raketa-kalibr-pusk-chorne-more.jpg</text:a>
']</text:p>
      <text:p text:style-name="P4">
Tags: ['STOPRUSSIA', 'ВМС ЗС УКРАЇНИ', 'РАКЕТИ «КАЛІБР»']</text:p>
      <text:p text:style-name="P4">
Category: News</text:p>
      <!--METADATA-->
      <text:p text:style-name="P4">
<draw:frame draw:style-name="fr1" draw:name="Image385" text:anchor-type="as-char" svg:width="6.9236in" svg:height="4.615733in" draw:z-index="0">
<draw:image xlink:href="../Images/AРМІЯINFORM/2023-04-14T77-00-00-04-00/raketa-kalibr-pusk-chorne-more.jpg" xlink:type="simple" xlink:show="embed" xlink:actuate="onLoad" draw:mime-type="image/jpeg"/>
</draw:frame>
Illustrative photo</text:p>
      <text:p text:style-name="P4">
Russian troops have increased the number of ship groups in Black Morido 9 units, including one rocket carrier with a total volley in the 4 Caliber rocket.</text:p>
      <text:p text:style-name="P4">
About it <text:a xlink:type="simple" xlink:href="https://fb.watch/jUXk4IoCai/" text:style-name="Internet_20_link" text:visited-style-name="Visited_20_Internet_20_Link">
reports</text:a>
The press service of the Navy of the Armed Forces.</text:p>
      <text:p text:style-name="P4">
One enemy ship continues in the Sea of the Russian Federation.</text:p>
      <text:p text:style-name="P4">
There are up to 8 enemy ships in the Mediterranean, 4 of which are the carpet carrier "Caliber", a total volley of up to 36 rockets.</text:p>
      <text:p text:style-name="P4">
News Source: <text:a xlink:type="simple" xlink:href="https://armyinform.com.ua/2023/04/14/rosiya-zbilshyla-kilkist-korabliv-u-chornomu-mori/" text:style-name="Internet_20_link" text:visited-style-name="Visited_20_Internet_20_Link">
https://armyinform.com.ua/2023/04/14/rosiya-zbilshyla-kilkist-korabliv-u-chornomu-mori/</text:a>
</text:p>
      <!--NEWS-->
      <text:h text:style-name="P10" text:outline-level="1">
<text:span text:style-name="T4">
Summer Summer Field Supervisions are 100% performed by MOU</text:span>
</text:h>
      <text:p text:style-name="P4">
Author: ['АРМІЯINFORM']</text:p>
      <text:p text:style-name="P4">
Time: 2023-04-14T78:00:00-04:00</text:p>
      <text:p text:style-name="P4">
Description: One Iz Priotnykh Zavdan, to stand in front of the Miniystvo of the defense of Ukraine, is a tse ... War with Ukraine 2022, war with Ukraine Latest news today, News War with Ukraine 2022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1-51.jpg" text:style-name="Internet_20_link" text:visited-style-name="Visited_20_Internet_20_Link">
1-51.jpg</text:a>
', '<text:a xlink:type="simple" xlink:href="https://armyinform.com.ua/wp-content/uploads/2023/04/2-47-150x150.jpg" text:style-name="Internet_20_link" text:visited-style-name="Visited_20_Internet_20_Link">
2-47-150x150.jpg</text:a>
', '<text:a xlink:type="simple" xlink:href="https://armyinform.com.ua/wp-content/uploads/2023/04/3-41-150x150.jpg" text:style-name="Internet_20_link" text:visited-style-name="Visited_20_Internet_20_Link">
3-41-150x150.jpg</text:a>
', '<text:a xlink:type="simple" xlink:href="https://armyinform.com.ua/wp-content/uploads/2023/04/4-36-150x150.jpg" text:style-name="Internet_20_link" text:visited-style-name="Visited_20_Internet_20_Link">
4-36-150x150.jpg</text:a>
', '<text:a xlink:type="simple" xlink:href="https://armyinform.com.ua/wp-content/uploads/2023/04/5-30-150x150.jpg" text:style-name="Internet_20_link" text:visited-style-name="Visited_20_Internet_20_Link">
5-30-150x150.jpg</text:a>
', '<text:a xlink:type="simple" xlink:href="https://armyinform.com.ua/wp-content/uploads/2023/04/6-26-150x150.jpg" text:style-name="Internet_20_link" text:visited-style-name="Visited_20_Internet_20_Link">
6-26-150x150.jpg</text:a>
']</text:p>
      <text:p text:style-name="P4">
Tags: ['MILITARY MEDIA CENTER', 'ЛІТНЯ ФОРМА', 'МОУ']</text:p>
      <text:p text:style-name="P4">
Category: News</text:p>
      <!--METADATA-->
      <text:p text:style-name="P4">
<draw:frame draw:style-name="fr1" draw:name="Image386" text:anchor-type="as-char" svg:width="6.9236in" svg:height="3.894525in" draw:z-index="0">
<draw:image xlink:href="../Images/AРМІЯINFORM/2023-04-14T78-00-00-04-00/1-51.jpg" xlink:type="simple" xlink:show="embed" xlink:actuate="onLoad" draw:mime-type="image/jpeg"/>
</draw:frame>
One of the priority tasks facing the Ministry of Defense of Ukraine is the provision of a summer form of servicemen of the Armed Forces. As of April 10, the savings in summer field costumes in real warehouses are provided by 76%. More than 244 thousand sets are located at the united provision centers and another 280.9 thousand kits will come from industry by the end of April. That is, general security - performed by 100%.</text:p>
      <text:p text:style-name="P4">
As <text:a xlink:type="simple" xlink:href="https://t.me/militarymediacenter/1712" text:style-name="Internet_20_link" text:visited-style-name="Visited_20_Internet_20_Link">
reports</text:a>
Military Media Center, a reserve is formed in the warehouses. However, it is necessary to always take into account the issues of distribution and logistics in the troops.</text:p>
      <text:p text:style-name="P4">
The process is planned, in accordance with the rules of provision of property property of the Armed Forces and the State Supreme Service in peacetime and special periods.</text:p>
      <text:p text:style-name="P4">
<text:a xlink:type="simple" xlink:href="https://armyinform.com.ua/wp-content/uploads/2023/04/2-47.jpg" text:style-name="Internet_20_link" text:visited-style-name="Visited_20_Internet_20_Link">
!(Images/AРМІЯINFORM/2023-04-14T78-00-00-04-00/2-47-150x150.jpg)</text:a>
</text:p>
      <text:p text:style-name="P4">
<text:a xlink:type="simple" xlink:href="https://armyinform.com.ua/wp-content/uploads/2023/04/3-41.jpg" text:style-name="Internet_20_link" text:visited-style-name="Visited_20_Internet_20_Link">
<draw:frame draw:style-name="fr1" draw:name="Image387" text:anchor-type="as-char" svg:width="6.9236in" svg:height="6.9236in" draw:z-index="0">
<draw:image xlink:href="../Images/AРМІЯINFORM/2023-04-14T78-00-00-04-00/3-41-150x150.jpg" xlink:type="simple" xlink:show="embed" xlink:actuate="onLoad" draw:mime-type="image/jpeg"/>
</draw:frame>
</text:a>
</text:p>
      <text:p text:style-name="P4">
<text:a xlink:type="simple" xlink:href="https://armyinform.com.ua/wp-content/uploads/2023/04/4-36.jpg" text:style-name="Internet_20_link" text:visited-style-name="Visited_20_Internet_20_Link">
<draw:frame draw:style-name="fr1" draw:name="Image388" text:anchor-type="as-char" svg:width="6.9236in" svg:height="6.9236in" draw:z-index="0">
<draw:image xlink:href="../Images/AРМІЯINFORM/2023-04-14T78-00-00-04-00/4-36-150x150.jpg" xlink:type="simple" xlink:show="embed" xlink:actuate="onLoad" draw:mime-type="image/jpeg"/>
</draw:frame>
</text:a>
</text:p>
      <text:p text:style-name="P4">
<text:a xlink:type="simple" xlink:href="https://armyinform.com.ua/wp-content/uploads/2023/04/5-30.jpg" text:style-name="Internet_20_link" text:visited-style-name="Visited_20_Internet_20_Link">
<draw:frame draw:style-name="fr1" draw:name="Image389" text:anchor-type="as-char" svg:width="6.9236in" svg:height="6.9236in" draw:z-index="0">
<draw:image xlink:href="../Images/AРМІЯINFORM/2023-04-14T78-00-00-04-00/5-30-150x150.jpg" xlink:type="simple" xlink:show="embed" xlink:actuate="onLoad" draw:mime-type="image/jpeg"/>
</draw:frame>
</text:a>
</text:p>
      <text:p text:style-name="P4">
<text:a xlink:type="simple" xlink:href="https://armyinform.com.ua/wp-content/uploads/2023/04/6-26.jpg" text:style-name="Internet_20_link" text:visited-style-name="Visited_20_Internet_20_Link">
<draw:frame draw:style-name="fr1" draw:name="Image390" text:anchor-type="as-char" svg:width="6.9236in" svg:height="6.9236in" draw:z-index="0">
<draw:image xlink:href="../Images/AРМІЯINFORM/2023-04-14T78-00-00-04-00/6-26-150x150.jpg" xlink:type="simple" xlink:show="embed" xlink:actuate="onLoad" draw:mime-type="image/jpeg"/>
</draw:frame>
</text:a>
For all objects of property property, the terms of their operation are set. Of course, the objective factors that may occur in the face of a reference and fighting are taken into account.</text:p>
      <text:p text:style-name="P4">
<text:span text:style-name="T4">
 How is the Summer Form Process? </text:span>
</text:p>
      <ol>
        <li>
The Ministry of Defense is involved in cooperation of domestic suppliers of clothing to provide servicemen with a summer form of high quality clothing. 2. The process of concluding contracts is fully and planned. It is a difficult and long process that has a number of nuances and individual objects of real property of the summer nomenclature can come from logistics forces to real warehouses with delay. Questions in safe transportation. But all the elements of the kit will come. The needs of the military are not ignored. 3. And the key: the real warehouses of the Armed Forces of Ukraine have sufficient summer reserves, there is no critical need.</li>
      </ol>
      <text:p text:style-name="P4">
At the same time, the system of material support of servicemen is constantly improving, the defense department is working on it.</text:p>
      <text:p text:style-name="P4">
News Source: <text:a xlink:type="simple" xlink:href="https://armyinform.com.ua/2023/04/14/zabezpechenist-vijskovyh-kostyumamy-litnimy-polovymy-vykonana-na-100-mou/" text:style-name="Internet_20_link" text:visited-style-name="Visited_20_Internet_20_Link">
https://armyinform.com.ua/2023/04/14/zabezpechenist-vijskovyh-kostyumamy-litnimy-polovymy-vykonana-na-100-mou/</text:a>
</text:p>
      <!--NEWS-->
      <text:h text:style-name="P10" text:outline-level="1">
<text:span text:style-name="T4">
Russian elites for victory do not hope, there is an understanding of fatal hopelessness - GUR</text:span>
</text:h>
      <text:p text:style-name="P4">
Author: ['АРМІЯINFORM']</text:p>
      <text:p text:style-name="P4">
Time: 2023-04-14T79:00:00-04:00</text:p>
      <text:p text:style-name="P4">
Description: Rosiyski Eliy Rosumiyut, the Russian Federation is not a snack by Vіini, Ale all Shchel ... war with Ukraine 2022, War with Ukraine Latest News today, News War with Ukraine 2022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4/20230414-02.jpeg" text:style-name="Internet_20_link" text:visited-style-name="Visited_20_Internet_20_Link">
20230414-02.jpeg</text:a>
']</text:p>
      <text:p text:style-name="P4">
Tags: ['STOPRUSSIA', 'АГРЕСІЯ РФ', 'ВТОРГНЕННЯ РФ', 'ГУР МОУ']</text:p>
      <text:p text:style-name="P4">
Category: News</text:p>
      <!--METADATA-->
      <text:p text:style-name="P4">
<draw:frame draw:style-name="fr1" draw:name="Image391" text:anchor-type="as-char" svg:width="6.9236in" svg:height="4.32725in" draw:z-index="0">
<draw:image xlink:href="../Images/AРМІЯINFORM/2023-04-14T79-00-00-04-00/20230414-02.jpeg" xlink:type="simple" xlink:show="embed" xlink:actuate="onLoad" draw:mime-type="image/jpeg"/>
</draw:frame>
Russian elites understand that the Russian Federation will not be able to win the war against Ukraine, Aleus is still hoping for a "draw".</text:p>
      <text:p text:style-name="P4">
About it <text:a xlink:type="simple" xlink:href="https://gur.gov.ua/content/rosiiski-elity-rozumiiut-shcho-peremohy-ne-bude.html" text:style-name="Internet_20_link" text:visited-style-name="Visited_20_Internet_20_Link">
said</text:a>
Representative of the Main Directorate of Intelligence of the Ministry of Defense Yusov.</text:p>
      <text:p text:style-name="P4">
“Nobody hopes for success there for a long time, except, perhaps, several completely completely ill people. There is an understanding of fatal hopelessness. They hope in a better pump on a pathoric situation or a draw when you can keep their own interests. But the fact that it is a strategic defeat for the Russian military-political leadership, business elite-it is long clear, ”-said the representative of the GUR of the Ministry of Defense of Ukraine.</text:p>
      <text:p text:style-name="P4">
The representative of Ukraine's military intelligence added that influential people in Russia are still ready to resist the ruling regime.</text:p>
      <text:p text:style-name="P4">
“There is an understanding, and there is no readiness for resistance. The maximum is, for the most part, the readiness for trying to protect your personal interests in exchange for some information or interaction. It is already there. Well, I think, there will be a willingness and you will have decisive action, ”Andrei Yusov said.</text:p>
      <text:p text:style-name="P4">
News Source: <text:a xlink:type="simple" xlink:href="https://armyinform.com.ua/2023/04/14/rosijski-elity-na-peremogu-ne-spodivayutsya-ye-rozuminnya-fatalnoyi-beznadijnosti-gur/" text:style-name="Internet_20_link" text:visited-style-name="Visited_20_Internet_20_Link">
https://armyinform.com.ua/2023/04/14/rosijski-elity-na-peremogu-ne-spodivayutsya-ye-rozuminnya-fatalnoyi-beznadijnosti-gur/</text:a>
</text:p>
      <!--NEWS-->
      <text:h text:style-name="P10" text:outline-level="1">
<text:span text:style-name="T4">
Military Support from the Netherlands for Ukraine reached more than one billion euros</text:span>
</text:h>
      <text:p text:style-name="P4">
Author: ['АРМІЯINFORM']</text:p>
      <text:p text:style-name="P4">
Time: 2023-04-14T80:00:00-04:00</text:p>
      <text:p text:style-name="P4">
Description: In the fierce 2022, the Roku Niricovo was put on the dopomoga of Ukrainian for the opposition ... War with Ukraine 2022, the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172165.jpg" text:style-name="Internet_20_link" text:visited-style-name="Visited_20_Internet_20_Link">
172165.jpg</text:a>
', '<text:a xlink:type="simple" xlink:href="https://armyinform.com.ua/wp-content/uploads/2023/04/infographic-leveringen-oekraine-13-april-2023.jpg" text:style-name="Internet_20_link" text:visited-style-name="Visited_20_Internet_20_Link">
infographic-leveringen-oekraine-13-april-2023.jpg</text:a>
']</text:p>
      <text:p text:style-name="P4">
Tags: ['STOPRUSSIA', 'АГРЕСІЯ РФ', 'ВІЙСЬКОВА ДОПОМОГА УКРАЇНІ', 'ДОПОМОГА ПАРТНЕРІВ', 'НІДЕРЛАНДИ', 'СВІТ ПІДТРИМУЄ УКРАЇНУ']</text:p>
      <text:p text:style-name="P4">
Category: News</text:p>
      <!--METADATA-->
      <text:p text:style-name="P4">
<draw:frame draw:style-name="fr1" draw:name="Image392" text:anchor-type="as-char" svg:width="6.9236in" svg:height="4.615733in" draw:z-index="0">
<draw:image xlink:href="../Images/AРМІЯINFORM/2023-04-14T80-00-00-04-00/172165.jpg" xlink:type="simple" xlink:show="embed" xlink:actuate="onLoad" draw:mime-type="image/jpeg"/>
</draw:frame>
Since February 2022, the Netherlands has provided military assistance to Ukraine for a resistance to Russian aggression in the amount of EUR 1.2 billion.</text:p>
      <text:p text:style-name="P4">
About it <text:a xlink:type="simple" xlink:href="https://www.defensie.nl/onderwerpen/oostflank-navo-gebied/militaire-steun-aan-oekraine" text:style-name="Internet_20_link" text:visited-style-name="Visited_20_Internet_20_Link">
reports</text:a>
The Netherlands Ministry of Defense.</text:p>
      <text:p text:style-name="P4">
The list of military assistance provided weapons, military equipment, as well as the training of Ukrainian military and maintenance. In addition, the Netherlands deploy forensic groups to collect evidence of military races.</text:p>
      <text:p text:style-name="P4">
As noted in the Defense Ministry, it is important to the Netherlands that Ukraine would not play war, so the government of the country continue to support the strengthening of armed force Ukraine.</text:p>
      <text:p text:style-name="P4">
<draw:frame draw:style-name="fr1" draw:name="Image393" text:anchor-type="as-char" svg:width="6.9236in" svg:height="4.89657in" draw:z-index="0">
<draw:image xlink:href="../Images/AРМІЯINFORM/2023-04-14T80-00-00-04-00/infographic-leveringen-oekraine-13-april-2023.jpg" xlink:type="simple" xlink:show="embed" xlink:actuate="onLoad" draw:mime-type="image/jpeg"/>
</draw:frame>
</text:p>
      <text:p text:style-name="P4">
News Source: <text:a xlink:type="simple" xlink:href="https://armyinform.com.ua/2023/04/14/vijskova-pidtrymka-vid-niderlandiv-dlya-ukrayiny-syagnula-bilshe-milyarda-yevro/" text:style-name="Internet_20_link" text:visited-style-name="Visited_20_Internet_20_Link">
https://armyinform.com.ua/2023/04/14/vijskova-pidtrymka-vid-niderlandiv-dlya-ukrayiny-syagnula-bilshe-milyarda-yevro/</text:a>
</text:p>
      <!--NEWS-->
      <text:h text:style-name="P10" text:outline-level="1">
<text:span text:style-name="T4">
Explosions at the Zaporozhye NPP: IAEA was offered to conclude a station protection agreement</text:span>
</text:h>
      <text:p text:style-name="P4">
Author: ['АРМІЯINFORM']</text:p>
      <text:p text:style-name="P4">
Time: 2023-04-14T81:00:00-04:00</text:p>
      <text:p text:style-name="P4">
Description: General Director Magate Rafael Grosy Vidreaguvavov on non -carrier Vibuhi Bilya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756690096352023.jpg" text:style-name="Internet_20_link" text:visited-style-name="Visited_20_Internet_20_Link">
756690096352023.jpg</text:a>
']</text:p>
      <text:p text:style-name="P4">
Tags: ['STOPRUSSIA', 'МАГАТЕ', 'РАФАЕЛЬ ГРОССІ']</text:p>
      <text:p text:style-name="P4">
Category: News</text:p>
      <!--METADATA-->
      <text:p text:style-name="P4">
<draw:frame draw:style-name="fr1" draw:name="Image394" text:anchor-type="as-char" svg:width="6.9236in" svg:height="4.283244in" draw:z-index="0">
<draw:image xlink:href="../Images/AРМІЯINFORM/2023-04-14T81-00-00-04-00/756690096352023.jpg" xlink:type="simple" xlink:show="embed" xlink:actuate="onLoad" draw:mime-type="image/jpeg"/>
</draw:frame>
The CEO Rafael Grosssey reacted to the recent explosive of the Zaporizhzhya NPP and noted that regular shelling in the area of this area is a extreme need to conclude an agreement for the protection of the station during the timewoman.</text:p>
      <text:p text:style-name="P4">
About it <text:a xlink:type="simple" xlink:href="https://www.iaea.org/newscenter/pressreleases/update-153-iaea-director-general-statement-on-situation-in-ukraine" text:style-name="Internet_20_link" text:visited-style-name="Visited_20_Internet_20_Link">
reports</text:a>
IAEA press service.</text:p>
      <text:p text:style-name="P4">
Raphael Grosssey recalled that there were two explosions of land mines next to the fence of her perimeter, the first - the first - on April 8, and the second - in four days. He added that it was not immediately clear that it was the cause of explosions.</text:p>
      <text:p text:style-name="P4">
“We live in a borrowing time when it comes to nuclear security and safety of Nazapochi nuclear power plant. If we do not take measures to protect the station, sooner or later our luck will end, which can have serious consequences for the health of people and the environment, ”the General Director of the IAEA said.</text:p>
      <text:p text:style-name="P4">
He added that the power plant should not be attacked or used for attacks.</text:p>
      <text:p text:style-name="P4">
It is known that on April 14 near the machine hall of the fourth power unit of Zaporizhzhya anatomic power plant, in Energodar, <text:a xlink:type="simple" xlink:href="https://armyinform.com.ua/2023/04/13/bilya-zaporizkoyi-aes-vybuhnula-rosijska-mina-energoatom/" text:style-name="Internet_20_link" text:visited-style-name="Visited_20_Internet_20_Link">
exploded</text:a>
Russian mine.</text:p>
      <text:p text:style-name="P4">
News Source: <text:a xlink:type="simple" xlink:href="https://armyinform.com.ua/2023/04/14/vybuhy-na-zaporizkij-aes-u-magate-zaproponuvaly-uklasty-ugodu-shhodo-zahystu-stancziyi/" text:style-name="Internet_20_link" text:visited-style-name="Visited_20_Internet_20_Link">
https://armyinform.com.ua/2023/04/14/vybuhy-na-zaporizkij-aes-u-magate-zaproponuvaly-uklasty-ugodu-shhodo-zahystu-stancziyi/</text:a>
</text:p>
      <!--NEWS-->
      <text:h text:style-name="P10" text:outline-level="1">
<text:span text:style-name="T4">
Alexei Danilov: Crimea is the territory of Ukraine, and we can test any modern weapons there</text:span>
</text:h>
      <text:p text:style-name="P4">
Author: ['АРМІЯINFORM']</text:p>
      <text:p text:style-name="P4">
Time: 2023-04-14T82:00:00-04:00</text:p>
      <text:p text:style-name="P4">
Description: Having declared the secretary for the sake of the National Bezpeki, the defense of Ukraine Olekii Danylov, ... the war with Ukraine 2022, the war with Ukraine is the latest news today, the News War with Ukraine 2022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167613.jpg" text:style-name="Internet_20_link" text:visited-style-name="Visited_20_Internet_20_Link">
167613.jpg</text:a>
']</text:p>
      <text:p text:style-name="P4">
Tags: ['STOPRUSSIA', 'АР КРИМ', 'ОЛЕКСІЙ ДАНІЛОВ', 'СЕКРЕТАР РНБОУ']</text:p>
      <text:p text:style-name="P4">
Category: News</text:p>
      <!--METADATA-->
      <text:p text:style-name="P4">
<draw:frame draw:style-name="fr1" draw:name="Image395" text:anchor-type="as-char" svg:width="6.9236in" svg:height="4.330592in" draw:z-index="0">
<draw:image xlink:href="../Images/AРМІЯINFORM/2023-04-14T82-00-00-04-00/167613.jpg" xlink:type="simple" xlink:show="embed" xlink:actuate="onLoad" draw:mime-type="image/jpeg"/>
</draw:frame>
This was stated by the Secretary of the National Security and Defense Council of Ukraine Alexeydanilov, commenting on information about explosions near the accumulation of Russian military equipment in Crimea, <text:a xlink:type="simple" xlink:href="https://www.rnbo.gov.ua/ua/Diialnist/6263.html" text:style-name="Internet_20_link" text:visited-style-name="Visited_20_Internet_20_Link">
reports</text:a>
NSDC of Ukraine.</text:p>
      <text:p text:style-name="P4">
“Crimea is the territory of Ukraine. There may be tests of weapons in Crimea. I do not exclude that, ”he said.</text:p>
      <text:p text:style-name="P4">
At the same time, Alexey Danilov focused on the words of the President of Ukraine with the prone samples of weapons, which is produced by our defense and industrial complex.</text:p>
      <text:p text:style-name="P4">
Commenting on the thesis, for which the occupiers dig trenches on the Crimea coast, the Secretary of Ukraine I ironically said: "This will not save them, how many kilometers of the trenches did not dug in the sand or in chernozem."</text:p>
      <text:p text:style-name="P4">
"They will all go from there, only the question of time," Alexei Danilov summarizes.</text:p>
      <text:p text:style-name="P4">
News Source: <text:a xlink:type="simple" xlink:href="https://armyinform.com.ua/2023/04/14/oleksij-danilov-krym-terytoriya-ukrayiny-i-my-mozhemo-vyprobuvaty-tam-bud-yake-suchasne-ozbroyennya/" text:style-name="Internet_20_link" text:visited-style-name="Visited_20_Internet_20_Link">
https://armyinform.com.ua/2023/04/14/oleksij-danilov-krym-terytoriya-ukrayiny-i-my-mozhemo-vyprobuvaty-tam-bud-yake-suchasne-ozbroyennya/</text:a>
</text:p>
      <!--NEWS-->
      <text:h text:style-name="P10" text:outline-level="1">
<text:span text:style-name="T4">
Karaya fighter compared Russian "drying" with their Mig-29</text:span>
</text:h>
      <text:p text:style-name="P4">
Author: ['Анастасія Олехнович']</text:p>
      <text:p text:style-name="P4">
Time: 2023-04-14T83:00:00-04:00</text:p>
      <text:p text:style-name="P4">
Description: Major Vadim Voroshilov on the position of Karaya, Yaki Pislya Katapultuvannya Snob Siv by Kabin ... The war with Ukraine 2022, the war with Ukraine is th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golovna-5-3.jpg" text:style-name="Internet_20_link" text:visited-style-name="Visited_20_Internet_20_Link">
golovna-5-3.jpg</text:a>
', '<text:a xlink:type="simple" xlink:href="https://armyinform.com.ua/wp-content/uploads/2023/04/img-20230212-wa0001-1.jpg" text:style-name="Internet_20_link" text:visited-style-name="Visited_20_Internet_20_Link">
img-20230212-wa0001-1.jpg</text:a>
']</text:p>
      <text:p text:style-name="P4">
Tags: ['KARAYA', 'МІГ-29', 'СУ-30', 'СУ-34', 'СУ-35']</text:p>
      <text:p text:style-name="P4">
Category: News</text:p>
      <!--METADATA-->
      <text:p text:style-name="P4">
<draw:frame draw:style-name="fr1" draw:name="Image396" text:anchor-type="as-char" svg:width="6.9236in" svg:height="4.615733in" draw:z-index="0">
<draw:image xlink:href="../Images/AРМІЯINFORM/2023-04-14T83-00-00-04-00/golovna-5-3.jpg" xlink:type="simple" xlink:show="embed" xlink:actuate="onLoad" draw:mime-type="image/jpeg"/>
</draw:frame>
Major Vadim Voroshilov on the call sign Karaya, who after the catapulting of the Mig-29 cabin again, explained in detail what this aircraft loses to Russian.</text:p>
      <text:p text:style-name="P4">
Now the pilot is studying English in depth, so that after making a decision on the transmission of Ukraine F-16, the faster to move to a 4+ multi-purpose fighter.</text:p>
      <text:p text:style-name="P4">
While it is necessary to fight on aircraft development of the 70-80s. Then, for example, the Russian aircraft, for example, SU-30, SU-34, SU-35, were deep-gauge.</text:p>
      <ul>
        <li>
Consider not the number of aircraft, though it is clear that it is not a parity, namely technological capabilities. The main indicator of the efficient work of a fighter aircraft is the destruction of air goals. In order to allow the effectiveness of this work, the following key components are required - a parole radar station and a means of damage. Unfortunately, the enemy is dominated by both criteria. Their RLS-ki see at times farther than ours. And the range of Russian rocket P-77 is twice as high as our means. In addition, they have new R-37 missiles with a range of up to two hundred kilometers, which we cannot counteract. Therefore, our pilots have to more rise at times.</li>
      </ul>
      <text:p text:style-name="P4">
<draw:frame draw:style-name="fr1" draw:name="Image397" text:anchor-type="as-char" svg:width="6.9236in" svg:height="3.894525in" draw:z-index="0">
<draw:image xlink:href="../Images/AРМІЯINFORM/2023-04-14T83-00-00-04-00/img-20230212-wa0001-1.jpg" xlink:type="simple" xlink:show="embed" xlink:actuate="onLoad" draw:mime-type="image/jpeg"/>
</draw:frame>
Vadim Voroshilov explains another important point that concerns controlled Iviation missiles: if we have - with semi -active heads of homing, then the enemy - with active ones.</text:p>
      <ul>
        <li>
What does it mean? If I have to continue the flight and illuminate the enemy air target after starting, then the Russians perform many more distance. After capture, the active head of the self -esteem directs the rocket to it, meanwhile, the aircraft leaves the battlefield, it flies home, without entering the area of lesions of our system -prototype defense.</li>
      </ul>
      <text:p text:style-name="P4">
Karaya summarized: to move to the de -occupation of territories and win in this, we critically need a technique that is able to counteract the Russians. It is needed once, and now!And first of all, multi -purpose fighters of the 4+ tadotal amount of long -range air defense.</text:p>
      <text:p text:style-name="P4">
News Source: <text:a xlink:type="simple" xlink:href="https://armyinform.com.ua/2023/04/14/lotchyk-vynyshhuvach-karaya-porivnyav-rosijski-sushky-zi-svoyim-mig-29/" text:style-name="Internet_20_link" text:visited-style-name="Visited_20_Internet_20_Link">
https://armyinform.com.ua/2023/04/14/lotchyk-vynyshhuvach-karaya-porivnyav-rosijski-sushky-zi-svoyim-mig-29/</text:a>
</text:p>
      <!--NEWS-->
      <text:h text:style-name="P10" text:outline-level="1">
<text:span text:style-name="T4">
Ukrainian tankers completed Leopard tanks in Poland</text:span>
</text:h>
      <text:p text:style-name="P4">
Author: ['АРМІЯINFORM']</text:p>
      <text:p text:style-name="P4">
Time: 2023-04-14T84:00:00-04:00</text:p>
      <text:p text:style-name="P4">
Description: Ukrainian tanks were speeding 30-date, a course of hounding on Leopard Tanks U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tanks06.jpg" text:style-name="Internet_20_link" text:visited-style-name="Visited_20_Internet_20_Link">
tanks06.jpg</text:a>
', '<text:a xlink:type="simple" xlink:href="https://armyinform.com.ua/wp-content/uploads/2023/04/tanks01-150x150.jpg" text:style-name="Internet_20_link" text:visited-style-name="Visited_20_Internet_20_Link">
tanks01-150x150.jpg</text:a>
', '<text:a xlink:type="simple" xlink:href="https://armyinform.com.ua/wp-content/uploads/2023/04/tanks02-150x150.jpg" text:style-name="Internet_20_link" text:visited-style-name="Visited_20_Internet_20_Link">
tanks02-150x150.jpg</text:a>
', '<text:a xlink:type="simple" xlink:href="https://armyinform.com.ua/wp-content/uploads/2023/04/tanks03-150x150.jpg" text:style-name="Internet_20_link" text:visited-style-name="Visited_20_Internet_20_Link">
tanks03-150x150.jpg</text:a>
', '<text:a xlink:type="simple" xlink:href="https://armyinform.com.ua/wp-content/uploads/2023/04/tanks05-150x150.jpg" text:style-name="Internet_20_link" text:visited-style-name="Visited_20_Internet_20_Link">
tanks05-150x150.jpg</text:a>
']</text:p>
      <text:p text:style-name="P4">
Tags: ['LEOPARD', 'НАВЧАННЯ ВІЙСЬКОВИХ', 'ПОЛЬЩА', 'ТАНКІСТИ']</text:p>
      <text:p text:style-name="P4">
Category: News</text:p>
      <!--METADATA-->
      <text:p text:style-name="P4">
<draw:frame draw:style-name="fr1" draw:name="Image398" text:anchor-type="as-char" svg:width="6.9236in" svg:height="3.894525in" draw:z-index="0">
<draw:image xlink:href="../Images/AРМІЯINFORM/2023-04-14T84-00-00-04-00/tanks06.jpg" xlink:type="simple" xlink:show="embed" xlink:actuate="onLoad" draw:mime-type="image/jpeg"/>
</draw:frame>
Ukrainian tankers have undergone an abbreviated 30-day tank at LEOPARD in Poland.</text:p>
      <text:p text:style-name="P4">
About it <text:a xlink:type="simple" xlink:href="https://www.nato.int/cps/en/natohq/photos_213903.htm" text:style-name="Internet_20_link" text:visited-style-name="Visited_20_Internet_20_Link">
reports</text:a>
NATO press service.</text:p>
      <text:p text:style-name="P4">
Canadian, Norwegian and Polish military instructors trained Ukrainians as virtual simulators and during combat firing and maneuvers. Training <text:a xlink:type="simple" xlink:href="https://armyinform.com.ua/2023/02/13/prezydent-polshhi-vidvidav-tankovyj-poligon-na-yakomu-vijskovi-zsu-opanovuyut-leopard/" text:style-name="Internet_20_link" text:visited-style-name="Visited_20_Internet_20_Link">
passed</text:a>
At Leopard training center in Swentoshuv, Poland.  <text:a xlink:type="simple" xlink:href="https://armyinform.com.ua/wp-content/uploads/2023/04/tanks01.jpg" text:style-name="Internet_20_link" text:visited-style-name="Visited_20_Internet_20_Link">
!(Images/AРМІЯINFORM/2023-04-14T84-00-00-04-00/tanks01-150x150.jpg)</text:a>
</text:p>
      <text:p text:style-name="P4">
<text:a xlink:type="simple" xlink:href="https://armyinform.com.ua/wp-content/uploads/2023/04/tanks02.jpg" text:style-name="Internet_20_link" text:visited-style-name="Visited_20_Internet_20_Link">
<draw:frame draw:style-name="fr1" draw:name="Image399" text:anchor-type="as-char" svg:width="6.9236in" svg:height="6.9236in" draw:z-index="0">
<draw:image xlink:href="../Images/AРМІЯINFORM/2023-04-14T84-00-00-04-00/tanks02-150x150.jpg" xlink:type="simple" xlink:show="embed" xlink:actuate="onLoad" draw:mime-type="image/jpeg"/>
</draw:frame>
</text:a>
</text:p>
      <text:p text:style-name="P4">
<text:a xlink:type="simple" xlink:href="https://armyinform.com.ua/wp-content/uploads/2023/04/tanks03.jpg" text:style-name="Internet_20_link" text:visited-style-name="Visited_20_Internet_20_Link">
<draw:frame draw:style-name="fr1" draw:name="Image400" text:anchor-type="as-char" svg:width="6.9236in" svg:height="6.9236in" draw:z-index="0">
<draw:image xlink:href="../Images/AРМІЯINFORM/2023-04-14T84-00-00-04-00/tanks03-150x150.jpg" xlink:type="simple" xlink:show="embed" xlink:actuate="onLoad" draw:mime-type="image/jpeg"/>
</draw:frame>
</text:a>
</text:p>
      <text:p text:style-name="P4">
<text:a xlink:type="simple" xlink:href="https://armyinform.com.ua/wp-content/uploads/2023/04/tanks05.jpg" text:style-name="Internet_20_link" text:visited-style-name="Visited_20_Internet_20_Link">
<draw:frame draw:style-name="fr1" draw:name="Image401" text:anchor-type="as-char" svg:width="6.9236in" svg:height="6.9236in" draw:z-index="0">
<draw:image xlink:href="../Images/AРМІЯINFORM/2023-04-14T84-00-00-04-00/tanks05-150x150.jpg" xlink:type="simple" xlink:show="embed" xlink:actuate="onLoad" draw:mime-type="image/jpeg"/>
</draw:frame>
</text:a>
The program, under the leadership of Poland, was aimed at helping Ukraine to resist its right to self -defense, enshrined in the UN Charter, with the unprocessed aggressive war of Russia.</text:p>
      <text:p text:style-name="P4">
News Source: <text:a xlink:type="simple" xlink:href="https://armyinform.com.ua/2023/04/14/ukrayinski-tankisty-zavershyly-navchannya-na-tankah-leopard-u-polshhi/" text:style-name="Internet_20_link" text:visited-style-name="Visited_20_Internet_20_Link">
https://armyinform.com.ua/2023/04/14/ukrayinski-tankisty-zavershyly-navchannya-na-tankah-leopard-u-polshhi/</text:a>
</text:p>
      <!--NEWS-->
      <text:h text:style-name="P10" text:outline-level="1">
<text:span text:style-name="T4">
Soldiers are obligatory undergoing basic general and professional training - a statement</text:span>
</text:h>
      <text:p text:style-name="P4">
Author: ['АРМІЯINFORM']</text:p>
      <text:p text:style-name="P4">
Time: 2023-04-14T85:00:00-04:00</text:p>
      <text:p text:style-name="P4">
Description: The command of the forces of the Teritarian defense of the ZSU recognized the transfer of the INformation, voiced by ... the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283368123_320023820296703_3642682754636365280_n.jpg" text:style-name="Internet_20_link" text:visited-style-name="Visited_20_Internet_20_Link">
283368123_320023820296703_3642682754636365280_n.jpg</text:a>
']</text:p>
      <text:p text:style-name="P4">
Tags: ['STOPRUSSIA', 'СИЛИ ТРО ЗСУ']</text:p>
      <text:p text:style-name="P4">
Category: News</text:p>
      <!--METADATA-->
      <text:p text:style-name="P4">
<draw:frame draw:style-name="fr1" draw:name="Image402" text:anchor-type="as-char" svg:width="6.9236in" svg:height="3.043341in" draw:z-index="0">
<draw:image xlink:href="../Images/AРМІЯINFORM/2023-04-14T85-00-00-04-00/283368123_320023820296703_3642682754636365280_n.jpg" xlink:type="simple" xlink:show="embed" xlink:actuate="onLoad" draw:mime-type="image/jpeg"/>
</draw:frame>
The command of the Armed Forces forces of the Armed Forces has assigned a check of information announced in a video that is spreading on social networks.</text:p>
      <text:p text:style-name="P4">
About this <text:a xlink:type="simple" xlink:href="https://www.facebook.com/100068672623504/posts/pfbid02dbJaVuZJoTtbUh36BwWCNqiPXsdH8vbv5AqGXjmz2m3z2Fz3MjA9HeFKZ5KX7D5Ml/" text:style-name="Internet_20_link" text:visited-style-name="Visited_20_Internet_20_Link">
reported</text:a>
на Facebook-сторінці Сил територіальної оборони ЗСУ.</text:p>
      <text:p text:style-name="P4">
Автор відео стверджує, що в їхній підрозділ нібито направили мобілізованогобез належної підготовки. Крім того, автор відео стверджує, що вказаниймобілізований — батько п’ятьох дітей.</text:p>
      <text:p text:style-name="P4">
У цьому контексті Командування Сил територіальної оборони ЗСУ наголошує, щовійськовослужбовці Сил ТрО ЗСУ після отримання мобілізаційного розпорядження утериторіальному центрі комплектування та соціальної підтримки (TCC and SP)The basic general military training and professional preparation in the Training Centers of the TRO Armed Forces are required. Depending on the health of the and full or limited suitability, the fighters may prepare the reserve's fad.</text:p>
      <text:p text:style-name="P4">
The term of further professional training depends on military-accounting. After the expiration of the period of study and the acquisition of the necessary skills, they are sent to military units to fulfill certain tasks.</text:p>
      <text:p text:style-name="P4">
All cases of failure to comply with the procedure for working out the program of training of military servicemen are carefully studied by the command of the Forces of the Armed Forces and are being taken to prevent them. In order to consult the preparation or report cases of violations of the preparation procedure, you can contact the hot line of the Troy Forces Command at 0 800 507028. All appeals will be considered.</text:p>
      <text:p text:style-name="P4">
At the same time, according to the confirmed information, no child of a serviceman who appears in the video is officially registered, in the birth certificate he is not given as a father. The guardianship is not decorated.</text:p>
      <text:p text:style-name="P4">
We emphasize that the mobilization of large parents can be exclusively enlargement, the person they are mobilized. Delay from mobilization for large children is provided subject to the provision of documents confirming the maintenance of for three or more children under 18 years of age.</text:p>
      <text:p text:style-name="P4">
Further checking information announced in the video is currently underway.</text:p>
      <text:p text:style-name="P4">
News Source: <text:a xlink:type="simple" xlink:href="https://armyinform.com.ua/2023/04/14/vijskovosluzhbovczi-v-obovyazkovomu-poryadku-prohodyat-bazovu-zagalnovijskovu-ta-fahovu-pidgotovku-zayava-syl-tro/" text:style-name="Internet_20_link" text:visited-style-name="Visited_20_Internet_20_Link">
https://armyinform.com.ua/2023/04/14/vijskovosluzhbovczi-v-obovyazkovomu-poryadku-prohodyat-bazovu-zagalnovijskovu-ta-fahovu-pidgotovku-zayava-syl-tro/</text:a>
</text:p>
      <!--NEWS-->
      <text:h text:style-name="P10" text:outline-level="1">
<text:span text:style-name="T4">
Front Situation and Defense Needs: President of Ukraine has a conversation with prem ’ Emergen</text:span>
</text:h>
      <text:p text:style-name="P4">
Author: ['АРМІЯINFORM']</text:p>
      <text:p text:style-name="P4">
Time: 2023-04-14T86:00:00-04:00</text:p>
      <text:p text:style-name="P4">
Description: President of Ukraine Volodymyr Zelensky Proviv Television Iz Prem'r-Ministrom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rozmova-zelenskogo.jpg" text:style-name="Internet_20_link" text:visited-style-name="Visited_20_Internet_20_Link">
rozmova-zelenskogo.jpg</text:a>
']</text:p>
      <text:p text:style-name="P4">
Tags: ['STOPRUSSIA', 'ВОЛОДИМИР ЗЕЛЕНСЬКИЙ', 'ОБОРОННІ ПОТРЕБИ', 'РІШІ СУНАК']</text:p>
      <text:p text:style-name="P4">
Category: News</text:p>
      <!--METADATA-->
      <text:p text:style-name="P4">
<draw:frame draw:style-name="fr1" draw:name="Image403" text:anchor-type="as-char" svg:width="6.9236in" svg:height="4.612849in" draw:z-index="0">
<draw:image xlink:href="../Images/AРМІЯINFORM/2023-04-14T86-00-00-04-00/rozmova-zelenskogo.jpg" xlink:type="simple" xlink:show="embed" xlink:actuate="onLoad" draw:mime-type="image/jpeg"/>
</draw:frame>
President of Ukraine Volodymyr Zelensky has conducted telephone talks with Prime Minister Richa Sunak.</text:p>
      <text:p text:style-name="P4">
Volodymyr Zelenskyy reported this in <text:a xlink:type="simple" xlink:href="https://twitter.com/ZelenskyyUa/status/1646858944105594880" text:style-name="Internet_20_link" text:visited-style-name="Visited_20_Internet_20_Link">
Twitter</text:a>
.</text:p>
      <text:p text:style-name="P4">
«Говорили про ситуацію на фронті, наші оборонні потреби, посилення підтримки йплановані міжнародні заходи. Подякував за засудження нелюдської стратиукраїнського воїна. Спільно маємо зупинити агресора й покласти край терору!» —резюмував глава української держави.</text:p>
      <text:p text:style-name="P4">
News Source: <text:a xlink:type="simple" xlink:href="https://armyinform.com.ua/2023/04/14/sytuacziya-na-fronti-ta-oboronni-potreby-prezydent-ukrayiny-proviv-rozmovu-z-premyerom-brytaniyi/" text:style-name="Internet_20_link" text:visited-style-name="Visited_20_Internet_20_Link">
https://armyinform.com.ua/2023/04/14/sytuacziya-na-fronti-ta-oboronni-potreby-prezydent-ukrayiny-proviv-rozmovu-z-premyerom-brytaniyi/</text:a>
</text:p>
      <!--NEWS-->
      <text:h text:style-name="P10" text:outline-level="1">
<text:span text:style-name="T4">
The invaders fired the Slavic quarters again</text:span>
</text:h>
      <text:p text:style-name="P4">
Author: ['Владислав Назаркевич']</text:p>
      <text:p text:style-name="P4">
Time: 2023-04-14T87:00:00-04:00</text:p>
      <text:p text:style-name="P4">
Description: About the ArmyinFormavs, our brown -bearing, Yaky, exciting at the MISTSI. For yogo ... War with Ukraine 2022, War with Ukraine latest news today, News War with Ukraine 2022 The last for today, will there be a war between Ukraine and Russia and when, the war with Ukraine in 2022 will be or not, will there be war with Ukraine in the near future says, the war with Ukraine, Ukraine’s news today, Ukrainian news in Ukrainian media in Russian</text:p>
      <text:p text:style-name="P4">
Images: ['<text:a xlink:type="simple" xlink:href="https://armyinform.com.ua/wp-content/uploads/2023/04/photo1681483724.jpg" text:style-name="Internet_20_link" text:visited-style-name="Visited_20_Internet_20_Link">
photo1681483724.jpg</text:a>
', '<text:a xlink:type="simple" xlink:href="https://armyinform.com.ua/wp-content/uploads/2023/04/photo1681483713-1-150x150.jpg" text:style-name="Internet_20_link" text:visited-style-name="Visited_20_Internet_20_Link">
photo1681483713-1-150x150.jpg</text:a>
', '<text:a xlink:type="simple" xlink:href="https://armyinform.com.ua/wp-content/uploads/2023/04/photo1681483713-150x150.jpg" text:style-name="Internet_20_link" text:visited-style-name="Visited_20_Internet_20_Link">
photo1681483713-150x150.jpg</text:a>
', '<text:a xlink:type="simple" xlink:href="https://armyinform.com.ua/wp-content/uploads/2023/04/photo1681483714-150x150.jpg" text:style-name="Internet_20_link" text:visited-style-name="Visited_20_Internet_20_Link">
photo1681483714-150x150.jpg</text:a>
', '<text:a xlink:type="simple" xlink:href="https://armyinform.com.ua/wp-content/uploads/2023/04/photo1681483721-1-150x150.jpg" text:style-name="Internet_20_link" text:visited-style-name="Visited_20_Internet_20_Link">
photo1681483721-1-150x150.jpg</text:a>
', '<text:a xlink:type="simple" xlink:href="https://armyinform.com.ua/wp-content/uploads/2023/04/photo1681483721-2-150x150.jpg" text:style-name="Internet_20_link" text:visited-style-name="Visited_20_Internet_20_Link">
photo1681483721-2-150x150.jpg</text:a>
', '<text:a xlink:type="simple" xlink:href="https://armyinform.com.ua/wp-content/uploads/2023/04/photo1681483721-3-150x150.jpg" text:style-name="Internet_20_link" text:visited-style-name="Visited_20_Internet_20_Link">
photo1681483721-3-150x150.jpg</text:a>
', '<text:a xlink:type="simple" xlink:href="https://armyinform.com.ua/wp-content/uploads/2023/04/photo1681483721-150x150.jpg" text:style-name="Internet_20_link" text:visited-style-name="Visited_20_Internet_20_Link">
photo1681483721-150x150.jpg</text:a>
', '<text:a xlink:type="simple" xlink:href="https://armyinform.com.ua/wp-content/uploads/2023/04/photo1681483724-1-150x150.jpg" text:style-name="Internet_20_link" text:visited-style-name="Visited_20_Internet_20_Link">
photo1681483724-1-150x150.jpg</text:a>
', '<text:a xlink:type="simple" xlink:href="https://armyinform.com.ua/wp-content/uploads/2023/04/photo1681483724-2-150x150.jpg" text:style-name="Internet_20_link" text:visited-style-name="Visited_20_Internet_20_Link">
photo1681483724-2-150x150.jpg</text:a>
']</text:p>
      <text:p text:style-name="P4">
Tags: ['STOPRUSSIA', 'АГРЕСІЯ РФ']</text:p>
      <text:p text:style-name="P4">
Category: News</text:p>
      <!--METADATA-->
      <text:p text:style-name="P4">
<draw:frame draw:style-name="fr1" draw:name="Image404" text:anchor-type="as-char" svg:width="6.9236in" svg:height="4.615733in" draw:z-index="0">
<draw:image xlink:href="../Images/AРМІЯINFORM/2023-04-14T87-00-00-04-00/photo1681483724.jpg" xlink:type="simple" xlink:show="embed" xlink:actuate="onLoad" draw:mime-type="image/jpeg"/>
</draw:frame>
The Armyinform was informed about this by our correspondent, who is at the scene.</text:p>
      <text:p text:style-name="P4">
According to him, on the eve of Easter Russian aggressors were once again fired at. Residents of residential quarters were injured from the shelling.</text:p>
      <text:p text:style-name="P4">
Rescue work is ongoing. There are still people under the rubble.</text:p>
      <ul>
        <li>
During the first arrival I was in the store ... I personally heard four explosions. Other explosions that were away, I didn't hear ... I saw smoke from that side, I came up. In the neighboring house, a fire, here are the entrances ... - Ms. Larisa, a resident of Slavic Larisa, told a correspondent.</li>
      </ul>
      <text:p text:style-name="P4">
As <text:a xlink:type="simple" xlink:href="https://www.facebook.com/pavlokyrylenko.donoda/posts/pfbid0w5YE5JgRzwk2KPWdq6rugoWU6J7dyLqXzmVkZkWtWxjbYhTsF8AeUR6G3a5CexSLl" text:style-name="Internet_20_link" text:visited-style-name="Visited_20_Internet_20_Link">
noted</text:a>
The head of the Donetsk Regional Military Administration, Pavel Kirilenko, was killed, at least five were injured during a blow to the Russian -occupying troops in Slavyansk.</text:p>
      <ul>
        <li>
This is prompt information for this hour. The Russians struck several blows to residential quarters of the city, destroyed high -rise buildings, damaged the school, - said Pavel Kirilenko.</li>
      </ul>
      <text:p text:style-name="P4">
<text:a xlink:type="simple" xlink:href="https://armyinform.com.ua/wp-content/uploads/2023/04/photo1681483713-1.jpg" text:style-name="Internet_20_link" text:visited-style-name="Visited_20_Internet_20_Link">
!(Images/AРМІЯINFORM/2023-04-14T87-00-00-04-00/photo1681483713-1-150x150.jpg)</text:a>
</text:p>
      <text:p text:style-name="P4">
<text:a xlink:type="simple" xlink:href="https://armyinform.com.ua/wp-content/uploads/2023/04/photo1681483713.jpg" text:style-name="Internet_20_link" text:visited-style-name="Visited_20_Internet_20_Link">
<draw:frame draw:style-name="fr1" draw:name="Image405" text:anchor-type="as-char" svg:width="6.9236in" svg:height="6.9236in" draw:z-index="0">
<draw:image xlink:href="../Images/AРМІЯINFORM/2023-04-14T87-00-00-04-00/photo1681483713-150x150.jpg" xlink:type="simple" xlink:show="embed" xlink:actuate="onLoad" draw:mime-type="image/jpeg"/>
</draw:frame>
</text:a>
</text:p>
      <text:p text:style-name="P4">
<text:a xlink:type="simple" xlink:href="https://armyinform.com.ua/wp-content/uploads/2023/04/photo1681483714.jpg" text:style-name="Internet_20_link" text:visited-style-name="Visited_20_Internet_20_Link">
<draw:frame draw:style-name="fr1" draw:name="Image406" text:anchor-type="as-char" svg:width="6.9236in" svg:height="6.9236in" draw:z-index="0">
<draw:image xlink:href="../Images/AРМІЯINFORM/2023-04-14T87-00-00-04-00/photo1681483714-150x150.jpg" xlink:type="simple" xlink:show="embed" xlink:actuate="onLoad" draw:mime-type="image/jpeg"/>
</draw:frame>
</text:a>
</text:p>
      <text:p text:style-name="P4">
<text:a xlink:type="simple" xlink:href="https://armyinform.com.ua/wp-content/uploads/2023/04/photo1681483721-1.jpg" text:style-name="Internet_20_link" text:visited-style-name="Visited_20_Internet_20_Link">
<draw:frame draw:style-name="fr1" draw:name="Image407" text:anchor-type="as-char" svg:width="6.9236in" svg:height="6.9236in" draw:z-index="0">
<draw:image xlink:href="../Images/AРМІЯINFORM/2023-04-14T87-00-00-04-00/photo1681483721-1-150x150.jpg" xlink:type="simple" xlink:show="embed" xlink:actuate="onLoad" draw:mime-type="image/jpeg"/>
</draw:frame>
</text:a>
</text:p>
      <text:p text:style-name="P4">
<text:a xlink:type="simple" xlink:href="https://armyinform.com.ua/wp-content/uploads/2023/04/photo1681483721-2.jpg" text:style-name="Internet_20_link" text:visited-style-name="Visited_20_Internet_20_Link">
<draw:frame draw:style-name="fr1" draw:name="Image408" text:anchor-type="as-char" svg:width="6.9236in" svg:height="6.9236in" draw:z-index="0">
<draw:image xlink:href="../Images/AРМІЯINFORM/2023-04-14T87-00-00-04-00/photo1681483721-2-150x150.jpg" xlink:type="simple" xlink:show="embed" xlink:actuate="onLoad" draw:mime-type="image/jpeg"/>
</draw:frame>
</text:a>
</text:p>
      <text:p text:style-name="P4">
<text:a xlink:type="simple" xlink:href="https://armyinform.com.ua/wp-content/uploads/2023/04/photo1681483721-3.jpg" text:style-name="Internet_20_link" text:visited-style-name="Visited_20_Internet_20_Link">
<draw:frame draw:style-name="fr1" draw:name="Image409" text:anchor-type="as-char" svg:width="6.9236in" svg:height="6.9236in" draw:z-index="0">
<draw:image xlink:href="../Images/AРМІЯINFORM/2023-04-14T87-00-00-04-00/photo1681483721-3-150x150.jpg" xlink:type="simple" xlink:show="embed" xlink:actuate="onLoad" draw:mime-type="image/jpeg"/>
</draw:frame>
</text:a>
</text:p>
      <text:p text:style-name="P4">
<text:a xlink:type="simple" xlink:href="https://armyinform.com.ua/wp-content/uploads/2023/04/photo1681483721.jpg" text:style-name="Internet_20_link" text:visited-style-name="Visited_20_Internet_20_Link">
<draw:frame draw:style-name="fr1" draw:name="Image410" text:anchor-type="as-char" svg:width="6.9236in" svg:height="6.9236in" draw:z-index="0">
<draw:image xlink:href="../Images/AРМІЯINFORM/2023-04-14T87-00-00-04-00/photo1681483721-150x150.jpg" xlink:type="simple" xlink:show="embed" xlink:actuate="onLoad" draw:mime-type="image/jpeg"/>
</draw:frame>
</text:a>
</text:p>
      <text:p text:style-name="P4">
<text:a xlink:type="simple" xlink:href="https://armyinform.com.ua/wp-content/uploads/2023/04/photo1681483724-1.jpg" text:style-name="Internet_20_link" text:visited-style-name="Visited_20_Internet_20_Link">
<draw:frame draw:style-name="fr1" draw:name="Image411" text:anchor-type="as-char" svg:width="6.9236in" svg:height="6.9236in" draw:z-index="0">
<draw:image xlink:href="../Images/AРМІЯINFORM/2023-04-14T87-00-00-04-00/photo1681483724-1-150x150.jpg" xlink:type="simple" xlink:show="embed" xlink:actuate="onLoad" draw:mime-type="image/jpeg"/>
</draw:frame>
</text:a>
</text:p>
      <text:p text:style-name="P4">
News Source: <text:a xlink:type="simple" xlink:href="https://armyinform.com.ua/2023/04/14/okupanty-znovu-obstrilyaly-zhytlovi-kvartaly-slovyanska/" text:style-name="Internet_20_link" text:visited-style-name="Visited_20_Internet_20_Link">
https://armyinform.com.ua/2023/04/14/okupanty-znovu-obstrilyaly-zhytlovi-kvartaly-slovyanska/</text:a>
</text:p>
      <!--NEWS-->
      <text:h text:style-name="P10" text:outline-level="1">
<text:span text:style-name="T4">
The Public Anti -Corruption Council under the Ministry of Defense of Ukraine began its work</text:span>
</text:h>
      <text:p text:style-name="P4">
Author: ['АРМІЯINFORM']</text:p>
      <text:p text:style-name="P4">
Time: 2023-04-14T88:00:00-04:00</text:p>
      <text:p text:style-name="P4">
Description: Syogodnі, 14 kvіnyny, weded to establish a zagudann at the sake of ... war with Ukraine 2022, the war with Ukraine latest news today, news war with Ukraine 2022 is the last for today, will there be a war between Ukraine and Russia and when, the war with Ukraine in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84e24c0c34abaa7894cc2baa1584615428a0ac9c.jpg" text:style-name="Internet_20_link" text:visited-style-name="Visited_20_Internet_20_Link">
84e24c0c34abaa7894cc2baa1584615428a0ac9c.jpg</text:a>
']</text:p>
      <text:p text:style-name="P4">
Tags: ['ГРОМАДСЬКА АНТИКОРУПЦІЙНА РАДА', 'МОУ']</text:p>
      <text:p text:style-name="P4">
Category: News</text:p>
      <!--METADATA-->
      <text:p text:style-name="P4">
<draw:frame draw:style-name="fr1" draw:name="Image412" text:anchor-type="as-char" svg:width="6.9236in" svg:height="6.9236in" draw:z-index="0">
<draw:image xlink:href="../Images/AРМІЯINFORM/2023-04-14T88-00-00-04-00/84e24c0c34abaa7894cc2baa1584615428a0ac9c.jpg" xlink:type="simple" xlink:show="embed" xlink:actuate="onLoad" draw:mime-type="image/jpeg"/>
</draw:frame>
Today, on April 14, a constituent meeting of the Public Anti -Corruption Council at the Ministry of Defense of Ukraine was held, which was formed at the initiative of the Ministry of Defense Alexei Reznikov.</text:p>
      <text:p text:style-name="P4">
The State Secretary of the Ministry of Defense of Ukraine Konstantin Vashchenko congratulated the newly elected first staff of the Anti -Corruption Council on the beginning of the workflow was a trusted belief in the constructive activity of the council. He assured that the Defense Ministry will make every effort to create appropriate conditions for the productive activity of this advisory and advisory body.</text:p>
      <text:p text:style-name="P4">
During the constituent meeting, members of the Public Anti -Corruption Council elected the chairman of Yevgeny Grushovts, the deputy - Anastasia Shub, and the secretary of Radivictor Prudkovsky.</text:p>
      <text:p text:style-name="P4">
We will remind, on April 10, 2023, Minister of Defense of Ukraine Alexei Reznikov signed an order "On approval of the composition of the Public Anti -Corruption Council of the Ministry of Defense of Ukraine".</text:p>
      <text:p text:style-name="P4">
The council includes persons who, according to the results of the national voting, which took place on the NACC platform, scored the largest number of voices, namely:</text:p>
      <text:p text:style-name="P4">
1 . Alexander Gerashchenko - from the NGO "Center for Combating the Raiding of Take";</text:p>
      <text:p text:style-name="P4">
2 . Grigoryan Artak Voloievich - from NGO "All -Ukrainian Association" Avtomaydan ";</text:p>
      <text:p text:style-name="P4">
3 . Grushovets Yevhen Anatoliyovych - from NGO "Association of Lawyers of Ukraine";</text:p>
      <text:p text:style-name="P4">
4 . Vitaliy Kalnitsky - from NGO "Anti -Corruption Ax";</text:p>
      <text:p text:style-name="P4">
5 . Krivosheya Gennady Grigorovich - from NGO "Together against Corruption";</text:p>
      <text:p text:style-name="P4">
6 . Vitaliy Masyuk - from NGO "New Honest Ukraine";</text:p>
      <text:p text:style-name="P4">
7 . Nikolaenko Tatiana Vladimirovna - from NGO "Soritas";</text:p>
      <text:p text:style-name="P4">
8 . Vitaliy Olezhikovsky - from NGO "Association of Lawyers of Ukraine";</text:p>
      <text:p text:style-name="P4">
9 . Dmitry Ostapenko - from NGO "Association of Lawyers of Ukraine";</text:p>
      <text:p text:style-name="P4">
10 . Piontkovsky Konstantin Anatoliyovych - from NGO "All -Ukrainian Association" Avtomaydan ";</text:p>
      <text:p text:style-name="P4">
11 . Viktor Prudkovsky - from NGO "Anti -Corruption Ax";</text:p>
      <text:p text:style-name="P4">
12 . Svirko Oleg Stanislavovich - from NGO "Soritas";</text:p>
      <text:p text:style-name="P4">
13. Olena Tregub - from NGO "Independent Anti -Corruption Commission";</text:p>
      <text:p text:style-name="P4">
14 . Anastasia fur coat from - NGO "Anti -Corruption ax";</text:p>
      <text:p text:style-name="P4">
15 . Yarova Bogdan Edward - from the NGO "Soritas".</text:p>
      <text:p text:style-name="P4">
Source: <text:a xlink:type="simple" xlink:href="https://www.mil.gov.ua/news/2023/04/14/gromadska-antikorupczijna-rada-pri-ministerstvi-oboroni-ukraini-rozpochala-svoyu-robotu/" text:style-name="Internet_20_link" text:visited-style-name="Visited_20_Internet_20_Link">
Ministry of Defense of Ukraine</text:a>
</text:p>
      <text:p text:style-name="P4">
News Source: <text:a xlink:type="simple" xlink:href="https://armyinform.com.ua/2023/04/14/gromadska-antykorupczijna-rada-pry-ministerstvi-oborony-ukrayiny-rozpochala-svoyu-robotu/" text:style-name="Internet_20_link" text:visited-style-name="Visited_20_Internet_20_Link">
https://armyinform.com.ua/2023/04/14/gromadska-antykorupczijna-rada-pry-ministerstvi-oborony-ukrayiny-rozpochala-svoyu-robotu/</text:a>
</text:p>
      <!--NEWS-->
      <text:h text:style-name="P10" text:outline-level="1">
<text:span text:style-name="T4">
Divisions of missile troops and artillery struck three areas</text:span>
</text:h>
      <text:p text:style-name="P4">
Author: ['АРМІЯINFORM']</text:p>
      <text:p text:style-name="P4">
Time: 2023-04-14T89:00:00-04:00</text:p>
      <text:p text:style-name="P4">
Description: Avіaatsіya defense forces for Dob was headed by 5 strokes in the districts of Zserdzhennya Polubpkantiv.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 'ВТРАТИ ВОРОГА']</text:p>
      <text:p text:style-name="P4">
Category: News</text:p>
      <!--METADATA-->
      <text:p text:style-name="P4">
<draw:frame draw:style-name="fr1" draw:name="Image413" text:anchor-type="as-char" svg:width="6.9236in" svg:height="4.615733in" draw:z-index="0">
<draw:image xlink:href="../Images/AРМІЯINFORM/2023-04-14T89-00-00-04-00/artyleriya.jpg" xlink:type="simple" xlink:show="embed" xlink:actuate="onLoad" draw:mime-type="image/jpeg"/>
</draw:frame>
Illustrative Photo <text:span text:style-name="T4">
 🔥 Situation on Russian invasion </text:span>
</text:p>
      <text:p text:style-name="P4">
Aviation of defense forces per day struck 5 strokes in the areas of focus.</text:p>
      <text:p text:style-name="P4">
About it on Facebook <text:a xlink:type="simple" xlink:href="https://www.facebook.com/GeneralStaff.ua/posts/pfbid0y1NTW5AkVXwWPeeR7nEywjrHsTMszSzrbK7xdVmhhbgt1PYaQVv6EigaciUoKDEml" text:style-name="Internet_20_link" text:visited-style-name="Visited_20_Internet_20_Link">
reports</text:a>
The General Staff of the Armed Forces.</text:p>
      <text:p text:style-name="P4">
Units of missile troops and artillery during the day were struck by 1 punctuation, 3 areas of concentration of live force, weapons and military technician, as well as 1 enemy electronic warfare.</text:p>
      <text:p text:style-name="P4">
News Source: <text:a xlink:type="simple" xlink:href="https://armyinform.com.ua/2023/04/14/pidrozdily-raketnyh-vijsk-i-artyleriyi-urazyly-3-rajony-zoseredzhennya-voroga/" text:style-name="Internet_20_link" text:visited-style-name="Visited_20_Internet_20_Link">
https://armyinform.com.ua/2023/04/14/pidrozdily-raketnyh-vijsk-i-artyleriyi-urazyly-3-rajony-zoseredzhennya-voroga/</text:a>
</text:p>
      <!--NEWS-->
      <text:h text:style-name="P10" text:outline-level="1">
<text:span text:style-name="T4">
The loss of the enemy in Bakhmut is several times higher. There are days when the higher tenfold is Anna Malyar</text:span>
</text:h>
      <text:p text:style-name="P4">
Author: ['АРМІЯINFORM']</text:p>
      <text:p text:style-name="P4">
Time: 2023-04-14T90:00:00-04:00</text:p>
      <text:p text:style-name="P4">
Description: Syogodni Vorozhi IPSO TSNOVA was added to the TO TOMI BAHMUTA I LOOK VSI alone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ganna-malyar-zastupnyk-ministra-oborony-e1680683682504.jpg" text:style-name="Internet_20_link" text:visited-style-name="Visited_20_Internet_20_Link">
ganna-malyar-zastupnyk-ministra-oborony-e1680683682504.jpg</text:a>
']</text:p>
      <text:p text:style-name="P4">
Tags: ['ГАННА МАЛЯР']</text:p>
      <text:p text:style-name="P4">
Category: News</text:p>
      <!--METADATA-->
      <text:p text:style-name="P4">
<draw:frame draw:style-name="fr1" draw:name="Image414" text:anchor-type="as-char" svg:width="6.9236in" svg:height="3.98868in" draw:z-index="0">
<draw:image xlink:href="../Images/AРМІЯINFORM/2023-04-14T90-00-00-04-00/ganna-malyar-zastupnyk-ministra-oborony-e1680683682504.jpg" xlink:type="simple" xlink:show="embed" xlink:actuate="onLoad" draw:mime-type="image/jpeg"/>
</draw:frame>
Today, hostile IPSOs were again concentrated on the topic of Bakhmut and launched all the narratives - allegedly Ukrainian military command does not spare the life of the Vivkov - <text:a xlink:type="simple" xlink:href="https://www.facebook.com/ganna.maliar/posts/pfbid02HqMxjK89RKLDUeoQJ9AtDDPwaD2uHpmpiCkM9QqnsvoxJcFKTE1isctcoeGbqS1dl" text:style-name="Internet_20_link" text:visited-style-name="Visited_20_Internet_20_Link">
noted</text:a>
на сторінці у FB Ганна Маляр. — Це вже не вперше, коли ворог забирає собі нашітексти про них і видає за власні.</text:p>
      <text:p text:style-name="P4">
Мета таких ворожих вкидів — підірвати довіру до рішень нашого військовогокомандування та спровокувати невдоволення українського суспільства.</text:p>
      <text:p text:style-name="P4">
Насправді ж, цифри і факти говорять самі за себе. Втрати ворога у Бахмуті врази вищі. Бувають дні коли різниця сягає 10-ти разів.</text:p>
      <text:p text:style-name="P4">
Не шкодують людей ті, хто дає команду наступати на нашу землю і хтосконцентрував у Бахмуті найбільші свої зусилля аби будь-якою ціною взяти містопід контроль.</text:p>
      <text:p text:style-name="P4">
Ми ж натомість обороняємось і зупиняємо ворога від просування вглиб території.На жаль — це війна, і без втрат оборона неможлива.</text:p>
      <text:p text:style-name="P4">
Збереження життя наших бійців — приорітет військового командування, чимвійськові не раз пояснювали прийняті рішення під час публічних комунікацій.</text:p>
      <text:p text:style-name="P4">
News Source: <text:a xlink:type="simple" xlink:href="https://armyinform.com.ua/2023/04/14/vtraty-voroga-u-bahmuti-v-razy-vyshhi-buvayut-dni-koly-riznyczya-syagaye-10-ty-raziv-ganna-malyar/" text:style-name="Internet_20_link" text:visited-style-name="Visited_20_Internet_20_Link">
https://armyinform.com.ua/2023/04/14/vtraty-voroga-u-bahmuti-v-razy-vyshhi-buvayut-dni-koly-riznyczya-syagaye-10-ty-raziv-ganna-malyar/</text:a>
</text:p>
      <!--NEWS-->
      <text:h text:style-name="P10" text:outline-level="1">
<text:span text:style-name="T4">
The Armed Forces soldiers entered the melee with the enemy's prevailing forces and won</text:span>
</text:h>
      <text:p text:style-name="P4">
Author: ['АРМІЯINFORM']</text:p>
      <text:p text:style-name="P4">
Time: 2023-04-14T91:00:00-04:00</text:p>
      <text:p text:style-name="P4">
Description: Smilest, vidvazhniy is Kolosali Samoviddach - the є є є є є є є є є є є є є qi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p>
      <text:p text:style-name="P4">
Tags: ['STOPRUSSIA', 'АГРЕСІЯ РФ', 'ВІЙНА', 'ВТОРГНЕННЯ РФ', 'ГОЛОВНОКОМАНДУВАЧ ЗБРОЙНИХ СИЛ УКРАЇНИ']</text:p>
      <text:p text:style-name="P4">
Category: News</text:p>
      <!--METADATA-->
      <text:p text:style-name="P4">
Courage, courage and tremendous dedication - these qualities are very important for the successful fulfillment of the combat mission. But people always remain the defining factor - <text:a xlink:type="simple" xlink:href="https://www.facebook.com/CinCAFU/videos/917133866190790" text:style-name="Internet_20_link" text:visited-style-name="Visited_20_Internet_20_Link">
wrote</text:a>
On his page at the FB commander -in -chief of the Armed Forces of Ukraine Valery Zaluzhny.</text:p>
      <text:p text:style-name="P4">
"Golden people who fight to the latter and enthusiastically," - says the commander of the artillery intelligence unit of a separate mechanized Ingulets brigade, whose fighters entered the melee with the enemy's dominant forces and the winners came out.</text:p>
      <text:p text:style-name="P4">
News Source: <text:a xlink:type="simple" xlink:href="https://armyinform.com.ua/2023/04/14/voyiny-zsu-vstupyly-u-blyzhnij-bij-z-perevazhayuchymy-sylamy-voroga-ta-vyjshly-z-nogo-peremozhczyamy/" text:style-name="Internet_20_link" text:visited-style-name="Visited_20_Internet_20_Link">
https://armyinform.com.ua/2023/04/14/voyiny-zsu-vstupyly-u-blyzhnij-bij-z-perevazhayuchymy-sylamy-voroga-ta-vyjshly-z-nogo-peremozhczyamy/</text:a>
</text:p>
      <!--NEWS-->
      <text:h text:style-name="P10" text:outline-level="1">
<text:span text:style-name="T4">
As of now, 5 people were killed, 15 wounded - Pavel Kirilenko about a blow to Slavic</text:span>
</text:h>
      <text:p text:style-name="P4">
Author: ['Владислав Назаркевич']</text:p>
      <text:p text:style-name="P4">
Time: 2023-04-14T92:00:00-04:00</text:p>
      <text:p text:style-name="P4">
Description: The head of the Donetsk Obaysokovo Admiral Pavlo Kirilenko at the Komni Zmі ... War with Ukraine 2022, the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photo1681483724.jpg" text:style-name="Internet_20_link" text:visited-style-name="Visited_20_Internet_20_Link">
photo1681483724.jpg</text:a>
']</text:p>
      <text:p text:style-name="P4">
Tags: ['STOPRUSSIA', 'АГРЕСІЯ РФ']</text:p>
      <text:p text:style-name="P4">
Category: News</text:p>
      <!--METADATA-->
      <text:p text:style-name="P4">
<draw:frame draw:style-name="fr1" draw:name="Image415" text:anchor-type="as-char" svg:width="6.9236in" svg:height="4.615733in" draw:z-index="0">
<draw:image xlink:href="../Images/AРМІЯINFORM/2023-04-14T92-00-00-04-00/photo1681483724.jpg" xlink:type="simple" xlink:show="embed" xlink:actuate="onLoad" draw:mime-type="image/jpeg"/>
</draw:frame>
Head of Donetsk Regional Military Administration Pavel Kirilenko Media Celemented:</text:p>
      <ul>
        <li>
Nine hits were in the city of Sloviansk. It has already been established that the C-300 cestestRent complex. Now at this location, where we are, there is a parsing of rubble. We see that they got a little boy from under the rubble. Cut to God, alive. The necessary assistance is provided. The first thing that is done is the headquarters unfolded, the necessary locations, where people will be temporarily disposable with food and temporary residence in Slavic. And, of course, the evacuation will be extended from these locations.</li>
      </ul>
      <text:p text:style-name="P4">
He added that information on damaged objects in the city will be provided later.</text:p>
      <ul>
        <li>
A very high degree of damage, a large area of the rocket has been used. As of the now known total number: 5 people were killed, 15 were injured. The information is actually updated every 15 minutes, - said Pavel Kirilenko.</li>
      </ul>
      <text:p text:style-name="P4">
News Source: <text:a xlink:type="simple" xlink:href="https://armyinform.com.ua/2023/04/14/stanom-na-zaraz-5-lyudej-zagynuly-15-poraneni-pavlo-kyrylenko-pro-naslidky-udaru-po-slov%e2%80%b2yansku/" text:style-name="Internet_20_link" text:visited-style-name="Visited_20_Internet_20_Link">
https://armyinform.com.ua/2023/04/14/stanom-na-zaraz-5-lyudej-zagynuly-15-poraneni-pavlo-kyrylenko-pro-naslidky-udaru-po-slov%e2%80%b2yansku/</text:a>
</text:p>
      <!--NEWS-->
      <text:h text:style-name="P10" text:outline-level="1">
<text:span text:style-name="T4">
Horlivka's civilian medical facilities work about 185 Russian doctors who treat exclusively occupiers</text:span>
</text:h>
      <text:p text:style-name="P4">
Author: ['АРМІЯINFORM']</text:p>
      <text:p text:style-name="P4">
Time: 2023-04-14T93:00:00-04:00</text:p>
      <text:p text:style-name="P4">
Description: About Tse at Facebook, the General Staff of the ZSU. The enemy is sung ... War with Ukraine 2022, the war with Ukraine is the latest news today, the news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3/okupanty-strilby.jpg" text:style-name="Internet_20_link" text:visited-style-name="Visited_20_Internet_20_Link">
okupanty-strilby.jpg</text:a>
']</text:p>
      <text:p text:style-name="P4">
Tags: ['STOPRUSSIA', 'АГРЕСІЯ РФ']</text:p>
      <text:p text:style-name="P4">
Category: News</text:p>
      <!--METADATA-->
      <text:p text:style-name="P4">
<draw:frame draw:style-name="fr1" draw:name="Image416" text:anchor-type="as-char" svg:width="6.9236in" svg:height="4.33302in" draw:z-index="0">
<draw:image xlink:href="../Images/AРМІЯINFORM/2023-04-14T93-00-00-04-00/okupanty-strilby.jpg" xlink:type="simple" xlink:show="embed" xlink:actuate="onLoad" draw:mime-type="image/jpeg"/>
</draw:frame>
Illustrative Photo <text:span text:style-name="T4">
 🔥 Situation on Russian invasion </text:span>
</text:p>
      <text:p text:style-name="P4">
About it on Facebook <text:a xlink:type="simple" xlink:href="https://www.facebook.com/GeneralStaff.ua/posts/pfbid0y1NTW5AkVXwWPeeR7nEywjrHsTMszSzrbK7xdVmhhbgt1PYaQVv6EigaciUoKDEml" text:style-name="Internet_20_link" text:visited-style-name="Visited_20_Internet_20_Link">
reports</text:a>
The General Staff of the Armed Forces.</text:p>
      <text:p text:style-name="P4">
The enemy continues to use medical institutions of the temporarily occupied territories of Ukraine for its own purposes. Thus, after conducting operations in surgical building of the city hospital № 2 of Gorlovka, wounded Russian military servicemen are transferred to the clinic of Gorlovsky Machine -Building Plant. Currently, these civilian medical institutions have about 185 Russian medical. They provide their services exclusively to Russian servicemen.</text:p>
      <text:p text:style-name="P4">
News Source: <text:a xlink:type="simple" xlink:href="https://armyinform.com.ua/2023/04/14/u-czyvilnyh-medzakladah-gorlivky-praczyuye-blyzko-185-rosijskyh-medykiv-yaki-likuyut-vyklyuchno-svoyih-vijskovyh/" text:style-name="Internet_20_link" text:visited-style-name="Visited_20_Internet_20_Link">
https://armyinform.com.ua/2023/04/14/u-czyvilnyh-medzakladah-gorlivky-praczyuye-blyzko-185-rosijskyh-medykiv-yaki-likuyut-vyklyuchno-svoyih-vijskovyh/</text:a>
</text:p>
      <!--NEWS-->
      <text:h text:style-name="P10" text:outline-level="1">
<text:span text:style-name="T4">
An unusual online auction took place at the war museum</text:span>
</text:h>
      <text:p text:style-name="P4">
Author: ['Володимир Загребельний']</text:p>
      <text:p text:style-name="P4">
Time: 2023-04-14T94:00:00-04:00</text:p>
      <text:p text:style-name="P4">
Description: The spaciousness of the Vistavka Prochkta “Ukrainian - Rosp'atta” by the National Museum of the Istori Ukrainian ... War with Ukraine 2022, war with Ukraine Latest news today, News War with Ukraine 2022 The last ones for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golovna-1-1-1.jpg" text:style-name="Internet_20_link" text:visited-style-name="Visited_20_Internet_20_Link">
golovna-1-1-1.jpg</text:a>
', '<text:a xlink:type="simple" xlink:href="https://armyinform.com.ua/wp-content/uploads/2023/04/foto-5-2-150x150.jpg" text:style-name="Internet_20_link" text:visited-style-name="Visited_20_Internet_20_Link">
foto-5-2-150x150.jpg</text:a>
', '<text:a xlink:type="simple" xlink:href="https://armyinform.com.ua/wp-content/uploads/2023/04/foto-3-4-150x150.jpg" text:style-name="Internet_20_link" text:visited-style-name="Visited_20_Internet_20_Link">
foto-3-4-150x150.jpg</text:a>
', '<text:a xlink:type="simple" xlink:href="https://armyinform.com.ua/wp-content/uploads/2023/04/foto-2-6-150x150.jpg" text:style-name="Internet_20_link" text:visited-style-name="Visited_20_Internet_20_Link">
foto-2-6-150x150.jpg</text:a>
', '<text:a xlink:type="simple" xlink:href="https://armyinform.com.ua/wp-content/uploads/2023/04/foto-1-3-150x150.jpg" text:style-name="Internet_20_link" text:visited-style-name="Visited_20_Internet_20_Link">
foto-1-3-150x150.jpg</text:a>
', '<text:a xlink:type="simple" xlink:href="https://armyinform.com.ua/wp-content/uploads/2023/04/foto-06-1.jpg" text:style-name="Internet_20_link" text:visited-style-name="Visited_20_Internet_20_Link">
foto-06-1.jpg</text:a>
']</text:p>
      <text:p text:style-name="P4">
Tags: ['УКРАЇНСЬКИЙ НАРОД НЕПЕРЕМОЖНИЙ']</text:p>
      <text:p text:style-name="P4">
Category: News</text:p>
      <!--METADATA-->
      <text:p text:style-name="P4">
<draw:frame draw:style-name="fr1" draw:name="Image417" text:anchor-type="as-char" svg:width="6.9236in" svg:height="4.315711in" draw:z-index="0">
<draw:image xlink:href="../Images/AРМІЯINFORM/2023-04-14T94-00-00-04-00/golovna-1-1-1.jpg" xlink:type="simple" xlink:show="embed" xlink:actuate="onLoad" draw:mime-type="image/jpeg"/>
</draw:frame>
In the space of the exhibition project "Ukraine-Crucification" of the National Museum of Ukraine in the Second World War, the first museum online auction took place, during which five lots-trophies, won in the Ukrainian military, were played. It is the first auction that was held at the Museum of War by the replenishment of museum funds.</text:p>
      <text:p text:style-name="P4">
The auction was due to the joint efforts of the Museum of War by the sub -departmental of the Director General Yuri Savchuk and the team of the Charity Foundation "Ranta", headed by Vlad Samoilenko. Both teams from the first days of Russian -scale aggression in Russia, all of which can contribute to the forces of defense of Ukraine, everyone in their direction.</text:p>
      <text:p text:style-name="P4">
Six lots were played in the walls of the museum, namely:</text:p>
      <text:p text:style-name="P4">
· Night vision sight for PCM(Kalashnikov's machine gun is upgraded). Трофейбув отриманий від танкістів одного з підрозділів Збройних Сил України післябою біля Вугледарської ТЕЦ.</text:p>
      <text:p text:style-name="P4">
· БПЛА «мчс pocії», здобутий бійцями окремої аеромобільної бригади ЗС Україниминулого літа під час наступальних дій у районі міста Святогірськ.</text:p>
      <text:p text:style-name="P4">
· «Булава», ймовірно, складова ворожої ракети, що прилетіла в одне із селищ наБахмутському напрямку, яку передали військовослужбовці окремої бригади Силтериторіальної оборони ЗС України.</text:p>
      <text:p text:style-name="P4">
· Кевларові шоломи, які підібрали воїни однієї з аеромобільних бригадДесантно-штурмових військ після боїв на ділянці між містами Ізюм таСвятогірськ.</text:p>
      <text:p text:style-name="P4">
· Плитоноска, яку передали друзі-військові Чернігова, здобута після деблокадиСіверщини.</text:p>
      <text:p text:style-name="P4">
· російську пропагандистську газета «красная звезда» від 23 березня 2022 року.</text:p>
      <text:p text:style-name="P4">
<text:a xlink:type="simple" xlink:href="https://armyinform.com.ua/wp-content/uploads/2023/04/foto-5-2.jpg" text:style-name="Internet_20_link" text:visited-style-name="Visited_20_Internet_20_Link">
<draw:frame draw:style-name="fr1" draw:name="Image418" text:anchor-type="as-char" svg:width="6.9236in" svg:height="6.9236in" draw:z-index="0">
<draw:image xlink:href="../Images/AРМІЯINFORM/2023-04-14T94-00-00-04-00/foto-5-2-150x150.jpg" xlink:type="simple" xlink:show="embed" xlink:actuate="onLoad" draw:mime-type="image/jpeg"/>
</draw:frame>
</text:a>
</text:p>
      <text:p text:style-name="P4">
<text:a xlink:type="simple" xlink:href="https://armyinform.com.ua/wp-content/uploads/2023/04/foto-3-4.jpg" text:style-name="Internet_20_link" text:visited-style-name="Visited_20_Internet_20_Link">
<draw:frame draw:style-name="fr1" draw:name="Image419" text:anchor-type="as-char" svg:width="6.9236in" svg:height="6.9236in" draw:z-index="0">
<draw:image xlink:href="../Images/AРМІЯINFORM/2023-04-14T94-00-00-04-00/foto-3-4-150x150.jpg" xlink:type="simple" xlink:show="embed" xlink:actuate="onLoad" draw:mime-type="image/jpeg"/>
</draw:frame>
</text:a>
</text:p>
      <text:p text:style-name="P4">
<text:a xlink:type="simple" xlink:href="https://armyinform.com.ua/wp-content/uploads/2023/04/foto-2-6.jpg" text:style-name="Internet_20_link" text:visited-style-name="Visited_20_Internet_20_Link">
<draw:frame draw:style-name="fr1" draw:name="Image420" text:anchor-type="as-char" svg:width="6.9236in" svg:height="6.9236in" draw:z-index="0">
<draw:image xlink:href="../Images/AРМІЯINFORM/2023-04-14T94-00-00-04-00/foto-2-6-150x150.jpg" xlink:type="simple" xlink:show="embed" xlink:actuate="onLoad" draw:mime-type="image/jpeg"/>
</draw:frame>
</text:a>
</text:p>
      <text:p text:style-name="P4">
<text:a xlink:type="simple" xlink:href="https://armyinform.com.ua/wp-content/uploads/2023/04/foto-1-3.jpg" text:style-name="Internet_20_link" text:visited-style-name="Visited_20_Internet_20_Link">
<draw:frame draw:style-name="fr1" draw:name="Image421" text:anchor-type="as-char" svg:width="6.9236in" svg:height="6.9236in" draw:z-index="0">
<draw:image xlink:href="../Images/AРМІЯINFORM/2023-04-14T94-00-00-04-00/foto-1-3-150x150.jpg" xlink:type="simple" xlink:show="embed" xlink:actuate="onLoad" draw:mime-type="image/jpeg"/>
</draw:frame>
</text:a>
</text:p>
      <text:p text:style-name="P4">
Read also:</text:p>
      <text:p text:style-name="P4">
<text:a xlink:type="simple" xlink:href="https://armyinform.com.ua/2023/04/14/v-estoniyi-prezentuvaly-unikalnu-vystavku-nagorod-nezalezhnoyi-ukrayiny/" text:style-name="Internet_20_link" text:visited-style-name="Visited_20_Internet_20_Link">
In Estonia, a unique exhibition of independent Ukraine was presented</text:a>
In an exclusive commentary for the Armyinform, the CEO of the National Museum of Ukrainian History in the Second World War, Yuri Savchuk said that, despite the difficult situation in our country, the collective Mustovia does not stop his professional activity and will continue to do so. And a museum online auction is a clear testimony of this.</text:p>
      <text:p text:style-name="P4">
It is worth noting that one of the lots, namely the sight of the night vision will be transmitted to the museum's funds on behalf of the staff of the National Academy of Sciences. Since the farmer, who died the largest rate, acted on behalf of the collective academy. Such a friendly support and volunteer activity of colleagues-scientists moved museums.</text:p>
      <text:p text:style-name="P4">
<draw:frame draw:style-name="fr1" draw:name="Image422" text:anchor-type="as-char" svg:width="6.9236in" svg:height="5.1927in" draw:z-index="0">
<draw:image xlink:href="../Images/AРМІЯINFORM/2023-04-14T94-00-00-04-00/foto-06-1.jpg" xlink:type="simple" xlink:show="embed" xlink:actuate="onLoad" draw:mime-type="image/jpeg"/>
</draw:frame>
“Our team is trying to always be ahead in all endeavors. We first opened the exhibition called ["Ukraine - Cat"] last year] last year](https://armyinform.com.ua/2022/05/08/u-kyyevi-vidkrylasya-unikalna-vystavka-pro-naslidky-pershyh-misyacziv-shyrokomasshtabnoyi-agresiyi-rosiyi/), on which military trophies and the consequences of the hostile -occupation of peaceful Ukrainian cities were introduced.</text:p>
      <text:p text:style-name="P4">
We were also one of the first to show Europeans exhibits that have been evidenced by the terrible realities of the war, and the consequences of Russian aggression of the anti -Ukraine aggression, namely in the Latvian Military Museum, presented an exhibition <text:a xlink:type="simple" xlink:href="https://armyinform.com.ua/2023/02/26/u-latvijskomu-vijskovomu-muzeyi-prezentovano-vystavku-bytva-za-ukrayinu/" text:style-name="Internet_20_link" text:visited-style-name="Visited_20_Internet_20_Link">
"Bitvasa Ukraine"</text:a>
.</text:p>
      <text:p text:style-name="P4">
Наш колектив за підтримки Офісу Президента України, Міністерства культури таінформаційної політики, Міністерства закордонних справ України, Постійногопредставництва України при ООН, Генерального консульства України організуваввиставку за 100 метрів від штаб-квартири ООН у Нью-Йорку. Виставка такогомасштабу, як <text:a xlink:type="simple" xlink:href="https://armyinform.com.ua/2023/04/01/yaki-eksponaty-predstavleni-na-vystavczi-ukrayina-rozpyattya-trybunal-u-nyu-jorku/" text:style-name="Internet_20_link" text:visited-style-name="Visited_20_Internet_20_Link">
„Україна. Розп’яття.Трибунал“</text:a>
, for the first time, ”Yuri Savchuk said.</text:p>
      <text:p text:style-name="P4">
_Foto provided by the National Museum of History of Ukraine in World War II</text:p>
      <text:p text:style-name="P4">
News Source: <text:a xlink:type="simple" xlink:href="https://armyinform.com.ua/2023/04/14/u-muzeyi-vijny-vidbuvsya-nezvychajnyj-onlajn-aukczion/" text:style-name="Internet_20_link" text:visited-style-name="Visited_20_Internet_20_Link">
https://armyinform.com.ua/2023/04/14/u-muzeyi-vijny-vidbuvsya-nezvychajnyj-onlajn-aukczion/</text:a>
</text:p>
      <!--NEWS-->
      <text:h text:style-name="P10" text:outline-level="1">
<text:span text:style-name="T4">
Each meter of Ukrainian land should mean for the occupier the inevitability of losing Russia - Volodymyr Zelenskyy</text:span>
</text:h>
      <text:p text:style-name="P4">
Author: ['АРМІЯINFORM']</text:p>
      <text:p text:style-name="P4">
Time: 2023-04-14T95:00:00-04:00</text:p>
      <text:p text:style-name="P4">
Description: https://www.youtube.com/watch?v=r8i4hdjjaqs&amp;amp ;t=1S About the President of Ukraine ... War with Ukraine 2022, War with Ukraine Last news today, War with Ukraine 2022 Last for today, will there be war between Ukraine and Russia and when, the war with Ukraine in 2022 will be or not, will there be a war with Ukraine in the near future, the war with Ukraine, Ukraine’s news today, Ukrainian news in Ukrainian media in Russian</text:p>
      <text:p text:style-name="P4">
Images: []</text:p>
      <text:p text:style-name="P4">
Tags: []</text:p>
      <text:p text:style-name="P4">
Category: News</text:p>
      <!--METADATA-->
      <text:p text:style-name="P4">
President of Ukraine Volodymyr Zelenskyy <text:a xlink:type="simple" xlink:href="https://www.president.gov.ua/news/kozhen-metr-ukrayinskoyi-zemli-maye-oznachati-dlya-okupanta-82273" text:style-name="Internet_20_link" text:visited-style-name="Visited_20_Internet_20_Link">
said</text:a>
During his video address:</text:p>
      <text:p text:style-name="P4">
“I wish health, dear Ukrainians!</text:p>
      <text:p text:style-name="P4">
He spoke with Rice Sunak today, Prime Minister of Great Britain.</text:p>
      <text:p text:style-name="P4">
First of all, I am grateful to him and all the leaders of the world who have condemned the brutal murder of a more soldier, the murder to whom the invaders swayed.</text:p>
      <text:p text:style-name="P4">
The invaders feel what it means when the world is condemned.</text:p>
      <text:p text:style-name="P4">
We discussed with Prime Minister Sunak's weapons for our soldiers-we were about to speak with Britain, what will help our active actions, quite fair actions. Discussed the acceleration of supply…</text:p>
      <text:p text:style-name="P4">
The more farm the Ukrainian actions, the faster the Russian relations will end.</text:p>
      <text:p text:style-name="P4">
Of course, we continue our work on the aviation coalition for Ukraine, the preparation of various international events that will give us all in Europe more and protection.</text:p>
      <text:p text:style-name="P4">
He held a meeting today on Euro -Atlantic integration, on the inevitability of building potentials of Ukraine and NATO. Substantive meeting: Chairman of the Verkhovna Rada, officials-profile Vice Prime Minister and Foreign Minister,-Outdoor Political Block of the Office, Head of the Office.</text:p>
      <text:p text:style-name="P4">
It is obvious that the place of Ukraine is in NATO, a legitimate place. And we do not want to have the same illusions, which still held back our accession to the Alliance, and also aumed time to take time from Ukraine and partners. We develop correspondence.</text:p>
      <text:p text:style-name="P4">
Today, however, he held a meeting on the restoration of our country - the restoration of post -combat actions. First Vice Prime Minister Yulia Sviridenko, Vice Prime Minister and Ministry of Recovery ...</text:p>
      <text:p text:style-name="P4">
They discussed what is concerned with infrastructure, economy and many other questions that need answers, very costly answers. We work in the countries of the country, and with partners for the sake of the systematic restoration, for the kind, that the result meets the expectations of our society - quite highly. I am sure we will do everything.</text:p>
      <text:p text:style-name="P4">
During the day he was in touch with the military, held a meeting with the head of the Service of Ukraine of Ukraine, he held a meeting with the head of GUR Budanov.The 14th Brigade and the 1st Presidential Brigade of Operations Guard-Thank you guys for stability!54th Separate Mechanical Variat named after Hetman Ivan Mazepa, 5th Separate Storm Brigade, 77-MOROCE APPRY BRANCE-Well done, warriors!Keeping defense on Donetskinarase is the hardest. But it gives life to Ukraine.</text:p>
      <text:p text:style-name="P4">
Rescue work is now underway in the Slovian Donetsk region. Another strike of terrorists. C-300 rockets in residential quarters, on ordinary civilian. There are people under the rubble. Everything is done to save them, everything is done to save the wounded. There are first data on the dead. My condolences to the herself, he wrapped my relatives.</text:p>
      <text:p text:style-name="P4">
One hour this week was not without Russian murder of Irotera. This is a zlo state, and it loses. To win is our duty as a pre -humanity as such. And we will win!</text:p>
      <text:p text:style-name="P4">
And one more. What has long been needed for a solution for a long time. The life of Mikhail Saakashvilism does not depend now not on the political, not a personal but purely devastated solution ... which has a clean and significant legal framework. If a person is needed for help, if life depends on it, then this step is needed. I know that Michael's lawyers have now submitted an urgent appeal to the ECtHR to ensure that he or she has proper treatment. And it seems to be the only way to keep life.</text:p>
      <text:p text:style-name="P4">
Thank you all who oppose evil with Ukraine!Glory to all our soldiers who are now in battle for the state and people!</text:p>
      <text:p text:style-name="P4">
Glory to Ukraine!".</text:p>
      <text:p text:style-name="P4">
News Source: <text:a xlink:type="simple" xlink:href="https://armyinform.com.ua/2023/04/14/kozhen-metr-ukrayinskoyi-zemli-maye-oznachaty-dlya-okupanta-nemynuchist-prograshu-rosiyi-volodymyr-zelenskyj/" text:style-name="Internet_20_link" text:visited-style-name="Visited_20_Internet_20_Link">
https://armyinform.com.ua/2023/04/14/kozhen-metr-ukrayinskoyi-zemli-maye-oznachaty-dlya-okupanta-nemynuchist-prograshu-rosiyi-volodymyr-zelenskyj/</text:a>
</text:p>
      <!--NEWS-->
      <text:h text:style-name="P10" text:outline-level="1">
<text:span text:style-name="T4">
In the Donetsk region, our defenders repelled about 40 enemy attacks</text:span>
</text:h>
      <text:p text:style-name="P4">
Author: ['АРМІЯINFORM']</text:p>
      <text:p text:style-name="P4">
Time: 2023-04-14T96:00:00-04:00</text:p>
      <text:p text:style-name="P4">
Description: About Tse at Facebook, the General Staff of the ZSU. The enemy is not the VID ... war with Ukraine 2022, war with Ukraine latest news today, news war with Ukraine 2022 The last for today, will there be a war between Ukraine and Russia and when, the war with Ukraine in 2022 will be or not, will it be or not, will there be, whether it will be, will it be The war with Ukraine in the near future says, the war with Ukraine, Ukrainian news today, Ukrainian news in Ukrainian media in Russian</text:p>
      <text:p text:style-name="P4">
Images: ['<text:a xlink:type="simple" xlink:href="https://armyinform.com.ua/wp-content/uploads/2023/04/artylerysty.jpg" text:style-name="Internet_20_link" text:visited-style-name="Visited_20_Internet_20_Link">
artylerysty.jpg</text:a>
']</text:p>
      <text:p text:style-name="P4">
Tags: ['STOPRUSSIA', 'АГРЕСІЯ РФ', 'ХРОНІКА ОБОРОНИ']</text:p>
      <text:p text:style-name="P4">
Category: News</text:p>
      <!--METADATA-->
      <text:p text:style-name="P4">
<draw:frame draw:style-name="fr1" draw:name="Image423" text:anchor-type="as-char" svg:width="6.9236in" svg:height="4.615733in" draw:z-index="0">
<draw:image xlink:href="../Images/AРМІЯINFORM/2023-04-14T96-00-00-04-00/artylerysty.jpg" xlink:type="simple" xlink:show="embed" xlink:actuate="onLoad" draw:mime-type="image/jpeg"/>
</draw:frame>
Illustrative Photo <text:span text:style-name="T4">
 🔥 Situation on Russian invasion </text:span>
</text:p>
      <text:p text:style-name="P4">
About it on Facebook <text:a xlink:type="simple" xlink:href="https://www.facebook.com/GeneralStaff.ua/posts/pfbid0y1NTW5AkVXwWPeeR7nEywjrHsTMszSzrbK7xdVmhhbgt1PYaQVv6EigaciUoKDEml" text:style-name="Internet_20_link" text:visited-style-name="Visited_20_Internet_20_Link">
reports</text:a>
The General Staff of the Armed Forces.</text:p>
      <text:p text:style-name="P4">
The enemy does not give up his plans for the occupation of our territory, despite significant losses. He continues to focus the basic efforts to take offensive actions in the Lyman, Bakhmut, Avdiivsky Tamarin directions. The most fierce battles continue for Bakhmut and Marinka. About 40 enemy attacks were reflected.</text:p>
      <text:p text:style-name="P4">
News Source: <text:a xlink:type="simple" xlink:href="https://armyinform.com.ua/2023/04/14/na-donechchyni-za-dobu-nashi-zahysnyky-vidbyly-blyzko-40-vorozhyh-atak/" text:style-name="Internet_20_link" text:visited-style-name="Visited_20_Internet_20_Link">
https://armyinform.com.ua/2023/04/14/na-donechchyni-za-dobu-nashi-zahysnyky-vidbyly-blyzko-40-vorozhyh-atak/</text:a>
</text:p>
      <!--NEWS-->
      <text:h text:style-name="P10" text:outline-level="1">
<text:span text:style-name="T4">
In a week, 23 vessels with almost one million tons of grain - Navy came out of Ukrainian ports</text:span>
</text:h>
      <text:p text:style-name="P4">
Author: ['АРМІЯINFORM']</text:p>
      <text:p text:style-name="P4">
Time: 2023-04-14T97:00:00-04:00</text:p>
      <text:p text:style-name="P4">
Description: For Past Pastyliye, the framework of the Chornomorsko grain INITSITITITIT 23 ships left ... War with Ukraine 2022, the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455e52b-299387182-2195428330628750-2566522539631585767-n.jpg" text:style-name="Internet_20_link" text:visited-style-name="Visited_20_Internet_20_Link">
455e52b-299387182-2195428330628750-2566522539631585767-n.jpg</text:a>
']</text:p>
      <text:p text:style-name="P4">
Tags: ['ВМС', 'ЧОРНОМОРСЬКА ЗЕРНОВА ІНІЦІАТИВА']</text:p>
      <text:p text:style-name="P4">
Category: News</text:p>
      <!--METADATA-->
      <text:p text:style-name="P4">
<draw:frame draw:style-name="fr1" draw:name="Image424" text:anchor-type="as-char" svg:width="6.9236in" svg:height="3.883237in" draw:z-index="0">
<draw:image xlink:href="../Images/AРМІЯINFORM/2023-04-14T97-00-00-04-00/455e52b-299387182-2195428330628750-2566522539631585767-n.jpg" xlink:type="simple" xlink:show="embed" xlink:actuate="onLoad" draw:mime-type="image/jpeg"/>
</draw:frame>
Last week, Ukrainian ports, which had almost million tonnes of grain and more food, were squeezed as part of the Black Sea Grain Initiative.</text:p>
      <text:p text:style-name="P4">
About it <text:a xlink:type="simple" xlink:href="https://fb.watch/jUXk4IoCai/" text:style-name="Internet_20_link" text:visited-style-name="Visited_20_Internet_20_Link">
reports</text:a>
Command of the Navy of the Armed Forces.</text:p>
      <text:p text:style-name="P4">
"The Navy of the Armed Forces, together with the brothers, as part of the groups, make every effort to ensure navigation to overcome the food crisis," the statement reads.</text:p>
      <text:p text:style-name="P4">
It is noted that in the week in the interests of the Russian Federation the passage of the Kerch-Yenikharal Strait was:</text:p>
      <ul>
        <li>
to the Azov Sea - 129 ships, 25 of them moved from the Bosphorus Strait; * To the Black Sea - 144 vessels, 47 of them continued the movement in the direction of the Bosphorus Strait.</li>
      </ul>
      <text:p text:style-name="P4">
The Russian Federation continues to violate the International Convention on the Protection of Human Life at the Sea of 1974.(SOLAS)by turning off automatic identification systems(AIS), Nazi vessels in the Azov Sea.</text:p>
      <text:p text:style-name="P4">
News Source: <text:a xlink:type="simple" xlink:href="https://armyinform.com.ua/2023/04/14/za-tyzhden-z-ukrayinskyh-portiv-vyjshly-23-sudna-iz-majzhe-miljonom-tonn-zerna/" text:style-name="Internet_20_link" text:visited-style-name="Visited_20_Internet_20_Link">
https://armyinform.com.ua/2023/04/14/za-tyzhden-z-ukrayinskyh-portiv-vyjshly-23-sudna-iz-majzhe-miljonom-tonn-zerna/</text:a>
</text:p>
      <!--NEWS-->
      <text:h text:style-name="P10" text:outline-level="1">
<text:span text:style-name="T4">
The President of Ukraine celebrated 53 defenders state awards</text:span>
</text:h>
      <text:p text:style-name="P4">
Author: ['АРМІЯINFORM']</text:p>
      <text:p text:style-name="P4">
Time: 2023-04-14T98:00:00-04:00</text:p>
      <text:p text:style-name="P4">
Description: About the decree of the President of Ukraine No. 219/2023 “About the Vidnoyennika by the sovereign ... The war with Ukraine 2022, the war with Ukraine is the latest news today, the News War with Ukraine 2022 is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12/nagorody.jpg" text:style-name="Internet_20_link" text:visited-style-name="Visited_20_Internet_20_Link">
nagorody.jpg</text:a>
']</text:p>
      <text:p text:style-name="P4">
Tags: ['STOPRUSSIA', 'АГРЕСІЯ РФ']</text:p>
      <text:p text:style-name="P4">
Category: News</text:p>
      <!--METADATA-->
      <text:p text:style-name="P4">
<draw:frame draw:style-name="fr1" draw:name="Image425" text:anchor-type="as-char" svg:width="6.9236in" svg:height="3.63489in" draw:z-index="0">
<draw:image xlink:href="../Images/AРМІЯINFORM/2023-04-14T98-00-00-04-00/nagorody.jpg" xlink:type="simple" xlink:show="embed" xlink:actuate="onLoad" draw:mime-type="image/jpeg"/>
</draw:frame>
Illustrative photo</text:p>
      <text:p text:style-name="P4">
About this <text:a xlink:type="simple" xlink:href="https://www.president.gov.ua/documents/2192023-46445" text:style-name="Internet_20_link" text:visited-style-name="Visited_20_Internet_20_Link">
it is referred</text:a>
In the Decree of the President of Ukraine No. 219/2023 "On celebration of state awards of Ukraine":</text:p>
      <text:p text:style-name="P4">
“For personal courage, revealed in the protection of state sovereignty of Tatertorial integrity of Ukraine, selfless performance of military duty:</text:p>
      <text:p text:style-name="P4">
To reward the Order of Bohdan Khmelnitsky II degree</text:p>
      <text:p text:style-name="P4">
Musienko Sergey Nikolaevich - Colonel</text:p>
      <text:p text:style-name="P4">
Schvorak Vladimir Vasilyevich - Brigade General</text:p>
      <text:p text:style-name="P4">
Reward the Order of Courage of the Second Degree</text:p>
      <text:p text:style-name="P4">
Samson Vladimir Vasilyevich(posthumously)- Chief Sergeant</text:p>
      <text:p text:style-name="P4">
Reward the Order of Courage of the 3rd degree</text:p>
      <text:p text:style-name="P4">
Vasko Alexander Vladimirovich - Lieutenant Colonel</text:p>
      <text:p text:style-name="P4">
Beetle Vadim Nikolaevich - Senior Lieutenant</text:p>
      <text:p text:style-name="P4">
Eugene Borisovich - a soldier</text:p>
      <text:p text:style-name="P4">
Lanovoy Oleg Nikolaevich-headquarters</text:p>
      <text:p text:style-name="P4">
Viktor Litvinenko - Major</text:p>
      <text:p text:style-name="P4">
Viktor Spasichenko - Senior Soldier</text:p>
      <text:p text:style-name="P4">
Uman Igor Igor - Soldier</text:p>
      <text:p text:style-name="P4">
Alexander Fedorchuk - Senior Sergeant</text:p>
      <text:p text:style-name="P4">
Reward the Order of Danylo Halytsky</text:p>
      <text:p text:style-name="P4">
Karpova Sergey Petrovich - Lieutenant Colonel</text:p>
      <text:p text:style-name="P4">
Oleg Leonidovich's chariot - Colonel</text:p>
      <text:p text:style-name="P4">
Queen Stepan Nikolaevich - Major</text:p>
      <text:p text:style-name="P4">
Reward the Medal for Military Service of Ukraine</text:p>
      <text:p text:style-name="P4">
Baylis Leonid Vladimirovich - Colonel</text:p>
      <text:p text:style-name="P4">
Belimov Vladimir Igorovich - Senior Soldier</text:p>
      <text:p text:style-name="P4">
Bogachevsky Vladimir Sergeyevich - Captain</text:p>
      <text:p text:style-name="P4">
Borshchevsky Andrei Olegovich - Major</text:p>
      <text:p text:style-name="P4">
Evening Yuri Nikolaevich-Master-Satentant</text:p>
      <text:p text:style-name="P4">
Semen Naumovich's Gena - Junior Sergeant</text:p>
      <text:p text:style-name="P4">
Alexander Yevgenovich's rude - senior lieutenant</text:p>
      <text:p text:style-name="P4">
Gurka Leo - junior sergeant</text:p>
      <text:p text:style-name="P4">
Dvornichenko Igor Sergeyevich - Chief Sergeant</text:p>
      <text:p text:style-name="P4">
Denis Valeryevich - Junior Sergeant</text:p>
      <text:p text:style-name="P4">
Alexander Krakowski - Major</text:p>
      <text:p text:style-name="P4">
Kuznetsov Artem Sergeyevich - Sergeant</text:p>
      <text:p text:style-name="P4">
Kutina Arseniy Vladimirovich - soldier</text:p>
      <text:p text:style-name="P4">
Kucher Dmitry Nikolaevich - Lieutenant Colonel</text:p>
      <text:p text:style-name="P4">
Luzhansky Igor Semenovich - Lieutenant</text:p>
      <text:p text:style-name="P4">
Markov Andrei Nikolaevich - Junior Sergeant</text:p>
      <text:p text:style-name="P4">
Michelson Sergey Georgievich - Lieutenant Colonel</text:p>
      <text:p text:style-name="P4">
Viktor Viktor - Senior Soldier</text:p>
      <text:p text:style-name="P4">
Maxim Valentinovich's Hrydulak - Soldier</text:p>
      <text:p text:style-name="P4">
Rothschild(Mukhanov)Stanislav is a senior soldier</text:p>
      <text:p text:style-name="P4">
Sizhuk Yevgeny Leonidovna - Senior Lieutenant of Medical Service</text:p>
      <text:p text:style-name="P4">
Silman Anton Viktorovich - Soldier</text:p>
      <text:p text:style-name="P4">
Teplitsky Yevgeny Vadimovich - soldier</text:p>
      <text:p text:style-name="P4">
Tyshchenko Andrei Borisovich - Senior Lieutenant</text:p>
      <text:p text:style-name="P4">
Tiunova Alexander Leonidovich - Chief Sergeant</text:p>
      <text:p text:style-name="P4">
Gennady's Tichin is a soldierCherednichenko Taras Grigorovich-headquarters</text:p>
      <text:p text:style-name="P4">
Oleg Vasilyevich's Schembus - Lieutenant</text:p>
      <text:p text:style-name="P4">
Yakimenko Sergiy Vasilyevich - Senior Lieutenant</text:p>
      <text:p text:style-name="P4">
Reward the Medal for Perfect Service of the 3rd degree</text:p>
      <text:p text:style-name="P4">
Alexei Bessonov - Major - Major</text:p>
      <text:p text:style-name="P4">
Zabokritsky Anton Ivanovich - Senior Lieutenant</text:p>
      <text:p text:style-name="P4">
Reward the Medal of the Defender of the Fatherland</text:p>
      <text:p text:style-name="P4">
Gindra Vladimir Mikhailovich - Soldier</text:p>
      <text:p text:style-name="P4">
Kipen Sergey Vasilyevich - Captain</text:p>
      <text:p text:style-name="P4">
Malkovich Anna Nikolaevna - Senior Soldier</text:p>
      <text:p text:style-name="P4">
Martovytsky Sergey Nikolaevich-headquarters</text:p>
      <text:p text:style-name="P4">
Matyash Tatiana Valeryevna - soldier</text:p>
      <text:p text:style-name="P4">
Muler Roman Yakovlevich - Lieutenant Colonel</text:p>
      <text:p text:style-name="P4">
Mykola Vasilyevich - Captain.</text:p>
      <text:p text:style-name="P4">
President of Ukraine V. Zelensky</text:p>
      <text:p text:style-name="P4">
April 13, 2023. "</text:p>
      <text:p text:style-name="P4">
News Source: <text:a xlink:type="simple" xlink:href="https://armyinform.com.ua/2023/04/14/prezydent-ukrayiny-vidznachyv-derzhavnymy-nagorodamy-53-zahysnykiv/" text:style-name="Internet_20_link" text:visited-style-name="Visited_20_Internet_20_Link">
https://armyinform.com.ua/2023/04/14/prezydent-ukrayiny-vidznachyv-derzhavnymy-nagorodamy-53-zahysnykiv/</text:a>
</text:p>
      <!--NEWS-->
      <text:h text:style-name="P10" text:outline-level="1">
<text:span text:style-name="T4">
Two more DNR fighters who participated in the occupation of Kharkiv region were identified</text:span>
</text:h>
      <text:p text:style-name="P4">
Author: ['АРМІЯINFORM']</text:p>
      <text:p text:style-name="P4">
Time: 2023-04-14T99:00:00-04:00</text:p>
      <text:p text:style-name="P4">
Description: For the proprietary Kerivnitvva, Kharkivskiye prosecutors Dwy Choloviks in absentia ... War with Ukraine 2022, war with Ukraine Latest news today, News War with Ukraine 2022 The last ones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photo-5316590431053663732-y.jpg" text:style-name="Internet_20_link" text:visited-style-name="Visited_20_Internet_20_Link">
photo-5316590431053663732-y.jpg</text:a>
']</text:p>
      <text:p text:style-name="P4">
Tags: ['STOPRUSSIA', 'АГРЕСІЯ РФ']</text:p>
      <text:p text:style-name="P4">
Category: News</text:p>
      <!--METADATA-->
      <text:p text:style-name="P4">
<draw:frame draw:style-name="fr1" draw:name="Image426" text:anchor-type="as-char" svg:width="6.9236in" svg:height="5.873491in" draw:z-index="0">
<draw:image xlink:href="../Images/AРМІЯINFORM/2023-04-14T99-00-00-04-00/photo-5316590431053663732-y.jpg" xlink:type="simple" xlink:show="embed" xlink:actuate="onLoad" draw:mime-type="image/jpeg"/>
</draw:frame>
Under the procedural leadership of the Kharkiv Regional Prosecutor's Office, two men were notified of suspicion of participation in the terrorist organization and the act not provided by law of military formation(Part 1 of Art. 258-3, Part 2 of Art. 260 of the Criminal Code of Ukraine).</text:p>
      <text:p text:style-name="P4">
Про це <text:a xlink:type="simple" xlink:href="https://www.gp.gov.ua/ua/posts/identifikovano-shhe-dvox-boiovikiv-dnr-yaki-brali-ucast-v-okupaciyi-xarkivshhini" text:style-name="Internet_20_link" text:visited-style-name="Visited_20_Internet_20_Link">
повідомляє</text:a>
Office of the General Prosecutor of Ukraine.</text:p>
      <text:p text:style-name="P4">
According to the investigation, in 2016, one of the suspects voluntarily joined the 5th of the so-called "DNR" motor-raimal brigade. Another suspect in 2017 became a participant in the law of armed formation-the 1st of the Slavic Slavic Brigade of the so-called "DNR".</text:p>
      <text:p text:style-name="P4">
The militants performed tasks for the Armed Forces of the Armed Forces in the Donetsk region.</text:p>
      <text:p text:style-name="P4">
After the commencement of a full -scale invasion of the Russian Federation into the territory of Ukraine, the suspect was redeemed in the village of Veliky Burluk, Kupyansk district, Kharkiv region, where they provided the realization of the tasks of the invaders' power bloc in order to prevent the Armed Forces from the Armed Forces.</text:p>
      <text:p text:style-name="P4">
The pre -trial investigation is carried out by investigators of SU SUNP in the Kharkiv region for the provision of the Department of Strategic Investigation of the NPS.</text:p>
      <text:p text:style-name="P4">
Note: According to Art. 62 of the Constitution of Ukraine, a person is considered to be uninvited in committing a crime and cannot be criminally punished until his guilt is proved legally and established by an indictment of the court.</text:p>
      <text:p text:style-name="P4">
News Source: <text:a xlink:type="simple" xlink:href="https://armyinform.com.ua/2023/04/14/identyfikovano-shhe-dvoh-bojovykiv-dnr-yaki-braly-uchast-v-okupacziyi-harkivshhyny/" text:style-name="Internet_20_link" text:visited-style-name="Visited_20_Internet_20_Link">
https://armyinform.com.ua/2023/04/14/identyfikovano-shhe-dvoh-bojovykiv-dnr-yaki-braly-uchast-v-okupacziyi-harkivshhyny/</text:a>
</text:p>
      <!--NEWS-->
      <text:h text:style-name="P10" text:outline-level="1">
<text:span text:style-name="T4">
In the US put into operation underwater work with artificial intelligence</text:span>
</text:h>
      <text:p text:style-name="P4">
Authors: Ukrinform (Person)</text:p>
      <text:p text:style-name="P4">
Publisher: Укринформ (Organization)</text:p>
      <text:p text:style-name="P4">
Published Time: 2023-04-15T-30:01:00+03:00</text:p>
      <text:p text:style-name="P4">
Modified Time: 2023-04-15T01:01:00+03:00</text:p>
      <text:p text:style-name="P4">
Description: The American company Nauticus Robotics put into operation the first of the three autonomous underwater robots of the second generation Aquanauts Mark 2 (MK2). - Ukrinform.</text:p>
      <text:p text:style-name="P4">
Images: ["<text:a xlink:type="simple" xlink:href="https://static.ukrinform.com/photos/2023_04/thumb_files/630_360_1681465892-597.jpg" text:style-name="Internet_20_link" text:visited-style-name="Visited_20_Internet_20_Link">
630_360_16814...</text:a>
"]</text:p>
      <text:p text:style-name="P4">
Tags: ['робот', 'США', 'Підводний човен', 'Штучний інтелект']</text:p>
      <text:p text:style-name="P4">
Type: Article</text:p>
      <!--METADATA-->
      <text:p text:style-name="P4">
<draw:frame draw:style-name="fr1" draw:name="Image427" text:anchor-type="as-char" svg:width="6.9236in" svg:height="3.956343in" draw:z-index="0">
<draw:image xlink:href="../Images/yкринформ/2023-04-15T-30-01-00-03-00/630_360_1681465892-597.jpg" xlink:type="simple" xlink:show="embed" xlink:actuate="onLoad" draw:mime-type="image/jpeg"/>
</draw:frame>
American company Nauticus Robotics put into operation the first of the three -volume underwater robots of the second generation Aquanauts Mark 2(MK2).</text:p>
      <text:p text:style-name="P4">
Як передає Укрінформ, про це повідомляє <text:a xlink:type="simple" xlink:href="https://www.offshore-energy.biz/next-gen-autonomous-subsea-robot-hits-the-water/" text:style-name="Internet_20_link" text:visited-style-name="Visited_20_Internet_20_Link">
 </text:a>
.</text:p>
      <text:p text:style-name="P4">
The company plans to send the first MK2 to the North Sea and the Mexican Bay nearby to support customer initiatives in the regions.</text:p>
      <text:p text:style-name="P4">
According to Nauticus Robotics, MK2 is a completely electric, autonomous underwater <text:a xlink:type="simple" xlink:href="https://www.ukrinform.ua/tag-robot" text:style-name="Internet_20_link" text:visited-style-name="Visited_20_Internet_20_Link">
</text:a>
, which is guided by the acoustic communication network and is supported by its own Nauticus Toolkitt software.</text:p>
      <text:p text:style-name="P4">
At the same time, a set of artificial intellectual software provides robotted control, integration of sensors, modeling, analyzed and communication capabilities specially designed for work underwater.</text:p>
      <text:p text:style-name="P4">
<text:span text:style-name="T4">
 Read also: </text:span>
 <text:a xlink:type="simple" xlink:href="https://www.ukrinform.ua/rubric-technology/3681144-u-ssa-rozrobili-avtonomnogo-robotapomicnika.html" text:style-name="Internet_20_link" text:visited-style-name="Visited_20_Internet_20_Link">
</text:a>
"The supply of our first Aquanauts of the second generation is an important milestone, which is accelerating our mission in the maritime industry to provide underwater services, while simultaneously setting a standard for submarine technologies of the next generation, which revolutionize the work of the industry," said the founder and the general director NAUTIC.</text:p>
      <text:p text:style-name="P4">
As reported <text:a xlink:type="simple" xlink:href="https://www.ukrinform.ua/rubric-technology/3683756-mitnica-dubau-pokazala-robotadelfina-akij-dopomagae-ohoronati-kordoni.html" text:style-name="Internet_20_link" text:visited-style-name="Visited_20_Internet_20_Link">
</text:a>
, I dub(United Arab Emirates)She showed a work-deelphin that helps the department protect the borders of Ukraine.  Photo: Nauticus Robotics_</text:p>
      <text:p text:style-name="P4">
News Source: <text:a xlink:type="simple" xlink:href="https://www.ukrinform.ua/rubric-technology/3695825-u-ssa-vveli-v-ekspluataciu-pidvodnogo-robota-zi-stucnim-intelektom.html" text:style-name="Internet_20_link" text:visited-style-name="Visited_20_Internet_20_Link">
https://www.ukrinform.ua/rubric-technology/3695825-u-ssa-vveli-v-ekspluataciu-pidvodnogo-robota-zi-stucnim-intelektom.html</text:a>
</text:p>
      <!--NEWS-->
      <text:h text:style-name="P10" text:outline-level="1">
<text:span text:style-name="T4">
No information origins will change the purpose of Ukraine to defeat Russia in the war - Shmigal</text:span>
</text:h>
      <text:p text:style-name="P4">
Authors: Ukrinform (Person)</text:p>
      <text:p text:style-name="P4">
Publisher: Укринформ (Organization)</text:p>
      <text:p text:style-name="P4">
Published Time: 2023-04-15T-33:43:00+03:00</text:p>
      <text:p text:style-name="P4">
Modified Time: 2023-04-15T00:43:00+03:00</text:p>
      <text:p text:style-name="P4">
Description: Ukraine has no secrets from the United States, and no sources of documents and information noise around it will affect plans to win the Russian aggressor and return the Ukrainian borders in 1991. - Ukrinform.</text:p>
      <text:p text:style-name="P4">
Images: ["<text:a xlink:type="simple" xlink:href="https://static.ukrinform.com/photos/2023_04/thumb_files/630_360_1681504934-6763.jpeg" text:style-name="Internet_20_link" text:visited-style-name="Visited_20_Internet_20_Link">
630_360_16815...</text:a>
"]</text:p>
      <text:p text:style-name="P4">
Tags: ['США', 'Шмигаль', 'Війна з росією', '#stoprussia']</text:p>
      <text:p text:style-name="P4">
Type: Article</text:p>
      <!--METADATA-->
      <text:p text:style-name="P4">
<draw:frame draw:style-name="fr1" draw:name="Image428" text:anchor-type="as-char" svg:width="6.9236in" svg:height="3.956343in" draw:z-index="0">
<draw:image xlink:href="../Images/yкринформ/2023-04-15T-33-43-00-03-00/630_360_1681504934-6763.jpeg" xlink:type="simple" xlink:show="embed" xlink:actuate="onLoad" draw:mime-type="image/jpeg"/>
</draw:frame>
Ukrainian has secrets from the United States, and no sources of documents will not affect the plans to win the subsoil aggressor and return the Ukrainian borders in 1991.</text:p>
      <text:p text:style-name="P4">
This was stated on Friday during a press conference in Washington Prime Minister Denis Shmigal, Ukrinform correspondent reports.</text:p>
      <text:p text:style-name="P4">
"We have no secrets from our reliable strategic partners," the Prime Minister answered at the request of commenting on the publications of the US media that Ukraine seemed to hide plans for counter -offensive from the United States.</text:p>
      <text:p text:style-name="P4">
He stressed that Ukraine and the United States are "very united" in their intelligence.</text:p>
      <text:p text:style-name="P4">
<text:span text:style-name="T4">
 Read also: </text:span>
 <text:a xlink:type="simple" xlink:href="https://www.ukrinform.ua/rubric-ato/3695923-ukraina-skoncentrovana-na-pidgotovci-kontrnastupu-smigal.html" text:style-name="Internet_20_link" text:visited-style-name="Visited_20_Internet_20_Link">
<text:span text:style-name="T4">
 Shmigal </text:span>
</text:a>
“Nothing will affect or change our plans to counter -offensive. Our target is a trainee, our goal is to liberate Ukrainian territories in the 1991 borders, ” - emphasized <text:a xlink:type="simple" xlink:href="http://Про це заявив у п’ятницю під час пресконференції вВашингтоні Прем’єр-міністр України Денис Шмигаль, передає власний кореспондентУкрінформу.  «У нас немає жодних секретів від наших надійних стратегічнихпартнерів»,- відповів прем’єр на прохання прокоментувати публікаціїамериканських ЗМІ, що Україна начебто могла приховувати від США плани щодоконтрнаступу.  Він підкреслив, що Україна і Сполучені Штати «дуже об’єднані» усвоїй взаємодії.  «Ніщо не вплине і не змінить наших планів на контрнаступ.Наша ціль – перемога, наша ціль – звільнення українських територій в кордонах1991 року», - підкреслив Шмигаль.  Він зауважив, що українська сторона глибоковпевнена у своїх намірах.  «Ми впевнені в тому, що контрнаступ відбудеться уженайближчим часом. Сполучені Штати абсолютно нас підтримують»,- наголосив він.«Ми націлені на те, щоби реалізувати всі наші плани і досягти нашоїперемоги»,- підкреслив глава Уряду України.  Як повідомляв Укрінформ, ДенисШмигаль у інтерв’ю американському телеканалу Fox News напередодні заявив, щоукраїнська влада нині сконцентрована на підготовці контрнаступу для звільненнясвоїх територій від російських загарбників." text:style-name="Internet_20_link" text:visited-style-name="Visited_20_Internet_20_Link">
</text:a>
.</text:p>
      <text:p text:style-name="P4">
He noted that the Ukrainian side was deeply confident in its intentions.</text:p>
      <text:p text:style-name="P4">
"We are convinced that the counter-offensive will happen in the near future. The conjuncted states are absolutely supporting us," he said."We are aimed at realizing all our plans and achieving our victory," the Prime Minister emphasized.</text:p>
      <text:p text:style-name="P4">
According to Ukrinform, Denis Shmigal said in an interview with American Fox News TV channel the day before that the Ukrainian authorities are now concentrated with a drinking counter -proposal for the liberation of their territories from Russian invasions.</text:p>
      <text:p text:style-name="P4">
<text:span text:style-name="T5">
Foto: kmu.gov.ua</text:span>
</text:p>
      <text:p text:style-name="P4">
News Source: <text:a xlink:type="simple" xlink:href="https://www.ukrinform.ua/rubric-ato/3696114-zodni-informacijni-vitoki-ne-zminat-meti-ukraini-peremogti-rosiu-u-vijni-smigal.html" text:style-name="Internet_20_link" text:visited-style-name="Visited_20_Internet_20_Link">
https://www.ukrinform.ua/rubric-ato/3696114-zodni-informacijni-vitoki-ne-zminat-meti-ukraini-peremogti-rosiu-u-vijni-smigal.html</text:a>
</text:p>
      <!--NEWS-->
      <text:h text:style-name="P10" text:outline-level="1">
<text:span text:style-name="T4">
путін підписав закон про електронні повістки та обмеження для ухилянтів</text:span>
</text:h>
      <text:p text:style-name="P4">
Authors: Ukrinform (Person)</text:p>
      <text:p text:style-name="P4">
Publisher: Укринформ (Organization)</text:p>
      <text:p text:style-name="P4">
Published Time: 2023-04-15T-35:35:00+03:00</text:p>
      <text:p text:style-name="P4">
Modified Time: 2023-04-15T00:35:00+03:00</text:p>
      <text:p text:style-name="P4">
Description: Russian President Vladimir Putin has signed a law on the equation of electronic stories to paper, the creation of a register of conscripts and the closure of borders for evasion. - Ukrinform.</text:p>
      <text:p text:style-name="P4">
Images: ["<text:a xlink:type="simple" xlink:href="https://static.ukrinform.com/photos/2022_09/thumb_files/630_360_1664038101-995.jpg" text:style-name="Internet_20_link" text:visited-style-name="Visited_20_Internet_20_Link">
630_360_16640...</text:a>
"]</text:p>
      <text:p text:style-name="P4">
Tags: ['Армія', 'Мобілізація', 'путін', 'росія', 'Повістка']</text:p>
      <text:p text:style-name="P4">
Type: Article</text:p>
      <!--METADATA-->
      <text:p text:style-name="P4">
<draw:frame draw:style-name="fr1" draw:name="Image429" text:anchor-type="as-char" svg:width="6.9236in" svg:height="3.956343in" draw:z-index="0">
<draw:image xlink:href="../Images/yкринформ/2023-04-15T-35-35-00-03-00/630_360_1664038101-995.jpg" xlink:type="simple" xlink:show="embed" xlink:actuate="onLoad" draw:mime-type="image/jpeg"/>
</draw:frame>
Presidentials Volodymyr Putin signed a law on the equation of electronic stories of Dopaparov, the creation of a register of conscripts and the closure of borders for vochents.</text:p>
      <text:p text:style-name="P4">
About it reports Ukrinform with reference to the official <text:a xlink:type="simple" xlink:href="http://publication.pravo.gov.ru/Document/View/0001202304140051" text:style-name="Internet_20_link" text:visited-style-name="Visited_20_Internet_20_Link">
</text:a>
information of the Russian Federation.</text:p>
      <text:p text:style-name="P4">
The law provides for the creation of a digital register of military accounting, which military commissariats will be conducted. It will store personal Danivana, including place of residence and place of residence, place of work, health information and other data. The Ministry of Internal Affairs, courts, medical organizations, educational institutions and other agencies and organizations will be obliged to transfer information of the register.</text:p>
      <text:p text:style-name="P4">
The military enlistment offices will be able to send summons by registered letters for placement or electronically to the personal office at the State Services. The summons will be considered as obtained immediately after its placement by the personal office.</text:p>
      <text:p text:style-name="P4">
<text:span text:style-name="T4">
 Read also: </text:span>
 <text:a xlink:type="simple" xlink:href="https://www.ukrinform.ua/rubric-world/3694291-prigozin-pragne-otrimati-kontrol-nad-odnieu-z-politicnih-partij-rosii-isw.html" text:style-name="Internet_20_link" text:visited-style-name="Visited_20_Internet_20_Link">
<text:span text:style-name="T4">
 podgin </text:span>
</text:a>
After the summons is considered to be served, the conscientious departure from the country until it appears to the military enlistment office. They can also deprive the car, register real estate tablets.</text:p>
      <text:p text:style-name="P4">
As reported by Ukrinform, <text:a xlink:type="simple" xlink:href="https://www.ukrinform.ua/search-YToxOntzOjU6InF1ZXJ5IjtzOjE0OiLRg9GF0LjQu9GP0L3RgiI7fQ" text:style-name="Internet_20_link" text:visited-style-name="Visited_20_Internet_20_Link">
</text:a>
The corresponding projection immediately in the second and third reading. The next day it was paid by the Council <text:a xlink:type="simple" xlink:href="https://www.ukrinform.ua/tag-rosia" text:style-name="Internet_20_link" text:visited-style-name="Visited_20_Internet_20_Link">
</text:a>
 .</text:p>
      <text:p text:style-name="P4">
News Source: <text:a xlink:type="simple" xlink:href="https://www.ukrinform.ua/rubric-world/3696113-putin-pidpisav-zakon-pro-elektronni-povistki-ta-obmezenna-dla-uhilantiv.html" text:style-name="Internet_20_link" text:visited-style-name="Visited_20_Internet_20_Link">
https://www.ukrinform.ua/rubric-world/3696113-putin-pidpisav-zakon-pro-elektronni-povistki-ta-obmezenna-dla-uhilantiv.html</text:a>
</text:p>
      <!--NEWS-->
      <text:h text:style-name="P10" text:outline-level="1">
<text:span text:style-name="T4">
Up to $ 500 billion of frozen assets of the Russian Federation - Shmigal can be attracted to rebuild Ukraine</text:span>
</text:h>
      <text:p text:style-name="P4">
Authors: Ukrinform (Person)</text:p>
      <text:p text:style-name="P4">
Publisher: Укринформ (Organization)</text:p>
      <text:p text:style-name="P4">
Published Time: 2023-04-15T-37:13:00+03:00</text:p>
      <text:p text:style-name="P4">
Modified Time: 2023-04-15T00:13:00+03:00</text:p>
      <text:p text:style-name="P4">
Description: The Government of Ukraine is negotiating with partners on legal substantiation and practical involvement of frozen Russian assets, which cover from $ 300 to $ 500 billion, to the projects of restoration of destroyed Ukrainian infrastructure. - Ukrinform.</text:p>
      <text:p text:style-name="P4">
Images: ["<text:a xlink:type="simple" xlink:href="https://static.ukrinform.com/photos/2023_04/thumb_files/630_360_1681504934-8827.jpeg" text:style-name="Internet_20_link" text:visited-style-name="Visited_20_Internet_20_Link">
630_360_16815...</text:a>
"]</text:p>
      <text:p text:style-name="P4">
Tags: ['Антиросійські санкції', 'США', 'Уряд', 'Гроші', 'росія', 'Шмигаль', 'Відбудова']</text:p>
      <text:p text:style-name="P4">
Type: Article</text:p>
      <!--METADATA-->
      <text:p text:style-name="P4">
<draw:frame draw:style-name="fr1" draw:name="Image430" text:anchor-type="as-char" svg:width="6.9236in" svg:height="3.956343in" draw:z-index="0">
<draw:image xlink:href="../Images/yкринформ/2023-04-15T-37-13-00-03-00/630_360_1681504934-8827.jpeg" xlink:type="simple" xlink:show="embed" xlink:actuate="onLoad" draw:mime-type="image/jpeg"/>
</draw:frame>
Government of Ukraine is negotiating with partners on the legal substantiation of tapragraphic involvement of frozen Russian assets, which cover from $ 300 to $ 500 billion, to projects for the restoration of destroyed Ukrainian infrastructure.</text:p>
      <text:p text:style-name="P4">
The Prime Minister of Ukraine Denis Shmigal said this during a press conference in Washington, answering Ukrinform.</text:p>
      <text:p text:style-name="P4">
“We are discussing with our partners all possible legal mechanisms, how to confor all these(Frozen - ed.)Assets, and how to direct them for the renewal of Ukrainian infrastructure, ”said <text:a xlink:type="simple" xlink:href="https://www.ukrinform.ua/tag-smigal" text:style-name="Internet_20_link" text:visited-style-name="Visited_20_Internet_20_Link">
</text:a>
 .</text:p>
      <text:p text:style-name="P4">
Він підкреслив, що саме агресор, а не міжнародні донори, має компенсувати всівтрати та руйнування, завдані ним Україні.</text:p>
      <text:p text:style-name="P4">
<text:span text:style-name="T4">
Читайте також:</text:span>
 <text:a xlink:type="simple" xlink:href="https://www.ukrinform.ua/rubric-economy/3696110-ukraina-spodivaetsa-do-kinca-cervna-zibrati-ricnij-paket-kostiv-dla-svidkogo-vidnovlenna.html" text:style-name="Internet_20_link" text:visited-style-name="Visited_20_Internet_20_Link">
 </text:a>
“We see that this is the only significant, important source for the restoration of Ukraine. Sumstanna will potentially between $ 300 and $ 500 billion, ”the Prime Minister said.</text:p>
      <text:p text:style-name="P4">
He also said that this is one of the most difficult topics for partners, and there is a shift now. In particular, according to him, Canada became a "driver" of confiscation of funds of the Russian oligarch. In turn-the confiscation of Ruslan aircraft Volga-Dnepr. In addition, the United States seized over $ 5 million and transferred them to Ukraine.</text:p>
      <text:p text:style-name="P4">
"That is, it is an open door to continue the conversation of Russian funds," Shmigal said.</text:p>
      <text:p text:style-name="P4">
The head of government also informed that during his visit to Washington, there were intervals on this topic with the Vice President of the European Commission. According to its words, the EC today officially collects data on frozen assets from all EU member member members to make decisions on how to move on. In addition, the Certainty was discussed separately with the Ministers of Finance of EU countries, as well as the Great Britain and other partners.</text:p>
      <text:p text:style-name="P4">
<text:span text:style-name="T4">
 Read also: </text:span>
 <text:a xlink:type="simple" xlink:href="https://www.ukrinform.ua/rubric-economy/3695643-smigal-u-ssa-dopomoga-ukraini-ce-investicia-u-novij-svit-bez-agresii.html" text:style-name="Internet_20_link" text:visited-style-name="Visited_20_Internet_20_Link">
<text:span text:style-name="T4">
 Shmigal </text:span>
</text:a>
"And, of course, we are discussing the confiscation of sovereign Russian assets,"- adding Premier.</text:p>
      <text:p text:style-name="P4">
In this connection, he expressed his hope that in the near future he would be able to find a right legal decision at the global level in order to ensure the legal mechanisms of such confiscation.<text:span text:style-name="T4">
 Read also: </text:span>
 <text:a xlink:type="simple" xlink:href="https://www.ukrinform.ua/rubric-vidbudova/3695743-ssa-aktivno-pidtrimuut-vidnovlenna-ukraini-ake-rozpocnetsa-vze-cogo-roku-smigal.html" text:style-name="Internet_20_link" text:visited-style-name="Visited_20_Internet_20_Link">
<text:span text:style-name="T4">
 Shmigal </text:span>
</text:a>
As reported by Ukrinform, Denis Shmigal was with a working visite in the United States on April 12-14. He participated in the annual Spring Meetings Forum of the IMF of the Existence Bank. In addition, the Head of Government held meetings with Defense Minister Lloyd Austin, US Trade Minister Gina Raymomond, Minister of Finans Janet Ellen, other American officials and representatives of business, as well as IMF management, World Bank, European Investment Bank.</text:p>
      <text:p text:style-name="P4">
<text:span text:style-name="T5">
Foto: kmu.gov.ua</text:span>
</text:p>
      <text:p text:style-name="P4">
News Source: <text:a xlink:type="simple" xlink:href="https://www.ukrinform.ua/rubric-economy/3696112-smigal-dla-vidbudovi-ukraini-mozna-zaluciti-do-500-milardiv-zamorozenih-aktiviv-rf.html" text:style-name="Internet_20_link" text:visited-style-name="Visited_20_Internet_20_Link">
https://www.ukrinform.ua/rubric-economy/3696112-smigal-dla-vidbudovi-ukraini-mozna-zaluciti-do-500-milardiv-zamorozenih-aktiviv-rf.html</text:a>
</text:p>
      <!--NEWS-->
      <text:h text:style-name="P10" text:outline-level="1">
<text:span text:style-name="T4">
Zelensky awarded the Order of Yaroslav the Wise Chairman of the Czech Senate and Parliament</text:span>
</text:h>
      <text:p text:style-name="P4">
Authors: Ukrinform (Person)</text:p>
      <text:p text:style-name="P4">
Publisher: Укринформ (Organization)</text:p>
      <text:p text:style-name="P4">
Published Time: 2023-04-15T-39:04:00+03:00</text:p>
      <text:p text:style-name="P4">
Modified Time: 2023-04-15T00:04:00+03:00</text:p>
      <text:p text:style-name="P4">
Description: President Volodymyr Zelensky signed a decree on awarding the Order of Prince Yaroslav the II degree of the Senate of the Czech Parliament of the Czech Republic Milos and the chairman of the Czech Parliament Deputies Market Pearov. - Ukrinform.</text:p>
      <text:p text:style-name="P4">
Images: ["<text:a xlink:type="simple" xlink:href="https://static.ukrinform.com/photos/2022_07/thumb_files/630_360_1658265794-531.jpg" text:style-name="Internet_20_link" text:visited-style-name="Visited_20_Internet_20_Link">
630_360_16582...</text:a>
", "<text:a xlink:type="simple" xlink:href="https://static.ukrinform.com/photos/2018_05/1525713688-6477.jpg" text:style-name="Internet_20_link" text:visited-style-name="Visited_20_Internet_20_Link">
1525713688-64...</text:a>
"]</text:p>
      <text:p text:style-name="P4">
Tags: ['Чехія', 'Нагорода', 'Парламент', 'Сенат', 'Зеленський']</text:p>
      <text:p text:style-name="P4">
Type: Article</text:p>
      <!--METADATA-->
      <text:p text:style-name="P4">
<draw:frame draw:style-name="fr1" draw:name="Image431" text:anchor-type="as-char" svg:width="6.9236in" svg:height="3.953188in" draw:z-index="0">
<draw:image xlink:href="../Images/yкринформ/2023-04-15T-39-04-00-03-00/630_360_1658265794-531.jpg" xlink:type="simple" xlink:show="embed" xlink:actuate="onLoad" draw:mime-type="image/jpeg"/>
</draw:frame>
The Presidential Lordir Zelensky signed a decree on awarding the Order of Prince Yaroslawamudy II degree of the Senate of the Czech Parliament of the Czech Republic of Czech Republic and the chairman of the Czech Parliament's deputies Market Pearov.</text:p>
      <text:p text:style-name="P4">
As Ukrinform reports, appropriate <text:a xlink:type="simple" xlink:href="https://www.president.gov.ua/documents/2252023-46481" text:style-name="Internet_20_link" text:visited-style-name="Visited_20_Internet_20_Link">
</text:a>
Posted on the state site.</text:p>
      <text:p text:style-name="P4">
<draw:frame draw:style-name="fr1" draw:name="Image432" text:anchor-type="as-char" svg:width="6.9236in" svg:height="3.894525in" draw:z-index="0">
<draw:image xlink:href="../Images/yкринформ/2023-04-15T-39-04-00-03-00/1525713688-6477.jpg" xlink:type="simple" xlink:show="embed" xlink:actuate="onLoad" draw:mime-type="image/jpeg"/>
</draw:frame>
It was awarded that "for prominent personal services in strengthening the Ukrainian-Czech interstate cooperation, the support of state sovereignty of Tatertorial integrity of Ukraine."</text:p>
      <text:p text:style-name="P4">
<text:span text:style-name="T4">
 Read also: </text:span>
 <text:a xlink:type="simple" xlink:href="https://www.ukrinform.ua/rubric-polytics/3695005-zelenskij-otrimav-orden-respubliki-ickeria-cest-nacii-ta-orden-imeni-dzohara-dudaeva.html" text:style-name="Internet_20_link" text:visited-style-name="Visited_20_Internet_20_Link">
</text:a>
As reported by Ukrinform, from the beginning of a full -scale invasion of Russia in Ukraine <text:a xlink:type="simple" xlink:href="https://www.ukrinform.ua/tag-cehia" text:style-name="Internet_20_link" text:visited-style-name="Visited_20_Internet_20_Link">
</text:a>
gave temporary protection status <text:a xlink:type="simple" xlink:href="https://www.ukrinform.ua/rubric-society/3691340-timcasovij-zahist-u-cehii-vid-pocatku-vijni-otrimali-ponad-485-tisac-ukrainciv.html" text:style-name="Internet_20_link" text:visited-style-name="Visited_20_Internet_20_Link">
</text:a>
 .</text:p>
      <text:p text:style-name="P4">
News Source: <text:a xlink:type="simple" xlink:href="https://www.ukrinform.ua/rubric-polytics/3696111-zelenskij-nagorodiv-ordenom-aroslava-mudrogo-goliv-ceskogo-senatu-ta-parlamentu.html" text:style-name="Internet_20_link" text:visited-style-name="Visited_20_Internet_20_Link">
https://www.ukrinform.ua/rubric-polytics/3696111-zelenskij-nagorodiv-ordenom-aroslava-mudrogo-goliv-ceskogo-senatu-ta-parlamentu.html</text:a>
</text:p>
      <!--NEWS-->
      <text:h text:style-name="P10" text:outline-level="1">
<text:span text:style-name="T4">
Zelensky awarded the Order of Yaroslav the Wise Chairman of the Czech Senate and Parliament</text:span>
</text:h>
      <text:p text:style-name="P4">
Authors: Ukrinform (Person)</text:p>
      <text:p text:style-name="P4">
Publisher: Укринформ (Organization)</text:p>
      <text:p text:style-name="P4">
Published Time: 2023-04-15T00:04:00+03:00</text:p>
      <text:p text:style-name="P4">
Modified Time: 2023-04-15T00:04:00+03:00</text:p>
      <text:p text:style-name="P4">
Description: President Volodymyr Zelensky signed a decree on awarding the Order of Prince Yaroslav the II degree of the Senate of the Czech Parliament of the Czech Republic Milos and the chairman of the Czech Parliament Deputies Market Pearov. - Ukrinform.</text:p>
      <text:p text:style-name="P4">
Images: ["<text:a xlink:type="simple" xlink:href="https://static.ukrinform.com/photos/2022_07/thumb_files/630_360_1658265794-531.jpg" text:style-name="Internet_20_link" text:visited-style-name="Visited_20_Internet_20_Link">
630_360_16582...</text:a>
", "<text:a xlink:type="simple" xlink:href="https://static.ukrinform.com/photos/2018_05/1525713688-6477.jpg" text:style-name="Internet_20_link" text:visited-style-name="Visited_20_Internet_20_Link">
1525713688-64...</text:a>
"]</text:p>
      <text:p text:style-name="P4">
Tags: ['Чехія', 'Нагорода', 'Парламент', 'Сенат', 'Зеленський']</text:p>
      <text:p text:style-name="P4">
Type: Article</text:p>
      <!--METADATA-->
      <text:p text:style-name="P4">
<draw:frame draw:style-name="fr1" draw:name="Image433" text:anchor-type="as-char" svg:width="6.9236in" svg:height="3.953188in" draw:z-index="0">
<draw:image xlink:href="../Images/yкринформ/2023-04-15T00-04-00-03-00/630_360_1658265794-531.jpg" xlink:type="simple" xlink:show="embed" xlink:actuate="onLoad" draw:mime-type="image/jpeg"/>
</draw:frame>
The Presidential Lordir Zelensky signed a decree on awarding the Order of Prince Yaroslawamudy II degree of the Senate of the Czech Parliament of the Czech Republic of Czech Republic and the chairman of the Czech Parliament's deputies Market Pearov.</text:p>
      <text:p text:style-name="P4">
As Ukrinform reports, appropriate <text:a xlink:type="simple" xlink:href="https://www.president.gov.ua/documents/2252023-46481" text:style-name="Internet_20_link" text:visited-style-name="Visited_20_Internet_20_Link">
</text:a>
Posted on the state site.</text:p>
      <text:p text:style-name="P4">
<draw:frame draw:style-name="fr1" draw:name="Image434" text:anchor-type="as-char" svg:width="6.9236in" svg:height="3.894525in" draw:z-index="0">
<draw:image xlink:href="../Images/yкринформ/2023-04-15T00-04-00-03-00/1525713688-6477.jpg" xlink:type="simple" xlink:show="embed" xlink:actuate="onLoad" draw:mime-type="image/jpeg"/>
</draw:frame>
It was awarded that "for prominent personal services in strengthening the Ukrainian-Czech interstate cooperation, the support of state sovereignty of Tatertorial integrity of Ukraine."</text:p>
      <text:p text:style-name="P4">
<text:span text:style-name="T4">
 Read also: </text:span>
 <text:a xlink:type="simple" xlink:href="https://www.ukrinform.ua/rubric-polytics/3695005-zelenskij-otrimav-orden-respubliki-ickeria-cest-nacii-ta-orden-imeni-dzohara-dudaeva.html" text:style-name="Internet_20_link" text:visited-style-name="Visited_20_Internet_20_Link">
</text:a>
As reported by Ukrinform, from the beginning of a full -scale invasion of Russia in Ukraine <text:a xlink:type="simple" xlink:href="https://www.ukrinform.ua/tag-cehia" text:style-name="Internet_20_link" text:visited-style-name="Visited_20_Internet_20_Link">
</text:a>
gave temporary protection status <text:a xlink:type="simple" xlink:href="https://www.ukrinform.ua/rubric-society/3691340-timcasovij-zahist-u-cehii-vid-pocatku-vijni-otrimali-ponad-485-tisac-ukrainciv.html" text:style-name="Internet_20_link" text:visited-style-name="Visited_20_Internet_20_Link">
</text:a>
 .</text:p>
      <text:p text:style-name="P4">
News Source: <text:a xlink:type="simple" xlink:href="https://www.ukrinform.ua/rubric-polytics/3696111-zelenskij-nagorodiv-ordenom-aroslava-mudrogo-goliv-ceskogo-senatu-ta-parlamentu.html" text:style-name="Internet_20_link" text:visited-style-name="Visited_20_Internet_20_Link">
https://www.ukrinform.ua/rubric-polytics/3696111-zelenskij-nagorodiv-ordenom-aroslava-mudrogo-goliv-ceskogo-senatu-ta-parlamentu.html</text:a>
</text:p>
      <!--NEWS-->
      <text:h text:style-name="P10" text:outline-level="1">
<text:span text:style-name="T4">
Up to $ 500 billion of frozen assets of the Russian Federation - Shmigal can be attracted to rebuild Ukraine</text:span>
</text:h>
      <text:p text:style-name="P4">
Authors: Ukrinform (Person)</text:p>
      <text:p text:style-name="P4">
Publisher: Укринформ (Organization)</text:p>
      <text:p text:style-name="P4">
Published Time: 2023-04-15T00:13:00+03:00</text:p>
      <text:p text:style-name="P4">
Modified Time: 2023-04-15T00:13:00+03:00</text:p>
      <text:p text:style-name="P4">
Description: The Government of Ukraine is negotiating with partners on legal substantiation and practical involvement of frozen Russian assets, which cover from $ 300 to $ 500 billion, to the projects of restoration of destroyed Ukrainian infrastructure. - Ukrinform.</text:p>
      <text:p text:style-name="P4">
Images: ["<text:a xlink:type="simple" xlink:href="https://static.ukrinform.com/photos/2023_04/thumb_files/630_360_1681504934-8827.jpeg" text:style-name="Internet_20_link" text:visited-style-name="Visited_20_Internet_20_Link">
630_360_16815...</text:a>
"]</text:p>
      <text:p text:style-name="P4">
Tags: ['Антиросійські санкції', 'США', 'Уряд', 'Гроші', 'росія', 'Шмигаль', 'Відбудова']</text:p>
      <text:p text:style-name="P4">
Type: Article</text:p>
      <!--METADATA-->
      <text:p text:style-name="P4">
<draw:frame draw:style-name="fr1" draw:name="Image435" text:anchor-type="as-char" svg:width="6.9236in" svg:height="3.956343in" draw:z-index="0">
<draw:image xlink:href="../Images/yкринформ/2023-04-15T00-13-00-03-00/630_360_1681504934-8827.jpeg" xlink:type="simple" xlink:show="embed" xlink:actuate="onLoad" draw:mime-type="image/jpeg"/>
</draw:frame>
Government of Ukraine is negotiating with partners on the legal substantiation of tapragraphic involvement of frozen Russian assets, which cover from $ 300 to $ 500 billion, to projects for the restoration of destroyed Ukrainian infrastructure.</text:p>
      <text:p text:style-name="P4">
The Prime Minister of Ukraine Denis Shmigal said this during a press conference in Washington, answering Ukrinform.</text:p>
      <text:p text:style-name="P4">
“We are discussing with our partners all possible legal mechanisms, how to confor all these(Frozen - ed.)Assets, and how to direct them for the renewal of Ukrainian infrastructure, ”said <text:a xlink:type="simple" xlink:href="https://www.ukrinform.ua/tag-smigal" text:style-name="Internet_20_link" text:visited-style-name="Visited_20_Internet_20_Link">
</text:a>
.</text:p>
      <text:p text:style-name="P4">
He stressed that it is the aggressor, not international donors, should compensate for the extent and destruction caused to Ukraine by him.</text:p>
      <text:p text:style-name="P4">
<text:span text:style-name="T4">
 Read also: </text:span>
 <text:a xlink:type="simple" xlink:href="https://www.ukrinform.ua/rubric-economy/3696110-ukraina-spodivaetsa-do-kinca-cervna-zibrati-ricnij-paket-kostiv-dla-svidkogo-vidnovlenna.html" text:style-name="Internet_20_link" text:visited-style-name="Visited_20_Internet_20_Link">
</text:a>
“We see that this is the only significant, important source for the restoration of Ukraine. Sumstanna will potentially between $ 300 and $ 500 billion, ”the Prime Minister said.</text:p>
      <text:p text:style-name="P4">
He also said that this is one of the most difficult topics for partners, and there is a shift now. In particular, according to him, Canada became a "driver" of confiscation of funds of the Russian oligarch. In turn-the confiscation of Ruslan aircraft Volga-Dnepr. In addition, the United States seized over $ 5 million and transferred them to Ukraine.</text:p>
      <text:p text:style-name="P4">
"That is, it is an open door to continue the conversation of Russian funds," Shmigal said.</text:p>
      <text:p text:style-name="P4">
The head of government also informed that during his visit to Washington, there were intervals on this topic with the Vice President of the European Commission. According to its words, the EC today officially collects data on frozen assets from all EU member member members to make decisions on how to move on. In addition, the Certainty was discussed separately with the Ministers of Finance of EU countries, as well as the Great Britain and other partners.</text:p>
      <text:p text:style-name="P4">
<text:span text:style-name="T4">
 Read also: </text:span>
 <text:a xlink:type="simple" xlink:href="https://www.ukrinform.ua/rubric-economy/3695643-smigal-u-ssa-dopomoga-ukraini-ce-investicia-u-novij-svit-bez-agresii.html" text:style-name="Internet_20_link" text:visited-style-name="Visited_20_Internet_20_Link">
<text:span text:style-name="T4">
 Shmigal </text:span>
</text:a>
"And, of course, we are discussing the confiscation of sovereign Russian assets,"- adding Premier.</text:p>
      <text:p text:style-name="P4">
In this connection, he expressed his hope that in the near future he would be able to find a right legal decision at the global level in order to ensure the legal mechanisms of such confiscation.<text:span text:style-name="T4">
 Read also: </text:span>
 <text:a xlink:type="simple" xlink:href="https://www.ukrinform.ua/rubric-vidbudova/3695743-ssa-aktivno-pidtrimuut-vidnovlenna-ukraini-ake-rozpocnetsa-vze-cogo-roku-smigal.html" text:style-name="Internet_20_link" text:visited-style-name="Visited_20_Internet_20_Link">
<text:span text:style-name="T4">
 Shmigal </text:span>
</text:a>
As reported by Ukrinform, Denis Shmigal was with a working visite in the United States on April 12-14. He participated in the annual Spring Meetings Forum of the IMF of the Existence Bank. In addition, the Head of Government held meetings with Defense Minister Lloyd Austin, US Trade Minister Gina Raymomond, Minister of Finans Janet Ellen, other American officials and representatives of business, as well as IMF management, World Bank, European Investment Bank.</text:p>
      <text:p text:style-name="P4">
<text:span text:style-name="T5">
Foto: kmu.gov.ua</text:span>
</text:p>
      <text:p text:style-name="P4">
News Source: <text:a xlink:type="simple" xlink:href="https://www.ukrinform.ua/rubric-economy/3696112-smigal-dla-vidbudovi-ukraini-mozna-zaluciti-do-500-milardiv-zamorozenih-aktiviv-rf.html" text:style-name="Internet_20_link" text:visited-style-name="Visited_20_Internet_20_Link">
https://www.ukrinform.ua/rubric-economy/3696112-smigal-dla-vidbudovi-ukraini-mozna-zaluciti-do-500-milardiv-zamorozenih-aktiviv-rf.html</text:a>
</text:p>
      <!--NEWS-->
      <text:h text:style-name="P10" text:outline-level="1">
<text:span text:style-name="T4">
Putin has signed a law on electronic summons and restrictions for evasion</text:span>
</text:h>
      <text:p text:style-name="P4">
Authors: Ukrinform (Person)</text:p>
      <text:p text:style-name="P4">
Publisher: Укринформ (Organization)</text:p>
      <text:p text:style-name="P4">
Published Time: 2023-04-15T00:35:00+03:00</text:p>
      <text:p text:style-name="P4">
Modified Time: 2023-04-15T00:35:00+03:00</text:p>
      <text:p text:style-name="P4">
Description: Russian President Vladimir Putin has signed a law on the equation of electronic stories to paper, the creation of a register of conscripts and the closure of borders for evasion. - Ukrinform.</text:p>
      <text:p text:style-name="P4">
Images: ["<text:a xlink:type="simple" xlink:href="https://static.ukrinform.com/photos/2022_09/thumb_files/630_360_1664038101-995.jpg" text:style-name="Internet_20_link" text:visited-style-name="Visited_20_Internet_20_Link">
630_360_16640...</text:a>
"]</text:p>
      <text:p text:style-name="P4">
Tags: ['Армія', 'Мобілізація', 'путін', 'росія', 'Повістка']</text:p>
      <text:p text:style-name="P4">
Type: Article</text:p>
      <!--METADATA-->
      <text:p text:style-name="P4">
<draw:frame draw:style-name="fr1" draw:name="Image436" text:anchor-type="as-char" svg:width="6.9236in" svg:height="3.956343in" draw:z-index="0">
<draw:image xlink:href="../Images/yкринформ/2023-04-15T00-35-00-03-00/630_360_1664038101-995.jpg" xlink:type="simple" xlink:show="embed" xlink:actuate="onLoad" draw:mime-type="image/jpeg"/>
</draw:frame>
Presidentials Volodymyr Putin signed a law on the equation of electronic stories of Dopaparov, the creation of a register of conscripts and the closure of borders for vochents.</text:p>
      <text:p text:style-name="P4">
About it reports Ukrinform with reference to the official <text:a xlink:type="simple" xlink:href="http://publication.pravo.gov.ru/Document/View/0001202304140051" text:style-name="Internet_20_link" text:visited-style-name="Visited_20_Internet_20_Link">
</text:a>
information of the Russian Federation.</text:p>
      <text:p text:style-name="P4">
The law provides for the creation of a digital register of military accounting, which military commissariats will be conducted. It will store personal Danivana, including place of residence and place of residence, place of work, health information and other data. The Ministry of Internal Affairs, courts, medical organizations, educational institutions and other agencies and organizations will be obliged to transfer information of the register.</text:p>
      <text:p text:style-name="P4">
The military enlistment offices will be able to send summons by registered letters for placement or electronically to the personal office at the State Services. The summons will be considered as obtained immediately after its placement by the personal office.</text:p>
      <text:p text:style-name="P4">
<text:span text:style-name="T4">
 Read also: </text:span>
 <text:a xlink:type="simple" xlink:href="https://www.ukrinform.ua/rubric-world/3694291-prigozin-pragne-otrimati-kontrol-nad-odnieu-z-politicnih-partij-rosii-isw.html" text:style-name="Internet_20_link" text:visited-style-name="Visited_20_Internet_20_Link">
<text:span text:style-name="T4">
 podgin </text:span>
</text:a>
After the summons is considered to be served, the conscientious departure from the country until it appears to the military enlistment office. They can also deprive the car, register real estate tablets.</text:p>
      <text:p text:style-name="P4">
As reported by Ukrinform, <text:a xlink:type="simple" xlink:href="https://www.ukrinform.ua/search-YToxOntzOjU6InF1ZXJ5IjtzOjE0OiLRg9GF0LjQu9GP0L3RgiI7fQ" text:style-name="Internet_20_link" text:visited-style-name="Visited_20_Internet_20_Link">
</text:a>
The corresponding projection immediately in the second and third reading. The next day it was paid by the Council <text:a xlink:type="simple" xlink:href="https://www.ukrinform.ua/tag-rosia" text:style-name="Internet_20_link" text:visited-style-name="Visited_20_Internet_20_Link">
</text:a>
 .</text:p>
      <text:p text:style-name="P4">
News Source: <text:a xlink:type="simple" xlink:href="https://www.ukrinform.ua/rubric-world/3696113-putin-pidpisav-zakon-pro-elektronni-povistki-ta-obmezenna-dla-uhilantiv.html" text:style-name="Internet_20_link" text:visited-style-name="Visited_20_Internet_20_Link">
https://www.ukrinform.ua/rubric-world/3696113-putin-pidpisav-zakon-pro-elektronni-povistki-ta-obmezenna-dla-uhilantiv.html</text:a>
</text:p>
      <!--NEWS-->
      <text:h text:style-name="P10" text:outline-level="1">
<text:span text:style-name="T4">
No information origins will change the purpose of Ukraine to defeat Russia in the war - Shmigal</text:span>
</text:h>
      <text:p text:style-name="P4">
Authors: Ukrinform (Person)</text:p>
      <text:p text:style-name="P4">
Publisher: Укринформ (Organization)</text:p>
      <text:p text:style-name="P4">
Published Time: 2023-04-15T00:43:00+03:00</text:p>
      <text:p text:style-name="P4">
Modified Time: 2023-04-15T00:43:00+03:00</text:p>
      <text:p text:style-name="P4">
Description: Ukraine has no secrets from the United States, and no sources of documents and information noise around it will affect plans to win the Russian aggressor and return the Ukrainian borders in 1991. - Ukrinform.</text:p>
      <text:p text:style-name="P4">
Images: ["<text:a xlink:type="simple" xlink:href="https://static.ukrinform.com/photos/2023_04/thumb_files/630_360_1681504934-6763.jpeg" text:style-name="Internet_20_link" text:visited-style-name="Visited_20_Internet_20_Link">
630_360_16815...</text:a>
"]</text:p>
      <text:p text:style-name="P4">
Tags: ['США', 'Шмигаль', 'Війна з росією', '#stoprussia']</text:p>
      <text:p text:style-name="P4">
Type: Article</text:p>
      <!--METADATA-->
      <text:p text:style-name="P4">
<draw:frame draw:style-name="fr1" draw:name="Image437" text:anchor-type="as-char" svg:width="6.9236in" svg:height="3.956343in" draw:z-index="0">
<draw:image xlink:href="../Images/yкринформ/2023-04-15T00-43-00-03-00/630_360_1681504934-6763.jpeg" xlink:type="simple" xlink:show="embed" xlink:actuate="onLoad" draw:mime-type="image/jpeg"/>
</draw:frame>
Ukrainian has secrets from the United States, and no sources of documents will not affect the plans to win the subsoil aggressor and return the Ukrainian borders in 1991.</text:p>
      <text:p text:style-name="P4">
This was stated on Friday during a press conference in Washington Prime Minister Denis Shmigal, Ukrinform correspondent reports.</text:p>
      <text:p text:style-name="P4">
"We have no secrets from our reliable strategic partners," the Prime Minister answered at the request of commenting on the publications of the US media that Ukraine seemed to hide plans for counter -offensive from the United States.</text:p>
      <text:p text:style-name="P4">
He stressed that Ukraine and the United States are "very united" in their intelligence.</text:p>
      <text:p text:style-name="P4">
<text:span text:style-name="T4">
 Read also: </text:span>
 <text:a xlink:type="simple" xlink:href="https://www.ukrinform.ua/rubric-ato/3695923-ukraina-skoncentrovana-na-pidgotovci-kontrnastupu-smigal.html" text:style-name="Internet_20_link" text:visited-style-name="Visited_20_Internet_20_Link">
<text:span text:style-name="T4">
 Shmigal </text:span>
</text:a>
</text:p>
      <text:p text:style-name="P4">
«Ніщо не вплине і не змінить наших планів на контрнаступ. Наша ціль -перемога, наша ціль - звільнення українських територій у кордонах 1991 року»,- підкреслив <text:a xlink:type="simple" xlink:href="http://Про це заявив у п’ятницю під час пресконференції вВашингтоні Прем’єр-міністр України Денис Шмигаль, передає власний кореспондентУкрінформу.  «У нас немає жодних секретів від наших надійних стратегічнихпартнерів»,- відповів прем’єр на прохання прокоментувати публікаціїамериканських ЗМІ, що Україна начебто могла приховувати від США плани щодоконтрнаступу.  Він підкреслив, що Україна і Сполучені Штати «дуже об’єднані» усвоїй взаємодії.  «Ніщо не вплине і не змінить наших планів на контрнаступ.Наша ціль – перемога, наша ціль – звільнення українських територій в кордонах1991 року», - підкреслив Шмигаль.  Він зауважив, що українська сторона глибоковпевнена у своїх намірах.  «Ми впевнені в тому, що контрнаступ відбудеться уженайближчим часом. Сполучені Штати абсолютно нас підтримують»,- наголосив він.«Ми націлені на те, щоби реалізувати всі наші плани і досягти нашоїперемоги»,- підкреслив глава Уряду України.  Як повідомляв Укрінформ, ДенисШмигаль у інтерв’ю американському телеканалу Fox News напередодні заявив, щоукраїнська влада нині сконцентрована на підготовці контрнаступу для звільненнясвоїх територій від російських загарбників." text:style-name="Internet_20_link" text:visited-style-name="Visited_20_Internet_20_Link">
 </text:a>
.</text:p>
      <text:p text:style-name="P4">
He noted that the Ukrainian side was deeply confident in its intentions.</text:p>
      <text:p text:style-name="P4">
"We are convinced that the counter-offensive will happen in the near future. The conjuncted states are absolutely supporting us," he said."We are aimed at realizing all our plans and achieving our victory," the Prime Minister emphasized.</text:p>
      <text:p text:style-name="P4">
According to Ukrinform, Denis Shmigal said in an interview with American Fox News TV channel the day before that the Ukrainian authorities are now concentrated with a drinking counter -proposal for the liberation of their territories from Russian invasions.</text:p>
      <text:p text:style-name="P4">
<text:span text:style-name="T5">
Foto: kmu.gov.ua</text:span>
</text:p>
      <text:p text:style-name="P4">
News Source: <text:a xlink:type="simple" xlink:href="https://www.ukrinform.ua/rubric-ato/3696114-zodni-informacijni-vitoki-ne-zminat-meti-ukraini-peremogti-rosiu-u-vijni-smigal.html" text:style-name="Internet_20_link" text:visited-style-name="Visited_20_Internet_20_Link">
https://www.ukrinform.ua/rubric-ato/3696114-zodni-informacijni-vitoki-ne-zminat-meti-ukraini-peremogti-rosiu-u-vijni-smigal.html</text:a>
</text:p>
      <!--NEWS-->
      <text:h text:style-name="P10" text:outline-level="1">
<text:span text:style-name="T4">
CPD found basic manipulations from the world media per day</text:span>
</text:h>
      <text:p text:style-name="P4">
Author: ['АРМІЯINFORM']</text:p>
      <text:p text:style-name="P4">
Time: 2023-04-15T99:00:00-04:00</text:p>
      <text:p text:style-name="P4">
Description: About the CENTELLENTS IN THE StORINTSI Center for Ophy -Format. 🔶 Dazinformation ❌ ... War with Ukraine 2022, War with Ukraine Latest News Today, News War with Ukraine 2022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4/341088213_906181327337476_6674996928519486691_n.jpg" text:style-name="Internet_20_link" text:visited-style-name="Visited_20_Internet_20_Link">
341088213_906181327337476_6674996928519486691_n.jpg</text:a>
']</text:p>
      <text:p text:style-name="P4">
Tags: ['STOPRUSSIA', 'ЦПД РНБО']</text:p>
      <text:p text:style-name="P4">
Category: News</text:p>
      <!--METADATA-->
      <text:p text:style-name="P4">
<draw:frame draw:style-name="fr1" draw:name="Image438" text:anchor-type="as-char" svg:width="6.9236in" svg:height="6.9236in" draw:z-index="0">
<draw:image xlink:href="../Images/AРМІЯINFORM/2023-04-15T99-00-00-04-00/341088213_906181327337476_6674996928519486691_n.jpg" xlink:type="simple" xlink:show="embed" xlink:actuate="onLoad" draw:mime-type="image/jpeg"/>
</draw:frame>
About this <text:a xlink:type="simple" xlink:href="https://www.facebook.com/protydiyadezinformatsiyi.cpd/posts/pfbid02ssE3YLCkmc7nDeu9yeo9tgesfZsbe4ivBa6yFAUofNnbBL4YnWEX1z8ueTTL1Ueyl" text:style-name="Internet_20_link" text:visited-style-name="Visited_20_Internet_20_Link">
reported</text:a>
on the page of the Center for Combating Misinformation.</text:p>
      <text:p text:style-name="P4">
🔶 misinformation</text:p>
      <text:p text:style-name="P4">
❌ Canadian journalist Aaron Matthew on Twitter wrote: "Assessments of the Ukrainian military in Pentagon documents and public reports that" merged "are a new confirmation that Baiden's administration ignited proxy in Ukraine, knowing that it would give little advantage in the battlefield."</text:p>
      <text:p text:style-name="P4">
🔶 Manipulation</text:p>
      <text:p text:style-name="P4">
❌ The American edition of Politico believes that Ukraine does not suit the United States of Ukraine: “States and Ukraine are not as synchronous as they declare… It can make a decrease in trust between Washington and Kiev before the decisive months of war that will dictate the course of war with Russia”</text:p>
      <text:p text:style-name="P4">
🔶 misinformation</text:p>
      <text:p text:style-name="P4">
❌ Polish journalist Anna Kramer said in an article by NDP: “Thanks to the Special Operations, Russia has dispelled the myth of invincibility of the event. NATO headed by Sysha is a classic example of a "paper tiger": it is only dangerous to the first review, but in the event of a real threat is not able to do anything serious.</text:p>
      <text:p text:style-name="P4">
News Source: <text:a xlink:type="simple" xlink:href="https://armyinform.com.ua/2023/04/15/czpd-vyyavyv-osnovni-manipulyacziyi-vid-svitovyh-zmi-za-dobu/" text:style-name="Internet_20_link" text:visited-style-name="Visited_20_Internet_20_Link">
https://armyinform.com.ua/2023/04/15/czpd-vyyavyv-osnovni-manipulyacziyi-vid-svitovyh-zmi-za-dob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